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ource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nt tim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sent time</text:p>
          </table:table-cell>
          <table:table-cell office:value-type="string" calcext:value-type="string">
            <text:p>sent bw</text:p>
          </table:table-cell>
          <table:table-cell/>
          <table:table-cell table:number-columns-repeated="2" office:value-type="string" calcext:value-type="string">
            <text:p>recv time</text:p>
          </table:table-cell>
          <table:table-cell office:value-type="string" calcext:value-type="string">
            <text:p>recv bw</text:p>
          </table:table-cell>
          <table:table-cell office:value-type="string" calcext:value-type="string">
            <text:p>recv delay</text:p>
          </table:table-cell>
          <table:table-cell office:value-type="string" calcext:value-type="string">
            <text:p>max recv dela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3146920.00021" calcext:value-type="float">
            <text:p>1443146920.00021</text:p>
          </table:table-cell>
          <table:table-cell office:value-type="float" office:value="4320" calcext:value-type="float">
            <text:p>43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43146920.19722" calcext:value-type="float">
            <text:p>1443146920.19722</text:p>
          </table:table-cell>
          <table:table-cell table:formula="of:=[.G2]-[.$B$2]" office:value-type="float" office:value="0.197016716003418" calcext:value-type="float">
            <text:p>0.197016716</text:p>
          </table:table-cell>
          <table:table-cell office:value-type="float" office:value="0" calcext:value-type="float">
            <text:p>0</text:p>
          </table:table-cell>
          <table:table-cell table:formula="of:=[.G2]-[.$B2]" office:value-type="float" office:value="0.197016716003418" calcext:value-type="float">
            <text:p>0.197016716</text:p>
          </table:table-cell>
          <table:table-cell table:formula="of:=MAX([.J2:.J2001])" office:value-type="float" office:value="4.1363410949707" calcext:value-type="float">
            <text:p>4.1363410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3146920.05435" calcext:value-type="float">
            <text:p>1443146920.05435</text:p>
          </table:table-cell>
          <table:table-cell office:value-type="float" office:value="4320" calcext:value-type="float">
            <text:p>4320</text:p>
          </table:table-cell>
          <table:table-cell table:formula="of:=[.B3]-[.$B$2]" office:value-type="float" office:value="0.0541393756866455" calcext:value-type="float">
            <text:p>0.0541393757</text:p>
          </table:table-cell>
          <table:table-cell table:formula="of:=[.C3]/([.D3]-[.D2])" office:value-type="float" office:value="79794.0490670566" calcext:value-type="float">
            <text:p>79794.0490670566</text:p>
          </table:table-cell>
          <table:table-cell/>
          <table:table-cell office:value-type="float" office:value="1443146920.30347" calcext:value-type="float">
            <text:p>1443146920.30347</text:p>
          </table:table-cell>
          <table:table-cell table:formula="of:=[.G3]-[.$B$2]" office:value-type="float" office:value="0.303258657455444" calcext:value-type="float">
            <text:p>0.3032586575</text:p>
          </table:table-cell>
          <table:table-cell table:formula="of:=[.C3]/([.H3]-[.H2])" office:value-type="float" office:value="40661.9075381891" calcext:value-type="float">
            <text:p>40661.9075381891</text:p>
          </table:table-cell>
          <table:table-cell table:formula="of:=[.G3]-[.$B3]" office:value-type="float" office:value="0.249119281768799" calcext:value-type="float">
            <text:p>0.249119281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3146920.10852" calcext:value-type="float">
            <text:p>1443146920.10852</text:p>
          </table:table-cell>
          <table:table-cell office:value-type="float" office:value="4320" calcext:value-type="float">
            <text:p>4320</text:p>
          </table:table-cell>
          <table:table-cell table:formula="of:=[.B4]-[.$B$2]" office:value-type="float" office:value="0.108311891555786" calcext:value-type="float">
            <text:p>0.1083118916</text:p>
          </table:table-cell>
          <table:table-cell table:formula="of:=[.C4]/([.D4]-[.D3])" office:value-type="float" office:value="79745.2348426167" calcext:value-type="float">
            <text:p>79745.2348426167</text:p>
          </table:table-cell>
          <table:table-cell/>
          <table:table-cell office:value-type="float" office:value="1443146920.3577" calcext:value-type="float">
            <text:p>1443146920.3577</text:p>
          </table:table-cell>
          <table:table-cell table:formula="of:=[.G4]-[.$B$2]" office:value-type="float" office:value="0.357497215270996" calcext:value-type="float">
            <text:p>0.3574972153</text:p>
          </table:table-cell>
          <table:table-cell table:formula="of:=[.C4]/([.H4]-[.H3])" office:value-type="float" office:value="79648.135459113" calcext:value-type="float">
            <text:p>79648.135459113</text:p>
          </table:table-cell>
          <table:table-cell table:formula="of:=[.G4]-[.$B4]" office:value-type="float" office:value="0.24918532371521" calcext:value-type="float">
            <text:p>0.249185323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3146920.16267" calcext:value-type="float">
            <text:p>1443146920.16267</text:p>
          </table:table-cell>
          <table:table-cell office:value-type="float" office:value="4320" calcext:value-type="float">
            <text:p>4320</text:p>
          </table:table-cell>
          <table:table-cell table:formula="of:=[.B5]-[.$B$2]" office:value-type="float" office:value="0.162458181381226" calcext:value-type="float">
            <text:p>0.1624581814</text:p>
          </table:table-cell>
          <table:table-cell table:formula="of:=[.C5]/([.D5]-[.D4])" office:value-type="float" office:value="79783.8598716018" calcext:value-type="float">
            <text:p>79783.8598716018</text:p>
          </table:table-cell>
          <table:table-cell/>
          <table:table-cell office:value-type="float" office:value="1443146920.41179" calcext:value-type="float">
            <text:p>1443146920.41179</text:p>
          </table:table-cell>
          <table:table-cell table:formula="of:=[.G5]-[.$B$2]" office:value-type="float" office:value="0.411581039428711" calcext:value-type="float">
            <text:p>0.4115810394</text:p>
          </table:table-cell>
          <table:table-cell table:formula="of:=[.C5]/([.H5]-[.H4])" office:value-type="float" office:value="79876.0085344995" calcext:value-type="float">
            <text:p>79876.0085344995</text:p>
          </table:table-cell>
          <table:table-cell table:formula="of:=[.G5]-[.$B5]" office:value-type="float" office:value="0.249122858047485" calcext:value-type="float">
            <text:p>0.24912285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3146920.21682" calcext:value-type="float">
            <text:p>1443146920.21682</text:p>
          </table:table-cell>
          <table:table-cell office:value-type="float" office:value="4320" calcext:value-type="float">
            <text:p>4320</text:p>
          </table:table-cell>
          <table:table-cell table:formula="of:=[.B6]-[.$B$2]" office:value-type="float" office:value="0.216610431671143" calcext:value-type="float">
            <text:p>0.2166104317</text:p>
          </table:table-cell>
          <table:table-cell table:formula="of:=[.C6]/([.D6]-[.D5])" office:value-type="float" office:value="79775.0781707473" calcext:value-type="float">
            <text:p>79775.0781707473</text:p>
          </table:table-cell>
          <table:table-cell/>
          <table:table-cell office:value-type="float" office:value="1443146920.46595" calcext:value-type="float">
            <text:p>1443146920.46595</text:p>
          </table:table-cell>
          <table:table-cell table:formula="of:=[.G6]-[.$B$2]" office:value-type="float" office:value="0.465739488601685" calcext:value-type="float">
            <text:p>0.4657394886</text:p>
          </table:table-cell>
          <table:table-cell table:formula="of:=[.C6]/([.H6]-[.H5])" office:value-type="float" office:value="79765.9472523409" calcext:value-type="float">
            <text:p>79765.9472523409</text:p>
          </table:table-cell>
          <table:table-cell table:formula="of:=[.G6]-[.$B6]" office:value-type="float" office:value="0.249129056930542" calcext:value-type="float">
            <text:p>0.249129056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3146920.27096" calcext:value-type="float">
            <text:p>1443146920.27096</text:p>
          </table:table-cell>
          <table:table-cell office:value-type="float" office:value="4320" calcext:value-type="float">
            <text:p>4320</text:p>
          </table:table-cell>
          <table:table-cell table:formula="of:=[.B7]-[.$B$2]" office:value-type="float" office:value="0.270750761032104" calcext:value-type="float">
            <text:p>0.270750761</text:p>
          </table:table-cell>
          <table:table-cell table:formula="of:=[.C7]/([.D7]-[.D6])" office:value-type="float" office:value="79792.6435060617" calcext:value-type="float">
            <text:p>79792.6435060617</text:p>
          </table:table-cell>
          <table:table-cell/>
          <table:table-cell office:value-type="float" office:value="1443146920.52013" calcext:value-type="float">
            <text:p>1443146920.52013</text:p>
          </table:table-cell>
          <table:table-cell table:formula="of:=[.G7]-[.$B$2]" office:value-type="float" office:value="0.519920825958252" calcext:value-type="float">
            <text:p>0.519920826</text:p>
          </table:table-cell>
          <table:table-cell table:formula="of:=[.C7]/([.H7]-[.H6])" office:value-type="float" office:value="79732.2511914034" calcext:value-type="float">
            <text:p>79732.2511914034</text:p>
          </table:table-cell>
          <table:table-cell table:formula="of:=[.G7]-[.$B7]" office:value-type="float" office:value="0.249170064926147" calcext:value-type="float">
            <text:p>0.249170064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3146920.3251" calcext:value-type="float">
            <text:p>1443146920.3251</text:p>
          </table:table-cell>
          <table:table-cell office:value-type="float" office:value="4320" calcext:value-type="float">
            <text:p>4320</text:p>
          </table:table-cell>
          <table:table-cell table:formula="of:=[.B8]-[.$B$2]" office:value-type="float" office:value="0.324897050857544" calcext:value-type="float">
            <text:p>0.3248970509</text:p>
          </table:table-cell>
          <table:table-cell table:formula="of:=[.C8]/([.D8]-[.D7])" office:value-type="float" office:value="79783.8598716018" calcext:value-type="float">
            <text:p>79783.8598716018</text:p>
          </table:table-cell>
          <table:table-cell/>
          <table:table-cell office:value-type="float" office:value="1443146920.57425" calcext:value-type="float">
            <text:p>1443146920.57425</text:p>
          </table:table-cell>
          <table:table-cell table:formula="of:=[.G8]-[.$B$2]" office:value-type="float" office:value="0.574043035507202" calcext:value-type="float">
            <text:p>0.5740430355</text:p>
          </table:table-cell>
          <table:table-cell table:formula="of:=[.C8]/([.H8]-[.H7])" office:value-type="float" office:value="79819.3576352944" calcext:value-type="float">
            <text:p>79819.3576352944</text:p>
          </table:table-cell>
          <table:table-cell table:formula="of:=[.G8]-[.$B8]" office:value-type="float" office:value="0.249145984649658" calcext:value-type="float">
            <text:p>0.249145984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3146920.37925" calcext:value-type="float">
            <text:p>1443146920.37925</text:p>
          </table:table-cell>
          <table:table-cell office:value-type="float" office:value="4320" calcext:value-type="float">
            <text:p>4320</text:p>
          </table:table-cell>
          <table:table-cell table:formula="of:=[.B9]-[.$B$2]" office:value-type="float" office:value="0.379045486450195" calcext:value-type="float">
            <text:p>0.3790454865</text:p>
          </table:table-cell>
          <table:table-cell table:formula="of:=[.C9]/([.D9]-[.D8])" office:value-type="float" office:value="79780.6982365762" calcext:value-type="float">
            <text:p>79780.6982365762</text:p>
          </table:table-cell>
          <table:table-cell/>
          <table:table-cell office:value-type="float" office:value="1443146920.62842" calcext:value-type="float">
            <text:p>1443146920.62842</text:p>
          </table:table-cell>
          <table:table-cell table:formula="of:=[.G9]-[.$B$2]" office:value-type="float" office:value="0.628212690353394" calcext:value-type="float">
            <text:p>0.6282126904</text:p>
          </table:table-cell>
          <table:table-cell table:formula="of:=[.C9]/([.H9]-[.H8])" office:value-type="float" office:value="79749.4466646714" calcext:value-type="float">
            <text:p>79749.4466646714</text:p>
          </table:table-cell>
          <table:table-cell table:formula="of:=[.G9]-[.$B9]" office:value-type="float" office:value="0.249167203903198" calcext:value-type="float">
            <text:p>0.249167203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3146920.43342" calcext:value-type="float">
            <text:p>1443146920.43342</text:p>
          </table:table-cell>
          <table:table-cell office:value-type="float" office:value="4320" calcext:value-type="float">
            <text:p>4320</text:p>
          </table:table-cell>
          <table:table-cell table:formula="of:=[.B10]-[.$B$2]" office:value-type="float" office:value="0.433213233947754" calcext:value-type="float">
            <text:p>0.4332132339</text:p>
          </table:table-cell>
          <table:table-cell table:formula="of:=[.C10]/([.D10]-[.D9])" office:value-type="float" office:value="79752.2547932182" calcext:value-type="float">
            <text:p>79752.2547932182</text:p>
          </table:table-cell>
          <table:table-cell/>
          <table:table-cell office:value-type="float" office:value="1443146920.68258" calcext:value-type="float">
            <text:p>1443146920.68258</text:p>
          </table:table-cell>
          <table:table-cell table:formula="of:=[.G10]-[.$B$2]" office:value-type="float" office:value="0.682368993759155" calcext:value-type="float">
            <text:p>0.6823689938</text:p>
          </table:table-cell>
          <table:table-cell table:formula="of:=[.C10]/([.H10]-[.H9])" office:value-type="float" office:value="79769.1077183158" calcext:value-type="float">
            <text:p>79769.1077183158</text:p>
          </table:table-cell>
          <table:table-cell table:formula="of:=[.G10]-[.$B10]" office:value-type="float" office:value="0.249155759811401" calcext:value-type="float">
            <text:p>0.249155759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3146920.48756" calcext:value-type="float">
            <text:p>1443146920.48756</text:p>
          </table:table-cell>
          <table:table-cell office:value-type="float" office:value="4320" calcext:value-type="float">
            <text:p>4320</text:p>
          </table:table-cell>
          <table:table-cell table:formula="of:=[.B11]-[.$B$2]" office:value-type="float" office:value="0.487349987030029" calcext:value-type="float">
            <text:p>0.487349987</text:p>
          </table:table-cell>
          <table:table-cell table:formula="of:=[.C11]/([.D11]-[.D10])" office:value-type="float" office:value="79797.9146151339" calcext:value-type="float">
            <text:p>79797.9146151339</text:p>
          </table:table-cell>
          <table:table-cell/>
          <table:table-cell office:value-type="float" office:value="1443146920.73667" calcext:value-type="float">
            <text:p>1443146920.73667</text:p>
          </table:table-cell>
          <table:table-cell table:formula="of:=[.G11]-[.$B$2]" office:value-type="float" office:value="0.736466646194458" calcext:value-type="float">
            <text:p>0.7364666462</text:p>
          </table:table-cell>
          <table:table-cell table:formula="of:=[.C11]/([.H11]-[.H10])" office:value-type="float" office:value="79855.5908718301" calcext:value-type="float">
            <text:p>79855.5908718301</text:p>
          </table:table-cell>
          <table:table-cell table:formula="of:=[.G11]-[.$B11]" office:value-type="float" office:value="0.249116659164429" calcext:value-type="float">
            <text:p>0.249116659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3146920.54176" calcext:value-type="float">
            <text:p>1443146920.54176</text:p>
          </table:table-cell>
          <table:table-cell office:value-type="float" office:value="4320" calcext:value-type="float">
            <text:p>4320</text:p>
          </table:table-cell>
          <table:table-cell table:formula="of:=[.B12]-[.$B$2]" office:value-type="float" office:value="0.541554689407349" calcext:value-type="float">
            <text:p>0.5415546894</text:p>
          </table:table-cell>
          <table:table-cell table:formula="of:=[.C12]/([.D12]-[.D11])" office:value-type="float" office:value="79697.8824812735" calcext:value-type="float">
            <text:p>79697.8824812735</text:p>
          </table:table-cell>
          <table:table-cell/>
          <table:table-cell office:value-type="float" office:value="1443146920.79092" calcext:value-type="float">
            <text:p>1443146920.79092</text:p>
          </table:table-cell>
          <table:table-cell table:formula="of:=[.G12]-[.$B$2]" office:value-type="float" office:value="0.79071044921875" calcext:value-type="float">
            <text:p>0.7907104492</text:p>
          </table:table-cell>
          <table:table-cell table:formula="of:=[.C12]/([.H12]-[.H11])" office:value-type="float" office:value="79640.4337296442" calcext:value-type="float">
            <text:p>79640.4337296442</text:p>
          </table:table-cell>
          <table:table-cell table:formula="of:=[.G12]-[.$B12]" office:value-type="float" office:value="0.249155759811401" calcext:value-type="float">
            <text:p>0.249155759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3146920.59591" calcext:value-type="float">
            <text:p>1443146920.59591</text:p>
          </table:table-cell>
          <table:table-cell office:value-type="float" office:value="4320" calcext:value-type="float">
            <text:p>4320</text:p>
          </table:table-cell>
          <table:table-cell table:formula="of:=[.B13]-[.$B$2]" office:value-type="float" office:value="0.59570574760437" calcext:value-type="float">
            <text:p>0.5957057476</text:p>
          </table:table-cell>
          <table:table-cell table:formula="of:=[.C13]/([.D13]-[.D12])" office:value-type="float" office:value="79776.8343562604" calcext:value-type="float">
            <text:p>79776.8343562604</text:p>
          </table:table-cell>
          <table:table-cell/>
          <table:table-cell office:value-type="float" office:value="1443146920.84505" calcext:value-type="float">
            <text:p>1443146920.84505</text:p>
          </table:table-cell>
          <table:table-cell table:formula="of:=[.G13]-[.$B$2]" office:value-type="float" office:value="0.844837665557861" calcext:value-type="float">
            <text:p>0.8448376656</text:p>
          </table:table-cell>
          <table:table-cell table:formula="of:=[.C13]/([.H13]-[.H12])" office:value-type="float" office:value="79811.9743113124" calcext:value-type="float">
            <text:p>79811.9743113124</text:p>
          </table:table-cell>
          <table:table-cell table:formula="of:=[.G13]-[.$B13]" office:value-type="float" office:value="0.249131917953491" calcext:value-type="float">
            <text:p>0.24913191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3146920.65006" calcext:value-type="float">
            <text:p>1443146920.65006</text:p>
          </table:table-cell>
          <table:table-cell office:value-type="float" office:value="4320" calcext:value-type="float">
            <text:p>4320</text:p>
          </table:table-cell>
          <table:table-cell table:formula="of:=[.B14]-[.$B$2]" office:value-type="float" office:value="0.649854183197022" calcext:value-type="float">
            <text:p>0.6498541832</text:p>
          </table:table-cell>
          <table:table-cell table:formula="of:=[.C14]/([.D14]-[.D13])" office:value-type="float" office:value="79780.6982365762" calcext:value-type="float">
            <text:p>79780.6982365762</text:p>
          </table:table-cell>
          <table:table-cell/>
          <table:table-cell office:value-type="float" office:value="1443146920.89919" calcext:value-type="float">
            <text:p>1443146920.89919</text:p>
          </table:table-cell>
          <table:table-cell table:formula="of:=[.G14]-[.$B$2]" office:value-type="float" office:value="0.898987293243408" calcext:value-type="float">
            <text:p>0.8989872932</text:p>
          </table:table-cell>
          <table:table-cell table:formula="of:=[.C14]/([.H14]-[.H13])" office:value-type="float" office:value="79778.941880944" calcext:value-type="float">
            <text:p>79778.941880944</text:p>
          </table:table-cell>
          <table:table-cell table:formula="of:=[.G14]-[.$B14]" office:value-type="float" office:value="0.249133110046387" calcext:value-type="float">
            <text:p>0.2491331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3146920.7042" calcext:value-type="float">
            <text:p>1443146920.7042</text:p>
          </table:table-cell>
          <table:table-cell office:value-type="float" office:value="4320" calcext:value-type="float">
            <text:p>4320</text:p>
          </table:table-cell>
          <table:table-cell table:formula="of:=[.B15]-[.$B$2]" office:value-type="float" office:value="0.703990936279297" calcext:value-type="float">
            <text:p>0.7039909363</text:p>
          </table:table-cell>
          <table:table-cell table:formula="of:=[.C15]/([.D15]-[.D14])" office:value-type="float" office:value="79797.9146151339" calcext:value-type="float">
            <text:p>79797.9146151339</text:p>
          </table:table-cell>
          <table:table-cell/>
          <table:table-cell office:value-type="float" office:value="1443146920.95325" calcext:value-type="float">
            <text:p>1443146920.95325</text:p>
          </table:table-cell>
          <table:table-cell table:formula="of:=[.G15]-[.$B$2]" office:value-type="float" office:value="0.953041315078735" calcext:value-type="float">
            <text:p>0.9530413151</text:p>
          </table:table-cell>
          <table:table-cell table:formula="of:=[.C15]/([.H15]-[.H14])" office:value-type="float" office:value="79920.0476360605" calcext:value-type="float">
            <text:p>79920.0476360605</text:p>
          </table:table-cell>
          <table:table-cell table:formula="of:=[.G15]-[.$B15]" office:value-type="float" office:value="0.249050378799438" calcext:value-type="float">
            <text:p>0.249050378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3146920.75843" calcext:value-type="float">
            <text:p>1443146920.75843</text:p>
          </table:table-cell>
          <table:table-cell office:value-type="float" office:value="4320" calcext:value-type="float">
            <text:p>4320</text:p>
          </table:table-cell>
          <table:table-cell table:formula="of:=[.B16]-[.$B$2]" office:value-type="float" office:value="0.758218050003052" calcext:value-type="float">
            <text:p>0.75821805</text:p>
          </table:table-cell>
          <table:table-cell table:formula="of:=[.C16]/([.D16]-[.D15])" office:value-type="float" office:value="79664.9444041417" calcext:value-type="float">
            <text:p>79664.9444041417</text:p>
          </table:table-cell>
          <table:table-cell/>
          <table:table-cell office:value-type="float" office:value="1443146921.00751" calcext:value-type="float">
            <text:p>1443146921.00751</text:p>
          </table:table-cell>
          <table:table-cell table:formula="of:=[.G16]-[.$B$2]" office:value-type="float" office:value="1.00730276107788" calcext:value-type="float">
            <text:p>1.0073027611</text:p>
          </table:table-cell>
          <table:table-cell table:formula="of:=[.C16]/([.H16]-[.H15])" office:value-type="float" office:value="79614.5388397506" calcext:value-type="float">
            <text:p>79614.5388397506</text:p>
          </table:table-cell>
          <table:table-cell table:formula="of:=[.G16]-[.$B16]" office:value-type="float" office:value="0.249084711074829" calcext:value-type="float">
            <text:p>0.249084711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3146920.81257" calcext:value-type="float">
            <text:p>1443146920.81257</text:p>
          </table:table-cell>
          <table:table-cell office:value-type="float" office:value="4320" calcext:value-type="float">
            <text:p>4320</text:p>
          </table:table-cell>
          <table:table-cell table:formula="of:=[.B17]-[.$B$2]" office:value-type="float" office:value="0.812364339828491" calcext:value-type="float">
            <text:p>0.8123643398</text:p>
          </table:table-cell>
          <table:table-cell table:formula="of:=[.C17]/([.D17]-[.D16])" office:value-type="float" office:value="79783.8598716018" calcext:value-type="float">
            <text:p>79783.8598716018</text:p>
          </table:table-cell>
          <table:table-cell/>
          <table:table-cell office:value-type="float" office:value="1443146921.06175" calcext:value-type="float">
            <text:p>1443146921.06175</text:p>
          </table:table-cell>
          <table:table-cell table:formula="of:=[.G17]-[.$B$2]" office:value-type="float" office:value="1.06154537200928" calcext:value-type="float">
            <text:p>1.061545372</text:p>
          </table:table-cell>
          <table:table-cell table:formula="of:=[.C17]/([.H17]-[.H16])" office:value-type="float" office:value="79642.1839919124" calcext:value-type="float">
            <text:p>79642.1839919124</text:p>
          </table:table-cell>
          <table:table-cell table:formula="of:=[.G17]-[.$B17]" office:value-type="float" office:value="0.249181032180786" calcext:value-type="float">
            <text:p>0.249181032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3146920.86674" calcext:value-type="float">
            <text:p>1443146920.86674</text:p>
          </table:table-cell>
          <table:table-cell office:value-type="float" office:value="4320" calcext:value-type="float">
            <text:p>4320</text:p>
          </table:table-cell>
          <table:table-cell table:formula="of:=[.B18]-[.$B$2]" office:value-type="float" office:value="0.866528749465942" calcext:value-type="float">
            <text:p>0.8665287495</text:p>
          </table:table-cell>
          <table:table-cell table:formula="of:=[.C18]/([.D18]-[.D17])" office:value-type="float" office:value="79757.169494062" calcext:value-type="float">
            <text:p>79757.169494062</text:p>
          </table:table-cell>
          <table:table-cell/>
          <table:table-cell office:value-type="float" office:value="1443146921.11587" calcext:value-type="float">
            <text:p>1443146921.11587</text:p>
          </table:table-cell>
          <table:table-cell table:formula="of:=[.G18]-[.$B$2]" office:value-type="float" office:value="1.11566710472107" calcext:value-type="float">
            <text:p>1.1156671047</text:p>
          </table:table-cell>
          <table:table-cell table:formula="of:=[.C18]/([.H18]-[.H17])" office:value-type="float" office:value="79820.0608802527" calcext:value-type="float">
            <text:p>79820.0608802527</text:p>
          </table:table-cell>
          <table:table-cell table:formula="of:=[.G18]-[.$B18]" office:value-type="float" office:value="0.249138355255127" calcext:value-type="float">
            <text:p>0.249138355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3146920.92085" calcext:value-type="float">
            <text:p>1443146920.92085</text:p>
          </table:table-cell>
          <table:table-cell office:value-type="float" office:value="4320" calcext:value-type="float">
            <text:p>4320</text:p>
          </table:table-cell>
          <table:table-cell table:formula="of:=[.B19]-[.$B$2]" office:value-type="float" office:value="0.920644283294678" calcext:value-type="float">
            <text:p>0.9206442833</text:p>
          </table:table-cell>
          <table:table-cell table:formula="of:=[.C19]/([.D19]-[.D18])" office:value-type="float" office:value="79829.2041924953" calcext:value-type="float">
            <text:p>79829.2041924953</text:p>
          </table:table-cell>
          <table:table-cell/>
          <table:table-cell office:value-type="float" office:value="1443146921.16995" calcext:value-type="float">
            <text:p>1443146921.16995</text:p>
          </table:table-cell>
          <table:table-cell table:formula="of:=[.G19]-[.$B$2]" office:value-type="float" office:value="1.16974258422852" calcext:value-type="float">
            <text:p>1.1697425842</text:p>
          </table:table-cell>
          <table:table-cell table:formula="of:=[.C19]/([.H19]-[.H18])" office:value-type="float" office:value="79888.3345898972" calcext:value-type="float">
            <text:p>79888.3345898972</text:p>
          </table:table-cell>
          <table:table-cell table:formula="of:=[.G19]-[.$B19]" office:value-type="float" office:value="0.249098300933838" calcext:value-type="float">
            <text:p>0.2490983009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3146920.975" calcext:value-type="float">
            <text:p>1443146920.975</text:p>
          </table:table-cell>
          <table:table-cell office:value-type="float" office:value="4320" calcext:value-type="float">
            <text:p>4320</text:p>
          </table:table-cell>
          <table:table-cell table:formula="of:=[.B20]-[.$B$2]" office:value-type="float" office:value="0.97478985786438" calcext:value-type="float">
            <text:p>0.9747898579</text:p>
          </table:table-cell>
          <table:table-cell table:formula="of:=[.C20]/([.D20]-[.D19])" office:value-type="float" office:value="79784.91380563" calcext:value-type="float">
            <text:p>79784.91380563</text:p>
          </table:table-cell>
          <table:table-cell/>
          <table:table-cell office:value-type="float" office:value="1443146921.22243" calcext:value-type="float">
            <text:p>1443146921.22243</text:p>
          </table:table-cell>
          <table:table-cell table:formula="of:=[.G20]-[.$B$2]" office:value-type="float" office:value="1.22222256660461" calcext:value-type="float">
            <text:p>1.2222225666</text:p>
          </table:table-cell>
          <table:table-cell table:formula="of:=[.C20]/([.H20]-[.H19])" office:value-type="float" office:value="82317.1008145668" calcext:value-type="float">
            <text:p>82317.1008145668</text:p>
          </table:table-cell>
          <table:table-cell table:formula="of:=[.G20]-[.$B20]" office:value-type="float" office:value="0.247432708740234" calcext:value-type="float">
            <text:p>0.247432708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3146921.02742" calcext:value-type="float">
            <text:p>1443146921.02742</text:p>
          </table:table-cell>
          <table:table-cell office:value-type="float" office:value="4320" calcext:value-type="float">
            <text:p>4320</text:p>
          </table:table-cell>
          <table:table-cell table:formula="of:=[.B21]-[.$B$2]" office:value-type="float" office:value="1.02721738815308" calcext:value-type="float">
            <text:p>1.0272173882</text:p>
          </table:table-cell>
          <table:table-cell table:formula="of:=[.C21]/([.D21]-[.D20])" office:value-type="float" office:value="82399.4564728032" calcext:value-type="float">
            <text:p>82399.4564728032</text:p>
          </table:table-cell>
          <table:table-cell/>
          <table:table-cell office:value-type="float" office:value="1443146921.24" calcext:value-type="float">
            <text:p>1443146921.24</text:p>
          </table:table-cell>
          <table:table-cell table:formula="of:=[.G21]-[.$B$2]" office:value-type="float" office:value="1.23979449272156" calcext:value-type="float">
            <text:p>1.2397944927</text:p>
          </table:table-cell>
          <table:table-cell table:formula="of:=[.C21]/([.H21]-[.H20])" office:value-type="float" office:value="245846.697240238" calcext:value-type="float">
            <text:p>245846.697240238</text:p>
          </table:table-cell>
          <table:table-cell table:formula="of:=[.G21]-[.$B21]" office:value-type="float" office:value="0.212577104568481" calcext:value-type="float">
            <text:p>0.212577104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3146921.07841" calcext:value-type="float">
            <text:p>1443146921.07841</text:p>
          </table:table-cell>
          <table:table-cell office:value-type="float" office:value="4320" calcext:value-type="float">
            <text:p>4320</text:p>
          </table:table-cell>
          <table:table-cell table:formula="of:=[.B22]-[.$B$2]" office:value-type="float" office:value="1.07819747924805" calcext:value-type="float">
            <text:p>1.0781974792</text:p>
          </table:table-cell>
          <table:table-cell table:formula="of:=[.C22]/([.D22]-[.D21])" office:value-type="float" office:value="84738.9619597243" calcext:value-type="float">
            <text:p>84738.9619597243</text:p>
          </table:table-cell>
          <table:table-cell/>
          <table:table-cell office:value-type="float" office:value="1443146921.2754" calcext:value-type="float">
            <text:p>1443146921.2754</text:p>
          </table:table-cell>
          <table:table-cell table:formula="of:=[.G22]-[.$B$2]" office:value-type="float" office:value="1.27519416809082" calcext:value-type="float">
            <text:p>1.2751941681</text:p>
          </table:table-cell>
          <table:table-cell table:formula="of:=[.C22]/([.H22]-[.H21])" office:value-type="float" office:value="122035.017410104" calcext:value-type="float">
            <text:p>122035.017410104</text:p>
          </table:table-cell>
          <table:table-cell table:formula="of:=[.G22]-[.$B22]" office:value-type="float" office:value="0.196996688842773" calcext:value-type="float">
            <text:p>0.1969966888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3146921.12939" calcext:value-type="float">
            <text:p>1443146921.12939</text:p>
          </table:table-cell>
          <table:table-cell office:value-type="float" office:value="4320" calcext:value-type="float">
            <text:p>4320</text:p>
          </table:table-cell>
          <table:table-cell table:formula="of:=[.B23]-[.$B$2]" office:value-type="float" office:value="1.12918090820313" calcext:value-type="float">
            <text:p>1.1291809082</text:p>
          </table:table-cell>
          <table:table-cell table:formula="of:=[.C23]/([.D23]-[.D22])" office:value-type="float" office:value="84733.4141414141" calcext:value-type="float">
            <text:p>84733.4141414141</text:p>
          </table:table-cell>
          <table:table-cell/>
          <table:table-cell office:value-type="float" office:value="1443146921.32635" calcext:value-type="float">
            <text:p>1443146921.32635</text:p>
          </table:table-cell>
          <table:table-cell table:formula="of:=[.G23]-[.$B$2]" office:value-type="float" office:value="1.32614541053772" calcext:value-type="float">
            <text:p>1.3261454105</text:p>
          </table:table-cell>
          <table:table-cell table:formula="of:=[.C23]/([.H23]-[.H22])" office:value-type="float" office:value="84786.9412507896" calcext:value-type="float">
            <text:p>84786.9412507896</text:p>
          </table:table-cell>
          <table:table-cell table:formula="of:=[.G23]-[.$B23]" office:value-type="float" office:value="0.196964502334595" calcext:value-type="float">
            <text:p>0.196964502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3146921.18035" calcext:value-type="float">
            <text:p>1443146921.18035</text:p>
          </table:table-cell>
          <table:table-cell office:value-type="float" office:value="4320" calcext:value-type="float">
            <text:p>4320</text:p>
          </table:table-cell>
          <table:table-cell table:formula="of:=[.B24]-[.$B$2]" office:value-type="float" office:value="1.18014550209045" calcext:value-type="float">
            <text:p>1.1801455021</text:p>
          </table:table-cell>
          <table:table-cell table:formula="of:=[.C24]/([.D24]-[.D23])" office:value-type="float" office:value="84764.729206918" calcext:value-type="float">
            <text:p>84764.729206918</text:p>
          </table:table-cell>
          <table:table-cell/>
          <table:table-cell office:value-type="float" office:value="1443146921.42647" calcext:value-type="float">
            <text:p>1443146921.42647</text:p>
          </table:table-cell>
          <table:table-cell table:formula="of:=[.G24]-[.$B$2]" office:value-type="float" office:value="1.4262580871582" calcext:value-type="float">
            <text:p>1.4262580872</text:p>
          </table:table-cell>
          <table:table-cell table:formula="of:=[.C24]/([.H24]-[.H23])" office:value-type="float" office:value="43151.3784850311" calcext:value-type="float">
            <text:p>43151.3784850311</text:p>
          </table:table-cell>
          <table:table-cell table:formula="of:=[.G24]-[.$B24]" office:value-type="float" office:value="0.246112585067749" calcext:value-type="float">
            <text:p>0.246112585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3146921.23132" calcext:value-type="float">
            <text:p>1443146921.23132</text:p>
          </table:table-cell>
          <table:table-cell office:value-type="float" office:value="4320" calcext:value-type="float">
            <text:p>4320</text:p>
          </table:table-cell>
          <table:table-cell table:formula="of:=[.B25]-[.$B$2]" office:value-type="float" office:value="1.23111391067505" calcext:value-type="float">
            <text:p>1.2311139107</text:p>
          </table:table-cell>
          <table:table-cell table:formula="of:=[.C25]/([.D25]-[.D24])" office:value-type="float" office:value="84758.3850460994" calcext:value-type="float">
            <text:p>84758.3850460994</text:p>
          </table:table-cell>
          <table:table-cell/>
          <table:table-cell office:value-type="float" office:value="1443146921.47739" calcext:value-type="float">
            <text:p>1443146921.47739</text:p>
          </table:table-cell>
          <table:table-cell table:formula="of:=[.G25]-[.$B$2]" office:value-type="float" office:value="1.47718024253845" calcext:value-type="float">
            <text:p>1.4771802425</text:p>
          </table:table-cell>
          <table:table-cell table:formula="of:=[.C25]/([.H25]-[.H24])" office:value-type="float" office:value="84835.372103585" calcext:value-type="float">
            <text:p>84835.372103585</text:p>
          </table:table-cell>
          <table:table-cell table:formula="of:=[.G25]-[.$B25]" office:value-type="float" office:value="0.246066331863403" calcext:value-type="float">
            <text:p>0.2460663319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3146921.28229" calcext:value-type="float">
            <text:p>1443146921.28229</text:p>
          </table:table-cell>
          <table:table-cell office:value-type="float" office:value="4320" calcext:value-type="float">
            <text:p>4320</text:p>
          </table:table-cell>
          <table:table-cell table:formula="of:=[.B26]-[.$B$2]" office:value-type="float" office:value="1.28207945823669" calcext:value-type="float">
            <text:p>1.2820794582</text:p>
          </table:table-cell>
          <table:table-cell table:formula="of:=[.C26]/([.D26]-[.D25])" office:value-type="float" office:value="84763.1430776788" calcext:value-type="float">
            <text:p>84763.1430776788</text:p>
          </table:table-cell>
          <table:table-cell/>
          <table:table-cell office:value-type="float" office:value="1443146921.52828" calcext:value-type="float">
            <text:p>1443146921.52828</text:p>
          </table:table-cell>
          <table:table-cell table:formula="of:=[.G26]-[.$B$2]" office:value-type="float" office:value="1.52807426452637" calcext:value-type="float">
            <text:p>1.5280742645</text:p>
          </table:table-cell>
          <table:table-cell table:formula="of:=[.C26]/([.H26]-[.H25])" office:value-type="float" office:value="84882.2677253883" calcext:value-type="float">
            <text:p>84882.2677253883</text:p>
          </table:table-cell>
          <table:table-cell table:formula="of:=[.G26]-[.$B26]" office:value-type="float" office:value="0.245994806289673" calcext:value-type="float">
            <text:p>0.2459948063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3146921.33325" calcext:value-type="float">
            <text:p>1443146921.33325</text:p>
          </table:table-cell>
          <table:table-cell office:value-type="float" office:value="4320" calcext:value-type="float">
            <text:p>4320</text:p>
          </table:table-cell>
          <table:table-cell table:formula="of:=[.B27]-[.$B$2]" office:value-type="float" office:value="1.33304452896118" calcext:value-type="float">
            <text:p>1.333044529</text:p>
          </table:table-cell>
          <table:table-cell table:formula="of:=[.C27]/([.D27]-[.D26])" office:value-type="float" office:value="84763.9361348783" calcext:value-type="float">
            <text:p>84763.9361348783</text:p>
          </table:table-cell>
          <table:table-cell/>
          <table:table-cell office:value-type="float" office:value="1443146921.57926" calcext:value-type="float">
            <text:p>1443146921.57926</text:p>
          </table:table-cell>
          <table:table-cell table:formula="of:=[.G27]-[.$B$2]" office:value-type="float" office:value="1.57904982566834" calcext:value-type="float">
            <text:p>1.5790498257</text:p>
          </table:table-cell>
          <table:table-cell table:formula="of:=[.C27]/([.H27]-[.H26])" office:value-type="float" office:value="84746.4923038067" calcext:value-type="float">
            <text:p>84746.4923038067</text:p>
          </table:table-cell>
          <table:table-cell table:formula="of:=[.G27]-[.$B27]" office:value-type="float" office:value="0.246005296707153" calcext:value-type="float">
            <text:p>0.246005296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3146921.38422" calcext:value-type="float">
            <text:p>1443146921.38422</text:p>
          </table:table-cell>
          <table:table-cell office:value-type="float" office:value="4320" calcext:value-type="float">
            <text:p>4320</text:p>
          </table:table-cell>
          <table:table-cell table:formula="of:=[.B28]-[.$B$2]" office:value-type="float" office:value="1.38401126861572" calcext:value-type="float">
            <text:p>1.3840112686</text:p>
          </table:table-cell>
          <table:table-cell table:formula="of:=[.C28]/([.D28]-[.D27])" office:value-type="float" office:value="84761.1604996024" calcext:value-type="float">
            <text:p>84761.1604996024</text:p>
          </table:table-cell>
          <table:table-cell/>
          <table:table-cell office:value-type="float" office:value="1443146921.63018" calcext:value-type="float">
            <text:p>1443146921.63018</text:p>
          </table:table-cell>
          <table:table-cell table:formula="of:=[.G28]-[.$B$2]" office:value-type="float" office:value="1.62997317314148" calcext:value-type="float">
            <text:p>1.6299731731</text:p>
          </table:table-cell>
          <table:table-cell table:formula="of:=[.C28]/([.H28]-[.H27])" office:value-type="float" office:value="84833.3861452891" calcext:value-type="float">
            <text:p>84833.3861452891</text:p>
          </table:table-cell>
          <table:table-cell table:formula="of:=[.G28]-[.$B28]" office:value-type="float" office:value="0.245961904525757" calcext:value-type="float">
            <text:p>0.245961904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3146921.43519" calcext:value-type="float">
            <text:p>1443146921.43519</text:p>
          </table:table-cell>
          <table:table-cell office:value-type="float" office:value="4320" calcext:value-type="float">
            <text:p>4320</text:p>
          </table:table-cell>
          <table:table-cell table:formula="of:=[.B29]-[.$B$2]" office:value-type="float" office:value="1.43497896194458" calcext:value-type="float">
            <text:p>1.4349789619</text:p>
          </table:table-cell>
          <table:table-cell table:formula="of:=[.C29]/([.D29]-[.D28])" office:value-type="float" office:value="84759.5745039154" calcext:value-type="float">
            <text:p>84759.5745039154</text:p>
          </table:table-cell>
          <table:table-cell/>
          <table:table-cell office:value-type="float" office:value="1443146921.68118" calcext:value-type="float">
            <text:p>1443146921.68118</text:p>
          </table:table-cell>
          <table:table-cell table:formula="of:=[.G29]-[.$B$2]" office:value-type="float" office:value="1.68096947669983" calcext:value-type="float">
            <text:p>1.6809694767</text:p>
          </table:table-cell>
          <table:table-cell table:formula="of:=[.C29]/([.H29]-[.H28])" office:value-type="float" office:value="84712.022216612" calcext:value-type="float">
            <text:p>84712.022216612</text:p>
          </table:table-cell>
          <table:table-cell table:formula="of:=[.G29]-[.$B29]" office:value-type="float" office:value="0.245990514755249" calcext:value-type="float">
            <text:p>0.2459905148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3146921.48616" calcext:value-type="float">
            <text:p>1443146921.48616</text:p>
          </table:table-cell>
          <table:table-cell office:value-type="float" office:value="4320" calcext:value-type="float">
            <text:p>4320</text:p>
          </table:table-cell>
          <table:table-cell table:formula="of:=[.B30]-[.$B$2]" office:value-type="float" office:value="1.48595261573792" calcext:value-type="float">
            <text:p>1.4859526157</text:p>
          </table:table-cell>
          <table:table-cell table:formula="of:=[.C30]/([.D30]-[.D29])" office:value-type="float" office:value="84749.6633754134" calcext:value-type="float">
            <text:p>84749.6633754134</text:p>
          </table:table-cell>
          <table:table-cell/>
          <table:table-cell office:value-type="float" office:value="1443146921.73203" calcext:value-type="float">
            <text:p>1443146921.73203</text:p>
          </table:table-cell>
          <table:table-cell table:formula="of:=[.G30]-[.$B$2]" office:value-type="float" office:value="1.73182535171509" calcext:value-type="float">
            <text:p>1.7318253517</text:p>
          </table:table-cell>
          <table:table-cell table:formula="of:=[.C30]/([.H30]-[.H29])" office:value-type="float" office:value="84945.937882375" calcext:value-type="float">
            <text:p>84945.937882375</text:p>
          </table:table-cell>
          <table:table-cell table:formula="of:=[.G30]-[.$B30]" office:value-type="float" office:value="0.245872735977173" calcext:value-type="float">
            <text:p>0.245872736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3146921.53714" calcext:value-type="float">
            <text:p>1443146921.53714</text:p>
          </table:table-cell>
          <table:table-cell office:value-type="float" office:value="4320" calcext:value-type="float">
            <text:p>4320</text:p>
          </table:table-cell>
          <table:table-cell table:formula="of:=[.B31]-[.$B$2]" office:value-type="float" office:value="1.53693151473999" calcext:value-type="float">
            <text:p>1.5369315147</text:p>
          </table:table-cell>
          <table:table-cell table:formula="of:=[.C31]/([.D31]-[.D30])" office:value-type="float" office:value="84740.9434994692" calcext:value-type="float">
            <text:p>84740.9434994692</text:p>
          </table:table-cell>
          <table:table-cell/>
          <table:table-cell office:value-type="float" office:value="1443146921.783" calcext:value-type="float">
            <text:p>1443146921.783</text:p>
          </table:table-cell>
          <table:table-cell table:formula="of:=[.G31]-[.$B$2]" office:value-type="float" office:value="1.78279566764832" calcext:value-type="float">
            <text:p>1.7827956676</text:p>
          </table:table-cell>
          <table:table-cell table:formula="of:=[.C31]/([.H31]-[.H30])" office:value-type="float" office:value="84755.2133217953" calcext:value-type="float">
            <text:p>84755.2133217953</text:p>
          </table:table-cell>
          <table:table-cell table:formula="of:=[.G31]-[.$B31]" office:value-type="float" office:value="0.245864152908325" calcext:value-type="float">
            <text:p>0.245864152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3146921.58811" calcext:value-type="float">
            <text:p>1443146921.58811</text:p>
          </table:table-cell>
          <table:table-cell office:value-type="float" office:value="4320" calcext:value-type="float">
            <text:p>4320</text:p>
          </table:table-cell>
          <table:table-cell table:formula="of:=[.B32]-[.$B$2]" office:value-type="float" office:value="1.58789825439453" calcext:value-type="float">
            <text:p>1.5878982544</text:p>
          </table:table-cell>
          <table:table-cell table:formula="of:=[.C32]/([.D32]-[.D31])" office:value-type="float" office:value="84761.1604996024" calcext:value-type="float">
            <text:p>84761.1604996024</text:p>
          </table:table-cell>
          <table:table-cell/>
          <table:table-cell office:value-type="float" office:value="1443146921.834" calcext:value-type="float">
            <text:p>1443146921.834</text:p>
          </table:table-cell>
          <table:table-cell table:formula="of:=[.G32]-[.$B$2]" office:value-type="float" office:value="1.83378887176514" calcext:value-type="float">
            <text:p>1.8337888718</text:p>
          </table:table-cell>
          <table:table-cell table:formula="of:=[.C32]/([.H32]-[.H31])" office:value-type="float" office:value="84717.1711372212" calcext:value-type="float">
            <text:p>84717.1711372212</text:p>
          </table:table-cell>
          <table:table-cell table:formula="of:=[.G32]-[.$B32]" office:value-type="float" office:value="0.245890617370605" calcext:value-type="float">
            <text:p>0.2458906174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3146921.63908" calcext:value-type="float">
            <text:p>1443146921.63908</text:p>
          </table:table-cell>
          <table:table-cell office:value-type="float" office:value="4320" calcext:value-type="float">
            <text:p>4320</text:p>
          </table:table-cell>
          <table:table-cell table:formula="of:=[.B33]-[.$B$2]" office:value-type="float" office:value="1.63887715339661" calcext:value-type="float">
            <text:p>1.6388771534</text:p>
          </table:table-cell>
          <table:table-cell table:formula="of:=[.C33]/([.D33]-[.D32])" office:value-type="float" office:value="84740.9434994692" calcext:value-type="float">
            <text:p>84740.9434994692</text:p>
          </table:table-cell>
          <table:table-cell/>
          <table:table-cell office:value-type="float" office:value="1443146921.88507" calcext:value-type="float">
            <text:p>1443146921.88507</text:p>
          </table:table-cell>
          <table:table-cell table:formula="of:=[.G33]-[.$B$2]" office:value-type="float" office:value="1.88486409187317" calcext:value-type="float">
            <text:p>1.8848640919</text:p>
          </table:table-cell>
          <table:table-cell table:formula="of:=[.C33]/([.H33]-[.H32])" office:value-type="float" office:value="84581.1332944334" calcext:value-type="float">
            <text:p>84581.1332944334</text:p>
          </table:table-cell>
          <table:table-cell table:formula="of:=[.G33]-[.$B33]" office:value-type="float" office:value="0.245986938476562" calcext:value-type="float">
            <text:p>0.2459869385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3146921.69006" calcext:value-type="float">
            <text:p>1443146921.69006</text:p>
          </table:table-cell>
          <table:table-cell office:value-type="float" office:value="4320" calcext:value-type="float">
            <text:p>4320</text:p>
          </table:table-cell>
          <table:table-cell table:formula="of:=[.B34]-[.$B$2]" office:value-type="float" office:value="1.68984842300415" calcext:value-type="float">
            <text:p>1.689848423</text:p>
          </table:table-cell>
          <table:table-cell table:formula="of:=[.C34]/([.D34]-[.D33])" office:value-type="float" office:value="84753.6275486578" calcext:value-type="float">
            <text:p>84753.6275486578</text:p>
          </table:table-cell>
          <table:table-cell/>
          <table:table-cell office:value-type="float" office:value="1443146921.93566" calcext:value-type="float">
            <text:p>1443146921.93566</text:p>
          </table:table-cell>
          <table:table-cell table:formula="of:=[.G34]-[.$B$2]" office:value-type="float" office:value="1.93545436859131" calcext:value-type="float">
            <text:p>1.9354543686</text:p>
          </table:table-cell>
          <table:table-cell table:formula="of:=[.C34]/([.H34]-[.H33])" office:value-type="float" office:value="85391.9029553563" calcext:value-type="float">
            <text:p>85391.9029553563</text:p>
          </table:table-cell>
          <table:table-cell table:formula="of:=[.G34]-[.$B34]" office:value-type="float" office:value="0.245605945587158" calcext:value-type="float">
            <text:p>0.2456059456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3146921.74102" calcext:value-type="float">
            <text:p>1443146921.74102</text:p>
          </table:table-cell>
          <table:table-cell office:value-type="float" office:value="4320" calcext:value-type="float">
            <text:p>4320</text:p>
          </table:table-cell>
          <table:table-cell table:formula="of:=[.B35]-[.$B$2]" office:value-type="float" office:value="1.74080896377563" calcext:value-type="float">
            <text:p>1.7408089638</text:p>
          </table:table-cell>
          <table:table-cell table:formula="of:=[.C35]/([.D35]-[.D34])" office:value-type="float" office:value="84771.4709184819" calcext:value-type="float">
            <text:p>84771.4709184819</text:p>
          </table:table-cell>
          <table:table-cell/>
          <table:table-cell office:value-type="float" office:value="1443146921.98685" calcext:value-type="float">
            <text:p>1443146921.98685</text:p>
          </table:table-cell>
          <table:table-cell table:formula="of:=[.G35]-[.$B$2]" office:value-type="float" office:value="1.98664450645447" calcext:value-type="float">
            <text:p>1.9866445065</text:p>
          </table:table-cell>
          <table:table-cell table:formula="of:=[.C35]/([.H35]-[.H34])" office:value-type="float" office:value="84391.255431821" calcext:value-type="float">
            <text:p>84391.255431821</text:p>
          </table:table-cell>
          <table:table-cell table:formula="of:=[.G35]-[.$B35]" office:value-type="float" office:value="0.245835542678833" calcext:value-type="float">
            <text:p>0.2458355427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3146921.79197" calcext:value-type="float">
            <text:p>1443146921.79197</text:p>
          </table:table-cell>
          <table:table-cell office:value-type="float" office:value="4320" calcext:value-type="float">
            <text:p>4320</text:p>
          </table:table-cell>
          <table:table-cell table:formula="of:=[.B36]-[.$B$2]" office:value-type="float" office:value="1.79176735877991" calcext:value-type="float">
            <text:p>1.7917673588</text:p>
          </table:table-cell>
          <table:table-cell table:formula="of:=[.C36]/([.D36]-[.D35])" office:value-type="float" office:value="84775.0404940698" calcext:value-type="float">
            <text:p>84775.0404940698</text:p>
          </table:table-cell>
          <table:table-cell/>
          <table:table-cell office:value-type="float" office:value="1443146922.03768" calcext:value-type="float">
            <text:p>1443146922.03768</text:p>
          </table:table-cell>
          <table:table-cell table:formula="of:=[.G36]-[.$B$2]" office:value-type="float" office:value="2.03747272491455" calcext:value-type="float">
            <text:p>2.0374727249</text:p>
          </table:table-cell>
          <table:table-cell table:formula="of:=[.C36]/([.H36]-[.H35])" office:value-type="float" office:value="84992.15850724" calcext:value-type="float">
            <text:p>84992.15850724</text:p>
          </table:table-cell>
          <table:table-cell table:formula="of:=[.G36]-[.$B36]" office:value-type="float" office:value="0.245705366134644" calcext:value-type="float">
            <text:p>0.245705366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3146921.84295" calcext:value-type="float">
            <text:p>1443146921.84295</text:p>
          </table:table-cell>
          <table:table-cell office:value-type="float" office:value="4320" calcext:value-type="float">
            <text:p>4320</text:p>
          </table:table-cell>
          <table:table-cell table:formula="of:=[.B37]-[.$B$2]" office:value-type="float" office:value="1.84274053573608" calcext:value-type="float">
            <text:p>1.8427405357</text:p>
          </table:table-cell>
          <table:table-cell table:formula="of:=[.C37]/([.D37]-[.D36])" office:value-type="float" office:value="84750.4561803954" calcext:value-type="float">
            <text:p>84750.4561803954</text:p>
          </table:table-cell>
          <table:table-cell/>
          <table:table-cell office:value-type="float" office:value="1443146922.08866" calcext:value-type="float">
            <text:p>1443146922.08866</text:p>
          </table:table-cell>
          <table:table-cell table:formula="of:=[.G37]-[.$B$2]" office:value-type="float" office:value="2.08845520019531" calcext:value-type="float">
            <text:p>2.0884552002</text:p>
          </table:table-cell>
          <table:table-cell table:formula="of:=[.C37]/([.H37]-[.H36])" office:value-type="float" office:value="84734.9991582334" calcext:value-type="float">
            <text:p>84734.9991582334</text:p>
          </table:table-cell>
          <table:table-cell table:formula="of:=[.G37]-[.$B37]" office:value-type="float" office:value="0.245714664459229" calcext:value-type="float">
            <text:p>0.245714664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3146921.89392" calcext:value-type="float">
            <text:p>1443146921.89392</text:p>
          </table:table-cell>
          <table:table-cell office:value-type="float" office:value="4320" calcext:value-type="float">
            <text:p>4320</text:p>
          </table:table-cell>
          <table:table-cell table:formula="of:=[.B38]-[.$B$2]" office:value-type="float" office:value="1.89371180534363" calcext:value-type="float">
            <text:p>1.8937118053</text:p>
          </table:table-cell>
          <table:table-cell table:formula="of:=[.C38]/([.D38]-[.D37])" office:value-type="float" office:value="84753.6275486578" calcext:value-type="float">
            <text:p>84753.6275486578</text:p>
          </table:table-cell>
          <table:table-cell/>
          <table:table-cell office:value-type="float" office:value="1443146922.13955" calcext:value-type="float">
            <text:p>1443146922.13955</text:p>
          </table:table-cell>
          <table:table-cell table:formula="of:=[.G38]-[.$B$2]" office:value-type="float" office:value="2.13934350013733" calcext:value-type="float">
            <text:p>2.1393435001</text:p>
          </table:table-cell>
          <table:table-cell table:formula="of:=[.C38]/([.H38]-[.H37])" office:value-type="float" office:value="84891.8121635487" calcext:value-type="float">
            <text:p>84891.8121635487</text:p>
          </table:table-cell>
          <table:table-cell table:formula="of:=[.G38]-[.$B38]" office:value-type="float" office:value="0.245631694793701" calcext:value-type="float">
            <text:p>0.2456316948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3146921.94486" calcext:value-type="float">
            <text:p>1443146921.94486</text:p>
          </table:table-cell>
          <table:table-cell office:value-type="float" office:value="4320" calcext:value-type="float">
            <text:p>4320</text:p>
          </table:table-cell>
          <table:table-cell table:formula="of:=[.B39]-[.$B$2]" office:value-type="float" office:value="1.94464802742004" calcext:value-type="float">
            <text:p>1.9446480274</text:p>
          </table:table-cell>
          <table:table-cell table:formula="of:=[.C39]/([.D39]-[.D38])" office:value-type="float" office:value="84811.9437189317" calcext:value-type="float">
            <text:p>84811.9437189317</text:p>
          </table:table-cell>
          <table:table-cell/>
          <table:table-cell office:value-type="float" office:value="1443146922.19056" calcext:value-type="float">
            <text:p>1443146922.19056</text:p>
          </table:table-cell>
          <table:table-cell table:formula="of:=[.G39]-[.$B$2]" office:value-type="float" office:value="2.19035673141479" calcext:value-type="float">
            <text:p>2.1903567314</text:p>
          </table:table-cell>
          <table:table-cell table:formula="of:=[.C39]/([.H39]-[.H38])" office:value-type="float" office:value="84683.9122286355" calcext:value-type="float">
            <text:p>84683.9122286355</text:p>
          </table:table-cell>
          <table:table-cell table:formula="of:=[.G39]-[.$B39]" office:value-type="float" office:value="0.245708703994751" calcext:value-type="float">
            <text:p>0.245708704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3146921.99579" calcext:value-type="float">
            <text:p>1443146921.99579</text:p>
          </table:table-cell>
          <table:table-cell office:value-type="float" office:value="4320" calcext:value-type="float">
            <text:p>4320</text:p>
          </table:table-cell>
          <table:table-cell table:formula="of:=[.B40]-[.$B$2]" office:value-type="float" office:value="1.99557995796204" calcext:value-type="float">
            <text:p>1.995579958</text:p>
          </table:table-cell>
          <table:table-cell table:formula="of:=[.C40]/([.D40]-[.D39])" office:value-type="float" office:value="84819.0899898888" calcext:value-type="float">
            <text:p>84819.0899898888</text:p>
          </table:table-cell>
          <table:table-cell/>
          <table:table-cell office:value-type="float" office:value="1443146922.20634" calcext:value-type="float">
            <text:p>1443146922.20634</text:p>
          </table:table-cell>
          <table:table-cell table:formula="of:=[.G40]-[.$B$2]" office:value-type="float" office:value="2.20613026618958" calcext:value-type="float">
            <text:p>2.2061302662</text:p>
          </table:table-cell>
          <table:table-cell table:formula="of:=[.C40]/([.H40]-[.H39])" office:value-type="float" office:value="273876.468507686" calcext:value-type="float">
            <text:p>273876.468507686</text:p>
          </table:table-cell>
          <table:table-cell table:formula="of:=[.G40]-[.$B40]" office:value-type="float" office:value="0.210550308227539" calcext:value-type="float">
            <text:p>0.2105503082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3146922.03883" calcext:value-type="float">
            <text:p>1443146922.03883</text:p>
          </table:table-cell>
          <table:table-cell office:value-type="float" office:value="4320" calcext:value-type="float">
            <text:p>4320</text:p>
          </table:table-cell>
          <table:table-cell table:formula="of:=[.B41]-[.$B$2]" office:value-type="float" office:value="2.0386209487915" calcext:value-type="float">
            <text:p>2.0386209488</text:p>
          </table:table-cell>
          <table:table-cell table:formula="of:=[.C41]/([.D41]-[.D40])" office:value-type="float" office:value="100369.436593972" calcext:value-type="float">
            <text:p>100369.436593972</text:p>
          </table:table-cell>
          <table:table-cell/>
          <table:table-cell office:value-type="float" office:value="1443146922.27594" calcext:value-type="float">
            <text:p>1443146922.27594</text:p>
          </table:table-cell>
          <table:table-cell table:formula="of:=[.G41]-[.$B$2]" office:value-type="float" office:value="2.27573466300964" calcext:value-type="float">
            <text:p>2.275734663</text:p>
          </table:table-cell>
          <table:table-cell table:formula="of:=[.C41]/([.H41]-[.H40])" office:value-type="float" office:value="62065.0447006597" calcext:value-type="float">
            <text:p>62065.0447006597</text:p>
          </table:table-cell>
          <table:table-cell table:formula="of:=[.G41]-[.$B41]" office:value-type="float" office:value="0.23711371421814" calcext:value-type="float">
            <text:p>0.237113714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3146922.08114" calcext:value-type="float">
            <text:p>1443146922.08114</text:p>
          </table:table-cell>
          <table:table-cell office:value-type="float" office:value="4320" calcext:value-type="float">
            <text:p>4320</text:p>
          </table:table-cell>
          <table:table-cell table:formula="of:=[.B42]-[.$B$2]" office:value-type="float" office:value="2.08093571662903" calcext:value-type="float">
            <text:p>2.0809357166</text:p>
          </table:table-cell>
          <table:table-cell table:formula="of:=[.C42]/([.D42]-[.D41])" office:value-type="float" office:value="102092.017060981" calcext:value-type="float">
            <text:p>102092.017060981</text:p>
          </table:table-cell>
          <table:table-cell/>
          <table:table-cell office:value-type="float" office:value="1443146922.31841" calcext:value-type="float">
            <text:p>1443146922.31841</text:p>
          </table:table-cell>
          <table:table-cell table:formula="of:=[.G42]-[.$B$2]" office:value-type="float" office:value="2.31820487976074" calcext:value-type="float">
            <text:p>2.3182048798</text:p>
          </table:table-cell>
          <table:table-cell table:formula="of:=[.C42]/([.H42]-[.H41])" office:value-type="float" office:value="101718.341239411" calcext:value-type="float">
            <text:p>101718.341239411</text:p>
          </table:table-cell>
          <table:table-cell table:formula="of:=[.G42]-[.$B42]" office:value-type="float" office:value="0.237269163131714" calcext:value-type="float">
            <text:p>0.2372691631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3146922.12349" calcext:value-type="float">
            <text:p>1443146922.12349</text:p>
          </table:table-cell>
          <table:table-cell office:value-type="float" office:value="4320" calcext:value-type="float">
            <text:p>4320</text:p>
          </table:table-cell>
          <table:table-cell table:formula="of:=[.B43]-[.$B$2]" office:value-type="float" office:value="2.12328457832336" calcext:value-type="float">
            <text:p>2.1232845783</text:p>
          </table:table-cell>
          <table:table-cell table:formula="of:=[.C43]/([.D43]-[.D42])" office:value-type="float" office:value="102009.82569923" calcext:value-type="float">
            <text:p>102009.82569923</text:p>
          </table:table-cell>
          <table:table-cell/>
          <table:table-cell office:value-type="float" office:value="1443146922.36057" calcext:value-type="float">
            <text:p>1443146922.36057</text:p>
          </table:table-cell>
          <table:table-cell table:formula="of:=[.G43]-[.$B$2]" office:value-type="float" office:value="2.36035871505737" calcext:value-type="float">
            <text:p>2.3603587151</text:p>
          </table:table-cell>
          <table:table-cell table:formula="of:=[.C43]/([.H43]-[.H42])" office:value-type="float" office:value="102481.778220196" calcext:value-type="float">
            <text:p>102481.778220196</text:p>
          </table:table-cell>
          <table:table-cell table:formula="of:=[.G43]-[.$B43]" office:value-type="float" office:value="0.237074136734009" calcext:value-type="float">
            <text:p>0.2370741367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3146922.16584" calcext:value-type="float">
            <text:p>1443146922.16584</text:p>
          </table:table-cell>
          <table:table-cell office:value-type="float" office:value="4320" calcext:value-type="float">
            <text:p>4320</text:p>
          </table:table-cell>
          <table:table-cell table:formula="of:=[.B44]-[.$B$2]" office:value-type="float" office:value="2.16563057899475" calcext:value-type="float">
            <text:p>2.165630579</text:p>
          </table:table-cell>
          <table:table-cell table:formula="of:=[.C44]/([.D44]-[.D43])" office:value-type="float" office:value="102016.717789339" calcext:value-type="float">
            <text:p>102016.717789339</text:p>
          </table:table-cell>
          <table:table-cell/>
          <table:table-cell office:value-type="float" office:value="1443146922.40308" calcext:value-type="float">
            <text:p>1443146922.40308</text:p>
          </table:table-cell>
          <table:table-cell table:formula="of:=[.G44]-[.$B$2]" office:value-type="float" office:value="2.40287494659424" calcext:value-type="float">
            <text:p>2.4028749466</text:p>
          </table:table-cell>
          <table:table-cell table:formula="of:=[.C44]/([.H44]-[.H43])" office:value-type="float" office:value="101608.25275058" calcext:value-type="float">
            <text:p>101608.25275058</text:p>
          </table:table-cell>
          <table:table-cell table:formula="of:=[.G44]-[.$B44]" office:value-type="float" office:value="0.237244367599487" calcext:value-type="float">
            <text:p>0.2372443676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3146922.20819" calcext:value-type="float">
            <text:p>1443146922.20819</text:p>
          </table:table-cell>
          <table:table-cell office:value-type="float" office:value="4320" calcext:value-type="float">
            <text:p>4320</text:p>
          </table:table-cell>
          <table:table-cell table:formula="of:=[.B45]-[.$B$2]" office:value-type="float" office:value="2.20797920227051" calcext:value-type="float">
            <text:p>2.2079792023</text:p>
          </table:table-cell>
          <table:table-cell table:formula="of:=[.C45]/([.D45]-[.D44])" office:value-type="float" office:value="102010.400004504" calcext:value-type="float">
            <text:p>102010.400004504</text:p>
          </table:table-cell>
          <table:table-cell/>
          <table:table-cell office:value-type="float" office:value="1443146922.44526" calcext:value-type="float">
            <text:p>1443146922.44526</text:p>
          </table:table-cell>
          <table:table-cell table:formula="of:=[.G45]-[.$B$2]" office:value-type="float" office:value="2.4450523853302" calcext:value-type="float">
            <text:p>2.4450523853</text:p>
          </table:table-cell>
          <table:table-cell table:formula="of:=[.C45]/([.H45]-[.H44])" office:value-type="float" office:value="102424.427121902" calcext:value-type="float">
            <text:p>102424.427121902</text:p>
          </table:table-cell>
          <table:table-cell table:formula="of:=[.G45]-[.$B45]" office:value-type="float" office:value="0.237073183059692" calcext:value-type="float">
            <text:p>0.2370731831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3146922.25053" calcext:value-type="float">
            <text:p>1443146922.25053</text:p>
          </table:table-cell>
          <table:table-cell office:value-type="float" office:value="4320" calcext:value-type="float">
            <text:p>4320</text:p>
          </table:table-cell>
          <table:table-cell table:formula="of:=[.B46]-[.$B$2]" office:value-type="float" office:value="2.25032496452332" calcext:value-type="float">
            <text:p>2.2503249645</text:p>
          </table:table-cell>
          <table:table-cell table:formula="of:=[.C46]/([.D46]-[.D45])" office:value-type="float" office:value="102017.292172219" calcext:value-type="float">
            <text:p>102017.292172219</text:p>
          </table:table-cell>
          <table:table-cell/>
          <table:table-cell office:value-type="float" office:value="1443146922.48761" calcext:value-type="float">
            <text:p>1443146922.48761</text:p>
          </table:table-cell>
          <table:table-cell table:formula="of:=[.G46]-[.$B$2]" office:value-type="float" office:value="2.48740577697754" calcext:value-type="float">
            <text:p>2.487405777</text:p>
          </table:table-cell>
          <table:table-cell table:formula="of:=[.C46]/([.H46]-[.H45])" office:value-type="float" office:value="101998.915127531" calcext:value-type="float">
            <text:p>101998.915127531</text:p>
          </table:table-cell>
          <table:table-cell table:formula="of:=[.G46]-[.$B46]" office:value-type="float" office:value="0.237080812454224" calcext:value-type="float">
            <text:p>0.23708081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3146922.29288" calcext:value-type="float">
            <text:p>1443146922.29288</text:p>
          </table:table-cell>
          <table:table-cell office:value-type="float" office:value="4320" calcext:value-type="float">
            <text:p>4320</text:p>
          </table:table-cell>
          <table:table-cell table:formula="of:=[.B47]-[.$B$2]" office:value-type="float" office:value="2.29267024993896" calcext:value-type="float">
            <text:p>2.2926702499</text:p>
          </table:table-cell>
          <table:table-cell table:formula="of:=[.C47]/([.D47]-[.D46])" office:value-type="float" office:value="102018.440957384" calcext:value-type="float">
            <text:p>102018.440957384</text:p>
          </table:table-cell>
          <table:table-cell/>
          <table:table-cell office:value-type="float" office:value="1443146922.53002" calcext:value-type="float">
            <text:p>1443146922.53002</text:p>
          </table:table-cell>
          <table:table-cell table:formula="of:=[.G47]-[.$B$2]" office:value-type="float" office:value="2.52981066703796" calcext:value-type="float">
            <text:p>2.529810667</text:p>
          </table:table-cell>
          <table:table-cell table:formula="of:=[.C47]/([.H47]-[.H46])" office:value-type="float" office:value="101875.043039711" calcext:value-type="float">
            <text:p>101875.043039711</text:p>
          </table:table-cell>
          <table:table-cell table:formula="of:=[.G47]-[.$B47]" office:value-type="float" office:value="0.237140417098999" calcext:value-type="float">
            <text:p>0.237140417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3146922.33522" calcext:value-type="float">
            <text:p>1443146922.33522</text:p>
          </table:table-cell>
          <table:table-cell office:value-type="float" office:value="4320" calcext:value-type="float">
            <text:p>4320</text:p>
          </table:table-cell>
          <table:table-cell table:formula="of:=[.B48]-[.$B$2]" office:value-type="float" office:value="2.33501386642456" calcext:value-type="float">
            <text:p>2.3350138664</text:p>
          </table:table-cell>
          <table:table-cell table:formula="of:=[.C48]/([.D48]-[.D47])" office:value-type="float" office:value="102022.461909213" calcext:value-type="float">
            <text:p>102022.461909213</text:p>
          </table:table-cell>
          <table:table-cell/>
          <table:table-cell office:value-type="float" office:value="1443146922.57218" calcext:value-type="float">
            <text:p>1443146922.57218</text:p>
          </table:table-cell>
          <table:table-cell table:formula="of:=[.G48]-[.$B$2]" office:value-type="float" office:value="2.57197189331055" calcext:value-type="float">
            <text:p>2.5719718933</text:p>
          </table:table-cell>
          <table:table-cell table:formula="of:=[.C48]/([.H48]-[.H47])" office:value-type="float" office:value="102463.812889836" calcext:value-type="float">
            <text:p>102463.812889836</text:p>
          </table:table-cell>
          <table:table-cell table:formula="of:=[.G48]-[.$B48]" office:value-type="float" office:value="0.236958026885986" calcext:value-type="float">
            <text:p>0.2369580269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3146922.37755" calcext:value-type="float">
            <text:p>1443146922.37755</text:p>
          </table:table-cell>
          <table:table-cell office:value-type="float" office:value="4320" calcext:value-type="float">
            <text:p>4320</text:p>
          </table:table-cell>
          <table:table-cell table:formula="of:=[.B49]-[.$B$2]" office:value-type="float" office:value="2.37733769416809" calcext:value-type="float">
            <text:p>2.3773376942</text:p>
          </table:table-cell>
          <table:table-cell table:formula="of:=[.C49]/([.D49]-[.D48])" office:value-type="float" office:value="102070.163081135" calcext:value-type="float">
            <text:p>102070.163081135</text:p>
          </table:table-cell>
          <table:table-cell/>
          <table:table-cell office:value-type="float" office:value="1443146922.61472" calcext:value-type="float">
            <text:p>1443146922.61472</text:p>
          </table:table-cell>
          <table:table-cell table:formula="of:=[.G49]-[.$B$2]" office:value-type="float" office:value="2.61451005935669" calcext:value-type="float">
            <text:p>2.6145100594</text:p>
          </table:table-cell>
          <table:table-cell table:formula="of:=[.C49]/([.H49]-[.H48])" office:value-type="float" office:value="101555.859162192" calcext:value-type="float">
            <text:p>101555.859162192</text:p>
          </table:table-cell>
          <table:table-cell table:formula="of:=[.G49]-[.$B49]" office:value-type="float" office:value="0.237172365188599" calcext:value-type="float">
            <text:p>0.2371723652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3146922.41989" calcext:value-type="float">
            <text:p>1443146922.41989</text:p>
          </table:table-cell>
          <table:table-cell office:value-type="float" office:value="4320" calcext:value-type="float">
            <text:p>4320</text:p>
          </table:table-cell>
          <table:table-cell table:formula="of:=[.B50]-[.$B$2]" office:value-type="float" office:value="2.41968178749084" calcext:value-type="float">
            <text:p>2.4196817875</text:p>
          </table:table-cell>
          <table:table-cell table:formula="of:=[.C50]/([.D50]-[.D49])" office:value-type="float" office:value="102021.31303349" calcext:value-type="float">
            <text:p>102021.31303349</text:p>
          </table:table-cell>
          <table:table-cell/>
          <table:table-cell office:value-type="float" office:value="1443146922.65894" calcext:value-type="float">
            <text:p>1443146922.65894</text:p>
          </table:table-cell>
          <table:table-cell table:formula="of:=[.G50]-[.$B$2]" office:value-type="float" office:value="2.65873599052429" calcext:value-type="float">
            <text:p>2.6587359905</text:p>
          </table:table-cell>
          <table:table-cell table:formula="of:=[.C50]/([.H50]-[.H49])" office:value-type="float" office:value="97680.2497075425" calcext:value-type="float">
            <text:p>97680.2497075425</text:p>
          </table:table-cell>
          <table:table-cell table:formula="of:=[.G50]-[.$B50]" office:value-type="float" office:value="0.239054203033447" calcext:value-type="float">
            <text:p>0.239054203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3146922.4622" calcext:value-type="float">
            <text:p>1443146922.4622</text:p>
          </table:table-cell>
          <table:table-cell office:value-type="float" office:value="4320" calcext:value-type="float">
            <text:p>4320</text:p>
          </table:table-cell>
          <table:table-cell table:formula="of:=[.B51]-[.$B$2]" office:value-type="float" office:value="2.46199536323547" calcext:value-type="float">
            <text:p>2.4619953632</text:p>
          </table:table-cell>
          <table:table-cell table:formula="of:=[.C51]/([.D51]-[.D50])" office:value-type="float" office:value="102094.893281345" calcext:value-type="float">
            <text:p>102094.893281345</text:p>
          </table:table-cell>
          <table:table-cell/>
          <table:table-cell office:value-type="float" office:value="1443146922.74149" calcext:value-type="float">
            <text:p>1443146922.74149</text:p>
          </table:table-cell>
          <table:table-cell table:formula="of:=[.G51]-[.$B$2]" office:value-type="float" office:value="2.74128746986389" calcext:value-type="float">
            <text:p>2.7412874699</text:p>
          </table:table-cell>
          <table:table-cell table:formula="of:=[.C51]/([.H51]-[.H50])" office:value-type="float" office:value="52330.9822496144" calcext:value-type="float">
            <text:p>52330.9822496144</text:p>
          </table:table-cell>
          <table:table-cell table:formula="of:=[.G51]-[.$B51]" office:value-type="float" office:value="0.279292106628418" calcext:value-type="float">
            <text:p>0.2792921066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3146922.50453" calcext:value-type="float">
            <text:p>1443146922.50453</text:p>
          </table:table-cell>
          <table:table-cell office:value-type="float" office:value="4320" calcext:value-type="float">
            <text:p>4320</text:p>
          </table:table-cell>
          <table:table-cell table:formula="of:=[.B52]-[.$B$2]" office:value-type="float" office:value="2.50432443618774" calcext:value-type="float">
            <text:p>2.5043244362</text:p>
          </table:table-cell>
          <table:table-cell table:formula="of:=[.C52]/([.D52]-[.D51])" office:value-type="float" office:value="102057.515052861" calcext:value-type="float">
            <text:p>102057.515052861</text:p>
          </table:table-cell>
          <table:table-cell/>
          <table:table-cell office:value-type="float" office:value="1443146922.78399" calcext:value-type="float">
            <text:p>1443146922.78399</text:p>
          </table:table-cell>
          <table:table-cell table:formula="of:=[.G52]-[.$B$2]" office:value-type="float" office:value="2.78378510475159" calcext:value-type="float">
            <text:p>2.7837851048</text:p>
          </table:table-cell>
          <table:table-cell table:formula="of:=[.C52]/([.H52]-[.H51])" office:value-type="float" office:value="101652.715766797" calcext:value-type="float">
            <text:p>101652.715766797</text:p>
          </table:table-cell>
          <table:table-cell table:formula="of:=[.G52]-[.$B52]" office:value-type="float" office:value="0.279460668563843" calcext:value-type="float">
            <text:p>0.2794606686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3146922.54684" calcext:value-type="float">
            <text:p>1443146922.54684</text:p>
          </table:table-cell>
          <table:table-cell office:value-type="float" office:value="4320" calcext:value-type="float">
            <text:p>4320</text:p>
          </table:table-cell>
          <table:table-cell table:formula="of:=[.B53]-[.$B$2]" office:value-type="float" office:value="2.54662847518921" calcext:value-type="float">
            <text:p>2.5466284752</text:p>
          </table:table-cell>
          <table:table-cell table:formula="of:=[.C53]/([.D53]-[.D52])" office:value-type="float" office:value="102117.908879821" calcext:value-type="float">
            <text:p>102117.908879821</text:p>
          </table:table-cell>
          <table:table-cell/>
          <table:table-cell office:value-type="float" office:value="1443146922.82612" calcext:value-type="float">
            <text:p>1443146922.82612</text:p>
          </table:table-cell>
          <table:table-cell table:formula="of:=[.G53]-[.$B$2]" office:value-type="float" office:value="2.8259162902832" calcext:value-type="float">
            <text:p>2.8259162903</text:p>
          </table:table-cell>
          <table:table-cell table:formula="of:=[.C53]/([.H53]-[.H52])" office:value-type="float" office:value="102536.872520669" calcext:value-type="float">
            <text:p>102536.872520669</text:p>
          </table:table-cell>
          <table:table-cell table:formula="of:=[.G53]-[.$B53]" office:value-type="float" office:value="0.279287815093994" calcext:value-type="float">
            <text:p>0.2792878151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3146922.58917" calcext:value-type="float">
            <text:p>1443146922.58917</text:p>
          </table:table-cell>
          <table:table-cell office:value-type="float" office:value="4320" calcext:value-type="float">
            <text:p>4320</text:p>
          </table:table-cell>
          <table:table-cell table:formula="of:=[.B54]-[.$B$2]" office:value-type="float" office:value="2.5889630317688" calcext:value-type="float">
            <text:p>2.5889630318</text:p>
          </table:table-cell>
          <table:table-cell table:formula="of:=[.C54]/([.D54]-[.D53])" office:value-type="float" office:value="102044.295465297" calcext:value-type="float">
            <text:p>102044.295465297</text:p>
          </table:table-cell>
          <table:table-cell/>
          <table:table-cell office:value-type="float" office:value="1443146922.86875" calcext:value-type="float">
            <text:p>1443146922.86875</text:p>
          </table:table-cell>
          <table:table-cell table:formula="of:=[.G54]-[.$B$2]" office:value-type="float" office:value="2.86854386329651" calcext:value-type="float">
            <text:p>2.8685438633</text:p>
          </table:table-cell>
          <table:table-cell table:formula="of:=[.C54]/([.H54]-[.H53])" office:value-type="float" office:value="101342.856152087" calcext:value-type="float">
            <text:p>101342.856152087</text:p>
          </table:table-cell>
          <table:table-cell table:formula="of:=[.G54]-[.$B54]" office:value-type="float" office:value="0.27958083152771" calcext:value-type="float">
            <text:p>0.2795808315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3146922.6315" calcext:value-type="float">
            <text:p>1443146922.6315</text:p>
          </table:table-cell>
          <table:table-cell office:value-type="float" office:value="4320" calcext:value-type="float">
            <text:p>4320</text:p>
          </table:table-cell>
          <table:table-cell table:formula="of:=[.B55]-[.$B$2]" office:value-type="float" office:value="2.63129162788391" calcext:value-type="float">
            <text:p>2.6312916279</text:p>
          </table:table-cell>
          <table:table-cell table:formula="of:=[.C55]/([.D55]-[.D54])" office:value-type="float" office:value="102058.664744084" calcext:value-type="float">
            <text:p>102058.664744084</text:p>
          </table:table-cell>
          <table:table-cell/>
          <table:table-cell office:value-type="float" office:value="1443146922.91084" calcext:value-type="float">
            <text:p>1443146922.91084</text:p>
          </table:table-cell>
          <table:table-cell table:formula="of:=[.G55]-[.$B$2]" office:value-type="float" office:value="2.91063261032104" calcext:value-type="float">
            <text:p>2.9106326103</text:p>
          </table:table-cell>
          <table:table-cell table:formula="of:=[.C55]/([.H55]-[.H54])" office:value-type="float" office:value="102640.261480856" calcext:value-type="float">
            <text:p>102640.261480856</text:p>
          </table:table-cell>
          <table:table-cell table:formula="of:=[.G55]-[.$B55]" office:value-type="float" office:value="0.279340982437134" calcext:value-type="float">
            <text:p>0.2793409824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3146922.67384" calcext:value-type="float">
            <text:p>1443146922.67384</text:p>
          </table:table-cell>
          <table:table-cell office:value-type="float" office:value="4320" calcext:value-type="float">
            <text:p>4320</text:p>
          </table:table-cell>
          <table:table-cell table:formula="of:=[.B56]-[.$B$2]" office:value-type="float" office:value="2.67363572120666" calcext:value-type="float">
            <text:p>2.6736357212</text:p>
          </table:table-cell>
          <table:table-cell table:formula="of:=[.C56]/([.D56]-[.D55])" office:value-type="float" office:value="102021.31303349" calcext:value-type="float">
            <text:p>102021.31303349</text:p>
          </table:table-cell>
          <table:table-cell/>
          <table:table-cell office:value-type="float" office:value="1443146922.95335" calcext:value-type="float">
            <text:p>1443146922.95335</text:p>
          </table:table-cell>
          <table:table-cell table:formula="of:=[.G56]-[.$B$2]" office:value-type="float" office:value="2.9531466960907" calcext:value-type="float">
            <text:p>2.9531466961</text:p>
          </table:table-cell>
          <table:table-cell table:formula="of:=[.C56]/([.H56]-[.H55])" office:value-type="float" office:value="101613.38111341" calcext:value-type="float">
            <text:p>101613.38111341</text:p>
          </table:table-cell>
          <table:table-cell table:formula="of:=[.G56]-[.$B56]" office:value-type="float" office:value="0.279510974884033" calcext:value-type="float">
            <text:p>0.2795109749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3146922.71618" calcext:value-type="float">
            <text:p>1443146922.71618</text:p>
          </table:table-cell>
          <table:table-cell office:value-type="float" office:value="4320" calcext:value-type="float">
            <text:p>4320</text:p>
          </table:table-cell>
          <table:table-cell table:formula="of:=[.B57]-[.$B$2]" office:value-type="float" office:value="2.71597361564636" calcext:value-type="float">
            <text:p>2.7159736156</text:p>
          </table:table-cell>
          <table:table-cell table:formula="of:=[.C57]/([.D57]-[.D56])" office:value-type="float" office:value="102036.250436428" calcext:value-type="float">
            <text:p>102036.250436428</text:p>
          </table:table-cell>
          <table:table-cell/>
          <table:table-cell office:value-type="float" office:value="1443146923.03798" calcext:value-type="float">
            <text:p>1443146923.03798</text:p>
          </table:table-cell>
          <table:table-cell table:formula="of:=[.G57]-[.$B$2]" office:value-type="float" office:value="3.03777360916138" calcext:value-type="float">
            <text:p>3.0377736092</text:p>
          </table:table-cell>
          <table:table-cell table:formula="of:=[.C57]/([.H57]-[.H56])" office:value-type="float" office:value="51047.5904561475" calcext:value-type="float">
            <text:p>51047.5904561475</text:p>
          </table:table-cell>
          <table:table-cell table:formula="of:=[.G57]-[.$B57]" office:value-type="float" office:value="0.321799993515015" calcext:value-type="float">
            <text:p>0.3217999935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3146922.75852" calcext:value-type="float">
            <text:p>1443146922.75852</text:p>
          </table:table-cell>
          <table:table-cell office:value-type="float" office:value="4320" calcext:value-type="float">
            <text:p>4320</text:p>
          </table:table-cell>
          <table:table-cell table:formula="of:=[.B58]-[.$B$2]" office:value-type="float" office:value="2.75830769538879" calcext:value-type="float">
            <text:p>2.7583076954</text:p>
          </table:table-cell>
          <table:table-cell table:formula="of:=[.C58]/([.D58]-[.D57])" office:value-type="float" office:value="102045.444858697" calcext:value-type="float">
            <text:p>102045.444858697</text:p>
          </table:table-cell>
          <table:table-cell/>
          <table:table-cell office:value-type="float" office:value="1443146923.05238" calcext:value-type="float">
            <text:p>1443146923.05238</text:p>
          </table:table-cell>
          <table:table-cell table:formula="of:=[.G58]-[.$B$2]" office:value-type="float" office:value="3.05217695236206" calcext:value-type="float">
            <text:p>3.0521769524</text:p>
          </table:table-cell>
          <table:table-cell table:formula="of:=[.C58]/([.H58]-[.H57])" office:value-type="float" office:value="299930.36615242" calcext:value-type="float">
            <text:p>299930.36615242</text:p>
          </table:table-cell>
          <table:table-cell table:formula="of:=[.G58]-[.$B58]" office:value-type="float" office:value="0.293869256973267" calcext:value-type="float">
            <text:p>0.293869257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3146922.80085" calcext:value-type="float">
            <text:p>1443146922.80085</text:p>
          </table:table-cell>
          <table:table-cell office:value-type="float" office:value="4320" calcext:value-type="float">
            <text:p>4320</text:p>
          </table:table-cell>
          <table:table-cell table:formula="of:=[.B59]-[.$B$2]" office:value-type="float" office:value="2.8006432056427" calcext:value-type="float">
            <text:p>2.8006432056</text:p>
          </table:table-cell>
          <table:table-cell table:formula="of:=[.C59]/([.D59]-[.D58])" office:value-type="float" office:value="102041.996756172" calcext:value-type="float">
            <text:p>102041.996756172</text:p>
          </table:table-cell>
          <table:table-cell/>
          <table:table-cell office:value-type="float" office:value="1443146923.08017" calcext:value-type="float">
            <text:p>1443146923.08017</text:p>
          </table:table-cell>
          <table:table-cell table:formula="of:=[.G59]-[.$B$2]" office:value-type="float" office:value="3.07995915412903" calcext:value-type="float">
            <text:p>3.0799591541</text:p>
          </table:table-cell>
          <table:table-cell table:formula="of:=[.C59]/([.H59]-[.H58])" office:value-type="float" office:value="155495.235267363" calcext:value-type="float">
            <text:p>155495.235267363</text:p>
          </table:table-cell>
          <table:table-cell table:formula="of:=[.G59]-[.$B59]" office:value-type="float" office:value="0.279315948486328" calcext:value-type="float">
            <text:p>0.2793159485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3146922.84316" calcext:value-type="float">
            <text:p>1443146922.84316</text:p>
          </table:table-cell>
          <table:table-cell office:value-type="float" office:value="4320" calcext:value-type="float">
            <text:p>4320</text:p>
          </table:table-cell>
          <table:table-cell table:formula="of:=[.B60]-[.$B$2]" office:value-type="float" office:value="2.84294962882996" calcext:value-type="float">
            <text:p>2.8429496288</text:p>
          </table:table-cell>
          <table:table-cell table:formula="of:=[.C60]/([.D60]-[.D59])" office:value-type="float" office:value="102112.154007416" calcext:value-type="float">
            <text:p>102112.154007416</text:p>
          </table:table-cell>
          <table:table-cell/>
          <table:table-cell office:value-type="float" office:value="1443146923.12251" calcext:value-type="float">
            <text:p>1443146923.12251</text:p>
          </table:table-cell>
          <table:table-cell table:formula="of:=[.G60]-[.$B$2]" office:value-type="float" office:value="3.12230014801025" calcext:value-type="float">
            <text:p>3.122300148</text:p>
          </table:table-cell>
          <table:table-cell table:formula="of:=[.C60]/([.H60]-[.H59])" office:value-type="float" office:value="102028.781188236" calcext:value-type="float">
            <text:p>102028.781188236</text:p>
          </table:table-cell>
          <table:table-cell table:formula="of:=[.G60]-[.$B60]" office:value-type="float" office:value="0.279350519180298" calcext:value-type="float">
            <text:p>0.2793505192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3146922.88553" calcext:value-type="float">
            <text:p>1443146922.88553</text:p>
          </table:table-cell>
          <table:table-cell office:value-type="float" office:value="4320" calcext:value-type="float">
            <text:p>4320</text:p>
          </table:table-cell>
          <table:table-cell table:formula="of:=[.B61]-[.$B$2]" office:value-type="float" office:value="2.88532614707947" calcext:value-type="float">
            <text:p>2.8853261471</text:p>
          </table:table-cell>
          <table:table-cell table:formula="of:=[.C61]/([.D61]-[.D60])" office:value-type="float" office:value="101943.250140655" calcext:value-type="float">
            <text:p>101943.250140655</text:p>
          </table:table-cell>
          <table:table-cell/>
          <table:table-cell office:value-type="float" office:value="1443146923.16499" calcext:value-type="float">
            <text:p>1443146923.16499</text:p>
          </table:table-cell>
          <table:table-cell table:formula="of:=[.G61]-[.$B$2]" office:value-type="float" office:value="3.16478371620178" calcext:value-type="float">
            <text:p>3.1647837162</text:p>
          </table:table-cell>
          <table:table-cell table:formula="of:=[.C61]/([.H61]-[.H60])" office:value-type="float" office:value="101686.373906358" calcext:value-type="float">
            <text:p>101686.373906358</text:p>
          </table:table-cell>
          <table:table-cell table:formula="of:=[.G61]-[.$B61]" office:value-type="float" office:value="0.279457569122314" calcext:value-type="float">
            <text:p>0.2794575691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3146922.92785" calcext:value-type="float">
            <text:p>1443146922.92785</text:p>
          </table:table-cell>
          <table:table-cell office:value-type="float" office:value="4320" calcext:value-type="float">
            <text:p>4320</text:p>
          </table:table-cell>
          <table:table-cell table:formula="of:=[.B62]-[.$B$2]" office:value-type="float" office:value="2.92763876914978" calcext:value-type="float">
            <text:p>2.9276387691</text:p>
          </table:table-cell>
          <table:table-cell table:formula="of:=[.C62]/([.D62]-[.D61])" office:value-type="float" office:value="102097.194374324" calcext:value-type="float">
            <text:p>102097.194374324</text:p>
          </table:table-cell>
          <table:table-cell/>
          <table:table-cell office:value-type="float" office:value="1443146923.20746" calcext:value-type="float">
            <text:p>1443146923.20746</text:p>
          </table:table-cell>
          <table:table-cell table:formula="of:=[.G62]-[.$B$2]" office:value-type="float" office:value="3.20725178718567" calcext:value-type="float">
            <text:p>3.2072517872</text:p>
          </table:table-cell>
          <table:table-cell table:formula="of:=[.C62]/([.H62]-[.H61])" office:value-type="float" office:value="101723.480721295" calcext:value-type="float">
            <text:p>101723.480721295</text:p>
          </table:table-cell>
          <table:table-cell table:formula="of:=[.G62]-[.$B62]" office:value-type="float" office:value="0.279613018035889" calcext:value-type="float">
            <text:p>0.279613018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3146922.97018" calcext:value-type="float">
            <text:p>1443146922.97018</text:p>
          </table:table-cell>
          <table:table-cell office:value-type="float" office:value="4320" calcext:value-type="float">
            <text:p>4320</text:p>
          </table:table-cell>
          <table:table-cell table:formula="of:=[.B63]-[.$B$2]" office:value-type="float" office:value="2.9699764251709" calcext:value-type="float">
            <text:p>2.9699764252</text:p>
          </table:table-cell>
          <table:table-cell table:formula="of:=[.C63]/([.D63]-[.D62])" office:value-type="float" office:value="102036.825039279" calcext:value-type="float">
            <text:p>102036.825039279</text:p>
          </table:table-cell>
          <table:table-cell/>
          <table:table-cell office:value-type="float" office:value="1443146923.25074" calcext:value-type="float">
            <text:p>1443146923.25074</text:p>
          </table:table-cell>
          <table:table-cell table:formula="of:=[.G63]-[.$B$2]" office:value-type="float" office:value="3.25052762031555" calcext:value-type="float">
            <text:p>3.2505276203</text:p>
          </table:table-cell>
          <table:table-cell table:formula="of:=[.C63]/([.H63]-[.H62])" office:value-type="float" office:value="99824.7679492265" calcext:value-type="float">
            <text:p>99824.7679492265</text:p>
          </table:table-cell>
          <table:table-cell table:formula="of:=[.G63]-[.$B63]" office:value-type="float" office:value="0.280551195144653" calcext:value-type="float">
            <text:p>0.2805511951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3146923.01278" calcext:value-type="float">
            <text:p>1443146923.01278</text:p>
          </table:table-cell>
          <table:table-cell office:value-type="float" office:value="4320" calcext:value-type="float">
            <text:p>4320</text:p>
          </table:table-cell>
          <table:table-cell table:formula="of:=[.B64]-[.$B$2]" office:value-type="float" office:value="3.01256942749023" calcext:value-type="float">
            <text:p>3.0125694275</text:p>
          </table:table-cell>
          <table:table-cell table:formula="of:=[.C64]/([.D64]-[.D63])" office:value-type="float" office:value="101425.111280283" calcext:value-type="float">
            <text:p>101425.111280283</text:p>
          </table:table-cell>
          <table:table-cell/>
          <table:table-cell office:value-type="float" office:value="1443146923.29397" calcext:value-type="float">
            <text:p>1443146923.29397</text:p>
          </table:table-cell>
          <table:table-cell table:formula="of:=[.G64]-[.$B$2]" office:value-type="float" office:value="3.29376602172852" calcext:value-type="float">
            <text:p>3.2937660217</text:p>
          </table:table-cell>
          <table:table-cell table:formula="of:=[.C64]/([.H64]-[.H63])" office:value-type="float" office:value="99911.1867883433" calcext:value-type="float">
            <text:p>99911.1867883433</text:p>
          </table:table-cell>
          <table:table-cell table:formula="of:=[.G64]-[.$B64]" office:value-type="float" office:value="0.281196594238281" calcext:value-type="float">
            <text:p>0.2811965942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3146923.05609" calcext:value-type="float">
            <text:p>1443146923.05609</text:p>
          </table:table-cell>
          <table:table-cell office:value-type="float" office:value="4320" calcext:value-type="float">
            <text:p>4320</text:p>
          </table:table-cell>
          <table:table-cell table:formula="of:=[.B65]-[.$B$2]" office:value-type="float" office:value="3.05588531494141" calcext:value-type="float">
            <text:p>3.0558853149</text:p>
          </table:table-cell>
          <table:table-cell table:formula="of:=[.C65]/([.D65]-[.D64])" office:value-type="float" office:value="99732.4597093791" calcext:value-type="float">
            <text:p>99732.4597093791</text:p>
          </table:table-cell>
          <table:table-cell/>
          <table:table-cell office:value-type="float" office:value="1443146923.3374" calcext:value-type="float">
            <text:p>1443146923.3374</text:p>
          </table:table-cell>
          <table:table-cell table:formula="of:=[.G65]-[.$B$2]" office:value-type="float" office:value="3.33718943595886" calcext:value-type="float">
            <text:p>3.337189436</text:p>
          </table:table-cell>
          <table:table-cell table:formula="of:=[.C65]/([.H65]-[.H64])" office:value-type="float" office:value="99485.4982402776" calcext:value-type="float">
            <text:p>99485.4982402776</text:p>
          </table:table-cell>
          <table:table-cell table:formula="of:=[.G65]-[.$B65]" office:value-type="float" office:value="0.281304121017456" calcext:value-type="float">
            <text:p>0.281304121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3146923.09944" calcext:value-type="float">
            <text:p>1443146923.09944</text:p>
          </table:table-cell>
          <table:table-cell office:value-type="float" office:value="4320" calcext:value-type="float">
            <text:p>4320</text:p>
          </table:table-cell>
          <table:table-cell table:formula="of:=[.B66]-[.$B$2]" office:value-type="float" office:value="3.09922742843628" calcext:value-type="float">
            <text:p>3.0992274284</text:p>
          </table:table-cell>
          <table:table-cell table:formula="of:=[.C66]/([.D66]-[.D65])" office:value-type="float" office:value="99672.1122173937" calcext:value-type="float">
            <text:p>99672.1122173937</text:p>
          </table:table-cell>
          <table:table-cell/>
          <table:table-cell office:value-type="float" office:value="1443146923.38067" calcext:value-type="float">
            <text:p>1443146923.38067</text:p>
          </table:table-cell>
          <table:table-cell table:formula="of:=[.G66]-[.$B$2]" office:value-type="float" office:value="3.3804669380188" calcext:value-type="float">
            <text:p>3.380466938</text:p>
          </table:table-cell>
          <table:table-cell table:formula="of:=[.C66]/([.H66]-[.H65])" office:value-type="float" office:value="99820.9183611633" calcext:value-type="float">
            <text:p>99820.9183611633</text:p>
          </table:table-cell>
          <table:table-cell table:formula="of:=[.G66]-[.$B66]" office:value-type="float" office:value="0.28123950958252" calcext:value-type="float">
            <text:p>0.2812395096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3146923.14279" calcext:value-type="float">
            <text:p>1443146923.14279</text:p>
          </table:table-cell>
          <table:table-cell office:value-type="float" office:value="4320" calcext:value-type="float">
            <text:p>4320</text:p>
          </table:table-cell>
          <table:table-cell table:formula="of:=[.B67]-[.$B$2]" office:value-type="float" office:value="3.14258122444153" calcext:value-type="float">
            <text:p>3.1425812244</text:p>
          </table:table-cell>
          <table:table-cell table:formula="of:=[.C67]/([.D67]-[.D66])" office:value-type="float" office:value="99645.2536584561" calcext:value-type="float">
            <text:p>99645.2536584561</text:p>
          </table:table-cell>
          <table:table-cell/>
          <table:table-cell office:value-type="float" office:value="1443146923.42396" calcext:value-type="float">
            <text:p>1443146923.42396</text:p>
          </table:table-cell>
          <table:table-cell table:formula="of:=[.G67]-[.$B$2]" office:value-type="float" office:value="3.42375755310059" calcext:value-type="float">
            <text:p>3.4237575531</text:p>
          </table:table-cell>
          <table:table-cell table:formula="of:=[.C67]/([.H67]-[.H66])" office:value-type="float" office:value="99790.6819258264" calcext:value-type="float">
            <text:p>99790.6819258264</text:p>
          </table:table-cell>
          <table:table-cell table:formula="of:=[.G67]-[.$B67]" office:value-type="float" office:value="0.281176328659058" calcext:value-type="float">
            <text:p>0.2811763287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3146923.18614" calcext:value-type="float">
            <text:p>1443146923.18614</text:p>
          </table:table-cell>
          <table:table-cell office:value-type="float" office:value="4320" calcext:value-type="float">
            <text:p>4320</text:p>
          </table:table-cell>
          <table:table-cell table:formula="of:=[.B68]-[.$B$2]" office:value-type="float" office:value="3.1859335899353" calcext:value-type="float">
            <text:p>3.1859335899</text:p>
          </table:table-cell>
          <table:table-cell table:formula="of:=[.C68]/([.D68]-[.D67])" office:value-type="float" office:value="99648.5416838528" calcext:value-type="float">
            <text:p>99648.5416838528</text:p>
          </table:table-cell>
          <table:table-cell/>
          <table:table-cell office:value-type="float" office:value="1443146923.46721" calcext:value-type="float">
            <text:p>1443146923.46721</text:p>
          </table:table-cell>
          <table:table-cell table:formula="of:=[.G68]-[.$B$2]" office:value-type="float" office:value="3.46700572967529" calcext:value-type="float">
            <text:p>3.4670057297</text:p>
          </table:table-cell>
          <table:table-cell table:formula="of:=[.C68]/([.H68]-[.H67])" office:value-type="float" office:value="99888.6043793689" calcext:value-type="float">
            <text:p>99888.6043793689</text:p>
          </table:table-cell>
          <table:table-cell table:formula="of:=[.G68]-[.$B68]" office:value-type="float" office:value="0.28107213973999" calcext:value-type="float">
            <text:p>0.2810721397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3146923.22946" calcext:value-type="float">
            <text:p>1443146923.22946</text:p>
          </table:table-cell>
          <table:table-cell office:value-type="float" office:value="4320" calcext:value-type="float">
            <text:p>4320</text:p>
          </table:table-cell>
          <table:table-cell table:formula="of:=[.B69]-[.$B$2]" office:value-type="float" office:value="3.22925662994385" calcext:value-type="float">
            <text:p>3.2292566299</text:p>
          </table:table-cell>
          <table:table-cell table:formula="of:=[.C69]/([.D69]-[.D68])" office:value-type="float" office:value="99715.9940564636" calcext:value-type="float">
            <text:p>99715.9940564636</text:p>
          </table:table-cell>
          <table:table-cell/>
          <table:table-cell office:value-type="float" office:value="1443146923.51077" calcext:value-type="float">
            <text:p>1443146923.51077</text:p>
          </table:table-cell>
          <table:table-cell table:formula="of:=[.G69]-[.$B$2]" office:value-type="float" office:value="3.51055979728699" calcext:value-type="float">
            <text:p>3.5105597973</text:p>
          </table:table-cell>
          <table:table-cell table:formula="of:=[.C69]/([.H69]-[.H68])" office:value-type="float" office:value="99187.061895456" calcext:value-type="float">
            <text:p>99187.061895456</text:p>
          </table:table-cell>
          <table:table-cell table:formula="of:=[.G69]-[.$B69]" office:value-type="float" office:value="0.28130316734314" calcext:value-type="float">
            <text:p>0.2813031673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3146923.27281" calcext:value-type="float">
            <text:p>1443146923.27281</text:p>
          </table:table-cell>
          <table:table-cell office:value-type="float" office:value="4320" calcext:value-type="float">
            <text:p>4320</text:p>
          </table:table-cell>
          <table:table-cell table:formula="of:=[.B70]-[.$B$2]" office:value-type="float" office:value="3.2725989818573" calcext:value-type="float">
            <text:p>3.2725989819</text:p>
          </table:table-cell>
          <table:table-cell table:formula="of:=[.C70]/([.D70]-[.D69])" office:value-type="float" office:value="99671.5639388088" calcext:value-type="float">
            <text:p>99671.5639388088</text:p>
          </table:table-cell>
          <table:table-cell/>
          <table:table-cell office:value-type="float" office:value="1443146923.5541" calcext:value-type="float">
            <text:p>1443146923.5541</text:p>
          </table:table-cell>
          <table:table-cell table:formula="of:=[.G70]-[.$B$2]" office:value-type="float" office:value="3.5538911819458" calcext:value-type="float">
            <text:p>3.5538911819</text:p>
          </table:table-cell>
          <table:table-cell table:formula="of:=[.C70]/([.H70]-[.H69])" office:value-type="float" office:value="99696.7909983768" calcext:value-type="float">
            <text:p>99696.7909983768</text:p>
          </table:table-cell>
          <table:table-cell table:formula="of:=[.G70]-[.$B70]" office:value-type="float" office:value="0.281292200088501" calcext:value-type="float">
            <text:p>0.2812922001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3146923.31612" calcext:value-type="float">
            <text:p>1443146923.31612</text:p>
          </table:table-cell>
          <table:table-cell office:value-type="float" office:value="4320" calcext:value-type="float">
            <text:p>4320</text:p>
          </table:table-cell>
          <table:table-cell table:formula="of:=[.B71]-[.$B$2]" office:value-type="float" office:value="3.31591725349426" calcext:value-type="float">
            <text:p>3.3159172535</text:p>
          </table:table-cell>
          <table:table-cell table:formula="of:=[.C71]/([.D71]-[.D70])" office:value-type="float" office:value="99726.9705542407" calcext:value-type="float">
            <text:p>99726.9705542407</text:p>
          </table:table-cell>
          <table:table-cell/>
          <table:table-cell office:value-type="float" office:value="1443146923.59735" calcext:value-type="float">
            <text:p>1443146923.59735</text:p>
          </table:table-cell>
          <table:table-cell table:formula="of:=[.G71]-[.$B$2]" office:value-type="float" office:value="3.59714579582214" calcext:value-type="float">
            <text:p>3.5971457958</text:p>
          </table:table-cell>
          <table:table-cell table:formula="of:=[.C71]/([.H71]-[.H70])" office:value-type="float" office:value="99873.7386108707" calcext:value-type="float">
            <text:p>99873.7386108707</text:p>
          </table:table-cell>
          <table:table-cell table:formula="of:=[.G71]-[.$B71]" office:value-type="float" office:value="0.281228542327881" calcext:value-type="float">
            <text:p>0.2812285423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3146923.35944" calcext:value-type="float">
            <text:p>1443146923.35944</text:p>
          </table:table-cell>
          <table:table-cell office:value-type="float" office:value="4320" calcext:value-type="float">
            <text:p>4320</text:p>
          </table:table-cell>
          <table:table-cell table:formula="of:=[.B72]-[.$B$2]" office:value-type="float" office:value="3.35923433303833" calcext:value-type="float">
            <text:p>3.359234333</text:p>
          </table:table-cell>
          <table:table-cell table:formula="of:=[.C72]/([.D72]-[.D71])" office:value-type="float" office:value="99729.7150562787" calcext:value-type="float">
            <text:p>99729.7150562787</text:p>
          </table:table-cell>
          <table:table-cell/>
          <table:table-cell office:value-type="float" office:value="1443146923.64051" calcext:value-type="float">
            <text:p>1443146923.64051</text:p>
          </table:table-cell>
          <table:table-cell table:formula="of:=[.G72]-[.$B$2]" office:value-type="float" office:value="3.64029908180237" calcext:value-type="float">
            <text:p>3.6402990818</text:p>
          </table:table-cell>
          <table:table-cell table:formula="of:=[.C72]/([.H72]-[.H71])" office:value-type="float" office:value="100108.251361894" calcext:value-type="float">
            <text:p>100108.251361894</text:p>
          </table:table-cell>
          <table:table-cell table:formula="of:=[.G72]-[.$B72]" office:value-type="float" office:value="0.281064748764038" calcext:value-type="float">
            <text:p>0.2810647488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3146923.40278" calcext:value-type="float">
            <text:p>1443146923.40278</text:p>
          </table:table-cell>
          <table:table-cell office:value-type="float" office:value="4320" calcext:value-type="float">
            <text:p>4320</text:p>
          </table:table-cell>
          <table:table-cell table:formula="of:=[.B73]-[.$B$2]" office:value-type="float" office:value="3.40257596969604" calcext:value-type="float">
            <text:p>3.4025759697</text:p>
          </table:table-cell>
          <table:table-cell table:formula="of:=[.C73]/([.D73]-[.D72])" office:value-type="float" office:value="99673.2087926596" calcext:value-type="float">
            <text:p>99673.2087926596</text:p>
          </table:table-cell>
          <table:table-cell/>
          <table:table-cell office:value-type="float" office:value="1443146923.6838" calcext:value-type="float">
            <text:p>1443146923.6838</text:p>
          </table:table-cell>
          <table:table-cell table:formula="of:=[.G73]-[.$B$2]" office:value-type="float" office:value="3.68358969688416" calcext:value-type="float">
            <text:p>3.6835896969</text:p>
          </table:table-cell>
          <table:table-cell table:formula="of:=[.C73]/([.H73]-[.H72])" office:value-type="float" office:value="99790.6819258264" calcext:value-type="float">
            <text:p>99790.6819258264</text:p>
          </table:table-cell>
          <table:table-cell table:formula="of:=[.G73]-[.$B73]" office:value-type="float" office:value="0.28101372718811" calcext:value-type="float">
            <text:p>0.2810137272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3146923.44609" calcext:value-type="float">
            <text:p>1443146923.44609</text:p>
          </table:table-cell>
          <table:table-cell office:value-type="float" office:value="4320" calcext:value-type="float">
            <text:p>4320</text:p>
          </table:table-cell>
          <table:table-cell table:formula="of:=[.B74]-[.$B$2]" office:value-type="float" office:value="3.44588375091553" calcext:value-type="float">
            <text:p>3.4458837509</text:p>
          </table:table-cell>
          <table:table-cell table:formula="of:=[.C74]/([.D74]-[.D73])" office:value-type="float" office:value="99751.1273576077" calcext:value-type="float">
            <text:p>99751.1273576077</text:p>
          </table:table-cell>
          <table:table-cell/>
          <table:table-cell office:value-type="float" office:value="1443146923.72722" calcext:value-type="float">
            <text:p>1443146923.72722</text:p>
          </table:table-cell>
          <table:table-cell table:formula="of:=[.G74]-[.$B$2]" office:value-type="float" office:value="3.72701263427734" calcext:value-type="float">
            <text:p>3.7270126343</text:p>
          </table:table-cell>
          <table:table-cell table:formula="of:=[.C74]/([.H74]-[.H73])" office:value-type="float" office:value="99486.5907131758" calcext:value-type="float">
            <text:p>99486.5907131758</text:p>
          </table:table-cell>
          <table:table-cell table:formula="of:=[.G74]-[.$B74]" office:value-type="float" office:value="0.281128883361816" calcext:value-type="float">
            <text:p>0.2811288834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3146923.48943" calcext:value-type="float">
            <text:p>1443146923.48943</text:p>
          </table:table-cell>
          <table:table-cell office:value-type="float" office:value="4320" calcext:value-type="float">
            <text:p>4320</text:p>
          </table:table-cell>
          <table:table-cell table:formula="of:=[.B75]-[.$B$2]" office:value-type="float" office:value="3.48922443389893" calcext:value-type="float">
            <text:p>3.4892244339</text:p>
          </table:table-cell>
          <table:table-cell table:formula="of:=[.C75]/([.D75]-[.D74])" office:value-type="float" office:value="99675.4020155789" calcext:value-type="float">
            <text:p>99675.4020155789</text:p>
          </table:table-cell>
          <table:table-cell/>
          <table:table-cell office:value-type="float" office:value="1443146923.7704" calcext:value-type="float">
            <text:p>1443146923.7704</text:p>
          </table:table-cell>
          <table:table-cell table:formula="of:=[.G75]-[.$B$2]" office:value-type="float" office:value="3.77018928527832" calcext:value-type="float">
            <text:p>3.7701892853</text:p>
          </table:table-cell>
          <table:table-cell table:formula="of:=[.C75]/([.H75]-[.H74])" office:value-type="float" office:value="100054.077837169" calcext:value-type="float">
            <text:p>100054.077837169</text:p>
          </table:table-cell>
          <table:table-cell table:formula="of:=[.G75]-[.$B75]" office:value-type="float" office:value="0.280964851379395" calcext:value-type="float">
            <text:p>0.2809648514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3146923.53277" calcext:value-type="float">
            <text:p>1443146923.53277</text:p>
          </table:table-cell>
          <table:table-cell office:value-type="float" office:value="4320" calcext:value-type="float">
            <text:p>4320</text:p>
          </table:table-cell>
          <table:table-cell table:formula="of:=[.B76]-[.$B$2]" office:value-type="float" office:value="3.53256344795227" calcext:value-type="float">
            <text:p>3.532563448</text:p>
          </table:table-cell>
          <table:table-cell table:formula="of:=[.C76]/([.D76]-[.D75])" office:value-type="float" office:value="99679.2403879479" calcext:value-type="float">
            <text:p>99679.2403879479</text:p>
          </table:table-cell>
          <table:table-cell/>
          <table:table-cell office:value-type="float" office:value="1443146923.81386" calcext:value-type="float">
            <text:p>1443146923.81386</text:p>
          </table:table-cell>
          <table:table-cell table:formula="of:=[.G76]-[.$B$2]" office:value-type="float" office:value="3.81364893913269" calcext:value-type="float">
            <text:p>3.8136489391</text:p>
          </table:table-cell>
          <table:table-cell table:formula="of:=[.C76]/([.H76]-[.H75])" office:value-type="float" office:value="99402.5404453515" calcext:value-type="float">
            <text:p>99402.5404453515</text:p>
          </table:table-cell>
          <table:table-cell table:formula="of:=[.G76]-[.$B76]" office:value-type="float" office:value="0.28108549118042" calcext:value-type="float">
            <text:p>0.2810854912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3146923.57612" calcext:value-type="float">
            <text:p>1443146923.57612</text:p>
          </table:table-cell>
          <table:table-cell office:value-type="float" office:value="4320" calcext:value-type="float">
            <text:p>4320</text:p>
          </table:table-cell>
          <table:table-cell table:formula="of:=[.B77]-[.$B$2]" office:value-type="float" office:value="3.57591199874878" calcext:value-type="float">
            <text:p>3.5759119987</text:p>
          </table:table-cell>
          <table:table-cell table:formula="of:=[.C77]/([.D77]-[.D76])" office:value-type="float" office:value="99657.3108125203" calcext:value-type="float">
            <text:p>99657.3108125203</text:p>
          </table:table-cell>
          <table:table-cell/>
          <table:table-cell office:value-type="float" office:value="1443146923.8571" calcext:value-type="float">
            <text:p>1443146923.8571</text:p>
          </table:table-cell>
          <table:table-cell table:formula="of:=[.G77]-[.$B$2]" office:value-type="float" office:value="3.85689258575439" calcext:value-type="float">
            <text:p>3.8568925858</text:p>
          </table:table-cell>
          <table:table-cell table:formula="of:=[.C77]/([.H77]-[.H76])" office:value-type="float" office:value="99899.0681288146" calcext:value-type="float">
            <text:p>99899.0681288146</text:p>
          </table:table-cell>
          <table:table-cell table:formula="of:=[.G77]-[.$B77]" office:value-type="float" office:value="0.280980587005615" calcext:value-type="float">
            <text:p>0.280980587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3146923.61948" calcext:value-type="float">
            <text:p>1443146923.61948</text:p>
          </table:table-cell>
          <table:table-cell office:value-type="float" office:value="4320" calcext:value-type="float">
            <text:p>4320</text:p>
          </table:table-cell>
          <table:table-cell table:formula="of:=[.B78]-[.$B$2]" office:value-type="float" office:value="3.61926937103271" calcext:value-type="float">
            <text:p>3.619269371</text:p>
          </table:table-cell>
          <table:table-cell table:formula="of:=[.C78]/([.D78]-[.D77])" office:value-type="float" office:value="99637.0345441948" calcext:value-type="float">
            <text:p>99637.0345441948</text:p>
          </table:table-cell>
          <table:table-cell/>
          <table:table-cell office:value-type="float" office:value="1443146923.90047" calcext:value-type="float">
            <text:p>1443146923.90047</text:p>
          </table:table-cell>
          <table:table-cell table:formula="of:=[.G78]-[.$B$2]" office:value-type="float" office:value="3.9002628326416" calcext:value-type="float">
            <text:p>3.9002628326</text:p>
          </table:table-cell>
          <table:table-cell table:formula="of:=[.C78]/([.H78]-[.H77])" office:value-type="float" office:value="99607.4569562636" calcext:value-type="float">
            <text:p>99607.4569562636</text:p>
          </table:table-cell>
          <table:table-cell table:formula="of:=[.G78]-[.$B78]" office:value-type="float" office:value="0.280993461608887" calcext:value-type="float">
            <text:p>0.2809934616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3146923.6628" calcext:value-type="float">
            <text:p>1443146923.6628</text:p>
          </table:table-cell>
          <table:table-cell office:value-type="float" office:value="4320" calcext:value-type="float">
            <text:p>4320</text:p>
          </table:table-cell>
          <table:table-cell table:formula="of:=[.B79]-[.$B$2]" office:value-type="float" office:value="3.66259717941284" calcext:value-type="float">
            <text:p>3.6625971794</text:p>
          </table:table-cell>
          <table:table-cell table:formula="of:=[.C79]/([.D79]-[.D78])" office:value-type="float" office:value="99705.0199746877" calcext:value-type="float">
            <text:p>99705.0199746877</text:p>
          </table:table-cell>
          <table:table-cell/>
          <table:table-cell office:value-type="float" office:value="1443146923.94395" calcext:value-type="float">
            <text:p>1443146923.94395</text:p>
          </table:table-cell>
          <table:table-cell table:formula="of:=[.G79]-[.$B$2]" office:value-type="float" office:value="3.94374179840088" calcext:value-type="float">
            <text:p>3.9437417984</text:p>
          </table:table-cell>
          <table:table-cell table:formula="of:=[.C79]/([.H79]-[.H78])" office:value-type="float" office:value="99358.3891557544" calcext:value-type="float">
            <text:p>99358.3891557544</text:p>
          </table:table-cell>
          <table:table-cell table:formula="of:=[.G79]-[.$B79]" office:value-type="float" office:value="0.281144618988037" calcext:value-type="float">
            <text:p>0.281144619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3146923.7061" calcext:value-type="float">
            <text:p>1443146923.7061</text:p>
          </table:table-cell>
          <table:table-cell office:value-type="float" office:value="4320" calcext:value-type="float">
            <text:p>4320</text:p>
          </table:table-cell>
          <table:table-cell table:formula="of:=[.B80]-[.$B$2]" office:value-type="float" office:value="3.70589685440063" calcext:value-type="float">
            <text:p>3.7058968544</text:p>
          </table:table-cell>
          <table:table-cell table:formula="of:=[.C80]/([.D80]-[.D79])" office:value-type="float" office:value="99769.8019954628" calcext:value-type="float">
            <text:p>99769.8019954628</text:p>
          </table:table-cell>
          <table:table-cell/>
          <table:table-cell office:value-type="float" office:value="1443146923.98727" calcext:value-type="float">
            <text:p>1443146923.98727</text:p>
          </table:table-cell>
          <table:table-cell table:formula="of:=[.G80]-[.$B$2]" office:value-type="float" office:value="3.98706197738647" calcext:value-type="float">
            <text:p>3.9870619774</text:p>
          </table:table-cell>
          <table:table-cell table:formula="of:=[.C80]/([.H80]-[.H79])" office:value-type="float" office:value="99722.5796651587" calcext:value-type="float">
            <text:p>99722.5796651587</text:p>
          </table:table-cell>
          <table:table-cell table:formula="of:=[.G80]-[.$B80]" office:value-type="float" office:value="0.28116512298584" calcext:value-type="float">
            <text:p>0.281165123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3146923.74943" calcext:value-type="float">
            <text:p>1443146923.74943</text:p>
          </table:table-cell>
          <table:table-cell office:value-type="float" office:value="4320" calcext:value-type="float">
            <text:p>4320</text:p>
          </table:table-cell>
          <table:table-cell table:formula="of:=[.B81]-[.$B$2]" office:value-type="float" office:value="3.74922394752502" calcext:value-type="float">
            <text:p>3.7492239475</text:p>
          </table:table-cell>
          <table:table-cell table:formula="of:=[.C81]/([.D81]-[.D80])" office:value-type="float" office:value="99706.6659329654" calcext:value-type="float">
            <text:p>99706.6659329654</text:p>
          </table:table-cell>
          <table:table-cell/>
          <table:table-cell office:value-type="float" office:value="1443146924.03077" calcext:value-type="float">
            <text:p>1443146924.03077</text:p>
          </table:table-cell>
          <table:table-cell table:formula="of:=[.G81]-[.$B$2]" office:value-type="float" office:value="4.03056478500366" calcext:value-type="float">
            <text:p>4.030564785</text:p>
          </table:table-cell>
          <table:table-cell table:formula="of:=[.C81]/([.H81]-[.H80])" office:value-type="float" office:value="99303.9354612417" calcext:value-type="float">
            <text:p>99303.9354612417</text:p>
          </table:table-cell>
          <table:table-cell table:formula="of:=[.G81]-[.$B81]" office:value-type="float" office:value="0.281340837478638" calcext:value-type="float">
            <text:p>0.2813408375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3146923.79273" calcext:value-type="float">
            <text:p>1443146923.79273</text:p>
          </table:table-cell>
          <table:table-cell office:value-type="float" office:value="4320" calcext:value-type="float">
            <text:p>4320</text:p>
          </table:table-cell>
          <table:table-cell table:formula="of:=[.B82]-[.$B$2]" office:value-type="float" office:value="3.79252171516418" calcext:value-type="float">
            <text:p>3.7925217152</text:p>
          </table:table-cell>
          <table:table-cell table:formula="of:=[.C82]/([.D82]-[.D81])" office:value-type="float" office:value="99774.197044118" calcext:value-type="float">
            <text:p>99774.197044118</text:p>
          </table:table-cell>
          <table:table-cell/>
          <table:table-cell office:value-type="float" office:value="1443146924.04512" calcext:value-type="float">
            <text:p>1443146924.04512</text:p>
          </table:table-cell>
          <table:table-cell table:formula="of:=[.G82]-[.$B$2]" office:value-type="float" office:value="4.04491448402405" calcext:value-type="float">
            <text:p>4.044914484</text:p>
          </table:table-cell>
          <table:table-cell table:formula="of:=[.C82]/([.H82]-[.H81])" office:value-type="float" office:value="301051.610480669" calcext:value-type="float">
            <text:p>301051.610480669</text:p>
          </table:table-cell>
          <table:table-cell table:formula="of:=[.G82]-[.$B82]" office:value-type="float" office:value="0.252392768859863" calcext:value-type="float">
            <text:p>0.2523927689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3146923.83604" calcext:value-type="float">
            <text:p>1443146923.83604</text:p>
          </table:table-cell>
          <table:table-cell office:value-type="float" office:value="4320" calcext:value-type="float">
            <text:p>4320</text:p>
          </table:table-cell>
          <table:table-cell table:formula="of:=[.B83]-[.$B$2]" office:value-type="float" office:value="3.83583641052246" calcext:value-type="float">
            <text:p>3.8358364105</text:p>
          </table:table-cell>
          <table:table-cell table:formula="of:=[.C83]/([.D83]-[.D82])" office:value-type="float" office:value="99735.2045135544" calcext:value-type="float">
            <text:p>99735.2045135544</text:p>
          </table:table-cell>
          <table:table-cell/>
          <table:table-cell office:value-type="float" office:value="1443146924.07395" calcext:value-type="float">
            <text:p>1443146924.07395</text:p>
          </table:table-cell>
          <table:table-cell table:formula="of:=[.G83]-[.$B$2]" office:value-type="float" office:value="4.07374453544617" calcext:value-type="float">
            <text:p>4.0737445354</text:p>
          </table:table-cell>
          <table:table-cell table:formula="of:=[.C83]/([.H83]-[.H82])" office:value-type="float" office:value="149843.645325086" calcext:value-type="float">
            <text:p>149843.645325086</text:p>
          </table:table-cell>
          <table:table-cell table:formula="of:=[.G83]-[.$B83]" office:value-type="float" office:value="0.237908124923706" calcext:value-type="float">
            <text:p>0.2379081249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3146923.87939" calcext:value-type="float">
            <text:p>1443146923.87939</text:p>
          </table:table-cell>
          <table:table-cell office:value-type="float" office:value="4320" calcext:value-type="float">
            <text:p>4320</text:p>
          </table:table-cell>
          <table:table-cell table:formula="of:=[.B84]-[.$B$2]" office:value-type="float" office:value="3.87918424606323" calcext:value-type="float">
            <text:p>3.8791842461</text:p>
          </table:table-cell>
          <table:table-cell table:formula="of:=[.C84]/([.D84]-[.D83])" office:value-type="float" office:value="99658.9551959695" calcext:value-type="float">
            <text:p>99658.9551959695</text:p>
          </table:table-cell>
          <table:table-cell/>
          <table:table-cell office:value-type="float" office:value="1443146924.11723" calcext:value-type="float">
            <text:p>1443146924.11723</text:p>
          </table:table-cell>
          <table:table-cell table:formula="of:=[.G84]-[.$B$2]" office:value-type="float" office:value="4.11702036857605" calcext:value-type="float">
            <text:p>4.1170203686</text:p>
          </table:table-cell>
          <table:table-cell table:formula="of:=[.C84]/([.H84]-[.H83])" office:value-type="float" office:value="99824.7679492265" calcext:value-type="float">
            <text:p>99824.7679492265</text:p>
          </table:table-cell>
          <table:table-cell table:formula="of:=[.G84]-[.$B84]" office:value-type="float" office:value="0.237836122512817" calcext:value-type="float">
            <text:p>0.2378361225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3146923.9227" calcext:value-type="float">
            <text:p>1443146923.9227</text:p>
          </table:table-cell>
          <table:table-cell office:value-type="float" office:value="4320" calcext:value-type="float">
            <text:p>4320</text:p>
          </table:table-cell>
          <table:table-cell table:formula="of:=[.B85]-[.$B$2]" office:value-type="float" office:value="3.92249226570129" calcext:value-type="float">
            <text:p>3.9224922657</text:p>
          </table:table-cell>
          <table:table-cell table:formula="of:=[.C85]/([.D85]-[.D84])" office:value-type="float" office:value="99750.5782093841" calcext:value-type="float">
            <text:p>99750.5782093841</text:p>
          </table:table-cell>
          <table:table-cell/>
          <table:table-cell office:value-type="float" office:value="1443146924.16067" calcext:value-type="float">
            <text:p>1443146924.16067</text:p>
          </table:table-cell>
          <table:table-cell table:formula="of:=[.G85]-[.$B$2]" office:value-type="float" office:value="4.16046714782715" calcext:value-type="float">
            <text:p>4.1604671478</text:p>
          </table:table-cell>
          <table:table-cell table:formula="of:=[.C85]/([.H85]-[.H84])" office:value-type="float" office:value="99431.9964440347" calcext:value-type="float">
            <text:p>99431.9964440347</text:p>
          </table:table-cell>
          <table:table-cell table:formula="of:=[.G85]-[.$B85]" office:value-type="float" office:value="0.237974882125854" calcext:value-type="float">
            <text:p>0.237974882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3146923.96606" calcext:value-type="float">
            <text:p>1443146923.96606</text:p>
          </table:table-cell>
          <table:table-cell office:value-type="float" office:value="4320" calcext:value-type="float">
            <text:p>4320</text:p>
          </table:table-cell>
          <table:table-cell table:formula="of:=[.B86]-[.$B$2]" office:value-type="float" office:value="3.96584868431091" calcext:value-type="float">
            <text:p>3.9658486843</text:p>
          </table:table-cell>
          <table:table-cell table:formula="of:=[.C86]/([.D86]-[.D85])" office:value-type="float" office:value="99639.2261754193" calcext:value-type="float">
            <text:p>99639.2261754193</text:p>
          </table:table-cell>
          <table:table-cell/>
          <table:table-cell office:value-type="float" office:value="1443146924.20396" calcext:value-type="float">
            <text:p>1443146924.20396</text:p>
          </table:table-cell>
          <table:table-cell table:formula="of:=[.G86]-[.$B$2]" office:value-type="float" office:value="4.2037525177002" calcext:value-type="float">
            <text:p>4.2037525177</text:p>
          </table:table-cell>
          <table:table-cell table:formula="of:=[.C86]/([.H86]-[.H85])" office:value-type="float" office:value="99802.7743015775" calcext:value-type="float">
            <text:p>99802.7743015775</text:p>
          </table:table-cell>
          <table:table-cell table:formula="of:=[.G86]-[.$B86]" office:value-type="float" office:value="0.237903833389282" calcext:value-type="float">
            <text:p>0.2379038334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3146924.00936" calcext:value-type="float">
            <text:p>1443146924.00936</text:p>
          </table:table-cell>
          <table:table-cell office:value-type="float" office:value="4320" calcext:value-type="float">
            <text:p>4320</text:p>
          </table:table-cell>
          <table:table-cell table:formula="of:=[.B87]-[.$B$2]" office:value-type="float" office:value="4.00914978981018" calcext:value-type="float">
            <text:p>4.0091497898</text:p>
          </table:table-cell>
          <table:table-cell table:formula="of:=[.C87]/([.D87]-[.D86])" office:value-type="float" office:value="99766.5059630653" calcext:value-type="float">
            <text:p>99766.5059630653</text:p>
          </table:table-cell>
          <table:table-cell/>
          <table:table-cell office:value-type="float" office:value="1443146924.24705" calcext:value-type="float">
            <text:p>1443146924.24705</text:p>
          </table:table-cell>
          <table:table-cell table:formula="of:=[.G87]-[.$B$2]" office:value-type="float" office:value="4.24684739112854" calcext:value-type="float">
            <text:p>4.2468473911</text:p>
          </table:table-cell>
          <table:table-cell table:formula="of:=[.C87]/([.H87]-[.H86])" office:value-type="float" office:value="100243.942175234" calcext:value-type="float">
            <text:p>100243.942175234</text:p>
          </table:table-cell>
          <table:table-cell table:formula="of:=[.G87]-[.$B87]" office:value-type="float" office:value="0.237697601318359" calcext:value-type="float">
            <text:p>0.2376976013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3146924.05249" calcext:value-type="float">
            <text:p>1443146924.05249</text:p>
          </table:table-cell>
          <table:table-cell office:value-type="float" office:value="4320" calcext:value-type="float">
            <text:p>4320</text:p>
          </table:table-cell>
          <table:table-cell table:formula="of:=[.B88]-[.$B$2]" office:value-type="float" office:value="4.05228614807129" calcext:value-type="float">
            <text:p>4.0522861481</text:p>
          </table:table-cell>
          <table:table-cell table:formula="of:=[.C88]/([.D88]-[.D87])" office:value-type="float" office:value="100147.536188629" calcext:value-type="float">
            <text:p>100147.536188629</text:p>
          </table:table-cell>
          <table:table-cell/>
          <table:table-cell office:value-type="float" office:value="1443146924.29018" calcext:value-type="float">
            <text:p>1443146924.29018</text:p>
          </table:table-cell>
          <table:table-cell table:formula="of:=[.G88]-[.$B$2]" office:value-type="float" office:value="4.28997397422791" calcext:value-type="float">
            <text:p>4.2899739742</text:p>
          </table:table-cell>
          <table:table-cell table:formula="of:=[.C88]/([.H88]-[.H87])" office:value-type="float" office:value="100170.235839147" calcext:value-type="float">
            <text:p>100170.235839147</text:p>
          </table:table-cell>
          <table:table-cell table:formula="of:=[.G88]-[.$B88]" office:value-type="float" office:value="0.237687826156616" calcext:value-type="float">
            <text:p>0.2376878262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3146924.09562" calcext:value-type="float">
            <text:p>1443146924.09562</text:p>
          </table:table-cell>
          <table:table-cell office:value-type="float" office:value="4320" calcext:value-type="float">
            <text:p>4320</text:p>
          </table:table-cell>
          <table:table-cell table:formula="of:=[.B89]-[.$B$2]" office:value-type="float" office:value="4.09541583061218" calcext:value-type="float">
            <text:p>4.0954158306</text:p>
          </table:table-cell>
          <table:table-cell table:formula="of:=[.C89]/([.D89]-[.D88])" office:value-type="float" office:value="100163.037274943" calcext:value-type="float">
            <text:p>100163.037274943</text:p>
          </table:table-cell>
          <table:table-cell/>
          <table:table-cell office:value-type="float" office:value="1443146924.37649" calcext:value-type="float">
            <text:p>1443146924.37649</text:p>
          </table:table-cell>
          <table:table-cell table:formula="of:=[.G89]-[.$B$2]" office:value-type="float" office:value="4.37627983093262" calcext:value-type="float">
            <text:p>4.3762798309</text:p>
          </table:table-cell>
          <table:table-cell table:formula="of:=[.C89]/([.H89]-[.H88])" office:value-type="float" office:value="50054.5405021644" calcext:value-type="float">
            <text:p>50054.5405021644</text:p>
          </table:table-cell>
          <table:table-cell table:formula="of:=[.G89]-[.$B89]" office:value-type="float" office:value="0.280864000320435" calcext:value-type="float">
            <text:p>0.2808640003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3146924.13875" calcext:value-type="float">
            <text:p>1443146924.13875</text:p>
          </table:table-cell>
          <table:table-cell office:value-type="float" office:value="4320" calcext:value-type="float">
            <text:p>4320</text:p>
          </table:table-cell>
          <table:table-cell table:formula="of:=[.B90]-[.$B$2]" office:value-type="float" office:value="4.13854336738586" calcext:value-type="float">
            <text:p>4.1385433674</text:p>
          </table:table-cell>
          <table:table-cell table:formula="of:=[.C90]/([.D90]-[.D89])" office:value-type="float" office:value="100168.020786113" calcext:value-type="float">
            <text:p>100168.020786113</text:p>
          </table:table-cell>
          <table:table-cell/>
          <table:table-cell office:value-type="float" office:value="1443146924.4195" calcext:value-type="float">
            <text:p>1443146924.4195</text:p>
          </table:table-cell>
          <table:table-cell table:formula="of:=[.G90]-[.$B$2]" office:value-type="float" office:value="4.4192910194397" calcext:value-type="float">
            <text:p>4.4192910194</text:p>
          </table:table-cell>
          <table:table-cell table:formula="of:=[.C90]/([.H90]-[.H89])" office:value-type="float" office:value="100438.982272924" calcext:value-type="float">
            <text:p>100438.982272924</text:p>
          </table:table-cell>
          <table:table-cell table:formula="of:=[.G90]-[.$B90]" office:value-type="float" office:value="0.280747652053833" calcext:value-type="float">
            <text:p>0.280747652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3146924.18188" calcext:value-type="float">
            <text:p>1443146924.18188</text:p>
          </table:table-cell>
          <table:table-cell office:value-type="float" office:value="4320" calcext:value-type="float">
            <text:p>4320</text:p>
          </table:table-cell>
          <table:table-cell table:formula="of:=[.B91]-[.$B$2]" office:value-type="float" office:value="4.18167400360107" calcext:value-type="float">
            <text:p>4.1816740036</text:p>
          </table:table-cell>
          <table:table-cell table:formula="of:=[.C91]/([.D91]-[.D90])" office:value-type="float" office:value="100160.822540256" calcext:value-type="float">
            <text:p>100160.822540256</text:p>
          </table:table-cell>
          <table:table-cell/>
          <table:table-cell office:value-type="float" office:value="1443146924.46273" calcext:value-type="float">
            <text:p>1443146924.46273</text:p>
          </table:table-cell>
          <table:table-cell table:formula="of:=[.G91]-[.$B$2]" office:value-type="float" office:value="4.46251916885376" calcext:value-type="float">
            <text:p>4.4625191689</text:p>
          </table:table-cell>
          <table:table-cell table:formula="of:=[.C91]/([.H91]-[.H90])" office:value-type="float" office:value="99934.8817507942" calcext:value-type="float">
            <text:p>99934.8817507942</text:p>
          </table:table-cell>
          <table:table-cell table:formula="of:=[.G91]-[.$B91]" office:value-type="float" office:value="0.280845165252686" calcext:value-type="float">
            <text:p>0.2808451653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3146924.22502" calcext:value-type="float">
            <text:p>1443146924.22502</text:p>
          </table:table-cell>
          <table:table-cell office:value-type="float" office:value="4320" calcext:value-type="float">
            <text:p>4320</text:p>
          </table:table-cell>
          <table:table-cell table:formula="of:=[.B92]-[.$B$2]" office:value-type="float" office:value="4.22481393814087" calcext:value-type="float">
            <text:p>4.2248139381</text:p>
          </table:table-cell>
          <table:table-cell table:formula="of:=[.C92]/([.D92]-[.D91])" office:value-type="float" office:value="100139.234008688" calcext:value-type="float">
            <text:p>100139.234008688</text:p>
          </table:table-cell>
          <table:table-cell/>
          <table:table-cell office:value-type="float" office:value="1443146924.50581" calcext:value-type="float">
            <text:p>1443146924.50581</text:p>
          </table:table-cell>
          <table:table-cell table:formula="of:=[.G92]-[.$B$2]" office:value-type="float" office:value="4.50560355186462" calcext:value-type="float">
            <text:p>4.5056035519</text:p>
          </table:table-cell>
          <table:table-cell table:formula="of:=[.C92]/([.H92]-[.H91])" office:value-type="float" office:value="100268.350109845" calcext:value-type="float">
            <text:p>100268.350109845</text:p>
          </table:table-cell>
          <table:table-cell table:formula="of:=[.G92]-[.$B92]" office:value-type="float" office:value="0.280789613723755" calcext:value-type="float">
            <text:p>0.2807896137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3146924.26816" calcext:value-type="float">
            <text:p>1443146924.26816</text:p>
          </table:table-cell>
          <table:table-cell office:value-type="float" office:value="4320" calcext:value-type="float">
            <text:p>4320</text:p>
          </table:table-cell>
          <table:table-cell table:formula="of:=[.B93]-[.$B$2]" office:value-type="float" office:value="4.26794958114624" calcext:value-type="float">
            <text:p>4.2679495811</text:p>
          </table:table-cell>
          <table:table-cell table:formula="of:=[.C93]/([.D93]-[.D92])" office:value-type="float" office:value="100149.196789812" calcext:value-type="float">
            <text:p>100149.196789812</text:p>
          </table:table-cell>
          <table:table-cell/>
          <table:table-cell office:value-type="float" office:value="1443146924.54894" calcext:value-type="float">
            <text:p>1443146924.54894</text:p>
          </table:table-cell>
          <table:table-cell table:formula="of:=[.G93]-[.$B$2]" office:value-type="float" office:value="4.54873657226563" calcext:value-type="float">
            <text:p>4.5487365723</text:p>
          </table:table-cell>
          <table:table-cell table:formula="of:=[.C93]/([.H93]-[.H92])" office:value-type="float" office:value="100155.286132008" calcext:value-type="float">
            <text:p>100155.286132008</text:p>
          </table:table-cell>
          <table:table-cell table:formula="of:=[.G93]-[.$B93]" office:value-type="float" office:value="0.280786991119385" calcext:value-type="float">
            <text:p>0.280786991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3146924.31129" calcext:value-type="float">
            <text:p>1443146924.31129</text:p>
          </table:table-cell>
          <table:table-cell office:value-type="float" office:value="4320" calcext:value-type="float">
            <text:p>4320</text:p>
          </table:table-cell>
          <table:table-cell table:formula="of:=[.B94]-[.$B$2]" office:value-type="float" office:value="4.31108379364014" calcext:value-type="float">
            <text:p>4.3110837936</text:p>
          </table:table-cell>
          <table:table-cell table:formula="of:=[.C94]/([.D94]-[.D93])" office:value-type="float" office:value="100152.518157397" calcext:value-type="float">
            <text:p>100152.518157397</text:p>
          </table:table-cell>
          <table:table-cell/>
          <table:table-cell office:value-type="float" office:value="1443146924.59215" calcext:value-type="float">
            <text:p>1443146924.59215</text:p>
          </table:table-cell>
          <table:table-cell table:formula="of:=[.G94]-[.$B$2]" office:value-type="float" office:value="4.59194612503052" calcext:value-type="float">
            <text:p>4.591946125</text:p>
          </table:table-cell>
          <table:table-cell table:formula="of:=[.C94]/([.H94]-[.H93])" office:value-type="float" office:value="99977.8920070186" calcext:value-type="float">
            <text:p>99977.8920070186</text:p>
          </table:table-cell>
          <table:table-cell table:formula="of:=[.G94]-[.$B94]" office:value-type="float" office:value="0.280862331390381" calcext:value-type="float">
            <text:p>0.2808623314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3146924.35443" calcext:value-type="float">
            <text:p>1443146924.35443</text:p>
          </table:table-cell>
          <table:table-cell office:value-type="float" office:value="4320" calcext:value-type="float">
            <text:p>4320</text:p>
          </table:table-cell>
          <table:table-cell table:formula="of:=[.B95]-[.$B$2]" office:value-type="float" office:value="4.35421872138977" calcext:value-type="float">
            <text:p>4.3542187214</text:p>
          </table:table-cell>
          <table:table-cell table:formula="of:=[.C95]/([.D95]-[.D94])" office:value-type="float" office:value="100150.857446068" calcext:value-type="float">
            <text:p>100150.857446068</text:p>
          </table:table-cell>
          <table:table-cell/>
          <table:table-cell office:value-type="float" office:value="1443146924.63525" calcext:value-type="float">
            <text:p>1443146924.63525</text:p>
          </table:table-cell>
          <table:table-cell table:formula="of:=[.G95]-[.$B$2]" office:value-type="float" office:value="4.63503789901733" calcext:value-type="float">
            <text:p>4.635037899</text:p>
          </table:table-cell>
          <table:table-cell table:formula="of:=[.C95]/([.H95]-[.H94])" office:value-type="float" office:value="100251.152373575" calcext:value-type="float">
            <text:p>100251.152373575</text:p>
          </table:table-cell>
          <table:table-cell table:formula="of:=[.G95]-[.$B95]" office:value-type="float" office:value="0.280819177627563" calcext:value-type="float">
            <text:p>0.2808191776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3146924.39757" calcext:value-type="float">
            <text:p>1443146924.39757</text:p>
          </table:table-cell>
          <table:table-cell office:value-type="float" office:value="4320" calcext:value-type="float">
            <text:p>4320</text:p>
          </table:table-cell>
          <table:table-cell table:formula="of:=[.B96]-[.$B$2]" office:value-type="float" office:value="4.39735794067383" calcext:value-type="float">
            <text:p>4.3973579407</text:p>
          </table:table-cell>
          <table:table-cell table:formula="of:=[.C96]/([.D96]-[.D95])" office:value-type="float" office:value="100140.894334555" calcext:value-type="float">
            <text:p>100140.894334555</text:p>
          </table:table-cell>
          <table:table-cell/>
          <table:table-cell office:value-type="float" office:value="1443146924.68068" calcext:value-type="float">
            <text:p>1443146924.68068</text:p>
          </table:table-cell>
          <table:table-cell table:formula="of:=[.G96]-[.$B$2]" office:value-type="float" office:value="4.68047690391541" calcext:value-type="float">
            <text:p>4.6804769039</text:p>
          </table:table-cell>
          <table:table-cell table:formula="of:=[.C96]/([.H96]-[.H95])" office:value-type="float" office:value="95072.5045517748" calcext:value-type="float">
            <text:p>95072.5045517748</text:p>
          </table:table-cell>
          <table:table-cell table:formula="of:=[.G96]-[.$B96]" office:value-type="float" office:value="0.283118963241577" calcext:value-type="float">
            <text:p>0.2831189632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3146924.4407" calcext:value-type="float">
            <text:p>1443146924.4407</text:p>
          </table:table-cell>
          <table:table-cell office:value-type="float" office:value="4320" calcext:value-type="float">
            <text:p>4320</text:p>
          </table:table-cell>
          <table:table-cell table:formula="of:=[.B97]-[.$B$2]" office:value-type="float" office:value="4.44049501419067" calcext:value-type="float">
            <text:p>4.4404950142</text:p>
          </table:table-cell>
          <table:table-cell table:formula="of:=[.C97]/([.D97]-[.D96])" office:value-type="float" office:value="100145.875642514" calcext:value-type="float">
            <text:p>100145.875642514</text:p>
          </table:table-cell>
          <table:table-cell/>
          <table:table-cell office:value-type="float" office:value="1443146924.80775" calcext:value-type="float">
            <text:p>1443146924.80775</text:p>
          </table:table-cell>
          <table:table-cell table:formula="of:=[.G97]-[.$B$2]" office:value-type="float" office:value="4.8075385093689" calcext:value-type="float">
            <text:p>4.8075385094</text:p>
          </table:table-cell>
          <table:table-cell table:formula="of:=[.C97]/([.H97]-[.H96])" office:value-type="float" office:value="33999.2555940218" calcext:value-type="float">
            <text:p>33999.2555940218</text:p>
          </table:table-cell>
          <table:table-cell table:formula="of:=[.G97]-[.$B97]" office:value-type="float" office:value="0.367043495178223" calcext:value-type="float">
            <text:p>0.3670434952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3146924.48383" calcext:value-type="float">
            <text:p>1443146924.48383</text:p>
          </table:table-cell>
          <table:table-cell office:value-type="float" office:value="4320" calcext:value-type="float">
            <text:p>4320</text:p>
          </table:table-cell>
          <table:table-cell table:formula="of:=[.B98]-[.$B$2]" office:value-type="float" office:value="4.48362064361572" calcext:value-type="float">
            <text:p>4.4836206436</text:p>
          </table:table-cell>
          <table:table-cell table:formula="of:=[.C98]/([.D98]-[.D97])" office:value-type="float" office:value="100172.450990148" calcext:value-type="float">
            <text:p>100172.450990148</text:p>
          </table:table-cell>
          <table:table-cell/>
          <table:table-cell office:value-type="float" office:value="1443146924.8221" calcext:value-type="float">
            <text:p>1443146924.8221</text:p>
          </table:table-cell>
          <table:table-cell table:formula="of:=[.G98]-[.$B$2]" office:value-type="float" office:value="4.82188868522644" calcext:value-type="float">
            <text:p>4.8218886852</text:p>
          </table:table-cell>
          <table:table-cell table:formula="of:=[.C98]/([.H98]-[.H97])" office:value-type="float" office:value="301041.606938145" calcext:value-type="float">
            <text:p>301041.606938145</text:p>
          </table:table-cell>
          <table:table-cell table:formula="of:=[.G98]-[.$B98]" office:value-type="float" office:value="0.338268041610718" calcext:value-type="float">
            <text:p>0.3382680416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3146924.52696" calcext:value-type="float">
            <text:p>1443146924.52696</text:p>
          </table:table-cell>
          <table:table-cell office:value-type="float" office:value="4320" calcext:value-type="float">
            <text:p>4320</text:p>
          </table:table-cell>
          <table:table-cell table:formula="of:=[.B99]-[.$B$2]" office:value-type="float" office:value="4.52675151824951" calcext:value-type="float">
            <text:p>4.5267515182</text:p>
          </table:table-cell>
          <table:table-cell table:formula="of:=[.C99]/([.D99]-[.D98])" office:value-type="float" office:value="100160.268871888" calcext:value-type="float">
            <text:p>100160.268871888</text:p>
          </table:table-cell>
          <table:table-cell/>
          <table:table-cell office:value-type="float" office:value="1443146924.85097" calcext:value-type="float">
            <text:p>1443146924.85097</text:p>
          </table:table-cell>
          <table:table-cell table:formula="of:=[.G99]-[.$B$2]" office:value-type="float" office:value="4.85076594352722" calcext:value-type="float">
            <text:p>4.8507659435</text:p>
          </table:table-cell>
          <table:table-cell table:formula="of:=[.C99]/([.H99]-[.H98])" office:value-type="float" office:value="149598.689564069" calcext:value-type="float">
            <text:p>149598.689564069</text:p>
          </table:table-cell>
          <table:table-cell table:formula="of:=[.G99]-[.$B99]" office:value-type="float" office:value="0.32401442527771" calcext:value-type="float">
            <text:p>0.3240144253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3146924.57008" calcext:value-type="float">
            <text:p>1443146924.57008</text:p>
          </table:table-cell>
          <table:table-cell office:value-type="float" office:value="4320" calcext:value-type="float">
            <text:p>4320</text:p>
          </table:table-cell>
          <table:table-cell table:formula="of:=[.B100]-[.$B$2]" office:value-type="float" office:value="4.56987714767456" calcext:value-type="float">
            <text:p>4.5698771477</text:p>
          </table:table-cell>
          <table:table-cell table:formula="of:=[.C100]/([.D100]-[.D99])" office:value-type="float" office:value="100172.450990148" calcext:value-type="float">
            <text:p>100172.450990148</text:p>
          </table:table-cell>
          <table:table-cell/>
          <table:table-cell office:value-type="float" office:value="1443146924.89403" calcext:value-type="float">
            <text:p>1443146924.89403</text:p>
          </table:table-cell>
          <table:table-cell table:formula="of:=[.G100]-[.$B$2]" office:value-type="float" office:value="4.89382696151733" calcext:value-type="float">
            <text:p>4.8938269615</text:p>
          </table:table-cell>
          <table:table-cell table:formula="of:=[.C100]/([.H100]-[.H99])" office:value-type="float" office:value="100322.755978318" calcext:value-type="float">
            <text:p>100322.755978318</text:p>
          </table:table-cell>
          <table:table-cell table:formula="of:=[.G100]-[.$B100]" office:value-type="float" office:value="0.323949813842773" calcext:value-type="float">
            <text:p>0.3239498138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3146924.61323" calcext:value-type="float">
            <text:p>1443146924.61323</text:p>
          </table:table-cell>
          <table:table-cell office:value-type="float" office:value="4320" calcext:value-type="float">
            <text:p>4320</text:p>
          </table:table-cell>
          <table:table-cell table:formula="of:=[.B101]-[.$B$2]" office:value-type="float" office:value="4.61301970481873" calcext:value-type="float">
            <text:p>4.6130197048</text:p>
          </table:table-cell>
          <table:table-cell table:formula="of:=[.C101]/([.D101]-[.D100])" office:value-type="float" office:value="100133.146618183" calcext:value-type="float">
            <text:p>100133.146618183</text:p>
          </table:table-cell>
          <table:table-cell/>
          <table:table-cell office:value-type="float" office:value="1443146924.93727" calcext:value-type="float">
            <text:p>1443146924.93727</text:p>
          </table:table-cell>
          <table:table-cell table:formula="of:=[.G101]-[.$B$2]" office:value-type="float" office:value="4.93706440925598" calcext:value-type="float">
            <text:p>4.9370644093</text:p>
          </table:table-cell>
          <table:table-cell table:formula="of:=[.C101]/([.H101]-[.H100])" office:value-type="float" office:value="99913.3904968817" calcext:value-type="float">
            <text:p>99913.3904968817</text:p>
          </table:table-cell>
          <table:table-cell table:formula="of:=[.G101]-[.$B101]" office:value-type="float" office:value="0.324044704437256" calcext:value-type="float">
            <text:p>0.324044704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3146924.65635" calcext:value-type="float">
            <text:p>1443146924.65635</text:p>
          </table:table-cell>
          <table:table-cell office:value-type="float" office:value="4320" calcext:value-type="float">
            <text:p>4320</text:p>
          </table:table-cell>
          <table:table-cell table:formula="of:=[.B102]-[.$B$2]" office:value-type="float" office:value="4.65614628791809" calcext:value-type="float">
            <text:p>4.6561462879</text:p>
          </table:table-cell>
          <table:table-cell table:formula="of:=[.C102]/([.D102]-[.D101])" office:value-type="float" office:value="100170.235839147" calcext:value-type="float">
            <text:p>100170.235839147</text:p>
          </table:table-cell>
          <table:table-cell/>
          <table:table-cell office:value-type="float" office:value="1443146924.98037" calcext:value-type="float">
            <text:p>1443146924.98037</text:p>
          </table:table-cell>
          <table:table-cell table:formula="of:=[.G102]-[.$B$2]" office:value-type="float" office:value="4.98016500473022" calcext:value-type="float">
            <text:p>4.9801650047</text:p>
          </table:table-cell>
          <table:table-cell table:formula="of:=[.C102]/([.H102]-[.H101])" office:value-type="float" office:value="100230.633764251" calcext:value-type="float">
            <text:p>100230.633764251</text:p>
          </table:table-cell>
          <table:table-cell table:formula="of:=[.G102]-[.$B102]" office:value-type="float" office:value="0.324018716812134" calcext:value-type="float">
            <text:p>0.3240187168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3146924.69949" calcext:value-type="float">
            <text:p>1443146924.69949</text:p>
          </table:table-cell>
          <table:table-cell office:value-type="float" office:value="4320" calcext:value-type="float">
            <text:p>4320</text:p>
          </table:table-cell>
          <table:table-cell table:formula="of:=[.B103]-[.$B$2]" office:value-type="float" office:value="4.69928622245789" calcext:value-type="float">
            <text:p>4.6992862225</text:p>
          </table:table-cell>
          <table:table-cell table:formula="of:=[.C103]/([.D103]-[.D102])" office:value-type="float" office:value="100139.234008688" calcext:value-type="float">
            <text:p>100139.234008688</text:p>
          </table:table-cell>
          <table:table-cell/>
          <table:table-cell office:value-type="float" office:value="1443146925.02346" calcext:value-type="float">
            <text:p>1443146925.02346</text:p>
          </table:table-cell>
          <table:table-cell table:formula="of:=[.G103]-[.$B$2]" office:value-type="float" office:value="5.02325367927551" calcext:value-type="float">
            <text:p>5.0232536793</text:p>
          </table:table-cell>
          <table:table-cell table:formula="of:=[.C103]/([.H103]-[.H102])" office:value-type="float" office:value="100258.363609201" calcext:value-type="float">
            <text:p>100258.363609201</text:p>
          </table:table-cell>
          <table:table-cell table:formula="of:=[.G103]-[.$B103]" office:value-type="float" office:value="0.323967456817627" calcext:value-type="float">
            <text:p>0.3239674568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3146924.74265" calcext:value-type="float">
            <text:p>1443146924.74265</text:p>
          </table:table-cell>
          <table:table-cell office:value-type="float" office:value="4320" calcext:value-type="float">
            <text:p>4320</text:p>
          </table:table-cell>
          <table:table-cell table:formula="of:=[.B104]-[.$B$2]" office:value-type="float" office:value="4.74243950843811" calcext:value-type="float">
            <text:p>4.7424395084</text:p>
          </table:table-cell>
          <table:table-cell table:formula="of:=[.C104]/([.D104]-[.D103])" office:value-type="float" office:value="100108.251361894" calcext:value-type="float">
            <text:p>100108.251361894</text:p>
          </table:table-cell>
          <table:table-cell/>
          <table:table-cell office:value-type="float" office:value="1443146925.03662" calcext:value-type="float">
            <text:p>1443146925.03662</text:p>
          </table:table-cell>
          <table:table-cell table:formula="of:=[.G104]-[.$B$2]" office:value-type="float" office:value="5.03641319274902" calcext:value-type="float">
            <text:p>5.0364131927</text:p>
          </table:table-cell>
          <table:table-cell table:formula="of:=[.C104]/([.H104]-[.H103])" office:value-type="float" office:value="328279.613733128" calcext:value-type="float">
            <text:p>328279.613733128</text:p>
          </table:table-cell>
          <table:table-cell table:formula="of:=[.G104]-[.$B104]" office:value-type="float" office:value="0.293973684310913" calcext:value-type="float">
            <text:p>0.2939736843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3146924.78578" calcext:value-type="float">
            <text:p>1443146924.78578</text:p>
          </table:table-cell>
          <table:table-cell office:value-type="float" office:value="4320" calcext:value-type="float">
            <text:p>4320</text:p>
          </table:table-cell>
          <table:table-cell table:formula="of:=[.B105]-[.$B$2]" office:value-type="float" office:value="4.78557133674622" calcext:value-type="float">
            <text:p>4.7855713367</text:p>
          </table:table-cell>
          <table:table-cell table:formula="of:=[.C105]/([.D105]-[.D104])" office:value-type="float" office:value="100158.054259624" calcext:value-type="float">
            <text:p>100158.054259624</text:p>
          </table:table-cell>
          <table:table-cell/>
          <table:table-cell office:value-type="float" office:value="1443146925.06666" calcext:value-type="float">
            <text:p>1443146925.06666</text:p>
          </table:table-cell>
          <table:table-cell table:formula="of:=[.G105]-[.$B$2]" office:value-type="float" office:value="5.06645178794861" calcext:value-type="float">
            <text:p>5.0664517879</text:p>
          </table:table-cell>
          <table:table-cell table:formula="of:=[.C105]/([.H105]-[.H104])" office:value-type="float" office:value="143814.981070076" calcext:value-type="float">
            <text:p>143814.981070076</text:p>
          </table:table-cell>
          <table:table-cell table:formula="of:=[.G105]-[.$B105]" office:value-type="float" office:value="0.280880451202393" calcext:value-type="float">
            <text:p>0.2808804512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3146924.82891" calcext:value-type="float">
            <text:p>1443146924.82891</text:p>
          </table:table-cell>
          <table:table-cell office:value-type="float" office:value="4320" calcext:value-type="float">
            <text:p>4320</text:p>
          </table:table-cell>
          <table:table-cell table:formula="of:=[.B106]-[.$B$2]" office:value-type="float" office:value="4.82870364189148" calcext:value-type="float">
            <text:p>4.8287036419</text:p>
          </table:table-cell>
          <table:table-cell table:formula="of:=[.C106]/([.D106]-[.D105])" office:value-type="float" office:value="100156.946990216" calcext:value-type="float">
            <text:p>100156.946990216</text:p>
          </table:table-cell>
          <table:table-cell/>
          <table:table-cell office:value-type="float" office:value="1443146925.10966" calcext:value-type="float">
            <text:p>1443146925.10966</text:p>
          </table:table-cell>
          <table:table-cell table:formula="of:=[.G106]-[.$B$2]" office:value-type="float" office:value="5.10944819450378" calcext:value-type="float">
            <text:p>5.1094481945</text:p>
          </table:table-cell>
          <table:table-cell table:formula="of:=[.C106]/([.H106]-[.H105])" office:value-type="float" office:value="100473.512698237" calcext:value-type="float">
            <text:p>100473.512698237</text:p>
          </table:table-cell>
          <table:table-cell table:formula="of:=[.G106]-[.$B106]" office:value-type="float" office:value="0.280744552612305" calcext:value-type="float">
            <text:p>0.2807445526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3146924.87204" calcext:value-type="float">
            <text:p>1443146924.87204</text:p>
          </table:table-cell>
          <table:table-cell office:value-type="float" office:value="4320" calcext:value-type="float">
            <text:p>4320</text:p>
          </table:table-cell>
          <table:table-cell table:formula="of:=[.B107]-[.$B$2]" office:value-type="float" office:value="4.87183737754822" calcext:value-type="float">
            <text:p>4.8718373775</text:p>
          </table:table-cell>
          <table:table-cell table:formula="of:=[.C107]/([.D107]-[.D106])" office:value-type="float" office:value="100153.625328882" calcext:value-type="float">
            <text:p>100153.625328882</text:p>
          </table:table-cell>
          <table:table-cell/>
          <table:table-cell office:value-type="float" office:value="1443146925.15283" calcext:value-type="float">
            <text:p>1443146925.15283</text:p>
          </table:table-cell>
          <table:table-cell table:formula="of:=[.G107]-[.$B$2]" office:value-type="float" office:value="5.15262126922607" calcext:value-type="float">
            <text:p>5.1526212692</text:p>
          </table:table-cell>
          <table:table-cell table:formula="of:=[.C107]/([.H107]-[.H106])" office:value-type="float" office:value="100062.365902552" calcext:value-type="float">
            <text:p>100062.365902552</text:p>
          </table:table-cell>
          <table:table-cell table:formula="of:=[.G107]-[.$B107]" office:value-type="float" office:value="0.280783891677856" calcext:value-type="float">
            <text:p>0.2807838917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3146924.91517" calcext:value-type="float">
            <text:p>1443146924.91517</text:p>
          </table:table-cell>
          <table:table-cell office:value-type="float" office:value="4320" calcext:value-type="float">
            <text:p>4320</text:p>
          </table:table-cell>
          <table:table-cell table:formula="of:=[.B108]-[.$B$2]" office:value-type="float" office:value="4.91495776176453" calcext:value-type="float">
            <text:p>4.9149577618</text:p>
          </table:table-cell>
          <table:table-cell table:formula="of:=[.C108]/([.D108]-[.D107])" office:value-type="float" office:value="100184.6360721" calcext:value-type="float">
            <text:p>100184.6360721</text:p>
          </table:table-cell>
          <table:table-cell/>
          <table:table-cell office:value-type="float" office:value="1443146925.16598" calcext:value-type="float">
            <text:p>1443146925.16598</text:p>
          </table:table-cell>
          <table:table-cell table:formula="of:=[.G108]-[.$B$2]" office:value-type="float" office:value="5.1657772064209" calcext:value-type="float">
            <text:p>5.1657772064</text:p>
          </table:table-cell>
          <table:table-cell table:formula="of:=[.C108]/([.H108]-[.H107])" office:value-type="float" office:value="328368.852482784" calcext:value-type="float">
            <text:p>328368.852482784</text:p>
          </table:table-cell>
          <table:table-cell table:formula="of:=[.G108]-[.$B108]" office:value-type="float" office:value="0.250819444656372" calcext:value-type="float">
            <text:p>0.2508194447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3146924.95834" calcext:value-type="float">
            <text:p>1443146924.95834</text:p>
          </table:table-cell>
          <table:table-cell office:value-type="float" office:value="4320" calcext:value-type="float">
            <text:p>4320</text:p>
          </table:table-cell>
          <table:table-cell table:formula="of:=[.B109]-[.$B$2]" office:value-type="float" office:value="4.95813059806824" calcext:value-type="float">
            <text:p>4.9581305981</text:p>
          </table:table-cell>
          <table:table-cell table:formula="of:=[.C109]/([.D109]-[.D108])" office:value-type="float" office:value="100062.918489066" calcext:value-type="float">
            <text:p>100062.918489066</text:p>
          </table:table-cell>
          <table:table-cell/>
          <table:table-cell office:value-type="float" office:value="1443146925.19592" calcext:value-type="float">
            <text:p>1443146925.19592</text:p>
          </table:table-cell>
          <table:table-cell table:formula="of:=[.G109]-[.$B$2]" office:value-type="float" office:value="5.19570827484131" calcext:value-type="float">
            <text:p>5.1957082748</text:p>
          </table:table-cell>
          <table:table-cell table:formula="of:=[.C109]/([.H109]-[.H108])" office:value-type="float" office:value="144331.633582922" calcext:value-type="float">
            <text:p>144331.633582922</text:p>
          </table:table-cell>
          <table:table-cell table:formula="of:=[.G109]-[.$B109]" office:value-type="float" office:value="0.237577676773071" calcext:value-type="float">
            <text:p>0.2375776768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3146925.00148" calcext:value-type="float">
            <text:p>1443146925.00148</text:p>
          </table:table-cell>
          <table:table-cell office:value-type="float" office:value="4320" calcext:value-type="float">
            <text:p>4320</text:p>
          </table:table-cell>
          <table:table-cell table:formula="of:=[.B110]-[.$B$2]" office:value-type="float" office:value="5.00127243995667" calcext:value-type="float">
            <text:p>5.00127244</text:p>
          </table:table-cell>
          <table:table-cell table:formula="of:=[.C110]/([.D110]-[.D109])" office:value-type="float" office:value="100134.806742194" calcext:value-type="float">
            <text:p>100134.806742194</text:p>
          </table:table-cell>
          <table:table-cell/>
          <table:table-cell office:value-type="float" office:value="1443146925.23719" calcext:value-type="float">
            <text:p>1443146925.23719</text:p>
          </table:table-cell>
          <table:table-cell table:formula="of:=[.G110]-[.$B$2]" office:value-type="float" office:value="5.23698472976685" calcext:value-type="float">
            <text:p>5.2369847298</text:p>
          </table:table-cell>
          <table:table-cell table:formula="of:=[.C110]/([.H110]-[.H109])" office:value-type="float" office:value="104660.150872775" calcext:value-type="float">
            <text:p>104660.150872775</text:p>
          </table:table-cell>
          <table:table-cell table:formula="of:=[.G110]-[.$B110]" office:value-type="float" office:value="0.235712289810181" calcext:value-type="float">
            <text:p>0.2357122898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3146925.04278" calcext:value-type="float">
            <text:p>1443146925.04278</text:p>
          </table:table-cell>
          <table:table-cell office:value-type="float" office:value="4320" calcext:value-type="float">
            <text:p>4320</text:p>
          </table:table-cell>
          <table:table-cell table:formula="of:=[.B111]-[.$B$2]" office:value-type="float" office:value="5.0425751209259" calcext:value-type="float">
            <text:p>5.0425751209</text:p>
          </table:table-cell>
          <table:table-cell table:formula="of:=[.C111]/([.D111]-[.D110])" office:value-type="float" office:value="104593.694613129" calcext:value-type="float">
            <text:p>104593.694613129</text:p>
          </table:table-cell>
          <table:table-cell/>
          <table:table-cell office:value-type="float" office:value="1443146925.27851" calcext:value-type="float">
            <text:p>1443146925.27851</text:p>
          </table:table-cell>
          <table:table-cell table:formula="of:=[.G111]-[.$B$2]" office:value-type="float" office:value="5.27830171585083" calcext:value-type="float">
            <text:p>5.2783017159</text:p>
          </table:table-cell>
          <table:table-cell table:formula="of:=[.C111]/([.H111]-[.H110])" office:value-type="float" office:value="104557.481303665" calcext:value-type="float">
            <text:p>104557.481303665</text:p>
          </table:table-cell>
          <table:table-cell table:formula="of:=[.G111]-[.$B111]" office:value-type="float" office:value="0.235726594924927" calcext:value-type="float">
            <text:p>0.2357265949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3146925.08408" calcext:value-type="float">
            <text:p>1443146925.08408</text:p>
          </table:table-cell>
          <table:table-cell office:value-type="float" office:value="4320" calcext:value-type="float">
            <text:p>4320</text:p>
          </table:table-cell>
          <table:table-cell table:formula="of:=[.B112]-[.$B$2]" office:value-type="float" office:value="5.08387517929077" calcext:value-type="float">
            <text:p>5.0838751793</text:p>
          </table:table-cell>
          <table:table-cell table:formula="of:=[.C112]/([.D112]-[.D111])" office:value-type="float" office:value="104600.336441045" calcext:value-type="float">
            <text:p>104600.336441045</text:p>
          </table:table-cell>
          <table:table-cell/>
          <table:table-cell office:value-type="float" office:value="1443146925.31978" calcext:value-type="float">
            <text:p>1443146925.31978</text:p>
          </table:table-cell>
          <table:table-cell table:formula="of:=[.G112]-[.$B$2]" office:value-type="float" office:value="5.31957626342773" calcext:value-type="float">
            <text:p>5.3195762634</text:p>
          </table:table-cell>
          <table:table-cell table:formula="of:=[.C112]/([.H112]-[.H111])" office:value-type="float" office:value="104664.987349669" calcext:value-type="float">
            <text:p>104664.987349669</text:p>
          </table:table-cell>
          <table:table-cell table:formula="of:=[.G112]-[.$B112]" office:value-type="float" office:value="0.235701084136963" calcext:value-type="float">
            <text:p>0.2357010841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3146925.12536" calcext:value-type="float">
            <text:p>1443146925.12536</text:p>
          </table:table-cell>
          <table:table-cell office:value-type="float" office:value="4320" calcext:value-type="float">
            <text:p>4320</text:p>
          </table:table-cell>
          <table:table-cell table:formula="of:=[.B113]-[.$B$2]" office:value-type="float" office:value="5.12515377998352" calcext:value-type="float">
            <text:p>5.12515378</text:p>
          </table:table-cell>
          <table:table-cell table:formula="of:=[.C113]/([.D113]-[.D112])" office:value-type="float" office:value="104654.71037052" calcext:value-type="float">
            <text:p>104654.71037052</text:p>
          </table:table-cell>
          <table:table-cell/>
          <table:table-cell office:value-type="float" office:value="1443146925.36108" calcext:value-type="float">
            <text:p>1443146925.36108</text:p>
          </table:table-cell>
          <table:table-cell table:formula="of:=[.G113]-[.$B$2]" office:value-type="float" office:value="5.36087536811829" calcext:value-type="float">
            <text:p>5.3608753681</text:p>
          </table:table-cell>
          <table:table-cell table:formula="of:=[.C113]/([.H113]-[.H112])" office:value-type="float" office:value="104602.75186034" calcext:value-type="float">
            <text:p>104602.75186034</text:p>
          </table:table-cell>
          <table:table-cell table:formula="of:=[.G113]-[.$B113]" office:value-type="float" office:value="0.235721588134766" calcext:value-type="float">
            <text:p>0.235721588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3146925.16666" calcext:value-type="float">
            <text:p>1443146925.16666</text:p>
          </table:table-cell>
          <table:table-cell office:value-type="float" office:value="4320" calcext:value-type="float">
            <text:p>4320</text:p>
          </table:table-cell>
          <table:table-cell table:formula="of:=[.B114]-[.$B$2]" office:value-type="float" office:value="5.16645050048828" calcext:value-type="float">
            <text:p>5.1664505005</text:p>
          </table:table-cell>
          <table:table-cell table:formula="of:=[.C114]/([.D114]-[.D113])" office:value-type="float" office:value="104608.790896652" calcext:value-type="float">
            <text:p>104608.790896652</text:p>
          </table:table-cell>
          <table:table-cell/>
          <table:table-cell office:value-type="float" office:value="1443146925.40238" calcext:value-type="float">
            <text:p>1443146925.40238</text:p>
          </table:table-cell>
          <table:table-cell table:formula="of:=[.G114]-[.$B$2]" office:value-type="float" office:value="5.40217518806458" calcext:value-type="float">
            <text:p>5.4021751881</text:p>
          </table:table-cell>
          <table:table-cell table:formula="of:=[.C114]/([.H114]-[.H113])" office:value-type="float" office:value="104600.940285411" calcext:value-type="float">
            <text:p>104600.940285411</text:p>
          </table:table-cell>
          <table:table-cell table:formula="of:=[.G114]-[.$B114]" office:value-type="float" office:value="0.235724687576294" calcext:value-type="float">
            <text:p>0.2357246876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3146925.20796" calcext:value-type="float">
            <text:p>1443146925.20796</text:p>
          </table:table-cell>
          <table:table-cell office:value-type="float" office:value="4320" calcext:value-type="float">
            <text:p>4320</text:p>
          </table:table-cell>
          <table:table-cell table:formula="of:=[.B115]-[.$B$2]" office:value-type="float" office:value="5.20775079727173" calcext:value-type="float">
            <text:p>5.2077507973</text:p>
          </table:table-cell>
          <table:table-cell table:formula="of:=[.C115]/([.D115]-[.D114])" office:value-type="float" office:value="104599.732603651" calcext:value-type="float">
            <text:p>104599.732603651</text:p>
          </table:table-cell>
          <table:table-cell/>
          <table:table-cell office:value-type="float" office:value="1443146925.44365" calcext:value-type="float">
            <text:p>1443146925.44365</text:p>
          </table:table-cell>
          <table:table-cell table:formula="of:=[.G115]-[.$B$2]" office:value-type="float" office:value="5.44344520568848" calcext:value-type="float">
            <text:p>5.4434452057</text:p>
          </table:table-cell>
          <table:table-cell table:formula="of:=[.C115]/([.H115]-[.H114])" office:value-type="float" office:value="104676.475773979" calcext:value-type="float">
            <text:p>104676.475773979</text:p>
          </table:table-cell>
          <table:table-cell table:formula="of:=[.G115]-[.$B115]" office:value-type="float" office:value="0.235694408416748" calcext:value-type="float">
            <text:p>0.2356944084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3146925.24926" calcext:value-type="float">
            <text:p>1443146925.24926</text:p>
          </table:table-cell>
          <table:table-cell office:value-type="float" office:value="4320" calcext:value-type="float">
            <text:p>4320</text:p>
          </table:table-cell>
          <table:table-cell table:formula="of:=[.B116]-[.$B$2]" office:value-type="float" office:value="5.24904799461365" calcext:value-type="float">
            <text:p>5.2490479946</text:p>
          </table:table-cell>
          <table:table-cell table:formula="of:=[.C116]/([.D116]-[.D115])" office:value-type="float" office:value="104607.583033606" calcext:value-type="float">
            <text:p>104607.583033606</text:p>
          </table:table-cell>
          <table:table-cell/>
          <table:table-cell office:value-type="float" office:value="1443146925.485" calcext:value-type="float">
            <text:p>1443146925.485</text:p>
          </table:table-cell>
          <table:table-cell table:formula="of:=[.G116]-[.$B$2]" office:value-type="float" office:value="5.48479151725769" calcext:value-type="float">
            <text:p>5.4847915173</text:p>
          </table:table-cell>
          <table:table-cell table:formula="of:=[.C116]/([.H116]-[.H115])" office:value-type="float" office:value="104483.322357988" calcext:value-type="float">
            <text:p>104483.322357988</text:p>
          </table:table-cell>
          <table:table-cell table:formula="of:=[.G116]-[.$B116]" office:value-type="float" office:value="0.235743522644043" calcext:value-type="float">
            <text:p>0.2357435226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3146925.29054" calcext:value-type="float">
            <text:p>1443146925.29054</text:p>
          </table:table-cell>
          <table:table-cell office:value-type="float" office:value="4320" calcext:value-type="float">
            <text:p>4320</text:p>
          </table:table-cell>
          <table:table-cell table:formula="of:=[.B117]-[.$B$2]" office:value-type="float" office:value="5.29033589363098" calcext:value-type="float">
            <text:p>5.2903358936</text:p>
          </table:table-cell>
          <table:table-cell table:formula="of:=[.C117]/([.D117]-[.D116])" office:value-type="float" office:value="104631.14139536" calcext:value-type="float">
            <text:p>104631.14139536</text:p>
          </table:table-cell>
          <table:table-cell/>
          <table:table-cell office:value-type="float" office:value="1443146925.52634" calcext:value-type="float">
            <text:p>1443146925.52634</text:p>
          </table:table-cell>
          <table:table-cell table:formula="of:=[.G117]-[.$B$2]" office:value-type="float" office:value="5.52612853050232" calcext:value-type="float">
            <text:p>5.5261285305</text:p>
          </table:table-cell>
          <table:table-cell table:formula="of:=[.C117]/([.H117]-[.H116])" office:value-type="float" office:value="104506.824777944" calcext:value-type="float">
            <text:p>104506.824777944</text:p>
          </table:table-cell>
          <table:table-cell table:formula="of:=[.G117]-[.$B117]" office:value-type="float" office:value="0.235792636871338" calcext:value-type="float">
            <text:p>0.2357926369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3146925.33183" calcext:value-type="float">
            <text:p>1443146925.33183</text:p>
          </table:table-cell>
          <table:table-cell office:value-type="float" office:value="4320" calcext:value-type="float">
            <text:p>4320</text:p>
          </table:table-cell>
          <table:table-cell table:formula="of:=[.B118]-[.$B$2]" office:value-type="float" office:value="5.33162546157837" calcext:value-type="float">
            <text:p>5.3316254616</text:p>
          </table:table-cell>
          <table:table-cell table:formula="of:=[.C118]/([.D118]-[.D117])" office:value-type="float" office:value="104626.912190136" calcext:value-type="float">
            <text:p>104626.912190136</text:p>
          </table:table-cell>
          <table:table-cell/>
          <table:table-cell office:value-type="float" office:value="1443146925.56745" calcext:value-type="float">
            <text:p>1443146925.56745</text:p>
          </table:table-cell>
          <table:table-cell table:formula="of:=[.G118]-[.$B$2]" office:value-type="float" office:value="5.56724047660828" calcext:value-type="float">
            <text:p>5.5672404766</text:p>
          </table:table-cell>
          <table:table-cell table:formula="of:=[.C118]/([.H118]-[.H117])" office:value-type="float" office:value="105078.946855645" calcext:value-type="float">
            <text:p>105078.946855645</text:p>
          </table:table-cell>
          <table:table-cell table:formula="of:=[.G118]-[.$B118]" office:value-type="float" office:value="0.235615015029907" calcext:value-type="float">
            <text:p>0.235615015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3146925.37312" calcext:value-type="float">
            <text:p>1443146925.37312</text:p>
          </table:table-cell>
          <table:table-cell office:value-type="float" office:value="4320" calcext:value-type="float">
            <text:p>4320</text:p>
          </table:table-cell>
          <table:table-cell table:formula="of:=[.B119]-[.$B$2]" office:value-type="float" office:value="5.37291574478149" calcext:value-type="float">
            <text:p>5.3729157448</text:p>
          </table:table-cell>
          <table:table-cell table:formula="of:=[.C119]/([.D119]-[.D118])" office:value-type="float" office:value="104625.099778271" calcext:value-type="float">
            <text:p>104625.099778271</text:p>
          </table:table-cell>
          <table:table-cell/>
          <table:table-cell office:value-type="float" office:value="1443146925.60895" calcext:value-type="float">
            <text:p>1443146925.60895</text:p>
          </table:table-cell>
          <table:table-cell table:formula="of:=[.G119]-[.$B$2]" office:value-type="float" office:value="5.60874104499817" calcext:value-type="float">
            <text:p>5.608741045</text:p>
          </table:table-cell>
          <table:table-cell table:formula="of:=[.C119]/([.H119]-[.H118])" office:value-type="float" office:value="104094.959842818" calcext:value-type="float">
            <text:p>104094.959842818</text:p>
          </table:table-cell>
          <table:table-cell table:formula="of:=[.G119]-[.$B119]" office:value-type="float" office:value="0.235825300216675" calcext:value-type="float">
            <text:p>0.2358253002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3146925.41441" calcext:value-type="float">
            <text:p>1443146925.41441</text:p>
          </table:table-cell>
          <table:table-cell office:value-type="float" office:value="4320" calcext:value-type="float">
            <text:p>4320</text:p>
          </table:table-cell>
          <table:table-cell table:formula="of:=[.B120]-[.$B$2]" office:value-type="float" office:value="5.4142062664032" calcext:value-type="float">
            <text:p>5.4142062664</text:p>
          </table:table-cell>
          <table:table-cell table:formula="of:=[.C120]/([.D120]-[.D119])" office:value-type="float" office:value="104624.495654935" calcext:value-type="float">
            <text:p>104624.495654935</text:p>
          </table:table-cell>
          <table:table-cell/>
          <table:table-cell office:value-type="float" office:value="1443146925.65009" calcext:value-type="float">
            <text:p>1443146925.65009</text:p>
          </table:table-cell>
          <table:table-cell table:formula="of:=[.G120]-[.$B$2]" office:value-type="float" office:value="5.64987897872925" calcext:value-type="float">
            <text:p>5.6498789787</text:p>
          </table:table-cell>
          <table:table-cell table:formula="of:=[.C120]/([.H120]-[.H119])" office:value-type="float" office:value="105012.566460923" calcext:value-type="float">
            <text:p>105012.566460923</text:p>
          </table:table-cell>
          <table:table-cell table:formula="of:=[.G120]-[.$B120]" office:value-type="float" office:value="0.23567271232605" calcext:value-type="float">
            <text:p>0.2356727123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3146925.45569" calcext:value-type="float">
            <text:p>1443146925.45569</text:p>
          </table:table-cell>
          <table:table-cell office:value-type="float" office:value="4320" calcext:value-type="float">
            <text:p>4320</text:p>
          </table:table-cell>
          <table:table-cell table:formula="of:=[.B121]-[.$B$2]" office:value-type="float" office:value="5.45548486709595" calcext:value-type="float">
            <text:p>5.4554848671</text:p>
          </table:table-cell>
          <table:table-cell table:formula="of:=[.C121]/([.D121]-[.D120])" office:value-type="float" office:value="104654.71037052" calcext:value-type="float">
            <text:p>104654.71037052</text:p>
          </table:table-cell>
          <table:table-cell/>
          <table:table-cell office:value-type="float" office:value="1443146925.69155" calcext:value-type="float">
            <text:p>1443146925.69155</text:p>
          </table:table-cell>
          <table:table-cell table:formula="of:=[.G121]-[.$B$2]" office:value-type="float" office:value="5.69134473800659" calcext:value-type="float">
            <text:p>5.691344738</text:p>
          </table:table-cell>
          <table:table-cell table:formula="of:=[.C121]/([.H121]-[.H120])" office:value-type="float" office:value="104182.344066237" calcext:value-type="float">
            <text:p>104182.344066237</text:p>
          </table:table-cell>
          <table:table-cell table:formula="of:=[.G121]-[.$B121]" office:value-type="float" office:value="0.235859870910645" calcext:value-type="float">
            <text:p>0.2358598709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3146925.49699" calcext:value-type="float">
            <text:p>1443146925.49699</text:p>
          </table:table-cell>
          <table:table-cell office:value-type="float" office:value="4320" calcext:value-type="float">
            <text:p>4320</text:p>
          </table:table-cell>
          <table:table-cell table:formula="of:=[.B122]-[.$B$2]" office:value-type="float" office:value="5.49678373336792" calcext:value-type="float">
            <text:p>5.4967837334</text:p>
          </table:table-cell>
          <table:table-cell table:formula="of:=[.C122]/([.D122]-[.D121])" office:value-type="float" office:value="104603.355732594" calcext:value-type="float">
            <text:p>104603.355732594</text:p>
          </table:table-cell>
          <table:table-cell/>
          <table:table-cell office:value-type="float" office:value="1443146925.73268" calcext:value-type="float">
            <text:p>1443146925.73268</text:p>
          </table:table-cell>
          <table:table-cell table:formula="of:=[.G122]-[.$B$2]" office:value-type="float" office:value="5.73247075080872" calcext:value-type="float">
            <text:p>5.7324707508</text:p>
          </table:table-cell>
          <table:table-cell table:formula="of:=[.C122]/([.H122]-[.H121])" office:value-type="float" office:value="105043.005768283" calcext:value-type="float">
            <text:p>105043.005768283</text:p>
          </table:table-cell>
          <table:table-cell table:formula="of:=[.G122]-[.$B122]" office:value-type="float" office:value="0.235687017440796" calcext:value-type="float">
            <text:p>0.2356870174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3146925.53829" calcext:value-type="float">
            <text:p>1443146925.53829</text:p>
          </table:table-cell>
          <table:table-cell office:value-type="float" office:value="4320" calcext:value-type="float">
            <text:p>4320</text:p>
          </table:table-cell>
          <table:table-cell table:formula="of:=[.B123]-[.$B$2]" office:value-type="float" office:value="5.53807854652405" calcext:value-type="float">
            <text:p>5.5380785465</text:p>
          </table:table-cell>
          <table:table-cell table:formula="of:=[.C123]/([.D123]-[.D122])" office:value-type="float" office:value="104613.622627784" calcext:value-type="float">
            <text:p>104613.622627784</text:p>
          </table:table-cell>
          <table:table-cell/>
          <table:table-cell office:value-type="float" office:value="1443146925.77392" calcext:value-type="float">
            <text:p>1443146925.77392</text:p>
          </table:table-cell>
          <table:table-cell table:formula="of:=[.G123]-[.$B$2]" office:value-type="float" office:value="5.77371430397034" calcext:value-type="float">
            <text:p>5.773714304</text:p>
          </table:table-cell>
          <table:table-cell table:formula="of:=[.C123]/([.H123]-[.H122])" office:value-type="float" office:value="104743.642796032" calcext:value-type="float">
            <text:p>104743.642796032</text:p>
          </table:table-cell>
          <table:table-cell table:formula="of:=[.G123]-[.$B123]" office:value-type="float" office:value="0.235635757446289" calcext:value-type="float">
            <text:p>0.2356357574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3146925.57957" calcext:value-type="float">
            <text:p>1443146925.57957</text:p>
          </table:table-cell>
          <table:table-cell office:value-type="float" office:value="4320" calcext:value-type="float">
            <text:p>4320</text:p>
          </table:table-cell>
          <table:table-cell table:formula="of:=[.B124]-[.$B$2]" office:value-type="float" office:value="5.57936596870422" calcext:value-type="float">
            <text:p>5.5793659687</text:p>
          </table:table-cell>
          <table:table-cell table:formula="of:=[.C124]/([.D124]-[.D123])" office:value-type="float" office:value="104632.349802508" calcext:value-type="float">
            <text:p>104632.349802508</text:p>
          </table:table-cell>
          <table:table-cell/>
          <table:table-cell office:value-type="float" office:value="1443146925.81527" calcext:value-type="float">
            <text:p>1443146925.81527</text:p>
          </table:table-cell>
          <table:table-cell table:formula="of:=[.G124]-[.$B$2]" office:value-type="float" office:value="5.81505751609802" calcext:value-type="float">
            <text:p>5.8150575161</text:p>
          </table:table-cell>
          <table:table-cell table:formula="of:=[.C124]/([.H124]-[.H123])" office:value-type="float" office:value="104491.155323345" calcext:value-type="float">
            <text:p>104491.155323345</text:p>
          </table:table-cell>
          <table:table-cell table:formula="of:=[.G124]-[.$B124]" office:value-type="float" office:value="0.235691547393799" calcext:value-type="float">
            <text:p>0.2356915474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3146925.62089" calcext:value-type="float">
            <text:p>1443146925.62089</text:p>
          </table:table-cell>
          <table:table-cell office:value-type="float" office:value="4320" calcext:value-type="float">
            <text:p>4320</text:p>
          </table:table-cell>
          <table:table-cell table:formula="of:=[.B125]-[.$B$2]" office:value-type="float" office:value="5.62067937850952" calcext:value-type="float">
            <text:p>5.6206793785</text:p>
          </table:table-cell>
          <table:table-cell table:formula="of:=[.C125]/([.D125]-[.D124])" office:value-type="float" office:value="104566.532279938" calcext:value-type="float">
            <text:p>104566.532279938</text:p>
          </table:table-cell>
          <table:table-cell/>
          <table:table-cell office:value-type="float" office:value="1443146925.85651" calcext:value-type="float">
            <text:p>1443146925.85651</text:p>
          </table:table-cell>
          <table:table-cell table:formula="of:=[.G125]-[.$B$2]" office:value-type="float" office:value="5.85630679130554" calcext:value-type="float">
            <text:p>5.8563067913</text:p>
          </table:table-cell>
          <table:table-cell table:formula="of:=[.C125]/([.H125]-[.H124])" office:value-type="float" office:value="104729.112893903" calcext:value-type="float">
            <text:p>104729.112893903</text:p>
          </table:table-cell>
          <table:table-cell table:formula="of:=[.G125]-[.$B125]" office:value-type="float" office:value="0.23562741279602" calcext:value-type="float">
            <text:p>0.2356274128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3146925.66219" calcext:value-type="float">
            <text:p>1443146925.66219</text:p>
          </table:table-cell>
          <table:table-cell office:value-type="float" office:value="4320" calcext:value-type="float">
            <text:p>4320</text:p>
          </table:table-cell>
          <table:table-cell table:formula="of:=[.B126]-[.$B$2]" office:value-type="float" office:value="5.6619827747345" calcext:value-type="float">
            <text:p>5.6619827747</text:p>
          </table:table-cell>
          <table:table-cell table:formula="of:=[.C126]/([.D126]-[.D125])" office:value-type="float" office:value="104591.883351901" calcext:value-type="float">
            <text:p>104591.883351901</text:p>
          </table:table-cell>
          <table:table-cell/>
          <table:table-cell office:value-type="float" office:value="1443146925.89783" calcext:value-type="float">
            <text:p>1443146925.89783</text:p>
          </table:table-cell>
          <table:table-cell table:formula="of:=[.G126]-[.$B$2]" office:value-type="float" office:value="5.8976194858551" calcext:value-type="float">
            <text:p>5.8976194859</text:p>
          </table:table-cell>
          <table:table-cell table:formula="of:=[.C126]/([.H126]-[.H125])" office:value-type="float" office:value="104568.342663235" calcext:value-type="float">
            <text:p>104568.342663235</text:p>
          </table:table-cell>
          <table:table-cell table:formula="of:=[.G126]-[.$B126]" office:value-type="float" office:value="0.235636711120605" calcext:value-type="float">
            <text:p>0.2356367111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3146925.70349" calcext:value-type="float">
            <text:p>1443146925.70349</text:p>
          </table:table-cell>
          <table:table-cell office:value-type="float" office:value="4320" calcext:value-type="float">
            <text:p>4320</text:p>
          </table:table-cell>
          <table:table-cell table:formula="of:=[.B127]-[.$B$2]" office:value-type="float" office:value="5.70328521728516" calcext:value-type="float">
            <text:p>5.7032852173</text:p>
          </table:table-cell>
          <table:table-cell table:formula="of:=[.C127]/([.D127]-[.D126])" office:value-type="float" office:value="104594.298380812" calcext:value-type="float">
            <text:p>104594.298380812</text:p>
          </table:table-cell>
          <table:table-cell/>
          <table:table-cell office:value-type="float" office:value="1443146925.93916" calcext:value-type="float">
            <text:p>1443146925.93916</text:p>
          </table:table-cell>
          <table:table-cell table:formula="of:=[.G127]-[.$B$2]" office:value-type="float" office:value="5.93895435333252" calcext:value-type="float">
            <text:p>5.9389543533</text:p>
          </table:table-cell>
          <table:table-cell table:formula="of:=[.C127]/([.H127]-[.H126])" office:value-type="float" office:value="104512.249914922" calcext:value-type="float">
            <text:p>104512.249914922</text:p>
          </table:table-cell>
          <table:table-cell table:formula="of:=[.G127]-[.$B127]" office:value-type="float" office:value="0.235669136047363" calcext:value-type="float">
            <text:p>0.235669136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3146925.74478" calcext:value-type="float">
            <text:p>1443146925.74478</text:p>
          </table:table-cell>
          <table:table-cell office:value-type="float" office:value="4320" calcext:value-type="float">
            <text:p>4320</text:p>
          </table:table-cell>
          <table:table-cell table:formula="of:=[.B128]-[.$B$2]" office:value-type="float" office:value="5.7445752620697" calcext:value-type="float">
            <text:p>5.7445752621</text:p>
          </table:table-cell>
          <table:table-cell table:formula="of:=[.C128]/([.D128]-[.D127])" office:value-type="float" office:value="104625.703908582" calcext:value-type="float">
            <text:p>104625.703908582</text:p>
          </table:table-cell>
          <table:table-cell/>
          <table:table-cell office:value-type="float" office:value="1443146925.98047" calcext:value-type="float">
            <text:p>1443146925.98047</text:p>
          </table:table-cell>
          <table:table-cell table:formula="of:=[.G128]-[.$B$2]" office:value-type="float" office:value="5.98025918006897" calcext:value-type="float">
            <text:p>5.9802591801</text:p>
          </table:table-cell>
          <table:table-cell table:formula="of:=[.C128]/([.H128]-[.H127])" office:value-type="float" office:value="104588.261017634" calcext:value-type="float">
            <text:p>104588.261017634</text:p>
          </table:table-cell>
          <table:table-cell table:formula="of:=[.G128]-[.$B128]" office:value-type="float" office:value="0.235683917999268" calcext:value-type="float">
            <text:p>0.235683918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3146925.78608" calcext:value-type="float">
            <text:p>1443146925.78608</text:p>
          </table:table-cell>
          <table:table-cell office:value-type="float" office:value="4320" calcext:value-type="float">
            <text:p>4320</text:p>
          </table:table-cell>
          <table:table-cell table:formula="of:=[.B129]-[.$B$2]" office:value-type="float" office:value="5.78587555885315" calcext:value-type="float">
            <text:p>5.7858755589</text:p>
          </table:table-cell>
          <table:table-cell table:formula="of:=[.C129]/([.D129]-[.D128])" office:value-type="float" office:value="104599.732603651" calcext:value-type="float">
            <text:p>104599.732603651</text:p>
          </table:table-cell>
          <table:table-cell/>
          <table:table-cell office:value-type="float" office:value="1443146926.02165" calcext:value-type="float">
            <text:p>1443146926.02165</text:p>
          </table:table-cell>
          <table:table-cell table:formula="of:=[.G129]-[.$B$2]" office:value-type="float" office:value="6.02144241333008" calcext:value-type="float">
            <text:p>6.0214424133</text:p>
          </table:table-cell>
          <table:table-cell table:formula="of:=[.C129]/([.H129]-[.H128])" office:value-type="float" office:value="104897.057805309" calcext:value-type="float">
            <text:p>104897.057805309</text:p>
          </table:table-cell>
          <table:table-cell table:formula="of:=[.G129]-[.$B129]" office:value-type="float" office:value="0.235566854476929" calcext:value-type="float">
            <text:p>0.2355668545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3146925.8274" calcext:value-type="float">
            <text:p>1443146925.8274</text:p>
          </table:table-cell>
          <table:table-cell office:value-type="float" office:value="4320" calcext:value-type="float">
            <text:p>4320</text:p>
          </table:table-cell>
          <table:table-cell table:formula="of:=[.B130]-[.$B$2]" office:value-type="float" office:value="5.82719588279724" calcext:value-type="float">
            <text:p>5.8271958828</text:p>
          </table:table-cell>
          <table:table-cell table:formula="of:=[.C130]/([.D130]-[.D129])" office:value-type="float" office:value="104549.035139346" calcext:value-type="float">
            <text:p>104549.035139346</text:p>
          </table:table-cell>
          <table:table-cell/>
          <table:table-cell office:value-type="float" office:value="1443146926.06298" calcext:value-type="float">
            <text:p>1443146926.06298</text:p>
          </table:table-cell>
          <table:table-cell table:formula="of:=[.G130]-[.$B$2]" office:value-type="float" office:value="6.06277632713318" calcext:value-type="float">
            <text:p>6.0627763271</text:p>
          </table:table-cell>
          <table:table-cell table:formula="of:=[.C130]/([.H130]-[.H129])" office:value-type="float" office:value="104514.661267715" calcext:value-type="float">
            <text:p>104514.661267715</text:p>
          </table:table-cell>
          <table:table-cell table:formula="of:=[.G130]-[.$B130]" office:value-type="float" office:value="0.235580444335937" calcext:value-type="float">
            <text:p>0.2355804443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3146925.8687" calcext:value-type="float">
            <text:p>1443146925.8687</text:p>
          </table:table-cell>
          <table:table-cell office:value-type="float" office:value="4320" calcext:value-type="float">
            <text:p>4320</text:p>
          </table:table-cell>
          <table:table-cell table:formula="of:=[.B131]-[.$B$2]" office:value-type="float" office:value="5.86849093437195" calcext:value-type="float">
            <text:p>5.8684909344</text:p>
          </table:table-cell>
          <table:table-cell table:formula="of:=[.C131]/([.D131]-[.D130])" office:value-type="float" office:value="104613.018636983" calcext:value-type="float">
            <text:p>104613.018636983</text:p>
          </table:table-cell>
          <table:table-cell/>
          <table:table-cell office:value-type="float" office:value="1443146926.10423" calcext:value-type="float">
            <text:p>1443146926.10423</text:p>
          </table:table-cell>
          <table:table-cell table:formula="of:=[.G131]-[.$B$2]" office:value-type="float" office:value="6.1040198802948" calcext:value-type="float">
            <text:p>6.1040198803</text:p>
          </table:table-cell>
          <table:table-cell table:formula="of:=[.C131]/([.H131]-[.H130])" office:value-type="float" office:value="104743.642796032" calcext:value-type="float">
            <text:p>104743.642796032</text:p>
          </table:table-cell>
          <table:table-cell table:formula="of:=[.G131]-[.$B131]" office:value-type="float" office:value="0.235528945922852" calcext:value-type="float">
            <text:p>0.2355289459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3146925.90999" calcext:value-type="float">
            <text:p>1443146925.90999</text:p>
          </table:table-cell>
          <table:table-cell office:value-type="float" office:value="4320" calcext:value-type="float">
            <text:p>4320</text:p>
          </table:table-cell>
          <table:table-cell table:formula="of:=[.B132]-[.$B$2]" office:value-type="float" office:value="5.90978336334229" calcext:value-type="float">
            <text:p>5.9097833633</text:p>
          </table:table-cell>
          <table:table-cell table:formula="of:=[.C132]/([.D132]-[.D131])" office:value-type="float" office:value="104619.662919402" calcext:value-type="float">
            <text:p>104619.662919402</text:p>
          </table:table-cell>
          <table:table-cell/>
          <table:table-cell office:value-type="float" office:value="1443146926.11636" calcext:value-type="float">
            <text:p>1443146926.11636</text:p>
          </table:table-cell>
          <table:table-cell table:formula="of:=[.G132]-[.$B$2]" office:value-type="float" office:value="6.1161539554596" calcext:value-type="float">
            <text:p>6.1161539555</text:p>
          </table:table-cell>
          <table:table-cell table:formula="of:=[.C132]/([.H132]-[.H131])" office:value-type="float" office:value="356022.188863127" calcext:value-type="float">
            <text:p>356022.188863127</text:p>
          </table:table-cell>
          <table:table-cell table:formula="of:=[.G132]-[.$B132]" office:value-type="float" office:value="0.20637059211731" calcext:value-type="float">
            <text:p>0.2063705921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3146925.95128" calcext:value-type="float">
            <text:p>1443146925.95128</text:p>
          </table:table-cell>
          <table:table-cell office:value-type="float" office:value="4320" calcext:value-type="float">
            <text:p>4320</text:p>
          </table:table-cell>
          <table:table-cell table:formula="of:=[.B133]-[.$B$2]" office:value-type="float" office:value="5.95107388496399" calcext:value-type="float">
            <text:p>5.951073885</text:p>
          </table:table-cell>
          <table:table-cell table:formula="of:=[.C133]/([.D133]-[.D132])" office:value-type="float" office:value="104624.495654935" calcext:value-type="float">
            <text:p>104624.495654935</text:p>
          </table:table-cell>
          <table:table-cell/>
          <table:table-cell office:value-type="float" office:value="1443146926.18702" calcext:value-type="float">
            <text:p>1443146926.18702</text:p>
          </table:table-cell>
          <table:table-cell table:formula="of:=[.G133]-[.$B$2]" office:value-type="float" office:value="6.18681740760803" calcext:value-type="float">
            <text:p>6.1868174076</text:p>
          </table:table-cell>
          <table:table-cell table:formula="of:=[.C133]/([.H133]-[.H132])" office:value-type="float" office:value="61134.8564025049" calcext:value-type="float">
            <text:p>61134.8564025049</text:p>
          </table:table-cell>
          <table:table-cell table:formula="of:=[.G133]-[.$B133]" office:value-type="float" office:value="0.235743522644043" calcext:value-type="float">
            <text:p>0.2357435226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3146925.99257" calcext:value-type="float">
            <text:p>1443146925.99257</text:p>
          </table:table-cell>
          <table:table-cell office:value-type="float" office:value="4320" calcext:value-type="float">
            <text:p>4320</text:p>
          </table:table-cell>
          <table:table-cell table:formula="of:=[.B134]-[.$B$2]" office:value-type="float" office:value="5.99235963821411" calcext:value-type="float">
            <text:p>5.9923596382</text:p>
          </table:table-cell>
          <table:table-cell table:formula="of:=[.C134]/([.D134]-[.D133])" office:value-type="float" office:value="104636.579447348" calcext:value-type="float">
            <text:p>104636.579447348</text:p>
          </table:table-cell>
          <table:table-cell/>
          <table:table-cell office:value-type="float" office:value="1443146926.22683" calcext:value-type="float">
            <text:p>1443146926.22683</text:p>
          </table:table-cell>
          <table:table-cell table:formula="of:=[.G134]-[.$B$2]" office:value-type="float" office:value="6.22662401199341" calcext:value-type="float">
            <text:p>6.226624012</text:p>
          </table:table-cell>
          <table:table-cell table:formula="of:=[.C134]/([.H134]-[.H133])" office:value-type="float" office:value="108524.70505088" calcext:value-type="float">
            <text:p>108524.70505088</text:p>
          </table:table-cell>
          <table:table-cell table:formula="of:=[.G134]-[.$B134]" office:value-type="float" office:value="0.234264373779297" calcext:value-type="float">
            <text:p>0.2342643738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3146926.03233" calcext:value-type="float">
            <text:p>1443146926.03233</text:p>
          </table:table-cell>
          <table:table-cell office:value-type="float" office:value="4320" calcext:value-type="float">
            <text:p>4320</text:p>
          </table:table-cell>
          <table:table-cell table:formula="of:=[.B135]-[.$B$2]" office:value-type="float" office:value="6.03211903572083" calcext:value-type="float">
            <text:p>6.0321190357</text:p>
          </table:table-cell>
          <table:table-cell table:formula="of:=[.C135]/([.D135]-[.D134])" office:value-type="float" office:value="108653.55792352" calcext:value-type="float">
            <text:p>108653.55792352</text:p>
          </table:table-cell>
          <table:table-cell/>
          <table:table-cell office:value-type="float" office:value="1443146926.26616" calcext:value-type="float">
            <text:p>1443146926.26616</text:p>
          </table:table-cell>
          <table:table-cell table:formula="of:=[.G135]-[.$B$2]" office:value-type="float" office:value="6.26595401763916" calcext:value-type="float">
            <text:p>6.2659540176</text:p>
          </table:table-cell>
          <table:table-cell table:formula="of:=[.C135]/([.H135]-[.H134])" office:value-type="float" office:value="109839.801166329" calcext:value-type="float">
            <text:p>109839.801166329</text:p>
          </table:table-cell>
          <table:table-cell table:formula="of:=[.G135]-[.$B135]" office:value-type="float" office:value="0.233834981918335" calcext:value-type="float">
            <text:p>0.2338349819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3146926.07175" calcext:value-type="float">
            <text:p>1443146926.07175</text:p>
          </table:table-cell>
          <table:table-cell office:value-type="float" office:value="4320" calcext:value-type="float">
            <text:p>4320</text:p>
          </table:table-cell>
          <table:table-cell table:formula="of:=[.B136]-[.$B$2]" office:value-type="float" office:value="6.07154154777527" calcext:value-type="float">
            <text:p>6.0715415478</text:p>
          </table:table-cell>
          <table:table-cell table:formula="of:=[.C136]/([.D136]-[.D135])" office:value-type="float" office:value="109582.057937708" calcext:value-type="float">
            <text:p>109582.057937708</text:p>
          </table:table-cell>
          <table:table-cell/>
          <table:table-cell office:value-type="float" office:value="1443146926.30561" calcext:value-type="float">
            <text:p>1443146926.30561</text:p>
          </table:table-cell>
          <table:table-cell table:formula="of:=[.G136]-[.$B$2]" office:value-type="float" office:value="6.30540323257446" calcext:value-type="float">
            <text:p>6.3054032326</text:p>
          </table:table-cell>
          <table:table-cell table:formula="of:=[.C136]/([.H136]-[.H135])" office:value-type="float" office:value="109507.882655836" calcext:value-type="float">
            <text:p>109507.882655836</text:p>
          </table:table-cell>
          <table:table-cell table:formula="of:=[.G136]-[.$B136]" office:value-type="float" office:value="0.233861684799194" calcext:value-type="float">
            <text:p>0.2338616848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3146926.11117" calcext:value-type="float">
            <text:p>1443146926.11117</text:p>
          </table:table-cell>
          <table:table-cell office:value-type="float" office:value="4320" calcext:value-type="float">
            <text:p>4320</text:p>
          </table:table-cell>
          <table:table-cell table:formula="of:=[.B137]-[.$B$2]" office:value-type="float" office:value="6.11095905303955" calcext:value-type="float">
            <text:p>6.110959053</text:p>
          </table:table-cell>
          <table:table-cell table:formula="of:=[.C137]/([.D137]-[.D136])" office:value-type="float" office:value="109595.976991332" calcext:value-type="float">
            <text:p>109595.976991332</text:p>
          </table:table-cell>
          <table:table-cell/>
          <table:table-cell office:value-type="float" office:value="1443146926.34494" calcext:value-type="float">
            <text:p>1443146926.34494</text:p>
          </table:table-cell>
          <table:table-cell table:formula="of:=[.G137]-[.$B$2]" office:value-type="float" office:value="6.34473347663879" calcext:value-type="float">
            <text:p>6.3447334766</text:p>
          </table:table-cell>
          <table:table-cell table:formula="of:=[.C137]/([.H137]-[.H136])" office:value-type="float" office:value="109839.135321254" calcext:value-type="float">
            <text:p>109839.135321254</text:p>
          </table:table-cell>
          <table:table-cell table:formula="of:=[.G137]-[.$B137]" office:value-type="float" office:value="0.233774423599243" calcext:value-type="float">
            <text:p>0.2337744236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3146926.15058" calcext:value-type="float">
            <text:p>1443146926.15058</text:p>
          </table:table-cell>
          <table:table-cell office:value-type="float" office:value="4320" calcext:value-type="float">
            <text:p>4320</text:p>
          </table:table-cell>
          <table:table-cell table:formula="of:=[.B138]-[.$B$2]" office:value-type="float" office:value="6.15037608146668" calcext:value-type="float">
            <text:p>6.1503760815</text:p>
          </table:table-cell>
          <table:table-cell table:formula="of:=[.C138]/([.D138]-[.D137])" office:value-type="float" office:value="109597.302799906" calcext:value-type="float">
            <text:p>109597.302799906</text:p>
          </table:table-cell>
          <table:table-cell/>
          <table:table-cell office:value-type="float" office:value="1443146926.38435" calcext:value-type="float">
            <text:p>1443146926.38435</text:p>
          </table:table-cell>
          <table:table-cell table:formula="of:=[.G138]-[.$B$2]" office:value-type="float" office:value="6.38413810729981" calcext:value-type="float">
            <text:p>6.3841381073</text:p>
          </table:table-cell>
          <table:table-cell table:formula="of:=[.C138]/([.H138]-[.H137])" office:value-type="float" office:value="109631.785085464" calcext:value-type="float">
            <text:p>109631.785085464</text:p>
          </table:table-cell>
          <table:table-cell table:formula="of:=[.G138]-[.$B138]" office:value-type="float" office:value="0.23376202583313" calcext:value-type="float">
            <text:p>0.2337620258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3146926.19001" calcext:value-type="float">
            <text:p>1443146926.19001</text:p>
          </table:table-cell>
          <table:table-cell office:value-type="float" office:value="4320" calcext:value-type="float">
            <text:p>4320</text:p>
          </table:table-cell>
          <table:table-cell table:formula="of:=[.B139]-[.$B$2]" office:value-type="float" office:value="6.18979954719543" calcext:value-type="float">
            <text:p>6.1897995472</text:p>
          </table:table-cell>
          <table:table-cell table:formula="of:=[.C139]/([.D139]-[.D138])" office:value-type="float" office:value="109579.407090243" calcext:value-type="float">
            <text:p>109579.407090243</text:p>
          </table:table-cell>
          <table:table-cell/>
          <table:table-cell office:value-type="float" office:value="1443146926.42384" calcext:value-type="float">
            <text:p>1443146926.42384</text:p>
          </table:table-cell>
          <table:table-cell table:formula="of:=[.G139]-[.$B$2]" office:value-type="float" office:value="6.42362761497498" calcext:value-type="float">
            <text:p>6.423627615</text:p>
          </table:table-cell>
          <table:table-cell table:formula="of:=[.C139]/([.H139]-[.H138])" office:value-type="float" office:value="109396.147339568" calcext:value-type="float">
            <text:p>109396.147339568</text:p>
          </table:table-cell>
          <table:table-cell table:formula="of:=[.G139]-[.$B139]" office:value-type="float" office:value="0.233828067779541" calcext:value-type="float">
            <text:p>0.2338280678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3146926.22943" calcext:value-type="float">
            <text:p>1443146926.22943</text:p>
          </table:table-cell>
          <table:table-cell office:value-type="float" office:value="4320" calcext:value-type="float">
            <text:p>4320</text:p>
          </table:table-cell>
          <table:table-cell table:formula="of:=[.B140]-[.$B$2]" office:value-type="float" office:value="6.22922420501709" calcext:value-type="float">
            <text:p>6.229224205</text:p>
          </table:table-cell>
          <table:table-cell table:formula="of:=[.C140]/([.D140]-[.D139])" office:value-type="float" office:value="109576.093711259" calcext:value-type="float">
            <text:p>109576.093711259</text:p>
          </table:table-cell>
          <table:table-cell/>
          <table:table-cell office:value-type="float" office:value="1443146926.46327" calcext:value-type="float">
            <text:p>1443146926.46327</text:p>
          </table:table-cell>
          <table:table-cell table:formula="of:=[.G140]-[.$B$2]" office:value-type="float" office:value="6.46305751800537" calcext:value-type="float">
            <text:p>6.463057518</text:p>
          </table:table-cell>
          <table:table-cell table:formula="of:=[.C140]/([.H140]-[.H139])" office:value-type="float" office:value="109561.517223865" calcext:value-type="float">
            <text:p>109561.517223865</text:p>
          </table:table-cell>
          <table:table-cell table:formula="of:=[.G140]-[.$B140]" office:value-type="float" office:value="0.233833312988281" calcext:value-type="float">
            <text:p>0.233833313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3146926.26885" calcext:value-type="float">
            <text:p>1443146926.26885</text:p>
          </table:table-cell>
          <table:table-cell office:value-type="float" office:value="4320" calcext:value-type="float">
            <text:p>4320</text:p>
          </table:table-cell>
          <table:table-cell table:formula="of:=[.B141]-[.$B$2]" office:value-type="float" office:value="6.26864123344421" calcext:value-type="float">
            <text:p>6.2686412334</text:p>
          </table:table-cell>
          <table:table-cell table:formula="of:=[.C141]/([.D141]-[.D140])" office:value-type="float" office:value="109597.302799906" calcext:value-type="float">
            <text:p>109597.302799906</text:p>
          </table:table-cell>
          <table:table-cell/>
          <table:table-cell office:value-type="float" office:value="1443146926.50263" calcext:value-type="float">
            <text:p>1443146926.50263</text:p>
          </table:table-cell>
          <table:table-cell table:formula="of:=[.G141]-[.$B$2]" office:value-type="float" office:value="6.50242304801941" calcext:value-type="float">
            <text:p>6.502423048</text:p>
          </table:table-cell>
          <table:table-cell table:formula="of:=[.C141]/([.H141]-[.H140])" office:value-type="float" office:value="109740.679179461" calcext:value-type="float">
            <text:p>109740.679179461</text:p>
          </table:table-cell>
          <table:table-cell table:formula="of:=[.G141]-[.$B141]" office:value-type="float" office:value="0.233781814575195" calcext:value-type="float">
            <text:p>0.2337818146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3146926.30827" calcext:value-type="float">
            <text:p>1443146926.30827</text:p>
          </table:table-cell>
          <table:table-cell office:value-type="float" office:value="4320" calcext:value-type="float">
            <text:p>4320</text:p>
          </table:table-cell>
          <table:table-cell table:formula="of:=[.B142]-[.$B$2]" office:value-type="float" office:value="6.30806183815002" calcext:value-type="float">
            <text:p>6.3080618382</text:p>
          </table:table-cell>
          <table:table-cell table:formula="of:=[.C142]/([.D142]-[.D141])" office:value-type="float" office:value="109587.360017418" calcext:value-type="float">
            <text:p>109587.360017418</text:p>
          </table:table-cell>
          <table:table-cell/>
          <table:table-cell office:value-type="float" office:value="1443146926.54204" calcext:value-type="float">
            <text:p>1443146926.54204</text:p>
          </table:table-cell>
          <table:table-cell table:formula="of:=[.G142]-[.$B$2]" office:value-type="float" office:value="6.54183626174927" calcext:value-type="float">
            <text:p>6.5418362617</text:p>
          </table:table-cell>
          <table:table-cell table:formula="of:=[.C142]/([.H142]-[.H141])" office:value-type="float" office:value="109607.910423384" calcext:value-type="float">
            <text:p>109607.910423384</text:p>
          </table:table-cell>
          <table:table-cell table:formula="of:=[.G142]-[.$B142]" office:value-type="float" office:value="0.233774423599243" calcext:value-type="float">
            <text:p>0.2337744236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3146926.34769" calcext:value-type="float">
            <text:p>1443146926.34769</text:p>
          </table:table-cell>
          <table:table-cell office:value-type="float" office:value="4320" calcext:value-type="float">
            <text:p>4320</text:p>
          </table:table-cell>
          <table:table-cell table:formula="of:=[.B143]-[.$B$2]" office:value-type="float" office:value="6.34748315811157" calcext:value-type="float">
            <text:p>6.3474831581</text:p>
          </table:table-cell>
          <table:table-cell table:formula="of:=[.C143]/([.D143]-[.D142])" office:value-type="float" office:value="109585.371677402" calcext:value-type="float">
            <text:p>109585.371677402</text:p>
          </table:table-cell>
          <table:table-cell/>
          <table:table-cell office:value-type="float" office:value="1443146926.55419" calcext:value-type="float">
            <text:p>1443146926.55419</text:p>
          </table:table-cell>
          <table:table-cell table:formula="of:=[.G143]-[.$B$2]" office:value-type="float" office:value="6.55397868156433" calcext:value-type="float">
            <text:p>6.5539786816</text:p>
          </table:table-cell>
          <table:table-cell table:formula="of:=[.C143]/([.H143]-[.H142])" office:value-type="float" office:value="355777.519291563" calcext:value-type="float">
            <text:p>355777.519291563</text:p>
          </table:table-cell>
          <table:table-cell table:formula="of:=[.G143]-[.$B143]" office:value-type="float" office:value="0.206495523452759" calcext:value-type="float">
            <text:p>0.2064955235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3146926.38712" calcext:value-type="float">
            <text:p>1443146926.38712</text:p>
          </table:table-cell>
          <table:table-cell office:value-type="float" office:value="4320" calcext:value-type="float">
            <text:p>4320</text:p>
          </table:table-cell>
          <table:table-cell table:formula="of:=[.B144]-[.$B$2]" office:value-type="float" office:value="6.38691067695618" calcext:value-type="float">
            <text:p>6.386910677</text:p>
          </table:table-cell>
          <table:table-cell table:formula="of:=[.C144]/([.D144]-[.D143])" office:value-type="float" office:value="109568.142419167" calcext:value-type="float">
            <text:p>109568.142419167</text:p>
          </table:table-cell>
          <table:table-cell/>
          <table:table-cell office:value-type="float" office:value="1443146926.62093" calcext:value-type="float">
            <text:p>1443146926.62093</text:p>
          </table:table-cell>
          <table:table-cell table:formula="of:=[.G144]-[.$B$2]" office:value-type="float" office:value="6.62072014808655" calcext:value-type="float">
            <text:p>6.6207201481</text:p>
          </table:table-cell>
          <table:table-cell table:formula="of:=[.C144]/([.H144]-[.H143])" office:value-type="float" office:value="64727.3760243486" calcext:value-type="float">
            <text:p>64727.3760243486</text:p>
          </table:table-cell>
          <table:table-cell table:formula="of:=[.G144]-[.$B144]" office:value-type="float" office:value="0.233809471130371" calcext:value-type="float">
            <text:p>0.2338094711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3146926.42655" calcext:value-type="float">
            <text:p>1443146926.42655</text:p>
          </table:table-cell>
          <table:table-cell office:value-type="float" office:value="4320" calcext:value-type="float">
            <text:p>4320</text:p>
          </table:table-cell>
          <table:table-cell table:formula="of:=[.B145]-[.$B$2]" office:value-type="float" office:value="6.42634558677673" calcext:value-type="float">
            <text:p>6.4263455868</text:p>
          </table:table-cell>
          <table:table-cell table:formula="of:=[.C145]/([.D145]-[.D144])" office:value-type="float" office:value="109547.606921319" calcext:value-type="float">
            <text:p>109547.606921319</text:p>
          </table:table-cell>
          <table:table-cell/>
          <table:table-cell office:value-type="float" office:value="1443146926.66038" calcext:value-type="float">
            <text:p>1443146926.66038</text:p>
          </table:table-cell>
          <table:table-cell table:formula="of:=[.G145]-[.$B$2]" office:value-type="float" office:value="6.66017603874207" calcext:value-type="float">
            <text:p>6.6601760387</text:p>
          </table:table-cell>
          <table:table-cell table:formula="of:=[.C145]/([.H145]-[.H144])" office:value-type="float" office:value="109489.354522932" calcext:value-type="float">
            <text:p>109489.354522932</text:p>
          </table:table-cell>
          <table:table-cell table:formula="of:=[.G145]-[.$B145]" office:value-type="float" office:value="0.233830451965332" calcext:value-type="float">
            <text:p>0.233830452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3146926.46597" calcext:value-type="float">
            <text:p>1443146926.46597</text:p>
          </table:table-cell>
          <table:table-cell office:value-type="float" office:value="4320" calcext:value-type="float">
            <text:p>4320</text:p>
          </table:table-cell>
          <table:table-cell table:formula="of:=[.B146]-[.$B$2]" office:value-type="float" office:value="6.46576189994812" calcext:value-type="float">
            <text:p>6.4657618999</text:p>
          </table:table-cell>
          <table:table-cell table:formula="of:=[.C146]/([.D146]-[.D145])" office:value-type="float" office:value="109599.291572911" calcext:value-type="float">
            <text:p>109599.291572911</text:p>
          </table:table-cell>
          <table:table-cell/>
          <table:table-cell office:value-type="float" office:value="1443146926.69982" calcext:value-type="float">
            <text:p>1443146926.69982</text:p>
          </table:table-cell>
          <table:table-cell table:formula="of:=[.G146]-[.$B$2]" office:value-type="float" office:value="6.69961667060852" calcext:value-type="float">
            <text:p>6.6996166706</text:p>
          </table:table-cell>
          <table:table-cell table:formula="of:=[.C146]/([.H146]-[.H145])" office:value-type="float" office:value="109531.713757209" calcext:value-type="float">
            <text:p>109531.713757209</text:p>
          </table:table-cell>
          <table:table-cell table:formula="of:=[.G146]-[.$B146]" office:value-type="float" office:value="0.2338547706604" calcext:value-type="float">
            <text:p>0.2338547707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3146926.50541" calcext:value-type="float">
            <text:p>1443146926.50541</text:p>
          </table:table-cell>
          <table:table-cell office:value-type="float" office:value="4320" calcext:value-type="float">
            <text:p>4320</text:p>
          </table:table-cell>
          <table:table-cell table:formula="of:=[.B147]-[.$B$2]" office:value-type="float" office:value="6.5052011013031" calcext:value-type="float">
            <text:p>6.5052011013</text:p>
          </table:table-cell>
          <table:table-cell table:formula="of:=[.C147]/([.D147]-[.D146])" office:value-type="float" office:value="109535.686615887" calcext:value-type="float">
            <text:p>109535.686615887</text:p>
          </table:table-cell>
          <table:table-cell/>
          <table:table-cell office:value-type="float" office:value="1443146926.73918" calcext:value-type="float">
            <text:p>1443146926.73918</text:p>
          </table:table-cell>
          <table:table-cell table:formula="of:=[.G147]-[.$B$2]" office:value-type="float" office:value="6.73897409439087" calcext:value-type="float">
            <text:p>6.7389740944</text:p>
          </table:table-cell>
          <table:table-cell table:formula="of:=[.C147]/([.H147]-[.H146])" office:value-type="float" office:value="109763.281862404" calcext:value-type="float">
            <text:p>109763.281862404</text:p>
          </table:table-cell>
          <table:table-cell table:formula="of:=[.G147]-[.$B147]" office:value-type="float" office:value="0.233772993087769" calcext:value-type="float">
            <text:p>0.2337729931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3146926.54482" calcext:value-type="float">
            <text:p>1443146926.54482</text:p>
          </table:table-cell>
          <table:table-cell office:value-type="float" office:value="4320" calcext:value-type="float">
            <text:p>4320</text:p>
          </table:table-cell>
          <table:table-cell table:formula="of:=[.B148]-[.$B$2]" office:value-type="float" office:value="6.54461264610291" calcext:value-type="float">
            <text:p>6.5446126461</text:p>
          </table:table-cell>
          <table:table-cell table:formula="of:=[.C148]/([.D148]-[.D147])" office:value-type="float" office:value="109612.55190437" calcext:value-type="float">
            <text:p>109612.55190437</text:p>
          </table:table-cell>
          <table:table-cell/>
          <table:table-cell office:value-type="float" office:value="1443146926.77865" calcext:value-type="float">
            <text:p>1443146926.77865</text:p>
          </table:table-cell>
          <table:table-cell table:formula="of:=[.G148]-[.$B$2]" office:value-type="float" office:value="6.77844166755676" calcext:value-type="float">
            <text:p>6.7784416676</text:p>
          </table:table-cell>
          <table:table-cell table:formula="of:=[.C148]/([.H148]-[.H147])" office:value-type="float" office:value="109456.94537239" calcext:value-type="float">
            <text:p>109456.94537239</text:p>
          </table:table-cell>
          <table:table-cell table:formula="of:=[.G148]-[.$B148]" office:value-type="float" office:value="0.233829021453857" calcext:value-type="float">
            <text:p>0.2338290215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3146926.58424" calcext:value-type="float">
            <text:p>1443146926.58424</text:p>
          </table:table-cell>
          <table:table-cell office:value-type="float" office:value="4320" calcext:value-type="float">
            <text:p>4320</text:p>
          </table:table-cell>
          <table:table-cell table:formula="of:=[.B149]-[.$B$2]" office:value-type="float" office:value="6.58402752876282" calcext:value-type="float">
            <text:p>6.5840275288</text:p>
          </table:table-cell>
          <table:table-cell table:formula="of:=[.C149]/([.D149]-[.D148])" office:value-type="float" office:value="109603.269335463" calcext:value-type="float">
            <text:p>109603.269335463</text:p>
          </table:table-cell>
          <table:table-cell/>
          <table:table-cell office:value-type="float" office:value="1443146926.81802" calcext:value-type="float">
            <text:p>1443146926.81802</text:p>
          </table:table-cell>
          <table:table-cell table:formula="of:=[.G149]-[.$B$2]" office:value-type="float" office:value="6.8178141117096" calcext:value-type="float">
            <text:p>6.8178141117</text:p>
          </table:table-cell>
          <table:table-cell table:formula="of:=[.C149]/([.H149]-[.H148])" office:value-type="float" office:value="109721.407775221" calcext:value-type="float">
            <text:p>109721.407775221</text:p>
          </table:table-cell>
          <table:table-cell table:formula="of:=[.G149]-[.$B149]" office:value-type="float" office:value="0.233786582946777" calcext:value-type="float">
            <text:p>0.2337865829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3146926.62365" calcext:value-type="float">
            <text:p>1443146926.62365</text:p>
          </table:table-cell>
          <table:table-cell office:value-type="float" office:value="4320" calcext:value-type="float">
            <text:p>4320</text:p>
          </table:table-cell>
          <table:table-cell table:formula="of:=[.B150]-[.$B$2]" office:value-type="float" office:value="6.62344312667847" calcext:value-type="float">
            <text:p>6.6234431267</text:p>
          </table:table-cell>
          <table:table-cell table:formula="of:=[.C150]/([.D150]-[.D149])" office:value-type="float" office:value="109601.280418096" calcext:value-type="float">
            <text:p>109601.280418096</text:p>
          </table:table-cell>
          <table:table-cell/>
          <table:table-cell office:value-type="float" office:value="1443146926.85745" calcext:value-type="float">
            <text:p>1443146926.85745</text:p>
          </table:table-cell>
          <table:table-cell table:formula="of:=[.G150]-[.$B$2]" office:value-type="float" office:value="6.85723757743835" calcext:value-type="float">
            <text:p>6.8572375774</text:p>
          </table:table-cell>
          <table:table-cell table:formula="of:=[.C150]/([.H150]-[.H149])" office:value-type="float" office:value="109579.407090243" calcext:value-type="float">
            <text:p>109579.407090243</text:p>
          </table:table-cell>
          <table:table-cell table:formula="of:=[.G150]-[.$B150]" office:value-type="float" office:value="0.233794450759888" calcext:value-type="float">
            <text:p>0.2337944508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3146926.66307" calcext:value-type="float">
            <text:p>1443146926.66307</text:p>
          </table:table-cell>
          <table:table-cell office:value-type="float" office:value="4320" calcext:value-type="float">
            <text:p>4320</text:p>
          </table:table-cell>
          <table:table-cell table:formula="of:=[.B151]-[.$B$2]" office:value-type="float" office:value="6.66286468505859" calcext:value-type="float">
            <text:p>6.6628646851</text:p>
          </table:table-cell>
          <table:table-cell table:formula="of:=[.C151]/([.D151]-[.D150])" office:value-type="float" office:value="109584.70891343" calcext:value-type="float">
            <text:p>109584.70891343</text:p>
          </table:table-cell>
          <table:table-cell/>
          <table:table-cell office:value-type="float" office:value="1443146926.8969" calcext:value-type="float">
            <text:p>1443146926.8969</text:p>
          </table:table-cell>
          <table:table-cell table:formula="of:=[.G151]-[.$B$2]" office:value-type="float" office:value="6.89669108390808" calcext:value-type="float">
            <text:p>6.8966910839</text:p>
          </table:table-cell>
          <table:table-cell table:formula="of:=[.C151]/([.H151]-[.H150])" office:value-type="float" office:value="109495.970993474" calcext:value-type="float">
            <text:p>109495.970993474</text:p>
          </table:table-cell>
          <table:table-cell table:formula="of:=[.G151]-[.$B151]" office:value-type="float" office:value="0.233826398849487" calcext:value-type="float">
            <text:p>0.233826398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3146926.70249" calcext:value-type="float">
            <text:p>1443146926.70249</text:p>
          </table:table-cell>
          <table:table-cell office:value-type="float" office:value="4320" calcext:value-type="float">
            <text:p>4320</text:p>
          </table:table-cell>
          <table:table-cell table:formula="of:=[.B152]-[.$B$2]" office:value-type="float" office:value="6.70228481292725" calcext:value-type="float">
            <text:p>6.7022848129</text:p>
          </table:table-cell>
          <table:table-cell table:formula="of:=[.C152]/([.D152]-[.D151])" office:value-type="float" office:value="109588.685617515" calcext:value-type="float">
            <text:p>109588.685617515</text:p>
          </table:table-cell>
          <table:table-cell/>
          <table:table-cell office:value-type="float" office:value="1443146926.93613" calcext:value-type="float">
            <text:p>1443146926.93613</text:p>
          </table:table-cell>
          <table:table-cell table:formula="of:=[.G152]-[.$B$2]" office:value-type="float" office:value="6.93592572212219" calcext:value-type="float">
            <text:p>6.9359257221</text:p>
          </table:table-cell>
          <table:table-cell table:formula="of:=[.C152]/([.H152]-[.H151])" office:value-type="float" office:value="110106.788201407" calcext:value-type="float">
            <text:p>110106.788201407</text:p>
          </table:table-cell>
          <table:table-cell table:formula="of:=[.G152]-[.$B152]" office:value-type="float" office:value="0.233640909194946" calcext:value-type="float">
            <text:p>0.2336409092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3146926.74191" calcext:value-type="float">
            <text:p>1443146926.74191</text:p>
          </table:table-cell>
          <table:table-cell office:value-type="float" office:value="4320" calcext:value-type="float">
            <text:p>4320</text:p>
          </table:table-cell>
          <table:table-cell table:formula="of:=[.B153]-[.$B$2]" office:value-type="float" office:value="6.74170351028442" calcext:value-type="float">
            <text:p>6.7417035103</text:p>
          </table:table-cell>
          <table:table-cell table:formula="of:=[.C153]/([.D153]-[.D152])" office:value-type="float" office:value="109592.662610231" calcext:value-type="float">
            <text:p>109592.662610231</text:p>
          </table:table-cell>
          <table:table-cell/>
          <table:table-cell office:value-type="float" office:value="1443146926.97569" calcext:value-type="float">
            <text:p>1443146926.97569</text:p>
          </table:table-cell>
          <table:table-cell table:formula="of:=[.G153]-[.$B$2]" office:value-type="float" office:value="6.97547888755798" calcext:value-type="float">
            <text:p>6.9754788876</text:p>
          </table:table-cell>
          <table:table-cell table:formula="of:=[.C153]/([.H153]-[.H152])" office:value-type="float" office:value="109220.082701419" calcext:value-type="float">
            <text:p>109220.082701419</text:p>
          </table:table-cell>
          <table:table-cell table:formula="of:=[.G153]-[.$B153]" office:value-type="float" office:value="0.23377537727356" calcext:value-type="float">
            <text:p>0.2337753773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3146926.78134" calcext:value-type="float">
            <text:p>1443146926.78134</text:p>
          </table:table-cell>
          <table:table-cell office:value-type="float" office:value="4320" calcext:value-type="float">
            <text:p>4320</text:p>
          </table:table-cell>
          <table:table-cell table:formula="of:=[.B154]-[.$B$2]" office:value-type="float" office:value="6.7811279296875" calcext:value-type="float">
            <text:p>6.7811279297</text:p>
          </table:table-cell>
          <table:table-cell table:formula="of:=[.C154]/([.D154]-[.D153])" office:value-type="float" office:value="109576.756371025" calcext:value-type="float">
            <text:p>109576.756371025</text:p>
          </table:table-cell>
          <table:table-cell/>
          <table:table-cell office:value-type="float" office:value="1443146927.01522" calcext:value-type="float">
            <text:p>1443146927.01522</text:p>
          </table:table-cell>
          <table:table-cell table:formula="of:=[.G154]-[.$B$2]" office:value-type="float" office:value="7.01501512527466" calcext:value-type="float">
            <text:p>7.0150151253</text:p>
          </table:table-cell>
          <table:table-cell table:formula="of:=[.C154]/([.H154]-[.H153])" office:value-type="float" office:value="109266.846050402" calcext:value-type="float">
            <text:p>109266.846050402</text:p>
          </table:table-cell>
          <table:table-cell table:formula="of:=[.G154]-[.$B154]" office:value-type="float" office:value="0.233887195587158" calcext:value-type="float">
            <text:p>0.2338871956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3146926.82076" calcext:value-type="float">
            <text:p>1443146926.82076</text:p>
          </table:table-cell>
          <table:table-cell office:value-type="float" office:value="4320" calcext:value-type="float">
            <text:p>4320</text:p>
          </table:table-cell>
          <table:table-cell table:formula="of:=[.B155]-[.$B$2]" office:value-type="float" office:value="6.82054972648621" calcext:value-type="float">
            <text:p>6.8205497265</text:p>
          </table:table-cell>
          <table:table-cell table:formula="of:=[.C155]/([.D155]-[.D154])" office:value-type="float" office:value="109584.046157475" calcext:value-type="float">
            <text:p>109584.046157475</text:p>
          </table:table-cell>
          <table:table-cell/>
          <table:table-cell office:value-type="float" office:value="1443146930.01817" calcext:value-type="float">
            <text:p>1443146930.01817</text:p>
          </table:table-cell>
          <table:table-cell table:formula="of:=[.G155]-[.$B$2]" office:value-type="float" office:value="10.0179662704468" calcext:value-type="float">
            <text:p>10.0179662704</text:p>
          </table:table-cell>
          <table:table-cell table:formula="of:=[.C155]/([.H155]-[.H154])" office:value-type="float" office:value="1438.58484242919" calcext:value-type="float">
            <text:p>1438.5848424292</text:p>
          </table:table-cell>
          <table:table-cell table:formula="of:=[.G155]-[.$B155]" office:value-type="float" office:value="3.19741654396057" calcext:value-type="float">
            <text:p>3.197416544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3146926.86018" calcext:value-type="float">
            <text:p>1443146926.86018</text:p>
          </table:table-cell>
          <table:table-cell office:value-type="float" office:value="4320" calcext:value-type="float">
            <text:p>4320</text:p>
          </table:table-cell>
          <table:table-cell table:formula="of:=[.B156]-[.$B$2]" office:value-type="float" office:value="6.85997343063355" calcext:value-type="float">
            <text:p>6.8599734306</text:p>
          </table:table-cell>
          <table:table-cell table:formula="of:=[.C156]/([.D156]-[.D155])" office:value-type="float" office:value="109578.744398416" calcext:value-type="float">
            <text:p>109578.744398416</text:p>
          </table:table-cell>
          <table:table-cell/>
          <table:table-cell office:value-type="float" office:value="1443146930.99468" calcext:value-type="float">
            <text:p>1443146930.99468</text:p>
          </table:table-cell>
          <table:table-cell table:formula="of:=[.G156]-[.$B$2]" office:value-type="float" office:value="10.9944763183594" calcext:value-type="float">
            <text:p>10.9944763184</text:p>
          </table:table-cell>
          <table:table-cell table:formula="of:=[.C156]/([.H156]-[.H155])" office:value-type="float" office:value="4423.9176127624" calcext:value-type="float">
            <text:p>4423.9176127624</text:p>
          </table:table-cell>
          <table:table-cell table:formula="of:=[.G156]-[.$B156]" office:value-type="float" office:value="4.13450288772583" calcext:value-type="float">
            <text:p>4.1345028877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3146926.89959" calcext:value-type="float">
            <text:p>1443146926.89959</text:p>
          </table:table-cell>
          <table:table-cell office:value-type="float" office:value="4320" calcext:value-type="float">
            <text:p>4320</text:p>
          </table:table-cell>
          <table:table-cell table:formula="of:=[.B157]-[.$B$2]" office:value-type="float" office:value="6.89938735961914" calcext:value-type="float">
            <text:p>6.8993873596</text:p>
          </table:table-cell>
          <table:table-cell table:formula="of:=[.C157]/([.D157]-[.D156])" office:value-type="float" office:value="109605.921337576" calcext:value-type="float">
            <text:p>109605.921337576</text:p>
          </table:table-cell>
          <table:table-cell/>
          <table:table-cell office:value-type="float" office:value="1443146931.01245" calcext:value-type="float">
            <text:p>1443146931.01245</text:p>
          </table:table-cell>
          <table:table-cell table:formula="of:=[.G157]-[.$B$2]" office:value-type="float" office:value="11.0122449398041" calcext:value-type="float">
            <text:p>11.0122449398</text:p>
          </table:table-cell>
          <table:table-cell table:formula="of:=[.C157]/([.H157]-[.H156])" office:value-type="float" office:value="243125.220121567" calcext:value-type="float">
            <text:p>243125.220121567</text:p>
          </table:table-cell>
          <table:table-cell table:formula="of:=[.G157]-[.$B157]" office:value-type="float" office:value="4.11285758018494" calcext:value-type="float">
            <text:p>4.1128575802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3146926.93901" calcext:value-type="float">
            <text:p>1443146926.93901</text:p>
          </table:table-cell>
          <table:table-cell office:value-type="float" office:value="4320" calcext:value-type="float">
            <text:p>4320</text:p>
          </table:table-cell>
          <table:table-cell table:formula="of:=[.B158]-[.$B$2]" office:value-type="float" office:value="6.93880581855774" calcext:value-type="float">
            <text:p>6.9388058186</text:p>
          </table:table-cell>
          <table:table-cell table:formula="of:=[.C158]/([.D158]-[.D157])" office:value-type="float" office:value="109593.325470414" calcext:value-type="float">
            <text:p>109593.325470414</text:p>
          </table:table-cell>
          <table:table-cell/>
          <table:table-cell office:value-type="float" office:value="1443146931.03001" calcext:value-type="float">
            <text:p>1443146931.03001</text:p>
          </table:table-cell>
          <table:table-cell table:formula="of:=[.G158]-[.$B$2]" office:value-type="float" office:value="11.0298037528992" calcext:value-type="float">
            <text:p>11.0298037529</text:p>
          </table:table-cell>
          <table:table-cell table:formula="of:=[.C158]/([.H158]-[.H157])" office:value-type="float" office:value="246030.296957106" calcext:value-type="float">
            <text:p>246030.296957106</text:p>
          </table:table-cell>
          <table:table-cell table:formula="of:=[.G158]-[.$B158]" office:value-type="float" office:value="4.09099793434143" calcext:value-type="float">
            <text:p>4.0909979343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3146926.97843" calcext:value-type="float">
            <text:p>1443146926.97843</text:p>
          </table:table-cell>
          <table:table-cell office:value-type="float" office:value="4320" calcext:value-type="float">
            <text:p>4320</text:p>
          </table:table-cell>
          <table:table-cell table:formula="of:=[.B159]-[.$B$2]" office:value-type="float" office:value="6.97821927070618" calcext:value-type="float">
            <text:p>6.9782192707</text:p>
          </table:table-cell>
          <table:table-cell table:formula="of:=[.C159]/([.D159]-[.D158])" office:value-type="float" office:value="109607.24738676" calcext:value-type="float">
            <text:p>109607.24738676</text:p>
          </table:table-cell>
          <table:table-cell/>
          <table:table-cell office:value-type="float" office:value="1443146931.04758" calcext:value-type="float">
            <text:p>1443146931.04758</text:p>
          </table:table-cell>
          <table:table-cell table:formula="of:=[.G159]-[.$B$2]" office:value-type="float" office:value="11.0473680496216" calcext:value-type="float">
            <text:p>11.0473680496</text:p>
          </table:table-cell>
          <table:table-cell table:formula="of:=[.C159]/([.H159]-[.H158])" office:value-type="float" office:value="245953.485543641" calcext:value-type="float">
            <text:p>245953.485543641</text:p>
          </table:table-cell>
          <table:table-cell table:formula="of:=[.G159]-[.$B159]" office:value-type="float" office:value="4.06914877891541" calcext:value-type="float">
            <text:p>4.0691487789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3146940.02448" calcext:value-type="float">
            <text:p>1443146940.02448</text:p>
          </table:table-cell>
          <table:table-cell office:value-type="float" office:value="4320" calcext:value-type="float">
            <text:p>4320</text:p>
          </table:table-cell>
          <table:table-cell table:formula="of:=[.B160]-[.$B$2]" office:value-type="float" office:value="20.0242762565613" calcext:value-type="float">
            <text:p>20.0242762566</text:p>
          </table:table-cell>
          <table:table-cell table:formula="of:=[.C160]/([.D160]-[.D159])" office:value-type="float" office:value="331.134533957951" calcext:value-type="float">
            <text:p>331.134533958</text:p>
          </table:table-cell>
          <table:table-cell/>
          <table:table-cell office:value-type="float" office:value="1443146940.2214" calcext:value-type="float">
            <text:p>1443146940.2214</text:p>
          </table:table-cell>
          <table:table-cell table:formula="of:=[.G160]-[.$B$2]" office:value-type="float" office:value="20.2211947441101" calcext:value-type="float">
            <text:p>20.2211947441</text:p>
          </table:table-cell>
          <table:table-cell table:formula="of:=[.C160]/([.H160]-[.H159])" office:value-type="float" office:value="470.904906302119" calcext:value-type="float">
            <text:p>470.9049063021</text:p>
          </table:table-cell>
          <table:table-cell table:formula="of:=[.G160]-[.$B160]" office:value-type="float" office:value="0.196918487548828" calcext:value-type="float">
            <text:p>0.1969184875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3146940.07864" calcext:value-type="float">
            <text:p>1443146940.07864</text:p>
          </table:table-cell>
          <table:table-cell office:value-type="float" office:value="4320" calcext:value-type="float">
            <text:p>4320</text:p>
          </table:table-cell>
          <table:table-cell table:formula="of:=[.B161]-[.$B$2]" office:value-type="float" office:value="20.07843542099" calcext:value-type="float">
            <text:p>20.078435421</text:p>
          </table:table-cell>
          <table:table-cell table:formula="of:=[.C161]/([.D161]-[.D160])" office:value-type="float" office:value="79764.8938193344" calcext:value-type="float">
            <text:p>79764.8938193344</text:p>
          </table:table-cell>
          <table:table-cell/>
          <table:table-cell office:value-type="float" office:value="1443146940.32693" calcext:value-type="float">
            <text:p>1443146940.32693</text:p>
          </table:table-cell>
          <table:table-cell table:formula="of:=[.G161]-[.$B$2]" office:value-type="float" office:value="20.3267259597778" calcext:value-type="float">
            <text:p>20.3267259598</text:p>
          </table:table-cell>
          <table:table-cell table:formula="of:=[.C161]/([.H161]-[.H160])" office:value-type="float" office:value="40935.7551001966" calcext:value-type="float">
            <text:p>40935.7551001966</text:p>
          </table:table-cell>
          <table:table-cell table:formula="of:=[.G161]-[.$B161]" office:value-type="float" office:value="0.248290538787842" calcext:value-type="float">
            <text:p>0.2482905388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3146940.13279" calcext:value-type="float">
            <text:p>1443146940.13279</text:p>
          </table:table-cell>
          <table:table-cell office:value-type="float" office:value="4320" calcext:value-type="float">
            <text:p>4320</text:p>
          </table:table-cell>
          <table:table-cell table:formula="of:=[.B162]-[.$B$2]" office:value-type="float" office:value="20.1325800418854" calcext:value-type="float">
            <text:p>20.1325800419</text:p>
          </table:table-cell>
          <table:table-cell table:formula="of:=[.C162]/([.D162]-[.D161])" office:value-type="float" office:value="79786.3190943157" calcext:value-type="float">
            <text:p>79786.3190943157</text:p>
          </table:table-cell>
          <table:table-cell/>
          <table:table-cell office:value-type="float" office:value="1443146940.38104" calcext:value-type="float">
            <text:p>1443146940.38104</text:p>
          </table:table-cell>
          <table:table-cell table:formula="of:=[.G162]-[.$B$2]" office:value-type="float" office:value="20.3808357715607" calcext:value-type="float">
            <text:p>20.3808357716</text:p>
          </table:table-cell>
          <table:table-cell table:formula="of:=[.C162]/([.H162]-[.H161])" office:value-type="float" office:value="79837.6460324384" calcext:value-type="float">
            <text:p>79837.6460324384</text:p>
          </table:table-cell>
          <table:table-cell table:formula="of:=[.G162]-[.$B162]" office:value-type="float" office:value="0.248255729675293" calcext:value-type="float">
            <text:p>0.2482557297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3146940.18693" calcext:value-type="float">
            <text:p>1443146940.18693</text:p>
          </table:table-cell>
          <table:table-cell office:value-type="float" office:value="4320" calcext:value-type="float">
            <text:p>4320</text:p>
          </table:table-cell>
          <table:table-cell table:formula="of:=[.B163]-[.$B$2]" office:value-type="float" office:value="20.1867215633392" calcext:value-type="float">
            <text:p>20.1867215633</text:p>
          </table:table-cell>
          <table:table-cell table:formula="of:=[.C163]/([.D163]-[.D162])" office:value-type="float" office:value="79790.8866244507" calcext:value-type="float">
            <text:p>79790.8866244507</text:p>
          </table:table-cell>
          <table:table-cell/>
          <table:table-cell office:value-type="float" office:value="1443146940.43529" calcext:value-type="float">
            <text:p>1443146940.43529</text:p>
          </table:table-cell>
          <table:table-cell table:formula="of:=[.G163]-[.$B$2]" office:value-type="float" office:value="20.4350855350494" calcext:value-type="float">
            <text:p>20.435085535</text:p>
          </table:table-cell>
          <table:table-cell table:formula="of:=[.C163]/([.H163]-[.H162])" office:value-type="float" office:value="79631.6835721192" calcext:value-type="float">
            <text:p>79631.6835721192</text:p>
          </table:table-cell>
          <table:table-cell table:formula="of:=[.G163]-[.$B163]" office:value-type="float" office:value="0.248363971710205" calcext:value-type="float">
            <text:p>0.2483639717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3146940.24107" calcext:value-type="float">
            <text:p>1443146940.24107</text:p>
          </table:table-cell>
          <table:table-cell office:value-type="float" office:value="4320" calcext:value-type="float">
            <text:p>4320</text:p>
          </table:table-cell>
          <table:table-cell table:formula="of:=[.B164]-[.$B$2]" office:value-type="float" office:value="20.240865945816" calcext:value-type="float">
            <text:p>20.2408659458</text:p>
          </table:table-cell>
          <table:table-cell table:formula="of:=[.C164]/([.D164]-[.D163])" office:value-type="float" office:value="79786.6704242222" calcext:value-type="float">
            <text:p>79786.6704242222</text:p>
          </table:table-cell>
          <table:table-cell/>
          <table:table-cell office:value-type="float" office:value="1443146940.48926" calcext:value-type="float">
            <text:p>1443146940.48926</text:p>
          </table:table-cell>
          <table:table-cell table:formula="of:=[.G164]-[.$B$2]" office:value-type="float" office:value="20.4890522956848" calcext:value-type="float">
            <text:p>20.4890522957</text:p>
          </table:table-cell>
          <table:table-cell table:formula="of:=[.C164]/([.H164]-[.H163])" office:value-type="float" office:value="80049.2738333488" calcext:value-type="float">
            <text:p>80049.2738333488</text:p>
          </table:table-cell>
          <table:table-cell table:formula="of:=[.G164]-[.$B164]" office:value-type="float" office:value="0.248186349868774" calcext:value-type="float">
            <text:p>0.2481863499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3146940.29522" calcext:value-type="float">
            <text:p>1443146940.29522</text:p>
          </table:table-cell>
          <table:table-cell office:value-type="float" office:value="4320" calcext:value-type="float">
            <text:p>4320</text:p>
          </table:table-cell>
          <table:table-cell table:formula="of:=[.B165]-[.$B$2]" office:value-type="float" office:value="20.2950103282928" calcext:value-type="float">
            <text:p>20.2950103283</text:p>
          </table:table-cell>
          <table:table-cell table:formula="of:=[.C165]/([.D165]-[.D164])" office:value-type="float" office:value="79786.6704242222" calcext:value-type="float">
            <text:p>79786.6704242222</text:p>
          </table:table-cell>
          <table:table-cell/>
          <table:table-cell office:value-type="float" office:value="1443146940.54351" calcext:value-type="float">
            <text:p>1443146940.54351</text:p>
          </table:table-cell>
          <table:table-cell table:formula="of:=[.G165]-[.$B$2]" office:value-type="float" office:value="20.5432994365692" calcext:value-type="float">
            <text:p>20.5432994366</text:p>
          </table:table-cell>
          <table:table-cell table:formula="of:=[.C165]/([.H165]-[.H164])" office:value-type="float" office:value="79635.5334045331" calcext:value-type="float">
            <text:p>79635.5334045331</text:p>
          </table:table-cell>
          <table:table-cell table:formula="of:=[.G165]-[.$B165]" office:value-type="float" office:value="0.248289108276367" calcext:value-type="float">
            <text:p>0.2482891083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3146940.34936" calcext:value-type="float">
            <text:p>1443146940.34936</text:p>
          </table:table-cell>
          <table:table-cell office:value-type="float" office:value="4320" calcext:value-type="float">
            <text:p>4320</text:p>
          </table:table-cell>
          <table:table-cell table:formula="of:=[.B166]-[.$B$2]" office:value-type="float" office:value="20.3491549491882" calcext:value-type="float">
            <text:p>20.3491549492</text:p>
          </table:table-cell>
          <table:table-cell table:formula="of:=[.C166]/([.D166]-[.D165])" office:value-type="float" office:value="79786.3190943157" calcext:value-type="float">
            <text:p>79786.3190943157</text:p>
          </table:table-cell>
          <table:table-cell/>
          <table:table-cell office:value-type="float" office:value="1443146940.59754" calcext:value-type="float">
            <text:p>1443146940.59754</text:p>
          </table:table-cell>
          <table:table-cell table:formula="of:=[.G166]-[.$B$2]" office:value-type="float" office:value="20.5973343849182" calcext:value-type="float">
            <text:p>20.5973343849</text:p>
          </table:table-cell>
          <table:table-cell table:formula="of:=[.C166]/([.H166]-[.H165])" office:value-type="float" office:value="79948.2581550395" calcext:value-type="float">
            <text:p>79948.2581550395</text:p>
          </table:table-cell>
          <table:table-cell table:formula="of:=[.G166]-[.$B166]" office:value-type="float" office:value="0.24817943572998" calcext:value-type="float">
            <text:p>0.2481794357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3146940.40351" calcext:value-type="float">
            <text:p>1443146940.40351</text:p>
          </table:table-cell>
          <table:table-cell office:value-type="float" office:value="4320" calcext:value-type="float">
            <text:p>4320</text:p>
          </table:table-cell>
          <table:table-cell table:formula="of:=[.B167]-[.$B$2]" office:value-type="float" office:value="20.4032988548279" calcext:value-type="float">
            <text:p>20.4032988548</text:p>
          </table:table-cell>
          <table:table-cell table:formula="of:=[.C167]/([.D167]-[.D166])" office:value-type="float" office:value="79787.3730933174" calcext:value-type="float">
            <text:p>79787.3730933174</text:p>
          </table:table-cell>
          <table:table-cell/>
          <table:table-cell office:value-type="float" office:value="1443146940.65157" calcext:value-type="float">
            <text:p>1443146940.65157</text:p>
          </table:table-cell>
          <table:table-cell table:formula="of:=[.G167]-[.$B$2]" office:value-type="float" office:value="20.6513617038727" calcext:value-type="float">
            <text:p>20.6513617039</text:p>
          </table:table-cell>
          <table:table-cell table:formula="of:=[.C167]/([.H167]-[.H166])" office:value-type="float" office:value="79959.5479398253" calcext:value-type="float">
            <text:p>79959.5479398253</text:p>
          </table:table-cell>
          <table:table-cell table:formula="of:=[.G167]-[.$B167]" office:value-type="float" office:value="0.2480628490448" calcext:value-type="float">
            <text:p>0.248062849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3146940.45765" calcext:value-type="float">
            <text:p>1443146940.45765</text:p>
          </table:table-cell>
          <table:table-cell office:value-type="float" office:value="4320" calcext:value-type="float">
            <text:p>4320</text:p>
          </table:table-cell>
          <table:table-cell table:formula="of:=[.B168]-[.$B$2]" office:value-type="float" office:value="20.4574394226074" calcext:value-type="float">
            <text:p>20.4574394226</text:p>
          </table:table-cell>
          <table:table-cell table:formula="of:=[.C168]/([.D168]-[.D167])" office:value-type="float" office:value="79792.2921235501" calcext:value-type="float">
            <text:p>79792.2921235501</text:p>
          </table:table-cell>
          <table:table-cell/>
          <table:table-cell office:value-type="float" office:value="1443146940.70583" calcext:value-type="float">
            <text:p>1443146940.70583</text:p>
          </table:table-cell>
          <table:table-cell table:formula="of:=[.G168]-[.$B$2]" office:value-type="float" office:value="20.705623626709" calcext:value-type="float">
            <text:p>20.7056236267</text:p>
          </table:table-cell>
          <table:table-cell table:formula="of:=[.C168]/([.H168]-[.H167])" office:value-type="float" office:value="79613.8392115681" calcext:value-type="float">
            <text:p>79613.8392115681</text:p>
          </table:table-cell>
          <table:table-cell table:formula="of:=[.G168]-[.$B168]" office:value-type="float" office:value="0.248184204101562" calcext:value-type="float">
            <text:p>0.2481842041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3146940.51179" calcext:value-type="float">
            <text:p>1443146940.51179</text:p>
          </table:table-cell>
          <table:table-cell office:value-type="float" office:value="4320" calcext:value-type="float">
            <text:p>4320</text:p>
          </table:table-cell>
          <table:table-cell table:formula="of:=[.B169]-[.$B$2]" office:value-type="float" office:value="20.5115859508514" calcext:value-type="float">
            <text:p>20.5115859509</text:p>
          </table:table-cell>
          <table:table-cell table:formula="of:=[.C169]/([.D169]-[.D168])" office:value-type="float" office:value="79783.5085664466" calcext:value-type="float">
            <text:p>79783.5085664466</text:p>
          </table:table-cell>
          <table:table-cell/>
          <table:table-cell office:value-type="float" office:value="1443146940.76005" calcext:value-type="float">
            <text:p>1443146940.76005</text:p>
          </table:table-cell>
          <table:table-cell table:formula="of:=[.G169]-[.$B$2]" office:value-type="float" office:value="20.7598378658295" calcext:value-type="float">
            <text:p>20.7598378658</text:p>
          </table:table-cell>
          <table:table-cell table:formula="of:=[.C169]/([.H169]-[.H168])" office:value-type="float" office:value="79683.862949721" calcext:value-type="float">
            <text:p>79683.862949721</text:p>
          </table:table-cell>
          <table:table-cell table:formula="of:=[.G169]-[.$B169]" office:value-type="float" office:value="0.248251914978027" calcext:value-type="float">
            <text:p>0.248251915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3146940.56594" calcext:value-type="float">
            <text:p>1443146940.56594</text:p>
          </table:table-cell>
          <table:table-cell office:value-type="float" office:value="4320" calcext:value-type="float">
            <text:p>4320</text:p>
          </table:table-cell>
          <table:table-cell table:formula="of:=[.B170]-[.$B$2]" office:value-type="float" office:value="20.5657279491425" calcext:value-type="float">
            <text:p>20.5657279491</text:p>
          </table:table-cell>
          <table:table-cell table:formula="of:=[.C170]/([.D170]-[.D169])" office:value-type="float" office:value="79790.1838934686" calcext:value-type="float">
            <text:p>79790.1838934686</text:p>
          </table:table-cell>
          <table:table-cell/>
          <table:table-cell office:value-type="float" office:value="1443146940.81417" calcext:value-type="float">
            <text:p>1443146940.81417</text:p>
          </table:table-cell>
          <table:table-cell table:formula="of:=[.G170]-[.$B$2]" office:value-type="float" office:value="20.8139581680298" calcext:value-type="float">
            <text:p>20.813958168</text:p>
          </table:table-cell>
          <table:table-cell table:formula="of:=[.C170]/([.H170]-[.H169])" office:value-type="float" office:value="79822.1706894805" calcext:value-type="float">
            <text:p>79822.1706894805</text:p>
          </table:table-cell>
          <table:table-cell table:formula="of:=[.G170]-[.$B170]" office:value-type="float" office:value="0.248230218887329" calcext:value-type="float">
            <text:p>0.2482302189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43146940.62008" calcext:value-type="float">
            <text:p>1443146940.62008</text:p>
          </table:table-cell>
          <table:table-cell office:value-type="float" office:value="4320" calcext:value-type="float">
            <text:p>4320</text:p>
          </table:table-cell>
          <table:table-cell table:formula="of:=[.B171]-[.$B$2]" office:value-type="float" office:value="20.6198694705963" calcext:value-type="float">
            <text:p>20.6198694706</text:p>
          </table:table-cell>
          <table:table-cell table:formula="of:=[.C171]/([.D171]-[.D170])" office:value-type="float" office:value="79790.8866244507" calcext:value-type="float">
            <text:p>79790.8866244507</text:p>
          </table:table-cell>
          <table:table-cell/>
          <table:table-cell office:value-type="float" office:value="1443146940.86827" calcext:value-type="float">
            <text:p>1443146940.86827</text:p>
          </table:table-cell>
          <table:table-cell table:formula="of:=[.G171]-[.$B$2]" office:value-type="float" office:value="20.8680584430695" calcext:value-type="float">
            <text:p>20.8680584431</text:p>
          </table:table-cell>
          <table:table-cell table:formula="of:=[.C171]/([.H171]-[.H170])" office:value-type="float" office:value="79851.719733995" calcext:value-type="float">
            <text:p>79851.719733995</text:p>
          </table:table-cell>
          <table:table-cell table:formula="of:=[.G171]-[.$B171]" office:value-type="float" office:value="0.248188972473145" calcext:value-type="float">
            <text:p>0.2481889725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3146940.67424" calcext:value-type="float">
            <text:p>1443146940.67424</text:p>
          </table:table-cell>
          <table:table-cell office:value-type="float" office:value="4320" calcext:value-type="float">
            <text:p>4320</text:p>
          </table:table-cell>
          <table:table-cell table:formula="of:=[.B172]-[.$B$2]" office:value-type="float" office:value="20.6740281581879" calcext:value-type="float">
            <text:p>20.6740281582</text:p>
          </table:table-cell>
          <table:table-cell table:formula="of:=[.C172]/([.D172]-[.D171])" office:value-type="float" office:value="79765.5961049138" calcext:value-type="float">
            <text:p>79765.5961049138</text:p>
          </table:table-cell>
          <table:table-cell/>
          <table:table-cell office:value-type="float" office:value="1443146940.92246" calcext:value-type="float">
            <text:p>1443146940.92246</text:p>
          </table:table-cell>
          <table:table-cell table:formula="of:=[.G172]-[.$B$2]" office:value-type="float" office:value="20.9222502708435" calcext:value-type="float">
            <text:p>20.9222502708</text:p>
          </table:table-cell>
          <table:table-cell table:formula="of:=[.C172]/([.H172]-[.H171])" office:value-type="float" office:value="79716.816675979" calcext:value-type="float">
            <text:p>79716.816675979</text:p>
          </table:table-cell>
          <table:table-cell table:formula="of:=[.G172]-[.$B172]" office:value-type="float" office:value="0.24822211265564" calcext:value-type="float">
            <text:p>0.2482221127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3146940.72838" calcext:value-type="float">
            <text:p>1443146940.72838</text:p>
          </table:table-cell>
          <table:table-cell office:value-type="float" office:value="4320" calcext:value-type="float">
            <text:p>4320</text:p>
          </table:table-cell>
          <table:table-cell table:formula="of:=[.B173]-[.$B$2]" office:value-type="float" office:value="20.7281765937805" calcext:value-type="float">
            <text:p>20.7281765938</text:p>
          </table:table-cell>
          <table:table-cell table:formula="of:=[.C173]/([.D173]-[.D172])" office:value-type="float" office:value="79780.6982365762" calcext:value-type="float">
            <text:p>79780.6982365762</text:p>
          </table:table-cell>
          <table:table-cell/>
          <table:table-cell office:value-type="float" office:value="1443146940.97663" calcext:value-type="float">
            <text:p>1443146940.97663</text:p>
          </table:table-cell>
          <table:table-cell table:formula="of:=[.G173]-[.$B$2]" office:value-type="float" office:value="20.976420879364" calcext:value-type="float">
            <text:p>20.9764208794</text:p>
          </table:table-cell>
          <table:table-cell table:formula="of:=[.C173]/([.H173]-[.H172])" office:value-type="float" office:value="79748.0426745537" calcext:value-type="float">
            <text:p>79748.0426745537</text:p>
          </table:table-cell>
          <table:table-cell table:formula="of:=[.G173]-[.$B173]" office:value-type="float" office:value="0.248244285583496" calcext:value-type="float">
            <text:p>0.2482442856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43146940.78253" calcext:value-type="float">
            <text:p>1443146940.78253</text:p>
          </table:table-cell>
          <table:table-cell office:value-type="float" office:value="4320" calcext:value-type="float">
            <text:p>4320</text:p>
          </table:table-cell>
          <table:table-cell table:formula="of:=[.B174]-[.$B$2]" office:value-type="float" office:value="20.7823224067688" calcext:value-type="float">
            <text:p>20.7823224068</text:p>
          </table:table-cell>
          <table:table-cell table:formula="of:=[.C174]/([.D174]-[.D173])" office:value-type="float" office:value="79784.5624911935" calcext:value-type="float">
            <text:p>79784.5624911935</text:p>
          </table:table-cell>
          <table:table-cell/>
          <table:table-cell office:value-type="float" office:value="1443146941.0308" calcext:value-type="float">
            <text:p>1443146941.0308</text:p>
          </table:table-cell>
          <table:table-cell table:formula="of:=[.G174]-[.$B$2]" office:value-type="float" office:value="21.0305891036987" calcext:value-type="float">
            <text:p>21.0305891037</text:p>
          </table:table-cell>
          <table:table-cell table:formula="of:=[.C174]/([.H174]-[.H173])" office:value-type="float" office:value="79751.5527425418" calcext:value-type="float">
            <text:p>79751.5527425418</text:p>
          </table:table-cell>
          <table:table-cell table:formula="of:=[.G174]-[.$B174]" office:value-type="float" office:value="0.248266696929932" calcext:value-type="float">
            <text:p>0.2482666969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43146940.83667" calcext:value-type="float">
            <text:p>1443146940.83667</text:p>
          </table:table-cell>
          <table:table-cell office:value-type="float" office:value="4320" calcext:value-type="float">
            <text:p>4320</text:p>
          </table:table-cell>
          <table:table-cell table:formula="of:=[.B175]-[.$B$2]" office:value-type="float" office:value="20.8364672660828" calcext:value-type="float">
            <text:p>20.8364672661</text:p>
          </table:table-cell>
          <table:table-cell table:formula="of:=[.C175]/([.D175]-[.D174])" office:value-type="float" office:value="79785.9677675033" calcext:value-type="float">
            <text:p>79785.9677675033</text:p>
          </table:table-cell>
          <table:table-cell/>
          <table:table-cell office:value-type="float" office:value="1443146941.08487" calcext:value-type="float">
            <text:p>1443146941.08487</text:p>
          </table:table-cell>
          <table:table-cell table:formula="of:=[.G175]-[.$B$2]" office:value-type="float" office:value="21.0846660137177" calcext:value-type="float">
            <text:p>21.0846660137</text:p>
          </table:table-cell>
          <table:table-cell table:formula="of:=[.C175]/([.H175]-[.H174])" office:value-type="float" office:value="79886.2212816613" calcext:value-type="float">
            <text:p>79886.2212816613</text:p>
          </table:table-cell>
          <table:table-cell table:formula="of:=[.G175]-[.$B175]" office:value-type="float" office:value="0.248198747634888" calcext:value-type="float">
            <text:p>0.2481987476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43146940.89082" calcext:value-type="float">
            <text:p>1443146940.89082</text:p>
          </table:table-cell>
          <table:table-cell office:value-type="float" office:value="4320" calcext:value-type="float">
            <text:p>4320</text:p>
          </table:table-cell>
          <table:table-cell table:formula="of:=[.B176]-[.$B$2]" office:value-type="float" office:value="20.8906149864197" calcext:value-type="float">
            <text:p>20.8906149864</text:p>
          </table:table-cell>
          <table:table-cell table:formula="of:=[.C176]/([.D176]-[.D175])" office:value-type="float" office:value="79781.752087076" calcext:value-type="float">
            <text:p>79781.752087076</text:p>
          </table:table-cell>
          <table:table-cell/>
          <table:table-cell office:value-type="float" office:value="1443146941.139" calcext:value-type="float">
            <text:p>1443146941.139</text:p>
          </table:table-cell>
          <table:table-cell table:formula="of:=[.G176]-[.$B$2]" office:value-type="float" office:value="21.1387917995453" calcext:value-type="float">
            <text:p>21.1387917995</text:p>
          </table:table-cell>
          <table:table-cell table:formula="of:=[.C176]/([.H176]-[.H175])" office:value-type="float" office:value="79814.0836930667" calcext:value-type="float">
            <text:p>79814.0836930667</text:p>
          </table:table-cell>
          <table:table-cell table:formula="of:=[.G176]-[.$B176]" office:value-type="float" office:value="0.24817681312561" calcext:value-type="float">
            <text:p>0.2481768131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43146940.94497" calcext:value-type="float">
            <text:p>1443146940.94497</text:p>
          </table:table-cell>
          <table:table-cell office:value-type="float" office:value="4320" calcext:value-type="float">
            <text:p>4320</text:p>
          </table:table-cell>
          <table:table-cell table:formula="of:=[.B177]-[.$B$2]" office:value-type="float" office:value="20.9447622299194" calcext:value-type="float">
            <text:p>20.9447622299</text:p>
          </table:table-cell>
          <table:table-cell table:formula="of:=[.C177]/([.D177]-[.D176])" office:value-type="float" office:value="79782.4546695434" calcext:value-type="float">
            <text:p>79782.4546695434</text:p>
          </table:table-cell>
          <table:table-cell/>
          <table:table-cell office:value-type="float" office:value="1443146941.19315" calcext:value-type="float">
            <text:p>1443146941.19315</text:p>
          </table:table-cell>
          <table:table-cell table:formula="of:=[.G177]-[.$B$2]" office:value-type="float" office:value="21.1929378509521" calcext:value-type="float">
            <text:p>21.192937851</text:p>
          </table:table-cell>
          <table:table-cell table:formula="of:=[.C177]/([.H177]-[.H176])" office:value-type="float" office:value="79784.2111798507" calcext:value-type="float">
            <text:p>79784.2111798507</text:p>
          </table:table-cell>
          <table:table-cell table:formula="of:=[.G177]-[.$B177]" office:value-type="float" office:value="0.248175621032715" calcext:value-type="float">
            <text:p>0.248175621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43146940.99913" calcext:value-type="float">
            <text:p>1443146940.99913</text:p>
          </table:table-cell>
          <table:table-cell office:value-type="float" office:value="4320" calcext:value-type="float">
            <text:p>4320</text:p>
          </table:table-cell>
          <table:table-cell table:formula="of:=[.B178]-[.$B$2]" office:value-type="float" office:value="20.9989213943481" calcext:value-type="float">
            <text:p>20.9989213943</text:p>
          </table:table-cell>
          <table:table-cell table:formula="of:=[.C178]/([.D178]-[.D177])" office:value-type="float" office:value="79764.8938193344" calcext:value-type="float">
            <text:p>79764.8938193344</text:p>
          </table:table-cell>
          <table:table-cell/>
          <table:table-cell office:value-type="float" office:value="1443146941.24423" calcext:value-type="float">
            <text:p>1443146941.24423</text:p>
          </table:table-cell>
          <table:table-cell table:formula="of:=[.G178]-[.$B$2]" office:value-type="float" office:value="21.244019985199" calcext:value-type="float">
            <text:p>21.2440199852</text:p>
          </table:table-cell>
          <table:table-cell table:formula="of:=[.C178]/([.H178]-[.H177])" office:value-type="float" office:value="84569.6849533731" calcext:value-type="float">
            <text:p>84569.6849533731</text:p>
          </table:table-cell>
          <table:table-cell table:formula="of:=[.G178]-[.$B178]" office:value-type="float" office:value="0.24509859085083" calcext:value-type="float">
            <text:p>0.2450985909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43146941.05019" calcext:value-type="float">
            <text:p>1443146941.05019</text:p>
          </table:table-cell>
          <table:table-cell office:value-type="float" office:value="4320" calcext:value-type="float">
            <text:p>4320</text:p>
          </table:table-cell>
          <table:table-cell table:formula="of:=[.B179]-[.$B$2]" office:value-type="float" office:value="21.0499784946442" calcext:value-type="float">
            <text:p>21.0499784946</text:p>
          </table:table-cell>
          <table:table-cell table:formula="of:=[.C179]/([.D179]-[.D178])" office:value-type="float" office:value="84611.1505540535" calcext:value-type="float">
            <text:p>84611.1505540535</text:p>
          </table:table-cell>
          <table:table-cell/>
          <table:table-cell office:value-type="float" office:value="1443146941.29515" calcext:value-type="float">
            <text:p>1443146941.29515</text:p>
          </table:table-cell>
          <table:table-cell table:formula="of:=[.G179]-[.$B$2]" office:value-type="float" office:value="21.2949438095093" calcext:value-type="float">
            <text:p>21.2949438095</text:p>
          </table:table-cell>
          <table:table-cell table:formula="of:=[.C179]/([.H179]-[.H178])" office:value-type="float" office:value="84832.5917880051" calcext:value-type="float">
            <text:p>84832.5917880051</text:p>
          </table:table-cell>
          <table:table-cell table:formula="of:=[.G179]-[.$B179]" office:value-type="float" office:value="0.244965314865112" calcext:value-type="float">
            <text:p>0.2449653149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43146941.10115" calcext:value-type="float">
            <text:p>1443146941.10115</text:p>
          </table:table-cell>
          <table:table-cell office:value-type="float" office:value="4320" calcext:value-type="float">
            <text:p>4320</text:p>
          </table:table-cell>
          <table:table-cell table:formula="of:=[.B180]-[.$B$2]" office:value-type="float" office:value="21.1009469032288" calcext:value-type="float">
            <text:p>21.1009469032</text:p>
          </table:table-cell>
          <table:table-cell table:formula="of:=[.C180]/([.D180]-[.D179])" office:value-type="float" office:value="84758.3850460994" calcext:value-type="float">
            <text:p>84758.3850460994</text:p>
          </table:table-cell>
          <table:table-cell/>
          <table:table-cell office:value-type="float" office:value="1443146941.31271" calcext:value-type="float">
            <text:p>1443146941.31271</text:p>
          </table:table-cell>
          <table:table-cell table:formula="of:=[.G180]-[.$B$2]" office:value-type="float" office:value="21.3124980926514" calcext:value-type="float">
            <text:p>21.3124980927</text:p>
          </table:table-cell>
          <table:table-cell table:formula="of:=[.C180]/([.H180]-[.H179])" office:value-type="float" office:value="246093.786059651" calcext:value-type="float">
            <text:p>246093.786059651</text:p>
          </table:table-cell>
          <table:table-cell table:formula="of:=[.G180]-[.$B180]" office:value-type="float" office:value="0.211551189422607" calcext:value-type="float">
            <text:p>0.2115511894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43146941.15212" calcext:value-type="float">
            <text:p>1443146941.15212</text:p>
          </table:table-cell>
          <table:table-cell office:value-type="float" office:value="4320" calcext:value-type="float">
            <text:p>4320</text:p>
          </table:table-cell>
          <table:table-cell table:formula="of:=[.B181]-[.$B$2]" office:value-type="float" office:value="21.1519136428833" calcext:value-type="float">
            <text:p>21.1519136429</text:p>
          </table:table-cell>
          <table:table-cell table:formula="of:=[.C181]/([.D181]-[.D180])" office:value-type="float" office:value="84761.1604996024" calcext:value-type="float">
            <text:p>84761.1604996024</text:p>
          </table:table-cell>
          <table:table-cell/>
          <table:table-cell office:value-type="float" office:value="1443146941.34899" calcext:value-type="float">
            <text:p>1443146941.34899</text:p>
          </table:table-cell>
          <table:table-cell table:formula="of:=[.G181]-[.$B$2]" office:value-type="float" office:value="21.3487825393677" calcext:value-type="float">
            <text:p>21.3487825394</text:p>
          </table:table-cell>
          <table:table-cell table:formula="of:=[.C181]/([.H181]-[.H180])" office:value-type="float" office:value="119059.277209767" calcext:value-type="float">
            <text:p>119059.277209767</text:p>
          </table:table-cell>
          <table:table-cell table:formula="of:=[.G181]-[.$B181]" office:value-type="float" office:value="0.196868896484375" calcext:value-type="float">
            <text:p>0.1968688965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43146941.20309" calcext:value-type="float">
            <text:p>1443146941.20309</text:p>
          </table:table-cell>
          <table:table-cell office:value-type="float" office:value="4320" calcext:value-type="float">
            <text:p>4320</text:p>
          </table:table-cell>
          <table:table-cell table:formula="of:=[.B182]-[.$B$2]" office:value-type="float" office:value="21.2028784751892" calcext:value-type="float">
            <text:p>21.2028784752</text:p>
          </table:table-cell>
          <table:table-cell table:formula="of:=[.C182]/([.D182]-[.D181])" office:value-type="float" office:value="84764.3326690431" calcext:value-type="float">
            <text:p>84764.3326690431</text:p>
          </table:table-cell>
          <table:table-cell/>
          <table:table-cell office:value-type="float" office:value="1443146941.39991" calcext:value-type="float">
            <text:p>1443146941.39991</text:p>
          </table:table-cell>
          <table:table-cell table:formula="of:=[.G182]-[.$B$2]" office:value-type="float" office:value="21.3996984958649" calcext:value-type="float">
            <text:p>21.3996984959</text:p>
          </table:table-cell>
          <table:table-cell table:formula="of:=[.C182]/([.H182]-[.H181])" office:value-type="float" office:value="84845.7005857921" calcext:value-type="float">
            <text:p>84845.7005857921</text:p>
          </table:table-cell>
          <table:table-cell table:formula="of:=[.G182]-[.$B182]" office:value-type="float" office:value="0.196820020675659" calcext:value-type="float">
            <text:p>0.1968200207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43146941.25403" calcext:value-type="float">
            <text:p>1443146941.25403</text:p>
          </table:table-cell>
          <table:table-cell office:value-type="float" office:value="4320" calcext:value-type="float">
            <text:p>4320</text:p>
          </table:table-cell>
          <table:table-cell table:formula="of:=[.B183]-[.$B$2]" office:value-type="float" office:value="21.2538273334503" calcext:value-type="float">
            <text:p>21.2538273335</text:p>
          </table:table-cell>
          <table:table-cell table:formula="of:=[.C183]/([.D183]-[.D182])" office:value-type="float" office:value="84790.9089122347" calcext:value-type="float">
            <text:p>84790.9089122347</text:p>
          </table:table-cell>
          <table:table-cell/>
          <table:table-cell office:value-type="float" office:value="1443146941.45089" calcext:value-type="float">
            <text:p>1443146941.45089</text:p>
          </table:table-cell>
          <table:table-cell table:formula="of:=[.G183]-[.$B$2]" office:value-type="float" office:value="21.4506871700287" calcext:value-type="float">
            <text:p>21.45068717</text:p>
          </table:table-cell>
          <table:table-cell table:formula="of:=[.C183]/([.H183]-[.H182])" office:value-type="float" office:value="84724.6976087384" calcext:value-type="float">
            <text:p>84724.6976087384</text:p>
          </table:table-cell>
          <table:table-cell table:formula="of:=[.G183]-[.$B183]" office:value-type="float" office:value="0.196859836578369" calcext:value-type="float">
            <text:p>0.1968598366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43146941.305" calcext:value-type="float">
            <text:p>1443146941.305</text:p>
          </table:table-cell>
          <table:table-cell office:value-type="float" office:value="4320" calcext:value-type="float">
            <text:p>4320</text:p>
          </table:table-cell>
          <table:table-cell table:formula="of:=[.B184]-[.$B$2]" office:value-type="float" office:value="21.304788351059" calcext:value-type="float">
            <text:p>21.3047883511</text:p>
          </table:table-cell>
          <table:table-cell table:formula="of:=[.C184]/([.D184]-[.D183])" office:value-type="float" office:value="84770.6777202848" calcext:value-type="float">
            <text:p>84770.6777202848</text:p>
          </table:table-cell>
          <table:table-cell/>
          <table:table-cell office:value-type="float" office:value="1443146941.50185" calcext:value-type="float">
            <text:p>1443146941.50185</text:p>
          </table:table-cell>
          <table:table-cell table:formula="of:=[.G184]-[.$B$2]" office:value-type="float" office:value="21.5016436576843" calcext:value-type="float">
            <text:p>21.5016436577</text:p>
          </table:table-cell>
          <table:table-cell table:formula="of:=[.C184]/([.H184]-[.H183])" office:value-type="float" office:value="84778.2137025271" calcext:value-type="float">
            <text:p>84778.2137025271</text:p>
          </table:table-cell>
          <table:table-cell table:formula="of:=[.G184]-[.$B184]" office:value-type="float" office:value="0.196855306625366" calcext:value-type="float">
            <text:p>0.1968553066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43146941.35596" calcext:value-type="float">
            <text:p>1443146941.35596</text:p>
          </table:table-cell>
          <table:table-cell office:value-type="float" office:value="4320" calcext:value-type="float">
            <text:p>4320</text:p>
          </table:table-cell>
          <table:table-cell table:formula="of:=[.B185]-[.$B$2]" office:value-type="float" office:value="21.3557496070862" calcext:value-type="float">
            <text:p>21.3557496071</text:p>
          </table:table-cell>
          <table:table-cell table:formula="of:=[.C185]/([.D185]-[.D184])" office:value-type="float" office:value="84770.2811267527" calcext:value-type="float">
            <text:p>84770.2811267527</text:p>
          </table:table-cell>
          <table:table-cell/>
          <table:table-cell office:value-type="float" office:value="1443146941.60091" calcext:value-type="float">
            <text:p>1443146941.60091</text:p>
          </table:table-cell>
          <table:table-cell table:formula="of:=[.G185]-[.$B$2]" office:value-type="float" office:value="21.6007053852081" calcext:value-type="float">
            <text:p>21.6007053852</text:p>
          </table:table-cell>
          <table:table-cell table:formula="of:=[.C185]/([.H185]-[.H184])" office:value-type="float" office:value="43609.1728660995" calcext:value-type="float">
            <text:p>43609.1728660995</text:p>
          </table:table-cell>
          <table:table-cell table:formula="of:=[.G185]-[.$B185]" office:value-type="float" office:value="0.244955778121948" calcext:value-type="float">
            <text:p>0.2449557781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43146941.40692" calcext:value-type="float">
            <text:p>1443146941.40692</text:p>
          </table:table-cell>
          <table:table-cell office:value-type="float" office:value="4320" calcext:value-type="float">
            <text:p>4320</text:p>
          </table:table-cell>
          <table:table-cell table:formula="of:=[.B186]-[.$B$2]" office:value-type="float" office:value="21.4067118167877" calcext:value-type="float">
            <text:p>21.4067118168</text:p>
          </table:table-cell>
          <table:table-cell table:formula="of:=[.C186]/([.D186]-[.D185])" office:value-type="float" office:value="84768.694789732" calcext:value-type="float">
            <text:p>84768.694789732</text:p>
          </table:table-cell>
          <table:table-cell/>
          <table:table-cell office:value-type="float" office:value="1443146941.65185" calcext:value-type="float">
            <text:p>1443146941.65185</text:p>
          </table:table-cell>
          <table:table-cell table:formula="of:=[.G186]-[.$B$2]" office:value-type="float" office:value="21.6516423225403" calcext:value-type="float">
            <text:p>21.6516423225</text:p>
          </table:table-cell>
          <table:table-cell table:formula="of:=[.C186]/([.H186]-[.H185])" office:value-type="float" office:value="84810.7527908446" calcext:value-type="float">
            <text:p>84810.7527908446</text:p>
          </table:table-cell>
          <table:table-cell table:formula="of:=[.G186]-[.$B186]" office:value-type="float" office:value="0.244930505752563" calcext:value-type="float">
            <text:p>0.2449305058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43146941.45789" calcext:value-type="float">
            <text:p>1443146941.45789</text:p>
          </table:table-cell>
          <table:table-cell office:value-type="float" office:value="4320" calcext:value-type="float">
            <text:p>4320</text:p>
          </table:table-cell>
          <table:table-cell table:formula="of:=[.B187]-[.$B$2]" office:value-type="float" office:value="21.4576826095581" calcext:value-type="float">
            <text:p>21.4576826096</text:p>
          </table:table-cell>
          <table:table-cell table:formula="of:=[.C187]/([.D187]-[.D186])" office:value-type="float" office:value="84754.420427809" calcext:value-type="float">
            <text:p>84754.420427809</text:p>
          </table:table-cell>
          <table:table-cell/>
          <table:table-cell office:value-type="float" office:value="1443146941.70292" calcext:value-type="float">
            <text:p>1443146941.70292</text:p>
          </table:table-cell>
          <table:table-cell table:formula="of:=[.G187]-[.$B$2]" office:value-type="float" office:value="21.7027146816254" calcext:value-type="float">
            <text:p>21.7027146816</text:p>
          </table:table-cell>
          <table:table-cell table:formula="of:=[.C187]/([.H187]-[.H186])" office:value-type="float" office:value="84585.8714457106" calcext:value-type="float">
            <text:p>84585.8714457106</text:p>
          </table:table-cell>
          <table:table-cell table:formula="of:=[.G187]-[.$B187]" office:value-type="float" office:value="0.245032072067261" calcext:value-type="float">
            <text:p>0.2450320721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43146941.50888" calcext:value-type="float">
            <text:p>1443146941.50888</text:p>
          </table:table-cell>
          <table:table-cell office:value-type="float" office:value="4320" calcext:value-type="float">
            <text:p>4320</text:p>
          </table:table-cell>
          <table:table-cell table:formula="of:=[.B188]-[.$B$2]" office:value-type="float" office:value="21.5086715221405" calcext:value-type="float">
            <text:p>21.5086715221</text:p>
          </table:table-cell>
          <table:table-cell table:formula="of:=[.C188]/([.D188]-[.D187])" office:value-type="float" office:value="84724.3014453178" calcext:value-type="float">
            <text:p>84724.3014453178</text:p>
          </table:table-cell>
          <table:table-cell/>
          <table:table-cell office:value-type="float" office:value="1443146941.75377" calcext:value-type="float">
            <text:p>1443146941.75377</text:p>
          </table:table-cell>
          <table:table-cell table:formula="of:=[.G188]-[.$B$2]" office:value-type="float" office:value="21.7535603046417" calcext:value-type="float">
            <text:p>21.7535603046</text:p>
          </table:table-cell>
          <table:table-cell table:formula="of:=[.C188]/([.H188]-[.H187])" office:value-type="float" office:value="84963.0655250349" calcext:value-type="float">
            <text:p>84963.0655250349</text:p>
          </table:table-cell>
          <table:table-cell table:formula="of:=[.G188]-[.$B188]" office:value-type="float" office:value="0.244888782501221" calcext:value-type="float">
            <text:p>0.2448887825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43146941.55985" calcext:value-type="float">
            <text:p>1443146941.55985</text:p>
          </table:table-cell>
          <table:table-cell office:value-type="float" office:value="4320" calcext:value-type="float">
            <text:p>4320</text:p>
          </table:table-cell>
          <table:table-cell table:formula="of:=[.B189]-[.$B$2]" office:value-type="float" office:value="21.5596451759338" calcext:value-type="float">
            <text:p>21.5596451759</text:p>
          </table:table-cell>
          <table:table-cell table:formula="of:=[.C189]/([.D189]-[.D188])" office:value-type="float" office:value="84749.6633754134" calcext:value-type="float">
            <text:p>84749.6633754134</text:p>
          </table:table-cell>
          <table:table-cell/>
          <table:table-cell office:value-type="float" office:value="1443146941.80478" calcext:value-type="float">
            <text:p>1443146941.80478</text:p>
          </table:table-cell>
          <table:table-cell table:formula="of:=[.G189]-[.$B$2]" office:value-type="float" office:value="21.8045728206634" calcext:value-type="float">
            <text:p>21.8045728207</text:p>
          </table:table-cell>
          <table:table-cell table:formula="of:=[.C189]/([.H189]-[.H188])" office:value-type="float" office:value="84685.0995971247" calcext:value-type="float">
            <text:p>84685.0995971247</text:p>
          </table:table-cell>
          <table:table-cell table:formula="of:=[.G189]-[.$B189]" office:value-type="float" office:value="0.244927644729614" calcext:value-type="float">
            <text:p>0.2449276447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43146941.61081" calcext:value-type="float">
            <text:p>1443146941.61081</text:p>
          </table:table-cell>
          <table:table-cell office:value-type="float" office:value="4320" calcext:value-type="float">
            <text:p>4320</text:p>
          </table:table-cell>
          <table:table-cell table:formula="of:=[.B190]-[.$B$2]" office:value-type="float" office:value="21.6106066703796" calcext:value-type="float">
            <text:p>21.6106066704</text:p>
          </table:table-cell>
          <table:table-cell table:formula="of:=[.C190]/([.D190]-[.D189])" office:value-type="float" office:value="84769.8845369313" calcext:value-type="float">
            <text:p>84769.8845369313</text:p>
          </table:table-cell>
          <table:table-cell/>
          <table:table-cell office:value-type="float" office:value="1443146941.85571" calcext:value-type="float">
            <text:p>1443146941.85571</text:p>
          </table:table-cell>
          <table:table-cell table:formula="of:=[.G190]-[.$B$2]" office:value-type="float" office:value="21.8555035591125" calcext:value-type="float">
            <text:p>21.8555035591</text:p>
          </table:table-cell>
          <table:table-cell table:formula="of:=[.C190]/([.H190]-[.H189])" office:value-type="float" office:value="84821.0752788844" calcext:value-type="float">
            <text:p>84821.0752788844</text:p>
          </table:table-cell>
          <table:table-cell table:formula="of:=[.G190]-[.$B190]" office:value-type="float" office:value="0.24489688873291" calcext:value-type="float">
            <text:p>0.2448968887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43146941.66178" calcext:value-type="float">
            <text:p>1443146941.66178</text:p>
          </table:table-cell>
          <table:table-cell office:value-type="float" office:value="4320" calcext:value-type="float">
            <text:p>4320</text:p>
          </table:table-cell>
          <table:table-cell table:formula="of:=[.B191]-[.$B$2]" office:value-type="float" office:value="21.6615705490112" calcext:value-type="float">
            <text:p>21.661570549</text:p>
          </table:table-cell>
          <table:table-cell table:formula="of:=[.C191]/([.D191]-[.D190])" office:value-type="float" office:value="84765.9188428036" calcext:value-type="float">
            <text:p>84765.9188428036</text:p>
          </table:table-cell>
          <table:table-cell/>
          <table:table-cell office:value-type="float" office:value="1443146941.90666" calcext:value-type="float">
            <text:p>1443146941.90666</text:p>
          </table:table-cell>
          <table:table-cell table:formula="of:=[.G191]-[.$B$2]" office:value-type="float" office:value="21.906448841095" calcext:value-type="float">
            <text:p>21.9064488411</text:p>
          </table:table-cell>
          <table:table-cell table:formula="of:=[.C191]/([.H191]-[.H190])" office:value-type="float" office:value="84796.8611007114" calcext:value-type="float">
            <text:p>84796.8611007114</text:p>
          </table:table-cell>
          <table:table-cell table:formula="of:=[.G191]-[.$B191]" office:value-type="float" office:value="0.24487829208374" calcext:value-type="float">
            <text:p>0.2448782921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43146941.71276" calcext:value-type="float">
            <text:p>1443146941.71276</text:p>
          </table:table-cell>
          <table:table-cell office:value-type="float" office:value="4320" calcext:value-type="float">
            <text:p>4320</text:p>
          </table:table-cell>
          <table:table-cell table:formula="of:=[.B192]-[.$B$2]" office:value-type="float" office:value="21.7125554084778" calcext:value-type="float">
            <text:p>21.7125554085</text:p>
          </table:table-cell>
          <table:table-cell table:formula="of:=[.C192]/([.D192]-[.D191])" office:value-type="float" office:value="84731.0367273646" calcext:value-type="float">
            <text:p>84731.0367273646</text:p>
          </table:table-cell>
          <table:table-cell/>
          <table:table-cell office:value-type="float" office:value="1443146941.95757" calcext:value-type="float">
            <text:p>1443146941.95757</text:p>
          </table:table-cell>
          <table:table-cell table:formula="of:=[.G192]-[.$B$2]" office:value-type="float" office:value="21.9573614597321" calcext:value-type="float">
            <text:p>21.9573614597</text:p>
          </table:table-cell>
          <table:table-cell table:formula="of:=[.C192]/([.H192]-[.H191])" office:value-type="float" office:value="84851.2631179669" calcext:value-type="float">
            <text:p>84851.2631179669</text:p>
          </table:table-cell>
          <table:table-cell table:formula="of:=[.G192]-[.$B192]" office:value-type="float" office:value="0.244806051254272" calcext:value-type="float">
            <text:p>0.2448060513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43146941.76374" calcext:value-type="float">
            <text:p>1443146941.76374</text:p>
          </table:table-cell>
          <table:table-cell office:value-type="float" office:value="4320" calcext:value-type="float">
            <text:p>4320</text:p>
          </table:table-cell>
          <table:table-cell table:formula="of:=[.B193]-[.$B$2]" office:value-type="float" office:value="21.7635304927826" calcext:value-type="float">
            <text:p>21.7635304928</text:p>
          </table:table-cell>
          <table:table-cell table:formula="of:=[.C193]/([.D193]-[.D192])" office:value-type="float" office:value="84747.285049461" calcext:value-type="float">
            <text:p>84747.285049461</text:p>
          </table:table-cell>
          <table:table-cell/>
          <table:table-cell office:value-type="float" office:value="1443146942.00858" calcext:value-type="float">
            <text:p>1443146942.00858</text:p>
          </table:table-cell>
          <table:table-cell table:formula="of:=[.G193]-[.$B$2]" office:value-type="float" office:value="22.0083749294281" calcext:value-type="float">
            <text:p>22.0083749294</text:p>
          </table:table-cell>
          <table:table-cell table:formula="of:=[.C193]/([.H193]-[.H192])" office:value-type="float" office:value="84683.5164465382" calcext:value-type="float">
            <text:p>84683.5164465382</text:p>
          </table:table-cell>
          <table:table-cell table:formula="of:=[.G193]-[.$B193]" office:value-type="float" office:value="0.244844436645508" calcext:value-type="float">
            <text:p>0.2448444366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43146941.81471" calcext:value-type="float">
            <text:p>1443146941.81471</text:p>
          </table:table-cell>
          <table:table-cell office:value-type="float" office:value="4320" calcext:value-type="float">
            <text:p>4320</text:p>
          </table:table-cell>
          <table:table-cell table:formula="of:=[.B194]-[.$B$2]" office:value-type="float" office:value="21.8145031929016" calcext:value-type="float">
            <text:p>21.8145031929</text:p>
          </table:table-cell>
          <table:table-cell table:formula="of:=[.C194]/([.D194]-[.D193])" office:value-type="float" office:value="84751.2490002105" calcext:value-type="float">
            <text:p>84751.2490002105</text:p>
          </table:table-cell>
          <table:table-cell/>
          <table:table-cell office:value-type="float" office:value="1443146942.05963" calcext:value-type="float">
            <text:p>1443146942.05963</text:p>
          </table:table-cell>
          <table:table-cell table:formula="of:=[.G194]-[.$B$2]" office:value-type="float" office:value="22.0594246387482" calcext:value-type="float">
            <text:p>22.0594246387</text:p>
          </table:table-cell>
          <table:table-cell table:formula="of:=[.C194]/([.H194]-[.H193])" office:value-type="float" office:value="84623.4005548343" calcext:value-type="float">
            <text:p>84623.4005548343</text:p>
          </table:table-cell>
          <table:table-cell table:formula="of:=[.G194]-[.$B194]" office:value-type="float" office:value="0.244921445846558" calcext:value-type="float">
            <text:p>0.2449214458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43146941.86567" calcext:value-type="float">
            <text:p>1443146941.86567</text:p>
          </table:table-cell>
          <table:table-cell office:value-type="float" office:value="4320" calcext:value-type="float">
            <text:p>4320</text:p>
          </table:table-cell>
          <table:table-cell table:formula="of:=[.B195]-[.$B$2]" office:value-type="float" office:value="21.8654587268829" calcext:value-type="float">
            <text:p>21.8654587269</text:p>
          </table:table-cell>
          <table:table-cell table:formula="of:=[.C195]/([.D195]-[.D194])" office:value-type="float" office:value="84779.8003958395" calcext:value-type="float">
            <text:p>84779.8003958395</text:p>
          </table:table-cell>
          <table:table-cell/>
          <table:table-cell office:value-type="float" office:value="1443146942.11056" calcext:value-type="float">
            <text:p>1443146942.11056</text:p>
          </table:table-cell>
          <table:table-cell table:formula="of:=[.G195]-[.$B$2]" office:value-type="float" office:value="22.1103532314301" calcext:value-type="float">
            <text:p>22.1103532314</text:p>
          </table:table-cell>
          <table:table-cell table:formula="of:=[.C195]/([.H195]-[.H194])" office:value-type="float" office:value="84824.649033285" calcext:value-type="float">
            <text:p>84824.649033285</text:p>
          </table:table-cell>
          <table:table-cell table:formula="of:=[.G195]-[.$B195]" office:value-type="float" office:value="0.244894504547119" calcext:value-type="float">
            <text:p>0.2448945045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43146941.91664" calcext:value-type="float">
            <text:p>1443146941.91664</text:p>
          </table:table-cell>
          <table:table-cell office:value-type="float" office:value="4320" calcext:value-type="float">
            <text:p>4320</text:p>
          </table:table-cell>
          <table:table-cell table:formula="of:=[.B196]-[.$B$2]" office:value-type="float" office:value="21.9164304733276" calcext:value-type="float">
            <text:p>21.9164304733</text:p>
          </table:table-cell>
          <table:table-cell table:formula="of:=[.C196]/([.D196]-[.D195])" office:value-type="float" office:value="84752.8346843412" calcext:value-type="float">
            <text:p>84752.8346843412</text:p>
          </table:table-cell>
          <table:table-cell/>
          <table:table-cell office:value-type="float" office:value="1443146942.16158" calcext:value-type="float">
            <text:p>1443146942.16158</text:p>
          </table:table-cell>
          <table:table-cell table:formula="of:=[.G196]-[.$B$2]" office:value-type="float" office:value="22.161369562149" calcext:value-type="float">
            <text:p>22.1613695621</text:p>
          </table:table-cell>
          <table:table-cell table:formula="of:=[.C196]/([.H196]-[.H195])" office:value-type="float" office:value="84678.7673499145" calcext:value-type="float">
            <text:p>84678.7673499145</text:p>
          </table:table-cell>
          <table:table-cell table:formula="of:=[.G196]-[.$B196]" office:value-type="float" office:value="0.244939088821411" calcext:value-type="float">
            <text:p>0.2449390888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43146941.96761" calcext:value-type="float">
            <text:p>1443146941.96761</text:p>
          </table:table-cell>
          <table:table-cell office:value-type="float" office:value="4320" calcext:value-type="float">
            <text:p>4320</text:p>
          </table:table-cell>
          <table:table-cell table:formula="of:=[.B197]-[.$B$2]" office:value-type="float" office:value="21.9674031734467" calcext:value-type="float">
            <text:p>21.9674031734</text:p>
          </table:table-cell>
          <table:table-cell table:formula="of:=[.C197]/([.D197]-[.D196])" office:value-type="float" office:value="84751.2490002105" calcext:value-type="float">
            <text:p>84751.2490002105</text:p>
          </table:table-cell>
          <table:table-cell/>
          <table:table-cell office:value-type="float" office:value="1443146942.17737" calcext:value-type="float">
            <text:p>1443146942.17737</text:p>
          </table:table-cell>
          <table:table-cell table:formula="of:=[.G197]-[.$B$2]" office:value-type="float" office:value="22.1771619319916" calcext:value-type="float">
            <text:p>22.177161932</text:p>
          </table:table-cell>
          <table:table-cell table:formula="of:=[.C197]/([.H197]-[.H196])" office:value-type="float" office:value="273549.824571998" calcext:value-type="float">
            <text:p>273549.824571998</text:p>
          </table:table-cell>
          <table:table-cell table:formula="of:=[.G197]-[.$B197]" office:value-type="float" office:value="0.209758758544922" calcext:value-type="float">
            <text:p>0.2097587585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43146942.01543" calcext:value-type="float">
            <text:p>1443146942.01543</text:p>
          </table:table-cell>
          <table:table-cell office:value-type="float" office:value="4320" calcext:value-type="float">
            <text:p>4320</text:p>
          </table:table-cell>
          <table:table-cell table:formula="of:=[.B198]-[.$B$2]" office:value-type="float" office:value="22.0152227878571" calcext:value-type="float">
            <text:p>22.0152227879</text:p>
          </table:table-cell>
          <table:table-cell table:formula="of:=[.C198]/([.D198]-[.D197])" office:value-type="float" office:value="90339.4988283392" calcext:value-type="float">
            <text:p>90339.4988283392</text:p>
          </table:table-cell>
          <table:table-cell/>
          <table:table-cell office:value-type="float" office:value="1443146942.29421" calcext:value-type="float">
            <text:p>1443146942.29421</text:p>
          </table:table-cell>
          <table:table-cell table:formula="of:=[.G198]-[.$B$2]" office:value-type="float" office:value="22.2940027713776" calcext:value-type="float">
            <text:p>22.2940027714</text:p>
          </table:table-cell>
          <table:table-cell table:formula="of:=[.C198]/([.H198]-[.H197])" office:value-type="float" office:value="36973.3735456041" calcext:value-type="float">
            <text:p>36973.3735456041</text:p>
          </table:table-cell>
          <table:table-cell table:formula="of:=[.G198]-[.$B198]" office:value-type="float" office:value="0.278779983520508" calcext:value-type="float">
            <text:p>0.2787799835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43146942.05779" calcext:value-type="float">
            <text:p>1443146942.05779</text:p>
          </table:table-cell>
          <table:table-cell office:value-type="float" office:value="4320" calcext:value-type="float">
            <text:p>4320</text:p>
          </table:table-cell>
          <table:table-cell table:formula="of:=[.B199]-[.$B$2]" office:value-type="float" office:value="22.0575795173645" calcext:value-type="float">
            <text:p>22.0575795174</text:p>
          </table:table-cell>
          <table:table-cell table:formula="of:=[.C199]/([.D199]-[.D198])" office:value-type="float" office:value="101990.877252233" calcext:value-type="float">
            <text:p>101990.877252233</text:p>
          </table:table-cell>
          <table:table-cell/>
          <table:table-cell office:value-type="float" office:value="1443146942.33652" calcext:value-type="float">
            <text:p>1443146942.33652</text:p>
          </table:table-cell>
          <table:table-cell table:formula="of:=[.G199]-[.$B$2]" office:value-type="float" office:value="22.3363132476807" calcext:value-type="float">
            <text:p>22.3363132477</text:p>
          </table:table-cell>
          <table:table-cell table:formula="of:=[.C199]/([.H199]-[.H198])" office:value-type="float" office:value="102102.372212799" calcext:value-type="float">
            <text:p>102102.372212799</text:p>
          </table:table-cell>
          <table:table-cell table:formula="of:=[.G199]-[.$B199]" office:value-type="float" office:value="0.278733730316162" calcext:value-type="float">
            <text:p>0.2787337303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43146942.10013" calcext:value-type="float">
            <text:p>1443146942.10013</text:p>
          </table:table-cell>
          <table:table-cell office:value-type="float" office:value="4320" calcext:value-type="float">
            <text:p>4320</text:p>
          </table:table-cell>
          <table:table-cell table:formula="of:=[.B200]-[.$B$2]" office:value-type="float" office:value="22.0999252796173" calcext:value-type="float">
            <text:p>22.0999252796</text:p>
          </table:table-cell>
          <table:table-cell table:formula="of:=[.C200]/([.D200]-[.D199])" office:value-type="float" office:value="102017.292172219" calcext:value-type="float">
            <text:p>102017.292172219</text:p>
          </table:table-cell>
          <table:table-cell/>
          <table:table-cell office:value-type="float" office:value="1443146942.37893" calcext:value-type="float">
            <text:p>1443146942.37893</text:p>
          </table:table-cell>
          <table:table-cell table:formula="of:=[.G200]-[.$B$2]" office:value-type="float" office:value="22.3787190914154" calcext:value-type="float">
            <text:p>22.3787190914</text:p>
          </table:table-cell>
          <table:table-cell table:formula="of:=[.C200]/([.H200]-[.H199])" office:value-type="float" office:value="101872.751949534" calcext:value-type="float">
            <text:p>101872.751949534</text:p>
          </table:table-cell>
          <table:table-cell table:formula="of:=[.G200]-[.$B200]" office:value-type="float" office:value="0.278793811798096" calcext:value-type="float">
            <text:p>0.2787938118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43146942.14248" calcext:value-type="float">
            <text:p>1443146942.14248</text:p>
          </table:table-cell>
          <table:table-cell office:value-type="float" office:value="4320" calcext:value-type="float">
            <text:p>4320</text:p>
          </table:table-cell>
          <table:table-cell table:formula="of:=[.B201]-[.$B$2]" office:value-type="float" office:value="22.1422717571259" calcext:value-type="float">
            <text:p>22.1422717571</text:p>
          </table:table-cell>
          <table:table-cell table:formula="of:=[.C201]/([.D201]-[.D200])" office:value-type="float" office:value="102015.569042981" calcext:value-type="float">
            <text:p>102015.569042981</text:p>
          </table:table-cell>
          <table:table-cell/>
          <table:table-cell office:value-type="float" office:value="1443146942.42124" calcext:value-type="float">
            <text:p>1443146942.42124</text:p>
          </table:table-cell>
          <table:table-cell table:formula="of:=[.G201]-[.$B$2]" office:value-type="float" office:value="22.4210329055786" calcext:value-type="float">
            <text:p>22.4210329056</text:p>
          </table:table-cell>
          <table:table-cell table:formula="of:=[.C201]/([.H201]-[.H200])" office:value-type="float" office:value="102094.318024307" calcext:value-type="float">
            <text:p>102094.318024307</text:p>
          </table:table-cell>
          <table:table-cell table:formula="of:=[.G201]-[.$B201]" office:value-type="float" office:value="0.278761148452759" calcext:value-type="float">
            <text:p>0.278761148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43146942.18482" calcext:value-type="float">
            <text:p>1443146942.18482</text:p>
          </table:table-cell>
          <table:table-cell office:value-type="float" office:value="4320" calcext:value-type="float">
            <text:p>4320</text:p>
          </table:table-cell>
          <table:table-cell table:formula="of:=[.B202]-[.$B$2]" office:value-type="float" office:value="22.1846079826355" calcext:value-type="float">
            <text:p>22.1846079826</text:p>
          </table:table-cell>
          <table:table-cell table:formula="of:=[.C202]/([.D202]-[.D201])" office:value-type="float" office:value="102040.272792292" calcext:value-type="float">
            <text:p>102040.272792292</text:p>
          </table:table-cell>
          <table:table-cell/>
          <table:table-cell office:value-type="float" office:value="1443146942.46358" calcext:value-type="float">
            <text:p>1443146942.46358</text:p>
          </table:table-cell>
          <table:table-cell table:formula="of:=[.G202]-[.$B$2]" office:value-type="float" office:value="22.4633772373199" calcext:value-type="float">
            <text:p>22.4633772373</text:p>
          </table:table-cell>
          <table:table-cell table:formula="of:=[.C202]/([.H202]-[.H201])" office:value-type="float" office:value="102020.738605332" calcext:value-type="float">
            <text:p>102020.738605332</text:p>
          </table:table-cell>
          <table:table-cell table:formula="of:=[.G202]-[.$B202]" office:value-type="float" office:value="0.278769254684448" calcext:value-type="float">
            <text:p>0.2787692547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43146942.22724" calcext:value-type="float">
            <text:p>1443146942.22724</text:p>
          </table:table-cell>
          <table:table-cell office:value-type="float" office:value="4320" calcext:value-type="float">
            <text:p>4320</text:p>
          </table:table-cell>
          <table:table-cell table:formula="of:=[.B203]-[.$B$2]" office:value-type="float" office:value="22.2270350456238" calcext:value-type="float">
            <text:p>22.2270350456</text:p>
          </table:table-cell>
          <table:table-cell table:formula="of:=[.C203]/([.D203]-[.D202])" office:value-type="float" office:value="101821.801834202" calcext:value-type="float">
            <text:p>101821.801834202</text:p>
          </table:table-cell>
          <table:table-cell/>
          <table:table-cell office:value-type="float" office:value="1443146942.50581" calcext:value-type="float">
            <text:p>1443146942.50581</text:p>
          </table:table-cell>
          <table:table-cell table:formula="of:=[.G203]-[.$B$2]" office:value-type="float" office:value="22.5056040287018" calcext:value-type="float">
            <text:p>22.5056040287</text:p>
          </table:table-cell>
          <table:table-cell table:formula="of:=[.C203]/([.H203]-[.H202])" office:value-type="float" office:value="102304.718370297" calcext:value-type="float">
            <text:p>102304.718370297</text:p>
          </table:table-cell>
          <table:table-cell table:formula="of:=[.G203]-[.$B203]" office:value-type="float" office:value="0.278568983078003" calcext:value-type="float">
            <text:p>0.2785689831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43146942.26958" calcext:value-type="float">
            <text:p>1443146942.26958</text:p>
          </table:table-cell>
          <table:table-cell office:value-type="float" office:value="4320" calcext:value-type="float">
            <text:p>4320</text:p>
          </table:table-cell>
          <table:table-cell table:formula="of:=[.B204]-[.$B$2]" office:value-type="float" office:value="22.2693727016449" calcext:value-type="float">
            <text:p>22.2693727016</text:p>
          </table:table-cell>
          <table:table-cell table:formula="of:=[.C204]/([.D204]-[.D203])" office:value-type="float" office:value="102036.825039279" calcext:value-type="float">
            <text:p>102036.825039279</text:p>
          </table:table-cell>
          <table:table-cell/>
          <table:table-cell office:value-type="float" office:value="1443146942.54829" calcext:value-type="float">
            <text:p>1443146942.54829</text:p>
          </table:table-cell>
          <table:table-cell table:formula="of:=[.G204]-[.$B$2]" office:value-type="float" office:value="22.548086643219" calcext:value-type="float">
            <text:p>22.5480866432</text:p>
          </table:table-cell>
          <table:table-cell table:formula="of:=[.C204]/([.H204]-[.H203])" office:value-type="float" office:value="101688.656620928" calcext:value-type="float">
            <text:p>101688.656620928</text:p>
          </table:table-cell>
          <table:table-cell table:formula="of:=[.G204]-[.$B204]" office:value-type="float" office:value="0.278713941574097" calcext:value-type="float">
            <text:p>0.2787139416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43146942.31192" calcext:value-type="float">
            <text:p>1443146942.31192</text:p>
          </table:table-cell>
          <table:table-cell office:value-type="float" office:value="4320" calcext:value-type="float">
            <text:p>4320</text:p>
          </table:table-cell>
          <table:table-cell table:formula="of:=[.B205]-[.$B$2]" office:value-type="float" office:value="22.3117105960846" calcext:value-type="float">
            <text:p>22.3117105961</text:p>
          </table:table-cell>
          <table:table-cell table:formula="of:=[.C205]/([.D205]-[.D204])" office:value-type="float" office:value="102036.250436428" calcext:value-type="float">
            <text:p>102036.250436428</text:p>
          </table:table-cell>
          <table:table-cell/>
          <table:table-cell office:value-type="float" office:value="1443146942.59063" calcext:value-type="float">
            <text:p>1443146942.59063</text:p>
          </table:table-cell>
          <table:table-cell table:formula="of:=[.G205]-[.$B$2]" office:value-type="float" office:value="22.5904207229614" calcext:value-type="float">
            <text:p>22.590420723</text:p>
          </table:table-cell>
          <table:table-cell table:formula="of:=[.C205]/([.H205]-[.H204])" office:value-type="float" office:value="102045.444858697" calcext:value-type="float">
            <text:p>102045.444858697</text:p>
          </table:table-cell>
          <table:table-cell table:formula="of:=[.G205]-[.$B205]" office:value-type="float" office:value="0.278710126876831" calcext:value-type="float">
            <text:p>0.2787101269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43146942.35427" calcext:value-type="float">
            <text:p>1443146942.35427</text:p>
          </table:table-cell>
          <table:table-cell office:value-type="float" office:value="4320" calcext:value-type="float">
            <text:p>4320</text:p>
          </table:table-cell>
          <table:table-cell table:formula="of:=[.B206]-[.$B$2]" office:value-type="float" office:value="22.354058265686" calcext:value-type="float">
            <text:p>22.3540582657</text:p>
          </table:table-cell>
          <table:table-cell table:formula="of:=[.C206]/([.D206]-[.D205])" office:value-type="float" office:value="102012.697290267" calcext:value-type="float">
            <text:p>102012.697290267</text:p>
          </table:table-cell>
          <table:table-cell/>
          <table:table-cell office:value-type="float" office:value="1443146942.63294" calcext:value-type="float">
            <text:p>1443146942.63294</text:p>
          </table:table-cell>
          <table:table-cell table:formula="of:=[.G206]-[.$B$2]" office:value-type="float" office:value="22.6327314376831" calcext:value-type="float">
            <text:p>22.6327314377</text:p>
          </table:table-cell>
          <table:table-cell table:formula="of:=[.C206]/([.H206]-[.H205])" office:value-type="float" office:value="102101.796871478" calcext:value-type="float">
            <text:p>102101.796871478</text:p>
          </table:table-cell>
          <table:table-cell table:formula="of:=[.G206]-[.$B206]" office:value-type="float" office:value="0.27867317199707" calcext:value-type="float">
            <text:p>0.278673172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43146942.3966" calcext:value-type="float">
            <text:p>1443146942.3966</text:p>
          </table:table-cell>
          <table:table-cell office:value-type="float" office:value="4320" calcext:value-type="float">
            <text:p>4320</text:p>
          </table:table-cell>
          <table:table-cell table:formula="of:=[.B207]-[.$B$2]" office:value-type="float" office:value="22.3963928222656" calcext:value-type="float">
            <text:p>22.3963928223</text:p>
          </table:table-cell>
          <table:table-cell table:formula="of:=[.C207]/([.D207]-[.D206])" office:value-type="float" office:value="102044.295465297" calcext:value-type="float">
            <text:p>102044.295465297</text:p>
          </table:table-cell>
          <table:table-cell/>
          <table:table-cell office:value-type="float" office:value="1443146942.67816" calcext:value-type="float">
            <text:p>1443146942.67816</text:p>
          </table:table-cell>
          <table:table-cell table:formula="of:=[.G207]-[.$B$2]" office:value-type="float" office:value="22.6779525279999" calcext:value-type="float">
            <text:p>22.677952528</text:p>
          </table:table-cell>
          <table:table-cell table:formula="of:=[.C207]/([.H207]-[.H206])" office:value-type="float" office:value="95530.6466460345" calcext:value-type="float">
            <text:p>95530.6466460345</text:p>
          </table:table-cell>
          <table:table-cell table:formula="of:=[.G207]-[.$B207]" office:value-type="float" office:value="0.281559705734253" calcext:value-type="float">
            <text:p>0.2815597057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43146942.43893" calcext:value-type="float">
            <text:p>1443146942.43893</text:p>
          </table:table-cell>
          <table:table-cell office:value-type="float" office:value="4320" calcext:value-type="float">
            <text:p>4320</text:p>
          </table:table-cell>
          <table:table-cell table:formula="of:=[.B208]-[.$B$2]" office:value-type="float" office:value="22.4387218952179" calcext:value-type="float">
            <text:p>22.4387218952</text:p>
          </table:table-cell>
          <table:table-cell table:formula="of:=[.C208]/([.D208]-[.D207])" office:value-type="float" office:value="102057.515052861" calcext:value-type="float">
            <text:p>102057.515052861</text:p>
          </table:table-cell>
          <table:table-cell/>
          <table:table-cell office:value-type="float" office:value="1443146942.75997" calcext:value-type="float">
            <text:p>1443146942.75997</text:p>
          </table:table-cell>
          <table:table-cell table:formula="of:=[.G208]-[.$B$2]" office:value-type="float" office:value="22.7597591876984" calcext:value-type="float">
            <text:p>22.7597591877</text:p>
          </table:table-cell>
          <table:table-cell table:formula="of:=[.C208]/([.H208]-[.H207])" office:value-type="float" office:value="52807.4366551839" calcext:value-type="float">
            <text:p>52807.4366551839</text:p>
          </table:table-cell>
          <table:table-cell table:formula="of:=[.G208]-[.$B208]" office:value-type="float" office:value="0.321037292480469" calcext:value-type="float">
            <text:p>0.3210372925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43146942.48126" calcext:value-type="float">
            <text:p>1443146942.48126</text:p>
          </table:table-cell>
          <table:table-cell office:value-type="float" office:value="4320" calcext:value-type="float">
            <text:p>4320</text:p>
          </table:table-cell>
          <table:table-cell table:formula="of:=[.B209]-[.$B$2]" office:value-type="float" office:value="22.4810566902161" calcext:value-type="float">
            <text:p>22.4810566902</text:p>
          </table:table-cell>
          <table:table-cell table:formula="of:=[.C209]/([.D209]-[.D208])" office:value-type="float" office:value="102043.720778307" calcext:value-type="float">
            <text:p>102043.720778307</text:p>
          </table:table-cell>
          <table:table-cell/>
          <table:table-cell office:value-type="float" office:value="1443146942.80242" calcext:value-type="float">
            <text:p>1443146942.80242</text:p>
          </table:table-cell>
          <table:table-cell table:formula="of:=[.G209]-[.$B$2]" office:value-type="float" office:value="22.8022077083588" calcext:value-type="float">
            <text:p>22.8022077084</text:p>
          </table:table-cell>
          <table:table-cell table:formula="of:=[.C209]/([.H209]-[.H208])" office:value-type="float" office:value="101770.331045484" calcext:value-type="float">
            <text:p>101770.331045484</text:p>
          </table:table-cell>
          <table:table-cell table:formula="of:=[.G209]-[.$B209]" office:value-type="float" office:value="0.3211510181427" calcext:value-type="float">
            <text:p>0.3211510181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43146942.5236" calcext:value-type="float">
            <text:p>1443146942.5236</text:p>
          </table:table-cell>
          <table:table-cell office:value-type="float" office:value="4320" calcext:value-type="float">
            <text:p>4320</text:p>
          </table:table-cell>
          <table:table-cell table:formula="of:=[.B210]-[.$B$2]" office:value-type="float" office:value="22.5233898162842" calcext:value-type="float">
            <text:p>22.5233898163</text:p>
          </table:table-cell>
          <table:table-cell table:formula="of:=[.C210]/([.D210]-[.D209])" office:value-type="float" office:value="102047.743723178" calcext:value-type="float">
            <text:p>102047.743723178</text:p>
          </table:table-cell>
          <table:table-cell/>
          <table:table-cell office:value-type="float" office:value="1443146942.84463" calcext:value-type="float">
            <text:p>1443146942.84463</text:p>
          </table:table-cell>
          <table:table-cell table:formula="of:=[.G210]-[.$B$2]" office:value-type="float" office:value="22.844423532486" calcext:value-type="float">
            <text:p>22.8444235325</text:p>
          </table:table-cell>
          <table:table-cell table:formula="of:=[.C210]/([.H210]-[.H209])" office:value-type="float" office:value="102331.296126868" calcext:value-type="float">
            <text:p>102331.296126868</text:p>
          </table:table-cell>
          <table:table-cell table:formula="of:=[.G210]-[.$B210]" office:value-type="float" office:value="0.321033716201782" calcext:value-type="float">
            <text:p>0.3210337162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43146942.56593" calcext:value-type="float">
            <text:p>1443146942.56593</text:p>
          </table:table-cell>
          <table:table-cell office:value-type="float" office:value="4320" calcext:value-type="float">
            <text:p>4320</text:p>
          </table:table-cell>
          <table:table-cell table:formula="of:=[.B211]-[.$B$2]" office:value-type="float" office:value="22.5657193660736" calcext:value-type="float">
            <text:p>22.5657193661</text:p>
          </table:table-cell>
          <table:table-cell table:formula="of:=[.C211]/([.D211]-[.D210])" office:value-type="float" office:value="102056.36538754" calcext:value-type="float">
            <text:p>102056.36538754</text:p>
          </table:table-cell>
          <table:table-cell/>
          <table:table-cell office:value-type="float" office:value="1443146942.88702" calcext:value-type="float">
            <text:p>1443146942.88702</text:p>
          </table:table-cell>
          <table:table-cell table:formula="of:=[.G211]-[.$B$2]" office:value-type="float" office:value="22.8868160247803" calcext:value-type="float">
            <text:p>22.8868160248</text:p>
          </table:table-cell>
          <table:table-cell table:formula="of:=[.C211]/([.H211]-[.H210])" office:value-type="float" office:value="101904.836592485" calcext:value-type="float">
            <text:p>101904.836592485</text:p>
          </table:table-cell>
          <table:table-cell table:formula="of:=[.G211]-[.$B211]" office:value-type="float" office:value="0.321096658706665" calcext:value-type="float">
            <text:p>0.3210966587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43146942.6083" calcext:value-type="float">
            <text:p>1443146942.6083</text:p>
          </table:table-cell>
          <table:table-cell office:value-type="float" office:value="4320" calcext:value-type="float">
            <text:p>4320</text:p>
          </table:table-cell>
          <table:table-cell table:formula="of:=[.B212]-[.$B$2]" office:value-type="float" office:value="22.6080946922302" calcext:value-type="float">
            <text:p>22.6080946922</text:p>
          </table:table-cell>
          <table:table-cell table:formula="of:=[.C212]/([.D212]-[.D211])" office:value-type="float" office:value="101946.11798464" calcext:value-type="float">
            <text:p>101946.11798464</text:p>
          </table:table-cell>
          <table:table-cell/>
          <table:table-cell office:value-type="float" office:value="1443146942.92927" calcext:value-type="float">
            <text:p>1443146942.92927</text:p>
          </table:table-cell>
          <table:table-cell table:formula="of:=[.G212]-[.$B$2]" office:value-type="float" office:value="22.929062128067" calcext:value-type="float">
            <text:p>22.9290621281</text:p>
          </table:table-cell>
          <table:table-cell table:formula="of:=[.C212]/([.H212]-[.H211])" office:value-type="float" office:value="102257.951950698" calcext:value-type="float">
            <text:p>102257.951950698</text:p>
          </table:table-cell>
          <table:table-cell table:formula="of:=[.G212]-[.$B212]" office:value-type="float" office:value="0.320967435836792" calcext:value-type="float">
            <text:p>0.3209674358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43146942.65065" calcext:value-type="float">
            <text:p>1443146942.65065</text:p>
          </table:table-cell>
          <table:table-cell office:value-type="float" office:value="4320" calcext:value-type="float">
            <text:p>4320</text:p>
          </table:table-cell>
          <table:table-cell table:formula="of:=[.B213]-[.$B$2]" office:value-type="float" office:value="22.6504390239716" calcext:value-type="float">
            <text:p>22.650439024</text:p>
          </table:table-cell>
          <table:table-cell table:formula="of:=[.C213]/([.D213]-[.D212])" office:value-type="float" office:value="102020.738605332" calcext:value-type="float">
            <text:p>102020.738605332</text:p>
          </table:table-cell>
          <table:table-cell/>
          <table:table-cell office:value-type="float" office:value="1443146942.97183" calcext:value-type="float">
            <text:p>1443146942.97183</text:p>
          </table:table-cell>
          <table:table-cell table:formula="of:=[.G213]-[.$B$2]" office:value-type="float" office:value="22.9716274738312" calcext:value-type="float">
            <text:p>22.9716274738</text:p>
          </table:table-cell>
          <table:table-cell table:formula="of:=[.C213]/([.H213]-[.H212])" office:value-type="float" office:value="101491.011583358" calcext:value-type="float">
            <text:p>101491.011583358</text:p>
          </table:table-cell>
          <table:table-cell table:formula="of:=[.G213]-[.$B213]" office:value-type="float" office:value="0.321188449859619" calcext:value-type="float">
            <text:p>0.3211884499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43146942.69298" calcext:value-type="float">
            <text:p>1443146942.69298</text:p>
          </table:table-cell>
          <table:table-cell office:value-type="float" office:value="4320" calcext:value-type="float">
            <text:p>4320</text:p>
          </table:table-cell>
          <table:table-cell table:formula="of:=[.B214]-[.$B$2]" office:value-type="float" office:value="22.6927721500397" calcext:value-type="float">
            <text:p>22.69277215</text:p>
          </table:table-cell>
          <table:table-cell table:formula="of:=[.C214]/([.D214]-[.D213])" office:value-type="float" office:value="102047.743723178" calcext:value-type="float">
            <text:p>102047.743723178</text:p>
          </table:table-cell>
          <table:table-cell/>
          <table:table-cell office:value-type="float" office:value="1443146943.05633" calcext:value-type="float">
            <text:p>1443146943.05633</text:p>
          </table:table-cell>
          <table:table-cell table:formula="of:=[.G214]-[.$B$2]" office:value-type="float" office:value="23.0561232566833" calcext:value-type="float">
            <text:p>23.0561232567</text:p>
          </table:table-cell>
          <table:table-cell table:formula="of:=[.C214]/([.H214]-[.H213])" office:value-type="float" office:value="51126.8119446616" calcext:value-type="float">
            <text:p>51126.8119446616</text:p>
          </table:table-cell>
          <table:table-cell table:formula="of:=[.G214]-[.$B214]" office:value-type="float" office:value="0.363351106643677" calcext:value-type="float">
            <text:p>0.3633511066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43146942.73532" calcext:value-type="float">
            <text:p>1443146942.73532</text:p>
          </table:table-cell>
          <table:table-cell office:value-type="float" office:value="4320" calcext:value-type="float">
            <text:p>4320</text:p>
          </table:table-cell>
          <table:table-cell table:formula="of:=[.B215]-[.$B$2]" office:value-type="float" office:value="22.7351124286652" calcext:value-type="float">
            <text:p>22.7351124287</text:p>
          </table:table-cell>
          <table:table-cell table:formula="of:=[.C215]/([.D215]-[.D214])" office:value-type="float" office:value="102030.504763835" calcext:value-type="float">
            <text:p>102030.504763835</text:p>
          </table:table-cell>
          <table:table-cell/>
          <table:table-cell office:value-type="float" office:value="1443146943.07074" calcext:value-type="float">
            <text:p>1443146943.07074</text:p>
          </table:table-cell>
          <table:table-cell table:formula="of:=[.G215]-[.$B$2]" office:value-type="float" office:value="23.0705323219299" calcext:value-type="float">
            <text:p>23.0705323219</text:p>
          </table:table-cell>
          <table:table-cell table:formula="of:=[.C215]/([.H215]-[.H214])" office:value-type="float" office:value="299811.259514197" calcext:value-type="float">
            <text:p>299811.259514197</text:p>
          </table:table-cell>
          <table:table-cell table:formula="of:=[.G215]-[.$B215]" office:value-type="float" office:value="0.33541989326477" calcext:value-type="float">
            <text:p>0.3354198933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43146942.77765" calcext:value-type="float">
            <text:p>1443146942.77765</text:p>
          </table:table-cell>
          <table:table-cell office:value-type="float" office:value="4320" calcext:value-type="float">
            <text:p>4320</text:p>
          </table:table-cell>
          <table:table-cell table:formula="of:=[.B216]-[.$B$2]" office:value-type="float" office:value="22.7774426937103" calcext:value-type="float">
            <text:p>22.7774426937</text:p>
          </table:table-cell>
          <table:table-cell table:formula="of:=[.C216]/([.D216]-[.D215])" office:value-type="float" office:value="102054.640938123" calcext:value-type="float">
            <text:p>102054.640938123</text:p>
          </table:table-cell>
          <table:table-cell/>
          <table:table-cell office:value-type="float" office:value="1443146943.09865" calcext:value-type="float">
            <text:p>1443146943.09865</text:p>
          </table:table-cell>
          <table:table-cell table:formula="of:=[.G216]-[.$B$2]" office:value-type="float" office:value="23.0984380245209" calcext:value-type="float">
            <text:p>23.0984380245</text:p>
          </table:table-cell>
          <table:table-cell table:formula="of:=[.C216]/([.H216]-[.H215])" office:value-type="float" office:value="154807.06805075" calcext:value-type="float">
            <text:p>154807.06805075</text:p>
          </table:table-cell>
          <table:table-cell table:formula="of:=[.G216]-[.$B216]" office:value-type="float" office:value="0.320995330810547" calcext:value-type="float">
            <text:p>0.3209953308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43146942.81999" calcext:value-type="float">
            <text:p>1443146942.81999</text:p>
          </table:table-cell>
          <table:table-cell office:value-type="float" office:value="4320" calcext:value-type="float">
            <text:p>4320</text:p>
          </table:table-cell>
          <table:table-cell table:formula="of:=[.B217]-[.$B$2]" office:value-type="float" office:value="22.8197855949402" calcext:value-type="float">
            <text:p>22.8197855949</text:p>
          </table:table-cell>
          <table:table-cell table:formula="of:=[.C217]/([.D217]-[.D216])" office:value-type="float" office:value="102024.185271313" calcext:value-type="float">
            <text:p>102024.185271313</text:p>
          </table:table-cell>
          <table:table-cell/>
          <table:table-cell office:value-type="float" office:value="1443146943.14087" calcext:value-type="float">
            <text:p>1443146943.14087</text:p>
          </table:table-cell>
          <table:table-cell table:formula="of:=[.G217]-[.$B$2]" office:value-type="float" office:value="23.140665769577" calcext:value-type="float">
            <text:p>23.1406657696</text:p>
          </table:table-cell>
          <table:table-cell table:formula="of:=[.C217]/([.H217]-[.H216])" office:value-type="float" office:value="102302.407913458" calcext:value-type="float">
            <text:p>102302.407913458</text:p>
          </table:table-cell>
          <table:table-cell table:formula="of:=[.G217]-[.$B217]" office:value-type="float" office:value="0.320880174636841" calcext:value-type="float">
            <text:p>0.3208801746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43146942.86235" calcext:value-type="float">
            <text:p>1443146942.86235</text:p>
          </table:table-cell>
          <table:table-cell office:value-type="float" office:value="4320" calcext:value-type="float">
            <text:p>4320</text:p>
          </table:table-cell>
          <table:table-cell table:formula="of:=[.B218]-[.$B$2]" office:value-type="float" office:value="22.8621377944946" calcext:value-type="float">
            <text:p>22.8621377945</text:p>
          </table:table-cell>
          <table:table-cell table:formula="of:=[.C218]/([.D218]-[.D217])" office:value-type="float" office:value="102001.786104325" calcext:value-type="float">
            <text:p>102001.786104325</text:p>
          </table:table-cell>
          <table:table-cell/>
          <table:table-cell office:value-type="float" office:value="1443146943.18318" calcext:value-type="float">
            <text:p>1443146943.18318</text:p>
          </table:table-cell>
          <table:table-cell table:formula="of:=[.G218]-[.$B$2]" office:value-type="float" office:value="23.1829755306244" calcext:value-type="float">
            <text:p>23.1829755306</text:p>
          </table:table-cell>
          <table:table-cell table:formula="of:=[.C218]/([.H218]-[.H217])" office:value-type="float" office:value="102104.098275668" calcext:value-type="float">
            <text:p>102104.098275668</text:p>
          </table:table-cell>
          <table:table-cell table:formula="of:=[.G218]-[.$B218]" office:value-type="float" office:value="0.320837736129761" calcext:value-type="float">
            <text:p>0.3208377361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43146942.90472" calcext:value-type="float">
            <text:p>1443146942.90472</text:p>
          </table:table-cell>
          <table:table-cell office:value-type="float" office:value="4320" calcext:value-type="float">
            <text:p>4320</text:p>
          </table:table-cell>
          <table:table-cell table:formula="of:=[.B219]-[.$B$2]" office:value-type="float" office:value="22.9045088291168" calcext:value-type="float">
            <text:p>22.9045088291</text:p>
          </table:table-cell>
          <table:table-cell table:formula="of:=[.C219]/([.D219]-[.D218])" office:value-type="float" office:value="101956.443559142" calcext:value-type="float">
            <text:p>101956.443559142</text:p>
          </table:table-cell>
          <table:table-cell/>
          <table:table-cell office:value-type="float" office:value="1443146943.22629" calcext:value-type="float">
            <text:p>1443146943.22629</text:p>
          </table:table-cell>
          <table:table-cell table:formula="of:=[.G219]-[.$B$2]" office:value-type="float" office:value="23.2260842323303" calcext:value-type="float">
            <text:p>23.2260842323</text:p>
          </table:table-cell>
          <table:table-cell table:formula="of:=[.C219]/([.H219]-[.H218])" office:value-type="float" office:value="100211.78622982" calcext:value-type="float">
            <text:p>100211.78622982</text:p>
          </table:table-cell>
          <table:table-cell table:formula="of:=[.G219]-[.$B219]" office:value-type="float" office:value="0.321575403213501" calcext:value-type="float">
            <text:p>0.3215754032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43146942.94705" calcext:value-type="float">
            <text:p>1443146942.94705</text:p>
          </table:table-cell>
          <table:table-cell office:value-type="float" office:value="4320" calcext:value-type="float">
            <text:p>4320</text:p>
          </table:table-cell>
          <table:table-cell table:formula="of:=[.B220]-[.$B$2]" office:value-type="float" office:value="22.946843624115" calcext:value-type="float">
            <text:p>22.9468436241</text:p>
          </table:table-cell>
          <table:table-cell table:formula="of:=[.C220]/([.D220]-[.D219])" office:value-type="float" office:value="102043.720778307" calcext:value-type="float">
            <text:p>102043.720778307</text:p>
          </table:table-cell>
          <table:table-cell/>
          <table:table-cell office:value-type="float" office:value="1443146943.26951" calcext:value-type="float">
            <text:p>1443146943.26951</text:p>
          </table:table-cell>
          <table:table-cell table:formula="of:=[.G220]-[.$B$2]" office:value-type="float" office:value="23.2692987918854" calcext:value-type="float">
            <text:p>23.2692987919</text:p>
          </table:table-cell>
          <table:table-cell table:formula="of:=[.C220]/([.H220]-[.H219])" office:value-type="float" office:value="99966.3086811398" calcext:value-type="float">
            <text:p>99966.3086811398</text:p>
          </table:table-cell>
          <table:table-cell table:formula="of:=[.G220]-[.$B220]" office:value-type="float" office:value="0.322455167770386" calcext:value-type="float">
            <text:p>0.3224551678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43146942.98938" calcext:value-type="float">
            <text:p>1443146942.98938</text:p>
          </table:table-cell>
          <table:table-cell office:value-type="float" office:value="4320" calcext:value-type="float">
            <text:p>4320</text:p>
          </table:table-cell>
          <table:table-cell table:formula="of:=[.B221]-[.$B$2]" office:value-type="float" office:value="22.9891741275787" calcext:value-type="float">
            <text:p>22.9891741276</text:p>
          </table:table-cell>
          <table:table-cell table:formula="of:=[.C221]/([.D221]-[.D220])" office:value-type="float" office:value="102054.066134601" calcext:value-type="float">
            <text:p>102054.066134601</text:p>
          </table:table-cell>
          <table:table-cell/>
          <table:table-cell office:value-type="float" office:value="1443146943.31289" calcext:value-type="float">
            <text:p>1443146943.31289</text:p>
          </table:table-cell>
          <table:table-cell table:formula="of:=[.G221]-[.$B$2]" office:value-type="float" office:value="23.3126797676086" calcext:value-type="float">
            <text:p>23.3126797676</text:p>
          </table:table-cell>
          <table:table-cell table:formula="of:=[.C221]/([.H221]-[.H220])" office:value-type="float" office:value="99582.8223772073" calcext:value-type="float">
            <text:p>99582.8223772073</text:p>
          </table:table-cell>
          <table:table-cell table:formula="of:=[.G221]-[.$B221]" office:value-type="float" office:value="0.323505640029907" calcext:value-type="float">
            <text:p>0.32350564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43146943.03246" calcext:value-type="float">
            <text:p>1443146943.03246</text:p>
          </table:table-cell>
          <table:table-cell office:value-type="float" office:value="4320" calcext:value-type="float">
            <text:p>4320</text:p>
          </table:table-cell>
          <table:table-cell table:formula="of:=[.B222]-[.$B$2]" office:value-type="float" office:value="23.0322518348694" calcext:value-type="float">
            <text:p>23.0322518349</text:p>
          </table:table-cell>
          <table:table-cell table:formula="of:=[.C222]/([.D222]-[.D221])" office:value-type="float" office:value="100283.888621382" calcext:value-type="float">
            <text:p>100283.888621382</text:p>
          </table:table-cell>
          <table:table-cell/>
          <table:table-cell office:value-type="float" office:value="1443146943.35635" calcext:value-type="float">
            <text:p>1443146943.35635</text:p>
          </table:table-cell>
          <table:table-cell table:formula="of:=[.G222]-[.$B$2]" office:value-type="float" office:value="23.3561391830444" calcext:value-type="float">
            <text:p>23.356139183</text:p>
          </table:table-cell>
          <table:table-cell table:formula="of:=[.C222]/([.H222]-[.H221])" office:value-type="float" office:value="99403.0857682053" calcext:value-type="float">
            <text:p>99403.0857682053</text:p>
          </table:table-cell>
          <table:table-cell table:formula="of:=[.G222]-[.$B222]" office:value-type="float" office:value="0.323887348175049" calcext:value-type="float">
            <text:p>0.3238873482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43146943.07579" calcext:value-type="float">
            <text:p>1443146943.07579</text:p>
          </table:table-cell>
          <table:table-cell office:value-type="float" office:value="4320" calcext:value-type="float">
            <text:p>4320</text:p>
          </table:table-cell>
          <table:table-cell table:formula="of:=[.B223]-[.$B$2]" office:value-type="float" office:value="23.0755870342255" calcext:value-type="float">
            <text:p>23.0755870342</text:p>
          </table:table-cell>
          <table:table-cell table:formula="of:=[.C223]/([.D223]-[.D222])" office:value-type="float" office:value="99688.0149206926" calcext:value-type="float">
            <text:p>99688.0149206926</text:p>
          </table:table-cell>
          <table:table-cell/>
          <table:table-cell office:value-type="float" office:value="1443146943.39966" calcext:value-type="float">
            <text:p>1443146943.39966</text:p>
          </table:table-cell>
          <table:table-cell table:formula="of:=[.G223]-[.$B$2]" office:value-type="float" office:value="23.3994483947754" calcext:value-type="float">
            <text:p>23.3994483948</text:p>
          </table:table-cell>
          <table:table-cell table:formula="of:=[.C223]/([.H223]-[.H222])" office:value-type="float" office:value="99747.8325589589" calcext:value-type="float">
            <text:p>99747.8325589589</text:p>
          </table:table-cell>
          <table:table-cell table:formula="of:=[.G223]-[.$B223]" office:value-type="float" office:value="0.323861360549927" calcext:value-type="float">
            <text:p>0.3238613605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43146943.11914" calcext:value-type="float">
            <text:p>1443146943.11914</text:p>
          </table:table-cell>
          <table:table-cell office:value-type="float" office:value="4320" calcext:value-type="float">
            <text:p>4320</text:p>
          </table:table-cell>
          <table:table-cell table:formula="of:=[.B224]-[.$B$2]" office:value-type="float" office:value="23.1189363002777" calcext:value-type="float">
            <text:p>23.1189363003</text:p>
          </table:table-cell>
          <table:table-cell table:formula="of:=[.C224]/([.D224]-[.D223])" office:value-type="float" office:value="99655.6664833352" calcext:value-type="float">
            <text:p>99655.6664833352</text:p>
          </table:table-cell>
          <table:table-cell/>
          <table:table-cell office:value-type="float" office:value="1443146943.44301" calcext:value-type="float">
            <text:p>1443146943.44301</text:p>
          </table:table-cell>
          <table:table-cell table:formula="of:=[.G224]-[.$B$2]" office:value-type="float" office:value="23.4427988529205" calcext:value-type="float">
            <text:p>23.4427988529</text:p>
          </table:table-cell>
          <table:table-cell table:formula="of:=[.C224]/([.H224]-[.H223])" office:value-type="float" office:value="99652.9260552729" calcext:value-type="float">
            <text:p>99652.9260552729</text:p>
          </table:table-cell>
          <table:table-cell table:formula="of:=[.G224]-[.$B224]" office:value-type="float" office:value="0.323862552642822" calcext:value-type="float">
            <text:p>0.3238625526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43146943.1625" calcext:value-type="float">
            <text:p>1443146943.1625</text:p>
          </table:table-cell>
          <table:table-cell office:value-type="float" office:value="4320" calcext:value-type="float">
            <text:p>4320</text:p>
          </table:table-cell>
          <table:table-cell table:formula="of:=[.B225]-[.$B$2]" office:value-type="float" office:value="23.1622891426086" calcext:value-type="float">
            <text:p>23.1622891426</text:p>
          </table:table-cell>
          <table:table-cell table:formula="of:=[.C225]/([.D225]-[.D224])" office:value-type="float" office:value="99647.4456512773" calcext:value-type="float">
            <text:p>99647.4456512773</text:p>
          </table:table-cell>
          <table:table-cell/>
          <table:table-cell office:value-type="float" office:value="1443146943.48637" calcext:value-type="float">
            <text:p>1443146943.48637</text:p>
          </table:table-cell>
          <table:table-cell table:formula="of:=[.G225]-[.$B$2]" office:value-type="float" office:value="23.4861626625061" calcext:value-type="float">
            <text:p>23.4861626625</text:p>
          </table:table-cell>
          <table:table-cell table:formula="of:=[.C225]/([.H225]-[.H224])" office:value-type="float" office:value="99622.2435548518" calcext:value-type="float">
            <text:p>99622.2435548518</text:p>
          </table:table-cell>
          <table:table-cell table:formula="of:=[.G225]-[.$B225]" office:value-type="float" office:value="0.323873519897461" calcext:value-type="float">
            <text:p>0.3238735199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43146943.20584" calcext:value-type="float">
            <text:p>1443146943.20584</text:p>
          </table:table-cell>
          <table:table-cell office:value-type="float" office:value="4320" calcext:value-type="float">
            <text:p>4320</text:p>
          </table:table-cell>
          <table:table-cell table:formula="of:=[.B226]-[.$B$2]" office:value-type="float" office:value="23.2056334018707" calcext:value-type="float">
            <text:p>23.2056334019</text:p>
          </table:table-cell>
          <table:table-cell table:formula="of:=[.C226]/([.D226]-[.D225])" office:value-type="float" office:value="99667.1779272713" calcext:value-type="float">
            <text:p>99667.1779272713</text:p>
          </table:table-cell>
          <table:table-cell/>
          <table:table-cell office:value-type="float" office:value="1443146943.52966" calcext:value-type="float">
            <text:p>1443146943.52966</text:p>
          </table:table-cell>
          <table:table-cell table:formula="of:=[.G226]-[.$B$2]" office:value-type="float" office:value="23.5294547080994" calcext:value-type="float">
            <text:p>23.5294547081</text:p>
          </table:table-cell>
          <table:table-cell table:formula="of:=[.C226]/([.H226]-[.H225])" office:value-type="float" office:value="99787.384513713" calcext:value-type="float">
            <text:p>99787.384513713</text:p>
          </table:table-cell>
          <table:table-cell table:formula="of:=[.G226]-[.$B226]" office:value-type="float" office:value="0.323821306228638" calcext:value-type="float">
            <text:p>0.3238213062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43146943.24919" calcext:value-type="float">
            <text:p>1443146943.24919</text:p>
          </table:table-cell>
          <table:table-cell office:value-type="float" office:value="4320" calcext:value-type="float">
            <text:p>4320</text:p>
          </table:table-cell>
          <table:table-cell table:formula="of:=[.B227]-[.$B$2]" office:value-type="float" office:value="23.248984336853" calcext:value-type="float">
            <text:p>23.2489843369</text:p>
          </table:table-cell>
          <table:table-cell table:formula="of:=[.C227]/([.D227]-[.D226])" office:value-type="float" office:value="99651.8299262486" calcext:value-type="float">
            <text:p>99651.8299262486</text:p>
          </table:table-cell>
          <table:table-cell/>
          <table:table-cell office:value-type="float" office:value="1443146943.57302" calcext:value-type="float">
            <text:p>1443146943.57302</text:p>
          </table:table-cell>
          <table:table-cell table:formula="of:=[.G227]-[.$B$2]" office:value-type="float" office:value="23.5728168487549" calcext:value-type="float">
            <text:p>23.5728168488</text:p>
          </table:table-cell>
          <table:table-cell table:formula="of:=[.C227]/([.H227]-[.H226])" office:value-type="float" office:value="99626.0778341049" calcext:value-type="float">
            <text:p>99626.0778341049</text:p>
          </table:table-cell>
          <table:table-cell table:formula="of:=[.G227]-[.$B227]" office:value-type="float" office:value="0.323832511901855" calcext:value-type="float">
            <text:p>0.3238325119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43146943.29254" calcext:value-type="float">
            <text:p>1443146943.29254</text:p>
          </table:table-cell>
          <table:table-cell office:value-type="float" office:value="4320" calcext:value-type="float">
            <text:p>4320</text:p>
          </table:table-cell>
          <table:table-cell table:formula="of:=[.B228]-[.$B$2]" office:value-type="float" office:value="23.2923357486725" calcext:value-type="float">
            <text:p>23.2923357487</text:p>
          </table:table-cell>
          <table:table-cell table:formula="of:=[.C228]/([.D228]-[.D227])" office:value-type="float" office:value="99650.7338213376" calcext:value-type="float">
            <text:p>99650.7338213376</text:p>
          </table:table-cell>
          <table:table-cell/>
          <table:table-cell office:value-type="float" office:value="1443146943.61624" calcext:value-type="float">
            <text:p>1443146943.61624</text:p>
          </table:table-cell>
          <table:table-cell table:formula="of:=[.G228]-[.$B$2]" office:value-type="float" office:value="23.6160333156586" calcext:value-type="float">
            <text:p>23.6160333157</text:p>
          </table:table-cell>
          <table:table-cell table:formula="of:=[.C228]/([.H228]-[.H227])" office:value-type="float" office:value="99961.8966915476" calcext:value-type="float">
            <text:p>99961.8966915476</text:p>
          </table:table-cell>
          <table:table-cell table:formula="of:=[.G228]-[.$B228]" office:value-type="float" office:value="0.323697566986084" calcext:value-type="float">
            <text:p>0.323697567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43146943.3359" calcext:value-type="float">
            <text:p>1443146943.3359</text:p>
          </table:table-cell>
          <table:table-cell office:value-type="float" office:value="4320" calcext:value-type="float">
            <text:p>4320</text:p>
          </table:table-cell>
          <table:table-cell table:formula="of:=[.B229]-[.$B$2]" office:value-type="float" office:value="23.3356883525848" calcext:value-type="float">
            <text:p>23.3356883526</text:p>
          </table:table-cell>
          <table:table-cell table:formula="of:=[.C229]/([.D229]-[.D228])" office:value-type="float" office:value="99647.9936645512" calcext:value-type="float">
            <text:p>99647.9936645512</text:p>
          </table:table-cell>
          <table:table-cell/>
          <table:table-cell office:value-type="float" office:value="1443146943.65968" calcext:value-type="float">
            <text:p>1443146943.65968</text:p>
          </table:table-cell>
          <table:table-cell table:formula="of:=[.G229]-[.$B$2]" office:value-type="float" office:value="23.6594731807709" calcext:value-type="float">
            <text:p>23.6594731808</text:p>
          </table:table-cell>
          <table:table-cell table:formula="of:=[.C229]/([.H229]-[.H228])" office:value-type="float" office:value="99447.8226125137" calcext:value-type="float">
            <text:p>99447.8226125137</text:p>
          </table:table-cell>
          <table:table-cell table:formula="of:=[.G229]-[.$B229]" office:value-type="float" office:value="0.323784828186035" calcext:value-type="float">
            <text:p>0.3237848282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43146943.37925" calcext:value-type="float">
            <text:p>1443146943.37925</text:p>
          </table:table-cell>
          <table:table-cell office:value-type="float" office:value="4320" calcext:value-type="float">
            <text:p>4320</text:p>
          </table:table-cell>
          <table:table-cell table:formula="of:=[.B230]-[.$B$2]" office:value-type="float" office:value="23.3790471553802" calcext:value-type="float">
            <text:p>23.3790471554</text:p>
          </table:table-cell>
          <table:table-cell table:formula="of:=[.C230]/([.D230]-[.D229])" office:value-type="float" office:value="99633.747278126" calcext:value-type="float">
            <text:p>99633.747278126</text:p>
          </table:table-cell>
          <table:table-cell/>
          <table:table-cell office:value-type="float" office:value="1443146943.70305" calcext:value-type="float">
            <text:p>1443146943.70305</text:p>
          </table:table-cell>
          <table:table-cell table:formula="of:=[.G230]-[.$B$2]" office:value-type="float" office:value="23.7028450965881" calcext:value-type="float">
            <text:p>23.7028450966</text:p>
          </table:table-cell>
          <table:table-cell table:formula="of:=[.C230]/([.H230]-[.H229])" office:value-type="float" office:value="99603.6241101614" calcext:value-type="float">
            <text:p>99603.6241101614</text:p>
          </table:table-cell>
          <table:table-cell table:formula="of:=[.G230]-[.$B230]" office:value-type="float" office:value="0.323797941207886" calcext:value-type="float">
            <text:p>0.3237979412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43146943.42261" calcext:value-type="float">
            <text:p>1443146943.42261</text:p>
          </table:table-cell>
          <table:table-cell office:value-type="float" office:value="4320" calcext:value-type="float">
            <text:p>4320</text:p>
          </table:table-cell>
          <table:table-cell table:formula="of:=[.B231]-[.$B$2]" office:value-type="float" office:value="23.4224066734314" calcext:value-type="float">
            <text:p>23.4224066734</text:p>
          </table:table-cell>
          <table:table-cell table:formula="of:=[.C231]/([.D231]-[.D230])" office:value-type="float" office:value="99632.1037264314" calcext:value-type="float">
            <text:p>99632.1037264314</text:p>
          </table:table-cell>
          <table:table-cell/>
          <table:table-cell office:value-type="float" office:value="1443146943.74629" calcext:value-type="float">
            <text:p>1443146943.74629</text:p>
          </table:table-cell>
          <table:table-cell table:formula="of:=[.G231]-[.$B$2]" office:value-type="float" office:value="23.7460849285126" calcext:value-type="float">
            <text:p>23.7460849285</text:p>
          </table:table-cell>
          <table:table-cell table:formula="of:=[.C231]/([.H231]-[.H230])" office:value-type="float" office:value="99907.8814077999" calcext:value-type="float">
            <text:p>99907.8814077999</text:p>
          </table:table-cell>
          <table:table-cell table:formula="of:=[.G231]-[.$B231]" office:value-type="float" office:value="0.323678255081177" calcext:value-type="float">
            <text:p>0.3236782551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43146943.46597" calcext:value-type="float">
            <text:p>1443146943.46597</text:p>
          </table:table-cell>
          <table:table-cell office:value-type="float" office:value="4320" calcext:value-type="float">
            <text:p>4320</text:p>
          </table:table-cell>
          <table:table-cell table:formula="of:=[.B232]-[.$B$2]" office:value-type="float" office:value="23.4657661914825" calcext:value-type="float">
            <text:p>23.4657661915</text:p>
          </table:table-cell>
          <table:table-cell table:formula="of:=[.C232]/([.D232]-[.D231])" office:value-type="float" office:value="99632.1037264314" calcext:value-type="float">
            <text:p>99632.1037264314</text:p>
          </table:table-cell>
          <table:table-cell/>
          <table:table-cell office:value-type="float" office:value="1443146943.78972" calcext:value-type="float">
            <text:p>1443146943.78972</text:p>
          </table:table-cell>
          <table:table-cell table:formula="of:=[.G232]-[.$B$2]" office:value-type="float" office:value="23.7895112037659" calcext:value-type="float">
            <text:p>23.7895112038</text:p>
          </table:table-cell>
          <table:table-cell table:formula="of:=[.C232]/([.H232]-[.H231])" office:value-type="float" office:value="99478.9439067107" calcext:value-type="float">
            <text:p>99478.9439067107</text:p>
          </table:table-cell>
          <table:table-cell table:formula="of:=[.G232]-[.$B232]" office:value-type="float" office:value="0.323745012283325" calcext:value-type="float">
            <text:p>0.3237450123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43146943.50932" calcext:value-type="float">
            <text:p>1443146943.50932</text:p>
          </table:table-cell>
          <table:table-cell office:value-type="float" office:value="4320" calcext:value-type="float">
            <text:p>4320</text:p>
          </table:table-cell>
          <table:table-cell table:formula="of:=[.B233]-[.$B$2]" office:value-type="float" office:value="23.5091128349304" calcext:value-type="float">
            <text:p>23.5091128349</text:p>
          </table:table-cell>
          <table:table-cell table:formula="of:=[.C233]/([.D233]-[.D232])" office:value-type="float" office:value="99661.6959556458" calcext:value-type="float">
            <text:p>99661.6959556458</text:p>
          </table:table-cell>
          <table:table-cell/>
          <table:table-cell office:value-type="float" office:value="1443146943.83304" calcext:value-type="float">
            <text:p>1443146943.83304</text:p>
          </table:table-cell>
          <table:table-cell table:formula="of:=[.G233]-[.$B$2]" office:value-type="float" office:value="23.8328359127045" calcext:value-type="float">
            <text:p>23.8328359127</text:p>
          </table:table-cell>
          <table:table-cell table:formula="of:=[.C233]/([.H233]-[.H232])" office:value-type="float" office:value="99712.1528530627" calcext:value-type="float">
            <text:p>99712.1528530627</text:p>
          </table:table-cell>
          <table:table-cell table:formula="of:=[.G233]-[.$B233]" office:value-type="float" office:value="0.323723077774048" calcext:value-type="float">
            <text:p>0.3237230778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43146943.55267" calcext:value-type="float">
            <text:p>1443146943.55267</text:p>
          </table:table-cell>
          <table:table-cell office:value-type="float" office:value="4320" calcext:value-type="float">
            <text:p>4320</text:p>
          </table:table-cell>
          <table:table-cell table:formula="of:=[.B234]-[.$B$2]" office:value-type="float" office:value="23.5524587631226" calcext:value-type="float">
            <text:p>23.5524587631</text:p>
          </table:table-cell>
          <table:table-cell table:formula="of:=[.C234]/([.D234]-[.D233])" office:value-type="float" office:value="99663.3404838124" calcext:value-type="float">
            <text:p>99663.3404838124</text:p>
          </table:table-cell>
          <table:table-cell/>
          <table:table-cell office:value-type="float" office:value="1443146943.8764" calcext:value-type="float">
            <text:p>1443146943.8764</text:p>
          </table:table-cell>
          <table:table-cell table:formula="of:=[.G234]-[.$B$2]" office:value-type="float" office:value="23.8761963844299" calcext:value-type="float">
            <text:p>23.8761963844</text:p>
          </table:table-cell>
          <table:table-cell table:formula="of:=[.C234]/([.H234]-[.H233])" office:value-type="float" office:value="99629.9124085183" calcext:value-type="float">
            <text:p>99629.9124085183</text:p>
          </table:table-cell>
          <table:table-cell table:formula="of:=[.G234]-[.$B234]" office:value-type="float" office:value="0.323737621307373" calcext:value-type="float">
            <text:p>0.3237376213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43146943.59601" calcext:value-type="float">
            <text:p>1443146943.59601</text:p>
          </table:table-cell>
          <table:table-cell office:value-type="float" office:value="4320" calcext:value-type="float">
            <text:p>4320</text:p>
          </table:table-cell>
          <table:table-cell table:formula="of:=[.B235]-[.$B$2]" office:value-type="float" office:value="23.5958054065704" calcext:value-type="float">
            <text:p>23.5958054066</text:p>
          </table:table-cell>
          <table:table-cell table:formula="of:=[.C235]/([.D235]-[.D234])" office:value-type="float" office:value="99661.6959556458" calcext:value-type="float">
            <text:p>99661.6959556458</text:p>
          </table:table-cell>
          <table:table-cell/>
          <table:table-cell office:value-type="float" office:value="1443146943.91964" calcext:value-type="float">
            <text:p>1443146943.91964</text:p>
          </table:table-cell>
          <table:table-cell table:formula="of:=[.G235]-[.$B$2]" office:value-type="float" office:value="23.9194369316101" calcext:value-type="float">
            <text:p>23.9194369316</text:p>
          </table:table-cell>
          <table:table-cell table:formula="of:=[.C235]/([.H235]-[.H234])" office:value-type="float" office:value="99906.2287995413" calcext:value-type="float">
            <text:p>99906.2287995413</text:p>
          </table:table-cell>
          <table:table-cell table:formula="of:=[.G235]-[.$B235]" office:value-type="float" office:value="0.323631525039673" calcext:value-type="float">
            <text:p>0.323631525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43146943.63935" calcext:value-type="float">
            <text:p>1443146943.63935</text:p>
          </table:table-cell>
          <table:table-cell office:value-type="float" office:value="4320" calcext:value-type="float">
            <text:p>4320</text:p>
          </table:table-cell>
          <table:table-cell table:formula="of:=[.B236]-[.$B$2]" office:value-type="float" office:value="23.639146566391" calcext:value-type="float">
            <text:p>23.6391465664</text:p>
          </table:table-cell>
          <table:table-cell table:formula="of:=[.C236]/([.D236]-[.D235])" office:value-type="float" office:value="99674.3053920544" calcext:value-type="float">
            <text:p>99674.3053920544</text:p>
          </table:table-cell>
          <table:table-cell/>
          <table:table-cell office:value-type="float" office:value="1443146943.96305" calcext:value-type="float">
            <text:p>1443146943.96305</text:p>
          </table:table-cell>
          <table:table-cell table:formula="of:=[.G236]-[.$B$2]" office:value-type="float" office:value="23.9628381729126" calcext:value-type="float">
            <text:p>23.9628381729</text:p>
          </table:table-cell>
          <table:table-cell table:formula="of:=[.C236]/([.H236]-[.H235])" office:value-type="float" office:value="99536.3236247377" calcext:value-type="float">
            <text:p>99536.3236247377</text:p>
          </table:table-cell>
          <table:table-cell table:formula="of:=[.G236]-[.$B236]" office:value-type="float" office:value="0.323691606521606" calcext:value-type="float">
            <text:p>0.3236916065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43146943.68271" calcext:value-type="float">
            <text:p>1443146943.68271</text:p>
          </table:table-cell>
          <table:table-cell office:value-type="float" office:value="4320" calcext:value-type="float">
            <text:p>4320</text:p>
          </table:table-cell>
          <table:table-cell table:formula="of:=[.B237]-[.$B$2]" office:value-type="float" office:value="23.6825029850006" calcext:value-type="float">
            <text:p>23.682502985</text:p>
          </table:table-cell>
          <table:table-cell table:formula="of:=[.C237]/([.D237]-[.D236])" office:value-type="float" office:value="99639.2261754193" calcext:value-type="float">
            <text:p>99639.2261754193</text:p>
          </table:table-cell>
          <table:table-cell/>
          <table:table-cell office:value-type="float" office:value="1443146944.00653" calcext:value-type="float">
            <text:p>1443146944.00653</text:p>
          </table:table-cell>
          <table:table-cell table:formula="of:=[.G237]-[.$B$2]" office:value-type="float" office:value="24.0063199996948" calcext:value-type="float">
            <text:p>24.0063199997</text:p>
          </table:table-cell>
          <table:table-cell table:formula="of:=[.C237]/([.H237]-[.H236])" office:value-type="float" office:value="99351.8515594157" calcext:value-type="float">
            <text:p>99351.8515594157</text:p>
          </table:table-cell>
          <table:table-cell table:formula="of:=[.G237]-[.$B237]" office:value-type="float" office:value="0.323817014694214" calcext:value-type="float">
            <text:p>0.3238170147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43146943.72605" calcext:value-type="float">
            <text:p>1443146943.72605</text:p>
          </table:table-cell>
          <table:table-cell office:value-type="float" office:value="4320" calcext:value-type="float">
            <text:p>4320</text:p>
          </table:table-cell>
          <table:table-cell table:formula="of:=[.B238]-[.$B$2]" office:value-type="float" office:value="23.7258441448212" calcext:value-type="float">
            <text:p>23.7258441448</text:p>
          </table:table-cell>
          <table:table-cell table:formula="of:=[.C238]/([.D238]-[.D237])" office:value-type="float" office:value="99674.3053920544" calcext:value-type="float">
            <text:p>99674.3053920544</text:p>
          </table:table-cell>
          <table:table-cell/>
          <table:table-cell office:value-type="float" office:value="1443146944.02089" calcext:value-type="float">
            <text:p>1443146944.02089</text:p>
          </table:table-cell>
          <table:table-cell table:formula="of:=[.G238]-[.$B$2]" office:value-type="float" office:value="24.0206778049469" calcext:value-type="float">
            <text:p>24.0206778049</text:p>
          </table:table-cell>
          <table:table-cell table:formula="of:=[.C238]/([.H238]-[.H237])" office:value-type="float" office:value="300881.640623703" calcext:value-type="float">
            <text:p>300881.640623703</text:p>
          </table:table-cell>
          <table:table-cell table:formula="of:=[.G238]-[.$B238]" office:value-type="float" office:value="0.294833660125732" calcext:value-type="float">
            <text:p>0.2948336601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43146943.76941" calcext:value-type="float">
            <text:p>1443146943.76941</text:p>
          </table:table-cell>
          <table:table-cell office:value-type="float" office:value="4320" calcext:value-type="float">
            <text:p>4320</text:p>
          </table:table-cell>
          <table:table-cell table:formula="of:=[.B239]-[.$B$2]" office:value-type="float" office:value="23.769198179245" calcext:value-type="float">
            <text:p>23.7691981792</text:p>
          </table:table-cell>
          <table:table-cell table:formula="of:=[.C239]/([.D239]-[.D238])" office:value-type="float" office:value="99644.705675319" calcext:value-type="float">
            <text:p>99644.705675319</text:p>
          </table:table-cell>
          <table:table-cell/>
          <table:table-cell office:value-type="float" office:value="1443146944.04973" calcext:value-type="float">
            <text:p>1443146944.04973</text:p>
          </table:table-cell>
          <table:table-cell table:formula="of:=[.G239]-[.$B$2]" office:value-type="float" office:value="24.0495228767395" calcext:value-type="float">
            <text:p>24.0495228767</text:p>
          </table:table-cell>
          <table:table-cell table:formula="of:=[.C239]/([.H239]-[.H238])" office:value-type="float" office:value="149765.617886515" calcext:value-type="float">
            <text:p>149765.617886515</text:p>
          </table:table-cell>
          <table:table-cell table:formula="of:=[.G239]-[.$B239]" office:value-type="float" office:value="0.280324697494507" calcext:value-type="float">
            <text:p>0.2803246975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43146943.81276" calcext:value-type="float">
            <text:p>1443146943.81276</text:p>
          </table:table-cell>
          <table:table-cell office:value-type="float" office:value="4320" calcext:value-type="float">
            <text:p>4320</text:p>
          </table:table-cell>
          <table:table-cell table:formula="of:=[.B240]-[.$B$2]" office:value-type="float" office:value="23.8125479221344" calcext:value-type="float">
            <text:p>23.8125479221</text:p>
          </table:table-cell>
          <table:table-cell table:formula="of:=[.C240]/([.D240]-[.D239])" office:value-type="float" office:value="99654.5702940238" calcext:value-type="float">
            <text:p>99654.5702940238</text:p>
          </table:table-cell>
          <table:table-cell/>
          <table:table-cell office:value-type="float" office:value="1443146944.09313" calcext:value-type="float">
            <text:p>1443146944.09313</text:p>
          </table:table-cell>
          <table:table-cell table:formula="of:=[.G240]-[.$B$2]" office:value-type="float" office:value="24.0929238796234" calcext:value-type="float">
            <text:p>24.0929238796</text:p>
          </table:table-cell>
          <table:table-cell table:formula="of:=[.C240]/([.H240]-[.H239])" office:value-type="float" office:value="99536.8704164538" calcext:value-type="float">
            <text:p>99536.8704164538</text:p>
          </table:table-cell>
          <table:table-cell table:formula="of:=[.G240]-[.$B240]" office:value-type="float" office:value="0.280375957489014" calcext:value-type="float">
            <text:p>0.2803759575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43146943.85612" calcext:value-type="float">
            <text:p>1443146943.85612</text:p>
          </table:table-cell>
          <table:table-cell office:value-type="float" office:value="4320" calcext:value-type="float">
            <text:p>4320</text:p>
          </table:table-cell>
          <table:table-cell table:formula="of:=[.B241]-[.$B$2]" office:value-type="float" office:value="23.8559141159058" calcext:value-type="float">
            <text:p>23.8559141159</text:p>
          </table:table-cell>
          <table:table-cell table:formula="of:=[.C241]/([.D241]-[.D240])" office:value-type="float" office:value="99616.7665250067" calcext:value-type="float">
            <text:p>99616.7665250067</text:p>
          </table:table-cell>
          <table:table-cell/>
          <table:table-cell office:value-type="float" office:value="1443146944.13652" calcext:value-type="float">
            <text:p>1443146944.13652</text:p>
          </table:table-cell>
          <table:table-cell table:formula="of:=[.G241]-[.$B$2]" office:value-type="float" office:value="24.1363081932068" calcext:value-type="float">
            <text:p>24.1363081932</text:p>
          </table:table-cell>
          <table:table-cell table:formula="of:=[.C241]/([.H241]-[.H240])" office:value-type="float" office:value="99575.160770909" calcext:value-type="float">
            <text:p>99575.160770909</text:p>
          </table:table-cell>
          <table:table-cell table:formula="of:=[.G241]-[.$B241]" office:value-type="float" office:value="0.280394077301025" calcext:value-type="float">
            <text:p>0.2803940773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43146943.89947" calcext:value-type="float">
            <text:p>1443146943.89947</text:p>
          </table:table-cell>
          <table:table-cell office:value-type="float" office:value="4320" calcext:value-type="float">
            <text:p>4320</text:p>
          </table:table-cell>
          <table:table-cell table:formula="of:=[.B242]-[.$B$2]" office:value-type="float" office:value="23.8992664813995" calcext:value-type="float">
            <text:p>23.8992664814</text:p>
          </table:table-cell>
          <table:table-cell table:formula="of:=[.C242]/([.D242]-[.D241])" office:value-type="float" office:value="99648.5416838528" calcext:value-type="float">
            <text:p>99648.5416838528</text:p>
          </table:table-cell>
          <table:table-cell/>
          <table:table-cell office:value-type="float" office:value="1443146944.17991" calcext:value-type="float">
            <text:p>1443146944.17991</text:p>
          </table:table-cell>
          <table:table-cell table:formula="of:=[.G242]-[.$B$2]" office:value-type="float" office:value="24.1797025203705" calcext:value-type="float">
            <text:p>24.1797025204</text:p>
          </table:table-cell>
          <table:table-cell table:formula="of:=[.C242]/([.H242]-[.H241])" office:value-type="float" office:value="99552.1830239164" calcext:value-type="float">
            <text:p>99552.1830239164</text:p>
          </table:table-cell>
          <table:table-cell table:formula="of:=[.G242]-[.$B242]" office:value-type="float" office:value="0.280436038970947" calcext:value-type="float">
            <text:p>0.280436039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43146943.94282" calcext:value-type="float">
            <text:p>1443146943.94282</text:p>
          </table:table-cell>
          <table:table-cell office:value-type="float" office:value="4320" calcext:value-type="float">
            <text:p>4320</text:p>
          </table:table-cell>
          <table:table-cell table:formula="of:=[.B243]-[.$B$2]" office:value-type="float" office:value="23.9426147937775" calcext:value-type="float">
            <text:p>23.9426147938</text:p>
          </table:table-cell>
          <table:table-cell table:formula="of:=[.C243]/([.D243]-[.D242])" office:value-type="float" office:value="99657.8589343072" calcext:value-type="float">
            <text:p>99657.8589343072</text:p>
          </table:table-cell>
          <table:table-cell/>
          <table:table-cell office:value-type="float" office:value="1443146944.2231" calcext:value-type="float">
            <text:p>1443146944.2231</text:p>
          </table:table-cell>
          <table:table-cell table:formula="of:=[.G243]-[.$B$2]" office:value-type="float" office:value="24.2228901386261" calcext:value-type="float">
            <text:p>24.2228901386</text:p>
          </table:table-cell>
          <table:table-cell table:formula="of:=[.C243]/([.H243]-[.H242])" office:value-type="float" office:value="100028.669662475" calcext:value-type="float">
            <text:p>100028.669662475</text:p>
          </table:table-cell>
          <table:table-cell table:formula="of:=[.G243]-[.$B243]" office:value-type="float" office:value="0.280275344848633" calcext:value-type="float">
            <text:p>0.2802753448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43146943.98617" calcext:value-type="float">
            <text:p>1443146943.98617</text:p>
          </table:table-cell>
          <table:table-cell office:value-type="float" office:value="4320" calcext:value-type="float">
            <text:p>4320</text:p>
          </table:table-cell>
          <table:table-cell table:formula="of:=[.B244]-[.$B$2]" office:value-type="float" office:value="23.9859638214111" calcext:value-type="float">
            <text:p>23.9859638214</text:p>
          </table:table-cell>
          <table:table-cell table:formula="of:=[.C244]/([.D244]-[.D243])" office:value-type="float" office:value="99656.2145870344" calcext:value-type="float">
            <text:p>99656.2145870344</text:p>
          </table:table-cell>
          <table:table-cell/>
          <table:table-cell office:value-type="float" office:value="1443146944.26627" calcext:value-type="float">
            <text:p>1443146944.26627</text:p>
          </table:table-cell>
          <table:table-cell table:formula="of:=[.G244]-[.$B$2]" office:value-type="float" office:value="24.2660672664642" calcext:value-type="float">
            <text:p>24.2660672665</text:p>
          </table:table-cell>
          <table:table-cell table:formula="of:=[.C244]/([.H244]-[.H243])" office:value-type="float" office:value="100052.97286552" calcext:value-type="float">
            <text:p>100052.97286552</text:p>
          </table:table-cell>
          <table:table-cell table:formula="of:=[.G244]-[.$B244]" office:value-type="float" office:value="0.280103445053101" calcext:value-type="float">
            <text:p>0.2801034451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43146944.02938" calcext:value-type="float">
            <text:p>1443146944.02938</text:p>
          </table:table-cell>
          <table:table-cell office:value-type="float" office:value="4320" calcext:value-type="float">
            <text:p>4320</text:p>
          </table:table-cell>
          <table:table-cell table:formula="of:=[.B245]-[.$B$2]" office:value-type="float" office:value="24.0291724205017" calcext:value-type="float">
            <text:p>24.0291724205</text:p>
          </table:table-cell>
          <table:table-cell table:formula="of:=[.C245]/([.D245]-[.D244])" office:value-type="float" office:value="99980.0986591624" calcext:value-type="float">
            <text:p>99980.0986591624</text:p>
          </table:table-cell>
          <table:table-cell/>
          <table:table-cell office:value-type="float" office:value="1443146944.35253" calcext:value-type="float">
            <text:p>1443146944.35253</text:p>
          </table:table-cell>
          <table:table-cell table:formula="of:=[.G245]-[.$B$2]" office:value-type="float" office:value="24.3523252010345" calcext:value-type="float">
            <text:p>24.352325201</text:p>
          </table:table-cell>
          <table:table-cell table:formula="of:=[.C245]/([.H245]-[.H244])" office:value-type="float" office:value="50082.3491951176" calcext:value-type="float">
            <text:p>50082.3491951176</text:p>
          </table:table-cell>
          <table:table-cell table:formula="of:=[.G245]-[.$B245]" office:value-type="float" office:value="0.323152780532837" calcext:value-type="float">
            <text:p>0.3231527805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43146944.07256" calcext:value-type="float">
            <text:p>1443146944.07256</text:p>
          </table:table-cell>
          <table:table-cell office:value-type="float" office:value="4320" calcext:value-type="float">
            <text:p>4320</text:p>
          </table:table-cell>
          <table:table-cell table:formula="of:=[.B246]-[.$B$2]" office:value-type="float" office:value="24.0723540782928" calcext:value-type="float">
            <text:p>24.0723540783</text:p>
          </table:table-cell>
          <table:table-cell table:formula="of:=[.C246]/([.D246]-[.D245])" office:value-type="float" office:value="100042.47685198" calcext:value-type="float">
            <text:p>100042.47685198</text:p>
          </table:table-cell>
          <table:table-cell/>
          <table:table-cell office:value-type="float" office:value="1443146944.39556" calcext:value-type="float">
            <text:p>1443146944.39556</text:p>
          </table:table-cell>
          <table:table-cell table:formula="of:=[.G246]-[.$B$2]" office:value-type="float" office:value="24.3953552246094" calcext:value-type="float">
            <text:p>24.3953552246</text:p>
          </table:table-cell>
          <table:table-cell table:formula="of:=[.C246]/([.H246]-[.H245])" office:value-type="float" office:value="100395.018201362" calcext:value-type="float">
            <text:p>100395.018201362</text:p>
          </table:table-cell>
          <table:table-cell table:formula="of:=[.G246]-[.$B246]" office:value-type="float" office:value="0.323001146316528" calcext:value-type="float">
            <text:p>0.3230011463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43146944.11569" calcext:value-type="float">
            <text:p>1443146944.11569</text:p>
          </table:table-cell>
          <table:table-cell office:value-type="float" office:value="4320" calcext:value-type="float">
            <text:p>4320</text:p>
          </table:table-cell>
          <table:table-cell table:formula="of:=[.B247]-[.$B$2]" office:value-type="float" office:value="24.1154787540436" calcext:value-type="float">
            <text:p>24.115478754</text:p>
          </table:table-cell>
          <table:table-cell table:formula="of:=[.C247]/([.D247]-[.D246])" office:value-type="float" office:value="100174.666239123" calcext:value-type="float">
            <text:p>100174.666239123</text:p>
          </table:table-cell>
          <table:table-cell/>
          <table:table-cell office:value-type="float" office:value="1443146944.4387" calcext:value-type="float">
            <text:p>1443146944.4387</text:p>
          </table:table-cell>
          <table:table-cell table:formula="of:=[.G247]-[.$B$2]" office:value-type="float" office:value="24.4384942054749" calcext:value-type="float">
            <text:p>24.4384942055</text:p>
          </table:table-cell>
          <table:table-cell table:formula="of:=[.C247]/([.H247]-[.H246])" office:value-type="float" office:value="100141.447788745" calcext:value-type="float">
            <text:p>100141.447788745</text:p>
          </table:table-cell>
          <table:table-cell table:formula="of:=[.G247]-[.$B247]" office:value-type="float" office:value="0.323015451431274" calcext:value-type="float">
            <text:p>0.3230154514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43146944.15882" calcext:value-type="float">
            <text:p>1443146944.15882</text:p>
          </table:table-cell>
          <table:table-cell office:value-type="float" office:value="4320" calcext:value-type="float">
            <text:p>4320</text:p>
          </table:table-cell>
          <table:table-cell table:formula="of:=[.B248]-[.$B$2]" office:value-type="float" office:value="24.1586146354675" calcext:value-type="float">
            <text:p>24.1586146355</text:p>
          </table:table-cell>
          <table:table-cell table:formula="of:=[.C248]/([.D248]-[.D247])" office:value-type="float" office:value="100148.643249965" calcext:value-type="float">
            <text:p>100148.643249965</text:p>
          </table:table-cell>
          <table:table-cell/>
          <table:table-cell office:value-type="float" office:value="1443146944.48186" calcext:value-type="float">
            <text:p>1443146944.48186</text:p>
          </table:table-cell>
          <table:table-cell table:formula="of:=[.G248]-[.$B$2]" office:value-type="float" office:value="24.481650352478" calcext:value-type="float">
            <text:p>24.4816503525</text:p>
          </table:table-cell>
          <table:table-cell table:formula="of:=[.C248]/([.H248]-[.H247])" office:value-type="float" office:value="100101.614717419" calcext:value-type="float">
            <text:p>100101.614717419</text:p>
          </table:table-cell>
          <table:table-cell table:formula="of:=[.G248]-[.$B248]" office:value-type="float" office:value="0.323035717010498" calcext:value-type="float">
            <text:p>0.323035717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43146944.20192" calcext:value-type="float">
            <text:p>1443146944.20192</text:p>
          </table:table-cell>
          <table:table-cell office:value-type="float" office:value="4320" calcext:value-type="float">
            <text:p>4320</text:p>
          </table:table-cell>
          <table:table-cell table:formula="of:=[.B249]-[.$B$2]" office:value-type="float" office:value="24.2017142772675" calcext:value-type="float">
            <text:p>24.2017142773</text:p>
          </table:table-cell>
          <table:table-cell table:formula="of:=[.C249]/([.D249]-[.D248])" office:value-type="float" office:value="100232.85158735" calcext:value-type="float">
            <text:p>100232.85158735</text:p>
          </table:table-cell>
          <table:table-cell/>
          <table:table-cell office:value-type="float" office:value="1443146944.525" calcext:value-type="float">
            <text:p>1443146944.525</text:p>
          </table:table-cell>
          <table:table-cell table:formula="of:=[.G249]-[.$B$2]" office:value-type="float" office:value="24.5247905254364" calcext:value-type="float">
            <text:p>24.5247905254</text:p>
          </table:table-cell>
          <table:table-cell table:formula="of:=[.C249]/([.H249]-[.H248])" office:value-type="float" office:value="100138.680578967" calcext:value-type="float">
            <text:p>100138.680578967</text:p>
          </table:table-cell>
          <table:table-cell table:formula="of:=[.G249]-[.$B249]" office:value-type="float" office:value="0.323076248168945" calcext:value-type="float">
            <text:p>0.3230762482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43146944.24506" calcext:value-type="float">
            <text:p>1443146944.24506</text:p>
          </table:table-cell>
          <table:table-cell office:value-type="float" office:value="4320" calcext:value-type="float">
            <text:p>4320</text:p>
          </table:table-cell>
          <table:table-cell table:formula="of:=[.B250]-[.$B$2]" office:value-type="float" office:value="24.2448487281799" calcext:value-type="float">
            <text:p>24.2448487282</text:p>
          </table:table-cell>
          <table:table-cell table:formula="of:=[.C250]/([.D250]-[.D249])" office:value-type="float" office:value="100151.964580835" calcext:value-type="float">
            <text:p>100151.964580835</text:p>
          </table:table-cell>
          <table:table-cell/>
          <table:table-cell office:value-type="float" office:value="1443146944.56797" calcext:value-type="float">
            <text:p>1443146944.56797</text:p>
          </table:table-cell>
          <table:table-cell table:formula="of:=[.G250]-[.$B$2]" office:value-type="float" office:value="24.5677659511566" calcext:value-type="float">
            <text:p>24.5677659512</text:p>
          </table:table-cell>
          <table:table-cell table:formula="of:=[.C250]/([.H250]-[.H249])" office:value-type="float" office:value="100522.564409826" calcext:value-type="float">
            <text:p>100522.564409826</text:p>
          </table:table-cell>
          <table:table-cell table:formula="of:=[.G250]-[.$B250]" office:value-type="float" office:value="0.322917222976685" calcext:value-type="float">
            <text:p>0.322917223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43146944.28822" calcext:value-type="float">
            <text:p>1443146944.28822</text:p>
          </table:table-cell>
          <table:table-cell office:value-type="float" office:value="4320" calcext:value-type="float">
            <text:p>4320</text:p>
          </table:table-cell>
          <table:table-cell table:formula="of:=[.B251]-[.$B$2]" office:value-type="float" office:value="24.2880136966705" calcext:value-type="float">
            <text:p>24.2880136967</text:p>
          </table:table-cell>
          <table:table-cell table:formula="of:=[.C251]/([.D251]-[.D250])" office:value-type="float" office:value="100081.157268555" calcext:value-type="float">
            <text:p>100081.157268555</text:p>
          </table:table-cell>
          <table:table-cell/>
          <table:table-cell office:value-type="float" office:value="1443146944.61117" calcext:value-type="float">
            <text:p>1443146944.61117</text:p>
          </table:table-cell>
          <table:table-cell table:formula="of:=[.G251]-[.$B$2]" office:value-type="float" office:value="24.6109666824341" calcext:value-type="float">
            <text:p>24.6109666824</text:p>
          </table:table-cell>
          <table:table-cell table:formula="of:=[.C251]/([.H251]-[.H250])" office:value-type="float" office:value="99998.3072567427" calcext:value-type="float">
            <text:p>99998.3072567427</text:p>
          </table:table-cell>
          <table:table-cell table:formula="of:=[.G251]-[.$B251]" office:value-type="float" office:value="0.32295298576355" calcext:value-type="float">
            <text:p>0.3229529858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43146944.33136" calcext:value-type="float">
            <text:p>1443146944.33136</text:p>
          </table:table-cell>
          <table:table-cell office:value-type="float" office:value="4320" calcext:value-type="float">
            <text:p>4320</text:p>
          </table:table-cell>
          <table:table-cell table:formula="of:=[.B252]-[.$B$2]" office:value-type="float" office:value="24.3311483860016" calcext:value-type="float">
            <text:p>24.331148386</text:p>
          </table:table-cell>
          <table:table-cell table:formula="of:=[.C252]/([.D252]-[.D251])" office:value-type="float" office:value="100151.411010391" calcext:value-type="float">
            <text:p>100151.411010391</text:p>
          </table:table-cell>
          <table:table-cell/>
          <table:table-cell office:value-type="float" office:value="1443146944.65788" calcext:value-type="float">
            <text:p>1443146944.65788</text:p>
          </table:table-cell>
          <table:table-cell table:formula="of:=[.G252]-[.$B$2]" office:value-type="float" office:value="24.6576750278473" calcext:value-type="float">
            <text:p>24.6576750278</text:p>
          </table:table-cell>
          <table:table-cell table:formula="of:=[.C252]/([.H252]-[.H251])" office:value-type="float" office:value="92488.8253219607" calcext:value-type="float">
            <text:p>92488.8253219607</text:p>
          </table:table-cell>
          <table:table-cell table:formula="of:=[.G252]-[.$B252]" office:value-type="float" office:value="0.326526641845703" calcext:value-type="float">
            <text:p>0.3265266418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43146944.3745" calcext:value-type="float">
            <text:p>1443146944.3745</text:p>
          </table:table-cell>
          <table:table-cell office:value-type="float" office:value="4320" calcext:value-type="float">
            <text:p>4320</text:p>
          </table:table-cell>
          <table:table-cell table:formula="of:=[.B253]-[.$B$2]" office:value-type="float" office:value="24.3742880821228" calcext:value-type="float">
            <text:p>24.3742880821</text:p>
          </table:table-cell>
          <table:table-cell table:formula="of:=[.C253]/([.D253]-[.D252])" office:value-type="float" office:value="100139.787444526" calcext:value-type="float">
            <text:p>100139.787444526</text:p>
          </table:table-cell>
          <table:table-cell/>
          <table:table-cell office:value-type="float" office:value="1443146944.74058" calcext:value-type="float">
            <text:p>1443146944.74058</text:p>
          </table:table-cell>
          <table:table-cell table:formula="of:=[.G253]-[.$B$2]" office:value-type="float" office:value="24.7403767108917" calcext:value-type="float">
            <text:p>24.7403767109</text:p>
          </table:table-cell>
          <table:table-cell table:formula="of:=[.C253]/([.H253]-[.H252])" office:value-type="float" office:value="52235.9381450432" calcext:value-type="float">
            <text:p>52235.9381450432</text:p>
          </table:table-cell>
          <table:table-cell table:formula="of:=[.G253]-[.$B253]" office:value-type="float" office:value="0.366088628768921" calcext:value-type="float">
            <text:p>0.3660886288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43146944.41763" calcext:value-type="float">
            <text:p>1443146944.41763</text:p>
          </table:table-cell>
          <table:table-cell office:value-type="float" office:value="4320" calcext:value-type="float">
            <text:p>4320</text:p>
          </table:table-cell>
          <table:table-cell table:formula="of:=[.B254]-[.$B$2]" office:value-type="float" office:value="24.4174237251282" calcext:value-type="float">
            <text:p>24.4174237251</text:p>
          </table:table-cell>
          <table:table-cell table:formula="of:=[.C254]/([.D254]-[.D253])" office:value-type="float" office:value="100149.196789812" calcext:value-type="float">
            <text:p>100149.196789812</text:p>
          </table:table-cell>
          <table:table-cell/>
          <table:table-cell office:value-type="float" office:value="1443146944.82703" calcext:value-type="float">
            <text:p>1443146944.82703</text:p>
          </table:table-cell>
          <table:table-cell table:formula="of:=[.G254]-[.$B$2]" office:value-type="float" office:value="24.8268268108368" calcext:value-type="float">
            <text:p>24.8268268108</text:p>
          </table:table-cell>
          <table:table-cell table:formula="of:=[.C254]/([.H254]-[.H253])" office:value-type="float" office:value="49971.0237783992" calcext:value-type="float">
            <text:p>49971.0237783992</text:p>
          </table:table-cell>
          <table:table-cell table:formula="of:=[.G254]-[.$B254]" office:value-type="float" office:value="0.409403085708618" calcext:value-type="float">
            <text:p>0.4094030857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43146944.46077" calcext:value-type="float">
            <text:p>1443146944.46077</text:p>
          </table:table-cell>
          <table:table-cell office:value-type="float" office:value="4320" calcext:value-type="float">
            <text:p>4320</text:p>
          </table:table-cell>
          <table:table-cell table:formula="of:=[.B255]-[.$B$2]" office:value-type="float" office:value="24.4605598449707" calcext:value-type="float">
            <text:p>24.460559845</text:p>
          </table:table-cell>
          <table:table-cell table:formula="of:=[.C255]/([.D255]-[.D254])" office:value-type="float" office:value="100148.089716238" calcext:value-type="float">
            <text:p>100148.089716238</text:p>
          </table:table-cell>
          <table:table-cell/>
          <table:table-cell office:value-type="float" office:value="1443146944.84141" calcext:value-type="float">
            <text:p>1443146944.84141</text:p>
          </table:table-cell>
          <table:table-cell table:formula="of:=[.G255]-[.$B$2]" office:value-type="float" office:value="24.8411979675293" calcext:value-type="float">
            <text:p>24.8411979675</text:p>
          </table:table-cell>
          <table:table-cell table:formula="of:=[.C255]/([.H255]-[.H254])" office:value-type="float" office:value="300602.108266835" calcext:value-type="float">
            <text:p>300602.108266835</text:p>
          </table:table-cell>
          <table:table-cell table:formula="of:=[.G255]-[.$B255]" office:value-type="float" office:value="0.380638122558594" calcext:value-type="float">
            <text:p>0.3806381226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43146944.50391" calcext:value-type="float">
            <text:p>1443146944.50391</text:p>
          </table:table-cell>
          <table:table-cell office:value-type="float" office:value="4320" calcext:value-type="float">
            <text:p>4320</text:p>
          </table:table-cell>
          <table:table-cell table:formula="of:=[.B256]-[.$B$2]" office:value-type="float" office:value="24.5036993026733" calcext:value-type="float">
            <text:p>24.5036993027</text:p>
          </table:table-cell>
          <table:table-cell table:formula="of:=[.C256]/([.D256]-[.D255])" office:value-type="float" office:value="100140.340886482" calcext:value-type="float">
            <text:p>100140.340886482</text:p>
          </table:table-cell>
          <table:table-cell/>
          <table:table-cell office:value-type="float" office:value="1443146944.87" calcext:value-type="float">
            <text:p>1443146944.87</text:p>
          </table:table-cell>
          <table:table-cell table:formula="of:=[.G256]-[.$B$2]" office:value-type="float" office:value="24.8697948455811" calcext:value-type="float">
            <text:p>24.8697948456</text:p>
          </table:table-cell>
          <table:table-cell table:formula="of:=[.C256]/([.H256]-[.H255])" office:value-type="float" office:value="151065.441205896" calcext:value-type="float">
            <text:p>151065.441205896</text:p>
          </table:table-cell>
          <table:table-cell table:formula="of:=[.G256]-[.$B256]" office:value-type="float" office:value="0.366095542907715" calcext:value-type="float">
            <text:p>0.3660955429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43146944.54702" calcext:value-type="float">
            <text:p>1443146944.54702</text:p>
          </table:table-cell>
          <table:table-cell office:value-type="float" office:value="4320" calcext:value-type="float">
            <text:p>4320</text:p>
          </table:table-cell>
          <table:table-cell table:formula="of:=[.B257]-[.$B$2]" office:value-type="float" office:value="24.5468106269836" calcext:value-type="float">
            <text:p>24.546810627</text:p>
          </table:table-cell>
          <table:table-cell table:formula="of:=[.C257]/([.D257]-[.D256])" office:value-type="float" office:value="100205.690015595" calcext:value-type="float">
            <text:p>100205.690015595</text:p>
          </table:table-cell>
          <table:table-cell/>
          <table:table-cell office:value-type="float" office:value="1443146944.91332" calcext:value-type="float">
            <text:p>1443146944.91332</text:p>
          </table:table-cell>
          <table:table-cell table:formula="of:=[.G257]-[.$B$2]" office:value-type="float" office:value="24.9131090641022" calcext:value-type="float">
            <text:p>24.9131090641</text:p>
          </table:table-cell>
          <table:table-cell table:formula="of:=[.C257]/([.H257]-[.H256])" office:value-type="float" office:value="99736.3024775283" calcext:value-type="float">
            <text:p>99736.3024775283</text:p>
          </table:table-cell>
          <table:table-cell table:formula="of:=[.G257]-[.$B257]" office:value-type="float" office:value="0.36629843711853" calcext:value-type="float">
            <text:p>0.3662984371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43146944.59022" calcext:value-type="float">
            <text:p>1443146944.59022</text:p>
          </table:table-cell>
          <table:table-cell office:value-type="float" office:value="4320" calcext:value-type="float">
            <text:p>4320</text:p>
          </table:table-cell>
          <table:table-cell table:formula="of:=[.B258]-[.$B$2]" office:value-type="float" office:value="24.5900127887726" calcext:value-type="float">
            <text:p>24.5900127888</text:p>
          </table:table-cell>
          <table:table-cell table:formula="of:=[.C258]/([.D258]-[.D257])" office:value-type="float" office:value="99994.996109336" calcext:value-type="float">
            <text:p>99994.996109336</text:p>
          </table:table-cell>
          <table:table-cell/>
          <table:table-cell office:value-type="float" office:value="1443146944.95635" calcext:value-type="float">
            <text:p>1443146944.95635</text:p>
          </table:table-cell>
          <table:table-cell table:formula="of:=[.G258]-[.$B$2]" office:value-type="float" office:value="24.9561405181885" calcext:value-type="float">
            <text:p>24.9561405182</text:p>
          </table:table-cell>
          <table:table-cell table:formula="of:=[.C258]/([.H258]-[.H257])" office:value-type="float" office:value="100391.680730468" calcext:value-type="float">
            <text:p>100391.680730468</text:p>
          </table:table-cell>
          <table:table-cell table:formula="of:=[.G258]-[.$B258]" office:value-type="float" office:value="0.366127729415894" calcext:value-type="float">
            <text:p>0.3661277294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43146944.63336" calcext:value-type="float">
            <text:p>1443146944.63336</text:p>
          </table:table-cell>
          <table:table-cell office:value-type="float" office:value="4320" calcext:value-type="float">
            <text:p>4320</text:p>
          </table:table-cell>
          <table:table-cell table:formula="of:=[.B259]-[.$B$2]" office:value-type="float" office:value="24.6331567764282" calcext:value-type="float">
            <text:p>24.6331567764</text:p>
          </table:table-cell>
          <table:table-cell table:formula="of:=[.C259]/([.D259]-[.D258])" office:value-type="float" office:value="100129.826535293" calcext:value-type="float">
            <text:p>100129.826535293</text:p>
          </table:table-cell>
          <table:table-cell/>
          <table:table-cell office:value-type="float" office:value="1443146944.99954" calcext:value-type="float">
            <text:p>1443146944.99954</text:p>
          </table:table-cell>
          <table:table-cell table:formula="of:=[.G259]-[.$B$2]" office:value-type="float" office:value="24.9993300437927" calcext:value-type="float">
            <text:p>24.9993300438</text:p>
          </table:table-cell>
          <table:table-cell table:formula="of:=[.C259]/([.H259]-[.H258])" office:value-type="float" office:value="100024.252166713" calcext:value-type="float">
            <text:p>100024.252166713</text:p>
          </table:table-cell>
          <table:table-cell table:formula="of:=[.G259]-[.$B259]" office:value-type="float" office:value="0.366173267364502" calcext:value-type="float">
            <text:p>0.3661732674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43146944.67649" calcext:value-type="float">
            <text:p>1443146944.67649</text:p>
          </table:table-cell>
          <table:table-cell office:value-type="float" office:value="4320" calcext:value-type="float">
            <text:p>4320</text:p>
          </table:table-cell>
          <table:table-cell table:formula="of:=[.B260]-[.$B$2]" office:value-type="float" office:value="24.6762847900391" calcext:value-type="float">
            <text:p>24.67628479</text:p>
          </table:table-cell>
          <table:table-cell table:formula="of:=[.C260]/([.D260]-[.D259])" office:value-type="float" office:value="100166.913296332" calcext:value-type="float">
            <text:p>100166.913296332</text:p>
          </table:table-cell>
          <table:table-cell/>
          <table:table-cell office:value-type="float" office:value="1443146945.01274" calcext:value-type="float">
            <text:p>1443146945.01274</text:p>
          </table:table-cell>
          <table:table-cell table:formula="of:=[.G260]-[.$B$2]" office:value-type="float" office:value="25.0125346183777" calcext:value-type="float">
            <text:p>25.0125346184</text:p>
          </table:table-cell>
          <table:table-cell table:formula="of:=[.C260]/([.H260]-[.H259])" office:value-type="float" office:value="327159.347103857" calcext:value-type="float">
            <text:p>327159.347103857</text:p>
          </table:table-cell>
          <table:table-cell table:formula="of:=[.G260]-[.$B260]" office:value-type="float" office:value="0.336249828338623" calcext:value-type="float">
            <text:p>0.3362498283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43146944.71963" calcext:value-type="float">
            <text:p>1443146944.71963</text:p>
          </table:table-cell>
          <table:table-cell office:value-type="float" office:value="4320" calcext:value-type="float">
            <text:p>4320</text:p>
          </table:table-cell>
          <table:table-cell table:formula="of:=[.B261]-[.$B$2]" office:value-type="float" office:value="24.7194232940674" calcext:value-type="float">
            <text:p>24.7194232941</text:p>
          </table:table-cell>
          <table:table-cell table:formula="of:=[.C261]/([.D261]-[.D260])" office:value-type="float" office:value="100142.55471548" calcext:value-type="float">
            <text:p>100142.55471548</text:p>
          </table:table-cell>
          <table:table-cell/>
          <table:table-cell office:value-type="float" office:value="1443146945.04271" calcext:value-type="float">
            <text:p>1443146945.04271</text:p>
          </table:table-cell>
          <table:table-cell table:formula="of:=[.G261]-[.$B$2]" office:value-type="float" office:value="25.0425024032593" calcext:value-type="float">
            <text:p>25.0425024033</text:p>
          </table:table-cell>
          <table:table-cell table:formula="of:=[.C261]/([.H261]-[.H260])" office:value-type="float" office:value="144154.798797079" calcext:value-type="float">
            <text:p>144154.798797079</text:p>
          </table:table-cell>
          <table:table-cell table:formula="of:=[.G261]-[.$B261]" office:value-type="float" office:value="0.323079109191895" calcext:value-type="float">
            <text:p>0.3230791092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43146944.76277" calcext:value-type="float">
            <text:p>1443146944.76277</text:p>
          </table:table-cell>
          <table:table-cell office:value-type="float" office:value="4320" calcext:value-type="float">
            <text:p>4320</text:p>
          </table:table-cell>
          <table:table-cell table:formula="of:=[.B262]-[.$B$2]" office:value-type="float" office:value="24.7625651359558" calcext:value-type="float">
            <text:p>24.762565136</text:p>
          </table:table-cell>
          <table:table-cell table:formula="of:=[.C262]/([.D262]-[.D261])" office:value-type="float" office:value="100134.806742194" calcext:value-type="float">
            <text:p>100134.806742194</text:p>
          </table:table-cell>
          <table:table-cell/>
          <table:table-cell office:value-type="float" office:value="1443146945.0858" calcext:value-type="float">
            <text:p>1443146945.0858</text:p>
          </table:table-cell>
          <table:table-cell table:formula="of:=[.G262]-[.$B$2]" office:value-type="float" office:value="25.0855946540833" calcext:value-type="float">
            <text:p>25.0855946541</text:p>
          </table:table-cell>
          <table:table-cell table:formula="of:=[.C262]/([.H262]-[.H261])" office:value-type="float" office:value="100250.043044782" calcext:value-type="float">
            <text:p>100250.043044782</text:p>
          </table:table-cell>
          <table:table-cell table:formula="of:=[.G262]-[.$B262]" office:value-type="float" office:value="0.323029518127441" calcext:value-type="float">
            <text:p>0.3230295181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43146944.8059" calcext:value-type="float">
            <text:p>1443146944.8059</text:p>
          </table:table-cell>
          <table:table-cell office:value-type="float" office:value="4320" calcext:value-type="float">
            <text:p>4320</text:p>
          </table:table-cell>
          <table:table-cell table:formula="of:=[.B263]-[.$B$2]" office:value-type="float" office:value="24.805695772171" calcext:value-type="float">
            <text:p>24.8056957722</text:p>
          </table:table-cell>
          <table:table-cell table:formula="of:=[.C263]/([.D263]-[.D262])" office:value-type="float" office:value="100160.822540256" calcext:value-type="float">
            <text:p>100160.822540256</text:p>
          </table:table-cell>
          <table:table-cell/>
          <table:table-cell office:value-type="float" office:value="1443146945.12886" calcext:value-type="float">
            <text:p>1443146945.12886</text:p>
          </table:table-cell>
          <table:table-cell table:formula="of:=[.G263]-[.$B$2]" office:value-type="float" office:value="25.1286549568176" calcext:value-type="float">
            <text:p>25.1286549568</text:p>
          </table:table-cell>
          <table:table-cell table:formula="of:=[.C263]/([.H263]-[.H262])" office:value-type="float" office:value="100324.422395464" calcext:value-type="float">
            <text:p>100324.422395464</text:p>
          </table:table-cell>
          <table:table-cell table:formula="of:=[.G263]-[.$B263]" office:value-type="float" office:value="0.322959184646606" calcext:value-type="float">
            <text:p>0.3229591846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43146944.84905" calcext:value-type="float">
            <text:p>1443146944.84905</text:p>
          </table:table-cell>
          <table:table-cell office:value-type="float" office:value="4320" calcext:value-type="float">
            <text:p>4320</text:p>
          </table:table-cell>
          <table:table-cell table:formula="of:=[.B264]-[.$B$2]" office:value-type="float" office:value="24.8488380908966" calcext:value-type="float">
            <text:p>24.8488380909</text:p>
          </table:table-cell>
          <table:table-cell table:formula="of:=[.C264]/([.D264]-[.D263])" office:value-type="float" office:value="100133.699986737" calcext:value-type="float">
            <text:p>100133.699986737</text:p>
          </table:table-cell>
          <table:table-cell/>
          <table:table-cell office:value-type="float" office:value="1443146945.14202" calcext:value-type="float">
            <text:p>1443146945.14202</text:p>
          </table:table-cell>
          <table:table-cell table:formula="of:=[.G264]-[.$B$2]" office:value-type="float" office:value="25.141811132431" calcext:value-type="float">
            <text:p>25.1418111324</text:p>
          </table:table-cell>
          <table:table-cell table:formula="of:=[.C264]/([.H264]-[.H263])" office:value-type="float" office:value="328362.901723419" calcext:value-type="float">
            <text:p>328362.901723419</text:p>
          </table:table-cell>
          <table:table-cell table:formula="of:=[.G264]-[.$B264]" office:value-type="float" office:value="0.292973041534424" calcext:value-type="float">
            <text:p>0.2929730415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43146944.89217" calcext:value-type="float">
            <text:p>1443146944.89217</text:p>
          </table:table-cell>
          <table:table-cell office:value-type="float" office:value="4320" calcext:value-type="float">
            <text:p>4320</text:p>
          </table:table-cell>
          <table:table-cell table:formula="of:=[.B265]-[.$B$2]" office:value-type="float" office:value="24.891964673996" calcext:value-type="float">
            <text:p>24.891964674</text:p>
          </table:table-cell>
          <table:table-cell table:formula="of:=[.C265]/([.D265]-[.D264])" office:value-type="float" office:value="100170.235839147" calcext:value-type="float">
            <text:p>100170.235839147</text:p>
          </table:table-cell>
          <table:table-cell/>
          <table:table-cell office:value-type="float" office:value="1443146945.17204" calcext:value-type="float">
            <text:p>1443146945.17204</text:p>
          </table:table-cell>
          <table:table-cell table:formula="of:=[.G265]-[.$B$2]" office:value-type="float" office:value="25.1718299388885" calcext:value-type="float">
            <text:p>25.1718299389</text:p>
          </table:table-cell>
          <table:table-cell table:formula="of:=[.C265]/([.H265]-[.H264])" office:value-type="float" office:value="143909.785557709" calcext:value-type="float">
            <text:p>143909.785557709</text:p>
          </table:table-cell>
          <table:table-cell table:formula="of:=[.G265]-[.$B265]" office:value-type="float" office:value="0.279865264892578" calcext:value-type="float">
            <text:p>0.2798652649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43146944.93529" calcext:value-type="float">
            <text:p>1443146944.93529</text:p>
          </table:table-cell>
          <table:table-cell office:value-type="float" office:value="4320" calcext:value-type="float">
            <text:p>4320</text:p>
          </table:table-cell>
          <table:table-cell table:formula="of:=[.B266]-[.$B$2]" office:value-type="float" office:value="24.9350779056549" calcext:value-type="float">
            <text:p>24.9350779057</text:p>
          </table:table-cell>
          <table:table-cell table:formula="of:=[.C266]/([.D266]-[.D265])" office:value-type="float" office:value="100201.256871094" calcext:value-type="float">
            <text:p>100201.256871094</text:p>
          </table:table-cell>
          <table:table-cell/>
          <table:table-cell office:value-type="float" office:value="1443146945.21441" calcext:value-type="float">
            <text:p>1443146945.21441</text:p>
          </table:table-cell>
          <table:table-cell table:formula="of:=[.G266]-[.$B$2]" office:value-type="float" office:value="25.2142057418823" calcext:value-type="float">
            <text:p>25.2142057419</text:p>
          </table:table-cell>
          <table:table-cell table:formula="of:=[.C266]/([.H266]-[.H265])" office:value-type="float" office:value="101944.970827684" calcext:value-type="float">
            <text:p>101944.970827684</text:p>
          </table:table-cell>
          <table:table-cell table:formula="of:=[.G266]-[.$B266]" office:value-type="float" office:value="0.279127836227417" calcext:value-type="float">
            <text:p>0.2791278362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43146944.97842" calcext:value-type="float">
            <text:p>1443146944.97842</text:p>
          </table:table-cell>
          <table:table-cell office:value-type="float" office:value="4320" calcext:value-type="float">
            <text:p>4320</text:p>
          </table:table-cell>
          <table:table-cell table:formula="of:=[.B267]-[.$B$2]" office:value-type="float" office:value="24.9782161712646" calcext:value-type="float">
            <text:p>24.9782161713</text:p>
          </table:table-cell>
          <table:table-cell table:formula="of:=[.C267]/([.D267]-[.D266])" office:value-type="float" office:value="100143.108188023" calcext:value-type="float">
            <text:p>100143.108188023</text:p>
          </table:table-cell>
          <table:table-cell/>
          <table:table-cell office:value-type="float" office:value="1443146945.25561" calcext:value-type="float">
            <text:p>1443146945.25561</text:p>
          </table:table-cell>
          <table:table-cell table:formula="of:=[.G267]-[.$B$2]" office:value-type="float" office:value="25.2553985118866" calcext:value-type="float">
            <text:p>25.2553985119</text:p>
          </table:table-cell>
          <table:table-cell table:formula="of:=[.C267]/([.H267]-[.H266])" office:value-type="float" office:value="104872.772565475" calcext:value-type="float">
            <text:p>104872.772565475</text:p>
          </table:table-cell>
          <table:table-cell table:formula="of:=[.G267]-[.$B267]" office:value-type="float" office:value="0.277182340621948" calcext:value-type="float">
            <text:p>0.2771823406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43146945.02064" calcext:value-type="float">
            <text:p>1443146945.02064</text:p>
          </table:table-cell>
          <table:table-cell office:value-type="float" office:value="4320" calcext:value-type="float">
            <text:p>4320</text:p>
          </table:table-cell>
          <table:table-cell table:formula="of:=[.B268]-[.$B$2]" office:value-type="float" office:value="25.0204310417175" calcext:value-type="float">
            <text:p>25.0204310417</text:p>
          </table:table-cell>
          <table:table-cell table:formula="of:=[.C268]/([.D268]-[.D267])" office:value-type="float" office:value="102333.607888762" calcext:value-type="float">
            <text:p>102333.607888762</text:p>
          </table:table-cell>
          <table:table-cell/>
          <table:table-cell office:value-type="float" office:value="1443146945.29689" calcext:value-type="float">
            <text:p>1443146945.29689</text:p>
          </table:table-cell>
          <table:table-cell table:formula="of:=[.G268]-[.$B$2]" office:value-type="float" office:value="25.2966842651367" calcext:value-type="float">
            <text:p>25.2966842651</text:p>
          </table:table-cell>
          <table:table-cell table:formula="of:=[.C268]/([.H268]-[.H267])" office:value-type="float" office:value="104636.579447348" calcext:value-type="float">
            <text:p>104636.579447348</text:p>
          </table:table-cell>
          <table:table-cell table:formula="of:=[.G268]-[.$B268]" office:value-type="float" office:value="0.276253223419189" calcext:value-type="float">
            <text:p>0.2762532234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43146945.06193" calcext:value-type="float">
            <text:p>1443146945.06193</text:p>
          </table:table-cell>
          <table:table-cell office:value-type="float" office:value="4320" calcext:value-type="float">
            <text:p>4320</text:p>
          </table:table-cell>
          <table:table-cell table:formula="of:=[.B269]-[.$B$2]" office:value-type="float" office:value="25.0617270469665" calcext:value-type="float">
            <text:p>25.061727047</text:p>
          </table:table-cell>
          <table:table-cell table:formula="of:=[.C269]/([.D269]-[.D268])" office:value-type="float" office:value="104610.602743522" calcext:value-type="float">
            <text:p>104610.602743522</text:p>
          </table:table-cell>
          <table:table-cell/>
          <table:table-cell office:value-type="float" office:value="1443146945.33817" calcext:value-type="float">
            <text:p>1443146945.33817</text:p>
          </table:table-cell>
          <table:table-cell table:formula="of:=[.G269]-[.$B$2]" office:value-type="float" office:value="25.3379628658295" calcext:value-type="float">
            <text:p>25.3379628658</text:p>
          </table:table-cell>
          <table:table-cell table:formula="of:=[.C269]/([.H269]-[.H268])" office:value-type="float" office:value="104654.71037052" calcext:value-type="float">
            <text:p>104654.71037052</text:p>
          </table:table-cell>
          <table:table-cell table:formula="of:=[.G269]-[.$B269]" office:value-type="float" office:value="0.276235818862915" calcext:value-type="float">
            <text:p>0.2762358189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43146945.10323" calcext:value-type="float">
            <text:p>1443146945.10323</text:p>
          </table:table-cell>
          <table:table-cell office:value-type="float" office:value="4320" calcext:value-type="float">
            <text:p>4320</text:p>
          </table:table-cell>
          <table:table-cell table:formula="of:=[.B270]-[.$B$2]" office:value-type="float" office:value="25.1030194759369" calcext:value-type="float">
            <text:p>25.1030194759</text:p>
          </table:table-cell>
          <table:table-cell table:formula="of:=[.C270]/([.D270]-[.D269])" office:value-type="float" office:value="104619.662919402" calcext:value-type="float">
            <text:p>104619.662919402</text:p>
          </table:table-cell>
          <table:table-cell/>
          <table:table-cell office:value-type="float" office:value="1443146945.37943" calcext:value-type="float">
            <text:p>1443146945.37943</text:p>
          </table:table-cell>
          <table:table-cell table:formula="of:=[.G270]-[.$B$2]" office:value-type="float" office:value="25.3792192935944" calcext:value-type="float">
            <text:p>25.3792192936</text:p>
          </table:table-cell>
          <table:table-cell table:formula="of:=[.C270]/([.H270]-[.H269])" office:value-type="float" office:value="104710.956184048" calcext:value-type="float">
            <text:p>104710.956184048</text:p>
          </table:table-cell>
          <table:table-cell table:formula="of:=[.G270]-[.$B270]" office:value-type="float" office:value="0.276199817657471" calcext:value-type="float">
            <text:p>0.2761998177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43146945.14452" calcext:value-type="float">
            <text:p>1443146945.14452</text:p>
          </table:table-cell>
          <table:table-cell office:value-type="float" office:value="4320" calcext:value-type="float">
            <text:p>4320</text:p>
          </table:table-cell>
          <table:table-cell table:formula="of:=[.B271]-[.$B$2]" office:value-type="float" office:value="25.1443102359772" calcext:value-type="float">
            <text:p>25.144310236</text:p>
          </table:table-cell>
          <table:table-cell table:formula="of:=[.C271]/([.D271]-[.D270])" office:value-type="float" office:value="104623.891538577" calcext:value-type="float">
            <text:p>104623.891538577</text:p>
          </table:table-cell>
          <table:table-cell/>
          <table:table-cell office:value-type="float" office:value="1443146945.42075" calcext:value-type="float">
            <text:p>1443146945.42075</text:p>
          </table:table-cell>
          <table:table-cell table:formula="of:=[.G271]-[.$B$2]" office:value-type="float" office:value="25.4205389022827" calcext:value-type="float">
            <text:p>25.4205389023</text:p>
          </table:table-cell>
          <table:table-cell table:formula="of:=[.C271]/([.H271]-[.H270])" office:value-type="float" office:value="104550.844916824" calcext:value-type="float">
            <text:p>104550.844916824</text:p>
          </table:table-cell>
          <table:table-cell table:formula="of:=[.G271]-[.$B271]" office:value-type="float" office:value="0.276228666305542" calcext:value-type="float">
            <text:p>0.2762286663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43146945.1858" calcext:value-type="float">
            <text:p>1443146945.1858</text:p>
          </table:table-cell>
          <table:table-cell office:value-type="float" office:value="4320" calcext:value-type="float">
            <text:p>4320</text:p>
          </table:table-cell>
          <table:table-cell table:formula="of:=[.B272]-[.$B$2]" office:value-type="float" office:value="25.1855964660645" calcext:value-type="float">
            <text:p>25.1855964661</text:p>
          </table:table-cell>
          <table:table-cell table:formula="of:=[.C272]/([.D272]-[.D271])" office:value-type="float" office:value="104635.370942501" calcext:value-type="float">
            <text:p>104635.370942501</text:p>
          </table:table-cell>
          <table:table-cell/>
          <table:table-cell office:value-type="float" office:value="1443146945.46203" calcext:value-type="float">
            <text:p>1443146945.46203</text:p>
          </table:table-cell>
          <table:table-cell table:formula="of:=[.G272]-[.$B$2]" office:value-type="float" office:value="25.4618196487427" calcext:value-type="float">
            <text:p>25.4618196487</text:p>
          </table:table-cell>
          <table:table-cell table:formula="of:=[.C272]/([.H272]-[.H271])" office:value-type="float" office:value="104649.270433859" calcext:value-type="float">
            <text:p>104649.270433859</text:p>
          </table:table-cell>
          <table:table-cell table:formula="of:=[.G272]-[.$B272]" office:value-type="float" office:value="0.276223182678223" calcext:value-type="float">
            <text:p>0.2762231827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43146945.22714" calcext:value-type="float">
            <text:p>1443146945.22714</text:p>
          </table:table-cell>
          <table:table-cell office:value-type="float" office:value="4320" calcext:value-type="float">
            <text:p>4320</text:p>
          </table:table-cell>
          <table:table-cell table:formula="of:=[.B273]-[.$B$2]" office:value-type="float" office:value="25.2269356250763" calcext:value-type="float">
            <text:p>25.2269356251</text:p>
          </table:table-cell>
          <table:table-cell table:formula="of:=[.C273]/([.D273]-[.D272])" office:value-type="float" office:value="104501.400204165" calcext:value-type="float">
            <text:p>104501.400204165</text:p>
          </table:table-cell>
          <table:table-cell/>
          <table:table-cell office:value-type="float" office:value="1443146945.50334" calcext:value-type="float">
            <text:p>1443146945.50334</text:p>
          </table:table-cell>
          <table:table-cell table:formula="of:=[.G273]-[.$B$2]" office:value-type="float" office:value="25.5031294822693" calcext:value-type="float">
            <text:p>25.5031294823</text:p>
          </table:table-cell>
          <table:table-cell table:formula="of:=[.C273]/([.H273]-[.H272])" office:value-type="float" office:value="104575.584823335" calcext:value-type="float">
            <text:p>104575.584823335</text:p>
          </table:table-cell>
          <table:table-cell table:formula="of:=[.G273]-[.$B273]" office:value-type="float" office:value="0.276193857192993" calcext:value-type="float">
            <text:p>0.2761938572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43146945.26844" calcext:value-type="float">
            <text:p>1443146945.26844</text:p>
          </table:table-cell>
          <table:table-cell office:value-type="float" office:value="4320" calcext:value-type="float">
            <text:p>4320</text:p>
          </table:table-cell>
          <table:table-cell table:formula="of:=[.B274]-[.$B$2]" office:value-type="float" office:value="25.2682299613953" calcext:value-type="float">
            <text:p>25.2682299614</text:p>
          </table:table-cell>
          <table:table-cell table:formula="of:=[.C274]/([.D274]-[.D273])" office:value-type="float" office:value="104614.830630308" calcext:value-type="float">
            <text:p>104614.830630308</text:p>
          </table:table-cell>
          <table:table-cell/>
          <table:table-cell office:value-type="float" office:value="1443146945.54449" calcext:value-type="float">
            <text:p>1443146945.54449</text:p>
          </table:table-cell>
          <table:table-cell table:formula="of:=[.G274]-[.$B$2]" office:value-type="float" office:value="25.5442790985107" calcext:value-type="float">
            <text:p>25.5442790985</text:p>
          </table:table-cell>
          <table:table-cell table:formula="of:=[.C274]/([.H274]-[.H273])" office:value-type="float" office:value="104982.753050512" calcext:value-type="float">
            <text:p>104982.753050512</text:p>
          </table:table-cell>
          <table:table-cell table:formula="of:=[.G274]-[.$B274]" office:value-type="float" office:value="0.276049137115479" calcext:value-type="float">
            <text:p>0.2760491371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43146945.30975" calcext:value-type="float">
            <text:p>1443146945.30975</text:p>
          </table:table-cell>
          <table:table-cell office:value-type="float" office:value="4320" calcext:value-type="float">
            <text:p>4320</text:p>
          </table:table-cell>
          <table:table-cell table:formula="of:=[.B275]-[.$B$2]" office:value-type="float" office:value="25.3095383644104" calcext:value-type="float">
            <text:p>25.3095383644</text:p>
          </table:table-cell>
          <table:table-cell table:formula="of:=[.C275]/([.D275]-[.D274])" office:value-type="float" office:value="104579.20627958" calcext:value-type="float">
            <text:p>104579.20627958</text:p>
          </table:table-cell>
          <table:table-cell/>
          <table:table-cell office:value-type="float" office:value="1443146945.58583" calcext:value-type="float">
            <text:p>1443146945.58583</text:p>
          </table:table-cell>
          <table:table-cell table:formula="of:=[.G275]-[.$B$2]" office:value-type="float" office:value="25.5856182575226" calcext:value-type="float">
            <text:p>25.5856182575</text:p>
          </table:table-cell>
          <table:table-cell table:formula="of:=[.C275]/([.H275]-[.H274])" office:value-type="float" office:value="104501.400204165" calcext:value-type="float">
            <text:p>104501.400204165</text:p>
          </table:table-cell>
          <table:table-cell table:formula="of:=[.G275]-[.$B275]" office:value-type="float" office:value="0.276079893112183" calcext:value-type="float">
            <text:p>0.2760798931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43146945.35103" calcext:value-type="float">
            <text:p>1443146945.35103</text:p>
          </table:table-cell>
          <table:table-cell office:value-type="float" office:value="4320" calcext:value-type="float">
            <text:p>4320</text:p>
          </table:table-cell>
          <table:table-cell table:formula="of:=[.B276]-[.$B$2]" office:value-type="float" office:value="25.3508265018463" calcext:value-type="float">
            <text:p>25.3508265018</text:p>
          </table:table-cell>
          <table:table-cell table:formula="of:=[.C276]/([.D276]-[.D275])" office:value-type="float" office:value="104630.537202252" calcext:value-type="float">
            <text:p>104630.537202252</text:p>
          </table:table-cell>
          <table:table-cell/>
          <table:table-cell office:value-type="float" office:value="1443146945.62716" calcext:value-type="float">
            <text:p>1443146945.62716</text:p>
          </table:table-cell>
          <table:table-cell table:formula="of:=[.G276]-[.$B$2]" office:value-type="float" office:value="25.6269540786743" calcext:value-type="float">
            <text:p>25.6269540787</text:p>
          </table:table-cell>
          <table:table-cell table:formula="of:=[.C276]/([.H276]-[.H275])" office:value-type="float" office:value="104509.838673396" calcext:value-type="float">
            <text:p>104509.838673396</text:p>
          </table:table-cell>
          <table:table-cell table:formula="of:=[.G276]-[.$B276]" office:value-type="float" office:value="0.276127576828003" calcext:value-type="float">
            <text:p>0.2761275768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43146945.39233" calcext:value-type="float">
            <text:p>1443146945.39233</text:p>
          </table:table-cell>
          <table:table-cell office:value-type="float" office:value="4320" calcext:value-type="float">
            <text:p>4320</text:p>
          </table:table-cell>
          <table:table-cell table:formula="of:=[.B277]-[.$B$2]" office:value-type="float" office:value="25.3921256065369" calcext:value-type="float">
            <text:p>25.3921256065</text:p>
          </table:table-cell>
          <table:table-cell table:formula="of:=[.C277]/([.D277]-[.D276])" office:value-type="float" office:value="104602.75186034" calcext:value-type="float">
            <text:p>104602.75186034</text:p>
          </table:table-cell>
          <table:table-cell/>
          <table:table-cell office:value-type="float" office:value="1443146945.6684" calcext:value-type="float">
            <text:p>1443146945.6684</text:p>
          </table:table-cell>
          <table:table-cell table:formula="of:=[.G277]-[.$B$2]" office:value-type="float" office:value="25.6681971549988" calcext:value-type="float">
            <text:p>25.668197155</text:p>
          </table:table-cell>
          <table:table-cell table:formula="of:=[.C277]/([.H277]-[.H276])" office:value-type="float" office:value="104744.853803198" calcext:value-type="float">
            <text:p>104744.853803198</text:p>
          </table:table-cell>
          <table:table-cell table:formula="of:=[.G277]-[.$B277]" office:value-type="float" office:value="0.276071548461914" calcext:value-type="float">
            <text:p>0.2760715485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43146945.43363" calcext:value-type="float">
            <text:p>1443146945.43363</text:p>
          </table:table-cell>
          <table:table-cell office:value-type="float" office:value="4320" calcext:value-type="float">
            <text:p>4320</text:p>
          </table:table-cell>
          <table:table-cell table:formula="of:=[.B278]-[.$B$2]" office:value-type="float" office:value="25.4334194660187" calcext:value-type="float">
            <text:p>25.433419466</text:p>
          </table:table-cell>
          <table:table-cell table:formula="of:=[.C278]/([.D278]-[.D277])" office:value-type="float" office:value="104616.038660731" calcext:value-type="float">
            <text:p>104616.038660731</text:p>
          </table:table-cell>
          <table:table-cell/>
          <table:table-cell office:value-type="float" office:value="1443146945.7097" calcext:value-type="float">
            <text:p>1443146945.7097</text:p>
          </table:table-cell>
          <table:table-cell table:formula="of:=[.G278]-[.$B$2]" office:value-type="float" office:value="25.7094960212707" calcext:value-type="float">
            <text:p>25.7094960213</text:p>
          </table:table-cell>
          <table:table-cell table:formula="of:=[.C278]/([.H278]-[.H277])" office:value-type="float" office:value="104603.355732594" calcext:value-type="float">
            <text:p>104603.355732594</text:p>
          </table:table-cell>
          <table:table-cell table:formula="of:=[.G278]-[.$B278]" office:value-type="float" office:value="0.276076555252075" calcext:value-type="float">
            <text:p>0.2760765553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43146945.47492" calcext:value-type="float">
            <text:p>1443146945.47492</text:p>
          </table:table-cell>
          <table:table-cell office:value-type="float" office:value="4320" calcext:value-type="float">
            <text:p>4320</text:p>
          </table:table-cell>
          <table:table-cell table:formula="of:=[.B279]-[.$B$2]" office:value-type="float" office:value="25.4747157096863" calcext:value-type="float">
            <text:p>25.4747157097</text:p>
          </table:table-cell>
          <table:table-cell table:formula="of:=[.C279]/([.D279]-[.D278])" office:value-type="float" office:value="104609.998787592" calcext:value-type="float">
            <text:p>104609.998787592</text:p>
          </table:table-cell>
          <table:table-cell/>
          <table:table-cell office:value-type="float" office:value="1443146945.75101" calcext:value-type="float">
            <text:p>1443146945.75101</text:p>
          </table:table-cell>
          <table:table-cell table:formula="of:=[.G279]-[.$B$2]" office:value-type="float" office:value="25.7507982254028" calcext:value-type="float">
            <text:p>25.7507982254</text:p>
          </table:table-cell>
          <table:table-cell table:formula="of:=[.C279]/([.H279]-[.H278])" office:value-type="float" office:value="104594.902155466" calcext:value-type="float">
            <text:p>104594.902155466</text:p>
          </table:table-cell>
          <table:table-cell table:formula="of:=[.G279]-[.$B279]" office:value-type="float" office:value="0.276082515716553" calcext:value-type="float">
            <text:p>0.2760825157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43146945.51621" calcext:value-type="float">
            <text:p>1443146945.51621</text:p>
          </table:table-cell>
          <table:table-cell office:value-type="float" office:value="4320" calcext:value-type="float">
            <text:p>4320</text:p>
          </table:table-cell>
          <table:table-cell table:formula="of:=[.B280]-[.$B$2]" office:value-type="float" office:value="25.5160040855408" calcext:value-type="float">
            <text:p>25.5160040855</text:p>
          </table:table-cell>
          <table:table-cell table:formula="of:=[.C280]/([.D280]-[.D279])" office:value-type="float" office:value="104629.933016122" calcext:value-type="float">
            <text:p>104629.933016122</text:p>
          </table:table-cell>
          <table:table-cell/>
          <table:table-cell office:value-type="float" office:value="1443146945.79229" calcext:value-type="float">
            <text:p>1443146945.79229</text:p>
          </table:table-cell>
          <table:table-cell table:formula="of:=[.G280]-[.$B$2]" office:value-type="float" office:value="25.7920813560486" calcext:value-type="float">
            <text:p>25.792081356</text:p>
          </table:table-cell>
          <table:table-cell table:formula="of:=[.C280]/([.H280]-[.H279])" office:value-type="float" office:value="104643.226723033" calcext:value-type="float">
            <text:p>104643.226723033</text:p>
          </table:table-cell>
          <table:table-cell table:formula="of:=[.G280]-[.$B280]" office:value-type="float" office:value="0.276077270507812" calcext:value-type="float">
            <text:p>0.2760772705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43146945.5575" calcext:value-type="float">
            <text:p>1443146945.5575</text:p>
          </table:table-cell>
          <table:table-cell office:value-type="float" office:value="4320" calcext:value-type="float">
            <text:p>4320</text:p>
          </table:table-cell>
          <table:table-cell table:formula="of:=[.B281]-[.$B$2]" office:value-type="float" office:value="25.5572934150696" calcext:value-type="float">
            <text:p>25.5572934151</text:p>
          </table:table-cell>
          <table:table-cell table:formula="of:=[.C281]/([.D281]-[.D280])" office:value-type="float" office:value="104627.516341379" calcext:value-type="float">
            <text:p>104627.516341379</text:p>
          </table:table-cell>
          <table:table-cell/>
          <table:table-cell office:value-type="float" office:value="1443146945.83349" calcext:value-type="float">
            <text:p>1443146945.83349</text:p>
          </table:table-cell>
          <table:table-cell table:formula="of:=[.G281]-[.$B$2]" office:value-type="float" office:value="25.8332831859589" calcext:value-type="float">
            <text:p>25.833283186</text:p>
          </table:table-cell>
          <table:table-cell table:formula="of:=[.C281]/([.H281]-[.H280])" office:value-type="float" office:value="104849.712000833" calcext:value-type="float">
            <text:p>104849.712000833</text:p>
          </table:table-cell>
          <table:table-cell table:formula="of:=[.G281]-[.$B281]" office:value-type="float" office:value="0.275989770889282" calcext:value-type="float">
            <text:p>0.2759897709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43146945.5988" calcext:value-type="float">
            <text:p>1443146945.5988</text:p>
          </table:table-cell>
          <table:table-cell office:value-type="float" office:value="4320" calcext:value-type="float">
            <text:p>4320</text:p>
          </table:table-cell>
          <table:table-cell table:formula="of:=[.B282]-[.$B$2]" office:value-type="float" office:value="25.5985879898071" calcext:value-type="float">
            <text:p>25.5985879898</text:p>
          </table:table-cell>
          <table:table-cell table:formula="of:=[.C282]/([.D282]-[.D281])" office:value-type="float" office:value="104614.226625559" calcext:value-type="float">
            <text:p>104614.226625559</text:p>
          </table:table-cell>
          <table:table-cell/>
          <table:table-cell office:value-type="float" office:value="1443146945.87486" calcext:value-type="float">
            <text:p>1443146945.87486</text:p>
          </table:table-cell>
          <table:table-cell table:formula="of:=[.G282]-[.$B$2]" office:value-type="float" office:value="25.874650478363" calcext:value-type="float">
            <text:p>25.8746504784</text:p>
          </table:table-cell>
          <table:table-cell table:formula="of:=[.C282]/([.H282]-[.H281])" office:value-type="float" office:value="104430.330073138" calcext:value-type="float">
            <text:p>104430.330073138</text:p>
          </table:table-cell>
          <table:table-cell table:formula="of:=[.G282]-[.$B282]" office:value-type="float" office:value="0.276062488555908" calcext:value-type="float">
            <text:p>0.2760624886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43146945.64009" calcext:value-type="float">
            <text:p>1443146945.64009</text:p>
          </table:table-cell>
          <table:table-cell office:value-type="float" office:value="4320" calcext:value-type="float">
            <text:p>4320</text:p>
          </table:table-cell>
          <table:table-cell table:formula="of:=[.B283]-[.$B$2]" office:value-type="float" office:value="25.6398775577545" calcext:value-type="float">
            <text:p>25.6398775578</text:p>
          </table:table-cell>
          <table:table-cell table:formula="of:=[.C283]/([.D283]-[.D282])" office:value-type="float" office:value="104626.912190136" calcext:value-type="float">
            <text:p>104626.912190136</text:p>
          </table:table-cell>
          <table:table-cell/>
          <table:table-cell office:value-type="float" office:value="1443146945.91613" calcext:value-type="float">
            <text:p>1443146945.91613</text:p>
          </table:table-cell>
          <table:table-cell table:formula="of:=[.G283]-[.$B$2]" office:value-type="float" office:value="25.9159178733826" calcext:value-type="float">
            <text:p>25.9159178734</text:p>
          </table:table-cell>
          <table:table-cell table:formula="of:=[.C283]/([.H283]-[.H282])" office:value-type="float" office:value="104683.1281198" calcext:value-type="float">
            <text:p>104683.1281198</text:p>
          </table:table-cell>
          <table:table-cell table:formula="of:=[.G283]-[.$B283]" office:value-type="float" office:value="0.276040315628052" calcext:value-type="float">
            <text:p>0.2760403156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43146945.68138" calcext:value-type="float">
            <text:p>1443146945.68138</text:p>
          </table:table-cell>
          <table:table-cell office:value-type="float" office:value="4320" calcext:value-type="float">
            <text:p>4320</text:p>
          </table:table-cell>
          <table:table-cell table:formula="of:=[.B284]-[.$B$2]" office:value-type="float" office:value="25.6811769008636" calcext:value-type="float">
            <text:p>25.6811769009</text:p>
          </table:table-cell>
          <table:table-cell table:formula="of:=[.C284]/([.D284]-[.D283])" office:value-type="float" office:value="104602.147995058" calcext:value-type="float">
            <text:p>104602.147995058</text:p>
          </table:table-cell>
          <table:table-cell/>
          <table:table-cell office:value-type="float" office:value="1443146945.95747" calcext:value-type="float">
            <text:p>1443146945.95747</text:p>
          </table:table-cell>
          <table:table-cell table:formula="of:=[.G284]-[.$B$2]" office:value-type="float" office:value="25.9572672843933" calcext:value-type="float">
            <text:p>25.9572672844</text:p>
          </table:table-cell>
          <table:table-cell table:formula="of:=[.C284]/([.H284]-[.H283])" office:value-type="float" office:value="104475.490566908" calcext:value-type="float">
            <text:p>104475.490566908</text:p>
          </table:table-cell>
          <table:table-cell table:formula="of:=[.G284]-[.$B284]" office:value-type="float" office:value="0.276090383529663" calcext:value-type="float">
            <text:p>0.2760903835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43146945.72267" calcext:value-type="float">
            <text:p>1443146945.72267</text:p>
          </table:table-cell>
          <table:table-cell office:value-type="float" office:value="4320" calcext:value-type="float">
            <text:p>4320</text:p>
          </table:table-cell>
          <table:table-cell table:formula="of:=[.B285]-[.$B$2]" office:value-type="float" office:value="25.7224643230438" calcext:value-type="float">
            <text:p>25.722464323</text:p>
          </table:table-cell>
          <table:table-cell table:formula="of:=[.C285]/([.D285]-[.D284])" office:value-type="float" office:value="104632.349802508" calcext:value-type="float">
            <text:p>104632.349802508</text:p>
          </table:table-cell>
          <table:table-cell/>
          <table:table-cell office:value-type="float" office:value="1443146945.99872" calcext:value-type="float">
            <text:p>1443146945.99872</text:p>
          </table:table-cell>
          <table:table-cell table:formula="of:=[.G285]-[.$B$2]" office:value-type="float" office:value="25.9985089302063" calcext:value-type="float">
            <text:p>25.9985089302</text:p>
          </table:table-cell>
          <table:table-cell table:formula="of:=[.C285]/([.H285]-[.H284])" office:value-type="float" office:value="104748.486992716" calcext:value-type="float">
            <text:p>104748.486992716</text:p>
          </table:table-cell>
          <table:table-cell table:formula="of:=[.G285]-[.$B285]" office:value-type="float" office:value="0.276044607162476" calcext:value-type="float">
            <text:p>0.2760446072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43146945.76397" calcext:value-type="float">
            <text:p>1443146945.76397</text:p>
          </table:table-cell>
          <table:table-cell office:value-type="float" office:value="4320" calcext:value-type="float">
            <text:p>4320</text:p>
          </table:table-cell>
          <table:table-cell table:formula="of:=[.B286]-[.$B$2]" office:value-type="float" office:value="25.7637617588043" calcext:value-type="float">
            <text:p>25.7637617588</text:p>
          </table:table-cell>
          <table:table-cell table:formula="of:=[.C286]/([.D286]-[.D285])" office:value-type="float" office:value="104606.979112543" calcext:value-type="float">
            <text:p>104606.979112543</text:p>
          </table:table-cell>
          <table:table-cell/>
          <table:table-cell office:value-type="float" office:value="1443146946.01096" calcext:value-type="float">
            <text:p>1443146946.01096</text:p>
          </table:table-cell>
          <table:table-cell table:formula="of:=[.G286]-[.$B$2]" office:value-type="float" office:value="26.010755777359" calcext:value-type="float">
            <text:p>26.0107557774</text:p>
          </table:table-cell>
          <table:table-cell table:formula="of:=[.C286]/([.H286]-[.H285])" office:value-type="float" office:value="352743.848774505" calcext:value-type="float">
            <text:p>352743.848774505</text:p>
          </table:table-cell>
          <table:table-cell table:formula="of:=[.G286]-[.$B286]" office:value-type="float" office:value="0.246994018554687" calcext:value-type="float">
            <text:p>0.2469940186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43146945.80527" calcext:value-type="float">
            <text:p>1443146945.80527</text:p>
          </table:table-cell>
          <table:table-cell office:value-type="float" office:value="4320" calcext:value-type="float">
            <text:p>4320</text:p>
          </table:table-cell>
          <table:table-cell table:formula="of:=[.B287]-[.$B$2]" office:value-type="float" office:value="25.8050649166107" calcext:value-type="float">
            <text:p>25.8050649166</text:p>
          </table:table-cell>
          <table:table-cell table:formula="of:=[.C287]/([.D287]-[.D286])" office:value-type="float" office:value="104592.487098674" calcext:value-type="float">
            <text:p>104592.487098674</text:p>
          </table:table-cell>
          <table:table-cell/>
          <table:table-cell office:value-type="float" office:value="1443146946.04015" calcext:value-type="float">
            <text:p>1443146946.04015</text:p>
          </table:table-cell>
          <table:table-cell table:formula="of:=[.G287]-[.$B$2]" office:value-type="float" office:value="26.0399448871613" calcext:value-type="float">
            <text:p>26.0399448872</text:p>
          </table:table-cell>
          <table:table-cell table:formula="of:=[.C287]/([.H287]-[.H286])" office:value-type="float" office:value="148000.402522299" calcext:value-type="float">
            <text:p>148000.402522299</text:p>
          </table:table-cell>
          <table:table-cell table:formula="of:=[.G287]-[.$B287]" office:value-type="float" office:value="0.234879970550537" calcext:value-type="float">
            <text:p>0.2348799706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43146945.84657" calcext:value-type="float">
            <text:p>1443146945.84657</text:p>
          </table:table-cell>
          <table:table-cell office:value-type="float" office:value="4320" calcext:value-type="float">
            <text:p>4320</text:p>
          </table:table-cell>
          <table:table-cell table:formula="of:=[.B288]-[.$B$2]" office:value-type="float" office:value="25.846363067627" calcext:value-type="float">
            <text:p>25.8463630676</text:p>
          </table:table-cell>
          <table:table-cell table:formula="of:=[.C288]/([.D288]-[.D287])" office:value-type="float" office:value="104605.167391191" calcext:value-type="float">
            <text:p>104605.167391191</text:p>
          </table:table-cell>
          <table:table-cell/>
          <table:table-cell office:value-type="float" office:value="1443146946.08137" calcext:value-type="float">
            <text:p>1443146946.08137</text:p>
          </table:table-cell>
          <table:table-cell table:formula="of:=[.G288]-[.$B$2]" office:value-type="float" office:value="26.0811603069305" calcext:value-type="float">
            <text:p>26.0811603069</text:p>
          </table:table-cell>
          <table:table-cell table:formula="of:=[.C288]/([.H288]-[.H287])" office:value-type="float" office:value="104815.140163128" calcext:value-type="float">
            <text:p>104815.140163128</text:p>
          </table:table-cell>
          <table:table-cell table:formula="of:=[.G288]-[.$B288]" office:value-type="float" office:value="0.234797239303589" calcext:value-type="float">
            <text:p>0.2347972393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43146945.88785" calcext:value-type="float">
            <text:p>1443146945.88785</text:p>
          </table:table-cell>
          <table:table-cell office:value-type="float" office:value="4320" calcext:value-type="float">
            <text:p>4320</text:p>
          </table:table-cell>
          <table:table-cell table:formula="of:=[.B289]-[.$B$2]" office:value-type="float" office:value="25.8876442909241" calcext:value-type="float">
            <text:p>25.8876442909</text:p>
          </table:table-cell>
          <table:table-cell table:formula="of:=[.C289]/([.D289]-[.D288])" office:value-type="float" office:value="104648.061635845" calcext:value-type="float">
            <text:p>104648.061635845</text:p>
          </table:table-cell>
          <table:table-cell/>
          <table:table-cell office:value-type="float" office:value="1443146946.09351" calcext:value-type="float">
            <text:p>1443146946.09351</text:p>
          </table:table-cell>
          <table:table-cell table:formula="of:=[.G289]-[.$B$2]" office:value-type="float" office:value="26.093300819397" calcext:value-type="float">
            <text:p>26.0933008194</text:p>
          </table:table-cell>
          <table:table-cell table:formula="of:=[.C289]/([.H289]-[.H288])" office:value-type="float" office:value="355833.414112056" calcext:value-type="float">
            <text:p>355833.414112056</text:p>
          </table:table-cell>
          <table:table-cell table:formula="of:=[.G289]-[.$B289]" office:value-type="float" office:value="0.2056565284729" calcext:value-type="float">
            <text:p>0.2056565285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43146945.92915" calcext:value-type="float">
            <text:p>1443146945.92915</text:p>
          </table:table-cell>
          <table:table-cell office:value-type="float" office:value="4320" calcext:value-type="float">
            <text:p>4320</text:p>
          </table:table-cell>
          <table:table-cell table:formula="of:=[.B290]-[.$B$2]" office:value-type="float" office:value="25.9289426803589" calcext:value-type="float">
            <text:p>25.9289426804</text:p>
          </table:table-cell>
          <table:table-cell table:formula="of:=[.C290]/([.D290]-[.D289])" office:value-type="float" office:value="104604.56349802" calcext:value-type="float">
            <text:p>104604.56349802</text:p>
          </table:table-cell>
          <table:table-cell/>
          <table:table-cell office:value-type="float" office:value="1443146946.16404" calcext:value-type="float">
            <text:p>1443146946.16404</text:p>
          </table:table-cell>
          <table:table-cell table:formula="of:=[.G290]-[.$B$2]" office:value-type="float" office:value="26.1638338565826" calcext:value-type="float">
            <text:p>26.1638338566</text:p>
          </table:table-cell>
          <table:table-cell table:formula="of:=[.C290]/([.H290]-[.H289])" office:value-type="float" office:value="61247.8942120154" calcext:value-type="float">
            <text:p>61247.8942120154</text:p>
          </table:table-cell>
          <table:table-cell table:formula="of:=[.G290]-[.$B290]" office:value-type="float" office:value="0.234891176223755" calcext:value-type="float">
            <text:p>0.2348911762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43146945.97045" calcext:value-type="float">
            <text:p>1443146945.97045</text:p>
          </table:table-cell>
          <table:table-cell office:value-type="float" office:value="4320" calcext:value-type="float">
            <text:p>4320</text:p>
          </table:table-cell>
          <table:table-cell table:formula="of:=[.B291]-[.$B$2]" office:value-type="float" office:value="25.9702413082123" calcext:value-type="float">
            <text:p>25.9702413082</text:p>
          </table:table-cell>
          <table:table-cell table:formula="of:=[.C291]/([.D291]-[.D290])" office:value-type="float" office:value="104603.959611821" calcext:value-type="float">
            <text:p>104603.959611821</text:p>
          </table:table-cell>
          <table:table-cell/>
          <table:table-cell office:value-type="float" office:value="1443146946.20484" calcext:value-type="float">
            <text:p>1443146946.20484</text:p>
          </table:table-cell>
          <table:table-cell table:formula="of:=[.G291]-[.$B$2]" office:value-type="float" office:value="26.20463514328" calcext:value-type="float">
            <text:p>26.2046351433</text:p>
          </table:table-cell>
          <table:table-cell table:formula="of:=[.C291]/([.H291]-[.H290])" office:value-type="float" office:value="105879.013866408" calcext:value-type="float">
            <text:p>105879.013866408</text:p>
          </table:table-cell>
          <table:table-cell table:formula="of:=[.G291]-[.$B291]" office:value-type="float" office:value="0.234393835067749" calcext:value-type="float">
            <text:p>0.2343938351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43146946.0112" calcext:value-type="float">
            <text:p>1443146946.0112</text:p>
          </table:table-cell>
          <table:table-cell office:value-type="float" office:value="4320" calcext:value-type="float">
            <text:p>4320</text:p>
          </table:table-cell>
          <table:table-cell table:formula="of:=[.B292]-[.$B$2]" office:value-type="float" office:value="26.0109951496124" calcext:value-type="float">
            <text:p>26.0109951496</text:p>
          </table:table-cell>
          <table:table-cell table:formula="of:=[.C292]/([.D292]-[.D291])" office:value-type="float" office:value="106002.277370213" calcext:value-type="float">
            <text:p>106002.277370213</text:p>
          </table:table-cell>
          <table:table-cell/>
          <table:table-cell office:value-type="float" office:value="1443146946.24418" calcext:value-type="float">
            <text:p>1443146946.24418</text:p>
          </table:table-cell>
          <table:table-cell table:formula="of:=[.G292]-[.$B$2]" office:value-type="float" office:value="26.2439727783203" calcext:value-type="float">
            <text:p>26.2439727783</text:p>
          </table:table-cell>
          <table:table-cell table:formula="of:=[.C292]/([.H292]-[.H291])" office:value-type="float" office:value="109818.498127205" calcext:value-type="float">
            <text:p>109818.498127205</text:p>
          </table:table-cell>
          <table:table-cell table:formula="of:=[.G292]-[.$B292]" office:value-type="float" office:value="0.232977628707886" calcext:value-type="float">
            <text:p>0.2329776287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43146946.05063" calcext:value-type="float">
            <text:p>1443146946.05063</text:p>
          </table:table-cell>
          <table:table-cell office:value-type="float" office:value="4320" calcext:value-type="float">
            <text:p>4320</text:p>
          </table:table-cell>
          <table:table-cell table:formula="of:=[.B293]-[.$B$2]" office:value-type="float" office:value="26.0504229068756" calcext:value-type="float">
            <text:p>26.0504229069</text:p>
          </table:table-cell>
          <table:table-cell table:formula="of:=[.C293]/([.D293]-[.D292])" office:value-type="float" office:value="109567.47986358" calcext:value-type="float">
            <text:p>109567.47986358</text:p>
          </table:table-cell>
          <table:table-cell/>
          <table:table-cell office:value-type="float" office:value="1443146946.2837" calcext:value-type="float">
            <text:p>1443146946.2837</text:p>
          </table:table-cell>
          <table:table-cell table:formula="of:=[.G293]-[.$B$2]" office:value-type="float" office:value="26.2834973335266" calcext:value-type="float">
            <text:p>26.2834973335</text:p>
          </table:table-cell>
          <table:table-cell table:formula="of:=[.C293]/([.H293]-[.H292])" office:value-type="float" office:value="109299.142708924" calcext:value-type="float">
            <text:p>109299.142708924</text:p>
          </table:table-cell>
          <table:table-cell table:formula="of:=[.G293]-[.$B293]" office:value-type="float" office:value="0.233074426651001" calcext:value-type="float">
            <text:p>0.2330744267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43146946.09005" calcext:value-type="float">
            <text:p>1443146946.09005</text:p>
          </table:table-cell>
          <table:table-cell office:value-type="float" office:value="4320" calcext:value-type="float">
            <text:p>4320</text:p>
          </table:table-cell>
          <table:table-cell table:formula="of:=[.B294]-[.$B$2]" office:value-type="float" office:value="26.0898451805115" calcext:value-type="float">
            <text:p>26.0898451805</text:p>
          </table:table-cell>
          <table:table-cell table:formula="of:=[.C294]/([.D294]-[.D293])" office:value-type="float" office:value="109582.720669614" calcext:value-type="float">
            <text:p>109582.720669614</text:p>
          </table:table-cell>
          <table:table-cell/>
          <table:table-cell office:value-type="float" office:value="1443146946.32302" calcext:value-type="float">
            <text:p>1443146946.32302</text:p>
          </table:table-cell>
          <table:table-cell table:formula="of:=[.G294]-[.$B$2]" office:value-type="float" office:value="26.3228101730347" calcext:value-type="float">
            <text:p>26.322810173</text:p>
          </table:table-cell>
          <table:table-cell table:formula="of:=[.C294]/([.H294]-[.H293])" office:value-type="float" office:value="109887.763236097" calcext:value-type="float">
            <text:p>109887.763236097</text:p>
          </table:table-cell>
          <table:table-cell table:formula="of:=[.G294]-[.$B294]" office:value-type="float" office:value="0.232964992523193" calcext:value-type="float">
            <text:p>0.2329649925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43146946.12947" calcext:value-type="float">
            <text:p>1443146946.12947</text:p>
          </table:table-cell>
          <table:table-cell office:value-type="float" office:value="4320" calcext:value-type="float">
            <text:p>4320</text:p>
          </table:table-cell>
          <table:table-cell table:formula="of:=[.B295]-[.$B$2]" office:value-type="float" office:value="26.1292653083801" calcext:value-type="float">
            <text:p>26.1292653084</text:p>
          </table:table-cell>
          <table:table-cell table:formula="of:=[.C295]/([.D295]-[.D294])" office:value-type="float" office:value="109588.685617515" calcext:value-type="float">
            <text:p>109588.685617515</text:p>
          </table:table-cell>
          <table:table-cell/>
          <table:table-cell office:value-type="float" office:value="1443146946.36256" calcext:value-type="float">
            <text:p>1443146946.36256</text:p>
          </table:table-cell>
          <table:table-cell table:formula="of:=[.G295]-[.$B$2]" office:value-type="float" office:value="26.3623571395874" calcext:value-type="float">
            <text:p>26.3623571396</text:p>
          </table:table-cell>
          <table:table-cell table:formula="of:=[.C295]/([.H295]-[.H294])" office:value-type="float" office:value="109237.202662294" calcext:value-type="float">
            <text:p>109237.202662294</text:p>
          </table:table-cell>
          <table:table-cell table:formula="of:=[.G295]-[.$B295]" office:value-type="float" office:value="0.233091831207275" calcext:value-type="float">
            <text:p>0.2330918312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43146946.16889" calcext:value-type="float">
            <text:p>1443146946.16889</text:p>
          </table:table-cell>
          <table:table-cell office:value-type="float" office:value="4320" calcext:value-type="float">
            <text:p>4320</text:p>
          </table:table-cell>
          <table:table-cell table:formula="of:=[.B296]-[.$B$2]" office:value-type="float" office:value="26.1686837673187" calcext:value-type="float">
            <text:p>26.1686837673</text:p>
          </table:table-cell>
          <table:table-cell table:formula="of:=[.C296]/([.D296]-[.D295])" office:value-type="float" office:value="109593.325470414" calcext:value-type="float">
            <text:p>109593.325470414</text:p>
          </table:table-cell>
          <table:table-cell/>
          <table:table-cell office:value-type="float" office:value="1443146946.40182" calcext:value-type="float">
            <text:p>1443146946.40182</text:p>
          </table:table-cell>
          <table:table-cell table:formula="of:=[.G296]-[.$B$2]" office:value-type="float" office:value="26.4016101360321" calcext:value-type="float">
            <text:p>26.401610136</text:p>
          </table:table-cell>
          <table:table-cell table:formula="of:=[.C296]/([.H296]-[.H295])" office:value-type="float" office:value="110055.292366936" calcext:value-type="float">
            <text:p>110055.292366936</text:p>
          </table:table-cell>
          <table:table-cell table:formula="of:=[.G296]-[.$B296]" office:value-type="float" office:value="0.232926368713379" calcext:value-type="float">
            <text:p>0.2329263687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43146946.2083" calcext:value-type="float">
            <text:p>1443146946.2083</text:p>
          </table:table-cell>
          <table:table-cell office:value-type="float" office:value="4320" calcext:value-type="float">
            <text:p>4320</text:p>
          </table:table-cell>
          <table:table-cell table:formula="of:=[.B297]-[.$B$2]" office:value-type="float" office:value="26.2080955505371" calcext:value-type="float">
            <text:p>26.2080955505</text:p>
          </table:table-cell>
          <table:table-cell table:formula="of:=[.C297]/([.D297]-[.D296])" office:value-type="float" office:value="109611.888811591" calcext:value-type="float">
            <text:p>109611.888811591</text:p>
          </table:table-cell>
          <table:table-cell/>
          <table:table-cell office:value-type="float" office:value="1443146946.44125" calcext:value-type="float">
            <text:p>1443146946.44125</text:p>
          </table:table-cell>
          <table:table-cell table:formula="of:=[.G297]-[.$B$2]" office:value-type="float" office:value="26.4410440921783" calcext:value-type="float">
            <text:p>26.4410440922</text:p>
          </table:table-cell>
          <table:table-cell table:formula="of:=[.C297]/([.H297]-[.H296])" office:value-type="float" office:value="109550.256230426" calcext:value-type="float">
            <text:p>109550.256230426</text:p>
          </table:table-cell>
          <table:table-cell table:formula="of:=[.G297]-[.$B297]" office:value-type="float" office:value="0.232948541641235" calcext:value-type="float">
            <text:p>0.2329485416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43146946.24772" calcext:value-type="float">
            <text:p>1443146946.24772</text:p>
          </table:table-cell>
          <table:table-cell office:value-type="float" office:value="4320" calcext:value-type="float">
            <text:p>4320</text:p>
          </table:table-cell>
          <table:table-cell table:formula="of:=[.B298]-[.$B$2]" office:value-type="float" office:value="26.2475154399872" calcext:value-type="float">
            <text:p>26.24751544</text:p>
          </table:table-cell>
          <table:table-cell table:formula="of:=[.C298]/([.D298]-[.D297])" office:value-type="float" office:value="109589.34842959" calcext:value-type="float">
            <text:p>109589.34842959</text:p>
          </table:table-cell>
          <table:table-cell/>
          <table:table-cell office:value-type="float" office:value="1443146946.48063" calcext:value-type="float">
            <text:p>1443146946.48063</text:p>
          </table:table-cell>
          <table:table-cell table:formula="of:=[.G298]-[.$B$2]" office:value-type="float" office:value="26.4804210662842" calcext:value-type="float">
            <text:p>26.4804210663</text:p>
          </table:table-cell>
          <table:table-cell table:formula="of:=[.C298]/([.H298]-[.H297])" office:value-type="float" office:value="109708.785352297" calcext:value-type="float">
            <text:p>109708.785352297</text:p>
          </table:table-cell>
          <table:table-cell table:formula="of:=[.G298]-[.$B298]" office:value-type="float" office:value="0.232905626296997" calcext:value-type="float">
            <text:p>0.2329056263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43146946.28728" calcext:value-type="float">
            <text:p>1443146946.28728</text:p>
          </table:table-cell>
          <table:table-cell office:value-type="float" office:value="4320" calcext:value-type="float">
            <text:p>4320</text:p>
          </table:table-cell>
          <table:table-cell table:formula="of:=[.B299]-[.$B$2]" office:value-type="float" office:value="26.2870709896088" calcext:value-type="float">
            <text:p>26.2870709896</text:p>
          </table:table-cell>
          <table:table-cell table:formula="of:=[.C299]/([.D299]-[.D298])" office:value-type="float" office:value="109213.49952986" calcext:value-type="float">
            <text:p>109213.49952986</text:p>
          </table:table-cell>
          <table:table-cell/>
          <table:table-cell office:value-type="float" office:value="1443146946.52017" calcext:value-type="float">
            <text:p>1443146946.52017</text:p>
          </table:table-cell>
          <table:table-cell table:formula="of:=[.G299]-[.$B$2]" office:value-type="float" office:value="26.5199584960938" calcext:value-type="float">
            <text:p>26.5199584961</text:p>
          </table:table-cell>
          <table:table-cell table:formula="of:=[.C299]/([.H299]-[.H298])" office:value-type="float" office:value="109263.551546143" calcext:value-type="float">
            <text:p>109263.551546143</text:p>
          </table:table-cell>
          <table:table-cell table:formula="of:=[.G299]-[.$B299]" office:value-type="float" office:value="0.232887506484985" calcext:value-type="float">
            <text:p>0.2328875065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43146946.32675" calcext:value-type="float">
            <text:p>1443146946.32675</text:p>
          </table:table-cell>
          <table:table-cell office:value-type="float" office:value="4320" calcext:value-type="float">
            <text:p>4320</text:p>
          </table:table-cell>
          <table:table-cell table:formula="of:=[.B300]-[.$B$2]" office:value-type="float" office:value="26.3265419006348" calcext:value-type="float">
            <text:p>26.3265419006</text:p>
          </table:table-cell>
          <table:table-cell table:formula="of:=[.C300]/([.D300]-[.D299])" office:value-type="float" office:value="109447.689138826" calcext:value-type="float">
            <text:p>109447.689138826</text:p>
          </table:table-cell>
          <table:table-cell/>
          <table:table-cell office:value-type="float" office:value="1443146946.5323" calcext:value-type="float">
            <text:p>1443146946.5323</text:p>
          </table:table-cell>
          <table:table-cell table:formula="of:=[.G300]-[.$B$2]" office:value-type="float" office:value="26.5320949554443" calcext:value-type="float">
            <text:p>26.5320949554</text:p>
          </table:table-cell>
          <table:table-cell table:formula="of:=[.C300]/([.H300]-[.H299])" office:value-type="float" office:value="355952.24893918" calcext:value-type="float">
            <text:p>355952.24893918</text:p>
          </table:table-cell>
          <table:table-cell table:formula="of:=[.G300]-[.$B300]" office:value-type="float" office:value="0.20555305480957" calcext:value-type="float">
            <text:p>0.2055530548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43146946.36616" calcext:value-type="float">
            <text:p>1443146946.36616</text:p>
          </table:table-cell>
          <table:table-cell office:value-type="float" office:value="4320" calcext:value-type="float">
            <text:p>4320</text:p>
          </table:table-cell>
          <table:table-cell table:formula="of:=[.B301]-[.$B$2]" office:value-type="float" office:value="26.3659501075745" calcext:value-type="float">
            <text:p>26.3659501076</text:p>
          </table:table-cell>
          <table:table-cell table:formula="of:=[.C301]/([.D301]-[.D300])" office:value-type="float" office:value="109621.836045738" calcext:value-type="float">
            <text:p>109621.836045738</text:p>
          </table:table-cell>
          <table:table-cell/>
          <table:table-cell office:value-type="float" office:value="1443146946.59897" calcext:value-type="float">
            <text:p>1443146946.59897</text:p>
          </table:table-cell>
          <table:table-cell table:formula="of:=[.G301]-[.$B$2]" office:value-type="float" office:value="26.5987656116486" calcext:value-type="float">
            <text:p>26.5987656116</text:p>
          </table:table-cell>
          <table:table-cell table:formula="of:=[.C301]/([.H301]-[.H300])" office:value-type="float" office:value="64796.122401542" calcext:value-type="float">
            <text:p>64796.122401542</text:p>
          </table:table-cell>
          <table:table-cell table:formula="of:=[.G301]-[.$B301]" office:value-type="float" office:value="0.232815504074097" calcext:value-type="float">
            <text:p>0.2328155041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43146946.40555" calcext:value-type="float">
            <text:p>1443146946.40555</text:p>
          </table:table-cell>
          <table:table-cell office:value-type="float" office:value="4320" calcext:value-type="float">
            <text:p>4320</text:p>
          </table:table-cell>
          <table:table-cell table:formula="of:=[.B302]-[.$B$2]" office:value-type="float" office:value="26.4053466320038" calcext:value-type="float">
            <text:p>26.405346632</text:p>
          </table:table-cell>
          <table:table-cell table:formula="of:=[.C302]/([.D302]-[.D301])" office:value-type="float" office:value="109654.342929418" calcext:value-type="float">
            <text:p>109654.342929418</text:p>
          </table:table-cell>
          <table:table-cell/>
          <table:table-cell office:value-type="float" office:value="1443146946.63847" calcext:value-type="float">
            <text:p>1443146946.63847</text:p>
          </table:table-cell>
          <table:table-cell table:formula="of:=[.G302]-[.$B$2]" office:value-type="float" office:value="26.6382670402527" calcext:value-type="float">
            <text:p>26.6382670403</text:p>
          </table:table-cell>
          <table:table-cell table:formula="of:=[.C302]/([.H302]-[.H301])" office:value-type="float" office:value="109363.133250041" calcext:value-type="float">
            <text:p>109363.133250041</text:p>
          </table:table-cell>
          <table:table-cell table:formula="of:=[.G302]-[.$B302]" office:value-type="float" office:value="0.232920408248901" calcext:value-type="float">
            <text:p>0.2329204082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43146946.44497" calcext:value-type="float">
            <text:p>1443146946.44497</text:p>
          </table:table-cell>
          <table:table-cell office:value-type="float" office:value="4320" calcext:value-type="float">
            <text:p>4320</text:p>
          </table:table-cell>
          <table:table-cell table:formula="of:=[.B303]-[.$B$2]" office:value-type="float" office:value="26.444757938385" calcext:value-type="float">
            <text:p>26.4447579384</text:p>
          </table:table-cell>
          <table:table-cell table:formula="of:=[.C303]/([.D303]-[.D302])" office:value-type="float" office:value="109613.215005172" calcext:value-type="float">
            <text:p>109613.215005172</text:p>
          </table:table-cell>
          <table:table-cell/>
          <table:table-cell office:value-type="float" office:value="1443146946.67796" calcext:value-type="float">
            <text:p>1443146946.67796</text:p>
          </table:table-cell>
          <table:table-cell table:formula="of:=[.G303]-[.$B$2]" office:value-type="float" office:value="26.6777529716492" calcext:value-type="float">
            <text:p>26.6777529716</text:p>
          </table:table-cell>
          <table:table-cell table:formula="of:=[.C303]/([.H303]-[.H302])" office:value-type="float" office:value="109406.055453579" calcext:value-type="float">
            <text:p>109406.055453579</text:p>
          </table:table-cell>
          <table:table-cell table:formula="of:=[.G303]-[.$B303]" office:value-type="float" office:value="0.23299503326416" calcext:value-type="float">
            <text:p>0.2329950333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43146946.48437" calcext:value-type="float">
            <text:p>1443146946.48437</text:p>
          </table:table-cell>
          <table:table-cell office:value-type="float" office:value="4320" calcext:value-type="float">
            <text:p>4320</text:p>
          </table:table-cell>
          <table:table-cell table:formula="of:=[.B304]-[.$B$2]" office:value-type="float" office:value="26.4841639995575" calcext:value-type="float">
            <text:p>26.4841639996</text:p>
          </table:table-cell>
          <table:table-cell table:formula="of:=[.C304]/([.D304]-[.D303])" office:value-type="float" office:value="109627.805252872" calcext:value-type="float">
            <text:p>109627.805252872</text:p>
          </table:table-cell>
          <table:table-cell/>
          <table:table-cell office:value-type="float" office:value="1443146946.71739" calcext:value-type="float">
            <text:p>1443146946.71739</text:p>
          </table:table-cell>
          <table:table-cell table:formula="of:=[.G304]-[.$B$2]" office:value-type="float" office:value="26.7171807289124" calcext:value-type="float">
            <text:p>26.7171807289</text:p>
          </table:table-cell>
          <table:table-cell table:formula="of:=[.C304]/([.H304]-[.H303])" office:value-type="float" office:value="109567.47986358" calcext:value-type="float">
            <text:p>109567.47986358</text:p>
          </table:table-cell>
          <table:table-cell table:formula="of:=[.G304]-[.$B304]" office:value-type="float" office:value="0.233016729354858" calcext:value-type="float">
            <text:p>0.2330167294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43146946.52382" calcext:value-type="float">
            <text:p>1443146946.52382</text:p>
          </table:table-cell>
          <table:table-cell office:value-type="float" office:value="4320" calcext:value-type="float">
            <text:p>4320</text:p>
          </table:table-cell>
          <table:table-cell table:formula="of:=[.B305]-[.$B$2]" office:value-type="float" office:value="26.5236167907715" calcext:value-type="float">
            <text:p>26.5236167908</text:p>
          </table:table-cell>
          <table:table-cell table:formula="of:=[.C305]/([.D305]-[.D304])" office:value-type="float" office:value="109497.956090575" calcext:value-type="float">
            <text:p>109497.956090575</text:p>
          </table:table-cell>
          <table:table-cell/>
          <table:table-cell office:value-type="float" office:value="1443146946.75683" calcext:value-type="float">
            <text:p>1443146946.75683</text:p>
          </table:table-cell>
          <table:table-cell table:formula="of:=[.G305]-[.$B$2]" office:value-type="float" office:value="26.7566211223602" calcext:value-type="float">
            <text:p>26.7566211224</text:p>
          </table:table-cell>
          <table:table-cell table:formula="of:=[.C305]/([.H305]-[.H304])" office:value-type="float" office:value="109532.375880308" calcext:value-type="float">
            <text:p>109532.375880308</text:p>
          </table:table-cell>
          <table:table-cell table:formula="of:=[.G305]-[.$B305]" office:value-type="float" office:value="0.233004331588745" calcext:value-type="float">
            <text:p>0.2330043316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43146946.56323" calcext:value-type="float">
            <text:p>1443146946.56323</text:p>
          </table:table-cell>
          <table:table-cell office:value-type="float" office:value="4320" calcext:value-type="float">
            <text:p>4320</text:p>
          </table:table-cell>
          <table:table-cell table:formula="of:=[.B306]-[.$B$2]" office:value-type="float" office:value="26.5630233287811" calcext:value-type="float">
            <text:p>26.5630233288</text:p>
          </table:table-cell>
          <table:table-cell table:formula="of:=[.C306]/([.D306]-[.D305])" office:value-type="float" office:value="109626.478706219" calcext:value-type="float">
            <text:p>109626.478706219</text:p>
          </table:table-cell>
          <table:table-cell/>
          <table:table-cell office:value-type="float" office:value="1443146946.79629" calcext:value-type="float">
            <text:p>1443146946.79629</text:p>
          </table:table-cell>
          <table:table-cell table:formula="of:=[.G306]-[.$B$2]" office:value-type="float" office:value="26.7960774898529" calcext:value-type="float">
            <text:p>26.7960774899</text:p>
          </table:table-cell>
          <table:table-cell table:formula="of:=[.C306]/([.H306]-[.H305])" office:value-type="float" office:value="109488.031324777" calcext:value-type="float">
            <text:p>109488.031324777</text:p>
          </table:table-cell>
          <table:table-cell table:formula="of:=[.G306]-[.$B306]" office:value-type="float" office:value="0.233054161071777" calcext:value-type="float">
            <text:p>0.2330541611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43146946.60266" calcext:value-type="float">
            <text:p>1443146946.60266</text:p>
          </table:table-cell>
          <table:table-cell office:value-type="float" office:value="4320" calcext:value-type="float">
            <text:p>4320</text:p>
          </table:table-cell>
          <table:table-cell table:formula="of:=[.B307]-[.$B$2]" office:value-type="float" office:value="26.6024477481842" calcext:value-type="float">
            <text:p>26.6024477482</text:p>
          </table:table-cell>
          <table:table-cell table:formula="of:=[.C307]/([.D307]-[.D306])" office:value-type="float" office:value="109576.756371025" calcext:value-type="float">
            <text:p>109576.756371025</text:p>
          </table:table-cell>
          <table:table-cell/>
          <table:table-cell office:value-type="float" office:value="1443146946.83563" calcext:value-type="float">
            <text:p>1443146946.83563</text:p>
          </table:table-cell>
          <table:table-cell table:formula="of:=[.G307]-[.$B$2]" office:value-type="float" office:value="26.8354222774506" calcext:value-type="float">
            <text:p>26.8354222775</text:p>
          </table:table-cell>
          <table:table-cell table:formula="of:=[.C307]/([.H307]-[.H306])" office:value-type="float" office:value="109798.534031414" calcext:value-type="float">
            <text:p>109798.534031414</text:p>
          </table:table-cell>
          <table:table-cell table:formula="of:=[.G307]-[.$B307]" office:value-type="float" office:value="0.232974529266357" calcext:value-type="float">
            <text:p>0.2329745293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43146946.64211" calcext:value-type="float">
            <text:p>1443146946.64211</text:p>
          </table:table-cell>
          <table:table-cell office:value-type="float" office:value="4320" calcext:value-type="float">
            <text:p>4320</text:p>
          </table:table-cell>
          <table:table-cell table:formula="of:=[.B308]-[.$B$2]" office:value-type="float" office:value="26.6419057846069" calcext:value-type="float">
            <text:p>26.6419057846</text:p>
          </table:table-cell>
          <table:table-cell table:formula="of:=[.C308]/([.D308]-[.D307])" office:value-type="float" office:value="109483.400383084" calcext:value-type="float">
            <text:p>109483.400383084</text:p>
          </table:table-cell>
          <table:table-cell/>
          <table:table-cell office:value-type="float" office:value="1443146946.87507" calcext:value-type="float">
            <text:p>1443146946.87507</text:p>
          </table:table-cell>
          <table:table-cell table:formula="of:=[.G308]-[.$B$2]" office:value-type="float" office:value="26.8748607635498" calcext:value-type="float">
            <text:p>26.8748607635</text:p>
          </table:table-cell>
          <table:table-cell table:formula="of:=[.C308]/([.H308]-[.H307])" office:value-type="float" office:value="109537.673153303" calcext:value-type="float">
            <text:p>109537.673153303</text:p>
          </table:table-cell>
          <table:table-cell table:formula="of:=[.G308]-[.$B308]" office:value-type="float" office:value="0.232954978942871" calcext:value-type="float">
            <text:p>0.2329549789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43146946.68155" calcext:value-type="float">
            <text:p>1443146946.68155</text:p>
          </table:table-cell>
          <table:table-cell office:value-type="float" office:value="4320" calcext:value-type="float">
            <text:p>4320</text:p>
          </table:table-cell>
          <table:table-cell table:formula="of:=[.B309]-[.$B$2]" office:value-type="float" office:value="26.6813461780548" calcext:value-type="float">
            <text:p>26.6813461781</text:p>
          </table:table-cell>
          <table:table-cell table:formula="of:=[.C309]/([.D309]-[.D308])" office:value-type="float" office:value="109532.375880308" calcext:value-type="float">
            <text:p>109532.375880308</text:p>
          </table:table-cell>
          <table:table-cell/>
          <table:table-cell office:value-type="float" office:value="1443146946.91454" calcext:value-type="float">
            <text:p>1443146946.91454</text:p>
          </table:table-cell>
          <table:table-cell table:formula="of:=[.G309]-[.$B$2]" office:value-type="float" office:value="26.9143295288086" calcext:value-type="float">
            <text:p>26.9143295288</text:p>
          </table:table-cell>
          <table:table-cell table:formula="of:=[.C309]/([.H309]-[.H308])" office:value-type="float" office:value="109453.639394964" calcext:value-type="float">
            <text:p>109453.639394964</text:p>
          </table:table-cell>
          <table:table-cell table:formula="of:=[.G309]-[.$B309]" office:value-type="float" office:value="0.232983350753784" calcext:value-type="float">
            <text:p>0.2329833508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43146946.72096" calcext:value-type="float">
            <text:p>1443146946.72096</text:p>
          </table:table-cell>
          <table:table-cell office:value-type="float" office:value="4320" calcext:value-type="float">
            <text:p>4320</text:p>
          </table:table-cell>
          <table:table-cell table:formula="of:=[.B310]-[.$B$2]" office:value-type="float" office:value="26.7207546234131" calcext:value-type="float">
            <text:p>26.7207546234</text:p>
          </table:table-cell>
          <table:table-cell table:formula="of:=[.C310]/([.D310]-[.D309])" office:value-type="float" office:value="109621.172840627" calcext:value-type="float">
            <text:p>109621.172840627</text:p>
          </table:table-cell>
          <table:table-cell/>
          <table:table-cell office:value-type="float" office:value="1443146946.95392" calcext:value-type="float">
            <text:p>1443146946.95392</text:p>
          </table:table-cell>
          <table:table-cell table:formula="of:=[.G310]-[.$B$2]" office:value-type="float" office:value="26.9537153244019" calcext:value-type="float">
            <text:p>26.9537153244</text:p>
          </table:table-cell>
          <table:table-cell table:formula="of:=[.C310]/([.H310]-[.H309])" office:value-type="float" office:value="109684.213177075" calcext:value-type="float">
            <text:p>109684.213177075</text:p>
          </table:table-cell>
          <table:table-cell table:formula="of:=[.G310]-[.$B310]" office:value-type="float" office:value="0.23296070098877" calcext:value-type="float">
            <text:p>0.232960701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43146946.76037" calcext:value-type="float">
            <text:p>1443146946.76037</text:p>
          </table:table-cell>
          <table:table-cell office:value-type="float" office:value="4320" calcext:value-type="float">
            <text:p>4320</text:p>
          </table:table-cell>
          <table:table-cell table:formula="of:=[.B311]-[.$B$2]" office:value-type="float" office:value="26.7601583003998" calcext:value-type="float">
            <text:p>26.7601583004</text:p>
          </table:table-cell>
          <table:table-cell table:formula="of:=[.C311]/([.D311]-[.D310])" office:value-type="float" office:value="109634.438467729" calcext:value-type="float">
            <text:p>109634.438467729</text:p>
          </table:table-cell>
          <table:table-cell/>
          <table:table-cell office:value-type="float" office:value="1443146946.99334" calcext:value-type="float">
            <text:p>1443146946.99334</text:p>
          </table:table-cell>
          <table:table-cell table:formula="of:=[.G311]-[.$B$2]" office:value-type="float" office:value="26.9931292533875" calcext:value-type="float">
            <text:p>26.9931292534</text:p>
          </table:table-cell>
          <table:table-cell table:formula="of:=[.C311]/([.H311]-[.H310])" office:value-type="float" office:value="109605.921337576" calcext:value-type="float">
            <text:p>109605.921337576</text:p>
          </table:table-cell>
          <table:table-cell table:formula="of:=[.G311]-[.$B311]" office:value-type="float" office:value="0.232970952987671" calcext:value-type="float">
            <text:p>0.232970953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43146946.79978" calcext:value-type="float">
            <text:p>1443146946.79978</text:p>
          </table:table-cell>
          <table:table-cell office:value-type="float" office:value="4320" calcext:value-type="float">
            <text:p>4320</text:p>
          </table:table-cell>
          <table:table-cell table:formula="of:=[.B312]-[.$B$2]" office:value-type="float" office:value="26.7995734214783" calcext:value-type="float">
            <text:p>26.7995734215</text:p>
          </table:table-cell>
          <table:table-cell table:formula="of:=[.C312]/([.D312]-[.D311])" office:value-type="float" office:value="109602.606354986" calcext:value-type="float">
            <text:p>109602.606354986</text:p>
          </table:table-cell>
          <table:table-cell/>
          <table:table-cell office:value-type="float" office:value="1443146950.00817" calcext:value-type="float">
            <text:p>1443146950.00817</text:p>
          </table:table-cell>
          <table:table-cell table:formula="of:=[.G312]-[.$B$2]" office:value-type="float" office:value="30.0079653263092" calcext:value-type="float">
            <text:p>30.0079653263</text:p>
          </table:table-cell>
          <table:table-cell table:formula="of:=[.C312]/([.H312]-[.H311])" office:value-type="float" office:value="1432.91372914129" calcext:value-type="float">
            <text:p>1432.9137291413</text:p>
          </table:table-cell>
          <table:table-cell table:formula="of:=[.G312]-[.$B312]" office:value-type="float" office:value="3.20839190483093" calcext:value-type="float">
            <text:p>3.2083919048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443146946.83922" calcext:value-type="float">
            <text:p>1443146946.83922</text:p>
          </table:table-cell>
          <table:table-cell office:value-type="float" office:value="4320" calcext:value-type="float">
            <text:p>4320</text:p>
          </table:table-cell>
          <table:table-cell table:formula="of:=[.B313]-[.$B$2]" office:value-type="float" office:value="26.8390080928802" calcext:value-type="float">
            <text:p>26.8390080929</text:p>
          </table:table-cell>
          <table:table-cell table:formula="of:=[.C313]/([.D313]-[.D312])" office:value-type="float" office:value="109548.269236583" calcext:value-type="float">
            <text:p>109548.269236583</text:p>
          </table:table-cell>
          <table:table-cell/>
          <table:table-cell office:value-type="float" office:value="1443146950.02636" calcext:value-type="float">
            <text:p>1443146950.02636</text:p>
          </table:table-cell>
          <table:table-cell table:formula="of:=[.G313]-[.$B$2]" office:value-type="float" office:value="30.026148557663" calcext:value-type="float">
            <text:p>30.0261485577</text:p>
          </table:table-cell>
          <table:table-cell table:formula="of:=[.C313]/([.H313]-[.H312])" office:value-type="float" office:value="237581.534104319" calcext:value-type="float">
            <text:p>237581.534104319</text:p>
          </table:table-cell>
          <table:table-cell table:formula="of:=[.G313]-[.$B313]" office:value-type="float" office:value="3.18714046478271" calcext:value-type="float">
            <text:p>3.1871404648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43146946.87864" calcext:value-type="float">
            <text:p>1443146946.87864</text:p>
          </table:table-cell>
          <table:table-cell office:value-type="float" office:value="4320" calcext:value-type="float">
            <text:p>4320</text:p>
          </table:table-cell>
          <table:table-cell table:formula="of:=[.B314]-[.$B$2]" office:value-type="float" office:value="26.8784353733063" calcext:value-type="float">
            <text:p>26.8784353733</text:p>
          </table:table-cell>
          <table:table-cell table:formula="of:=[.C314]/([.D314]-[.D313])" office:value-type="float" office:value="109568.804982766" calcext:value-type="float">
            <text:p>109568.804982766</text:p>
          </table:table-cell>
          <table:table-cell/>
          <table:table-cell office:value-type="float" office:value="1443146950.99457" calcext:value-type="float">
            <text:p>1443146950.99457</text:p>
          </table:table-cell>
          <table:table-cell table:formula="of:=[.G314]-[.$B$2]" office:value-type="float" office:value="30.99436211586" calcext:value-type="float">
            <text:p>30.9943621159</text:p>
          </table:table-cell>
          <table:table-cell table:formula="of:=[.C314]/([.H314]-[.H313])" office:value-type="float" office:value="4461.82555844867" calcext:value-type="float">
            <text:p>4461.8255584487</text:p>
          </table:table-cell>
          <table:table-cell table:formula="of:=[.G314]-[.$B314]" office:value-type="float" office:value="4.11592674255371" calcext:value-type="float">
            <text:p>4.1159267426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43146946.91809" calcext:value-type="float">
            <text:p>1443146946.91809</text:p>
          </table:table-cell>
          <table:table-cell office:value-type="float" office:value="4320" calcext:value-type="float">
            <text:p>4320</text:p>
          </table:table-cell>
          <table:table-cell table:formula="of:=[.B315]-[.$B$2]" office:value-type="float" office:value="26.9178845882416" calcext:value-type="float">
            <text:p>26.9178845882</text:p>
          </table:table-cell>
          <table:table-cell table:formula="of:=[.C315]/([.D315]-[.D314])" office:value-type="float" office:value="109507.882655836" calcext:value-type="float">
            <text:p>109507.882655836</text:p>
          </table:table-cell>
          <table:table-cell/>
          <table:table-cell office:value-type="float" office:value="1443146951.01232" calcext:value-type="float">
            <text:p>1443146951.01232</text:p>
          </table:table-cell>
          <table:table-cell table:formula="of:=[.G315]-[.$B$2]" office:value-type="float" office:value="31.012113571167" calcext:value-type="float">
            <text:p>31.0121135712</text:p>
          </table:table-cell>
          <table:table-cell table:formula="of:=[.C315]/([.H315]-[.H314])" office:value-type="float" office:value="243360.328789202" calcext:value-type="float">
            <text:p>243360.328789202</text:p>
          </table:table-cell>
          <table:table-cell table:formula="of:=[.G315]-[.$B315]" office:value-type="float" office:value="4.09422898292542" calcext:value-type="float">
            <text:p>4.0942289829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43146946.95754" calcext:value-type="float">
            <text:p>1443146946.95754</text:p>
          </table:table-cell>
          <table:table-cell office:value-type="float" office:value="4320" calcext:value-type="float">
            <text:p>4320</text:p>
          </table:table-cell>
          <table:table-cell table:formula="of:=[.B316]-[.$B$2]" office:value-type="float" office:value="26.9573309421539" calcext:value-type="float">
            <text:p>26.9573309422</text:p>
          </table:table-cell>
          <table:table-cell table:formula="of:=[.C316]/([.D316]-[.D315])" office:value-type="float" office:value="109515.825203989" calcext:value-type="float">
            <text:p>109515.825203989</text:p>
          </table:table-cell>
          <table:table-cell/>
          <table:table-cell office:value-type="float" office:value="1443146951.02988" calcext:value-type="float">
            <text:p>1443146951.02988</text:p>
          </table:table-cell>
          <table:table-cell table:formula="of:=[.G316]-[.$B$2]" office:value-type="float" office:value="31.0296688079834" calcext:value-type="float">
            <text:p>31.029668808</text:p>
          </table:table-cell>
          <table:table-cell table:formula="of:=[.C316]/([.H316]-[.H315])" office:value-type="float" office:value="246080.417209909" calcext:value-type="float">
            <text:p>246080.417209909</text:p>
          </table:table-cell>
          <table:table-cell table:formula="of:=[.G316]-[.$B316]" office:value-type="float" office:value="4.07233786582947" calcext:value-type="float">
            <text:p>4.0723378658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43146946.99696" calcext:value-type="float">
            <text:p>1443146946.99696</text:p>
          </table:table-cell>
          <table:table-cell office:value-type="float" office:value="4320" calcext:value-type="float">
            <text:p>4320</text:p>
          </table:table-cell>
          <table:table-cell table:formula="of:=[.B317]-[.$B$2]" office:value-type="float" office:value="26.9967560768127" calcext:value-type="float">
            <text:p>26.9967560768</text:p>
          </table:table-cell>
          <table:table-cell table:formula="of:=[.C317]/([.D317]-[.D316])" office:value-type="float" office:value="109574.768415769" calcext:value-type="float">
            <text:p>109574.768415769</text:p>
          </table:table-cell>
          <table:table-cell/>
          <table:table-cell office:value-type="float" office:value="1443146951.04745" calcext:value-type="float">
            <text:p>1443146951.04745</text:p>
          </table:table-cell>
          <table:table-cell table:formula="of:=[.G317]-[.$B$2]" office:value-type="float" office:value="31.047239780426" calcext:value-type="float">
            <text:p>31.0472397804</text:p>
          </table:table-cell>
          <table:table-cell table:formula="of:=[.C317]/([.H317]-[.H316])" office:value-type="float" office:value="245860.040706668" calcext:value-type="float">
            <text:p>245860.040706668</text:p>
          </table:table-cell>
          <table:table-cell table:formula="of:=[.G317]-[.$B317]" office:value-type="float" office:value="4.05048370361328" calcext:value-type="float">
            <text:p>4.0504837036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43146960.05001" calcext:value-type="float">
            <text:p>1443146960.05001</text:p>
          </table:table-cell>
          <table:table-cell office:value-type="float" office:value="4320" calcext:value-type="float">
            <text:p>4320</text:p>
          </table:table-cell>
          <table:table-cell table:formula="of:=[.B318]-[.$B$2]" office:value-type="float" office:value="40.0498056411743" calcext:value-type="float">
            <text:p>40.0498056412</text:p>
          </table:table-cell>
          <table:table-cell table:formula="of:=[.C318]/([.D318]-[.D317])" office:value-type="float" office:value="330.95714366969" calcext:value-type="float">
            <text:p>330.9571436697</text:p>
          </table:table-cell>
          <table:table-cell/>
          <table:table-cell office:value-type="float" office:value="1443146960.24696" calcext:value-type="float">
            <text:p>1443146960.24696</text:p>
          </table:table-cell>
          <table:table-cell table:formula="of:=[.G318]-[.$B$2]" office:value-type="float" office:value="40.2467546463013" calcext:value-type="float">
            <text:p>40.2467546463</text:p>
          </table:table-cell>
          <table:table-cell table:formula="of:=[.C318]/([.H318]-[.H317])" office:value-type="float" office:value="469.58997979607" calcext:value-type="float">
            <text:p>469.5899797961</text:p>
          </table:table-cell>
          <table:table-cell table:formula="of:=[.G318]-[.$B318]" office:value-type="float" office:value="0.196949005126953" calcext:value-type="float">
            <text:p>0.1969490051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43146960.10415" calcext:value-type="float">
            <text:p>1443146960.10415</text:p>
          </table:table-cell>
          <table:table-cell office:value-type="float" office:value="4320" calcext:value-type="float">
            <text:p>4320</text:p>
          </table:table-cell>
          <table:table-cell table:formula="of:=[.B319]-[.$B$2]" office:value-type="float" office:value="40.1039440631867" calcext:value-type="float">
            <text:p>40.1039440632</text:p>
          </table:table-cell>
          <table:table-cell table:formula="of:=[.C319]/([.D319]-[.D318])" office:value-type="float" office:value="79795.4546775707" calcext:value-type="float">
            <text:p>79795.4546775707</text:p>
          </table:table-cell>
          <table:table-cell/>
          <table:table-cell office:value-type="float" office:value="1443146960.35118" calcext:value-type="float">
            <text:p>1443146960.35118</text:p>
          </table:table-cell>
          <table:table-cell table:formula="of:=[.G319]-[.$B$2]" office:value-type="float" office:value="40.3509726524353" calcext:value-type="float">
            <text:p>40.3509726524</text:p>
          </table:table-cell>
          <table:table-cell table:formula="of:=[.C319]/([.H319]-[.H318])" office:value-type="float" office:value="41451.570225246" calcext:value-type="float">
            <text:p>41451.570225246</text:p>
          </table:table-cell>
          <table:table-cell table:formula="of:=[.G319]-[.$B319]" office:value-type="float" office:value="0.247028589248657" calcext:value-type="float">
            <text:p>0.2470285892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43146960.1583" calcext:value-type="float">
            <text:p>1443146960.1583</text:p>
          </table:table-cell>
          <table:table-cell office:value-type="float" office:value="4320" calcext:value-type="float">
            <text:p>4320</text:p>
          </table:table-cell>
          <table:table-cell table:formula="of:=[.B320]-[.$B$2]" office:value-type="float" office:value="40.1580963134766" calcext:value-type="float">
            <text:p>40.1580963135</text:p>
          </table:table-cell>
          <table:table-cell table:formula="of:=[.C320]/([.D320]-[.D319])" office:value-type="float" office:value="79775.0781707473" calcext:value-type="float">
            <text:p>79775.0781707473</text:p>
          </table:table-cell>
          <table:table-cell/>
          <table:table-cell office:value-type="float" office:value="1443146960.36933" calcext:value-type="float">
            <text:p>1443146960.36933</text:p>
          </table:table-cell>
          <table:table-cell table:formula="of:=[.G320]-[.$B$2]" office:value-type="float" office:value="40.369122505188" calcext:value-type="float">
            <text:p>40.3691225052</text:p>
          </table:table-cell>
          <table:table-cell table:formula="of:=[.C320]/([.H320]-[.H319])" office:value-type="float" office:value="238018.459921709" calcext:value-type="float">
            <text:p>238018.459921709</text:p>
          </table:table-cell>
          <table:table-cell table:formula="of:=[.G320]-[.$B320]" office:value-type="float" office:value="0.211026191711426" calcext:value-type="float">
            <text:p>0.2110261917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43146960.21245" calcext:value-type="float">
            <text:p>1443146960.21245</text:p>
          </table:table-cell>
          <table:table-cell office:value-type="float" office:value="4320" calcext:value-type="float">
            <text:p>4320</text:p>
          </table:table-cell>
          <table:table-cell table:formula="of:=[.B321]-[.$B$2]" office:value-type="float" office:value="40.2122404575348" calcext:value-type="float">
            <text:p>40.2122404575</text:p>
          </table:table-cell>
          <table:table-cell table:formula="of:=[.C321]/([.D321]-[.D320])" office:value-type="float" office:value="79787.0217572227" calcext:value-type="float">
            <text:p>79787.0217572227</text:p>
          </table:table-cell>
          <table:table-cell/>
          <table:table-cell office:value-type="float" office:value="1443146960.4596" calcext:value-type="float">
            <text:p>1443146960.4596</text:p>
          </table:table-cell>
          <table:table-cell table:formula="of:=[.G321]-[.$B$2]" office:value-type="float" office:value="40.4593892097473" calcext:value-type="float">
            <text:p>40.4593892097</text:p>
          </table:table-cell>
          <table:table-cell table:formula="of:=[.C321]/([.H321]-[.H320])" office:value-type="float" office:value="47858.1778418726" calcext:value-type="float">
            <text:p>47858.1778418726</text:p>
          </table:table-cell>
          <table:table-cell table:formula="of:=[.G321]-[.$B321]" office:value-type="float" office:value="0.247148752212524" calcext:value-type="float">
            <text:p>0.2471487522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43146960.2666" calcext:value-type="float">
            <text:p>1443146960.2666</text:p>
          </table:table-cell>
          <table:table-cell office:value-type="float" office:value="4320" calcext:value-type="float">
            <text:p>4320</text:p>
          </table:table-cell>
          <table:table-cell table:formula="of:=[.B322]-[.$B$2]" office:value-type="float" office:value="40.2663881778717" calcext:value-type="float">
            <text:p>40.2663881779</text:p>
          </table:table-cell>
          <table:table-cell table:formula="of:=[.C322]/([.D322]-[.D321])" office:value-type="float" office:value="79781.752087076" calcext:value-type="float">
            <text:p>79781.752087076</text:p>
          </table:table-cell>
          <table:table-cell/>
          <table:table-cell office:value-type="float" office:value="1443146960.51372" calcext:value-type="float">
            <text:p>1443146960.51372</text:p>
          </table:table-cell>
          <table:table-cell table:formula="of:=[.G322]-[.$B$2]" office:value-type="float" office:value="40.5135097503662" calcext:value-type="float">
            <text:p>40.5135097504</text:p>
          </table:table-cell>
          <table:table-cell table:formula="of:=[.C322]/([.H322]-[.H321])" office:value-type="float" office:value="79821.8190468639" calcext:value-type="float">
            <text:p>79821.8190468639</text:p>
          </table:table-cell>
          <table:table-cell table:formula="of:=[.G322]-[.$B322]" office:value-type="float" office:value="0.247121572494507" calcext:value-type="float">
            <text:p>0.2471215725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43146960.32074" calcext:value-type="float">
            <text:p>1443146960.32074</text:p>
          </table:table-cell>
          <table:table-cell office:value-type="float" office:value="4320" calcext:value-type="float">
            <text:p>4320</text:p>
          </table:table-cell>
          <table:table-cell table:formula="of:=[.B323]-[.$B$2]" office:value-type="float" office:value="40.3205282688141" calcext:value-type="float">
            <text:p>40.3205282688</text:p>
          </table:table-cell>
          <table:table-cell table:formula="of:=[.C323]/([.D323]-[.D322])" office:value-type="float" office:value="79792.9948916681" calcext:value-type="float">
            <text:p>79792.9948916681</text:p>
          </table:table-cell>
          <table:table-cell/>
          <table:table-cell office:value-type="float" office:value="1443146960.56776" calcext:value-type="float">
            <text:p>1443146960.56776</text:p>
          </table:table-cell>
          <table:table-cell table:formula="of:=[.G323]-[.$B$2]" office:value-type="float" office:value="40.5675566196442" calcext:value-type="float">
            <text:p>40.5675566196</text:p>
          </table:table-cell>
          <table:table-cell table:formula="of:=[.C323]/([.H323]-[.H322])" office:value-type="float" office:value="79930.6242473168" calcext:value-type="float">
            <text:p>79930.6242473168</text:p>
          </table:table-cell>
          <table:table-cell table:formula="of:=[.G323]-[.$B323]" office:value-type="float" office:value="0.247028350830078" calcext:value-type="float">
            <text:p>0.2470283508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43146960.37486" calcext:value-type="float">
            <text:p>1443146960.37486</text:p>
          </table:table-cell>
          <table:table-cell office:value-type="float" office:value="4320" calcext:value-type="float">
            <text:p>4320</text:p>
          </table:table-cell>
          <table:table-cell table:formula="of:=[.B324]-[.$B$2]" office:value-type="float" office:value="40.3746557235718" calcext:value-type="float">
            <text:p>40.3746557236</text:p>
          </table:table-cell>
          <table:table-cell table:formula="of:=[.C324]/([.D324]-[.D323])" office:value-type="float" office:value="79811.6227585265" calcext:value-type="float">
            <text:p>79811.6227585265</text:p>
          </table:table-cell>
          <table:table-cell/>
          <table:table-cell office:value-type="float" office:value="1443146960.62195" calcext:value-type="float">
            <text:p>1443146960.62195</text:p>
          </table:table-cell>
          <table:table-cell table:formula="of:=[.G324]-[.$B$2]" office:value-type="float" office:value="40.6217443943024" calcext:value-type="float">
            <text:p>40.6217443943</text:p>
          </table:table-cell>
          <table:table-cell table:formula="of:=[.C324]/([.H324]-[.H323])" office:value-type="float" office:value="79722.7793030623" calcext:value-type="float">
            <text:p>79722.7793030623</text:p>
          </table:table-cell>
          <table:table-cell table:formula="of:=[.G324]-[.$B324]" office:value-type="float" office:value="0.247088670730591" calcext:value-type="float">
            <text:p>0.2470886707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443146960.42901" calcext:value-type="float">
            <text:p>1443146960.42901</text:p>
          </table:table-cell>
          <table:table-cell office:value-type="float" office:value="4320" calcext:value-type="float">
            <text:p>4320</text:p>
          </table:table-cell>
          <table:table-cell table:formula="of:=[.B325]-[.$B$2]" office:value-type="float" office:value="40.4288055896759" calcext:value-type="float">
            <text:p>40.4288055897</text:p>
          </table:table-cell>
          <table:table-cell table:formula="of:=[.C325]/([.D325]-[.D324])" office:value-type="float" office:value="79778.5906190973" calcext:value-type="float">
            <text:p>79778.5906190973</text:p>
          </table:table-cell>
          <table:table-cell/>
          <table:table-cell office:value-type="float" office:value="1443146960.67614" calcext:value-type="float">
            <text:p>1443146960.67614</text:p>
          </table:table-cell>
          <table:table-cell table:formula="of:=[.G325]-[.$B$2]" office:value-type="float" office:value="40.6759297847748" calcext:value-type="float">
            <text:p>40.6759297848</text:p>
          </table:table-cell>
          <table:table-cell table:formula="of:=[.C325]/([.H325]-[.H324])" office:value-type="float" office:value="79726.2871474458" calcext:value-type="float">
            <text:p>79726.2871474458</text:p>
          </table:table-cell>
          <table:table-cell table:formula="of:=[.G325]-[.$B325]" office:value-type="float" office:value="0.247124195098877" calcext:value-type="float">
            <text:p>0.2471241951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43146960.48321" calcext:value-type="float">
            <text:p>1443146960.48321</text:p>
          </table:table-cell>
          <table:table-cell office:value-type="float" office:value="4320" calcext:value-type="float">
            <text:p>4320</text:p>
          </table:table-cell>
          <table:table-cell table:formula="of:=[.B326]-[.$B$2]" office:value-type="float" office:value="40.4830045700073" calcext:value-type="float">
            <text:p>40.48300457</text:p>
          </table:table-cell>
          <table:table-cell table:formula="of:=[.C326]/([.D326]-[.D325])" office:value-type="float" office:value="79706.2965683795" calcext:value-type="float">
            <text:p>79706.2965683795</text:p>
          </table:table-cell>
          <table:table-cell/>
          <table:table-cell office:value-type="float" office:value="1443146960.73027" calcext:value-type="float">
            <text:p>1443146960.73027</text:p>
          </table:table-cell>
          <table:table-cell table:formula="of:=[.G326]-[.$B$2]" office:value-type="float" office:value="40.7300591468811" calcext:value-type="float">
            <text:p>40.7300591469</text:p>
          </table:table-cell>
          <table:table-cell table:formula="of:=[.C326]/([.H326]-[.H325])" office:value-type="float" office:value="79808.8104477283" calcext:value-type="float">
            <text:p>79808.8104477283</text:p>
          </table:table-cell>
          <table:table-cell table:formula="of:=[.G326]-[.$B326]" office:value-type="float" office:value="0.247054576873779" calcext:value-type="float">
            <text:p>0.2470545769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443146960.53736" calcext:value-type="float">
            <text:p>1443146960.53736</text:p>
          </table:table-cell>
          <table:table-cell office:value-type="float" office:value="4320" calcext:value-type="float">
            <text:p>4320</text:p>
          </table:table-cell>
          <table:table-cell table:formula="of:=[.B327]-[.$B$2]" office:value-type="float" office:value="40.5371527671814" calcext:value-type="float">
            <text:p>40.5371527672</text:p>
          </table:table-cell>
          <table:table-cell table:formula="of:=[.C327]/([.D327]-[.D326])" office:value-type="float" office:value="79781.0495169827" calcext:value-type="float">
            <text:p>79781.0495169827</text:p>
          </table:table-cell>
          <table:table-cell/>
          <table:table-cell office:value-type="float" office:value="1443146960.78434" calcext:value-type="float">
            <text:p>1443146960.78434</text:p>
          </table:table-cell>
          <table:table-cell table:formula="of:=[.G327]-[.$B$2]" office:value-type="float" office:value="40.7841329574585" calcext:value-type="float">
            <text:p>40.7841329575</text:p>
          </table:table-cell>
          <table:table-cell table:formula="of:=[.C327]/([.H327]-[.H326])" office:value-type="float" office:value="79890.8002574933" calcext:value-type="float">
            <text:p>79890.8002574933</text:p>
          </table:table-cell>
          <table:table-cell table:formula="of:=[.G327]-[.$B327]" office:value-type="float" office:value="0.2469801902771" calcext:value-type="float">
            <text:p>0.2469801903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43146960.5915" calcext:value-type="float">
            <text:p>1443146960.5915</text:p>
          </table:table-cell>
          <table:table-cell office:value-type="float" office:value="4320" calcext:value-type="float">
            <text:p>4320</text:p>
          </table:table-cell>
          <table:table-cell table:formula="of:=[.B328]-[.$B$2]" office:value-type="float" office:value="40.5912897586823" calcext:value-type="float">
            <text:p>40.5912897587</text:p>
          </table:table-cell>
          <table:table-cell table:formula="of:=[.C328]/([.D328]-[.D327])" office:value-type="float" office:value="79797.5631861961" calcext:value-type="float">
            <text:p>79797.5631861961</text:p>
          </table:table-cell>
          <table:table-cell/>
          <table:table-cell office:value-type="float" office:value="1443146960.83856" calcext:value-type="float">
            <text:p>1443146960.83856</text:p>
          </table:table-cell>
          <table:table-cell table:formula="of:=[.G328]-[.$B$2]" office:value-type="float" office:value="40.8383519649506" calcext:value-type="float">
            <text:p>40.838351965</text:p>
          </table:table-cell>
          <table:table-cell table:formula="of:=[.C328]/([.H328]-[.H327])" office:value-type="float" office:value="79676.8550333977" calcext:value-type="float">
            <text:p>79676.8550333977</text:p>
          </table:table-cell>
          <table:table-cell table:formula="of:=[.G328]-[.$B328]" office:value-type="float" office:value="0.247062206268311" calcext:value-type="float">
            <text:p>0.2470622063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443146960.64566" calcext:value-type="float">
            <text:p>1443146960.64566</text:p>
          </table:table-cell>
          <table:table-cell office:value-type="float" office:value="4320" calcext:value-type="float">
            <text:p>4320</text:p>
          </table:table-cell>
          <table:table-cell table:formula="of:=[.B329]-[.$B$2]" office:value-type="float" office:value="40.6454517841339" calcext:value-type="float">
            <text:p>40.6454517841</text:p>
          </table:table-cell>
          <table:table-cell table:formula="of:=[.C329]/([.D329]-[.D328])" office:value-type="float" office:value="79760.680365538" calcext:value-type="float">
            <text:p>79760.680365538</text:p>
          </table:table-cell>
          <table:table-cell/>
          <table:table-cell office:value-type="float" office:value="1443146960.85672" calcext:value-type="float">
            <text:p>1443146960.85672</text:p>
          </table:table-cell>
          <table:table-cell table:formula="of:=[.G329]-[.$B$2]" office:value-type="float" office:value="40.8565142154694" calcext:value-type="float">
            <text:p>40.8565142155</text:p>
          </table:table-cell>
          <table:table-cell table:formula="of:=[.C329]/([.H329]-[.H328])" office:value-type="float" office:value="237855.985717661" calcext:value-type="float">
            <text:p>237855.985717661</text:p>
          </table:table-cell>
          <table:table-cell table:formula="of:=[.G329]-[.$B329]" office:value-type="float" office:value="0.211062431335449" calcext:value-type="float">
            <text:p>0.2110624313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43146960.6998" calcext:value-type="float">
            <text:p>1443146960.6998</text:p>
          </table:table-cell>
          <table:table-cell office:value-type="float" office:value="4320" calcext:value-type="float">
            <text:p>4320</text:p>
          </table:table-cell>
          <table:table-cell table:formula="of:=[.B330]-[.$B$2]" office:value-type="float" office:value="40.6995964050293" calcext:value-type="float">
            <text:p>40.699596405</text:p>
          </table:table-cell>
          <table:table-cell table:formula="of:=[.C330]/([.D330]-[.D329])" office:value-type="float" office:value="79786.3190943157" calcext:value-type="float">
            <text:p>79786.3190943157</text:p>
          </table:table-cell>
          <table:table-cell/>
          <table:table-cell office:value-type="float" office:value="1443146960.94691" calcext:value-type="float">
            <text:p>1443146960.94691</text:p>
          </table:table-cell>
          <table:table-cell table:formula="of:=[.G330]-[.$B$2]" office:value-type="float" office:value="40.9467010498047" calcext:value-type="float">
            <text:p>40.9467010498</text:p>
          </table:table-cell>
          <table:table-cell table:formula="of:=[.C330]/([.H330]-[.H329])" office:value-type="float" office:value="47900.5614493313" calcext:value-type="float">
            <text:p>47900.5614493313</text:p>
          </table:table-cell>
          <table:table-cell table:formula="of:=[.G330]-[.$B330]" office:value-type="float" office:value="0.247104644775391" calcext:value-type="float">
            <text:p>0.2471046448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443146960.75399" calcext:value-type="float">
            <text:p>1443146960.75399</text:p>
          </table:table-cell>
          <table:table-cell office:value-type="float" office:value="4320" calcext:value-type="float">
            <text:p>4320</text:p>
          </table:table-cell>
          <table:table-cell table:formula="of:=[.B331]-[.$B$2]" office:value-type="float" office:value="40.7537829875946" calcext:value-type="float">
            <text:p>40.7537829876</text:p>
          </table:table-cell>
          <table:table-cell table:formula="of:=[.C331]/([.D331]-[.D330])" office:value-type="float" office:value="79724.5331866681" calcext:value-type="float">
            <text:p>79724.5331866681</text:p>
          </table:table-cell>
          <table:table-cell/>
          <table:table-cell office:value-type="float" office:value="1443146961.00092" calcext:value-type="float">
            <text:p>1443146961.00092</text:p>
          </table:table-cell>
          <table:table-cell table:formula="of:=[.G331]-[.$B$2]" office:value-type="float" office:value="41.0007073879242" calcext:value-type="float">
            <text:p>41.0007073879</text:p>
          </table:table-cell>
          <table:table-cell table:formula="of:=[.C331]/([.H331]-[.H330])" office:value-type="float" office:value="79990.6112952997" calcext:value-type="float">
            <text:p>79990.6112952997</text:p>
          </table:table-cell>
          <table:table-cell table:formula="of:=[.G331]-[.$B331]" office:value-type="float" office:value="0.24692440032959" calcext:value-type="float">
            <text:p>0.2469244003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43146960.80815" calcext:value-type="float">
            <text:p>1443146960.80815</text:p>
          </table:table-cell>
          <table:table-cell office:value-type="float" office:value="4320" calcext:value-type="float">
            <text:p>4320</text:p>
          </table:table-cell>
          <table:table-cell table:formula="of:=[.B332]-[.$B$2]" office:value-type="float" office:value="40.807938337326" calcext:value-type="float">
            <text:p>40.8079383373</text:p>
          </table:table-cell>
          <table:table-cell table:formula="of:=[.C332]/([.D332]-[.D331])" office:value-type="float" office:value="79770.5124502518" calcext:value-type="float">
            <text:p>79770.5124502518</text:p>
          </table:table-cell>
          <table:table-cell/>
          <table:table-cell office:value-type="float" office:value="1443146961.05539" calcext:value-type="float">
            <text:p>1443146961.05539</text:p>
          </table:table-cell>
          <table:table-cell table:formula="of:=[.G332]-[.$B$2]" office:value-type="float" office:value="41.0551841259003" calcext:value-type="float">
            <text:p>41.0551841259</text:p>
          </table:table-cell>
          <table:table-cell table:formula="of:=[.C332]/([.H332]-[.H331])" office:value-type="float" office:value="79299.9023160548" calcext:value-type="float">
            <text:p>79299.9023160548</text:p>
          </table:table-cell>
          <table:table-cell table:formula="of:=[.G332]-[.$B332]" office:value-type="float" office:value="0.247245788574219" calcext:value-type="float">
            <text:p>0.2472457886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443146960.86229" calcext:value-type="float">
            <text:p>1443146960.86229</text:p>
          </table:table-cell>
          <table:table-cell office:value-type="float" office:value="4320" calcext:value-type="float">
            <text:p>4320</text:p>
          </table:table-cell>
          <table:table-cell table:formula="of:=[.B333]-[.$B$2]" office:value-type="float" office:value="40.86208152771" calcext:value-type="float">
            <text:p>40.8620815277</text:p>
          </table:table-cell>
          <table:table-cell table:formula="of:=[.C333]/([.D333]-[.D332])" office:value-type="float" office:value="79788.4271201666" calcext:value-type="float">
            <text:p>79788.4271201666</text:p>
          </table:table-cell>
          <table:table-cell/>
          <table:table-cell office:value-type="float" office:value="1443146961.10934" calcext:value-type="float">
            <text:p>1443146961.10934</text:p>
          </table:table-cell>
          <table:table-cell table:formula="of:=[.G333]-[.$B$2]" office:value-type="float" office:value="41.1091279983521" calcext:value-type="float">
            <text:p>41.1091279984</text:p>
          </table:table-cell>
          <table:table-cell table:formula="of:=[.C333]/([.H333]-[.H332])" office:value-type="float" office:value="80083.2384412416" calcext:value-type="float">
            <text:p>80083.2384412416</text:p>
          </table:table-cell>
          <table:table-cell table:formula="of:=[.G333]-[.$B333]" office:value-type="float" office:value="0.24704647064209" calcext:value-type="float">
            <text:p>0.2470464706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443146960.91643" calcext:value-type="float">
            <text:p>1443146960.91643</text:p>
          </table:table-cell>
          <table:table-cell office:value-type="float" office:value="4320" calcext:value-type="float">
            <text:p>4320</text:p>
          </table:table-cell>
          <table:table-cell table:formula="of:=[.B334]-[.$B$2]" office:value-type="float" office:value="40.9162263870239" calcext:value-type="float">
            <text:p>40.916226387</text:p>
          </table:table-cell>
          <table:table-cell table:formula="of:=[.C334]/([.D334]-[.D333])" office:value-type="float" office:value="79785.9677675033" calcext:value-type="float">
            <text:p>79785.9677675033</text:p>
          </table:table-cell>
          <table:table-cell/>
          <table:table-cell office:value-type="float" office:value="1443146961.16356" calcext:value-type="float">
            <text:p>1443146961.16356</text:p>
          </table:table-cell>
          <table:table-cell table:formula="of:=[.G334]-[.$B$2]" office:value-type="float" office:value="41.1633543968201" calcext:value-type="float">
            <text:p>41.1633543968</text:p>
          </table:table-cell>
          <table:table-cell table:formula="of:=[.C334]/([.H334]-[.H333])" office:value-type="float" office:value="79665.995198776" calcext:value-type="float">
            <text:p>79665.995198776</text:p>
          </table:table-cell>
          <table:table-cell table:formula="of:=[.G334]-[.$B334]" office:value-type="float" office:value="0.247128009796143" calcext:value-type="float">
            <text:p>0.2471280098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43146960.97059" calcext:value-type="float">
            <text:p>1443146960.97059</text:p>
          </table:table-cell>
          <table:table-cell office:value-type="float" office:value="4320" calcext:value-type="float">
            <text:p>4320</text:p>
          </table:table-cell>
          <table:table-cell table:formula="of:=[.B335]-[.$B$2]" office:value-type="float" office:value="40.9703853130341" calcext:value-type="float">
            <text:p>40.970385313</text:p>
          </table:table-cell>
          <table:table-cell table:formula="of:=[.C335]/([.D335]-[.D334])" office:value-type="float" office:value="79765.2449605783" calcext:value-type="float">
            <text:p>79765.2449605783</text:p>
          </table:table-cell>
          <table:table-cell/>
          <table:table-cell office:value-type="float" office:value="1443146961.18112" calcext:value-type="float">
            <text:p>1443146961.18112</text:p>
          </table:table-cell>
          <table:table-cell table:formula="of:=[.G335]-[.$B$2]" office:value-type="float" office:value="41.1809148788452" calcext:value-type="float">
            <text:p>41.1809148788</text:p>
          </table:table-cell>
          <table:table-cell table:formula="of:=[.C335]/([.H335]-[.H334])" office:value-type="float" office:value="246006.914492085" calcext:value-type="float">
            <text:p>246006.914492085</text:p>
          </table:table-cell>
          <table:table-cell table:formula="of:=[.G335]-[.$B335]" office:value-type="float" office:value="0.210529565811157" calcext:value-type="float">
            <text:p>0.2105295658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443146961.02329" calcext:value-type="float">
            <text:p>1443146961.02329</text:p>
          </table:table-cell>
          <table:table-cell office:value-type="float" office:value="4320" calcext:value-type="float">
            <text:p>4320</text:p>
          </table:table-cell>
          <table:table-cell table:formula="of:=[.B336]-[.$B$2]" office:value-type="float" office:value="41.0230855941772" calcext:value-type="float">
            <text:p>41.0230855942</text:p>
          </table:table-cell>
          <table:table-cell table:formula="of:=[.C336]/([.D336]-[.D335])" office:value-type="float" office:value="81972.9972267588" calcext:value-type="float">
            <text:p>81972.9972267588</text:p>
          </table:table-cell>
          <table:table-cell/>
          <table:table-cell office:value-type="float" office:value="1443146961.22017" calcext:value-type="float">
            <text:p>1443146961.22017</text:p>
          </table:table-cell>
          <table:table-cell table:formula="of:=[.G336]-[.$B$2]" office:value-type="float" office:value="41.2199668884277" calcext:value-type="float">
            <text:p>41.2199668884</text:p>
          </table:table-cell>
          <table:table-cell table:formula="of:=[.C336]/([.H336]-[.H335])" office:value-type="float" office:value="110621.707978217" calcext:value-type="float">
            <text:p>110621.707978217</text:p>
          </table:table-cell>
          <table:table-cell table:formula="of:=[.G336]-[.$B336]" office:value-type="float" office:value="0.196881294250488" calcext:value-type="float">
            <text:p>0.1968812943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443146961.07429" calcext:value-type="float">
            <text:p>1443146961.07429</text:p>
          </table:table-cell>
          <table:table-cell office:value-type="float" office:value="4320" calcext:value-type="float">
            <text:p>4320</text:p>
          </table:table-cell>
          <table:table-cell table:formula="of:=[.B337]-[.$B$2]" office:value-type="float" office:value="41.0740840435028" calcext:value-type="float">
            <text:p>41.0740840435</text:p>
          </table:table-cell>
          <table:table-cell table:formula="of:=[.C337]/([.D337]-[.D336])" office:value-type="float" office:value="84708.4579458914" calcext:value-type="float">
            <text:p>84708.4579458914</text:p>
          </table:table-cell>
          <table:table-cell/>
          <table:table-cell office:value-type="float" office:value="1443146961.27121" calcext:value-type="float">
            <text:p>1443146961.27121</text:p>
          </table:table-cell>
          <table:table-cell table:formula="of:=[.G337]-[.$B$2]" office:value-type="float" office:value="41.2710046768189" calcext:value-type="float">
            <text:p>41.2710046768</text:p>
          </table:table-cell>
          <table:table-cell table:formula="of:=[.C337]/([.H337]-[.H336])" office:value-type="float" office:value="84643.1660967543" calcext:value-type="float">
            <text:p>84643.1660967543</text:p>
          </table:table-cell>
          <table:table-cell table:formula="of:=[.G337]-[.$B337]" office:value-type="float" office:value="0.19692063331604" calcext:value-type="float">
            <text:p>0.1969206333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443146961.12526" calcext:value-type="float">
            <text:p>1443146961.12526</text:p>
          </table:table-cell>
          <table:table-cell office:value-type="float" office:value="4320" calcext:value-type="float">
            <text:p>4320</text:p>
          </table:table-cell>
          <table:table-cell table:formula="of:=[.B338]-[.$B$2]" office:value-type="float" office:value="41.125049829483" calcext:value-type="float">
            <text:p>41.1250498295</text:p>
          </table:table-cell>
          <table:table-cell table:formula="of:=[.C338]/([.D338]-[.D337])" office:value-type="float" office:value="84762.7465546439" calcext:value-type="float">
            <text:p>84762.7465546439</text:p>
          </table:table-cell>
          <table:table-cell/>
          <table:table-cell office:value-type="float" office:value="1443146961.32213" calcext:value-type="float">
            <text:p>1443146961.32213</text:p>
          </table:table-cell>
          <table:table-cell table:formula="of:=[.G338]-[.$B$2]" office:value-type="float" office:value="41.3219177722931" calcext:value-type="float">
            <text:p>41.3219177723</text:p>
          </table:table-cell>
          <table:table-cell table:formula="of:=[.C338]/([.H338]-[.H337])" office:value-type="float" office:value="84850.4684258587" calcext:value-type="float">
            <text:p>84850.4684258587</text:p>
          </table:table-cell>
          <table:table-cell table:formula="of:=[.G338]-[.$B338]" office:value-type="float" office:value="0.196867942810059" calcext:value-type="float">
            <text:p>0.1968679428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443146961.17621" calcext:value-type="float">
            <text:p>1443146961.17621</text:p>
          </table:table-cell>
          <table:table-cell office:value-type="float" office:value="4320" calcext:value-type="float">
            <text:p>4320</text:p>
          </table:table-cell>
          <table:table-cell table:formula="of:=[.B339]-[.$B$2]" office:value-type="float" office:value="41.1760008335114" calcext:value-type="float">
            <text:p>41.1760008335</text:p>
          </table:table-cell>
          <table:table-cell table:formula="of:=[.C339]/([.D339]-[.D338])" office:value-type="float" office:value="84787.3380002246" calcext:value-type="float">
            <text:p>84787.3380002246</text:p>
          </table:table-cell>
          <table:table-cell/>
          <table:table-cell office:value-type="float" office:value="1443146961.42022" calcext:value-type="float">
            <text:p>1443146961.42022</text:p>
          </table:table-cell>
          <table:table-cell table:formula="of:=[.G339]-[.$B$2]" office:value-type="float" office:value="41.4200139045715" calcext:value-type="float">
            <text:p>41.4200139046</text:p>
          </table:table-cell>
          <table:table-cell table:formula="of:=[.C339]/([.H339]-[.H338])" office:value-type="float" office:value="44038.4335208837" calcext:value-type="float">
            <text:p>44038.4335208837</text:p>
          </table:table-cell>
          <table:table-cell table:formula="of:=[.G339]-[.$B339]" office:value-type="float" office:value="0.244013071060181" calcext:value-type="float">
            <text:p>0.2440130711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443146961.22718" calcext:value-type="float">
            <text:p>1443146961.22718</text:p>
          </table:table-cell>
          <table:table-cell office:value-type="float" office:value="4320" calcext:value-type="float">
            <text:p>4320</text:p>
          </table:table-cell>
          <table:table-cell table:formula="of:=[.B340]-[.$B$2]" office:value-type="float" office:value="41.226970911026" calcext:value-type="float">
            <text:p>41.226970911</text:p>
          </table:table-cell>
          <table:table-cell table:formula="of:=[.C340]/([.D340]-[.D339])" office:value-type="float" office:value="84755.6097743517" calcext:value-type="float">
            <text:p>84755.6097743517</text:p>
          </table:table-cell>
          <table:table-cell/>
          <table:table-cell office:value-type="float" office:value="1443146961.47113" calcext:value-type="float">
            <text:p>1443146961.47113</text:p>
          </table:table-cell>
          <table:table-cell table:formula="of:=[.G340]-[.$B$2]" office:value-type="float" office:value="41.4709196090698" calcext:value-type="float">
            <text:p>41.4709196091</text:p>
          </table:table-cell>
          <table:table-cell table:formula="of:=[.C340]/([.H340]-[.H339])" office:value-type="float" office:value="84862.7878265594" calcext:value-type="float">
            <text:p>84862.7878265594</text:p>
          </table:table-cell>
          <table:table-cell table:formula="of:=[.G340]-[.$B340]" office:value-type="float" office:value="0.243948698043823" calcext:value-type="float">
            <text:p>0.243948698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443146961.27815" calcext:value-type="float">
            <text:p>1443146961.27815</text:p>
          </table:table-cell>
          <table:table-cell office:value-type="float" office:value="4320" calcext:value-type="float">
            <text:p>4320</text:p>
          </table:table-cell>
          <table:table-cell table:formula="of:=[.B341]-[.$B$2]" office:value-type="float" office:value="41.2779386043549" calcext:value-type="float">
            <text:p>41.2779386044</text:p>
          </table:table-cell>
          <table:table-cell table:formula="of:=[.C341]/([.D341]-[.D340])" office:value-type="float" office:value="84759.5745039154" calcext:value-type="float">
            <text:p>84759.5745039154</text:p>
          </table:table-cell>
          <table:table-cell/>
          <table:table-cell office:value-type="float" office:value="1443146961.52215" calcext:value-type="float">
            <text:p>1443146961.52215</text:p>
          </table:table-cell>
          <table:table-cell table:formula="of:=[.G341]-[.$B$2]" office:value-type="float" office:value="41.5219440460205" calcext:value-type="float">
            <text:p>41.521944046</text:p>
          </table:table-cell>
          <table:table-cell table:formula="of:=[.C341]/([.H341]-[.H340])" office:value-type="float" office:value="84665.3144683476" calcext:value-type="float">
            <text:p>84665.3144683476</text:p>
          </table:table-cell>
          <table:table-cell table:formula="of:=[.G341]-[.$B341]" office:value-type="float" office:value="0.244005441665649" calcext:value-type="float">
            <text:p>0.2440054417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443146961.32918" calcext:value-type="float">
            <text:p>1443146961.32918</text:p>
          </table:table-cell>
          <table:table-cell office:value-type="float" office:value="4320" calcext:value-type="float">
            <text:p>4320</text:p>
          </table:table-cell>
          <table:table-cell table:formula="of:=[.B342]-[.$B$2]" office:value-type="float" office:value="41.3289747238159" calcext:value-type="float">
            <text:p>41.3289747238</text:p>
          </table:table-cell>
          <table:table-cell table:formula="of:=[.C342]/([.D342]-[.D341])" office:value-type="float" office:value="84645.9340094646" calcext:value-type="float">
            <text:p>84645.9340094646</text:p>
          </table:table-cell>
          <table:table-cell/>
          <table:table-cell office:value-type="float" office:value="1443146961.57307" calcext:value-type="float">
            <text:p>1443146961.57307</text:p>
          </table:table-cell>
          <table:table-cell table:formula="of:=[.G342]-[.$B$2]" office:value-type="float" office:value="41.5728631019592" calcext:value-type="float">
            <text:p>41.572863102</text:p>
          </table:table-cell>
          <table:table-cell table:formula="of:=[.C342]/([.H342]-[.H341])" office:value-type="float" office:value="84840.5360303413" calcext:value-type="float">
            <text:p>84840.5360303413</text:p>
          </table:table-cell>
          <table:table-cell table:formula="of:=[.G342]-[.$B342]" office:value-type="float" office:value="0.243888378143311" calcext:value-type="float">
            <text:p>0.2438883781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443146961.38015" calcext:value-type="float">
            <text:p>1443146961.38015</text:p>
          </table:table-cell>
          <table:table-cell office:value-type="float" office:value="4320" calcext:value-type="float">
            <text:p>4320</text:p>
          </table:table-cell>
          <table:table-cell table:formula="of:=[.B343]-[.$B$2]" office:value-type="float" office:value="41.379946231842" calcext:value-type="float">
            <text:p>41.3799462318</text:p>
          </table:table-cell>
          <table:table-cell table:formula="of:=[.C343]/([.D343]-[.D342])" office:value-type="float" office:value="84753.2311146452" calcext:value-type="float">
            <text:p>84753.2311146452</text:p>
          </table:table-cell>
          <table:table-cell/>
          <table:table-cell office:value-type="float" office:value="1443146961.62397" calcext:value-type="float">
            <text:p>1443146961.62397</text:p>
          </table:table-cell>
          <table:table-cell table:formula="of:=[.G343]-[.$B$2]" office:value-type="float" office:value="41.623765707016" calcext:value-type="float">
            <text:p>41.623765707</text:p>
          </table:table-cell>
          <table:table-cell table:formula="of:=[.C343]/([.H343]-[.H342])" office:value-type="float" office:value="84867.9550915452" calcext:value-type="float">
            <text:p>84867.9550915452</text:p>
          </table:table-cell>
          <table:table-cell table:formula="of:=[.G343]-[.$B343]" office:value-type="float" office:value="0.24381947517395" calcext:value-type="float">
            <text:p>0.2438194752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443146961.43111" calcext:value-type="float">
            <text:p>1443146961.43111</text:p>
          </table:table-cell>
          <table:table-cell office:value-type="float" office:value="4320" calcext:value-type="float">
            <text:p>4320</text:p>
          </table:table-cell>
          <table:table-cell table:formula="of:=[.B344]-[.$B$2]" office:value-type="float" office:value="41.4309072494507" calcext:value-type="float">
            <text:p>41.4309072495</text:p>
          </table:table-cell>
          <table:table-cell table:formula="of:=[.C344]/([.D344]-[.D343])" office:value-type="float" office:value="84770.6777202848" calcext:value-type="float">
            <text:p>84770.6777202848</text:p>
          </table:table-cell>
          <table:table-cell/>
          <table:table-cell office:value-type="float" office:value="1443146961.67496" calcext:value-type="float">
            <text:p>1443146961.67496</text:p>
          </table:table-cell>
          <table:table-cell table:formula="of:=[.G344]-[.$B$2]" office:value-type="float" office:value="41.6747488975525" calcext:value-type="float">
            <text:p>41.6747488976</text:p>
          </table:table-cell>
          <table:table-cell table:formula="of:=[.C344]/([.H344]-[.H343])" office:value-type="float" office:value="84733.8103900598" calcext:value-type="float">
            <text:p>84733.8103900598</text:p>
          </table:table-cell>
          <table:table-cell table:formula="of:=[.G344]-[.$B344]" office:value-type="float" office:value="0.243841648101807" calcext:value-type="float">
            <text:p>0.2438416481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443146961.48209" calcext:value-type="float">
            <text:p>1443146961.48209</text:p>
          </table:table-cell>
          <table:table-cell office:value-type="float" office:value="4320" calcext:value-type="float">
            <text:p>4320</text:p>
          </table:table-cell>
          <table:table-cell table:formula="of:=[.B345]-[.$B$2]" office:value-type="float" office:value="41.4818811416626" calcext:value-type="float">
            <text:p>41.4818811417</text:p>
          </table:table-cell>
          <table:table-cell table:formula="of:=[.C345]/([.D345]-[.D344])" office:value-type="float" office:value="84749.2669784846" calcext:value-type="float">
            <text:p>84749.2669784846</text:p>
          </table:table-cell>
          <table:table-cell/>
          <table:table-cell office:value-type="float" office:value="1443146961.72583" calcext:value-type="float">
            <text:p>1443146961.72583</text:p>
          </table:table-cell>
          <table:table-cell table:formula="of:=[.G345]-[.$B$2]" office:value-type="float" office:value="41.7256271839142" calcext:value-type="float">
            <text:p>41.7256271839</text:p>
          </table:table-cell>
          <table:table-cell table:formula="of:=[.C345]/([.H345]-[.H344])" office:value-type="float" office:value="84908.5200961579" calcext:value-type="float">
            <text:p>84908.5200961579</text:p>
          </table:table-cell>
          <table:table-cell table:formula="of:=[.G345]-[.$B345]" office:value-type="float" office:value="0.243746042251587" calcext:value-type="float">
            <text:p>0.2437460423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443146961.53309" calcext:value-type="float">
            <text:p>1443146961.53309</text:p>
          </table:table-cell>
          <table:table-cell office:value-type="float" office:value="4320" calcext:value-type="float">
            <text:p>4320</text:p>
          </table:table-cell>
          <table:table-cell table:formula="of:=[.B346]-[.$B$2]" office:value-type="float" office:value="41.5328834056854" calcext:value-type="float">
            <text:p>41.5328834057</text:p>
          </table:table-cell>
          <table:table-cell table:formula="of:=[.C346]/([.D346]-[.D345])" office:value-type="float" office:value="84702.1222051337" calcext:value-type="float">
            <text:p>84702.1222051337</text:p>
          </table:table-cell>
          <table:table-cell/>
          <table:table-cell office:value-type="float" office:value="1443146961.77685" calcext:value-type="float">
            <text:p>1443146961.77685</text:p>
          </table:table-cell>
          <table:table-cell table:formula="of:=[.G346]-[.$B$2]" office:value-type="float" office:value="41.7766427993774" calcext:value-type="float">
            <text:p>41.7766427994</text:p>
          </table:table-cell>
          <table:table-cell table:formula="of:=[.C346]/([.H346]-[.H345])" office:value-type="float" office:value="84679.9545741325" calcext:value-type="float">
            <text:p>84679.9545741325</text:p>
          </table:table-cell>
          <table:table-cell table:formula="of:=[.G346]-[.$B346]" office:value-type="float" office:value="0.243759393692017" calcext:value-type="float">
            <text:p>0.2437593937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443146961.58421" calcext:value-type="float">
            <text:p>1443146961.58421</text:p>
          </table:table-cell>
          <table:table-cell office:value-type="float" office:value="4320" calcext:value-type="float">
            <text:p>4320</text:p>
          </table:table-cell>
          <table:table-cell table:formula="of:=[.B347]-[.$B$2]" office:value-type="float" office:value="41.5839982032776" calcext:value-type="float">
            <text:p>41.5839982033</text:p>
          </table:table-cell>
          <table:table-cell table:formula="of:=[.C347]/([.D347]-[.D346])" office:value-type="float" office:value="84515.6432872649" calcext:value-type="float">
            <text:p>84515.6432872649</text:p>
          </table:table-cell>
          <table:table-cell/>
          <table:table-cell office:value-type="float" office:value="1443146961.82782" calcext:value-type="float">
            <text:p>1443146961.82782</text:p>
          </table:table-cell>
          <table:table-cell table:formula="of:=[.G347]-[.$B$2]" office:value-type="float" office:value="41.8276119232178" calcext:value-type="float">
            <text:p>41.8276119232</text:p>
          </table:table-cell>
          <table:table-cell table:formula="of:=[.C347]/([.H347]-[.H346])" office:value-type="float" office:value="84757.1956216672" calcext:value-type="float">
            <text:p>84757.1956216672</text:p>
          </table:table-cell>
          <table:table-cell table:formula="of:=[.G347]-[.$B347]" office:value-type="float" office:value="0.243613719940186" calcext:value-type="float">
            <text:p>0.2436137199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443146961.63517" calcext:value-type="float">
            <text:p>1443146961.63517</text:p>
          </table:table-cell>
          <table:table-cell office:value-type="float" office:value="4320" calcext:value-type="float">
            <text:p>4320</text:p>
          </table:table-cell>
          <table:table-cell table:formula="of:=[.B348]-[.$B$2]" office:value-type="float" office:value="41.6349658966064" calcext:value-type="float">
            <text:p>41.6349658966</text:p>
          </table:table-cell>
          <table:table-cell table:formula="of:=[.C348]/([.D348]-[.D347])" office:value-type="float" office:value="84759.5745039154" calcext:value-type="float">
            <text:p>84759.5745039154</text:p>
          </table:table-cell>
          <table:table-cell/>
          <table:table-cell office:value-type="float" office:value="1443146961.87886" calcext:value-type="float">
            <text:p>1443146961.87886</text:p>
          </table:table-cell>
          <table:table-cell table:formula="of:=[.G348]-[.$B$2]" office:value-type="float" office:value="41.8786506652832" calcext:value-type="float">
            <text:p>41.8786506653</text:p>
          </table:table-cell>
          <table:table-cell table:formula="of:=[.C348]/([.H348]-[.H347])" office:value-type="float" office:value="84641.5845136216" calcext:value-type="float">
            <text:p>84641.5845136216</text:p>
          </table:table-cell>
          <table:table-cell table:formula="of:=[.G348]-[.$B348]" office:value-type="float" office:value="0.243684768676758" calcext:value-type="float">
            <text:p>0.2436847687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443146961.68615" calcext:value-type="float">
            <text:p>1443146961.68615</text:p>
          </table:table-cell>
          <table:table-cell office:value-type="float" office:value="4320" calcext:value-type="float">
            <text:p>4320</text:p>
          </table:table-cell>
          <table:table-cell table:formula="of:=[.B349]-[.$B$2]" office:value-type="float" office:value="41.6859428882599" calcext:value-type="float">
            <text:p>41.6859428883</text:p>
          </table:table-cell>
          <table:table-cell table:formula="of:=[.C349]/([.D349]-[.D348])" office:value-type="float" office:value="84744.1141558278" calcext:value-type="float">
            <text:p>84744.1141558278</text:p>
          </table:table-cell>
          <table:table-cell/>
          <table:table-cell office:value-type="float" office:value="1443146961.9298" calcext:value-type="float">
            <text:p>1443146961.9298</text:p>
          </table:table-cell>
          <table:table-cell table:formula="of:=[.G349]-[.$B$2]" office:value-type="float" office:value="41.9295971393585" calcext:value-type="float">
            <text:p>41.9295971394</text:p>
          </table:table-cell>
          <table:table-cell table:formula="of:=[.C349]/([.H349]-[.H348])" office:value-type="float" office:value="84794.8769450359" calcext:value-type="float">
            <text:p>84794.8769450359</text:p>
          </table:table-cell>
          <table:table-cell table:formula="of:=[.G349]-[.$B349]" office:value-type="float" office:value="0.243654251098633" calcext:value-type="float">
            <text:p>0.2436542511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43146961.73713" calcext:value-type="float">
            <text:p>1443146961.73713</text:p>
          </table:table-cell>
          <table:table-cell office:value-type="float" office:value="4320" calcext:value-type="float">
            <text:p>4320</text:p>
          </table:table-cell>
          <table:table-cell table:formula="of:=[.B350]-[.$B$2]" office:value-type="float" office:value="41.7369191646576" calcext:value-type="float">
            <text:p>41.7369191647</text:p>
          </table:table-cell>
          <table:table-cell table:formula="of:=[.C350]/([.D350]-[.D349])" office:value-type="float" office:value="84745.3032131332" calcext:value-type="float">
            <text:p>84745.3032131332</text:p>
          </table:table-cell>
          <table:table-cell/>
          <table:table-cell office:value-type="float" office:value="1443146961.98076" calcext:value-type="float">
            <text:p>1443146961.98076</text:p>
          </table:table-cell>
          <table:table-cell table:formula="of:=[.G350]-[.$B$2]" office:value-type="float" office:value="41.9805481433868" calcext:value-type="float">
            <text:p>41.9805481434</text:p>
          </table:table-cell>
          <table:table-cell table:formula="of:=[.C350]/([.H350]-[.H349])" office:value-type="float" office:value="84787.3380002246" calcext:value-type="float">
            <text:p>84787.3380002246</text:p>
          </table:table-cell>
          <table:table-cell table:formula="of:=[.G350]-[.$B350]" office:value-type="float" office:value="0.243628978729248" calcext:value-type="float">
            <text:p>0.2436289787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43146961.78809" calcext:value-type="float">
            <text:p>1443146961.78809</text:p>
          </table:table-cell>
          <table:table-cell office:value-type="float" office:value="4320" calcext:value-type="float">
            <text:p>4320</text:p>
          </table:table-cell>
          <table:table-cell table:formula="of:=[.B351]-[.$B$2]" office:value-type="float" office:value="41.7878849506378" calcext:value-type="float">
            <text:p>41.7878849506</text:p>
          </table:table-cell>
          <table:table-cell table:formula="of:=[.C351]/([.D351]-[.D350])" office:value-type="float" office:value="84762.7465546439" calcext:value-type="float">
            <text:p>84762.7465546439</text:p>
          </table:table-cell>
          <table:table-cell/>
          <table:table-cell office:value-type="float" office:value="1443146962.03174" calcext:value-type="float">
            <text:p>1443146962.03174</text:p>
          </table:table-cell>
          <table:table-cell table:formula="of:=[.G351]-[.$B$2]" office:value-type="float" office:value="42.0315277576447" calcext:value-type="float">
            <text:p>42.0315277576</text:p>
          </table:table-cell>
          <table:table-cell table:formula="of:=[.C351]/([.H351]-[.H350])" office:value-type="float" office:value="84739.7545645017" calcext:value-type="float">
            <text:p>84739.7545645017</text:p>
          </table:table-cell>
          <table:table-cell table:formula="of:=[.G351]-[.$B351]" office:value-type="float" office:value="0.243642807006836" calcext:value-type="float">
            <text:p>0.243642807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43146961.83906" calcext:value-type="float">
            <text:p>1443146961.83906</text:p>
          </table:table-cell>
          <table:table-cell office:value-type="float" office:value="4320" calcext:value-type="float">
            <text:p>4320</text:p>
          </table:table-cell>
          <table:table-cell table:formula="of:=[.B352]-[.$B$2]" office:value-type="float" office:value="41.8388495445251" calcext:value-type="float">
            <text:p>41.8388495445</text:p>
          </table:table-cell>
          <table:table-cell table:formula="of:=[.C352]/([.D352]-[.D351])" office:value-type="float" office:value="84764.729206918" calcext:value-type="float">
            <text:p>84764.729206918</text:p>
          </table:table-cell>
          <table:table-cell/>
          <table:table-cell office:value-type="float" office:value="1443146962.08277" calcext:value-type="float">
            <text:p>1443146962.08277</text:p>
          </table:table-cell>
          <table:table-cell table:formula="of:=[.G352]-[.$B$2]" office:value-type="float" office:value="42.0825612545013" calcext:value-type="float">
            <text:p>42.0825612545</text:p>
          </table:table-cell>
          <table:table-cell table:formula="of:=[.C352]/([.H352]-[.H351])" office:value-type="float" office:value="84650.2839523476" calcext:value-type="float">
            <text:p>84650.2839523476</text:p>
          </table:table-cell>
          <table:table-cell table:formula="of:=[.G352]-[.$B352]" office:value-type="float" office:value="0.243711709976196" calcext:value-type="float">
            <text:p>0.24371171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443146961.89004" calcext:value-type="float">
            <text:p>1443146961.89004</text:p>
          </table:table-cell>
          <table:table-cell office:value-type="float" office:value="4320" calcext:value-type="float">
            <text:p>4320</text:p>
          </table:table-cell>
          <table:table-cell table:formula="of:=[.B353]-[.$B$2]" office:value-type="float" office:value="41.8898293972015" calcext:value-type="float">
            <text:p>41.8898293972</text:p>
          </table:table-cell>
          <table:table-cell table:formula="of:=[.C353]/([.D353]-[.D352])" office:value-type="float" office:value="84739.3582602596" calcext:value-type="float">
            <text:p>84739.3582602596</text:p>
          </table:table-cell>
          <table:table-cell/>
          <table:table-cell office:value-type="float" office:value="1443146962.13359" calcext:value-type="float">
            <text:p>1443146962.13359</text:p>
          </table:table-cell>
          <table:table-cell table:formula="of:=[.G353]-[.$B$2]" office:value-type="float" office:value="42.133380651474" calcext:value-type="float">
            <text:p>42.1333806515</text:p>
          </table:table-cell>
          <table:table-cell table:formula="of:=[.C353]/([.H353]-[.H352])" office:value-type="float" office:value="85006.9118750938" calcext:value-type="float">
            <text:p>85006.9118750938</text:p>
          </table:table-cell>
          <table:table-cell table:formula="of:=[.G353]-[.$B353]" office:value-type="float" office:value="0.243551254272461" calcext:value-type="float">
            <text:p>0.2435512543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443146961.94102" calcext:value-type="float">
            <text:p>1443146961.94102</text:p>
          </table:table-cell>
          <table:table-cell office:value-type="float" office:value="4320" calcext:value-type="float">
            <text:p>4320</text:p>
          </table:table-cell>
          <table:table-cell table:formula="of:=[.B354]-[.$B$2]" office:value-type="float" office:value="41.9408097267151" calcext:value-type="float">
            <text:p>41.9408097267</text:p>
          </table:table-cell>
          <table:table-cell table:formula="of:=[.C354]/([.D354]-[.D353])" office:value-type="float" office:value="84738.5656628957" calcext:value-type="float">
            <text:p>84738.5656628957</text:p>
          </table:table-cell>
          <table:table-cell/>
          <table:table-cell office:value-type="float" office:value="1443146962.18454" calcext:value-type="float">
            <text:p>1443146962.18454</text:p>
          </table:table-cell>
          <table:table-cell table:formula="of:=[.G354]-[.$B$2]" office:value-type="float" office:value="42.1843309402466" calcext:value-type="float">
            <text:p>42.1843309402</text:p>
          </table:table-cell>
          <table:table-cell table:formula="of:=[.C354]/([.H354]-[.H353])" office:value-type="float" office:value="84788.5282708083" calcext:value-type="float">
            <text:p>84788.5282708083</text:p>
          </table:table-cell>
          <table:table-cell table:formula="of:=[.G354]-[.$B354]" office:value-type="float" office:value="0.243521213531494" calcext:value-type="float">
            <text:p>0.2435212135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443146961.99213" calcext:value-type="float">
            <text:p>1443146961.99213</text:p>
          </table:table-cell>
          <table:table-cell office:value-type="float" office:value="4320" calcext:value-type="float">
            <text:p>4320</text:p>
          </table:table-cell>
          <table:table-cell table:formula="of:=[.B355]-[.$B$2]" office:value-type="float" office:value="41.99192237854" calcext:value-type="float">
            <text:p>41.9919223785</text:p>
          </table:table-cell>
          <table:table-cell table:formula="of:=[.C355]/([.D355]-[.D354])" office:value-type="float" office:value="84519.1913500201" calcext:value-type="float">
            <text:p>84519.1913500201</text:p>
          </table:table-cell>
          <table:table-cell/>
          <table:table-cell office:value-type="float" office:value="1443146962.20032" calcext:value-type="float">
            <text:p>1443146962.20032</text:p>
          </table:table-cell>
          <table:table-cell table:formula="of:=[.G355]-[.$B$2]" office:value-type="float" office:value="42.2001121044159" calcext:value-type="float">
            <text:p>42.2001121044</text:p>
          </table:table-cell>
          <table:table-cell table:formula="of:=[.C355]/([.H355]-[.H354])" office:value-type="float" office:value="273744.063090148" calcext:value-type="float">
            <text:p>273744.063090148</text:p>
          </table:table-cell>
          <table:table-cell table:formula="of:=[.G355]-[.$B355]" office:value-type="float" office:value="0.208189725875854" calcext:value-type="float">
            <text:p>0.2081897259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443146962.03584" calcext:value-type="float">
            <text:p>1443146962.03584</text:p>
          </table:table-cell>
          <table:table-cell office:value-type="float" office:value="4320" calcext:value-type="float">
            <text:p>4320</text:p>
          </table:table-cell>
          <table:table-cell table:formula="of:=[.B356]-[.$B$2]" office:value-type="float" office:value="42.035630941391" calcext:value-type="float">
            <text:p>42.0356309414</text:p>
          </table:table-cell>
          <table:table-cell table:formula="of:=[.C356]/([.D356]-[.D355])" office:value-type="float" office:value="98836.4686052791" calcext:value-type="float">
            <text:p>98836.4686052791</text:p>
          </table:table-cell>
          <table:table-cell/>
          <table:table-cell office:value-type="float" office:value="1443146962.23266" calcext:value-type="float">
            <text:p>1443146962.23266</text:p>
          </table:table-cell>
          <table:table-cell table:formula="of:=[.G356]-[.$B$2]" office:value-type="float" office:value="42.2324526309967" calcext:value-type="float">
            <text:p>42.232452631</text:p>
          </table:table-cell>
          <table:table-cell table:formula="of:=[.C356]/([.H356]-[.H355])" office:value-type="float" office:value="133578.529997199" calcext:value-type="float">
            <text:p>133578.529997199</text:p>
          </table:table-cell>
          <table:table-cell table:formula="of:=[.G356]-[.$B356]" office:value-type="float" office:value="0.196821689605713" calcext:value-type="float">
            <text:p>0.1968216896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443146962.07818" calcext:value-type="float">
            <text:p>1443146962.07818</text:p>
          </table:table-cell>
          <table:table-cell office:value-type="float" office:value="4320" calcext:value-type="float">
            <text:p>4320</text:p>
          </table:table-cell>
          <table:table-cell table:formula="of:=[.B357]-[.$B$2]" office:value-type="float" office:value="42.0779719352722" calcext:value-type="float">
            <text:p>42.0779719353</text:p>
          </table:table-cell>
          <table:table-cell table:formula="of:=[.C357]/([.D357]-[.D356])" office:value-type="float" office:value="102028.781188236" calcext:value-type="float">
            <text:p>102028.781188236</text:p>
          </table:table-cell>
          <table:table-cell/>
          <table:table-cell office:value-type="float" office:value="1443146962.31342" calcext:value-type="float">
            <text:p>1443146962.31342</text:p>
          </table:table-cell>
          <table:table-cell table:formula="of:=[.G357]-[.$B$2]" office:value-type="float" office:value="42.31321144104" calcext:value-type="float">
            <text:p>42.313211441</text:p>
          </table:table-cell>
          <table:table-cell table:formula="of:=[.C357]/([.H357]-[.H356])" office:value-type="float" office:value="53492.6158233622" calcext:value-type="float">
            <text:p>53492.6158233622</text:p>
          </table:table-cell>
          <table:table-cell table:formula="of:=[.G357]-[.$B357]" office:value-type="float" office:value="0.235239505767822" calcext:value-type="float">
            <text:p>0.2352395058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443146962.12058" calcext:value-type="float">
            <text:p>1443146962.12058</text:p>
          </table:table-cell>
          <table:table-cell office:value-type="float" office:value="4320" calcext:value-type="float">
            <text:p>4320</text:p>
          </table:table-cell>
          <table:table-cell table:formula="of:=[.B358]-[.$B$2]" office:value-type="float" office:value="42.1203680038452" calcext:value-type="float">
            <text:p>42.1203680038</text:p>
          </table:table-cell>
          <table:table-cell table:formula="of:=[.C358]/([.D358]-[.D357])" office:value-type="float" office:value="101896.240510173" calcext:value-type="float">
            <text:p>101896.240510173</text:p>
          </table:table-cell>
          <table:table-cell/>
          <table:table-cell office:value-type="float" office:value="1443146962.35578" calcext:value-type="float">
            <text:p>1443146962.35578</text:p>
          </table:table-cell>
          <table:table-cell table:formula="of:=[.G358]-[.$B$2]" office:value-type="float" office:value="42.355575799942" calcext:value-type="float">
            <text:p>42.3555757999</text:p>
          </table:table-cell>
          <table:table-cell table:formula="of:=[.C358]/([.H358]-[.H357])" office:value-type="float" office:value="101972.509722042" calcext:value-type="float">
            <text:p>101972.509722042</text:p>
          </table:table-cell>
          <table:table-cell table:formula="of:=[.G358]-[.$B358]" office:value-type="float" office:value="0.235207796096802" calcext:value-type="float">
            <text:p>0.2352077961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443146962.16292" calcext:value-type="float">
            <text:p>1443146962.16292</text:p>
          </table:table-cell>
          <table:table-cell office:value-type="float" office:value="4320" calcext:value-type="float">
            <text:p>4320</text:p>
          </table:table-cell>
          <table:table-cell table:formula="of:=[.B359]-[.$B$2]" office:value-type="float" office:value="42.1627147197723" calcext:value-type="float">
            <text:p>42.1627147198</text:p>
          </table:table-cell>
          <table:table-cell table:formula="of:=[.C359]/([.D359]-[.D358])" office:value-type="float" office:value="102014.994679503" calcext:value-type="float">
            <text:p>102014.994679503</text:p>
          </table:table-cell>
          <table:table-cell/>
          <table:table-cell office:value-type="float" office:value="1443146962.39814" calcext:value-type="float">
            <text:p>1443146962.39814</text:p>
          </table:table-cell>
          <table:table-cell table:formula="of:=[.G359]-[.$B$2]" office:value-type="float" office:value="42.3979291915894" calcext:value-type="float">
            <text:p>42.3979291916</text:p>
          </table:table-cell>
          <table:table-cell table:formula="of:=[.C359]/([.H359]-[.H358])" office:value-type="float" office:value="101998.915127531" calcext:value-type="float">
            <text:p>101998.915127531</text:p>
          </table:table-cell>
          <table:table-cell table:formula="of:=[.G359]-[.$B359]" office:value-type="float" office:value="0.235214471817017" calcext:value-type="float">
            <text:p>0.2352144718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443146962.20541" calcext:value-type="float">
            <text:p>1443146962.20541</text:p>
          </table:table-cell>
          <table:table-cell office:value-type="float" office:value="4320" calcext:value-type="float">
            <text:p>4320</text:p>
          </table:table-cell>
          <table:table-cell table:formula="of:=[.B360]-[.$B$2]" office:value-type="float" office:value="42.2052040100098" calcext:value-type="float">
            <text:p>42.20520401</text:p>
          </table:table-cell>
          <table:table-cell table:formula="of:=[.C360]/([.D360]-[.D359])" office:value-type="float" office:value="101672.679770836" calcext:value-type="float">
            <text:p>101672.679770836</text:p>
          </table:table-cell>
          <table:table-cell/>
          <table:table-cell office:value-type="float" office:value="1443146962.44044" calcext:value-type="float">
            <text:p>1443146962.44044</text:p>
          </table:table-cell>
          <table:table-cell table:formula="of:=[.G360]-[.$B$2]" office:value-type="float" office:value="42.4402275085449" calcext:value-type="float">
            <text:p>42.4402275085</text:p>
          </table:table-cell>
          <table:table-cell table:formula="of:=[.C360]/([.H360]-[.H359])" office:value-type="float" office:value="102131.723220526" calcext:value-type="float">
            <text:p>102131.723220526</text:p>
          </table:table-cell>
          <table:table-cell table:formula="of:=[.G360]-[.$B360]" office:value-type="float" office:value="0.235023498535156" calcext:value-type="float">
            <text:p>0.2350234985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443146962.24775" calcext:value-type="float">
            <text:p>1443146962.24775</text:p>
          </table:table-cell>
          <table:table-cell office:value-type="float" office:value="4320" calcext:value-type="float">
            <text:p>4320</text:p>
          </table:table-cell>
          <table:table-cell table:formula="of:=[.B361]-[.$B$2]" office:value-type="float" office:value="42.2475442886353" calcext:value-type="float">
            <text:p>42.2475442886</text:p>
          </table:table-cell>
          <table:table-cell table:formula="of:=[.C361]/([.D361]-[.D360])" office:value-type="float" office:value="102030.504763835" calcext:value-type="float">
            <text:p>102030.504763835</text:p>
          </table:table-cell>
          <table:table-cell/>
          <table:table-cell office:value-type="float" office:value="1443146962.48279" calcext:value-type="float">
            <text:p>1443146962.48279</text:p>
          </table:table-cell>
          <table:table-cell table:formula="of:=[.G361]-[.$B$2]" office:value-type="float" office:value="42.4825801849365" calcext:value-type="float">
            <text:p>42.4825801849</text:p>
          </table:table-cell>
          <table:table-cell table:formula="of:=[.C361]/([.H361]-[.H360])" office:value-type="float" office:value="102000.637694213" calcext:value-type="float">
            <text:p>102000.637694213</text:p>
          </table:table-cell>
          <table:table-cell table:formula="of:=[.G361]-[.$B361]" office:value-type="float" office:value="0.23503589630127" calcext:value-type="float">
            <text:p>0.2350358963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443146962.29012" calcext:value-type="float">
            <text:p>1443146962.29012</text:p>
          </table:table-cell>
          <table:table-cell office:value-type="float" office:value="4320" calcext:value-type="float">
            <text:p>4320</text:p>
          </table:table-cell>
          <table:table-cell table:formula="of:=[.B362]-[.$B$2]" office:value-type="float" office:value="42.2899150848389" calcext:value-type="float">
            <text:p>42.2899150848</text:p>
          </table:table-cell>
          <table:table-cell table:formula="of:=[.C362]/([.D362]-[.D361])" office:value-type="float" office:value="101957.017263499" calcext:value-type="float">
            <text:p>101957.017263499</text:p>
          </table:table-cell>
          <table:table-cell/>
          <table:table-cell office:value-type="float" office:value="1443146962.52508" calcext:value-type="float">
            <text:p>1443146962.52508</text:p>
          </table:table-cell>
          <table:table-cell table:formula="of:=[.G362]-[.$B$2]" office:value-type="float" office:value="42.5248713493347" calcext:value-type="float">
            <text:p>42.5248713493</text:p>
          </table:table-cell>
          <table:table-cell table:formula="of:=[.C362]/([.H362]-[.H361])" office:value-type="float" office:value="102148.996403243" calcext:value-type="float">
            <text:p>102148.996403243</text:p>
          </table:table-cell>
          <table:table-cell table:formula="of:=[.G362]-[.$B362]" office:value-type="float" office:value="0.23495626449585" calcext:value-type="float">
            <text:p>0.2349562645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443146962.33247" calcext:value-type="float">
            <text:p>1443146962.33247</text:p>
          </table:table-cell>
          <table:table-cell office:value-type="float" office:value="4320" calcext:value-type="float">
            <text:p>4320</text:p>
          </table:table-cell>
          <table:table-cell table:formula="of:=[.B363]-[.$B$2]" office:value-type="float" office:value="42.3322596549988" calcext:value-type="float">
            <text:p>42.332259655</text:p>
          </table:table-cell>
          <table:table-cell table:formula="of:=[.C363]/([.D363]-[.D362])" office:value-type="float" office:value="102020.164183642" calcext:value-type="float">
            <text:p>102020.164183642</text:p>
          </table:table-cell>
          <table:table-cell/>
          <table:table-cell office:value-type="float" office:value="1443146962.56741" calcext:value-type="float">
            <text:p>1443146962.56741</text:p>
          </table:table-cell>
          <table:table-cell table:formula="of:=[.G363]-[.$B$2]" office:value-type="float" office:value="42.5671980381012" calcext:value-type="float">
            <text:p>42.5671980381</text:p>
          </table:table-cell>
          <table:table-cell table:formula="of:=[.C363]/([.H363]-[.H362])" office:value-type="float" office:value="102063.263768018" calcext:value-type="float">
            <text:p>102063.263768018</text:p>
          </table:table-cell>
          <table:table-cell table:formula="of:=[.G363]-[.$B363]" office:value-type="float" office:value="0.234938383102417" calcext:value-type="float">
            <text:p>0.2349383831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443146962.37483" calcext:value-type="float">
            <text:p>1443146962.37483</text:p>
          </table:table-cell>
          <table:table-cell office:value-type="float" office:value="4320" calcext:value-type="float">
            <text:p>4320</text:p>
          </table:table-cell>
          <table:table-cell table:formula="of:=[.B364]-[.$B$2]" office:value-type="float" office:value="42.3746252059937" calcext:value-type="float">
            <text:p>42.374625206</text:p>
          </table:table-cell>
          <table:table-cell table:formula="of:=[.C364]/([.D364]-[.D363])" office:value-type="float" office:value="101969.640393035" calcext:value-type="float">
            <text:p>101969.640393035</text:p>
          </table:table-cell>
          <table:table-cell/>
          <table:table-cell office:value-type="float" office:value="1443146962.60979" calcext:value-type="float">
            <text:p>1443146962.60979</text:p>
          </table:table-cell>
          <table:table-cell table:formula="of:=[.G364]-[.$B$2]" office:value-type="float" office:value="42.6095852851868" calcext:value-type="float">
            <text:p>42.6095852852</text:p>
          </table:table-cell>
          <table:table-cell table:formula="of:=[.C364]/([.H364]-[.H363])" office:value-type="float" office:value="101917.446803724" calcext:value-type="float">
            <text:p>101917.446803724</text:p>
          </table:table-cell>
          <table:table-cell table:formula="of:=[.G364]-[.$B364]" office:value-type="float" office:value="0.234960079193115" calcext:value-type="float">
            <text:p>0.2349600792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443146962.41717" calcext:value-type="float">
            <text:p>1443146962.41717</text:p>
          </table:table-cell>
          <table:table-cell office:value-type="float" office:value="4320" calcext:value-type="float">
            <text:p>4320</text:p>
          </table:table-cell>
          <table:table-cell table:formula="of:=[.B365]-[.$B$2]" office:value-type="float" office:value="42.4169628620148" calcext:value-type="float">
            <text:p>42.416962862</text:p>
          </table:table-cell>
          <table:table-cell table:formula="of:=[.C365]/([.D365]-[.D364])" office:value-type="float" office:value="102036.825039279" calcext:value-type="float">
            <text:p>102036.825039279</text:p>
          </table:table-cell>
          <table:table-cell/>
          <table:table-cell office:value-type="float" office:value="1443146962.65628" calcext:value-type="float">
            <text:p>1443146962.65628</text:p>
          </table:table-cell>
          <table:table-cell table:formula="of:=[.G365]-[.$B$2]" office:value-type="float" office:value="42.6560723781586" calcext:value-type="float">
            <text:p>42.6560723782</text:p>
          </table:table-cell>
          <table:table-cell table:formula="of:=[.C365]/([.H365]-[.H364])" office:value-type="float" office:value="92929.0201609388" calcext:value-type="float">
            <text:p>92929.0201609388</text:p>
          </table:table-cell>
          <table:table-cell table:formula="of:=[.G365]-[.$B365]" office:value-type="float" office:value="0.239109516143799" calcext:value-type="float">
            <text:p>0.2391095161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443146962.4595" calcext:value-type="float">
            <text:p>1443146962.4595</text:p>
          </table:table-cell>
          <table:table-cell office:value-type="float" office:value="4320" calcext:value-type="float">
            <text:p>4320</text:p>
          </table:table-cell>
          <table:table-cell table:formula="of:=[.B366]-[.$B$2]" office:value-type="float" office:value="42.45929646492" calcext:value-type="float">
            <text:p>42.4592964649</text:p>
          </table:table-cell>
          <table:table-cell table:formula="of:=[.C366]/([.D366]-[.D365])" office:value-type="float" office:value="102046.594277991" calcext:value-type="float">
            <text:p>102046.594277991</text:p>
          </table:table-cell>
          <table:table-cell/>
          <table:table-cell office:value-type="float" office:value="1443146962.73677" calcext:value-type="float">
            <text:p>1443146962.73677</text:p>
          </table:table-cell>
          <table:table-cell table:formula="of:=[.G366]-[.$B$2]" office:value-type="float" office:value="42.7365596294403" calcext:value-type="float">
            <text:p>42.7365596294</text:p>
          </table:table-cell>
          <table:table-cell table:formula="of:=[.C366]/([.H366]-[.H365])" office:value-type="float" office:value="53673.0964370771" calcext:value-type="float">
            <text:p>53673.0964370771</text:p>
          </table:table-cell>
          <table:table-cell table:formula="of:=[.G366]-[.$B366]" office:value-type="float" office:value="0.277263164520264" calcext:value-type="float">
            <text:p>0.2772631645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443146962.50181" calcext:value-type="float">
            <text:p>1443146962.50181</text:p>
          </table:table-cell>
          <table:table-cell office:value-type="float" office:value="4320" calcext:value-type="float">
            <text:p>4320</text:p>
          </table:table-cell>
          <table:table-cell table:formula="of:=[.B367]-[.$B$2]" office:value-type="float" office:value="42.501601934433" calcext:value-type="float">
            <text:p>42.5016019344</text:p>
          </table:table-cell>
          <table:table-cell table:formula="of:=[.C367]/([.D367]-[.D366])" office:value-type="float" office:value="102114.455878541" calcext:value-type="float">
            <text:p>102114.455878541</text:p>
          </table:table-cell>
          <table:table-cell/>
          <table:table-cell office:value-type="float" office:value="1443146962.77913" calcext:value-type="float">
            <text:p>1443146962.77913</text:p>
          </table:table-cell>
          <table:table-cell table:formula="of:=[.G367]-[.$B$2]" office:value-type="float" office:value="42.778924703598" calcext:value-type="float">
            <text:p>42.7789247036</text:p>
          </table:table-cell>
          <table:table-cell table:formula="of:=[.C367]/([.H367]-[.H366])" office:value-type="float" office:value="101970.788105261" calcext:value-type="float">
            <text:p>101970.788105261</text:p>
          </table:table-cell>
          <table:table-cell table:formula="of:=[.G367]-[.$B367]" office:value-type="float" office:value="0.277322769165039" calcext:value-type="float">
            <text:p>0.2773227692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443146962.54414" calcext:value-type="float">
            <text:p>1443146962.54414</text:p>
          </table:table-cell>
          <table:table-cell office:value-type="float" office:value="4320" calcext:value-type="float">
            <text:p>4320</text:p>
          </table:table-cell>
          <table:table-cell table:formula="of:=[.B368]-[.$B$2]" office:value-type="float" office:value="42.5439302921295" calcext:value-type="float">
            <text:p>42.5439302921</text:p>
          </table:table-cell>
          <table:table-cell table:formula="of:=[.C368]/([.D368]-[.D367])" office:value-type="float" office:value="102059.23959941" calcext:value-type="float">
            <text:p>102059.23959941</text:p>
          </table:table-cell>
          <table:table-cell/>
          <table:table-cell office:value-type="float" office:value="1443146962.82144" calcext:value-type="float">
            <text:p>1443146962.82144</text:p>
          </table:table-cell>
          <table:table-cell table:formula="of:=[.G368]-[.$B$2]" office:value-type="float" office:value="42.8212304115295" calcext:value-type="float">
            <text:p>42.8212304115</text:p>
          </table:table-cell>
          <table:table-cell table:formula="of:=[.C368]/([.H368]-[.H367])" office:value-type="float" office:value="102113.88040103" calcext:value-type="float">
            <text:p>102113.88040103</text:p>
          </table:table-cell>
          <table:table-cell table:formula="of:=[.G368]-[.$B368]" office:value-type="float" office:value="0.277300119400024" calcext:value-type="float">
            <text:p>0.2773001194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443146962.58647" calcext:value-type="float">
            <text:p>1443146962.58647</text:p>
          </table:table-cell>
          <table:table-cell office:value-type="float" office:value="4320" calcext:value-type="float">
            <text:p>4320</text:p>
          </table:table-cell>
          <table:table-cell table:formula="of:=[.B369]-[.$B$2]" office:value-type="float" office:value="42.5862646102905" calcext:value-type="float">
            <text:p>42.5862646103</text:p>
          </table:table-cell>
          <table:table-cell table:formula="of:=[.C369]/([.D369]-[.D368])" office:value-type="float" office:value="102044.870158761" calcext:value-type="float">
            <text:p>102044.870158761</text:p>
          </table:table-cell>
          <table:table-cell/>
          <table:table-cell office:value-type="float" office:value="1443146962.86381" calcext:value-type="float">
            <text:p>1443146962.86381</text:p>
          </table:table-cell>
          <table:table-cell table:formula="of:=[.G369]-[.$B$2]" office:value-type="float" office:value="42.8636028766632" calcext:value-type="float">
            <text:p>42.8636028767</text:p>
          </table:table-cell>
          <table:table-cell table:formula="of:=[.C369]/([.H369]-[.H368])" office:value-type="float" office:value="101953.001468578" calcext:value-type="float">
            <text:p>101953.001468578</text:p>
          </table:table-cell>
          <table:table-cell table:formula="of:=[.G369]-[.$B369]" office:value-type="float" office:value="0.277338266372681" calcext:value-type="float">
            <text:p>0.2773382664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443146962.62881" calcext:value-type="float">
            <text:p>1443146962.62881</text:p>
          </table:table-cell>
          <table:table-cell office:value-type="float" office:value="4320" calcext:value-type="float">
            <text:p>4320</text:p>
          </table:table-cell>
          <table:table-cell table:formula="of:=[.B370]-[.$B$2]" office:value-type="float" office:value="42.6286008358002" calcext:value-type="float">
            <text:p>42.6286008358</text:p>
          </table:table-cell>
          <table:table-cell table:formula="of:=[.C370]/([.D370]-[.D369])" office:value-type="float" office:value="102040.272792292" calcext:value-type="float">
            <text:p>102040.272792292</text:p>
          </table:table-cell>
          <table:table-cell/>
          <table:table-cell office:value-type="float" office:value="1443146962.90617" calcext:value-type="float">
            <text:p>1443146962.90617</text:p>
          </table:table-cell>
          <table:table-cell table:formula="of:=[.G370]-[.$B$2]" office:value-type="float" office:value="42.9059619903565" calcext:value-type="float">
            <text:p>42.9059619904</text:p>
          </table:table-cell>
          <table:table-cell table:formula="of:=[.C370]/([.H370]-[.H369])" office:value-type="float" office:value="101985.136688299" calcext:value-type="float">
            <text:p>101985.136688299</text:p>
          </table:table-cell>
          <table:table-cell table:formula="of:=[.G370]-[.$B370]" office:value-type="float" office:value="0.277361154556274" calcext:value-type="float">
            <text:p>0.2773611546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443146962.67112" calcext:value-type="float">
            <text:p>1443146962.67112</text:p>
          </table:table-cell>
          <table:table-cell office:value-type="float" office:value="4320" calcext:value-type="float">
            <text:p>4320</text:p>
          </table:table-cell>
          <table:table-cell table:formula="of:=[.B371]-[.$B$2]" office:value-type="float" office:value="42.6709079742432" calcext:value-type="float">
            <text:p>42.6709079742</text:p>
          </table:table-cell>
          <table:table-cell table:formula="of:=[.C371]/([.D371]-[.D370])" office:value-type="float" office:value="102110.427672176" calcext:value-type="float">
            <text:p>102110.427672176</text:p>
          </table:table-cell>
          <table:table-cell/>
          <table:table-cell office:value-type="float" office:value="1443146962.94843" calcext:value-type="float">
            <text:p>1443146962.94843</text:p>
          </table:table-cell>
          <table:table-cell table:formula="of:=[.G371]-[.$B$2]" office:value-type="float" office:value="42.9482221603394" calcext:value-type="float">
            <text:p>42.9482221603</text:p>
          </table:table-cell>
          <table:table-cell table:formula="of:=[.C371]/([.H371]-[.H370])" office:value-type="float" office:value="102223.914426918" calcext:value-type="float">
            <text:p>102223.914426918</text:p>
          </table:table-cell>
          <table:table-cell table:formula="of:=[.G371]-[.$B371]" office:value-type="float" office:value="0.277314186096191" calcext:value-type="float">
            <text:p>0.2773141861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443146962.71345" calcext:value-type="float">
            <text:p>1443146962.71345</text:p>
          </table:table-cell>
          <table:table-cell office:value-type="float" office:value="4320" calcext:value-type="float">
            <text:p>4320</text:p>
          </table:table-cell>
          <table:table-cell table:formula="of:=[.B372]-[.$B$2]" office:value-type="float" office:value="42.7132394313812" calcext:value-type="float">
            <text:p>42.7132394314</text:p>
          </table:table-cell>
          <table:table-cell table:formula="of:=[.C372]/([.D372]-[.D371])" office:value-type="float" office:value="102051.766985261" calcext:value-type="float">
            <text:p>102051.766985261</text:p>
          </table:table-cell>
          <table:table-cell/>
          <table:table-cell office:value-type="float" office:value="1443146963.03314" calcext:value-type="float">
            <text:p>1443146963.03314</text:p>
          </table:table-cell>
          <table:table-cell table:formula="of:=[.G372]-[.$B$2]" office:value-type="float" office:value="43.0329310894012" calcext:value-type="float">
            <text:p>43.0329310894</text:p>
          </table:table-cell>
          <table:table-cell table:formula="of:=[.C372]/([.H372]-[.H371])" office:value-type="float" office:value="50998.1656932971" calcext:value-type="float">
            <text:p>50998.1656932971</text:p>
          </table:table-cell>
          <table:table-cell table:formula="of:=[.G372]-[.$B372]" office:value-type="float" office:value="0.31969165802002" calcext:value-type="float">
            <text:p>0.319691658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443146962.75578" calcext:value-type="float">
            <text:p>1443146962.75578</text:p>
          </table:table-cell>
          <table:table-cell office:value-type="float" office:value="4320" calcext:value-type="float">
            <text:p>4320</text:p>
          </table:table-cell>
          <table:table-cell table:formula="of:=[.B373]-[.$B$2]" office:value-type="float" office:value="42.7555687427521" calcext:value-type="float">
            <text:p>42.7555687428</text:p>
          </table:table-cell>
          <table:table-cell table:formula="of:=[.C373]/([.D373]-[.D372])" office:value-type="float" office:value="102056.940216963" calcext:value-type="float">
            <text:p>102056.940216963</text:p>
          </table:table-cell>
          <table:table-cell/>
          <table:table-cell office:value-type="float" office:value="1443146963.04756" calcext:value-type="float">
            <text:p>1443146963.04756</text:p>
          </table:table-cell>
          <table:table-cell table:formula="of:=[.G373]-[.$B$2]" office:value-type="float" office:value="43.0473570823669" calcext:value-type="float">
            <text:p>43.0473570824</text:p>
          </table:table-cell>
          <table:table-cell table:formula="of:=[.C373]/([.H373]-[.H372])" office:value-type="float" office:value="299459.455600179" calcext:value-type="float">
            <text:p>299459.455600179</text:p>
          </table:table-cell>
          <table:table-cell table:formula="of:=[.G373]-[.$B373]" office:value-type="float" office:value="0.291788339614868" calcext:value-type="float">
            <text:p>0.2917883396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443146962.79812" calcext:value-type="float">
            <text:p>1443146962.79812</text:p>
          </table:table-cell>
          <table:table-cell office:value-type="float" office:value="4320" calcext:value-type="float">
            <text:p>4320</text:p>
          </table:table-cell>
          <table:table-cell table:formula="of:=[.B374]-[.$B$2]" office:value-type="float" office:value="42.7979080677032" calcext:value-type="float">
            <text:p>42.7979080677</text:p>
          </table:table-cell>
          <table:table-cell table:formula="of:=[.C374]/([.D374]-[.D373])" office:value-type="float" office:value="102032.802955221" calcext:value-type="float">
            <text:p>102032.802955221</text:p>
          </table:table-cell>
          <table:table-cell/>
          <table:table-cell office:value-type="float" office:value="1443146963.07553" calcext:value-type="float">
            <text:p>1443146963.07553</text:p>
          </table:table-cell>
          <table:table-cell table:formula="of:=[.G374]-[.$B$2]" office:value-type="float" office:value="43.0753228664398" calcext:value-type="float">
            <text:p>43.0753228664</text:p>
          </table:table-cell>
          <table:table-cell table:formula="of:=[.C374]/([.H374]-[.H373])" office:value-type="float" office:value="154474.481700299" calcext:value-type="float">
            <text:p>154474.481700299</text:p>
          </table:table-cell>
          <table:table-cell table:formula="of:=[.G374]-[.$B374]" office:value-type="float" office:value="0.277414798736572" calcext:value-type="float">
            <text:p>0.2774147987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443146962.84049" calcext:value-type="float">
            <text:p>1443146962.84049</text:p>
          </table:table-cell>
          <table:table-cell office:value-type="float" office:value="4320" calcext:value-type="float">
            <text:p>4320</text:p>
          </table:table-cell>
          <table:table-cell table:formula="of:=[.B375]-[.$B$2]" office:value-type="float" office:value="42.8402814865112" calcext:value-type="float">
            <text:p>42.8402814865</text:p>
          </table:table-cell>
          <table:table-cell table:formula="of:=[.C375]/([.D375]-[.D374])" office:value-type="float" office:value="101950.70687065" calcext:value-type="float">
            <text:p>101950.70687065</text:p>
          </table:table-cell>
          <table:table-cell/>
          <table:table-cell office:value-type="float" office:value="1443146963.11776" calcext:value-type="float">
            <text:p>1443146963.11776</text:p>
          </table:table-cell>
          <table:table-cell table:formula="of:=[.G375]-[.$B$2]" office:value-type="float" office:value="43.117555141449" calcext:value-type="float">
            <text:p>43.1175551414</text:p>
          </table:table-cell>
          <table:table-cell table:formula="of:=[.C375]/([.H375]-[.H374])" office:value-type="float" office:value="102291.434668473" calcext:value-type="float">
            <text:p>102291.434668473</text:p>
          </table:table-cell>
          <table:table-cell table:formula="of:=[.G375]-[.$B375]" office:value-type="float" office:value="0.277273654937744" calcext:value-type="float">
            <text:p>0.2772736549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443146962.88284" calcext:value-type="float">
            <text:p>1443146962.88284</text:p>
          </table:table-cell>
          <table:table-cell office:value-type="float" office:value="4320" calcext:value-type="float">
            <text:p>4320</text:p>
          </table:table-cell>
          <table:table-cell table:formula="of:=[.B376]-[.$B$2]" office:value-type="float" office:value="42.8826327323914" calcext:value-type="float">
            <text:p>42.8826327324</text:p>
          </table:table-cell>
          <table:table-cell table:formula="of:=[.C376]/([.D376]-[.D375])" office:value-type="float" office:value="102004.083002128" calcext:value-type="float">
            <text:p>102004.083002128</text:p>
          </table:table-cell>
          <table:table-cell/>
          <table:table-cell office:value-type="float" office:value="1443146963.16015" calcext:value-type="float">
            <text:p>1443146963.16015</text:p>
          </table:table-cell>
          <table:table-cell table:formula="of:=[.G376]-[.$B$2]" office:value-type="float" office:value="43.1599390506744" calcext:value-type="float">
            <text:p>43.1599390507</text:p>
          </table:table-cell>
          <table:table-cell table:formula="of:=[.C376]/([.H376]-[.H375])" office:value-type="float" office:value="101925.473108662" calcext:value-type="float">
            <text:p>101925.473108662</text:p>
          </table:table-cell>
          <table:table-cell table:formula="of:=[.G376]-[.$B376]" office:value-type="float" office:value="0.277306318283081" calcext:value-type="float">
            <text:p>0.2773063183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443146962.92523" calcext:value-type="float">
            <text:p>1443146962.92523</text:p>
          </table:table-cell>
          <table:table-cell office:value-type="float" office:value="4320" calcext:value-type="float">
            <text:p>4320</text:p>
          </table:table-cell>
          <table:table-cell table:formula="of:=[.B377]-[.$B$2]" office:value-type="float" office:value="42.9250214099884" calcext:value-type="float">
            <text:p>42.92502141</text:p>
          </table:table-cell>
          <table:table-cell table:formula="of:=[.C377]/([.D377]-[.D376])" office:value-type="float" office:value="101914.007345704" calcext:value-type="float">
            <text:p>101914.007345704</text:p>
          </table:table-cell>
          <table:table-cell/>
          <table:table-cell office:value-type="float" office:value="1443146963.20274" calcext:value-type="float">
            <text:p>1443146963.20274</text:p>
          </table:table-cell>
          <table:table-cell table:formula="of:=[.G377]-[.$B$2]" office:value-type="float" office:value="43.2025277614594" calcext:value-type="float">
            <text:p>43.2025277615</text:p>
          </table:table-cell>
          <table:table-cell table:formula="of:=[.C377]/([.H377]-[.H376])" office:value-type="float" office:value="101435.331579242" calcext:value-type="float">
            <text:p>101435.331579242</text:p>
          </table:table-cell>
          <table:table-cell table:formula="of:=[.G377]-[.$B377]" office:value-type="float" office:value="0.277506351470947" calcext:value-type="float">
            <text:p>0.2775063515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443146962.96757" calcext:value-type="float">
            <text:p>1443146962.96757</text:p>
          </table:table-cell>
          <table:table-cell office:value-type="float" office:value="4320" calcext:value-type="float">
            <text:p>4320</text:p>
          </table:table-cell>
          <table:table-cell table:formula="of:=[.B378]-[.$B$2]" office:value-type="float" office:value="42.9673612117767" calcext:value-type="float">
            <text:p>42.9673612118</text:p>
          </table:table-cell>
          <table:table-cell table:formula="of:=[.C378]/([.D378]-[.D377])" office:value-type="float" office:value="102031.653846587" calcext:value-type="float">
            <text:p>102031.653846587</text:p>
          </table:table-cell>
          <table:table-cell/>
          <table:table-cell office:value-type="float" office:value="1443146963.24612" calcext:value-type="float">
            <text:p>1443146963.24612</text:p>
          </table:table-cell>
          <table:table-cell table:formula="of:=[.G378]-[.$B$2]" office:value-type="float" office:value="43.2459125518799" calcext:value-type="float">
            <text:p>43.2459125519</text:p>
          </table:table-cell>
          <table:table-cell table:formula="of:=[.C378]/([.H378]-[.H377])" office:value-type="float" office:value="99574.0663519611" calcext:value-type="float">
            <text:p>99574.0663519611</text:p>
          </table:table-cell>
          <table:table-cell table:formula="of:=[.G378]-[.$B378]" office:value-type="float" office:value="0.278551340103149" calcext:value-type="float">
            <text:p>0.2785513401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443146963.0101" calcext:value-type="float">
            <text:p>1443146963.0101</text:p>
          </table:table-cell>
          <table:table-cell office:value-type="float" office:value="4320" calcext:value-type="float">
            <text:p>4320</text:p>
          </table:table-cell>
          <table:table-cell table:formula="of:=[.B379]-[.$B$2]" office:value-type="float" office:value="43.0098900794983" calcext:value-type="float">
            <text:p>43.0098900795</text:p>
          </table:table-cell>
          <table:table-cell table:formula="of:=[.C379]/([.D379]-[.D378])" office:value-type="float" office:value="101578.062888569" calcext:value-type="float">
            <text:p>101578.062888569</text:p>
          </table:table-cell>
          <table:table-cell/>
          <table:table-cell office:value-type="float" office:value="1443146963.28932" calcext:value-type="float">
            <text:p>1443146963.28932</text:p>
          </table:table-cell>
          <table:table-cell table:formula="of:=[.G379]-[.$B$2]" office:value-type="float" office:value="43.2891137599945" calcext:value-type="float">
            <text:p>43.28911376</text:p>
          </table:table-cell>
          <table:table-cell table:formula="of:=[.C379]/([.H379]-[.H378])" office:value-type="float" office:value="99997.2035165757" calcext:value-type="float">
            <text:p>99997.2035165757</text:p>
          </table:table-cell>
          <table:table-cell table:formula="of:=[.G379]-[.$B379]" office:value-type="float" office:value="0.279223680496216" calcext:value-type="float">
            <text:p>0.2792236805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443146963.05344" calcext:value-type="float">
            <text:p>1443146963.05344</text:p>
          </table:table-cell>
          <table:table-cell office:value-type="float" office:value="4320" calcext:value-type="float">
            <text:p>4320</text:p>
          </table:table-cell>
          <table:table-cell table:formula="of:=[.B380]-[.$B$2]" office:value-type="float" office:value="43.0532367229462" calcext:value-type="float">
            <text:p>43.0532367229</text:p>
          </table:table-cell>
          <table:table-cell table:formula="of:=[.C380]/([.D380]-[.D379])" office:value-type="float" office:value="99661.6959556458" calcext:value-type="float">
            <text:p>99661.6959556458</text:p>
          </table:table-cell>
          <table:table-cell/>
          <table:table-cell office:value-type="float" office:value="1443146963.33276" calcext:value-type="float">
            <text:p>1443146963.33276</text:p>
          </table:table-cell>
          <table:table-cell table:formula="of:=[.G380]-[.$B$2]" office:value-type="float" office:value="43.3325519561768" calcext:value-type="float">
            <text:p>43.3325519562</text:p>
          </table:table-cell>
          <table:table-cell table:formula="of:=[.C380]/([.H380]-[.H379])" office:value-type="float" office:value="99451.6434769722" calcext:value-type="float">
            <text:p>99451.6434769722</text:p>
          </table:table-cell>
          <table:table-cell table:formula="of:=[.G380]-[.$B380]" office:value-type="float" office:value="0.279315233230591" calcext:value-type="float">
            <text:p>0.2793152332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443146963.0968" calcext:value-type="float">
            <text:p>1443146963.0968</text:p>
          </table:table-cell>
          <table:table-cell office:value-type="float" office:value="4320" calcext:value-type="float">
            <text:p>4320</text:p>
          </table:table-cell>
          <table:table-cell table:formula="of:=[.B381]-[.$B$2]" office:value-type="float" office:value="43.0965902805328" calcext:value-type="float">
            <text:p>43.0965902805</text:p>
          </table:table-cell>
          <table:table-cell table:formula="of:=[.C381]/([.D381]-[.D380])" office:value-type="float" office:value="99645.8016476204" calcext:value-type="float">
            <text:p>99645.8016476204</text:p>
          </table:table-cell>
          <table:table-cell/>
          <table:table-cell office:value-type="float" office:value="1443146963.37604" calcext:value-type="float">
            <text:p>1443146963.37604</text:p>
          </table:table-cell>
          <table:table-cell table:formula="of:=[.G381]-[.$B$2]" office:value-type="float" office:value="43.3758347034454" calcext:value-type="float">
            <text:p>43.3758347034</text:p>
          </table:table-cell>
          <table:table-cell table:formula="of:=[.C381]/([.H381]-[.H380])" office:value-type="float" office:value="99808.8215885117" calcext:value-type="float">
            <text:p>99808.8215885117</text:p>
          </table:table-cell>
          <table:table-cell table:formula="of:=[.G381]-[.$B381]" office:value-type="float" office:value="0.279244422912598" calcext:value-type="float">
            <text:p>0.2792444229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443146963.14018" calcext:value-type="float">
            <text:p>1443146963.14018</text:p>
          </table:table-cell>
          <table:table-cell office:value-type="float" office:value="4320" calcext:value-type="float">
            <text:p>4320</text:p>
          </table:table-cell>
          <table:table-cell table:formula="of:=[.B382]-[.$B$2]" office:value-type="float" office:value="43.1399767398834" calcext:value-type="float">
            <text:p>43.1399767399</text:p>
          </table:table-cell>
          <table:table-cell table:formula="of:=[.C382]/([.D382]-[.D381])" office:value-type="float" office:value="99570.2360750868" calcext:value-type="float">
            <text:p>99570.2360750868</text:p>
          </table:table-cell>
          <table:table-cell/>
          <table:table-cell office:value-type="float" office:value="1443146963.41937" calcext:value-type="float">
            <text:p>1443146963.41937</text:p>
          </table:table-cell>
          <table:table-cell table:formula="of:=[.G382]-[.$B$2]" office:value-type="float" office:value="43.4191670417786" calcext:value-type="float">
            <text:p>43.4191670418</text:p>
          </table:table-cell>
          <table:table-cell table:formula="of:=[.C382]/([.H382]-[.H381])" office:value-type="float" office:value="99694.5968340954" calcext:value-type="float">
            <text:p>99694.5968340954</text:p>
          </table:table-cell>
          <table:table-cell table:formula="of:=[.G382]-[.$B382]" office:value-type="float" office:value="0.279190301895142" calcext:value-type="float">
            <text:p>0.2791903019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443146963.18353" calcext:value-type="float">
            <text:p>1443146963.18353</text:p>
          </table:table-cell>
          <table:table-cell office:value-type="float" office:value="4320" calcext:value-type="float">
            <text:p>4320</text:p>
          </table:table-cell>
          <table:table-cell table:formula="of:=[.B383]-[.$B$2]" office:value-type="float" office:value="43.1833233833313" calcext:value-type="float">
            <text:p>43.1833233833</text:p>
          </table:table-cell>
          <table:table-cell table:formula="of:=[.C383]/([.D383]-[.D382])" office:value-type="float" office:value="99661.6959556458" calcext:value-type="float">
            <text:p>99661.6959556458</text:p>
          </table:table-cell>
          <table:table-cell/>
          <table:table-cell office:value-type="float" office:value="1443146963.46278" calcext:value-type="float">
            <text:p>1443146963.46278</text:p>
          </table:table-cell>
          <table:table-cell table:formula="of:=[.G383]-[.$B$2]" office:value-type="float" office:value="43.4625747203827" calcext:value-type="float">
            <text:p>43.4625747204</text:p>
          </table:table-cell>
          <table:table-cell table:formula="of:=[.C383]/([.H383]-[.H382])" office:value-type="float" office:value="99521.5625188806" calcext:value-type="float">
            <text:p>99521.5625188806</text:p>
          </table:table-cell>
          <table:table-cell table:formula="of:=[.G383]-[.$B383]" office:value-type="float" office:value="0.279251337051392" calcext:value-type="float">
            <text:p>0.2792513371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443146963.22687" calcext:value-type="float">
            <text:p>1443146963.22687</text:p>
          </table:table-cell>
          <table:table-cell office:value-type="float" office:value="4320" calcext:value-type="float">
            <text:p>4320</text:p>
          </table:table-cell>
          <table:table-cell table:formula="of:=[.B384]-[.$B$2]" office:value-type="float" office:value="43.2266645431519" calcext:value-type="float">
            <text:p>43.2266645432</text:p>
          </table:table-cell>
          <table:table-cell table:formula="of:=[.C384]/([.D384]-[.D383])" office:value-type="float" office:value="99674.3053920544" calcext:value-type="float">
            <text:p>99674.3053920544</text:p>
          </table:table-cell>
          <table:table-cell/>
          <table:table-cell office:value-type="float" office:value="1443146963.50601" calcext:value-type="float">
            <text:p>1443146963.50601</text:p>
          </table:table-cell>
          <table:table-cell table:formula="of:=[.G384]-[.$B$2]" office:value-type="float" office:value="43.5058014392853" calcext:value-type="float">
            <text:p>43.5058014393</text:p>
          </table:table-cell>
          <table:table-cell table:formula="of:=[.C384]/([.H384]-[.H383])" office:value-type="float" office:value="99938.1889181825" calcext:value-type="float">
            <text:p>99938.1889181825</text:p>
          </table:table-cell>
          <table:table-cell table:formula="of:=[.G384]-[.$B384]" office:value-type="float" office:value="0.279136896133423" calcext:value-type="float">
            <text:p>0.2791368961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443146963.27022" calcext:value-type="float">
            <text:p>1443146963.27022</text:p>
          </table:table-cell>
          <table:table-cell office:value-type="float" office:value="4320" calcext:value-type="float">
            <text:p>4320</text:p>
          </table:table-cell>
          <table:table-cell table:formula="of:=[.B385]-[.$B$2]" office:value-type="float" office:value="43.2700161933899" calcext:value-type="float">
            <text:p>43.2700161934</text:p>
          </table:table-cell>
          <table:table-cell table:formula="of:=[.C385]/([.D385]-[.D384])" office:value-type="float" office:value="99650.1857779244" calcext:value-type="float">
            <text:p>99650.1857779244</text:p>
          </table:table-cell>
          <table:table-cell/>
          <table:table-cell office:value-type="float" office:value="1443146963.5494" calcext:value-type="float">
            <text:p>1443146963.5494</text:p>
          </table:table-cell>
          <table:table-cell table:formula="of:=[.G385]-[.$B$2]" office:value-type="float" office:value="43.5491917133331" calcext:value-type="float">
            <text:p>43.5491917133</text:p>
          </table:table-cell>
          <table:table-cell table:formula="of:=[.C385]/([.H385]-[.H384])" office:value-type="float" office:value="99561.4822629566" calcext:value-type="float">
            <text:p>99561.4822629566</text:p>
          </table:table-cell>
          <table:table-cell table:formula="of:=[.G385]-[.$B385]" office:value-type="float" office:value="0.279175519943237" calcext:value-type="float">
            <text:p>0.2791755199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443146963.31358" calcext:value-type="float">
            <text:p>1443146963.31358</text:p>
          </table:table-cell>
          <table:table-cell office:value-type="float" office:value="4320" calcext:value-type="float">
            <text:p>4320</text:p>
          </table:table-cell>
          <table:table-cell table:formula="of:=[.B386]-[.$B$2]" office:value-type="float" office:value="43.313369512558" calcext:value-type="float">
            <text:p>43.3133695126</text:p>
          </table:table-cell>
          <table:table-cell table:formula="of:=[.C386]/([.D386]-[.D385])" office:value-type="float" office:value="99646.349642812" calcext:value-type="float">
            <text:p>99646.349642812</text:p>
          </table:table-cell>
          <table:table-cell/>
          <table:table-cell office:value-type="float" office:value="1443146963.59274" calcext:value-type="float">
            <text:p>1443146963.59274</text:p>
          </table:table-cell>
          <table:table-cell table:formula="of:=[.G386]-[.$B$2]" office:value-type="float" office:value="43.5925304889679" calcext:value-type="float">
            <text:p>43.592530489</text:p>
          </table:table-cell>
          <table:table-cell table:formula="of:=[.C386]/([.H386]-[.H385])" office:value-type="float" office:value="99679.7887509902" calcext:value-type="float">
            <text:p>99679.7887509902</text:p>
          </table:table-cell>
          <table:table-cell table:formula="of:=[.G386]-[.$B386]" office:value-type="float" office:value="0.279160976409912" calcext:value-type="float">
            <text:p>0.2791609764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443146963.35692" calcext:value-type="float">
            <text:p>1443146963.35692</text:p>
          </table:table-cell>
          <table:table-cell office:value-type="float" office:value="4320" calcext:value-type="float">
            <text:p>4320</text:p>
          </table:table-cell>
          <table:table-cell table:formula="of:=[.B387]-[.$B$2]" office:value-type="float" office:value="43.35671210289" calcext:value-type="float">
            <text:p>43.3567121029</text:p>
          </table:table-cell>
          <table:table-cell table:formula="of:=[.C387]/([.D387]-[.D386])" office:value-type="float" office:value="99671.0156662559" calcext:value-type="float">
            <text:p>99671.0156662559</text:p>
          </table:table-cell>
          <table:table-cell/>
          <table:table-cell office:value-type="float" office:value="1443146963.63608" calcext:value-type="float">
            <text:p>1443146963.63608</text:p>
          </table:table-cell>
          <table:table-cell table:formula="of:=[.G387]-[.$B$2]" office:value-type="float" office:value="43.63587474823" calcext:value-type="float">
            <text:p>43.6358747482</text:p>
          </table:table-cell>
          <table:table-cell table:formula="of:=[.C387]/([.H387]-[.H386])" office:value-type="float" office:value="99667.1779272713" calcext:value-type="float">
            <text:p>99667.1779272713</text:p>
          </table:table-cell>
          <table:table-cell table:formula="of:=[.G387]-[.$B387]" office:value-type="float" office:value="0.279162645339966" calcext:value-type="float">
            <text:p>0.2791626453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443146963.40026" calcext:value-type="float">
            <text:p>1443146963.40026</text:p>
          </table:table-cell>
          <table:table-cell office:value-type="float" office:value="4320" calcext:value-type="float">
            <text:p>4320</text:p>
          </table:table-cell>
          <table:table-cell table:formula="of:=[.B388]-[.$B$2]" office:value-type="float" office:value="43.4000523090363" calcext:value-type="float">
            <text:p>43.400052309</text:p>
          </table:table-cell>
          <table:table-cell table:formula="of:=[.C388]/([.D388]-[.D387])" office:value-type="float" office:value="99676.498663234" calcext:value-type="float">
            <text:p>99676.498663234</text:p>
          </table:table-cell>
          <table:table-cell/>
          <table:table-cell office:value-type="float" office:value="1443146963.67946" calcext:value-type="float">
            <text:p>1443146963.67946</text:p>
          </table:table-cell>
          <table:table-cell table:formula="of:=[.G388]-[.$B$2]" office:value-type="float" office:value="43.6792562007904" calcext:value-type="float">
            <text:p>43.6792562008</text:p>
          </table:table-cell>
          <table:table-cell table:formula="of:=[.C388]/([.H388]-[.H387])" office:value-type="float" office:value="99581.7277898381" calcext:value-type="float">
            <text:p>99581.7277898381</text:p>
          </table:table-cell>
          <table:table-cell table:formula="of:=[.G388]-[.$B388]" office:value-type="float" office:value="0.27920389175415" calcext:value-type="float">
            <text:p>0.2792038918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443146963.44362" calcext:value-type="float">
            <text:p>1443146963.44362</text:p>
          </table:table-cell>
          <table:table-cell office:value-type="float" office:value="4320" calcext:value-type="float">
            <text:p>4320</text:p>
          </table:table-cell>
          <table:table-cell table:formula="of:=[.B389]-[.$B$2]" office:value-type="float" office:value="43.4434080123901" calcext:value-type="float">
            <text:p>43.4434080124</text:p>
          </table:table-cell>
          <table:table-cell table:formula="of:=[.C389]/([.D389]-[.D388])" office:value-type="float" office:value="99640.869962111" calcext:value-type="float">
            <text:p>99640.869962111</text:p>
          </table:table-cell>
          <table:table-cell/>
          <table:table-cell office:value-type="float" office:value="1443146963.72277" calcext:value-type="float">
            <text:p>1443146963.72277</text:p>
          </table:table-cell>
          <table:table-cell table:formula="of:=[.G389]-[.$B$2]" office:value-type="float" office:value="43.7225592136383" calcext:value-type="float">
            <text:p>43.7225592136</text:p>
          </table:table-cell>
          <table:table-cell table:formula="of:=[.C389]/([.H389]-[.H388])" office:value-type="float" office:value="99762.1115919527" calcext:value-type="float">
            <text:p>99762.1115919527</text:p>
          </table:table-cell>
          <table:table-cell table:formula="of:=[.G389]-[.$B389]" office:value-type="float" office:value="0.279151201248169" calcext:value-type="float">
            <text:p>0.2791512012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443146963.48698" calcext:value-type="float">
            <text:p>1443146963.48698</text:p>
          </table:table-cell>
          <table:table-cell office:value-type="float" office:value="4320" calcext:value-type="float">
            <text:p>4320</text:p>
          </table:table-cell>
          <table:table-cell table:formula="of:=[.B390]-[.$B$2]" office:value-type="float" office:value="43.4867746829987" calcext:value-type="float">
            <text:p>43.486774683</text:p>
          </table:table-cell>
          <table:table-cell table:formula="of:=[.C390]/([.D390]-[.D389])" office:value-type="float" office:value="99615.6711913048" calcext:value-type="float">
            <text:p>99615.6711913048</text:p>
          </table:table-cell>
          <table:table-cell/>
          <table:table-cell office:value-type="float" office:value="1443146963.76618" calcext:value-type="float">
            <text:p>1443146963.76618</text:p>
          </table:table-cell>
          <table:table-cell table:formula="of:=[.G390]-[.$B$2]" office:value-type="float" office:value="43.7659707069397" calcext:value-type="float">
            <text:p>43.7659707069</text:p>
          </table:table-cell>
          <table:table-cell table:formula="of:=[.C390]/([.H390]-[.H389])" office:value-type="float" office:value="99512.8172626468" calcext:value-type="float">
            <text:p>99512.8172626468</text:p>
          </table:table-cell>
          <table:table-cell table:formula="of:=[.G390]-[.$B390]" office:value-type="float" office:value="0.27919602394104" calcext:value-type="float">
            <text:p>0.2791960239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443146963.53034" calcext:value-type="float">
            <text:p>1443146963.53034</text:p>
          </table:table-cell>
          <table:table-cell office:value-type="float" office:value="4320" calcext:value-type="float">
            <text:p>4320</text:p>
          </table:table-cell>
          <table:table-cell table:formula="of:=[.B391]-[.$B$2]" office:value-type="float" office:value="43.5301284790039" calcext:value-type="float">
            <text:p>43.530128479</text:p>
          </table:table-cell>
          <table:table-cell table:formula="of:=[.C391]/([.D391]-[.D390])" office:value-type="float" office:value="99645.2536584561" calcext:value-type="float">
            <text:p>99645.2536584561</text:p>
          </table:table-cell>
          <table:table-cell/>
          <table:table-cell office:value-type="float" office:value="1443146963.80953" calcext:value-type="float">
            <text:p>1443146963.80953</text:p>
          </table:table-cell>
          <table:table-cell table:formula="of:=[.G391]-[.$B$2]" office:value-type="float" office:value="43.809319972992" calcext:value-type="float">
            <text:p>43.809319973</text:p>
          </table:table-cell>
          <table:table-cell table:formula="of:=[.C391]/([.H391]-[.H390])" office:value-type="float" office:value="99655.6664833352" calcext:value-type="float">
            <text:p>99655.6664833352</text:p>
          </table:table-cell>
          <table:table-cell table:formula="of:=[.G391]-[.$B391]" office:value-type="float" office:value="0.279191493988037" calcext:value-type="float">
            <text:p>0.279191494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443146963.57373" calcext:value-type="float">
            <text:p>1443146963.57373</text:p>
          </table:table-cell>
          <table:table-cell office:value-type="float" office:value="4320" calcext:value-type="float">
            <text:p>4320</text:p>
          </table:table-cell>
          <table:table-cell table:formula="of:=[.B392]-[.$B$2]" office:value-type="float" office:value="43.5735223293304" calcext:value-type="float">
            <text:p>43.5735223293</text:p>
          </table:table-cell>
          <table:table-cell table:formula="of:=[.C392]/([.D392]-[.D391])" office:value-type="float" office:value="99553.2769618751" calcext:value-type="float">
            <text:p>99553.2769618751</text:p>
          </table:table-cell>
          <table:table-cell/>
          <table:table-cell office:value-type="float" office:value="1443146963.85285" calcext:value-type="float">
            <text:p>1443146963.85285</text:p>
          </table:table-cell>
          <table:table-cell table:formula="of:=[.G392]-[.$B$2]" office:value-type="float" office:value="43.8526389598846" calcext:value-type="float">
            <text:p>43.8526389599</text:p>
          </table:table-cell>
          <table:table-cell table:formula="of:=[.C392]/([.H392]-[.H391])" office:value-type="float" office:value="99725.3239255227" calcext:value-type="float">
            <text:p>99725.3239255227</text:p>
          </table:table-cell>
          <table:table-cell table:formula="of:=[.G392]-[.$B392]" office:value-type="float" office:value="0.279116630554199" calcext:value-type="float">
            <text:p>0.2791166306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443146963.61708" calcext:value-type="float">
            <text:p>1443146963.61708</text:p>
          </table:table-cell>
          <table:table-cell office:value-type="float" office:value="4320" calcext:value-type="float">
            <text:p>4320</text:p>
          </table:table-cell>
          <table:table-cell table:formula="of:=[.B393]-[.$B$2]" office:value-type="float" office:value="43.6168718338013" calcext:value-type="float">
            <text:p>43.6168718338</text:p>
          </table:table-cell>
          <table:table-cell table:formula="of:=[.C393]/([.D393]-[.D392])" office:value-type="float" office:value="99655.118385665" calcext:value-type="float">
            <text:p>99655.118385665</text:p>
          </table:table-cell>
          <table:table-cell/>
          <table:table-cell office:value-type="float" office:value="1443146963.89619" calcext:value-type="float">
            <text:p>1443146963.89619</text:p>
          </table:table-cell>
          <table:table-cell table:formula="of:=[.G393]-[.$B$2]" office:value-type="float" office:value="43.8959789276123" calcext:value-type="float">
            <text:p>43.8959789276</text:p>
          </table:table-cell>
          <table:table-cell table:formula="of:=[.C393]/([.H393]-[.H392])" office:value-type="float" office:value="99677.0469961107" calcext:value-type="float">
            <text:p>99677.0469961107</text:p>
          </table:table-cell>
          <table:table-cell table:formula="of:=[.G393]-[.$B393]" office:value-type="float" office:value="0.279107093811035" calcext:value-type="float">
            <text:p>0.2791070938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443146963.66043" calcext:value-type="float">
            <text:p>1443146963.66043</text:p>
          </table:table-cell>
          <table:table-cell office:value-type="float" office:value="4320" calcext:value-type="float">
            <text:p>4320</text:p>
          </table:table-cell>
          <table:table-cell table:formula="of:=[.B394]-[.$B$2]" office:value-type="float" office:value="43.6602215766907" calcext:value-type="float">
            <text:p>43.6602215767</text:p>
          </table:table-cell>
          <table:table-cell table:formula="of:=[.C394]/([.D394]-[.D393])" office:value-type="float" office:value="99654.5702940238" calcext:value-type="float">
            <text:p>99654.5702940238</text:p>
          </table:table-cell>
          <table:table-cell/>
          <table:table-cell office:value-type="float" office:value="1443146963.93953" calcext:value-type="float">
            <text:p>1443146963.93953</text:p>
          </table:table-cell>
          <table:table-cell table:formula="of:=[.G394]-[.$B$2]" office:value-type="float" office:value="43.9393227100372" calcext:value-type="float">
            <text:p>43.93932271</text:p>
          </table:table-cell>
          <table:table-cell table:formula="of:=[.C394]/([.H394]-[.H393])" office:value-type="float" office:value="99668.2743939669" calcext:value-type="float">
            <text:p>99668.2743939669</text:p>
          </table:table-cell>
          <table:table-cell table:formula="of:=[.G394]-[.$B394]" office:value-type="float" office:value="0.279101133346558" calcext:value-type="float">
            <text:p>0.2791011333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443146963.70395" calcext:value-type="float">
            <text:p>1443146963.70395</text:p>
          </table:table-cell>
          <table:table-cell office:value-type="float" office:value="4320" calcext:value-type="float">
            <text:p>4320</text:p>
          </table:table-cell>
          <table:table-cell table:formula="of:=[.B395]-[.$B$2]" office:value-type="float" office:value="43.7037444114685" calcext:value-type="float">
            <text:p>43.7037444115</text:p>
          </table:table-cell>
          <table:table-cell table:formula="of:=[.C395]/([.D395]-[.D394])" office:value-type="float" office:value="99258.2404627824" calcext:value-type="float">
            <text:p>99258.2404627824</text:p>
          </table:table-cell>
          <table:table-cell/>
          <table:table-cell office:value-type="float" office:value="1443146963.98288" calcext:value-type="float">
            <text:p>1443146963.98288</text:p>
          </table:table-cell>
          <table:table-cell table:formula="of:=[.G395]-[.$B$2]" office:value-type="float" office:value="43.9826707839966" calcext:value-type="float">
            <text:p>43.982670784</text:p>
          </table:table-cell>
          <table:table-cell table:formula="of:=[.C395]/([.H395]-[.H394])" office:value-type="float" office:value="99658.4070621236" calcext:value-type="float">
            <text:p>99658.4070621236</text:p>
          </table:table-cell>
          <table:table-cell table:formula="of:=[.G395]-[.$B395]" office:value-type="float" office:value="0.278926372528076" calcext:value-type="float">
            <text:p>0.2789263725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443146963.7473" calcext:value-type="float">
            <text:p>1443146963.7473</text:p>
          </table:table-cell>
          <table:table-cell office:value-type="float" office:value="4320" calcext:value-type="float">
            <text:p>4320</text:p>
          </table:table-cell>
          <table:table-cell table:formula="of:=[.B396]-[.$B$2]" office:value-type="float" office:value="43.747092962265" calcext:value-type="float">
            <text:p>43.7470929623</text:p>
          </table:table-cell>
          <table:table-cell table:formula="of:=[.C396]/([.D396]-[.D395])" office:value-type="float" office:value="99657.3108125203" calcext:value-type="float">
            <text:p>99657.3108125203</text:p>
          </table:table-cell>
          <table:table-cell/>
          <table:table-cell office:value-type="float" office:value="1443146964.02626" calcext:value-type="float">
            <text:p>1443146964.02626</text:p>
          </table:table-cell>
          <table:table-cell table:formula="of:=[.G396]-[.$B$2]" office:value-type="float" office:value="44.0260555744171" calcext:value-type="float">
            <text:p>44.0260555744</text:p>
          </table:table-cell>
          <table:table-cell table:formula="of:=[.C396]/([.H396]-[.H395])" office:value-type="float" office:value="99574.0663519611" calcext:value-type="float">
            <text:p>99574.0663519611</text:p>
          </table:table-cell>
          <table:table-cell table:formula="of:=[.G396]-[.$B396]" office:value-type="float" office:value="0.2789626121521" calcext:value-type="float">
            <text:p>0.2789626122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443146963.79063" calcext:value-type="float">
            <text:p>1443146963.79063</text:p>
          </table:table-cell>
          <table:table-cell office:value-type="float" office:value="4320" calcext:value-type="float">
            <text:p>4320</text:p>
          </table:table-cell>
          <table:table-cell table:formula="of:=[.B397]-[.$B$2]" office:value-type="float" office:value="43.7904236316681" calcext:value-type="float">
            <text:p>43.7904236317</text:p>
          </table:table-cell>
          <table:table-cell table:formula="of:=[.C397]/([.D397]-[.D396])" office:value-type="float" office:value="99698.436684971" calcext:value-type="float">
            <text:p>99698.436684971</text:p>
          </table:table-cell>
          <table:table-cell/>
          <table:table-cell office:value-type="float" office:value="1443146964.04059" calcext:value-type="float">
            <text:p>1443146964.04059</text:p>
          </table:table-cell>
          <table:table-cell table:formula="of:=[.G397]-[.$B$2]" office:value-type="float" office:value="44.0403816699982" calcext:value-type="float">
            <text:p>44.04038167</text:p>
          </table:table-cell>
          <table:table-cell table:formula="of:=[.C397]/([.H397]-[.H396])" office:value-type="float" office:value="301547.618160032" calcext:value-type="float">
            <text:p>301547.618160032</text:p>
          </table:table-cell>
          <table:table-cell table:formula="of:=[.G397]-[.$B397]" office:value-type="float" office:value="0.249958038330078" calcext:value-type="float">
            <text:p>0.2499580383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443146963.83398" calcext:value-type="float">
            <text:p>1443146963.83398</text:p>
          </table:table-cell>
          <table:table-cell office:value-type="float" office:value="4320" calcext:value-type="float">
            <text:p>4320</text:p>
          </table:table-cell>
          <table:table-cell table:formula="of:=[.B398]-[.$B$2]" office:value-type="float" office:value="43.8337743282318" calcext:value-type="float">
            <text:p>43.8337743282</text:p>
          </table:table-cell>
          <table:table-cell table:formula="of:=[.C398]/([.D398]-[.D397])" office:value-type="float" office:value="99652.3779877465" calcext:value-type="float">
            <text:p>99652.3779877465</text:p>
          </table:table-cell>
          <table:table-cell/>
          <table:table-cell office:value-type="float" office:value="1443146964.06958" calcext:value-type="float">
            <text:p>1443146964.06958</text:p>
          </table:table-cell>
          <table:table-cell table:formula="of:=[.G398]-[.$B$2]" office:value-type="float" office:value="44.0693731307983" calcext:value-type="float">
            <text:p>44.0693731308</text:p>
          </table:table-cell>
          <table:table-cell table:formula="of:=[.C398]/([.H398]-[.H397])" office:value-type="float" office:value="149009.393827252" calcext:value-type="float">
            <text:p>149009.393827252</text:p>
          </table:table-cell>
          <table:table-cell table:formula="of:=[.G398]-[.$B398]" office:value-type="float" office:value="0.235598802566528" calcext:value-type="float">
            <text:p>0.2355988026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443146963.87734" calcext:value-type="float">
            <text:p>1443146963.87734</text:p>
          </table:table-cell>
          <table:table-cell office:value-type="float" office:value="4320" calcext:value-type="float">
            <text:p>4320</text:p>
          </table:table-cell>
          <table:table-cell table:formula="of:=[.B399]-[.$B$2]" office:value-type="float" office:value="43.8771336078644" calcext:value-type="float">
            <text:p>43.8771336079</text:p>
          </table:table-cell>
          <table:table-cell table:formula="of:=[.C399]/([.D399]-[.D398])" office:value-type="float" office:value="99632.6515709714" calcext:value-type="float">
            <text:p>99632.6515709714</text:p>
          </table:table-cell>
          <table:table-cell/>
          <table:table-cell office:value-type="float" office:value="1443146964.11288" calcext:value-type="float">
            <text:p>1443146964.11288</text:p>
          </table:table-cell>
          <table:table-cell table:formula="of:=[.G399]-[.$B$2]" office:value-type="float" office:value="44.1126744747162" calcext:value-type="float">
            <text:p>44.1126744747</text:p>
          </table:table-cell>
          <table:table-cell table:formula="of:=[.C399]/([.H399]-[.H398])" office:value-type="float" office:value="99765.9566455052" calcext:value-type="float">
            <text:p>99765.9566455052</text:p>
          </table:table-cell>
          <table:table-cell table:formula="of:=[.G399]-[.$B399]" office:value-type="float" office:value="0.235540866851807" calcext:value-type="float">
            <text:p>0.2355408669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443146963.92069" calcext:value-type="float">
            <text:p>1443146963.92069</text:p>
          </table:table-cell>
          <table:table-cell office:value-type="float" office:value="4320" calcext:value-type="float">
            <text:p>4320</text:p>
          </table:table-cell>
          <table:table-cell table:formula="of:=[.B400]-[.$B$2]" office:value-type="float" office:value="43.920485496521" calcext:value-type="float">
            <text:p>43.9204854965</text:p>
          </table:table-cell>
          <table:table-cell table:formula="of:=[.C400]/([.D400]-[.D399])" office:value-type="float" office:value="99649.6377405393" calcext:value-type="float">
            <text:p>99649.6377405393</text:p>
          </table:table-cell>
          <table:table-cell/>
          <table:table-cell office:value-type="float" office:value="1443146964.15624" calcext:value-type="float">
            <text:p>1443146964.15624</text:p>
          </table:table-cell>
          <table:table-cell table:formula="of:=[.G400]-[.$B$2]" office:value-type="float" office:value="44.1560308933258" calcext:value-type="float">
            <text:p>44.1560308933</text:p>
          </table:table-cell>
          <table:table-cell table:formula="of:=[.C400]/([.H400]-[.H399])" office:value-type="float" office:value="99639.2261754193" calcext:value-type="float">
            <text:p>99639.2261754193</text:p>
          </table:table-cell>
          <table:table-cell table:formula="of:=[.G400]-[.$B400]" office:value-type="float" office:value="0.23554539680481" calcext:value-type="float">
            <text:p>0.2355453968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443146963.96404" calcext:value-type="float">
            <text:p>1443146963.96404</text:p>
          </table:table-cell>
          <table:table-cell office:value-type="float" office:value="4320" calcext:value-type="float">
            <text:p>4320</text:p>
          </table:table-cell>
          <table:table-cell table:formula="of:=[.B401]-[.$B$2]" office:value-type="float" office:value="43.9638373851776" calcext:value-type="float">
            <text:p>43.9638373852</text:p>
          </table:table-cell>
          <table:table-cell table:formula="of:=[.C401]/([.D401]-[.D400])" office:value-type="float" office:value="99649.6377405393" calcext:value-type="float">
            <text:p>99649.6377405393</text:p>
          </table:table-cell>
          <table:table-cell/>
          <table:table-cell office:value-type="float" office:value="1443146964.19989" calcext:value-type="float">
            <text:p>1443146964.19989</text:p>
          </table:table-cell>
          <table:table-cell table:formula="of:=[.G401]-[.$B$2]" office:value-type="float" office:value="44.1996800899506" calcext:value-type="float">
            <text:p>44.19968009</text:p>
          </table:table-cell>
          <table:table-cell table:formula="of:=[.C401]/([.H401]-[.H400])" office:value-type="float" office:value="98970.8937174319" calcext:value-type="float">
            <text:p>98970.8937174319</text:p>
          </table:table-cell>
          <table:table-cell table:formula="of:=[.G401]-[.$B401]" office:value-type="float" office:value="0.235842704772949" calcext:value-type="float">
            <text:p>0.2358427048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43146964.00732" calcext:value-type="float">
            <text:p>1443146964.00732</text:p>
          </table:table-cell>
          <table:table-cell office:value-type="float" office:value="4320" calcext:value-type="float">
            <text:p>4320</text:p>
          </table:table-cell>
          <table:table-cell table:formula="of:=[.B402]-[.$B$2]" office:value-type="float" office:value="44.0071148872376" calcext:value-type="float">
            <text:p>44.0071148872</text:p>
          </table:table-cell>
          <table:table-cell table:formula="of:=[.C402]/([.D402]-[.D401])" office:value-type="float" office:value="99820.9183611633" calcext:value-type="float">
            <text:p>99820.9183611633</text:p>
          </table:table-cell>
          <table:table-cell/>
          <table:table-cell office:value-type="float" office:value="1443146964.2431" calcext:value-type="float">
            <text:p>1443146964.2431</text:p>
          </table:table-cell>
          <table:table-cell table:formula="of:=[.G402]-[.$B$2]" office:value-type="float" office:value="44.242889881134" calcext:value-type="float">
            <text:p>44.2428898811</text:p>
          </table:table-cell>
          <table:table-cell table:formula="of:=[.C402]/([.H402]-[.H401])" office:value-type="float" office:value="99977.3403592021" calcext:value-type="float">
            <text:p>99977.3403592021</text:p>
          </table:table-cell>
          <table:table-cell table:formula="of:=[.G402]-[.$B402]" office:value-type="float" office:value="0.235774993896484" calcext:value-type="float">
            <text:p>0.2357749939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443146964.05047" calcext:value-type="float">
            <text:p>1443146964.05047</text:p>
          </table:table-cell>
          <table:table-cell office:value-type="float" office:value="4320" calcext:value-type="float">
            <text:p>4320</text:p>
          </table:table-cell>
          <table:table-cell table:formula="of:=[.B403]-[.$B$2]" office:value-type="float" office:value="44.050262928009" calcext:value-type="float">
            <text:p>44.050262928</text:p>
          </table:table-cell>
          <table:table-cell table:formula="of:=[.C403]/([.D403]-[.D402])" office:value-type="float" office:value="100120.420829281" calcext:value-type="float">
            <text:p>100120.420829281</text:p>
          </table:table-cell>
          <table:table-cell/>
          <table:table-cell office:value-type="float" office:value="1443146964.28617" calcext:value-type="float">
            <text:p>1443146964.28617</text:p>
          </table:table-cell>
          <table:table-cell table:formula="of:=[.G403]-[.$B$2]" office:value-type="float" office:value="44.2859647274017" calcext:value-type="float">
            <text:p>44.2859647274</text:p>
          </table:table-cell>
          <table:table-cell table:formula="of:=[.C403]/([.H403]-[.H402])" office:value-type="float" office:value="100290.549457848" calcext:value-type="float">
            <text:p>100290.549457848</text:p>
          </table:table-cell>
          <table:table-cell table:formula="of:=[.G403]-[.$B403]" office:value-type="float" office:value="0.2357017993927" calcext:value-type="float">
            <text:p>0.2357017994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443146964.09361" calcext:value-type="float">
            <text:p>1443146964.09361</text:p>
          </table:table-cell>
          <table:table-cell office:value-type="float" office:value="4320" calcext:value-type="float">
            <text:p>4320</text:p>
          </table:table-cell>
          <table:table-cell table:formula="of:=[.B404]-[.$B$2]" office:value-type="float" office:value="44.0934009552002" calcext:value-type="float">
            <text:p>44.0934009552</text:p>
          </table:table-cell>
          <table:table-cell table:formula="of:=[.C404]/([.D404]-[.D403])" office:value-type="float" office:value="100143.661666685" calcext:value-type="float">
            <text:p>100143.661666685</text:p>
          </table:table-cell>
          <table:table-cell/>
          <table:table-cell office:value-type="float" office:value="1443146964.3337" calcext:value-type="float">
            <text:p>1443146964.3337</text:p>
          </table:table-cell>
          <table:table-cell table:formula="of:=[.G404]-[.$B$2]" office:value-type="float" office:value="44.3334894180298" calcext:value-type="float">
            <text:p>44.333489418</text:p>
          </table:table-cell>
          <table:table-cell table:formula="of:=[.C404]/([.H404]-[.H403])" office:value-type="float" office:value="90900.1182945122" calcext:value-type="float">
            <text:p>90900.1182945122</text:p>
          </table:table-cell>
          <table:table-cell table:formula="of:=[.G404]-[.$B404]" office:value-type="float" office:value="0.24008846282959" calcext:value-type="float">
            <text:p>0.2400884628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443146964.13675" calcext:value-type="float">
            <text:p>1443146964.13675</text:p>
          </table:table-cell>
          <table:table-cell office:value-type="float" office:value="4320" calcext:value-type="float">
            <text:p>4320</text:p>
          </table:table-cell>
          <table:table-cell table:formula="of:=[.B405]-[.$B$2]" office:value-type="float" office:value="44.1365399360657" calcext:value-type="float">
            <text:p>44.1365399361</text:p>
          </table:table-cell>
          <table:table-cell table:formula="of:=[.C405]/([.D405]-[.D404])" office:value-type="float" office:value="100141.447788745" calcext:value-type="float">
            <text:p>100141.447788745</text:p>
          </table:table-cell>
          <table:table-cell/>
          <table:table-cell office:value-type="float" office:value="1443146964.41558" calcext:value-type="float">
            <text:p>1443146964.41558</text:p>
          </table:table-cell>
          <table:table-cell table:formula="of:=[.G405]-[.$B$2]" office:value-type="float" office:value="44.4153692722321" calcext:value-type="float">
            <text:p>44.4153692722</text:p>
          </table:table-cell>
          <table:table-cell table:formula="of:=[.C405]/([.H405]-[.H404])" office:value-type="float" office:value="52760.2307318252" calcext:value-type="float">
            <text:p>52760.2307318252</text:p>
          </table:table-cell>
          <table:table-cell table:formula="of:=[.G405]-[.$B405]" office:value-type="float" office:value="0.278829336166382" calcext:value-type="float">
            <text:p>0.2788293362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443146964.17987" calcext:value-type="float">
            <text:p>1443146964.17987</text:p>
          </table:table-cell>
          <table:table-cell office:value-type="float" office:value="4320" calcext:value-type="float">
            <text:p>4320</text:p>
          </table:table-cell>
          <table:table-cell table:formula="of:=[.B406]-[.$B$2]" office:value-type="float" office:value="44.1796658039093" calcext:value-type="float">
            <text:p>44.1796658039</text:p>
          </table:table-cell>
          <table:table-cell table:formula="of:=[.C406]/([.D406]-[.D405])" office:value-type="float" office:value="100171.897193213" calcext:value-type="float">
            <text:p>100171.897193213</text:p>
          </table:table-cell>
          <table:table-cell/>
          <table:table-cell office:value-type="float" office:value="1443146964.4588" calcext:value-type="float">
            <text:p>1443146964.4588</text:p>
          </table:table-cell>
          <table:table-cell table:formula="of:=[.G406]-[.$B$2]" office:value-type="float" office:value="44.458587884903" calcext:value-type="float">
            <text:p>44.4585878849</text:p>
          </table:table-cell>
          <table:table-cell table:formula="of:=[.C406]/([.H406]-[.H405])" office:value-type="float" office:value="99956.9336687409" calcext:value-type="float">
            <text:p>99956.9336687409</text:p>
          </table:table-cell>
          <table:table-cell table:formula="of:=[.G406]-[.$B406]" office:value-type="float" office:value="0.278922080993652" calcext:value-type="float">
            <text:p>0.278922081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443146964.22301" calcext:value-type="float">
            <text:p>1443146964.22301</text:p>
          </table:table-cell>
          <table:table-cell office:value-type="float" office:value="4320" calcext:value-type="float">
            <text:p>4320</text:p>
          </table:table-cell>
          <table:table-cell table:formula="of:=[.B407]-[.$B$2]" office:value-type="float" office:value="44.2228043079376" calcext:value-type="float">
            <text:p>44.2228043079</text:p>
          </table:table-cell>
          <table:table-cell table:formula="of:=[.C407]/([.D407]-[.D406])" office:value-type="float" office:value="100142.55471548" calcext:value-type="float">
            <text:p>100142.55471548</text:p>
          </table:table-cell>
          <table:table-cell/>
          <table:table-cell office:value-type="float" office:value="1443146964.5019" calcext:value-type="float">
            <text:p>1443146964.5019</text:p>
          </table:table-cell>
          <table:table-cell table:formula="of:=[.G407]-[.$B$2]" office:value-type="float" office:value="44.5016903877258" calcext:value-type="float">
            <text:p>44.5016903877</text:p>
          </table:table-cell>
          <table:table-cell table:formula="of:=[.C407]/([.H407]-[.H406])" office:value-type="float" office:value="100226.198412479" calcext:value-type="float">
            <text:p>100226.198412479</text:p>
          </table:table-cell>
          <table:table-cell table:formula="of:=[.G407]-[.$B407]" office:value-type="float" office:value="0.278886079788208" calcext:value-type="float">
            <text:p>0.2788860798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443146964.26617" calcext:value-type="float">
            <text:p>1443146964.26617</text:p>
          </table:table-cell>
          <table:table-cell office:value-type="float" office:value="4320" calcext:value-type="float">
            <text:p>4320</text:p>
          </table:table-cell>
          <table:table-cell table:formula="of:=[.B408]-[.$B$2]" office:value-type="float" office:value="44.2659664154053" calcext:value-type="float">
            <text:p>44.2659664154</text:p>
          </table:table-cell>
          <table:table-cell table:formula="of:=[.C408]/([.D408]-[.D407])" office:value-type="float" office:value="100087.791200597" calcext:value-type="float">
            <text:p>100087.791200597</text:p>
          </table:table-cell>
          <table:table-cell/>
          <table:table-cell office:value-type="float" office:value="1443146964.54497" calcext:value-type="float">
            <text:p>1443146964.54497</text:p>
          </table:table-cell>
          <table:table-cell table:formula="of:=[.G408]-[.$B$2]" office:value-type="float" office:value="44.5447609424591" calcext:value-type="float">
            <text:p>44.5447609425</text:p>
          </table:table-cell>
          <table:table-cell table:formula="of:=[.C408]/([.H408]-[.H407])" office:value-type="float" office:value="100300.542371755" calcext:value-type="float">
            <text:p>100300.542371755</text:p>
          </table:table-cell>
          <table:table-cell table:formula="of:=[.G408]-[.$B408]" office:value-type="float" office:value="0.278794527053833" calcext:value-type="float">
            <text:p>0.2787945271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443146964.30931" calcext:value-type="float">
            <text:p>1443146964.30931</text:p>
          </table:table-cell>
          <table:table-cell office:value-type="float" office:value="4320" calcext:value-type="float">
            <text:p>4320</text:p>
          </table:table-cell>
          <table:table-cell table:formula="of:=[.B409]-[.$B$2]" office:value-type="float" office:value="44.3091018199921" calcext:value-type="float">
            <text:p>44.30910182</text:p>
          </table:table-cell>
          <table:table-cell table:formula="of:=[.C409]/([.D409]-[.D408])" office:value-type="float" office:value="100149.750335778" calcext:value-type="float">
            <text:p>100149.750335778</text:p>
          </table:table-cell>
          <table:table-cell/>
          <table:table-cell office:value-type="float" office:value="1443146964.58803" calcext:value-type="float">
            <text:p>1443146964.58803</text:p>
          </table:table-cell>
          <table:table-cell table:formula="of:=[.G409]-[.$B$2]" office:value-type="float" office:value="44.5878200531006" calcext:value-type="float">
            <text:p>44.5878200531</text:p>
          </table:table-cell>
          <table:table-cell table:formula="of:=[.C409]/([.H409]-[.H408])" office:value-type="float" office:value="100327.199880401" calcext:value-type="float">
            <text:p>100327.199880401</text:p>
          </table:table-cell>
          <table:table-cell table:formula="of:=[.G409]-[.$B409]" office:value-type="float" office:value="0.27871823310852" calcext:value-type="float">
            <text:p>0.2787182331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443146964.35244" calcext:value-type="float">
            <text:p>1443146964.35244</text:p>
          </table:table-cell>
          <table:table-cell office:value-type="float" office:value="4320" calcext:value-type="float">
            <text:p>4320</text:p>
          </table:table-cell>
          <table:table-cell table:formula="of:=[.B410]-[.$B$2]" office:value-type="float" office:value="44.3522365093231" calcext:value-type="float">
            <text:p>44.3522365093</text:p>
          </table:table-cell>
          <table:table-cell table:formula="of:=[.C410]/([.D410]-[.D409])" office:value-type="float" office:value="100151.411010391" calcext:value-type="float">
            <text:p>100151.411010391</text:p>
          </table:table-cell>
          <table:table-cell/>
          <table:table-cell office:value-type="float" office:value="1443146964.63119" calcext:value-type="float">
            <text:p>1443146964.63119</text:p>
          </table:table-cell>
          <table:table-cell table:formula="of:=[.G410]-[.$B$2]" office:value-type="float" office:value="44.6309833526611" calcext:value-type="float">
            <text:p>44.6309833527</text:p>
          </table:table-cell>
          <table:table-cell table:formula="of:=[.C410]/([.H410]-[.H409])" office:value-type="float" office:value="100085.026955369" calcext:value-type="float">
            <text:p>100085.026955369</text:p>
          </table:table-cell>
          <table:table-cell table:formula="of:=[.G410]-[.$B410]" office:value-type="float" office:value="0.278746843338013" calcext:value-type="float">
            <text:p>0.2787468433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443146964.39557" calcext:value-type="float">
            <text:p>1443146964.39557</text:p>
          </table:table-cell>
          <table:table-cell office:value-type="float" office:value="4320" calcext:value-type="float">
            <text:p>4320</text:p>
          </table:table-cell>
          <table:table-cell table:formula="of:=[.B411]-[.$B$2]" office:value-type="float" office:value="44.3953602313995" calcext:value-type="float">
            <text:p>44.3953602314</text:p>
          </table:table-cell>
          <table:table-cell table:formula="of:=[.C411]/([.D411]-[.D410])" office:value-type="float" office:value="100176.881586077" calcext:value-type="float">
            <text:p>100176.881586077</text:p>
          </table:table-cell>
          <table:table-cell/>
          <table:table-cell office:value-type="float" office:value="1443146964.67878" calcext:value-type="float">
            <text:p>1443146964.67878</text:p>
          </table:table-cell>
          <table:table-cell table:formula="of:=[.G411]-[.$B$2]" office:value-type="float" office:value="44.6785697937012" calcext:value-type="float">
            <text:p>44.6785697937</text:p>
          </table:table-cell>
          <table:table-cell table:formula="of:=[.C411]/([.H411]-[.H410])" office:value-type="float" office:value="90782.1620105014" calcext:value-type="float">
            <text:p>90782.1620105014</text:p>
          </table:table-cell>
          <table:table-cell table:formula="of:=[.G411]-[.$B411]" office:value-type="float" office:value="0.283209562301636" calcext:value-type="float">
            <text:p>0.2832095623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443146964.43875" calcext:value-type="float">
            <text:p>1443146964.43875</text:p>
          </table:table-cell>
          <table:table-cell office:value-type="float" office:value="4320" calcext:value-type="float">
            <text:p>4320</text:p>
          </table:table-cell>
          <table:table-cell table:formula="of:=[.B412]-[.$B$2]" office:value-type="float" office:value="44.4385378360748" calcext:value-type="float">
            <text:p>44.4385378361</text:p>
          </table:table-cell>
          <table:table-cell table:formula="of:=[.C412]/([.D412]-[.D411])" office:value-type="float" office:value="100051.867918277" calcext:value-type="float">
            <text:p>100051.867918277</text:p>
          </table:table-cell>
          <table:table-cell/>
          <table:table-cell office:value-type="float" office:value="1443146964.80376" calcext:value-type="float">
            <text:p>1443146964.80376</text:p>
          </table:table-cell>
          <table:table-cell table:formula="of:=[.G412]-[.$B$2]" office:value-type="float" office:value="44.8035523891449" calcext:value-type="float">
            <text:p>44.8035523891</text:p>
          </table:table-cell>
          <table:table-cell table:formula="of:=[.C412]/([.H412]-[.H411])" office:value-type="float" office:value="34564.8126818195" calcext:value-type="float">
            <text:p>34564.8126818195</text:p>
          </table:table-cell>
          <table:table-cell table:formula="of:=[.G412]-[.$B412]" office:value-type="float" office:value="0.365014553070068" calcext:value-type="float">
            <text:p>0.3650145531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443146964.4819" calcext:value-type="float">
            <text:p>1443146964.4819</text:p>
          </table:table-cell>
          <table:table-cell office:value-type="float" office:value="4320" calcext:value-type="float">
            <text:p>4320</text:p>
          </table:table-cell>
          <table:table-cell table:formula="of:=[.B413]-[.$B$2]" office:value-type="float" office:value="44.4816892147064" calcext:value-type="float">
            <text:p>44.4816892147</text:p>
          </table:table-cell>
          <table:table-cell table:formula="of:=[.C413]/([.D413]-[.D412])" office:value-type="float" office:value="100112.676280457" calcext:value-type="float">
            <text:p>100112.676280457</text:p>
          </table:table-cell>
          <table:table-cell/>
          <table:table-cell office:value-type="float" office:value="1443146964.81814" calcext:value-type="float">
            <text:p>1443146964.81814</text:p>
          </table:table-cell>
          <table:table-cell table:formula="of:=[.G413]-[.$B$2]" office:value-type="float" office:value="44.8179347515106" calcext:value-type="float">
            <text:p>44.8179347515</text:p>
          </table:table-cell>
          <table:table-cell table:formula="of:=[.C413]/([.H413]-[.H412])" office:value-type="float" office:value="300367.901332803" calcext:value-type="float">
            <text:p>300367.901332803</text:p>
          </table:table-cell>
          <table:table-cell table:formula="of:=[.G413]-[.$B413]" office:value-type="float" office:value="0.336245536804199" calcext:value-type="float">
            <text:p>0.3362455368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443146964.52503" calcext:value-type="float">
            <text:p>1443146964.52503</text:p>
          </table:table-cell>
          <table:table-cell office:value-type="float" office:value="4320" calcext:value-type="float">
            <text:p>4320</text:p>
          </table:table-cell>
          <table:table-cell table:formula="of:=[.B414]-[.$B$2]" office:value-type="float" office:value="44.5248258113861" calcext:value-type="float">
            <text:p>44.5248258114</text:p>
          </table:table-cell>
          <table:table-cell table:formula="of:=[.C414]/([.D414]-[.D413])" office:value-type="float" office:value="100146.982667138" calcext:value-type="float">
            <text:p>100146.982667138</text:p>
          </table:table-cell>
          <table:table-cell/>
          <table:table-cell office:value-type="float" office:value="1443146964.84684" calcext:value-type="float">
            <text:p>1443146964.84684</text:p>
          </table:table-cell>
          <table:table-cell table:formula="of:=[.G414]-[.$B$2]" office:value-type="float" office:value="44.8466312885284" calcext:value-type="float">
            <text:p>44.8466312885</text:p>
          </table:table-cell>
          <table:table-cell table:formula="of:=[.C414]/([.H414]-[.H413])" office:value-type="float" office:value="150540.812548811" calcext:value-type="float">
            <text:p>150540.812548811</text:p>
          </table:table-cell>
          <table:table-cell table:formula="of:=[.G414]-[.$B414]" office:value-type="float" office:value="0.321805477142334" calcext:value-type="float">
            <text:p>0.3218054771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443146964.56818" calcext:value-type="float">
            <text:p>1443146964.56818</text:p>
          </table:table-cell>
          <table:table-cell office:value-type="float" office:value="4320" calcext:value-type="float">
            <text:p>4320</text:p>
          </table:table-cell>
          <table:table-cell table:formula="of:=[.B415]-[.$B$2]" office:value-type="float" office:value="44.5679688453674" calcext:value-type="float">
            <text:p>44.5679688454</text:p>
          </table:table-cell>
          <table:table-cell table:formula="of:=[.C415]/([.D415]-[.D414])" office:value-type="float" office:value="100132.039899423" calcext:value-type="float">
            <text:p>100132.039899423</text:p>
          </table:table-cell>
          <table:table-cell/>
          <table:table-cell office:value-type="float" office:value="1443146964.88998" calcext:value-type="float">
            <text:p>1443146964.88998</text:p>
          </table:table-cell>
          <table:table-cell table:formula="of:=[.G415]-[.$B$2]" office:value-type="float" office:value="44.8897683620453" calcext:value-type="float">
            <text:p>44.889768362</text:p>
          </table:table-cell>
          <table:table-cell table:formula="of:=[.C415]/([.H415]-[.H414])" office:value-type="float" office:value="100145.875642514" calcext:value-type="float">
            <text:p>100145.875642514</text:p>
          </table:table-cell>
          <table:table-cell table:formula="of:=[.G415]-[.$B415]" office:value-type="float" office:value="0.321799516677856" calcext:value-type="float">
            <text:p>0.3217995167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443146964.61131" calcext:value-type="float">
            <text:p>1443146964.61131</text:p>
          </table:table-cell>
          <table:table-cell office:value-type="float" office:value="4320" calcext:value-type="float">
            <text:p>4320</text:p>
          </table:table-cell>
          <table:table-cell table:formula="of:=[.B416]-[.$B$2]" office:value-type="float" office:value="44.6111006736755" calcext:value-type="float">
            <text:p>44.6111006737</text:p>
          </table:table-cell>
          <table:table-cell table:formula="of:=[.C416]/([.D416]-[.D415])" office:value-type="float" office:value="100158.054259624" calcext:value-type="float">
            <text:p>100158.054259624</text:p>
          </table:table-cell>
          <table:table-cell/>
          <table:table-cell office:value-type="float" office:value="1443146964.93303" calcext:value-type="float">
            <text:p>1443146964.93303</text:p>
          </table:table-cell>
          <table:table-cell table:formula="of:=[.G416]-[.$B$2]" office:value-type="float" office:value="44.9328260421753" calcext:value-type="float">
            <text:p>44.9328260422</text:p>
          </table:table-cell>
          <table:table-cell table:formula="of:=[.C416]/([.H416]-[.H415])" office:value-type="float" office:value="100330.533065333" calcext:value-type="float">
            <text:p>100330.533065333</text:p>
          </table:table-cell>
          <table:table-cell table:formula="of:=[.G416]-[.$B416]" office:value-type="float" office:value="0.321725368499756" calcext:value-type="float">
            <text:p>0.3217253685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443146964.65442" calcext:value-type="float">
            <text:p>1443146964.65442</text:p>
          </table:table-cell>
          <table:table-cell office:value-type="float" office:value="4320" calcext:value-type="float">
            <text:p>4320</text:p>
          </table:table-cell>
          <table:table-cell table:formula="of:=[.B417]-[.$B$2]" office:value-type="float" office:value="44.6542115211487" calcext:value-type="float">
            <text:p>44.6542115211</text:p>
          </table:table-cell>
          <table:table-cell table:formula="of:=[.C417]/([.D417]-[.D416])" office:value-type="float" office:value="100206.798363013" calcext:value-type="float">
            <text:p>100206.798363013</text:p>
          </table:table-cell>
          <table:table-cell/>
          <table:table-cell office:value-type="float" office:value="1443146964.9763" calcext:value-type="float">
            <text:p>1443146964.9763</text:p>
          </table:table-cell>
          <table:table-cell table:formula="of:=[.G417]-[.$B$2]" office:value-type="float" office:value="44.976087808609" calcext:value-type="float">
            <text:p>44.9760878086</text:p>
          </table:table-cell>
          <table:table-cell table:formula="of:=[.C417]/([.H417]-[.H416])" office:value-type="float" office:value="99857.2262789813" calcext:value-type="float">
            <text:p>99857.2262789813</text:p>
          </table:table-cell>
          <table:table-cell table:formula="of:=[.G417]-[.$B417]" office:value-type="float" office:value="0.321876287460327" calcext:value-type="float">
            <text:p>0.3218762875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443146964.69755" calcext:value-type="float">
            <text:p>1443146964.69755</text:p>
          </table:table-cell>
          <table:table-cell office:value-type="float" office:value="4320" calcext:value-type="float">
            <text:p>4320</text:p>
          </table:table-cell>
          <table:table-cell table:formula="of:=[.B418]-[.$B$2]" office:value-type="float" office:value="44.6973466873169" calcext:value-type="float">
            <text:p>44.6973466873</text:p>
          </table:table-cell>
          <table:table-cell table:formula="of:=[.C418]/([.D418]-[.D417])" office:value-type="float" office:value="100150.303887863" calcext:value-type="float">
            <text:p>100150.303887863</text:p>
          </table:table-cell>
          <table:table-cell/>
          <table:table-cell office:value-type="float" office:value="1443146965.01938" calcext:value-type="float">
            <text:p>1443146965.01938</text:p>
          </table:table-cell>
          <table:table-cell table:formula="of:=[.G418]-[.$B$2]" office:value-type="float" office:value="45.0191705226898" calcext:value-type="float">
            <text:p>45.0191705227</text:p>
          </table:table-cell>
          <table:table-cell table:formula="of:=[.C418]/([.H418]-[.H417])" office:value-type="float" office:value="100272.234286284" calcext:value-type="float">
            <text:p>100272.234286284</text:p>
          </table:table-cell>
          <table:table-cell table:formula="of:=[.G418]-[.$B418]" office:value-type="float" office:value="0.321823835372925" calcext:value-type="float">
            <text:p>0.3218238354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443146964.74068" calcext:value-type="float">
            <text:p>1443146964.74068</text:p>
          </table:table-cell>
          <table:table-cell office:value-type="float" office:value="4320" calcext:value-type="float">
            <text:p>4320</text:p>
          </table:table-cell>
          <table:table-cell table:formula="of:=[.B419]-[.$B$2]" office:value-type="float" office:value="44.7404766082764" calcext:value-type="float">
            <text:p>44.7404766083</text:p>
          </table:table-cell>
          <table:table-cell table:formula="of:=[.C419]/([.D419]-[.D418])" office:value-type="float" office:value="100162.48358209" calcext:value-type="float">
            <text:p>100162.48358209</text:p>
          </table:table-cell>
          <table:table-cell/>
          <table:table-cell office:value-type="float" office:value="1443146965.03254" calcext:value-type="float">
            <text:p>1443146965.03254</text:p>
          </table:table-cell>
          <table:table-cell table:formula="of:=[.G419]-[.$B$2]" office:value-type="float" office:value="45.0323281288147" calcext:value-type="float">
            <text:p>45.0323281288</text:p>
          </table:table-cell>
          <table:table-cell table:formula="of:=[.C419]/([.H419]-[.H418])" office:value-type="float" office:value="328327.201696052" calcext:value-type="float">
            <text:p>328327.201696052</text:p>
          </table:table-cell>
          <table:table-cell table:formula="of:=[.G419]-[.$B419]" office:value-type="float" office:value="0.29185152053833" calcext:value-type="float">
            <text:p>0.2918515205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443146964.78381" calcext:value-type="float">
            <text:p>1443146964.78381</text:p>
          </table:table-cell>
          <table:table-cell office:value-type="float" office:value="4320" calcext:value-type="float">
            <text:p>4320</text:p>
          </table:table-cell>
          <table:table-cell table:formula="of:=[.B420]-[.$B$2]" office:value-type="float" office:value="44.7836050987244" calcext:value-type="float">
            <text:p>44.7836050987</text:p>
          </table:table-cell>
          <table:table-cell table:formula="of:=[.C420]/([.D420]-[.D419])" office:value-type="float" office:value="100165.805831039" calcext:value-type="float">
            <text:p>100165.805831039</text:p>
          </table:table-cell>
          <table:table-cell/>
          <table:table-cell office:value-type="float" office:value="1443146965.0624" calcext:value-type="float">
            <text:p>1443146965.0624</text:p>
          </table:table-cell>
          <table:table-cell table:formula="of:=[.G420]-[.$B$2]" office:value-type="float" office:value="45.0621919631958" calcext:value-type="float">
            <text:p>45.0621919632</text:p>
          </table:table-cell>
          <table:table-cell table:formula="of:=[.C420]/([.H420]-[.H419])" office:value-type="float" office:value="144656.575069057" calcext:value-type="float">
            <text:p>144656.575069057</text:p>
          </table:table-cell>
          <table:table-cell table:formula="of:=[.G420]-[.$B420]" office:value-type="float" office:value="0.278586864471436" calcext:value-type="float">
            <text:p>0.2785868645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443146964.82695" calcext:value-type="float">
            <text:p>1443146964.82695</text:p>
          </table:table-cell>
          <table:table-cell office:value-type="float" office:value="4320" calcext:value-type="float">
            <text:p>4320</text:p>
          </table:table-cell>
          <table:table-cell table:formula="of:=[.B421]-[.$B$2]" office:value-type="float" office:value="44.8267438411713" calcext:value-type="float">
            <text:p>44.8267438412</text:p>
          </table:table-cell>
          <table:table-cell table:formula="of:=[.C421]/([.D421]-[.D420])" office:value-type="float" office:value="100142.001249054" calcext:value-type="float">
            <text:p>100142.001249054</text:p>
          </table:table-cell>
          <table:table-cell/>
          <table:table-cell office:value-type="float" office:value="1443146965.10551" calcext:value-type="float">
            <text:p>1443146965.10551</text:p>
          </table:table-cell>
          <table:table-cell table:formula="of:=[.G421]-[.$B$2]" office:value-type="float" office:value="45.1053006649017" calcext:value-type="float">
            <text:p>45.1053006649</text:p>
          </table:table-cell>
          <table:table-cell table:formula="of:=[.C421]/([.H421]-[.H420])" office:value-type="float" office:value="100211.78622982" calcext:value-type="float">
            <text:p>100211.78622982</text:p>
          </table:table-cell>
          <table:table-cell table:formula="of:=[.G421]-[.$B421]" office:value-type="float" office:value="0.278556823730469" calcext:value-type="float">
            <text:p>0.2785568237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443146964.87009" calcext:value-type="float">
            <text:p>1443146964.87009</text:p>
          </table:table-cell>
          <table:table-cell office:value-type="float" office:value="4320" calcext:value-type="float">
            <text:p>4320</text:p>
          </table:table-cell>
          <table:table-cell table:formula="of:=[.B422]-[.$B$2]" office:value-type="float" office:value="44.8698780536652" calcext:value-type="float">
            <text:p>44.8698780537</text:p>
          </table:table-cell>
          <table:table-cell table:formula="of:=[.C422]/([.D422]-[.D421])" office:value-type="float" office:value="100152.518157397" calcext:value-type="float">
            <text:p>100152.518157397</text:p>
          </table:table-cell>
          <table:table-cell/>
          <table:table-cell office:value-type="float" office:value="1443146965.14868" calcext:value-type="float">
            <text:p>1443146965.14868</text:p>
          </table:table-cell>
          <table:table-cell table:formula="of:=[.G422]-[.$B$2]" office:value-type="float" office:value="45.1484689712524" calcext:value-type="float">
            <text:p>45.1484689713</text:p>
          </table:table-cell>
          <table:table-cell table:formula="of:=[.C422]/([.H422]-[.H421])" office:value-type="float" office:value="100073.418792562" calcext:value-type="float">
            <text:p>100073.418792562</text:p>
          </table:table-cell>
          <table:table-cell table:formula="of:=[.G422]-[.$B422]" office:value-type="float" office:value="0.27859091758728" calcext:value-type="float">
            <text:p>0.2785909176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443146964.9132" calcext:value-type="float">
            <text:p>1443146964.9132</text:p>
          </table:table-cell>
          <table:table-cell office:value-type="float" office:value="4320" calcext:value-type="float">
            <text:p>4320</text:p>
          </table:table-cell>
          <table:table-cell table:formula="of:=[.B423]-[.$B$2]" office:value-type="float" office:value="44.9129903316498" calcext:value-type="float">
            <text:p>44.9129903316</text:p>
          </table:table-cell>
          <table:table-cell table:formula="of:=[.C423]/([.D423]-[.D422])" office:value-type="float" office:value="100203.473394313" calcext:value-type="float">
            <text:p>100203.473394313</text:p>
          </table:table-cell>
          <table:table-cell/>
          <table:table-cell office:value-type="float" office:value="1443146965.16184" calcext:value-type="float">
            <text:p>1443146965.16184</text:p>
          </table:table-cell>
          <table:table-cell table:formula="of:=[.G423]-[.$B$2]" office:value-type="float" office:value="45.161630153656" calcext:value-type="float">
            <text:p>45.1616301537</text:p>
          </table:table-cell>
          <table:table-cell table:formula="of:=[.C423]/([.H423]-[.H422])" office:value-type="float" office:value="328237.985580233" calcext:value-type="float">
            <text:p>328237.985580233</text:p>
          </table:table-cell>
          <table:table-cell table:formula="of:=[.G423]-[.$B423]" office:value-type="float" office:value="0.248639822006226" calcext:value-type="float">
            <text:p>0.248639822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443146964.95634" calcext:value-type="float">
            <text:p>1443146964.95634</text:p>
          </table:table-cell>
          <table:table-cell office:value-type="float" office:value="4320" calcext:value-type="float">
            <text:p>4320</text:p>
          </table:table-cell>
          <table:table-cell table:formula="of:=[.B424]-[.$B$2]" office:value-type="float" office:value="44.9561355113983" calcext:value-type="float">
            <text:p>44.9561355114</text:p>
          </table:table-cell>
          <table:table-cell table:formula="of:=[.C424]/([.D424]-[.D423])" office:value-type="float" office:value="100127.059967728" calcext:value-type="float">
            <text:p>100127.059967728</text:p>
          </table:table-cell>
          <table:table-cell/>
          <table:table-cell office:value-type="float" office:value="1443146965.19186" calcext:value-type="float">
            <text:p>1443146965.19186</text:p>
          </table:table-cell>
          <table:table-cell table:formula="of:=[.G424]-[.$B$2]" office:value-type="float" office:value="45.1916537284851" calcext:value-type="float">
            <text:p>45.1916537285</text:p>
          </table:table-cell>
          <table:table-cell table:formula="of:=[.C424]/([.H424]-[.H423])" office:value-type="float" office:value="143886.929674099" calcext:value-type="float">
            <text:p>143886.929674099</text:p>
          </table:table-cell>
          <table:table-cell table:formula="of:=[.G424]-[.$B424]" office:value-type="float" office:value="0.235518217086792" calcext:value-type="float">
            <text:p>0.2355182171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443146964.99949" calcext:value-type="float">
            <text:p>1443146964.99949</text:p>
          </table:table-cell>
          <table:table-cell office:value-type="float" office:value="4320" calcext:value-type="float">
            <text:p>4320</text:p>
          </table:table-cell>
          <table:table-cell table:formula="of:=[.B425]-[.$B$2]" office:value-type="float" office:value="44.9992821216583" calcext:value-type="float">
            <text:p>44.9992821217</text:p>
          </table:table-cell>
          <table:table-cell table:formula="of:=[.C425]/([.D425]-[.D424])" office:value-type="float" office:value="100123.740288446" calcext:value-type="float">
            <text:p>100123.740288446</text:p>
          </table:table-cell>
          <table:table-cell/>
          <table:table-cell office:value-type="float" office:value="1443146965.23333" calcext:value-type="float">
            <text:p>1443146965.23333</text:p>
          </table:table-cell>
          <table:table-cell table:formula="of:=[.G425]-[.$B$2]" office:value-type="float" office:value="45.2331185340881" calcext:value-type="float">
            <text:p>45.2331185341</text:p>
          </table:table-cell>
          <table:table-cell table:formula="of:=[.C425]/([.H425]-[.H424])" office:value-type="float" office:value="104184.740219416" calcext:value-type="float">
            <text:p>104184.740219416</text:p>
          </table:table-cell>
          <table:table-cell table:formula="of:=[.G425]-[.$B425]" office:value-type="float" office:value="0.23383641242981" calcext:value-type="float">
            <text:p>0.2338364124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443146965.04079" calcext:value-type="float">
            <text:p>1443146965.04079</text:p>
          </table:table-cell>
          <table:table-cell office:value-type="float" office:value="4320" calcext:value-type="float">
            <text:p>4320</text:p>
          </table:table-cell>
          <table:table-cell table:formula="of:=[.B426]-[.$B$2]" office:value-type="float" office:value="45.0405871868134" calcext:value-type="float">
            <text:p>45.0405871868</text:p>
          </table:table-cell>
          <table:table-cell table:formula="of:=[.C426]/([.D426]-[.D425])" office:value-type="float" office:value="104587.65731965" calcext:value-type="float">
            <text:p>104587.65731965</text:p>
          </table:table-cell>
          <table:table-cell/>
          <table:table-cell office:value-type="float" office:value="1443146965.27468" calcext:value-type="float">
            <text:p>1443146965.27468</text:p>
          </table:table-cell>
          <table:table-cell table:formula="of:=[.G426]-[.$B$2]" office:value-type="float" office:value="45.2744739055634" calcext:value-type="float">
            <text:p>45.2744739056</text:p>
          </table:table-cell>
          <table:table-cell table:formula="of:=[.C426]/([.H426]-[.H425])" office:value-type="float" office:value="104460.432729726" calcext:value-type="float">
            <text:p>104460.432729726</text:p>
          </table:table-cell>
          <table:table-cell table:formula="of:=[.G426]-[.$B426]" office:value-type="float" office:value="0.23388671875" calcext:value-type="float">
            <text:p>0.2338867188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443146965.0821" calcext:value-type="float">
            <text:p>1443146965.0821</text:p>
          </table:table-cell>
          <table:table-cell office:value-type="float" office:value="4320" calcext:value-type="float">
            <text:p>4320</text:p>
          </table:table-cell>
          <table:table-cell table:formula="of:=[.B427]-[.$B$2]" office:value-type="float" office:value="45.0818936824799" calcext:value-type="float">
            <text:p>45.0818936825</text:p>
          </table:table-cell>
          <table:table-cell table:formula="of:=[.C427]/([.D427]-[.D426])" office:value-type="float" office:value="104584.035278092" calcext:value-type="float">
            <text:p>104584.035278092</text:p>
          </table:table-cell>
          <table:table-cell/>
          <table:table-cell office:value-type="float" office:value="1443146965.31595" calcext:value-type="float">
            <text:p>1443146965.31595</text:p>
          </table:table-cell>
          <table:table-cell table:formula="of:=[.G427]-[.$B$2]" office:value-type="float" office:value="45.3157422542572" calcext:value-type="float">
            <text:p>45.3157422543</text:p>
          </table:table-cell>
          <table:table-cell table:formula="of:=[.C427]/([.H427]-[.H426])" office:value-type="float" office:value="104680.708987128" calcext:value-type="float">
            <text:p>104680.708987128</text:p>
          </table:table-cell>
          <table:table-cell table:formula="of:=[.G427]-[.$B427]" office:value-type="float" office:value="0.233848571777344" calcext:value-type="float">
            <text:p>0.2338485718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443146965.1234" calcext:value-type="float">
            <text:p>1443146965.1234</text:p>
          </table:table-cell>
          <table:table-cell office:value-type="float" office:value="4320" calcext:value-type="float">
            <text:p>4320</text:p>
          </table:table-cell>
          <table:table-cell table:formula="of:=[.B428]-[.$B$2]" office:value-type="float" office:value="45.1231918334961" calcext:value-type="float">
            <text:p>45.1231918335</text:p>
          </table:table-cell>
          <table:table-cell table:formula="of:=[.C428]/([.D428]-[.D427])" office:value-type="float" office:value="104605.167391191" calcext:value-type="float">
            <text:p>104605.167391191</text:p>
          </table:table-cell>
          <table:table-cell/>
          <table:table-cell office:value-type="float" office:value="1443146965.35724" calcext:value-type="float">
            <text:p>1443146965.35724</text:p>
          </table:table-cell>
          <table:table-cell table:formula="of:=[.G428]-[.$B$2]" office:value-type="float" office:value="45.3570346832275" calcext:value-type="float">
            <text:p>45.3570346832</text:p>
          </table:table-cell>
          <table:table-cell table:formula="of:=[.C428]/([.H428]-[.H427])" office:value-type="float" office:value="104619.662919402" calcext:value-type="float">
            <text:p>104619.662919402</text:p>
          </table:table-cell>
          <table:table-cell table:formula="of:=[.G428]-[.$B428]" office:value-type="float" office:value="0.233842849731445" calcext:value-type="float">
            <text:p>0.2338428497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443146965.16469" calcext:value-type="float">
            <text:p>1443146965.16469</text:p>
          </table:table-cell>
          <table:table-cell office:value-type="float" office:value="4320" calcext:value-type="float">
            <text:p>4320</text:p>
          </table:table-cell>
          <table:table-cell table:formula="of:=[.B429]-[.$B$2]" office:value-type="float" office:value="45.1644856929779" calcext:value-type="float">
            <text:p>45.164485693</text:p>
          </table:table-cell>
          <table:table-cell table:formula="of:=[.C429]/([.D429]-[.D428])" office:value-type="float" office:value="104616.038660731" calcext:value-type="float">
            <text:p>104616.038660731</text:p>
          </table:table-cell>
          <table:table-cell/>
          <table:table-cell office:value-type="float" office:value="1443146965.39858" calcext:value-type="float">
            <text:p>1443146965.39858</text:p>
          </table:table-cell>
          <table:table-cell table:formula="of:=[.G429]-[.$B$2]" office:value-type="float" office:value="45.398371219635" calcext:value-type="float">
            <text:p>45.3983712196</text:p>
          </table:table-cell>
          <table:table-cell table:formula="of:=[.C429]/([.H429]-[.H428])" office:value-type="float" office:value="104508.030315265" calcext:value-type="float">
            <text:p>104508.030315265</text:p>
          </table:table-cell>
          <table:table-cell table:formula="of:=[.G429]-[.$B429]" office:value-type="float" office:value="0.233885526657104" calcext:value-type="float">
            <text:p>0.2338855267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443146965.20597" calcext:value-type="float">
            <text:p>1443146965.20597</text:p>
          </table:table-cell>
          <table:table-cell office:value-type="float" office:value="4320" calcext:value-type="float">
            <text:p>4320</text:p>
          </table:table-cell>
          <table:table-cell table:formula="of:=[.B430]-[.$B$2]" office:value-type="float" office:value="45.2057628631592" calcext:value-type="float">
            <text:p>45.2057628632</text:p>
          </table:table-cell>
          <table:table-cell table:formula="of:=[.C430]/([.D430]-[.D429])" office:value-type="float" office:value="104658.337309174" calcext:value-type="float">
            <text:p>104658.337309174</text:p>
          </table:table-cell>
          <table:table-cell/>
          <table:table-cell office:value-type="float" office:value="1443146965.43983" calcext:value-type="float">
            <text:p>1443146965.43983</text:p>
          </table:table-cell>
          <table:table-cell table:formula="of:=[.G430]-[.$B$2]" office:value-type="float" office:value="45.4396274089813" calcext:value-type="float">
            <text:p>45.439627409</text:p>
          </table:table-cell>
          <table:table-cell table:formula="of:=[.C430]/([.H430]-[.H429])" office:value-type="float" office:value="104711.56130628" calcext:value-type="float">
            <text:p>104711.56130628</text:p>
          </table:table-cell>
          <table:table-cell table:formula="of:=[.G430]-[.$B430]" office:value-type="float" office:value="0.233864545822144" calcext:value-type="float">
            <text:p>0.2338645458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443146965.24726" calcext:value-type="float">
            <text:p>1443146965.24726</text:p>
          </table:table-cell>
          <table:table-cell office:value-type="float" office:value="4320" calcext:value-type="float">
            <text:p>4320</text:p>
          </table:table-cell>
          <table:table-cell table:formula="of:=[.B431]-[.$B$2]" office:value-type="float" office:value="45.2470564842224" calcext:value-type="float">
            <text:p>45.2470564842</text:p>
          </table:table-cell>
          <table:table-cell table:formula="of:=[.C431]/([.D431]-[.D430])" office:value-type="float" office:value="104616.642686405" calcext:value-type="float">
            <text:p>104616.642686405</text:p>
          </table:table-cell>
          <table:table-cell/>
          <table:table-cell office:value-type="float" office:value="1443146965.48108" calcext:value-type="float">
            <text:p>1443146965.48108</text:p>
          </table:table-cell>
          <table:table-cell table:formula="of:=[.G431]-[.$B$2]" office:value-type="float" office:value="45.4808766841888" calcext:value-type="float">
            <text:p>45.4808766842</text:p>
          </table:table-cell>
          <table:table-cell table:formula="of:=[.C431]/([.H431]-[.H430])" office:value-type="float" office:value="104729.112893903" calcext:value-type="float">
            <text:p>104729.112893903</text:p>
          </table:table-cell>
          <table:table-cell table:formula="of:=[.G431]-[.$B431]" office:value-type="float" office:value="0.233820199966431" calcext:value-type="float">
            <text:p>0.2338202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443146965.28858" calcext:value-type="float">
            <text:p>1443146965.28858</text:p>
          </table:table-cell>
          <table:table-cell office:value-type="float" office:value="4320" calcext:value-type="float">
            <text:p>4320</text:p>
          </table:table-cell>
          <table:table-cell table:formula="of:=[.B432]-[.$B$2]" office:value-type="float" office:value="45.288375377655" calcext:value-type="float">
            <text:p>45.2883753777</text:p>
          </table:table-cell>
          <table:table-cell table:formula="of:=[.C432]/([.D432]-[.D431])" office:value-type="float" office:value="104552.654756959" calcext:value-type="float">
            <text:p>104552.654756959</text:p>
          </table:table-cell>
          <table:table-cell/>
          <table:table-cell office:value-type="float" office:value="1443146965.52238" calcext:value-type="float">
            <text:p>1443146965.52238</text:p>
          </table:table-cell>
          <table:table-cell table:formula="of:=[.G432]-[.$B$2]" office:value-type="float" office:value="45.5221750736237" calcext:value-type="float">
            <text:p>45.5221750736</text:p>
          </table:table-cell>
          <table:table-cell table:formula="of:=[.C432]/([.H432]-[.H431])" office:value-type="float" office:value="104604.56349802" calcext:value-type="float">
            <text:p>104604.56349802</text:p>
          </table:table-cell>
          <table:table-cell table:formula="of:=[.G432]-[.$B432]" office:value-type="float" office:value="0.233799695968628" calcext:value-type="float">
            <text:p>0.233799696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443146965.3299" calcext:value-type="float">
            <text:p>1443146965.3299</text:p>
          </table:table-cell>
          <table:table-cell office:value-type="float" office:value="4320" calcext:value-type="float">
            <text:p>4320</text:p>
          </table:table-cell>
          <table:table-cell table:formula="of:=[.B433]-[.$B$2]" office:value-type="float" office:value="45.3296880722046" calcext:value-type="float">
            <text:p>45.3296880722</text:p>
          </table:table-cell>
          <table:table-cell table:formula="of:=[.C433]/([.D433]-[.D432])" office:value-type="float" office:value="104568.342663235" calcext:value-type="float">
            <text:p>104568.342663235</text:p>
          </table:table-cell>
          <table:table-cell/>
          <table:table-cell office:value-type="float" office:value="1443146965.56363" calcext:value-type="float">
            <text:p>1443146965.56363</text:p>
          </table:table-cell>
          <table:table-cell table:formula="of:=[.G433]-[.$B$2]" office:value-type="float" office:value="45.5634210109711" calcext:value-type="float">
            <text:p>45.563421011</text:p>
          </table:table-cell>
          <table:table-cell table:formula="of:=[.C433]/([.H433]-[.H432])" office:value-type="float" office:value="104737.58818021" calcext:value-type="float">
            <text:p>104737.58818021</text:p>
          </table:table-cell>
          <table:table-cell table:formula="of:=[.G433]-[.$B433]" office:value-type="float" office:value="0.233732938766479" calcext:value-type="float">
            <text:p>0.2337329388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443146965.37118" calcext:value-type="float">
            <text:p>1443146965.37118</text:p>
          </table:table-cell>
          <table:table-cell office:value-type="float" office:value="4320" calcext:value-type="float">
            <text:p>4320</text:p>
          </table:table-cell>
          <table:table-cell table:formula="of:=[.B434]-[.$B$2]" office:value-type="float" office:value="45.370973110199" calcext:value-type="float">
            <text:p>45.3709731102</text:p>
          </table:table-cell>
          <table:table-cell table:formula="of:=[.C434]/([.D434]-[.D433])" office:value-type="float" office:value="104638.392256962" calcext:value-type="float">
            <text:p>104638.392256962</text:p>
          </table:table-cell>
          <table:table-cell/>
          <table:table-cell office:value-type="float" office:value="1443146965.6049" calcext:value-type="float">
            <text:p>1443146965.6049</text:p>
          </table:table-cell>
          <table:table-cell table:formula="of:=[.G434]-[.$B$2]" office:value-type="float" office:value="45.604691028595" calcext:value-type="float">
            <text:p>45.6046910286</text:p>
          </table:table-cell>
          <table:table-cell table:formula="of:=[.C434]/([.H434]-[.H433])" office:value-type="float" office:value="104676.475773979" calcext:value-type="float">
            <text:p>104676.475773979</text:p>
          </table:table-cell>
          <table:table-cell table:formula="of:=[.G434]-[.$B434]" office:value-type="float" office:value="0.233717918395996" calcext:value-type="float">
            <text:p>0.2337179184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443146965.41248" calcext:value-type="float">
            <text:p>1443146965.41248</text:p>
          </table:table-cell>
          <table:table-cell office:value-type="float" office:value="4320" calcext:value-type="float">
            <text:p>4320</text:p>
          </table:table-cell>
          <table:table-cell table:formula="of:=[.B435]-[.$B$2]" office:value-type="float" office:value="45.4122719764709" calcext:value-type="float">
            <text:p>45.4122719765</text:p>
          </table:table-cell>
          <table:table-cell table:formula="of:=[.C435]/([.D435]-[.D434])" office:value-type="float" office:value="104603.355732594" calcext:value-type="float">
            <text:p>104603.355732594</text:p>
          </table:table-cell>
          <table:table-cell/>
          <table:table-cell office:value-type="float" office:value="1443146965.64623" calcext:value-type="float">
            <text:p>1443146965.64623</text:p>
          </table:table-cell>
          <table:table-cell table:formula="of:=[.G435]-[.$B$2]" office:value-type="float" office:value="45.6460218429565" calcext:value-type="float">
            <text:p>45.646021843</text:p>
          </table:table-cell>
          <table:table-cell table:formula="of:=[.C435]/([.H435]-[.H434])" office:value-type="float" office:value="104522.49893282" calcext:value-type="float">
            <text:p>104522.49893282</text:p>
          </table:table-cell>
          <table:table-cell table:formula="of:=[.G435]-[.$B435]" office:value-type="float" office:value="0.233749866485596" calcext:value-type="float">
            <text:p>0.2337498665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443146965.45392" calcext:value-type="float">
            <text:p>1443146965.45392</text:p>
          </table:table-cell>
          <table:table-cell office:value-type="float" office:value="4320" calcext:value-type="float">
            <text:p>4320</text:p>
          </table:table-cell>
          <table:table-cell table:formula="of:=[.B436]-[.$B$2]" office:value-type="float" office:value="45.4537148475647" calcext:value-type="float">
            <text:p>45.4537148476</text:p>
          </table:table-cell>
          <table:table-cell table:formula="of:=[.C436]/([.D436]-[.D435])" office:value-type="float" office:value="104239.882179676" calcext:value-type="float">
            <text:p>104239.882179676</text:p>
          </table:table-cell>
          <table:table-cell/>
          <table:table-cell office:value-type="float" office:value="1443146965.68755" calcext:value-type="float">
            <text:p>1443146965.68755</text:p>
          </table:table-cell>
          <table:table-cell table:formula="of:=[.G436]-[.$B$2]" office:value-type="float" office:value="45.6873378753662" calcext:value-type="float">
            <text:p>45.6873378754</text:p>
          </table:table-cell>
          <table:table-cell table:formula="of:=[.C436]/([.H436]-[.H435])" office:value-type="float" office:value="104559.894744131" calcext:value-type="float">
            <text:p>104559.894744131</text:p>
          </table:table-cell>
          <table:table-cell table:formula="of:=[.G436]-[.$B436]" office:value-type="float" office:value="0.233623027801514" calcext:value-type="float">
            <text:p>0.2336230278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443146965.49522" calcext:value-type="float">
            <text:p>1443146965.49522</text:p>
          </table:table-cell>
          <table:table-cell office:value-type="float" office:value="4320" calcext:value-type="float">
            <text:p>4320</text:p>
          </table:table-cell>
          <table:table-cell table:formula="of:=[.B437]-[.$B$2]" office:value-type="float" office:value="45.495010137558" calcext:value-type="float">
            <text:p>45.4950101376</text:p>
          </table:table-cell>
          <table:table-cell table:formula="of:=[.C437]/([.D437]-[.D436])" office:value-type="float" office:value="104612.414653157" calcext:value-type="float">
            <text:p>104612.414653157</text:p>
          </table:table-cell>
          <table:table-cell/>
          <table:table-cell office:value-type="float" office:value="1443146965.72891" calcext:value-type="float">
            <text:p>1443146965.72891</text:p>
          </table:table-cell>
          <table:table-cell table:formula="of:=[.G437]-[.$B$2]" office:value-type="float" office:value="45.7286987304687" calcext:value-type="float">
            <text:p>45.7286987305</text:p>
          </table:table-cell>
          <table:table-cell table:formula="of:=[.C437]/([.H437]-[.H436])" office:value-type="float" office:value="104446.583352548" calcext:value-type="float">
            <text:p>104446.583352548</text:p>
          </table:table-cell>
          <table:table-cell table:formula="of:=[.G437]-[.$B437]" office:value-type="float" office:value="0.233688592910767" calcext:value-type="float">
            <text:p>0.2336885929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443146965.53651" calcext:value-type="float">
            <text:p>1443146965.53651</text:p>
          </table:table-cell>
          <table:table-cell office:value-type="float" office:value="4320" calcext:value-type="float">
            <text:p>4320</text:p>
          </table:table-cell>
          <table:table-cell table:formula="of:=[.B438]-[.$B$2]" office:value-type="float" office:value="45.5362997055054" calcext:value-type="float">
            <text:p>45.5362997055</text:p>
          </table:table-cell>
          <table:table-cell table:formula="of:=[.C438]/([.D438]-[.D437])" office:value-type="float" office:value="104626.912190136" calcext:value-type="float">
            <text:p>104626.912190136</text:p>
          </table:table-cell>
          <table:table-cell/>
          <table:table-cell office:value-type="float" office:value="1443146965.77042" calcext:value-type="float">
            <text:p>1443146965.77042</text:p>
          </table:table-cell>
          <table:table-cell table:formula="of:=[.G438]-[.$B$2]" office:value-type="float" office:value="45.7702116966248" calcext:value-type="float">
            <text:p>45.7702116966</text:p>
          </table:table-cell>
          <table:table-cell table:formula="of:=[.C438]/([.H438]-[.H437])" office:value-type="float" office:value="104063.872086746" calcext:value-type="float">
            <text:p>104063.872086746</text:p>
          </table:table-cell>
          <table:table-cell table:formula="of:=[.G438]-[.$B438]" office:value-type="float" office:value="0.233911991119385" calcext:value-type="float">
            <text:p>0.2339119911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443146965.5778" calcext:value-type="float">
            <text:p>1443146965.5778</text:p>
          </table:table-cell>
          <table:table-cell office:value-type="float" office:value="4320" calcext:value-type="float">
            <text:p>4320</text:p>
          </table:table-cell>
          <table:table-cell table:formula="of:=[.B439]-[.$B$2]" office:value-type="float" office:value="45.577588558197" calcext:value-type="float">
            <text:p>45.5775885582</text:p>
          </table:table-cell>
          <table:table-cell table:formula="of:=[.C439]/([.D439]-[.D438])" office:value-type="float" office:value="104628.724664796" calcext:value-type="float">
            <text:p>104628.724664796</text:p>
          </table:table-cell>
          <table:table-cell/>
          <table:table-cell office:value-type="float" office:value="1443146965.81135" calcext:value-type="float">
            <text:p>1443146965.81135</text:p>
          </table:table-cell>
          <table:table-cell table:formula="of:=[.G439]-[.$B$2]" office:value-type="float" office:value="45.811142206192" calcext:value-type="float">
            <text:p>45.8111422062</text:p>
          </table:table-cell>
          <table:table-cell table:formula="of:=[.C439]/([.H439]-[.H438])" office:value-type="float" office:value="105544.740235911" calcext:value-type="float">
            <text:p>105544.740235911</text:p>
          </table:table-cell>
          <table:table-cell table:formula="of:=[.G439]-[.$B439]" office:value-type="float" office:value="0.233553647994995" calcext:value-type="float">
            <text:p>0.233553648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443146965.61907" calcext:value-type="float">
            <text:p>1443146965.61907</text:p>
          </table:table-cell>
          <table:table-cell office:value-type="float" office:value="4320" calcext:value-type="float">
            <text:p>4320</text:p>
          </table:table-cell>
          <table:table-cell table:formula="of:=[.B440]-[.$B$2]" office:value-type="float" office:value="45.6188585758209" calcext:value-type="float">
            <text:p>45.6188585758</text:p>
          </table:table-cell>
          <table:table-cell table:formula="of:=[.C440]/([.D440]-[.D439])" office:value-type="float" office:value="104676.475773979" calcext:value-type="float">
            <text:p>104676.475773979</text:p>
          </table:table-cell>
          <table:table-cell/>
          <table:table-cell office:value-type="float" office:value="1443146965.85274" calcext:value-type="float">
            <text:p>1443146965.85274</text:p>
          </table:table-cell>
          <table:table-cell table:formula="of:=[.G440]-[.$B$2]" office:value-type="float" office:value="45.8525326251984" calcext:value-type="float">
            <text:p>45.8525326252</text:p>
          </table:table-cell>
          <table:table-cell table:formula="of:=[.C440]/([.H440]-[.H439])" office:value-type="float" office:value="104371.980369116" calcext:value-type="float">
            <text:p>104371.980369116</text:p>
          </table:table-cell>
          <table:table-cell table:formula="of:=[.G440]-[.$B440]" office:value-type="float" office:value="0.233674049377441" calcext:value-type="float">
            <text:p>0.2336740494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443146965.66036" calcext:value-type="float">
            <text:p>1443146965.66036</text:p>
          </table:table-cell>
          <table:table-cell office:value-type="float" office:value="4320" calcext:value-type="float">
            <text:p>4320</text:p>
          </table:table-cell>
          <table:table-cell table:formula="of:=[.B441]-[.$B$2]" office:value-type="float" office:value="45.6601476669312" calcext:value-type="float">
            <text:p>45.6601476669</text:p>
          </table:table-cell>
          <table:table-cell table:formula="of:=[.C441]/([.D441]-[.D440])" office:value-type="float" office:value="104628.120499599" calcext:value-type="float">
            <text:p>104628.120499599</text:p>
          </table:table-cell>
          <table:table-cell/>
          <table:table-cell office:value-type="float" office:value="1443146965.89413" calcext:value-type="float">
            <text:p>1443146965.89413</text:p>
          </table:table-cell>
          <table:table-cell table:formula="of:=[.G441]-[.$B$2]" office:value-type="float" office:value="45.8939237594605" calcext:value-type="float">
            <text:p>45.8939237595</text:p>
          </table:table-cell>
          <table:table-cell table:formula="of:=[.C441]/([.H441]-[.H440])" office:value-type="float" office:value="104370.176778586" calcext:value-type="float">
            <text:p>104370.176778586</text:p>
          </table:table-cell>
          <table:table-cell table:formula="of:=[.G441]-[.$B441]" office:value-type="float" office:value="0.233776092529297" calcext:value-type="float">
            <text:p>0.2337760925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443146965.70165" calcext:value-type="float">
            <text:p>1443146965.70165</text:p>
          </table:table-cell>
          <table:table-cell office:value-type="float" office:value="4320" calcext:value-type="float">
            <text:p>4320</text:p>
          </table:table-cell>
          <table:table-cell table:formula="of:=[.B442]-[.$B$2]" office:value-type="float" office:value="45.7014424800873" calcext:value-type="float">
            <text:p>45.7014424801</text:p>
          </table:table-cell>
          <table:table-cell table:formula="of:=[.C442]/([.D442]-[.D441])" office:value-type="float" office:value="104613.622627784" calcext:value-type="float">
            <text:p>104613.622627784</text:p>
          </table:table-cell>
          <table:table-cell/>
          <table:table-cell office:value-type="float" office:value="1443146965.9352" calcext:value-type="float">
            <text:p>1443146965.9352</text:p>
          </table:table-cell>
          <table:table-cell table:formula="of:=[.G442]-[.$B$2]" office:value-type="float" office:value="45.9349889755249" calcext:value-type="float">
            <text:p>45.9349889755</text:p>
          </table:table-cell>
          <table:table-cell table:formula="of:=[.C442]/([.H442]-[.H441])" office:value-type="float" office:value="105198.521133302" calcext:value-type="float">
            <text:p>105198.521133302</text:p>
          </table:table-cell>
          <table:table-cell table:formula="of:=[.G442]-[.$B442]" office:value-type="float" office:value="0.233546495437622" calcext:value-type="float">
            <text:p>0.2335464954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443146965.74295" calcext:value-type="float">
            <text:p>1443146965.74295</text:p>
          </table:table-cell>
          <table:table-cell office:value-type="float" office:value="4320" calcext:value-type="float">
            <text:p>4320</text:p>
          </table:table-cell>
          <table:table-cell table:formula="of:=[.B443]-[.$B$2]" office:value-type="float" office:value="45.7427408695221" calcext:value-type="float">
            <text:p>45.7427408695</text:p>
          </table:table-cell>
          <table:table-cell table:formula="of:=[.C443]/([.D443]-[.D442])" office:value-type="float" office:value="104604.56349802" calcext:value-type="float">
            <text:p>104604.56349802</text:p>
          </table:table-cell>
          <table:table-cell/>
          <table:table-cell office:value-type="float" office:value="1443146965.97667" calcext:value-type="float">
            <text:p>1443146965.97667</text:p>
          </table:table-cell>
          <table:table-cell table:formula="of:=[.G443]-[.$B$2]" office:value-type="float" office:value="45.9764637947083" calcext:value-type="float">
            <text:p>45.9764637947</text:p>
          </table:table-cell>
          <table:table-cell table:formula="of:=[.C443]/([.H443]-[.H442])" office:value-type="float" office:value="104159.586106991" calcext:value-type="float">
            <text:p>104159.586106991</text:p>
          </table:table-cell>
          <table:table-cell table:formula="of:=[.G443]-[.$B443]" office:value-type="float" office:value="0.233722925186157" calcext:value-type="float">
            <text:p>0.2337229252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443146965.78425" calcext:value-type="float">
            <text:p>1443146965.78425</text:p>
          </table:table-cell>
          <table:table-cell office:value-type="float" office:value="4320" calcext:value-type="float">
            <text:p>4320</text:p>
          </table:table-cell>
          <table:table-cell table:formula="of:=[.B444]-[.$B$2]" office:value-type="float" office:value="45.7840385437012" calcext:value-type="float">
            <text:p>45.7840385437</text:p>
          </table:table-cell>
          <table:table-cell table:formula="of:=[.C444]/([.D444]-[.D443])" office:value-type="float" office:value="104606.375198453" calcext:value-type="float">
            <text:p>104606.375198453</text:p>
          </table:table-cell>
          <table:table-cell/>
          <table:table-cell office:value-type="float" office:value="1443146966.01792" calcext:value-type="float">
            <text:p>1443146966.01792</text:p>
          </table:table-cell>
          <table:table-cell table:formula="of:=[.G444]-[.$B$2]" office:value-type="float" office:value="46.0177118778229" calcext:value-type="float">
            <text:p>46.0177118778</text:p>
          </table:table-cell>
          <table:table-cell table:formula="of:=[.C444]/([.H444]-[.H443])" office:value-type="float" office:value="104732.139624408" calcext:value-type="float">
            <text:p>104732.139624408</text:p>
          </table:table-cell>
          <table:table-cell table:formula="of:=[.G444]-[.$B444]" office:value-type="float" office:value="0.233673334121704" calcext:value-type="float">
            <text:p>0.2336733341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443146965.82553" calcext:value-type="float">
            <text:p>1443146965.82553</text:p>
          </table:table-cell>
          <table:table-cell office:value-type="float" office:value="4320" calcext:value-type="float">
            <text:p>4320</text:p>
          </table:table-cell>
          <table:table-cell table:formula="of:=[.B445]-[.$B$2]" office:value-type="float" office:value="45.8253247737885" calcext:value-type="float">
            <text:p>45.8253247738</text:p>
          </table:table-cell>
          <table:table-cell table:formula="of:=[.C445]/([.D445]-[.D444])" office:value-type="float" office:value="104635.370942501" calcext:value-type="float">
            <text:p>104635.370942501</text:p>
          </table:table-cell>
          <table:table-cell/>
          <table:table-cell office:value-type="float" office:value="1443146966.0593" calcext:value-type="float">
            <text:p>1443146966.0593</text:p>
          </table:table-cell>
          <table:table-cell table:formula="of:=[.G445]-[.$B$2]" office:value-type="float" office:value="46.0590908527374" calcext:value-type="float">
            <text:p>46.0590908527</text:p>
          </table:table-cell>
          <table:table-cell table:formula="of:=[.C445]/([.H445]-[.H444])" office:value-type="float" office:value="104400.846297449" calcext:value-type="float">
            <text:p>104400.846297449</text:p>
          </table:table-cell>
          <table:table-cell table:formula="of:=[.G445]-[.$B445]" office:value-type="float" office:value="0.233766078948975" calcext:value-type="float">
            <text:p>0.2337660789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443146965.86681" calcext:value-type="float">
            <text:p>1443146965.86681</text:p>
          </table:table-cell>
          <table:table-cell office:value-type="float" office:value="4320" calcext:value-type="float">
            <text:p>4320</text:p>
          </table:table-cell>
          <table:table-cell table:formula="of:=[.B446]-[.$B$2]" office:value-type="float" office:value="45.8665995597839" calcext:value-type="float">
            <text:p>45.8665995598</text:p>
          </table:table-cell>
          <table:table-cell table:formula="of:=[.C446]/([.D446]-[.D445])" office:value-type="float" office:value="104664.382765612" calcext:value-type="float">
            <text:p>104664.382765612</text:p>
          </table:table-cell>
          <table:table-cell/>
          <table:table-cell office:value-type="float" office:value="1443146966.10034" calcext:value-type="float">
            <text:p>1443146966.10034</text:p>
          </table:table-cell>
          <table:table-cell table:formula="of:=[.G446]-[.$B$2]" office:value-type="float" office:value="46.1001288890839" calcext:value-type="float">
            <text:p>46.1001288891</text:p>
          </table:table-cell>
          <table:table-cell table:formula="of:=[.C446]/([.H446]-[.H445])" office:value-type="float" office:value="105268.194694584" calcext:value-type="float">
            <text:p>105268.194694584</text:p>
          </table:table-cell>
          <table:table-cell table:formula="of:=[.G446]-[.$B446]" office:value-type="float" office:value="0.233529329299927" calcext:value-type="float">
            <text:p>0.2335293293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443146965.90807" calcext:value-type="float">
            <text:p>1443146965.90807</text:p>
          </table:table-cell>
          <table:table-cell office:value-type="float" office:value="4320" calcext:value-type="float">
            <text:p>4320</text:p>
          </table:table-cell>
          <table:table-cell table:formula="of:=[.B447]-[.$B$2]" office:value-type="float" office:value="45.9078660011292" calcext:value-type="float">
            <text:p>45.9078660011</text:p>
          </table:table-cell>
          <table:table-cell table:formula="of:=[.C447]/([.D447]-[.D446])" office:value-type="float" office:value="104685.547364286" calcext:value-type="float">
            <text:p>104685.547364286</text:p>
          </table:table-cell>
          <table:table-cell/>
          <table:table-cell office:value-type="float" office:value="1443146966.11247" calcext:value-type="float">
            <text:p>1443146966.11247</text:p>
          </table:table-cell>
          <table:table-cell table:formula="of:=[.G447]-[.$B$2]" office:value-type="float" office:value="46.1122665405273" calcext:value-type="float">
            <text:p>46.1122665405</text:p>
          </table:table-cell>
          <table:table-cell table:formula="of:=[.C447]/([.H447]-[.H446])" office:value-type="float" office:value="355917.289280874" calcext:value-type="float">
            <text:p>355917.289280874</text:p>
          </table:table-cell>
          <table:table-cell table:formula="of:=[.G447]-[.$B447]" office:value-type="float" office:value="0.204400539398193" calcext:value-type="float">
            <text:p>0.2044005394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443146965.94937" calcext:value-type="float">
            <text:p>1443146965.94937</text:p>
          </table:table-cell>
          <table:table-cell office:value-type="float" office:value="4320" calcext:value-type="float">
            <text:p>4320</text:p>
          </table:table-cell>
          <table:table-cell table:formula="of:=[.B448]-[.$B$2]" office:value-type="float" office:value="45.9491574764252" calcext:value-type="float">
            <text:p>45.9491574764</text:p>
          </table:table-cell>
          <table:table-cell table:formula="of:=[.C448]/([.D448]-[.D447])" office:value-type="float" office:value="104622.07923136" calcext:value-type="float">
            <text:p>104622.07923136</text:p>
          </table:table-cell>
          <table:table-cell/>
          <table:table-cell office:value-type="float" office:value="1443146966.18316" calcext:value-type="float">
            <text:p>1443146966.18316</text:p>
          </table:table-cell>
          <table:table-cell table:formula="of:=[.G448]-[.$B$2]" office:value-type="float" office:value="46.1829483509064" calcext:value-type="float">
            <text:p>46.1829483509</text:p>
          </table:table-cell>
          <table:table-cell table:formula="of:=[.C448]/([.H448]-[.H447])" office:value-type="float" office:value="61118.9778082109" calcext:value-type="float">
            <text:p>61118.9778082109</text:p>
          </table:table-cell>
          <table:table-cell table:formula="of:=[.G448]-[.$B448]" office:value-type="float" office:value="0.233790874481201" calcext:value-type="float">
            <text:p>0.2337908745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443146965.99064" calcext:value-type="float">
            <text:p>1443146965.99064</text:p>
          </table:table-cell>
          <table:table-cell office:value-type="float" office:value="4320" calcext:value-type="float">
            <text:p>4320</text:p>
          </table:table-cell>
          <table:table-cell table:formula="of:=[.B449]-[.$B$2]" office:value-type="float" office:value="45.990428686142" calcext:value-type="float">
            <text:p>45.9904286861</text:p>
          </table:table-cell>
          <table:table-cell table:formula="of:=[.C449]/([.D449]-[.D448])" office:value-type="float" office:value="104673.452259913" calcext:value-type="float">
            <text:p>104673.452259913</text:p>
          </table:table-cell>
          <table:table-cell/>
          <table:table-cell office:value-type="float" office:value="1443146966.22315" calcext:value-type="float">
            <text:p>1443146966.22315</text:p>
          </table:table-cell>
          <table:table-cell table:formula="of:=[.G449]-[.$B$2]" office:value-type="float" office:value="46.2229437828064" calcext:value-type="float">
            <text:p>46.2229437828</text:p>
          </table:table-cell>
          <table:table-cell table:formula="of:=[.C449]/([.H449]-[.H448])" office:value-type="float" office:value="108012.335278654" calcext:value-type="float">
            <text:p>108012.335278654</text:p>
          </table:table-cell>
          <table:table-cell table:formula="of:=[.G449]-[.$B449]" office:value-type="float" office:value="0.232515096664429" calcext:value-type="float">
            <text:p>0.2325150967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443146966.03048" calcext:value-type="float">
            <text:p>1443146966.03048</text:p>
          </table:table-cell>
          <table:table-cell office:value-type="float" office:value="4320" calcext:value-type="float">
            <text:p>4320</text:p>
          </table:table-cell>
          <table:table-cell table:formula="of:=[.B450]-[.$B$2]" office:value-type="float" office:value="46.0302686691284" calcext:value-type="float">
            <text:p>46.0302686691</text:p>
          </table:table-cell>
          <table:table-cell table:formula="of:=[.C450]/([.D450]-[.D449])" office:value-type="float" office:value="108433.781246073" calcext:value-type="float">
            <text:p>108433.781246073</text:p>
          </table:table-cell>
          <table:table-cell/>
          <table:table-cell office:value-type="float" office:value="1443146966.2626" calcext:value-type="float">
            <text:p>1443146966.2626</text:p>
          </table:table-cell>
          <table:table-cell table:formula="of:=[.G450]-[.$B$2]" office:value-type="float" office:value="46.2623925209045" calcext:value-type="float">
            <text:p>46.2623925209</text:p>
          </table:table-cell>
          <table:table-cell table:formula="of:=[.C450]/([.H450]-[.H449])" office:value-type="float" office:value="109509.206333857" calcext:value-type="float">
            <text:p>109509.206333857</text:p>
          </table:table-cell>
          <table:table-cell table:formula="of:=[.G450]-[.$B450]" office:value-type="float" office:value="0.232123851776123" calcext:value-type="float">
            <text:p>0.2321238518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443146966.06994" calcext:value-type="float">
            <text:p>1443146966.06994</text:p>
          </table:table-cell>
          <table:table-cell office:value-type="float" office:value="4320" calcext:value-type="float">
            <text:p>4320</text:p>
          </table:table-cell>
          <table:table-cell table:formula="of:=[.B451]-[.$B$2]" office:value-type="float" office:value="46.0697286128998" calcext:value-type="float">
            <text:p>46.0697286129</text:p>
          </table:table-cell>
          <table:table-cell table:formula="of:=[.C451]/([.D451]-[.D450])" office:value-type="float" office:value="109478.108357955" calcext:value-type="float">
            <text:p>109478.108357955</text:p>
          </table:table-cell>
          <table:table-cell/>
          <table:table-cell office:value-type="float" office:value="1443146966.30199" calcext:value-type="float">
            <text:p>1443146966.30199</text:p>
          </table:table-cell>
          <table:table-cell table:formula="of:=[.G451]-[.$B$2]" office:value-type="float" office:value="46.3017854690552" calcext:value-type="float">
            <text:p>46.3017854691</text:p>
          </table:table-cell>
          <table:table-cell table:formula="of:=[.C451]/([.H451]-[.H450])" office:value-type="float" office:value="109664.297870795" calcext:value-type="float">
            <text:p>109664.297870795</text:p>
          </table:table-cell>
          <table:table-cell table:formula="of:=[.G451]-[.$B451]" office:value-type="float" office:value="0.232056856155395" calcext:value-type="float">
            <text:p>0.2320568562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443146966.10933" calcext:value-type="float">
            <text:p>1443146966.10933</text:p>
          </table:table-cell>
          <table:table-cell office:value-type="float" office:value="4320" calcext:value-type="float">
            <text:p>4320</text:p>
          </table:table-cell>
          <table:table-cell table:formula="of:=[.B452]-[.$B$2]" office:value-type="float" office:value="46.1091268062592" calcext:value-type="float">
            <text:p>46.1091268063</text:p>
          </table:table-cell>
          <table:table-cell table:formula="of:=[.C452]/([.D452]-[.D451])" office:value-type="float" office:value="109649.697908598" calcext:value-type="float">
            <text:p>109649.697908598</text:p>
          </table:table-cell>
          <table:table-cell/>
          <table:table-cell office:value-type="float" office:value="1443146966.34143" calcext:value-type="float">
            <text:p>1443146966.34143</text:p>
          </table:table-cell>
          <table:table-cell table:formula="of:=[.G452]-[.$B$2]" office:value-type="float" office:value="46.34121966362" calcext:value-type="float">
            <text:p>46.3412196636</text:p>
          </table:table-cell>
          <table:table-cell table:formula="of:=[.C452]/([.H452]-[.H451])" office:value-type="float" office:value="109549.593891136" calcext:value-type="float">
            <text:p>109549.593891136</text:p>
          </table:table-cell>
          <table:table-cell table:formula="of:=[.G452]-[.$B452]" office:value-type="float" office:value="0.23209285736084" calcext:value-type="float">
            <text:p>0.2320928574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443146966.14875" calcext:value-type="float">
            <text:p>1443146966.14875</text:p>
          </table:table-cell>
          <table:table-cell office:value-type="float" office:value="4320" calcext:value-type="float">
            <text:p>4320</text:p>
          </table:table-cell>
          <table:table-cell table:formula="of:=[.B453]-[.$B$2]" office:value-type="float" office:value="46.1485426425934" calcext:value-type="float">
            <text:p>46.1485426426</text:p>
          </table:table-cell>
          <table:table-cell table:formula="of:=[.C453]/([.D453]-[.D452])" office:value-type="float" office:value="109600.617461681" calcext:value-type="float">
            <text:p>109600.617461681</text:p>
          </table:table-cell>
          <table:table-cell/>
          <table:table-cell office:value-type="float" office:value="1443146966.38079" calcext:value-type="float">
            <text:p>1443146966.38079</text:p>
          </table:table-cell>
          <table:table-cell table:formula="of:=[.G453]-[.$B$2]" office:value-type="float" office:value="46.3805871009827" calcext:value-type="float">
            <text:p>46.380587101</text:p>
          </table:table-cell>
          <table:table-cell table:formula="of:=[.C453]/([.H453]-[.H452])" office:value-type="float" office:value="109735.36225389" calcext:value-type="float">
            <text:p>109735.36225389</text:p>
          </table:table-cell>
          <table:table-cell table:formula="of:=[.G453]-[.$B453]" office:value-type="float" office:value="0.232044458389282" calcext:value-type="float">
            <text:p>0.2320444584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443146966.18816" calcext:value-type="float">
            <text:p>1443146966.18816</text:p>
          </table:table-cell>
          <table:table-cell office:value-type="float" office:value="4320" calcext:value-type="float">
            <text:p>4320</text:p>
          </table:table-cell>
          <table:table-cell table:formula="of:=[.B454]-[.$B$2]" office:value-type="float" office:value="46.1879496574402" calcext:value-type="float">
            <text:p>46.1879496574</text:p>
          </table:table-cell>
          <table:table-cell table:formula="of:=[.C454]/([.D454]-[.D453])" office:value-type="float" office:value="109625.152191669" calcext:value-type="float">
            <text:p>109625.152191669</text:p>
          </table:table-cell>
          <table:table-cell/>
          <table:table-cell office:value-type="float" office:value="1443146966.4202" calcext:value-type="float">
            <text:p>1443146966.4202</text:p>
          </table:table-cell>
          <table:table-cell table:formula="of:=[.G454]-[.$B$2]" office:value-type="float" office:value="46.4199974536896" calcext:value-type="float">
            <text:p>46.4199974537</text:p>
          </table:table-cell>
          <table:table-cell table:formula="of:=[.C454]/([.H454]-[.H453])" office:value-type="float" office:value="109615.867488612" calcext:value-type="float">
            <text:p>109615.867488612</text:p>
          </table:table-cell>
          <table:table-cell table:formula="of:=[.G454]-[.$B454]" office:value-type="float" office:value="0.23204779624939" calcext:value-type="float">
            <text:p>0.2320477962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443146966.22758" calcext:value-type="float">
            <text:p>1443146966.22758</text:p>
          </table:table-cell>
          <table:table-cell office:value-type="float" office:value="4320" calcext:value-type="float">
            <text:p>4320</text:p>
          </table:table-cell>
          <table:table-cell table:formula="of:=[.B455]-[.$B$2]" office:value-type="float" office:value="46.2273685932159" calcext:value-type="float">
            <text:p>46.2273685932</text:p>
          </table:table-cell>
          <table:table-cell table:formula="of:=[.C455]/([.D455]-[.D454])" office:value-type="float" office:value="109591.999758067" calcext:value-type="float">
            <text:p>109591.999758067</text:p>
          </table:table-cell>
          <table:table-cell/>
          <table:table-cell office:value-type="float" office:value="1443146966.4596" calcext:value-type="float">
            <text:p>1443146966.4596</text:p>
          </table:table-cell>
          <table:table-cell table:formula="of:=[.G455]-[.$B$2]" office:value-type="float" office:value="46.4593887329102" calcext:value-type="float">
            <text:p>46.4593887329</text:p>
          </table:table-cell>
          <table:table-cell table:formula="of:=[.C455]/([.H455]-[.H454])" office:value-type="float" office:value="109668.944128702" calcext:value-type="float">
            <text:p>109668.944128702</text:p>
          </table:table-cell>
          <table:table-cell table:formula="of:=[.G455]-[.$B455]" office:value-type="float" office:value="0.232020139694214" calcext:value-type="float">
            <text:p>0.2320201397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443146966.267" calcext:value-type="float">
            <text:p>1443146966.267</text:p>
          </table:table-cell>
          <table:table-cell office:value-type="float" office:value="4320" calcext:value-type="float">
            <text:p>4320</text:p>
          </table:table-cell>
          <table:table-cell table:formula="of:=[.B456]-[.$B$2]" office:value-type="float" office:value="46.2667875289917" calcext:value-type="float">
            <text:p>46.266787529</text:p>
          </table:table-cell>
          <table:table-cell table:formula="of:=[.C456]/([.D456]-[.D455])" office:value-type="float" office:value="109591.999758067" calcext:value-type="float">
            <text:p>109591.999758067</text:p>
          </table:table-cell>
          <table:table-cell/>
          <table:table-cell office:value-type="float" office:value="1443146966.49895" calcext:value-type="float">
            <text:p>1443146966.49895</text:p>
          </table:table-cell>
          <table:table-cell table:formula="of:=[.G456]-[.$B$2]" office:value-type="float" office:value="46.4987416267395" calcext:value-type="float">
            <text:p>46.4987416267</text:p>
          </table:table-cell>
          <table:table-cell table:formula="of:=[.C456]/([.H456]-[.H455])" office:value-type="float" office:value="109775.916829236" calcext:value-type="float">
            <text:p>109775.916829236</text:p>
          </table:table-cell>
          <table:table-cell table:formula="of:=[.G456]-[.$B456]" office:value-type="float" office:value="0.231954097747803" calcext:value-type="float">
            <text:p>0.2319540977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443146966.30642" calcext:value-type="float">
            <text:p>1443146966.30642</text:p>
          </table:table-cell>
          <table:table-cell office:value-type="float" office:value="4320" calcext:value-type="float">
            <text:p>4320</text:p>
          </table:table-cell>
          <table:table-cell table:formula="of:=[.B457]-[.$B$2]" office:value-type="float" office:value="46.3062093257904" calcext:value-type="float">
            <text:p>46.3062093258</text:p>
          </table:table-cell>
          <table:table-cell table:formula="of:=[.C457]/([.D457]-[.D456])" office:value-type="float" office:value="109584.046157475" calcext:value-type="float">
            <text:p>109584.046157475</text:p>
          </table:table-cell>
          <table:table-cell/>
          <table:table-cell office:value-type="float" office:value="1443146966.53846" calcext:value-type="float">
            <text:p>1443146966.53846</text:p>
          </table:table-cell>
          <table:table-cell table:formula="of:=[.G457]-[.$B$2]" office:value-type="float" office:value="46.5382490158081" calcext:value-type="float">
            <text:p>46.5382490158</text:p>
          </table:table-cell>
          <table:table-cell table:formula="of:=[.C457]/([.H457]-[.H456])" office:value-type="float" office:value="109346.633676511" calcext:value-type="float">
            <text:p>109346.633676511</text:p>
          </table:table-cell>
          <table:table-cell table:formula="of:=[.G457]-[.$B457]" office:value-type="float" office:value="0.2320396900177" calcext:value-type="float">
            <text:p>0.23203969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443146966.34583" calcext:value-type="float">
            <text:p>1443146966.34583</text:p>
          </table:table-cell>
          <table:table-cell office:value-type="float" office:value="4320" calcext:value-type="float">
            <text:p>4320</text:p>
          </table:table-cell>
          <table:table-cell table:formula="of:=[.B458]-[.$B$2]" office:value-type="float" office:value="46.3456246852875" calcext:value-type="float">
            <text:p>46.3456246853</text:p>
          </table:table-cell>
          <table:table-cell table:formula="of:=[.C458]/([.D458]-[.D457])" office:value-type="float" office:value="109601.943382531" calcext:value-type="float">
            <text:p>109601.943382531</text:p>
          </table:table-cell>
          <table:table-cell/>
          <table:table-cell office:value-type="float" office:value="1443146966.55058" calcext:value-type="float">
            <text:p>1443146966.55058</text:p>
          </table:table-cell>
          <table:table-cell table:formula="of:=[.G458]-[.$B$2]" office:value-type="float" office:value="46.5503764152527" calcext:value-type="float">
            <text:p>46.5503764153</text:p>
          </table:table-cell>
          <table:table-cell table:formula="of:=[.C458]/([.H458]-[.H457])" office:value-type="float" office:value="356218.166948453" calcext:value-type="float">
            <text:p>356218.166948453</text:p>
          </table:table-cell>
          <table:table-cell table:formula="of:=[.G458]-[.$B458]" office:value-type="float" office:value="0.20475172996521" calcext:value-type="float">
            <text:p>0.20475173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443146966.38524" calcext:value-type="float">
            <text:p>1443146966.38524</text:p>
          </table:table-cell>
          <table:table-cell office:value-type="float" office:value="4320" calcext:value-type="float">
            <text:p>4320</text:p>
          </table:table-cell>
          <table:table-cell table:formula="of:=[.B459]-[.$B$2]" office:value-type="float" office:value="46.3850305080414" calcext:value-type="float">
            <text:p>46.385030508</text:p>
          </table:table-cell>
          <table:table-cell table:formula="of:=[.C459]/([.D459]-[.D458])" office:value-type="float" office:value="109628.468538238" calcext:value-type="float">
            <text:p>109628.468538238</text:p>
          </table:table-cell>
          <table:table-cell/>
          <table:table-cell office:value-type="float" office:value="1443146966.61746" calcext:value-type="float">
            <text:p>1443146966.61746</text:p>
          </table:table-cell>
          <table:table-cell table:formula="of:=[.G459]-[.$B$2]" office:value-type="float" office:value="46.6172528266907" calcext:value-type="float">
            <text:p>46.6172528267</text:p>
          </table:table-cell>
          <table:table-cell table:formula="of:=[.C459]/([.H459]-[.H458])" office:value-type="float" office:value="64596.767486631" calcext:value-type="float">
            <text:p>64596.767486631</text:p>
          </table:table-cell>
          <table:table-cell table:formula="of:=[.G459]-[.$B459]" office:value-type="float" office:value="0.232222318649292" calcext:value-type="float">
            <text:p>0.2322223186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443146966.4247" calcext:value-type="float">
            <text:p>1443146966.4247</text:p>
          </table:table-cell>
          <table:table-cell office:value-type="float" office:value="4320" calcext:value-type="float">
            <text:p>4320</text:p>
          </table:table-cell>
          <table:table-cell table:formula="of:=[.B460]-[.$B$2]" office:value-type="float" office:value="46.4244937896729" calcext:value-type="float">
            <text:p>46.4244937897</text:p>
          </table:table-cell>
          <table:table-cell table:formula="of:=[.C460]/([.D460]-[.D459])" office:value-type="float" office:value="109468.848544898" calcext:value-type="float">
            <text:p>109468.848544898</text:p>
          </table:table-cell>
          <table:table-cell/>
          <table:table-cell office:value-type="float" office:value="1443146966.6567" calcext:value-type="float">
            <text:p>1443146966.6567</text:p>
          </table:table-cell>
          <table:table-cell table:formula="of:=[.G460]-[.$B$2]" office:value-type="float" office:value="46.6564879417419" calcext:value-type="float">
            <text:p>46.6564879417</text:p>
          </table:table-cell>
          <table:table-cell table:formula="of:=[.C460]/([.H460]-[.H459])" office:value-type="float" office:value="110105.450037675" calcext:value-type="float">
            <text:p>110105.450037675</text:p>
          </table:table-cell>
          <table:table-cell table:formula="of:=[.G460]-[.$B460]" office:value-type="float" office:value="0.231994152069092" calcext:value-type="float">
            <text:p>0.2319941521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443146966.46412" calcext:value-type="float">
            <text:p>1443146966.46412</text:p>
          </table:table-cell>
          <table:table-cell office:value-type="float" office:value="4320" calcext:value-type="float">
            <text:p>4320</text:p>
          </table:table-cell>
          <table:table-cell table:formula="of:=[.B461]-[.$B$2]" office:value-type="float" office:value="46.4639136791229" calcext:value-type="float">
            <text:p>46.4639136791</text:p>
          </table:table-cell>
          <table:table-cell table:formula="of:=[.C461]/([.D461]-[.D460])" office:value-type="float" office:value="109589.34842959" calcext:value-type="float">
            <text:p>109589.34842959</text:p>
          </table:table-cell>
          <table:table-cell/>
          <table:table-cell office:value-type="float" office:value="1443146966.69612" calcext:value-type="float">
            <text:p>1443146966.69612</text:p>
          </table:table-cell>
          <table:table-cell table:formula="of:=[.G461]-[.$B$2]" office:value-type="float" office:value="46.6959130764008" calcext:value-type="float">
            <text:p>46.6959130764</text:p>
          </table:table-cell>
          <table:table-cell table:formula="of:=[.C461]/([.H461]-[.H460])" office:value-type="float" office:value="109574.768415769" calcext:value-type="float">
            <text:p>109574.768415769</text:p>
          </table:table-cell>
          <table:table-cell table:formula="of:=[.G461]-[.$B461]" office:value-type="float" office:value="0.231999397277832" calcext:value-type="float">
            <text:p>0.2319993973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43146966.50353" calcext:value-type="float">
            <text:p>1443146966.50353</text:p>
          </table:table-cell>
          <table:table-cell office:value-type="float" office:value="4320" calcext:value-type="float">
            <text:p>4320</text:p>
          </table:table-cell>
          <table:table-cell table:formula="of:=[.B462]-[.$B$2]" office:value-type="float" office:value="46.5033249855042" calcext:value-type="float">
            <text:p>46.5033249855</text:p>
          </table:table-cell>
          <table:table-cell table:formula="of:=[.C462]/([.D462]-[.D461])" office:value-type="float" office:value="109613.215005172" calcext:value-type="float">
            <text:p>109613.215005172</text:p>
          </table:table-cell>
          <table:table-cell/>
          <table:table-cell office:value-type="float" office:value="1443146966.73546" calcext:value-type="float">
            <text:p>1443146966.73546</text:p>
          </table:table-cell>
          <table:table-cell table:formula="of:=[.G462]-[.$B$2]" office:value-type="float" office:value="46.7352499961853" calcext:value-type="float">
            <text:p>46.7352499962</text:p>
          </table:table-cell>
          <table:table-cell table:formula="of:=[.C462]/([.H462]-[.H461])" office:value-type="float" office:value="109820.494936087" calcext:value-type="float">
            <text:p>109820.494936087</text:p>
          </table:table-cell>
          <table:table-cell table:formula="of:=[.G462]-[.$B462]" office:value-type="float" office:value="0.231925010681152" calcext:value-type="float">
            <text:p>0.2319250107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443146966.54296" calcext:value-type="float">
            <text:p>1443146966.54296</text:p>
          </table:table-cell>
          <table:table-cell office:value-type="float" office:value="4320" calcext:value-type="float">
            <text:p>4320</text:p>
          </table:table-cell>
          <table:table-cell table:formula="of:=[.B463]-[.$B$2]" office:value-type="float" office:value="46.5427508354187" calcext:value-type="float">
            <text:p>46.5427508354</text:p>
          </table:table-cell>
          <table:table-cell table:formula="of:=[.C463]/([.D463]-[.D462])" office:value-type="float" office:value="109572.780532643" calcext:value-type="float">
            <text:p>109572.780532643</text:p>
          </table:table-cell>
          <table:table-cell/>
          <table:table-cell office:value-type="float" office:value="1443146966.77491" calcext:value-type="float">
            <text:p>1443146966.77491</text:p>
          </table:table-cell>
          <table:table-cell table:formula="of:=[.G463]-[.$B$2]" office:value-type="float" office:value="46.7746996879578" calcext:value-type="float">
            <text:p>46.774699688</text:p>
          </table:table-cell>
          <table:table-cell table:formula="of:=[.C463]/([.H463]-[.H462])" office:value-type="float" office:value="109506.559009815" calcext:value-type="float">
            <text:p>109506.559009815</text:p>
          </table:table-cell>
          <table:table-cell table:formula="of:=[.G463]-[.$B463]" office:value-type="float" office:value="0.231948852539062" calcext:value-type="float">
            <text:p>0.2319488525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443146966.58237" calcext:value-type="float">
            <text:p>1443146966.58237</text:p>
          </table:table-cell>
          <table:table-cell office:value-type="float" office:value="4320" calcext:value-type="float">
            <text:p>4320</text:p>
          </table:table-cell>
          <table:table-cell table:formula="of:=[.B464]-[.$B$2]" office:value-type="float" office:value="46.5821590423584" calcext:value-type="float">
            <text:p>46.5821590424</text:p>
          </table:table-cell>
          <table:table-cell table:formula="of:=[.C464]/([.D464]-[.D463])" office:value-type="float" office:value="109621.836045738" calcext:value-type="float">
            <text:p>109621.836045738</text:p>
          </table:table-cell>
          <table:table-cell/>
          <table:table-cell office:value-type="float" office:value="1443146966.81434" calcext:value-type="float">
            <text:p>1443146966.81434</text:p>
          </table:table-cell>
          <table:table-cell table:formula="of:=[.G464]-[.$B$2]" office:value-type="float" office:value="46.8141324520111" calcext:value-type="float">
            <text:p>46.814132452</text:p>
          </table:table-cell>
          <table:table-cell table:formula="of:=[.C464]/([.H464]-[.H463])" office:value-type="float" office:value="109553.568047015" calcext:value-type="float">
            <text:p>109553.568047015</text:p>
          </table:table-cell>
          <table:table-cell table:formula="of:=[.G464]-[.$B464]" office:value-type="float" office:value="0.23197340965271" calcext:value-type="float">
            <text:p>0.2319734097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443146966.6218" calcext:value-type="float">
            <text:p>1443146966.6218</text:p>
          </table:table-cell>
          <table:table-cell office:value-type="float" office:value="4320" calcext:value-type="float">
            <text:p>4320</text:p>
          </table:table-cell>
          <table:table-cell table:formula="of:=[.B465]-[.$B$2]" office:value-type="float" office:value="46.6215891838074" calcext:value-type="float">
            <text:p>46.6215891838</text:p>
          </table:table-cell>
          <table:table-cell table:formula="of:=[.C465]/([.D465]-[.D464])" office:value-type="float" office:value="109560.854748401" calcext:value-type="float">
            <text:p>109560.854748401</text:p>
          </table:table-cell>
          <table:table-cell/>
          <table:table-cell office:value-type="float" office:value="1443146966.85377" calcext:value-type="float">
            <text:p>1443146966.85377</text:p>
          </table:table-cell>
          <table:table-cell table:formula="of:=[.G465]-[.$B$2]" office:value-type="float" office:value="46.85356092453" calcext:value-type="float">
            <text:p>46.8535609245</text:p>
          </table:table-cell>
          <table:table-cell table:formula="of:=[.C465]/([.H465]-[.H464])" office:value-type="float" office:value="109565.492244898" calcext:value-type="float">
            <text:p>109565.492244898</text:p>
          </table:table-cell>
          <table:table-cell table:formula="of:=[.G465]-[.$B465]" office:value-type="float" office:value="0.231971740722656" calcext:value-type="float">
            <text:p>0.2319717407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443146966.6612" calcext:value-type="float">
            <text:p>1443146966.6612</text:p>
          </table:table-cell>
          <table:table-cell office:value-type="float" office:value="4320" calcext:value-type="float">
            <text:p>4320</text:p>
          </table:table-cell>
          <table:table-cell table:formula="of:=[.B466]-[.$B$2]" office:value-type="float" office:value="46.660995721817" calcext:value-type="float">
            <text:p>46.6609957218</text:p>
          </table:table-cell>
          <table:table-cell table:formula="of:=[.C466]/([.D466]-[.D465])" office:value-type="float" office:value="109626.478706219" calcext:value-type="float">
            <text:p>109626.478706219</text:p>
          </table:table-cell>
          <table:table-cell/>
          <table:table-cell office:value-type="float" office:value="1443146966.89317" calcext:value-type="float">
            <text:p>1443146966.89317</text:p>
          </table:table-cell>
          <table:table-cell table:formula="of:=[.G466]-[.$B$2]" office:value-type="float" office:value="46.8929672241211" calcext:value-type="float">
            <text:p>46.8929672241</text:p>
          </table:table-cell>
          <table:table-cell table:formula="of:=[.C466]/([.H466]-[.H465])" office:value-type="float" office:value="109627.141975533" calcext:value-type="float">
            <text:p>109627.141975533</text:p>
          </table:table-cell>
          <table:table-cell table:formula="of:=[.G466]-[.$B466]" office:value-type="float" office:value="0.231971502304077" calcext:value-type="float">
            <text:p>0.2319715023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443146966.70061" calcext:value-type="float">
            <text:p>1443146966.70061</text:p>
          </table:table-cell>
          <table:table-cell office:value-type="float" office:value="4320" calcext:value-type="float">
            <text:p>4320</text:p>
          </table:table-cell>
          <table:table-cell table:formula="of:=[.B467]-[.$B$2]" office:value-type="float" office:value="46.7004010677338" calcext:value-type="float">
            <text:p>46.7004010677</text:p>
          </table:table-cell>
          <table:table-cell table:formula="of:=[.C467]/([.D467]-[.D466])" office:value-type="float" office:value="109629.795133049" calcext:value-type="float">
            <text:p>109629.795133049</text:p>
          </table:table-cell>
          <table:table-cell/>
          <table:table-cell office:value-type="float" office:value="1443146966.93256" calcext:value-type="float">
            <text:p>1443146966.93256</text:p>
          </table:table-cell>
          <table:table-cell table:formula="of:=[.G467]-[.$B$2]" office:value-type="float" office:value="46.932356595993" calcext:value-type="float">
            <text:p>46.932356596</text:p>
          </table:table-cell>
          <table:table-cell table:formula="of:=[.C467]/([.H467]-[.H466])" office:value-type="float" office:value="109674.25461985" calcext:value-type="float">
            <text:p>109674.25461985</text:p>
          </table:table-cell>
          <table:table-cell table:formula="of:=[.G467]-[.$B467]" office:value-type="float" office:value="0.231955528259277" calcext:value-type="float">
            <text:p>0.2319555283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443146966.74001" calcext:value-type="float">
            <text:p>1443146966.74001</text:p>
          </table:table-cell>
          <table:table-cell office:value-type="float" office:value="4320" calcext:value-type="float">
            <text:p>4320</text:p>
          </table:table-cell>
          <table:table-cell table:formula="of:=[.B468]-[.$B$2]" office:value-type="float" office:value="46.7398073673248" calcext:value-type="float">
            <text:p>46.7398073673</text:p>
          </table:table-cell>
          <table:table-cell table:formula="of:=[.C468]/([.D468]-[.D467])" office:value-type="float" office:value="109627.141975533" calcext:value-type="float">
            <text:p>109627.141975533</text:p>
          </table:table-cell>
          <table:table-cell/>
          <table:table-cell office:value-type="float" office:value="1443146966.97204" calcext:value-type="float">
            <text:p>1443146966.97204</text:p>
          </table:table-cell>
          <table:table-cell table:formula="of:=[.G468]-[.$B$2]" office:value-type="float" office:value="46.9718339443207" calcext:value-type="float">
            <text:p>46.9718339443</text:p>
          </table:table-cell>
          <table:table-cell table:formula="of:=[.C468]/([.H468]-[.H467])" office:value-type="float" office:value="109429.84225148" calcext:value-type="float">
            <text:p>109429.84225148</text:p>
          </table:table-cell>
          <table:table-cell table:formula="of:=[.G468]-[.$B468]" office:value-type="float" office:value="0.23202657699585" calcext:value-type="float">
            <text:p>0.232026577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443146966.77947" calcext:value-type="float">
            <text:p>1443146966.77947</text:p>
          </table:table-cell>
          <table:table-cell office:value-type="float" office:value="4320" calcext:value-type="float">
            <text:p>4320</text:p>
          </table:table-cell>
          <table:table-cell table:formula="of:=[.B469]-[.$B$2]" office:value-type="float" office:value="46.7792611122131" calcext:value-type="float">
            <text:p>46.7792611122</text:p>
          </table:table-cell>
          <table:table-cell table:formula="of:=[.C469]/([.D469]-[.D468])" office:value-type="float" office:value="109495.309310434" calcext:value-type="float">
            <text:p>109495.309310434</text:p>
          </table:table-cell>
          <table:table-cell/>
          <table:table-cell office:value-type="float" office:value="1443146967.01144" calcext:value-type="float">
            <text:p>1443146967.01144</text:p>
          </table:table-cell>
          <table:table-cell table:formula="of:=[.G469]-[.$B$2]" office:value-type="float" office:value="47.0112357139587" calcext:value-type="float">
            <text:p>47.011235714</text:p>
          </table:table-cell>
          <table:table-cell table:formula="of:=[.C469]/([.H469]-[.H468])" office:value-type="float" office:value="109639.745617591" calcext:value-type="float">
            <text:p>109639.745617591</text:p>
          </table:table-cell>
          <table:table-cell table:formula="of:=[.G469]-[.$B469]" office:value-type="float" office:value="0.231974601745605" calcext:value-type="float">
            <text:p>0.2319746017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443146966.81888" calcext:value-type="float">
            <text:p>1443146966.81888</text:p>
          </table:table-cell>
          <table:table-cell office:value-type="float" office:value="4320" calcext:value-type="float">
            <text:p>4320</text:p>
          </table:table-cell>
          <table:table-cell table:formula="of:=[.B470]-[.$B$2]" office:value-type="float" office:value="46.8186683654785" calcext:value-type="float">
            <text:p>46.8186683655</text:p>
          </table:table-cell>
          <table:table-cell table:formula="of:=[.C470]/([.D470]-[.D469])" office:value-type="float" office:value="109624.488946432" calcext:value-type="float">
            <text:p>109624.488946432</text:p>
          </table:table-cell>
          <table:table-cell/>
          <table:table-cell office:value-type="float" office:value="1443146970.01816" calcext:value-type="float">
            <text:p>1443146970.01816</text:p>
          </table:table-cell>
          <table:table-cell table:formula="of:=[.G470]-[.$B$2]" office:value-type="float" office:value="50.017954826355" calcext:value-type="float">
            <text:p>50.0179548264</text:p>
          </table:table-cell>
          <table:table-cell table:formula="of:=[.C470]/([.H470]-[.H469])" office:value-type="float" office:value="1436.78203334302" calcext:value-type="float">
            <text:p>1436.782033343</text:p>
          </table:table-cell>
          <table:table-cell table:formula="of:=[.G470]-[.$B470]" office:value-type="float" office:value="3.19928646087646" calcext:value-type="float">
            <text:p>3.1992864609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443146966.85829" calcext:value-type="float">
            <text:p>1443146966.85829</text:p>
          </table:table-cell>
          <table:table-cell office:value-type="float" office:value="4320" calcext:value-type="float">
            <text:p>4320</text:p>
          </table:table-cell>
          <table:table-cell table:formula="of:=[.B471]-[.$B$2]" office:value-type="float" office:value="46.8580791950226" calcext:value-type="float">
            <text:p>46.858079195</text:p>
          </table:table-cell>
          <table:table-cell table:formula="of:=[.C471]/([.D471]-[.D470])" office:value-type="float" office:value="109614.541230846" calcext:value-type="float">
            <text:p>109614.541230846</text:p>
          </table:table-cell>
          <table:table-cell/>
          <table:table-cell office:value-type="float" office:value="1443146970.99463" calcext:value-type="float">
            <text:p>1443146970.99463</text:p>
          </table:table-cell>
          <table:table-cell table:formula="of:=[.G471]-[.$B$2]" office:value-type="float" office:value="50.9944202899933" calcext:value-type="float">
            <text:p>50.99442029</text:p>
          </table:table-cell>
          <table:table-cell table:formula="of:=[.C471]/([.H471]-[.H470])" office:value-type="float" office:value="4424.11960368132" calcext:value-type="float">
            <text:p>4424.1196036813</text:p>
          </table:table-cell>
          <table:table-cell table:formula="of:=[.G471]-[.$B471]" office:value-type="float" office:value="4.1363410949707" calcext:value-type="float">
            <text:p>4.136341095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443146966.89772" calcext:value-type="float">
            <text:p>1443146966.89772</text:p>
          </table:table-cell>
          <table:table-cell office:value-type="float" office:value="4320" calcext:value-type="float">
            <text:p>4320</text:p>
          </table:table-cell>
          <table:table-cell table:formula="of:=[.B472]-[.$B$2]" office:value-type="float" office:value="46.8975145816803" calcext:value-type="float">
            <text:p>46.8975145817</text:p>
          </table:table-cell>
          <table:table-cell table:formula="of:=[.C472]/([.D472]-[.D471])" office:value-type="float" office:value="109546.282314817" calcext:value-type="float">
            <text:p>109546.282314817</text:p>
          </table:table-cell>
          <table:table-cell/>
          <table:table-cell office:value-type="float" office:value="1443146971.01238" calcext:value-type="float">
            <text:p>1443146971.01238</text:p>
          </table:table-cell>
          <table:table-cell table:formula="of:=[.G472]-[.$B$2]" office:value-type="float" office:value="51.0121681690216" calcext:value-type="float">
            <text:p>51.012168169</text:p>
          </table:table-cell>
          <table:table-cell table:formula="of:=[.C472]/([.H472]-[.H471])" office:value-type="float" office:value="243409.367006985" calcext:value-type="float">
            <text:p>243409.367006985</text:p>
          </table:table-cell>
          <table:table-cell table:formula="of:=[.G472]-[.$B472]" office:value-type="float" office:value="4.11465358734131" calcext:value-type="float">
            <text:p>4.1146535873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443146966.93715" calcext:value-type="float">
            <text:p>1443146966.93715</text:p>
          </table:table-cell>
          <table:table-cell office:value-type="float" office:value="4320" calcext:value-type="float">
            <text:p>4320</text:p>
          </table:table-cell>
          <table:table-cell table:formula="of:=[.B473]-[.$B$2]" office:value-type="float" office:value="46.9369432926178" calcext:value-type="float">
            <text:p>46.9369432926</text:p>
          </table:table-cell>
          <table:table-cell table:formula="of:=[.C473]/([.D473]-[.D472])" office:value-type="float" office:value="109564.829721362" calcext:value-type="float">
            <text:p>109564.829721362</text:p>
          </table:table-cell>
          <table:table-cell/>
          <table:table-cell office:value-type="float" office:value="1443146971.02997" calcext:value-type="float">
            <text:p>1443146971.02997</text:p>
          </table:table-cell>
          <table:table-cell table:formula="of:=[.G473]-[.$B$2]" office:value-type="float" office:value="51.029757976532" calcext:value-type="float">
            <text:p>51.0297579765</text:p>
          </table:table-cell>
          <table:table-cell table:formula="of:=[.C473]/([.H473]-[.H472])" office:value-type="float" office:value="245596.775146726" calcext:value-type="float">
            <text:p>245596.775146726</text:p>
          </table:table-cell>
          <table:table-cell table:formula="of:=[.G473]-[.$B473]" office:value-type="float" office:value="4.09281468391418" calcext:value-type="float">
            <text:p>4.0928146839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443146966.97659" calcext:value-type="float">
            <text:p>1443146966.97659</text:p>
          </table:table-cell>
          <table:table-cell office:value-type="float" office:value="4320" calcext:value-type="float">
            <text:p>4320</text:p>
          </table:table-cell>
          <table:table-cell table:formula="of:=[.B474]-[.$B$2]" office:value-type="float" office:value="46.9763791561127" calcext:value-type="float">
            <text:p>46.9763791561</text:p>
          </table:table-cell>
          <table:table-cell table:formula="of:=[.C474]/([.D474]-[.D473])" office:value-type="float" office:value="109544.957740348" calcext:value-type="float">
            <text:p>109544.957740348</text:p>
          </table:table-cell>
          <table:table-cell/>
          <table:table-cell office:value-type="float" office:value="1443146971.04751" calcext:value-type="float">
            <text:p>1443146971.04751</text:p>
          </table:table-cell>
          <table:table-cell table:formula="of:=[.G474]-[.$B$2]" office:value-type="float" office:value="51.0473065376282" calcext:value-type="float">
            <text:p>51.0473065376</text:p>
          </table:table-cell>
          <table:table-cell table:formula="of:=[.C474]/([.H474]-[.H473])" office:value-type="float" office:value="246174.0296723" calcext:value-type="float">
            <text:p>246174.0296723</text:p>
          </table:table-cell>
          <table:table-cell table:formula="of:=[.G474]-[.$B474]" office:value-type="float" office:value="4.0709273815155" calcext:value-type="float">
            <text:p>4.0709273815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443146980.02195" calcext:value-type="float">
            <text:p>1443146980.02195</text:p>
          </table:table-cell>
          <table:table-cell office:value-type="float" office:value="4320" calcext:value-type="float">
            <text:p>4320</text:p>
          </table:table-cell>
          <table:table-cell table:formula="of:=[.B475]-[.$B$2]" office:value-type="float" office:value="60.0217390060425" calcext:value-type="float">
            <text:p>60.021739006</text:p>
          </table:table-cell>
          <table:table-cell table:formula="of:=[.C475]/([.D475]-[.D474])" office:value-type="float" office:value="331.152229581712" calcext:value-type="float">
            <text:p>331.1522295817</text:p>
          </table:table-cell>
          <table:table-cell/>
          <table:table-cell office:value-type="float" office:value="1443146980.21878" calcext:value-type="float">
            <text:p>1443146980.21878</text:p>
          </table:table-cell>
          <table:table-cell table:formula="of:=[.G475]-[.$B$2]" office:value-type="float" office:value="60.2185750007629" calcext:value-type="float">
            <text:p>60.2185750008</text:p>
          </table:table-cell>
          <table:table-cell table:formula="of:=[.C475]/([.H475]-[.H474])" office:value-type="float" office:value="471.036260400059" calcext:value-type="float">
            <text:p>471.0362604001</text:p>
          </table:table-cell>
          <table:table-cell table:formula="of:=[.G475]-[.$B475]" office:value-type="float" office:value="0.196835994720459" calcext:value-type="float">
            <text:p>0.1968359947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443146980.07611" calcext:value-type="float">
            <text:p>1443146980.07611</text:p>
          </table:table-cell>
          <table:table-cell office:value-type="float" office:value="4320" calcext:value-type="float">
            <text:p>4320</text:p>
          </table:table-cell>
          <table:table-cell table:formula="of:=[.B476]-[.$B$2]" office:value-type="float" office:value="60.075900554657" calcext:value-type="float">
            <text:p>60.0759005547</text:p>
          </table:table-cell>
          <table:table-cell table:formula="of:=[.C476]/([.D476]-[.D475])" office:value-type="float" office:value="79761.3825769248" calcext:value-type="float">
            <text:p>79761.3825769248</text:p>
          </table:table-cell>
          <table:table-cell/>
          <table:table-cell office:value-type="float" office:value="1443146980.32201" calcext:value-type="float">
            <text:p>1443146980.32201</text:p>
          </table:table-cell>
          <table:table-cell table:formula="of:=[.G476]-[.$B$2]" office:value-type="float" office:value="60.321798324585" calcext:value-type="float">
            <text:p>60.3217983246</text:p>
          </table:table-cell>
          <table:table-cell table:formula="of:=[.C476]/([.H476]-[.H475])" office:value-type="float" office:value="41851.0065365516" calcext:value-type="float">
            <text:p>41851.0065365516</text:p>
          </table:table-cell>
          <table:table-cell table:formula="of:=[.G476]-[.$B476]" office:value-type="float" office:value="0.245897769927979" calcext:value-type="float">
            <text:p>0.2458977699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443146980.13026" calcext:value-type="float">
            <text:p>1443146980.13026</text:p>
          </table:table-cell>
          <table:table-cell office:value-type="float" office:value="4320" calcext:value-type="float">
            <text:p>4320</text:p>
          </table:table-cell>
          <table:table-cell table:formula="of:=[.B477]-[.$B$2]" office:value-type="float" office:value="60.1300573348999" calcext:value-type="float">
            <text:p>60.1300573349</text:p>
          </table:table-cell>
          <table:table-cell table:formula="of:=[.C477]/([.D477]-[.D476])" office:value-type="float" office:value="79768.4053709003" calcext:value-type="float">
            <text:p>79768.4053709003</text:p>
          </table:table-cell>
          <table:table-cell/>
          <table:table-cell office:value-type="float" office:value="1443146980.34015" calcext:value-type="float">
            <text:p>1443146980.34015</text:p>
          </table:table-cell>
          <table:table-cell table:formula="of:=[.G477]-[.$B$2]" office:value-type="float" office:value="60.3399381637573" calcext:value-type="float">
            <text:p>60.3399381638</text:p>
          </table:table-cell>
          <table:table-cell table:formula="of:=[.C477]/([.H477]-[.H476])" office:value-type="float" office:value="238149.851217076" calcext:value-type="float">
            <text:p>238149.851217076</text:p>
          </table:table-cell>
          <table:table-cell table:formula="of:=[.G477]-[.$B477]" office:value-type="float" office:value="0.209880828857422" calcext:value-type="float">
            <text:p>0.2098808289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443146980.18441" calcext:value-type="float">
            <text:p>1443146980.18441</text:p>
          </table:table-cell>
          <table:table-cell office:value-type="float" office:value="4320" calcext:value-type="float">
            <text:p>4320</text:p>
          </table:table-cell>
          <table:table-cell table:formula="of:=[.B478]-[.$B$2]" office:value-type="float" office:value="60.1842005252838" calcext:value-type="float">
            <text:p>60.1842005253</text:p>
          </table:table-cell>
          <table:table-cell table:formula="of:=[.C478]/([.D478]-[.D477])" office:value-type="float" office:value="79788.4271201666" calcext:value-type="float">
            <text:p>79788.4271201666</text:p>
          </table:table-cell>
          <table:table-cell/>
          <table:table-cell office:value-type="float" office:value="1443146980.43021" calcext:value-type="float">
            <text:p>1443146980.43021</text:p>
          </table:table-cell>
          <table:table-cell table:formula="of:=[.G478]-[.$B$2]" office:value-type="float" office:value="60.4300010204315" calcext:value-type="float">
            <text:p>60.4300010204</text:p>
          </table:table-cell>
          <table:table-cell table:formula="of:=[.C478]/([.H478]-[.H477])" office:value-type="float" office:value="47966.4998371943" calcext:value-type="float">
            <text:p>47966.4998371943</text:p>
          </table:table-cell>
          <table:table-cell table:formula="of:=[.G478]-[.$B478]" office:value-type="float" office:value="0.245800495147705" calcext:value-type="float">
            <text:p>0.2458004951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443146980.23856" calcext:value-type="float">
            <text:p>1443146980.23856</text:p>
          </table:table-cell>
          <table:table-cell office:value-type="float" office:value="4320" calcext:value-type="float">
            <text:p>4320</text:p>
          </table:table-cell>
          <table:table-cell table:formula="of:=[.B479]-[.$B$2]" office:value-type="float" office:value="60.2383477687836" calcext:value-type="float">
            <text:p>60.2383477688</text:p>
          </table:table-cell>
          <table:table-cell table:formula="of:=[.C479]/([.D479]-[.D478])" office:value-type="float" office:value="79782.4546695434" calcext:value-type="float">
            <text:p>79782.4546695434</text:p>
          </table:table-cell>
          <table:table-cell/>
          <table:table-cell office:value-type="float" office:value="1443146980.48429" calcext:value-type="float">
            <text:p>1443146980.48429</text:p>
          </table:table-cell>
          <table:table-cell table:formula="of:=[.G479]-[.$B$2]" office:value-type="float" office:value="60.484078168869" calcext:value-type="float">
            <text:p>60.4840781689</text:p>
          </table:table-cell>
          <table:table-cell table:formula="of:=[.C479]/([.H479]-[.H478])" office:value-type="float" office:value="79885.8690744921" calcext:value-type="float">
            <text:p>79885.8690744921</text:p>
          </table:table-cell>
          <table:table-cell table:formula="of:=[.G479]-[.$B479]" office:value-type="float" office:value="0.245730400085449" calcext:value-type="float">
            <text:p>0.2457304001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443146980.29271" calcext:value-type="float">
            <text:p>1443146980.29271</text:p>
          </table:table-cell>
          <table:table-cell office:value-type="float" office:value="4320" calcext:value-type="float">
            <text:p>4320</text:p>
          </table:table-cell>
          <table:table-cell table:formula="of:=[.B480]-[.$B$2]" office:value-type="float" office:value="60.2925007343292" calcext:value-type="float">
            <text:p>60.2925007343</text:p>
          </table:table-cell>
          <table:table-cell table:formula="of:=[.C480]/([.D480]-[.D479])" office:value-type="float" office:value="79774.0244965527" calcext:value-type="float">
            <text:p>79774.0244965527</text:p>
          </table:table-cell>
          <table:table-cell/>
          <table:table-cell office:value-type="float" office:value="1443146980.53845" calcext:value-type="float">
            <text:p>1443146980.53845</text:p>
          </table:table-cell>
          <table:table-cell table:formula="of:=[.G480]-[.$B$2]" office:value-type="float" office:value="60.5382387638092" calcext:value-type="float">
            <text:p>60.5382387638</text:p>
          </table:table-cell>
          <table:table-cell table:formula="of:=[.C480]/([.H480]-[.H479])" office:value-type="float" office:value="79762.7870367925" calcext:value-type="float">
            <text:p>79762.7870367925</text:p>
          </table:table-cell>
          <table:table-cell table:formula="of:=[.G480]-[.$B480]" office:value-type="float" office:value="0.24573802947998" calcext:value-type="float">
            <text:p>0.2457380295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443146980.34685" calcext:value-type="float">
            <text:p>1443146980.34685</text:p>
          </table:table-cell>
          <table:table-cell office:value-type="float" office:value="4320" calcext:value-type="float">
            <text:p>4320</text:p>
          </table:table-cell>
          <table:table-cell table:formula="of:=[.B481]-[.$B$2]" office:value-type="float" office:value="60.3466448783875" calcext:value-type="float">
            <text:p>60.3466448784</text:p>
          </table:table-cell>
          <table:table-cell table:formula="of:=[.C481]/([.D481]-[.D480])" office:value-type="float" office:value="79787.0217572227" calcext:value-type="float">
            <text:p>79787.0217572227</text:p>
          </table:table-cell>
          <table:table-cell/>
          <table:table-cell office:value-type="float" office:value="1443146980.59259" calcext:value-type="float">
            <text:p>1443146980.59259</text:p>
          </table:table-cell>
          <table:table-cell table:formula="of:=[.G481]-[.$B$2]" office:value-type="float" office:value="60.5923826694489" calcext:value-type="float">
            <text:p>60.5923826694</text:p>
          </table:table-cell>
          <table:table-cell table:formula="of:=[.C481]/([.H481]-[.H480])" office:value-type="float" office:value="79787.3730933174" calcext:value-type="float">
            <text:p>79787.3730933174</text:p>
          </table:table-cell>
          <table:table-cell table:formula="of:=[.G481]-[.$B481]" office:value-type="float" office:value="0.245737791061401" calcext:value-type="float">
            <text:p>0.2457377911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443146980.401" calcext:value-type="float">
            <text:p>1443146980.401</text:p>
          </table:table-cell>
          <table:table-cell office:value-type="float" office:value="4320" calcext:value-type="float">
            <text:p>4320</text:p>
          </table:table-cell>
          <table:table-cell table:formula="of:=[.B482]-[.$B$2]" office:value-type="float" office:value="60.4007906913757" calcext:value-type="float">
            <text:p>60.4007906914</text:p>
          </table:table-cell>
          <table:table-cell table:formula="of:=[.C482]/([.D482]-[.D481])" office:value-type="float" office:value="79784.5624911935" calcext:value-type="float">
            <text:p>79784.5624911935</text:p>
          </table:table-cell>
          <table:table-cell/>
          <table:table-cell office:value-type="float" office:value="1443146980.64678" calcext:value-type="float">
            <text:p>1443146980.64678</text:p>
          </table:table-cell>
          <table:table-cell table:formula="of:=[.G482]-[.$B$2]" office:value-type="float" office:value="60.646568775177" calcext:value-type="float">
            <text:p>60.6465687752</text:p>
          </table:table-cell>
          <table:table-cell table:formula="of:=[.C482]/([.H482]-[.H481])" office:value-type="float" office:value="79725.2347617183" calcext:value-type="float">
            <text:p>79725.2347617183</text:p>
          </table:table-cell>
          <table:table-cell table:formula="of:=[.G482]-[.$B482]" office:value-type="float" office:value="0.24577808380127" calcext:value-type="float">
            <text:p>0.2457780838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443146980.45514" calcext:value-type="float">
            <text:p>1443146980.45514</text:p>
          </table:table-cell>
          <table:table-cell office:value-type="float" office:value="4320" calcext:value-type="float">
            <text:p>4320</text:p>
          </table:table-cell>
          <table:table-cell table:formula="of:=[.B483]-[.$B$2]" office:value-type="float" office:value="60.4549310207367" calcext:value-type="float">
            <text:p>60.4549310207</text:p>
          </table:table-cell>
          <table:table-cell table:formula="of:=[.C483]/([.D483]-[.D482])" office:value-type="float" office:value="79792.6435060617" calcext:value-type="float">
            <text:p>79792.6435060617</text:p>
          </table:table-cell>
          <table:table-cell/>
          <table:table-cell office:value-type="float" office:value="1443146980.7008" calcext:value-type="float">
            <text:p>1443146980.7008</text:p>
          </table:table-cell>
          <table:table-cell table:formula="of:=[.G483]-[.$B$2]" office:value-type="float" office:value="60.7005929946899" calcext:value-type="float">
            <text:p>60.7005929947</text:p>
          </table:table-cell>
          <table:table-cell table:formula="of:=[.C483]/([.H483]-[.H482])" office:value-type="float" office:value="79964.1353257368" calcext:value-type="float">
            <text:p>79964.1353257368</text:p>
          </table:table-cell>
          <table:table-cell table:formula="of:=[.G483]-[.$B483]" office:value-type="float" office:value="0.245661973953247" calcext:value-type="float">
            <text:p>0.245661974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443146980.50928" calcext:value-type="float">
            <text:p>1443146980.50928</text:p>
          </table:table-cell>
          <table:table-cell office:value-type="float" office:value="4320" calcext:value-type="float">
            <text:p>4320</text:p>
          </table:table-cell>
          <table:table-cell table:formula="of:=[.B484]-[.$B$2]" office:value-type="float" office:value="60.5090758800507" calcext:value-type="float">
            <text:p>60.5090758801</text:p>
          </table:table-cell>
          <table:table-cell table:formula="of:=[.C484]/([.D484]-[.D483])" office:value-type="float" office:value="79785.9677675033" calcext:value-type="float">
            <text:p>79785.9677675033</text:p>
          </table:table-cell>
          <table:table-cell/>
          <table:table-cell office:value-type="float" office:value="1443146980.75505" calcext:value-type="float">
            <text:p>1443146980.75505</text:p>
          </table:table-cell>
          <table:table-cell table:formula="of:=[.G484]-[.$B$2]" office:value-type="float" office:value="60.7548429965973" calcext:value-type="float">
            <text:p>60.7548429966</text:p>
          </table:table-cell>
          <table:table-cell table:formula="of:=[.C484]/([.H484]-[.H483])" office:value-type="float" office:value="79631.3336058117" calcext:value-type="float">
            <text:p>79631.3336058117</text:p>
          </table:table-cell>
          <table:table-cell table:formula="of:=[.G484]-[.$B484]" office:value-type="float" office:value="0.245767116546631" calcext:value-type="float">
            <text:p>0.2457671165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443146980.56343" calcext:value-type="float">
            <text:p>1443146980.56343</text:p>
          </table:table-cell>
          <table:table-cell office:value-type="float" office:value="4320" calcext:value-type="float">
            <text:p>4320</text:p>
          </table:table-cell>
          <table:table-cell table:formula="of:=[.B485]-[.$B$2]" office:value-type="float" office:value="60.5632197856903" calcext:value-type="float">
            <text:p>60.5632197857</text:p>
          </table:table-cell>
          <table:table-cell table:formula="of:=[.C485]/([.D485]-[.D484])" office:value-type="float" office:value="79787.3730933174" calcext:value-type="float">
            <text:p>79787.3730933174</text:p>
          </table:table-cell>
          <table:table-cell/>
          <table:table-cell office:value-type="float" office:value="1443146980.8092" calcext:value-type="float">
            <text:p>1443146980.8092</text:p>
          </table:table-cell>
          <table:table-cell table:formula="of:=[.G485]-[.$B$2]" office:value-type="float" office:value="60.8089878559113" calcext:value-type="float">
            <text:p>60.8089878559</text:p>
          </table:table-cell>
          <table:table-cell table:formula="of:=[.C485]/([.H485]-[.H484])" office:value-type="float" office:value="79785.9677675033" calcext:value-type="float">
            <text:p>79785.9677675033</text:p>
          </table:table-cell>
          <table:table-cell table:formula="of:=[.G485]-[.$B485]" office:value-type="float" office:value="0.245768070220947" calcext:value-type="float">
            <text:p>0.2457680702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443146980.61757" calcext:value-type="float">
            <text:p>1443146980.61757</text:p>
          </table:table-cell>
          <table:table-cell office:value-type="float" office:value="4320" calcext:value-type="float">
            <text:p>4320</text:p>
          </table:table-cell>
          <table:table-cell table:formula="of:=[.B486]-[.$B$2]" office:value-type="float" office:value="60.6173646450043" calcext:value-type="float">
            <text:p>60.617364645</text:p>
          </table:table-cell>
          <table:table-cell table:formula="of:=[.C486]/([.D486]-[.D485])" office:value-type="float" office:value="79785.9677675033" calcext:value-type="float">
            <text:p>79785.9677675033</text:p>
          </table:table-cell>
          <table:table-cell/>
          <table:table-cell office:value-type="float" office:value="1443146980.82734" calcext:value-type="float">
            <text:p>1443146980.82734</text:p>
          </table:table-cell>
          <table:table-cell table:formula="of:=[.G486]-[.$B$2]" office:value-type="float" office:value="60.8271288871765" calcext:value-type="float">
            <text:p>60.8271288872</text:p>
          </table:table-cell>
          <table:table-cell table:formula="of:=[.C486]/([.H486]-[.H485])" office:value-type="float" office:value="238134.201790009" calcext:value-type="float">
            <text:p>238134.201790009</text:p>
          </table:table-cell>
          <table:table-cell table:formula="of:=[.G486]-[.$B486]" office:value-type="float" office:value="0.209764242172241" calcext:value-type="float">
            <text:p>0.2097642422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443146980.67171" calcext:value-type="float">
            <text:p>1443146980.67171</text:p>
          </table:table-cell>
          <table:table-cell office:value-type="float" office:value="4320" calcext:value-type="float">
            <text:p>4320</text:p>
          </table:table-cell>
          <table:table-cell table:formula="of:=[.B487]-[.$B$2]" office:value-type="float" office:value="60.6715052127838" calcext:value-type="float">
            <text:p>60.6715052128</text:p>
          </table:table-cell>
          <table:table-cell table:formula="of:=[.C487]/([.D487]-[.D486])" office:value-type="float" office:value="79792.2921235501" calcext:value-type="float">
            <text:p>79792.2921235501</text:p>
          </table:table-cell>
          <table:table-cell/>
          <table:table-cell office:value-type="float" office:value="1443146980.91742" calcext:value-type="float">
            <text:p>1443146980.91742</text:p>
          </table:table-cell>
          <table:table-cell table:formula="of:=[.G487]-[.$B$2]" office:value-type="float" office:value="60.9172115325928" calcext:value-type="float">
            <text:p>60.9172115326</text:p>
          </table:table-cell>
          <table:table-cell table:formula="of:=[.C487]/([.H487]-[.H486])" office:value-type="float" office:value="47955.9628831709" calcext:value-type="float">
            <text:p>47955.9628831709</text:p>
          </table:table-cell>
          <table:table-cell table:formula="of:=[.G487]-[.$B487]" office:value-type="float" office:value="0.24570631980896" calcext:value-type="float">
            <text:p>0.2457063198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443146980.72586" calcext:value-type="float">
            <text:p>1443146980.72586</text:p>
          </table:table-cell>
          <table:table-cell office:value-type="float" office:value="4320" calcext:value-type="float">
            <text:p>4320</text:p>
          </table:table-cell>
          <table:table-cell table:formula="of:=[.B488]-[.$B$2]" office:value-type="float" office:value="60.7256572246552" calcext:value-type="float">
            <text:p>60.7256572247</text:p>
          </table:table-cell>
          <table:table-cell table:formula="of:=[.C488]/([.D488]-[.D487])" office:value-type="float" office:value="79775.4294016642" calcext:value-type="float">
            <text:p>79775.4294016642</text:p>
          </table:table-cell>
          <table:table-cell/>
          <table:table-cell office:value-type="float" office:value="1443146980.9716" calcext:value-type="float">
            <text:p>1443146980.9716</text:p>
          </table:table-cell>
          <table:table-cell table:formula="of:=[.G488]-[.$B$2]" office:value-type="float" office:value="60.9713943004608" calcext:value-type="float">
            <text:p>60.9713943005</text:p>
          </table:table-cell>
          <table:table-cell table:formula="of:=[.C488]/([.H488]-[.H487])" office:value-type="float" office:value="79730.1461328264" calcext:value-type="float">
            <text:p>79730.1461328264</text:p>
          </table:table-cell>
          <table:table-cell table:formula="of:=[.G488]-[.$B488]" office:value-type="float" office:value="0.245737075805664" calcext:value-type="float">
            <text:p>0.2457370758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443146980.78002" calcext:value-type="float">
            <text:p>1443146980.78002</text:p>
          </table:table-cell>
          <table:table-cell office:value-type="float" office:value="4320" calcext:value-type="float">
            <text:p>4320</text:p>
          </table:table-cell>
          <table:table-cell table:formula="of:=[.B489]-[.$B$2]" office:value-type="float" office:value="60.779807806015" calcext:value-type="float">
            <text:p>60.779807806</text:p>
          </table:table-cell>
          <table:table-cell table:formula="of:=[.C489]/([.D489]-[.D488])" office:value-type="float" office:value="79777.536852116" calcext:value-type="float">
            <text:p>79777.536852116</text:p>
          </table:table-cell>
          <table:table-cell/>
          <table:table-cell office:value-type="float" office:value="1443146981.02583" calcext:value-type="float">
            <text:p>1443146981.02583</text:p>
          </table:table-cell>
          <table:table-cell table:formula="of:=[.G489]-[.$B$2]" office:value-type="float" office:value="61.0256266593933" calcext:value-type="float">
            <text:p>61.0256266594</text:p>
          </table:table-cell>
          <table:table-cell table:formula="of:=[.C489]/([.H489]-[.H488])" office:value-type="float" office:value="79657.2394237406" calcext:value-type="float">
            <text:p>79657.2394237406</text:p>
          </table:table-cell>
          <table:table-cell table:formula="of:=[.G489]-[.$B489]" office:value-type="float" office:value="0.245818853378296" calcext:value-type="float">
            <text:p>0.2458188534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443146980.83415" calcext:value-type="float">
            <text:p>1443146980.83415</text:p>
          </table:table-cell>
          <table:table-cell office:value-type="float" office:value="4320" calcext:value-type="float">
            <text:p>4320</text:p>
          </table:table-cell>
          <table:table-cell table:formula="of:=[.B490]-[.$B$2]" office:value-type="float" office:value="60.8339433670044" calcext:value-type="float">
            <text:p>60.833943367</text:p>
          </table:table-cell>
          <table:table-cell table:formula="of:=[.C490]/([.D490]-[.D489])" office:value-type="float" office:value="79799.6718062547" calcext:value-type="float">
            <text:p>79799.6718062547</text:p>
          </table:table-cell>
          <table:table-cell/>
          <table:table-cell office:value-type="float" office:value="1443146981.07987" calcext:value-type="float">
            <text:p>1443146981.07987</text:p>
          </table:table-cell>
          <table:table-cell table:formula="of:=[.G490]-[.$B$2]" office:value-type="float" office:value="61.079660654068" calcext:value-type="float">
            <text:p>61.0796606541</text:p>
          </table:table-cell>
          <table:table-cell table:formula="of:=[.C490]/([.H490]-[.H489])" office:value-type="float" office:value="79949.6692037858" calcext:value-type="float">
            <text:p>79949.6692037858</text:p>
          </table:table-cell>
          <table:table-cell table:formula="of:=[.G490]-[.$B490]" office:value-type="float" office:value="0.245717287063599" calcext:value-type="float">
            <text:p>0.2457172871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443146980.88829" calcext:value-type="float">
            <text:p>1443146980.88829</text:p>
          </table:table-cell>
          <table:table-cell office:value-type="float" office:value="4320" calcext:value-type="float">
            <text:p>4320</text:p>
          </table:table-cell>
          <table:table-cell table:formula="of:=[.B491]-[.$B$2]" office:value-type="float" office:value="60.888078212738" calcext:value-type="float">
            <text:p>60.8880782127</text:p>
          </table:table-cell>
          <table:table-cell table:formula="of:=[.C491]/([.D491]-[.D490])" office:value-type="float" office:value="79800.7261580742" calcext:value-type="float">
            <text:p>79800.7261580742</text:p>
          </table:table-cell>
          <table:table-cell/>
          <table:table-cell office:value-type="float" office:value="1443146981.13403" calcext:value-type="float">
            <text:p>1443146981.13403</text:p>
          </table:table-cell>
          <table:table-cell table:formula="of:=[.G491]-[.$B$2]" office:value-type="float" office:value="61.133823633194" calcext:value-type="float">
            <text:p>61.1338236332</text:p>
          </table:table-cell>
          <table:table-cell table:formula="of:=[.C491]/([.H491]-[.H490])" office:value-type="float" office:value="79759.275979857" calcext:value-type="float">
            <text:p>79759.275979857</text:p>
          </table:table-cell>
          <table:table-cell table:formula="of:=[.G491]-[.$B491]" office:value-type="float" office:value="0.245745420455933" calcext:value-type="float">
            <text:p>0.2457454205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443146980.94244" calcext:value-type="float">
            <text:p>1443146980.94244</text:p>
          </table:table-cell>
          <table:table-cell office:value-type="float" office:value="4320" calcext:value-type="float">
            <text:p>4320</text:p>
          </table:table-cell>
          <table:table-cell table:formula="of:=[.B492]-[.$B$2]" office:value-type="float" office:value="60.9422330856323" calcext:value-type="float">
            <text:p>60.9422330856</text:p>
          </table:table-cell>
          <table:table-cell table:formula="of:=[.C492]/([.D492]-[.D491])" office:value-type="float" office:value="79771.214834773" calcext:value-type="float">
            <text:p>79771.214834773</text:p>
          </table:table-cell>
          <table:table-cell/>
          <table:table-cell office:value-type="float" office:value="1443146981.18815" calcext:value-type="float">
            <text:p>1443146981.18815</text:p>
          </table:table-cell>
          <table:table-cell table:formula="of:=[.G492]-[.$B$2]" office:value-type="float" office:value="61.1879415512085" calcext:value-type="float">
            <text:p>61.1879415512</text:p>
          </table:table-cell>
          <table:table-cell table:formula="of:=[.C492]/([.H492]-[.H491])" office:value-type="float" office:value="79825.687286056" calcext:value-type="float">
            <text:p>79825.687286056</text:p>
          </table:table-cell>
          <table:table-cell table:formula="of:=[.G492]-[.$B492]" office:value-type="float" office:value="0.245708465576172" calcext:value-type="float">
            <text:p>0.2457084656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443146980.99659" calcext:value-type="float">
            <text:p>1443146980.99659</text:p>
          </table:table-cell>
          <table:table-cell office:value-type="float" office:value="4320" calcext:value-type="float">
            <text:p>4320</text:p>
          </table:table-cell>
          <table:table-cell table:formula="of:=[.B493]-[.$B$2]" office:value-type="float" office:value="60.996378660202" calcext:value-type="float">
            <text:p>60.9963786602</text:p>
          </table:table-cell>
          <table:table-cell table:formula="of:=[.C493]/([.D493]-[.D492])" office:value-type="float" office:value="79784.91380563" calcext:value-type="float">
            <text:p>79784.91380563</text:p>
          </table:table-cell>
          <table:table-cell/>
          <table:table-cell office:value-type="float" office:value="1443146981.2057" calcext:value-type="float">
            <text:p>1443146981.2057</text:p>
          </table:table-cell>
          <table:table-cell table:formula="of:=[.G493]-[.$B$2]" office:value-type="float" office:value="61.2054953575134" calcext:value-type="float">
            <text:p>61.2054953575</text:p>
          </table:table-cell>
          <table:table-cell table:formula="of:=[.C493]/([.H493]-[.H492])" office:value-type="float" office:value="246100.471029256" calcext:value-type="float">
            <text:p>246100.471029256</text:p>
          </table:table-cell>
          <table:table-cell table:formula="of:=[.G493]-[.$B493]" office:value-type="float" office:value="0.209116697311401" calcext:value-type="float">
            <text:p>0.2091166973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443146981.04775" calcext:value-type="float">
            <text:p>1443146981.04775</text:p>
          </table:table-cell>
          <table:table-cell office:value-type="float" office:value="4320" calcext:value-type="float">
            <text:p>4320</text:p>
          </table:table-cell>
          <table:table-cell table:formula="of:=[.B494]-[.$B$2]" office:value-type="float" office:value="61.0475442409515" calcext:value-type="float">
            <text:p>61.047544241</text:p>
          </table:table-cell>
          <table:table-cell table:formula="of:=[.C494]/([.D494]-[.D493])" office:value-type="float" office:value="84431.75933347" calcext:value-type="float">
            <text:p>84431.75933347</text:p>
          </table:table-cell>
          <table:table-cell/>
          <table:table-cell office:value-type="float" office:value="1443146981.24457" calcext:value-type="float">
            <text:p>1443146981.24457</text:p>
          </table:table-cell>
          <table:table-cell table:formula="of:=[.G494]-[.$B$2]" office:value-type="float" office:value="61.2443656921387" calcext:value-type="float">
            <text:p>61.2443656921</text:p>
          </table:table-cell>
          <table:table-cell table:formula="of:=[.C494]/([.H494]-[.H493])" office:value-type="float" office:value="111138.739649398" calcext:value-type="float">
            <text:p>111138.739649398</text:p>
          </table:table-cell>
          <table:table-cell table:formula="of:=[.G494]-[.$B494]" office:value-type="float" office:value="0.196821451187134" calcext:value-type="float">
            <text:p>0.1968214512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443146981.09872" calcext:value-type="float">
            <text:p>1443146981.09872</text:p>
          </table:table-cell>
          <table:table-cell office:value-type="float" office:value="4320" calcext:value-type="float">
            <text:p>4320</text:p>
          </table:table-cell>
          <table:table-cell table:formula="of:=[.B495]-[.$B$2]" office:value-type="float" office:value="61.0985131263733" calcext:value-type="float">
            <text:p>61.0985131264</text:p>
          </table:table-cell>
          <table:table-cell table:formula="of:=[.C495]/([.D495]-[.D494])" office:value-type="float" office:value="84757.5920927687" calcext:value-type="float">
            <text:p>84757.5920927687</text:p>
          </table:table-cell>
          <table:table-cell/>
          <table:table-cell office:value-type="float" office:value="1443146981.29554" calcext:value-type="float">
            <text:p>1443146981.29554</text:p>
          </table:table-cell>
          <table:table-cell table:formula="of:=[.G495]-[.$B$2]" office:value-type="float" office:value="61.2953293323517" calcext:value-type="float">
            <text:p>61.2953293324</text:p>
          </table:table-cell>
          <table:table-cell table:formula="of:=[.C495]/([.H495]-[.H494])" office:value-type="float" office:value="84766.3153955192" calcext:value-type="float">
            <text:p>84766.3153955192</text:p>
          </table:table-cell>
          <table:table-cell table:formula="of:=[.G495]-[.$B495]" office:value-type="float" office:value="0.196816205978394" calcext:value-type="float">
            <text:p>0.196816206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443146981.14975" calcext:value-type="float">
            <text:p>1443146981.14975</text:p>
          </table:table-cell>
          <table:table-cell office:value-type="float" office:value="4320" calcext:value-type="float">
            <text:p>4320</text:p>
          </table:table-cell>
          <table:table-cell table:formula="of:=[.B496]-[.$B$2]" office:value-type="float" office:value="61.1495471000671" calcext:value-type="float">
            <text:p>61.1495471001</text:p>
          </table:table-cell>
          <table:table-cell table:formula="of:=[.C496]/([.D496]-[.D495])" office:value-type="float" office:value="84649.4930203876" calcext:value-type="float">
            <text:p>84649.4930203876</text:p>
          </table:table-cell>
          <table:table-cell/>
          <table:table-cell office:value-type="float" office:value="1443146981.34657" calcext:value-type="float">
            <text:p>1443146981.34657</text:p>
          </table:table-cell>
          <table:table-cell table:formula="of:=[.G496]-[.$B$2]" office:value-type="float" office:value="61.3463652133942" calcext:value-type="float">
            <text:p>61.3463652134</text:p>
          </table:table-cell>
          <table:table-cell table:formula="of:=[.C496]/([.H496]-[.H495])" office:value-type="float" office:value="84646.3294403438" calcext:value-type="float">
            <text:p>84646.3294403438</text:p>
          </table:table-cell>
          <table:table-cell table:formula="of:=[.G496]-[.$B496]" office:value-type="float" office:value="0.196818113327026" calcext:value-type="float">
            <text:p>0.1968181133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443146981.20074" calcext:value-type="float">
            <text:p>1443146981.20074</text:p>
          </table:table-cell>
          <table:table-cell office:value-type="float" office:value="4320" calcext:value-type="float">
            <text:p>4320</text:p>
          </table:table-cell>
          <table:table-cell table:formula="of:=[.B497]-[.$B$2]" office:value-type="float" office:value="61.200531244278" calcext:value-type="float">
            <text:p>61.2005312443</text:p>
          </table:table-cell>
          <table:table-cell table:formula="of:=[.C497]/([.D497]-[.D496])" office:value-type="float" office:value="84732.225417713" calcext:value-type="float">
            <text:p>84732.225417713</text:p>
          </table:table-cell>
          <table:table-cell/>
          <table:table-cell office:value-type="float" office:value="1443146981.39755" calcext:value-type="float">
            <text:p>1443146981.39755</text:p>
          </table:table-cell>
          <table:table-cell table:formula="of:=[.G497]-[.$B$2]" office:value-type="float" office:value="61.3973438739777" calcext:value-type="float">
            <text:p>61.397343874</text:p>
          </table:table-cell>
          <table:table-cell table:formula="of:=[.C497]/([.H497]-[.H496])" office:value-type="float" office:value="84741.339818539" calcext:value-type="float">
            <text:p>84741.339818539</text:p>
          </table:table-cell>
          <table:table-cell table:formula="of:=[.G497]-[.$B497]" office:value-type="float" office:value="0.196812629699707" calcext:value-type="float">
            <text:p>0.1968126297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443146981.25171" calcext:value-type="float">
            <text:p>1443146981.25171</text:p>
          </table:table-cell>
          <table:table-cell office:value-type="float" office:value="4320" calcext:value-type="float">
            <text:p>4320</text:p>
          </table:table-cell>
          <table:table-cell table:formula="of:=[.B498]-[.$B$2]" office:value-type="float" office:value="61.2515063285828" calcext:value-type="float">
            <text:p>61.2515063286</text:p>
          </table:table-cell>
          <table:table-cell table:formula="of:=[.C498]/([.D498]-[.D497])" office:value-type="float" office:value="84747.285049461" calcext:value-type="float">
            <text:p>84747.285049461</text:p>
          </table:table-cell>
          <table:table-cell/>
          <table:table-cell office:value-type="float" office:value="1443146981.44853" calcext:value-type="float">
            <text:p>1443146981.44853</text:p>
          </table:table-cell>
          <table:table-cell table:formula="of:=[.G498]-[.$B$2]" office:value-type="float" office:value="61.4483230113983" calcext:value-type="float">
            <text:p>61.4483230114</text:p>
          </table:table-cell>
          <table:table-cell table:formula="of:=[.C498]/([.H498]-[.H497])" office:value-type="float" office:value="84740.5471841064" calcext:value-type="float">
            <text:p>84740.5471841064</text:p>
          </table:table-cell>
          <table:table-cell table:formula="of:=[.G498]-[.$B498]" office:value-type="float" office:value="0.196816682815552" calcext:value-type="float">
            <text:p>0.1968166828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443146981.3027" calcext:value-type="float">
            <text:p>1443146981.3027</text:p>
          </table:table-cell>
          <table:table-cell office:value-type="float" office:value="4320" calcext:value-type="float">
            <text:p>4320</text:p>
          </table:table-cell>
          <table:table-cell table:formula="of:=[.B499]-[.$B$2]" office:value-type="float" office:value="61.3024904727936" calcext:value-type="float">
            <text:p>61.3024904728</text:p>
          </table:table-cell>
          <table:table-cell table:formula="of:=[.C499]/([.D499]-[.D498])" office:value-type="float" office:value="84732.225417713" calcext:value-type="float">
            <text:p>84732.225417713</text:p>
          </table:table-cell>
          <table:table-cell/>
          <table:table-cell office:value-type="float" office:value="1443146981.49955" calcext:value-type="float">
            <text:p>1443146981.49955</text:p>
          </table:table-cell>
          <table:table-cell table:formula="of:=[.G499]-[.$B$2]" office:value-type="float" office:value="61.4993443489075" calcext:value-type="float">
            <text:p>61.4993443489</text:p>
          </table:table-cell>
          <table:table-cell table:formula="of:=[.C499]/([.H499]-[.H498])" office:value-type="float" office:value="84670.4577124192" calcext:value-type="float">
            <text:p>84670.4577124192</text:p>
          </table:table-cell>
          <table:table-cell table:formula="of:=[.G499]-[.$B499]" office:value-type="float" office:value="0.196853876113892" calcext:value-type="float">
            <text:p>0.1968538761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443146981.35366" calcext:value-type="float">
            <text:p>1443146981.35366</text:p>
          </table:table-cell>
          <table:table-cell office:value-type="float" office:value="4320" calcext:value-type="float">
            <text:p>4320</text:p>
          </table:table-cell>
          <table:table-cell table:formula="of:=[.B500]-[.$B$2]" office:value-type="float" office:value="61.3534574508667" calcext:value-type="float">
            <text:p>61.3534574509</text:p>
          </table:table-cell>
          <table:table-cell table:formula="of:=[.C500]/([.D500]-[.D499])" office:value-type="float" office:value="84760.7639951163" calcext:value-type="float">
            <text:p>84760.7639951163</text:p>
          </table:table-cell>
          <table:table-cell/>
          <table:table-cell office:value-type="float" office:value="1443146981.59641" calcext:value-type="float">
            <text:p>1443146981.59641</text:p>
          </table:table-cell>
          <table:table-cell table:formula="of:=[.G500]-[.$B$2]" office:value-type="float" office:value="61.5962007045746" calcext:value-type="float">
            <text:p>61.5962007046</text:p>
          </table:table-cell>
          <table:table-cell table:formula="of:=[.C500]/([.H500]-[.H499])" office:value-type="float" office:value="44602.1324077835" calcext:value-type="float">
            <text:p>44602.1324077835</text:p>
          </table:table-cell>
          <table:table-cell table:formula="of:=[.G500]-[.$B500]" office:value-type="float" office:value="0.242743253707886" calcext:value-type="float">
            <text:p>0.2427432537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443146981.40463" calcext:value-type="float">
            <text:p>1443146981.40463</text:p>
          </table:table-cell>
          <table:table-cell office:value-type="float" office:value="4320" calcext:value-type="float">
            <text:p>4320</text:p>
          </table:table-cell>
          <table:table-cell table:formula="of:=[.B501]-[.$B$2]" office:value-type="float" office:value="61.4044177532196" calcext:value-type="float">
            <text:p>61.4044177532</text:p>
          </table:table-cell>
          <table:table-cell table:formula="of:=[.C501]/([.D501]-[.D500])" office:value-type="float" office:value="84771.867523147" calcext:value-type="float">
            <text:p>84771.867523147</text:p>
          </table:table-cell>
          <table:table-cell/>
          <table:table-cell office:value-type="float" office:value="1443146981.64724" calcext:value-type="float">
            <text:p>1443146981.64724</text:p>
          </table:table-cell>
          <table:table-cell table:formula="of:=[.G501]-[.$B$2]" office:value-type="float" office:value="61.6470277309418" calcext:value-type="float">
            <text:p>61.6470277309</text:p>
          </table:table-cell>
          <table:table-cell table:formula="of:=[.C501]/([.H501]-[.H500])" office:value-type="float" office:value="84994.1519063344" calcext:value-type="float">
            <text:p>84994.1519063344</text:p>
          </table:table-cell>
          <table:table-cell table:formula="of:=[.G501]-[.$B501]" office:value-type="float" office:value="0.242609977722168" calcext:value-type="float">
            <text:p>0.2426099777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43146981.4556" calcext:value-type="float">
            <text:p>1443146981.4556</text:p>
          </table:table-cell>
          <table:table-cell office:value-type="float" office:value="4320" calcext:value-type="float">
            <text:p>4320</text:p>
          </table:table-cell>
          <table:table-cell table:formula="of:=[.B502]-[.$B$2]" office:value-type="float" office:value="61.4553897380829" calcext:value-type="float">
            <text:p>61.4553897381</text:p>
          </table:table-cell>
          <table:table-cell table:formula="of:=[.C502]/([.D502]-[.D501])" office:value-type="float" office:value="84752.4382577458" calcext:value-type="float">
            <text:p>84752.4382577458</text:p>
          </table:table-cell>
          <table:table-cell/>
          <table:table-cell office:value-type="float" office:value="1443146981.69822" calcext:value-type="float">
            <text:p>1443146981.69822</text:p>
          </table:table-cell>
          <table:table-cell table:formula="of:=[.G502]-[.$B$2]" office:value-type="float" office:value="61.6980106830597" calcext:value-type="float">
            <text:p>61.6980106831</text:p>
          </table:table-cell>
          <table:table-cell table:formula="of:=[.C502]/([.H502]-[.H501])" office:value-type="float" office:value="84734.2066424116" calcext:value-type="float">
            <text:p>84734.2066424116</text:p>
          </table:table-cell>
          <table:table-cell table:formula="of:=[.G502]-[.$B502]" office:value-type="float" office:value="0.242620944976807" calcext:value-type="float">
            <text:p>0.242620945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443146981.50657" calcext:value-type="float">
            <text:p>1443146981.50657</text:p>
          </table:table-cell>
          <table:table-cell office:value-type="float" office:value="4320" calcext:value-type="float">
            <text:p>4320</text:p>
          </table:table-cell>
          <table:table-cell table:formula="of:=[.B503]-[.$B$2]" office:value-type="float" office:value="61.5063588619232" calcext:value-type="float">
            <text:p>61.5063588619</text:p>
          </table:table-cell>
          <table:table-cell table:formula="of:=[.C503]/([.D503]-[.D502])" office:value-type="float" office:value="84757.1956216672" calcext:value-type="float">
            <text:p>84757.1956216672</text:p>
          </table:table-cell>
          <table:table-cell/>
          <table:table-cell office:value-type="float" office:value="1443146981.7492" calcext:value-type="float">
            <text:p>1443146981.7492</text:p>
          </table:table-cell>
          <table:table-cell table:formula="of:=[.G503]-[.$B$2]" office:value-type="float" office:value="61.7489953041077" calcext:value-type="float">
            <text:p>61.7489953041</text:p>
          </table:table-cell>
          <table:table-cell table:formula="of:=[.C503]/([.H503]-[.H502])" office:value-type="float" office:value="84731.4329537749" calcext:value-type="float">
            <text:p>84731.4329537749</text:p>
          </table:table-cell>
          <table:table-cell table:formula="of:=[.G503]-[.$B503]" office:value-type="float" office:value="0.242636442184448" calcext:value-type="float">
            <text:p>0.2426364422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443146981.55753" calcext:value-type="float">
            <text:p>1443146981.55753</text:p>
          </table:table-cell>
          <table:table-cell office:value-type="float" office:value="4320" calcext:value-type="float">
            <text:p>4320</text:p>
          </table:table-cell>
          <table:table-cell table:formula="of:=[.B504]-[.$B$2]" office:value-type="float" office:value="61.5573191642761" calcext:value-type="float">
            <text:p>61.5573191643</text:p>
          </table:table-cell>
          <table:table-cell table:formula="of:=[.C504]/([.D504]-[.D503])" office:value-type="float" office:value="84771.867523147" calcext:value-type="float">
            <text:p>84771.867523147</text:p>
          </table:table-cell>
          <table:table-cell/>
          <table:table-cell office:value-type="float" office:value="1443146981.80015" calcext:value-type="float">
            <text:p>1443146981.80015</text:p>
          </table:table-cell>
          <table:table-cell table:formula="of:=[.G504]-[.$B$2]" office:value-type="float" office:value="61.7999429702759" calcext:value-type="float">
            <text:p>61.7999429703</text:p>
          </table:table-cell>
          <table:table-cell table:formula="of:=[.C504]/([.H504]-[.H503])" office:value-type="float" office:value="84792.8928822125" calcext:value-type="float">
            <text:p>84792.8928822125</text:p>
          </table:table-cell>
          <table:table-cell table:formula="of:=[.G504]-[.$B504]" office:value-type="float" office:value="0.242623805999756" calcext:value-type="float">
            <text:p>0.242623806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443146981.60849" calcext:value-type="float">
            <text:p>1443146981.60849</text:p>
          </table:table-cell>
          <table:table-cell office:value-type="float" office:value="4320" calcext:value-type="float">
            <text:p>4320</text:p>
          </table:table-cell>
          <table:table-cell table:formula="of:=[.B505]-[.$B$2]" office:value-type="float" office:value="61.6082844734192" calcext:value-type="float">
            <text:p>61.6082844734</text:p>
          </table:table-cell>
          <table:table-cell table:formula="of:=[.C505]/([.D505]-[.D504])" office:value-type="float" office:value="84763.5396044236" calcext:value-type="float">
            <text:p>84763.5396044236</text:p>
          </table:table-cell>
          <table:table-cell/>
          <table:table-cell office:value-type="float" office:value="1443146981.85102" calcext:value-type="float">
            <text:p>1443146981.85102</text:p>
          </table:table-cell>
          <table:table-cell table:formula="of:=[.G505]-[.$B$2]" office:value-type="float" office:value="61.8508102893829" calcext:value-type="float">
            <text:p>61.8508102894</text:p>
          </table:table-cell>
          <table:table-cell table:formula="of:=[.C505]/([.H505]-[.H504])" office:value-type="float" office:value="84926.8268081536" calcext:value-type="float">
            <text:p>84926.8268081536</text:p>
          </table:table-cell>
          <table:table-cell table:formula="of:=[.G505]-[.$B505]" office:value-type="float" office:value="0.242525815963745" calcext:value-type="float">
            <text:p>0.242525816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443146981.65948" calcext:value-type="float">
            <text:p>1443146981.65948</text:p>
          </table:table-cell>
          <table:table-cell office:value-type="float" office:value="4320" calcext:value-type="float">
            <text:p>4320</text:p>
          </table:table-cell>
          <table:table-cell table:formula="of:=[.B506]-[.$B$2]" office:value-type="float" office:value="61.6592733860016" calcext:value-type="float">
            <text:p>61.659273386</text:p>
          </table:table-cell>
          <table:table-cell table:formula="of:=[.C506]/([.D506]-[.D505])" office:value-type="float" office:value="84724.3014453178" calcext:value-type="float">
            <text:p>84724.3014453178</text:p>
          </table:table-cell>
          <table:table-cell/>
          <table:table-cell office:value-type="float" office:value="1443146981.90214" calcext:value-type="float">
            <text:p>1443146981.90214</text:p>
          </table:table-cell>
          <table:table-cell table:formula="of:=[.G506]-[.$B$2]" office:value-type="float" office:value="61.9019303321838" calcext:value-type="float">
            <text:p>61.9019303322</text:p>
          </table:table-cell>
          <table:table-cell table:formula="of:=[.C506]/([.H506]-[.H505])" office:value-type="float" office:value="84506.9714989296" calcext:value-type="float">
            <text:p>84506.9714989296</text:p>
          </table:table-cell>
          <table:table-cell table:formula="of:=[.G506]-[.$B506]" office:value-type="float" office:value="0.242656946182251" calcext:value-type="float">
            <text:p>0.2426569462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443146981.71045" calcext:value-type="float">
            <text:p>1443146981.71045</text:p>
          </table:table-cell>
          <table:table-cell office:value-type="float" office:value="4320" calcext:value-type="float">
            <text:p>4320</text:p>
          </table:table-cell>
          <table:table-cell table:formula="of:=[.B507]-[.$B$2]" office:value-type="float" office:value="61.7102429866791" calcext:value-type="float">
            <text:p>61.7102429867</text:p>
          </table:table-cell>
          <table:table-cell table:formula="of:=[.C507]/([.D507]-[.D506])" office:value-type="float" office:value="84756.4026905913" calcext:value-type="float">
            <text:p>84756.4026905913</text:p>
          </table:table-cell>
          <table:table-cell/>
          <table:table-cell office:value-type="float" office:value="1443146981.95306" calcext:value-type="float">
            <text:p>1443146981.95306</text:p>
          </table:table-cell>
          <table:table-cell table:formula="of:=[.G507]-[.$B$2]" office:value-type="float" office:value="61.9528496265411" calcext:value-type="float">
            <text:p>61.9528496265</text:p>
          </table:table-cell>
          <table:table-cell table:formula="of:=[.C507]/([.H507]-[.H506])" office:value-type="float" office:value="84840.1387828872" calcext:value-type="float">
            <text:p>84840.1387828872</text:p>
          </table:table-cell>
          <table:table-cell table:formula="of:=[.G507]-[.$B507]" office:value-type="float" office:value="0.242606639862061" calcext:value-type="float">
            <text:p>0.2426066399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443146981.76142" calcext:value-type="float">
            <text:p>1443146981.76142</text:p>
          </table:table-cell>
          <table:table-cell office:value-type="float" office:value="4320" calcext:value-type="float">
            <text:p>4320</text:p>
          </table:table-cell>
          <table:table-cell table:formula="of:=[.B508]-[.$B$2]" office:value-type="float" office:value="61.7612154483795" calcext:value-type="float">
            <text:p>61.7612154484</text:p>
          </table:table-cell>
          <table:table-cell table:formula="of:=[.C508]/([.D508]-[.D507])" office:value-type="float" office:value="84751.6454156805" calcext:value-type="float">
            <text:p>84751.6454156805</text:p>
          </table:table-cell>
          <table:table-cell/>
          <table:table-cell office:value-type="float" office:value="1443146982.0041" calcext:value-type="float">
            <text:p>1443146982.0041</text:p>
          </table:table-cell>
          <table:table-cell table:formula="of:=[.G508]-[.$B$2]" office:value-type="float" office:value="62.0038924217224" calcext:value-type="float">
            <text:p>62.0038924217</text:p>
          </table:table-cell>
          <table:table-cell table:formula="of:=[.C508]/([.H508]-[.H507])" office:value-type="float" office:value="84634.8634446422" calcext:value-type="float">
            <text:p>84634.8634446422</text:p>
          </table:table-cell>
          <table:table-cell table:formula="of:=[.G508]-[.$B508]" office:value-type="float" office:value="0.242676973342895" calcext:value-type="float">
            <text:p>0.2426769733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443146981.81239" calcext:value-type="float">
            <text:p>1443146981.81239</text:p>
          </table:table-cell>
          <table:table-cell office:value-type="float" office:value="4320" calcext:value-type="float">
            <text:p>4320</text:p>
          </table:table-cell>
          <table:table-cell table:formula="of:=[.B509]-[.$B$2]" office:value-type="float" office:value="61.8121826648712" calcext:value-type="float">
            <text:p>61.8121826649</text:p>
          </table:table-cell>
          <table:table-cell table:formula="of:=[.C509]/([.D509]-[.D508])" office:value-type="float" office:value="84760.3674943398" calcext:value-type="float">
            <text:p>84760.3674943398</text:p>
          </table:table-cell>
          <table:table-cell/>
          <table:table-cell office:value-type="float" office:value="1443146982.05502" calcext:value-type="float">
            <text:p>1443146982.05502</text:p>
          </table:table-cell>
          <table:table-cell table:formula="of:=[.G509]-[.$B$2]" office:value-type="float" office:value="62.0548083782196" calcext:value-type="float">
            <text:p>62.0548083782</text:p>
          </table:table-cell>
          <table:table-cell table:formula="of:=[.C509]/([.H509]-[.H508])" office:value-type="float" office:value="84845.7005857921" calcext:value-type="float">
            <text:p>84845.7005857921</text:p>
          </table:table-cell>
          <table:table-cell table:formula="of:=[.G509]-[.$B509]" office:value-type="float" office:value="0.242625713348389" calcext:value-type="float">
            <text:p>0.2426257133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443146981.86337" calcext:value-type="float">
            <text:p>1443146981.86337</text:p>
          </table:table-cell>
          <table:table-cell office:value-type="float" office:value="4320" calcext:value-type="float">
            <text:p>4320</text:p>
          </table:table-cell>
          <table:table-cell table:formula="of:=[.B510]-[.$B$2]" office:value-type="float" office:value="61.8631634712219" calcext:value-type="float">
            <text:p>61.8631634712</text:p>
          </table:table-cell>
          <table:table-cell table:formula="of:=[.C510]/([.D510]-[.D509])" office:value-type="float" office:value="84737.7730803586" calcext:value-type="float">
            <text:p>84737.7730803586</text:p>
          </table:table-cell>
          <table:table-cell/>
          <table:table-cell office:value-type="float" office:value="1443146982.10592" calcext:value-type="float">
            <text:p>1443146982.10592</text:p>
          </table:table-cell>
          <table:table-cell table:formula="of:=[.G510]-[.$B$2]" office:value-type="float" office:value="62.1057133674622" calcext:value-type="float">
            <text:p>62.1057133675</text:p>
          </table:table-cell>
          <table:table-cell table:formula="of:=[.C510]/([.H510]-[.H509])" office:value-type="float" office:value="84863.980216476" calcext:value-type="float">
            <text:p>84863.980216476</text:p>
          </table:table-cell>
          <table:table-cell table:formula="of:=[.G510]-[.$B510]" office:value-type="float" office:value="0.242549896240234" calcext:value-type="float">
            <text:p>0.2425498962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443146981.91435" calcext:value-type="float">
            <text:p>1443146981.91435</text:p>
          </table:table-cell>
          <table:table-cell office:value-type="float" office:value="4320" calcext:value-type="float">
            <text:p>4320</text:p>
          </table:table-cell>
          <table:table-cell table:formula="of:=[.B511]-[.$B$2]" office:value-type="float" office:value="61.9141392707825" calcext:value-type="float">
            <text:p>61.9141392708</text:p>
          </table:table-cell>
          <table:table-cell table:formula="of:=[.C511]/([.D511]-[.D510])" office:value-type="float" office:value="84746.0959365412" calcext:value-type="float">
            <text:p>84746.0959365412</text:p>
          </table:table-cell>
          <table:table-cell/>
          <table:table-cell office:value-type="float" office:value="1443146982.12172" calcext:value-type="float">
            <text:p>1443146982.12172</text:p>
          </table:table-cell>
          <table:table-cell table:formula="of:=[.G511]-[.$B$2]" office:value-type="float" office:value="62.1215090751648" calcext:value-type="float">
            <text:p>62.1215090752</text:p>
          </table:table-cell>
          <table:table-cell table:formula="of:=[.C511]/([.H511]-[.H510])" office:value-type="float" office:value="273492.019561674" calcext:value-type="float">
            <text:p>273492.019561674</text:p>
          </table:table-cell>
          <table:table-cell table:formula="of:=[.G511]-[.$B511]" office:value-type="float" office:value="0.207369804382324" calcext:value-type="float">
            <text:p>0.2073698044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443146981.96533" calcext:value-type="float">
            <text:p>1443146981.96533</text:p>
          </table:table-cell>
          <table:table-cell office:value-type="float" office:value="4320" calcext:value-type="float">
            <text:p>4320</text:p>
          </table:table-cell>
          <table:table-cell table:formula="of:=[.B512]-[.$B$2]" office:value-type="float" office:value="61.9651222229004" calcext:value-type="float">
            <text:p>61.9651222229</text:p>
          </table:table-cell>
          <table:table-cell table:formula="of:=[.C512]/([.D512]-[.D511])" office:value-type="float" office:value="84734.2066424116" calcext:value-type="float">
            <text:p>84734.2066424116</text:p>
          </table:table-cell>
          <table:table-cell/>
          <table:table-cell office:value-type="float" office:value="1443146982.16225" calcext:value-type="float">
            <text:p>1443146982.16225</text:p>
          </table:table-cell>
          <table:table-cell table:formula="of:=[.G512]-[.$B$2]" office:value-type="float" office:value="62.1620445251465" calcext:value-type="float">
            <text:p>62.1620445251</text:p>
          </table:table-cell>
          <table:table-cell table:formula="of:=[.C512]/([.H512]-[.H511])" office:value-type="float" office:value="106573.382112482" calcext:value-type="float">
            <text:p>106573.382112482</text:p>
          </table:table-cell>
          <table:table-cell table:formula="of:=[.G512]-[.$B512]" office:value-type="float" office:value="0.196922302246094" calcext:value-type="float">
            <text:p>0.1969223022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443146982.01355" calcext:value-type="float">
            <text:p>1443146982.01355</text:p>
          </table:table-cell>
          <table:table-cell office:value-type="float" office:value="4320" calcext:value-type="float">
            <text:p>4320</text:p>
          </table:table-cell>
          <table:table-cell table:formula="of:=[.B513]-[.$B$2]" office:value-type="float" office:value="62.0133380889893" calcext:value-type="float">
            <text:p>62.013338089</text:p>
          </table:table-cell>
          <table:table-cell table:formula="of:=[.C513]/([.D513]-[.D512])" office:value-type="float" office:value="89597.0631749674" calcext:value-type="float">
            <text:p>89597.0631749674</text:p>
          </table:table-cell>
          <table:table-cell/>
          <table:table-cell office:value-type="float" office:value="1443146982.25257" calcext:value-type="float">
            <text:p>1443146982.25257</text:p>
          </table:table-cell>
          <table:table-cell table:formula="of:=[.G513]-[.$B$2]" office:value-type="float" office:value="62.2523672580719" calcext:value-type="float">
            <text:p>62.2523672581</text:p>
          </table:table-cell>
          <table:table-cell table:formula="of:=[.C513]/([.H513]-[.H512])" office:value-type="float" office:value="47828.4907916514" calcext:value-type="float">
            <text:p>47828.4907916514</text:p>
          </table:table-cell>
          <table:table-cell table:formula="of:=[.G513]-[.$B513]" office:value-type="float" office:value="0.239029169082642" calcext:value-type="float">
            <text:p>0.2390291691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443146982.05591" calcext:value-type="float">
            <text:p>1443146982.05591</text:p>
          </table:table-cell>
          <table:table-cell office:value-type="float" office:value="4320" calcext:value-type="float">
            <text:p>4320</text:p>
          </table:table-cell>
          <table:table-cell table:formula="of:=[.B514]-[.$B$2]" office:value-type="float" office:value="62.0557074546814" calcext:value-type="float">
            <text:p>62.0557074547</text:p>
          </table:table-cell>
          <table:table-cell table:formula="of:=[.C514]/([.D514]-[.D513])" office:value-type="float" office:value="101960.459625232" calcext:value-type="float">
            <text:p>101960.459625232</text:p>
          </table:table-cell>
          <table:table-cell/>
          <table:table-cell office:value-type="float" office:value="1443146982.3328" calcext:value-type="float">
            <text:p>1443146982.3328</text:p>
          </table:table-cell>
          <table:table-cell table:formula="of:=[.G514]-[.$B$2]" office:value-type="float" office:value="62.3325946331024" calcext:value-type="float">
            <text:p>62.3325946331</text:p>
          </table:table-cell>
          <table:table-cell table:formula="of:=[.C514]/([.H514]-[.H513])" office:value-type="float" office:value="53846.9568318385" calcext:value-type="float">
            <text:p>53846.9568318385</text:p>
          </table:table-cell>
          <table:table-cell table:formula="of:=[.G514]-[.$B514]" office:value-type="float" office:value="0.27688717842102" calcext:value-type="float">
            <text:p>0.2768871784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443146982.09826" calcext:value-type="float">
            <text:p>1443146982.09826</text:p>
          </table:table-cell>
          <table:table-cell office:value-type="float" office:value="4320" calcext:value-type="float">
            <text:p>4320</text:p>
          </table:table-cell>
          <table:table-cell table:formula="of:=[.B515]-[.$B$2]" office:value-type="float" office:value="62.0980494022369" calcext:value-type="float">
            <text:p>62.0980494022</text:p>
          </table:table-cell>
          <table:table-cell table:formula="of:=[.C515]/([.D515]-[.D514])" office:value-type="float" office:value="102026.483178017" calcext:value-type="float">
            <text:p>102026.483178017</text:p>
          </table:table-cell>
          <table:table-cell/>
          <table:table-cell office:value-type="float" office:value="1443146982.37517" calcext:value-type="float">
            <text:p>1443146982.37517</text:p>
          </table:table-cell>
          <table:table-cell table:formula="of:=[.G515]-[.$B$2]" office:value-type="float" office:value="62.3749577999115" calcext:value-type="float">
            <text:p>62.3749577999</text:p>
          </table:table-cell>
          <table:table-cell table:formula="of:=[.C515]/([.H515]-[.H514])" office:value-type="float" office:value="101975.379212535" calcext:value-type="float">
            <text:p>101975.379212535</text:p>
          </table:table-cell>
          <table:table-cell table:formula="of:=[.G515]-[.$B515]" office:value-type="float" office:value="0.276908397674561" calcext:value-type="float">
            <text:p>0.2769083977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443146982.14059" calcext:value-type="float">
            <text:p>1443146982.14059</text:p>
          </table:table-cell>
          <table:table-cell office:value-type="float" office:value="4320" calcext:value-type="float">
            <text:p>4320</text:p>
          </table:table-cell>
          <table:table-cell table:formula="of:=[.B516]-[.$B$2]" office:value-type="float" office:value="62.1403868198395" calcext:value-type="float">
            <text:p>62.1403868198</text:p>
          </table:table-cell>
          <table:table-cell table:formula="of:=[.C516]/([.D516]-[.D515])" office:value-type="float" office:value="102037.399648601" calcext:value-type="float">
            <text:p>102037.399648601</text:p>
          </table:table-cell>
          <table:table-cell/>
          <table:table-cell office:value-type="float" office:value="1443146982.41746" calcext:value-type="float">
            <text:p>1443146982.41746</text:p>
          </table:table-cell>
          <table:table-cell table:formula="of:=[.G516]-[.$B$2]" office:value-type="float" office:value="62.417249917984" calcext:value-type="float">
            <text:p>62.417249918</text:p>
          </table:table-cell>
          <table:table-cell table:formula="of:=[.C516]/([.H516]-[.H515])" office:value-type="float" office:value="102146.692974643" calcext:value-type="float">
            <text:p>102146.692974643</text:p>
          </table:table-cell>
          <table:table-cell table:formula="of:=[.G516]-[.$B516]" office:value-type="float" office:value="0.276863098144531" calcext:value-type="float">
            <text:p>0.2768630981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443146982.18294" calcext:value-type="float">
            <text:p>1443146982.18294</text:p>
          </table:table-cell>
          <table:table-cell office:value-type="float" office:value="4320" calcext:value-type="float">
            <text:p>4320</text:p>
          </table:table-cell>
          <table:table-cell table:formula="of:=[.B517]-[.$B$2]" office:value-type="float" office:value="62.1827321052551" calcext:value-type="float">
            <text:p>62.1827321053</text:p>
          </table:table-cell>
          <table:table-cell table:formula="of:=[.C517]/([.D517]-[.D516])" office:value-type="float" office:value="102018.440957384" calcext:value-type="float">
            <text:p>102018.440957384</text:p>
          </table:table-cell>
          <table:table-cell/>
          <table:table-cell office:value-type="float" office:value="1443146982.45987" calcext:value-type="float">
            <text:p>1443146982.45987</text:p>
          </table:table-cell>
          <table:table-cell table:formula="of:=[.G517]-[.$B$2]" office:value-type="float" office:value="62.4596619606018" calcext:value-type="float">
            <text:p>62.4596619606</text:p>
          </table:table-cell>
          <table:table-cell table:formula="of:=[.C517]/([.H517]-[.H516])" office:value-type="float" office:value="101857.862374852" calcext:value-type="float">
            <text:p>101857.862374852</text:p>
          </table:table-cell>
          <table:table-cell table:formula="of:=[.G517]-[.$B517]" office:value-type="float" office:value="0.27692985534668" calcext:value-type="float">
            <text:p>0.2769298553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443146982.22528" calcext:value-type="float">
            <text:p>1443146982.22528</text:p>
          </table:table-cell>
          <table:table-cell office:value-type="float" office:value="4320" calcext:value-type="float">
            <text:p>4320</text:p>
          </table:table-cell>
          <table:table-cell table:formula="of:=[.B518]-[.$B$2]" office:value-type="float" office:value="62.2250697612762" calcext:value-type="float">
            <text:p>62.2250697613</text:p>
          </table:table-cell>
          <table:table-cell table:formula="of:=[.C518]/([.D518]-[.D517])" office:value-type="float" office:value="102036.825039279" calcext:value-type="float">
            <text:p>102036.825039279</text:p>
          </table:table-cell>
          <table:table-cell/>
          <table:table-cell office:value-type="float" office:value="1443146982.5023" calcext:value-type="float">
            <text:p>1443146982.5023</text:p>
          </table:table-cell>
          <table:table-cell table:formula="of:=[.G518]-[.$B$2]" office:value-type="float" office:value="62.5020959377289" calcext:value-type="float">
            <text:p>62.5020959377</text:p>
          </table:table-cell>
          <table:table-cell table:formula="of:=[.C518]/([.H518]-[.H517])" office:value-type="float" office:value="101805.211118041" calcext:value-type="float">
            <text:p>101805.211118041</text:p>
          </table:table-cell>
          <table:table-cell table:formula="of:=[.G518]-[.$B518]" office:value-type="float" office:value="0.277026176452637" calcext:value-type="float">
            <text:p>0.2770261765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443146982.26763" calcext:value-type="float">
            <text:p>1443146982.26763</text:p>
          </table:table-cell>
          <table:table-cell office:value-type="float" office:value="4320" calcext:value-type="float">
            <text:p>4320</text:p>
          </table:table-cell>
          <table:table-cell table:formula="of:=[.B519]-[.$B$2]" office:value-type="float" office:value="62.2674198150635" calcext:value-type="float">
            <text:p>62.2674198151</text:p>
          </table:table-cell>
          <table:table-cell table:formula="of:=[.C519]/([.D519]-[.D518])" office:value-type="float" office:value="102006.954269855" calcext:value-type="float">
            <text:p>102006.954269855</text:p>
          </table:table-cell>
          <table:table-cell/>
          <table:table-cell office:value-type="float" office:value="1443146982.54461" calcext:value-type="float">
            <text:p>1443146982.54461</text:p>
          </table:table-cell>
          <table:table-cell table:formula="of:=[.G519]-[.$B$2]" office:value-type="float" office:value="62.5443987846375" calcext:value-type="float">
            <text:p>62.5443987846</text:p>
          </table:table-cell>
          <table:table-cell table:formula="of:=[.C519]/([.H519]-[.H518])" office:value-type="float" office:value="102120.786559282" calcext:value-type="float">
            <text:p>102120.786559282</text:p>
          </table:table-cell>
          <table:table-cell table:formula="of:=[.G519]-[.$B519]" office:value-type="float" office:value="0.276978969573975" calcext:value-type="float">
            <text:p>0.2769789696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443146982.30993" calcext:value-type="float">
            <text:p>1443146982.30993</text:p>
          </table:table-cell>
          <table:table-cell office:value-type="float" office:value="4320" calcext:value-type="float">
            <text:p>4320</text:p>
          </table:table-cell>
          <table:table-cell table:formula="of:=[.B520]-[.$B$2]" office:value-type="float" office:value="62.3097193241119" calcext:value-type="float">
            <text:p>62.3097193241</text:p>
          </table:table-cell>
          <table:table-cell table:formula="of:=[.C520]/([.D520]-[.D519])" office:value-type="float" office:value="102128.844924669" calcext:value-type="float">
            <text:p>102128.844924669</text:p>
          </table:table-cell>
          <table:table-cell/>
          <table:table-cell office:value-type="float" office:value="1443146982.58698" calcext:value-type="float">
            <text:p>1443146982.58698</text:p>
          </table:table-cell>
          <table:table-cell table:formula="of:=[.G520]-[.$B$2]" office:value-type="float" office:value="62.5867729187012" calcext:value-type="float">
            <text:p>62.5867729187</text:p>
          </table:table-cell>
          <table:table-cell table:formula="of:=[.C520]/([.H520]-[.H519])" office:value-type="float" office:value="101948.985989985" calcext:value-type="float">
            <text:p>101948.985989985</text:p>
          </table:table-cell>
          <table:table-cell table:formula="of:=[.G520]-[.$B520]" office:value-type="float" office:value="0.277053594589233" calcext:value-type="float">
            <text:p>0.2770535946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443146982.35226" calcext:value-type="float">
            <text:p>1443146982.35226</text:p>
          </table:table-cell>
          <table:table-cell office:value-type="float" office:value="4320" calcext:value-type="float">
            <text:p>4320</text:p>
          </table:table-cell>
          <table:table-cell table:formula="of:=[.B521]-[.$B$2]" office:value-type="float" office:value="62.3520498275757" calcext:value-type="float">
            <text:p>62.3520498276</text:p>
          </table:table-cell>
          <table:table-cell table:formula="of:=[.C521]/([.D521]-[.D520])" office:value-type="float" office:value="102054.066134601" calcext:value-type="float">
            <text:p>102054.066134601</text:p>
          </table:table-cell>
          <table:table-cell/>
          <table:table-cell office:value-type="float" office:value="1443146982.62929" calcext:value-type="float">
            <text:p>1443146982.62929</text:p>
          </table:table-cell>
          <table:table-cell table:formula="of:=[.G521]-[.$B$2]" office:value-type="float" office:value="62.62908244133" calcext:value-type="float">
            <text:p>62.6290824413</text:p>
          </table:table-cell>
          <table:table-cell table:formula="of:=[.C521]/([.H521]-[.H520])" office:value-type="float" office:value="102104.673642926" calcext:value-type="float">
            <text:p>102104.673642926</text:p>
          </table:table-cell>
          <table:table-cell table:formula="of:=[.G521]-[.$B521]" office:value-type="float" office:value="0.277032613754272" calcext:value-type="float">
            <text:p>0.2770326138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443146982.3946" calcext:value-type="float">
            <text:p>1443146982.3946</text:p>
          </table:table-cell>
          <table:table-cell office:value-type="float" office:value="4320" calcext:value-type="float">
            <text:p>4320</text:p>
          </table:table-cell>
          <table:table-cell table:formula="of:=[.B522]-[.$B$2]" office:value-type="float" office:value="62.3943889141083" calcext:value-type="float">
            <text:p>62.3943889141</text:p>
          </table:table-cell>
          <table:table-cell table:formula="of:=[.C522]/([.D522]-[.D521])" office:value-type="float" office:value="102033.377519245" calcext:value-type="float">
            <text:p>102033.377519245</text:p>
          </table:table-cell>
          <table:table-cell/>
          <table:table-cell office:value-type="float" office:value="1443146982.67161" calcext:value-type="float">
            <text:p>1443146982.67161</text:p>
          </table:table-cell>
          <table:table-cell table:formula="of:=[.G522]-[.$B$2]" office:value-type="float" office:value="62.6713995933533" calcext:value-type="float">
            <text:p>62.6713995934</text:p>
          </table:table-cell>
          <table:table-cell table:formula="of:=[.C522]/([.H522]-[.H521])" office:value-type="float" office:value="102086.2651064" calcext:value-type="float">
            <text:p>102086.2651064</text:p>
          </table:table-cell>
          <table:table-cell table:formula="of:=[.G522]-[.$B522]" office:value-type="float" office:value="0.277010679244995" calcext:value-type="float">
            <text:p>0.2770106792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443146982.43693" calcext:value-type="float">
            <text:p>1443146982.43693</text:p>
          </table:table-cell>
          <table:table-cell office:value-type="float" office:value="4320" calcext:value-type="float">
            <text:p>4320</text:p>
          </table:table-cell>
          <table:table-cell table:formula="of:=[.B523]-[.$B$2]" office:value-type="float" office:value="62.4367253780365" calcext:value-type="float">
            <text:p>62.436725378</text:p>
          </table:table-cell>
          <table:table-cell table:formula="of:=[.C523]/([.D523]-[.D522])" office:value-type="float" office:value="102039.698150609" calcext:value-type="float">
            <text:p>102039.698150609</text:p>
          </table:table-cell>
          <table:table-cell/>
          <table:table-cell office:value-type="float" office:value="1443146982.71833" calcext:value-type="float">
            <text:p>1443146982.71833</text:p>
          </table:table-cell>
          <table:table-cell table:formula="of:=[.G523]-[.$B$2]" office:value-type="float" office:value="62.7181179523468" calcext:value-type="float">
            <text:p>62.7181179523</text:p>
          </table:table-cell>
          <table:table-cell table:formula="of:=[.C523]/([.H523]-[.H522])" office:value-type="float" office:value="92469.0013319657" calcext:value-type="float">
            <text:p>92469.0013319657</text:p>
          </table:table-cell>
          <table:table-cell table:formula="of:=[.G523]-[.$B523]" office:value-type="float" office:value="0.281392574310303" calcext:value-type="float">
            <text:p>0.2813925743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443146982.47926" calcext:value-type="float">
            <text:p>1443146982.47926</text:p>
          </table:table-cell>
          <table:table-cell office:value-type="float" office:value="4320" calcext:value-type="float">
            <text:p>4320</text:p>
          </table:table-cell>
          <table:table-cell table:formula="of:=[.B524]-[.$B$2]" office:value-type="float" office:value="62.479052066803" calcext:value-type="float">
            <text:p>62.4790520668</text:p>
          </table:table-cell>
          <table:table-cell table:formula="of:=[.C524]/([.D524]-[.D523])" office:value-type="float" office:value="102063.263768018" calcext:value-type="float">
            <text:p>102063.263768018</text:p>
          </table:table-cell>
          <table:table-cell/>
          <table:table-cell office:value-type="float" office:value="1443146982.79861" calcext:value-type="float">
            <text:p>1443146982.79861</text:p>
          </table:table-cell>
          <table:table-cell table:formula="of:=[.G524]-[.$B$2]" office:value-type="float" office:value="62.7984068393707" calcext:value-type="float">
            <text:p>62.7984068394</text:p>
          </table:table-cell>
          <table:table-cell table:formula="of:=[.C524]/([.H524]-[.H523])" office:value-type="float" office:value="53805.7028827994" calcext:value-type="float">
            <text:p>53805.7028827994</text:p>
          </table:table-cell>
          <table:table-cell table:formula="of:=[.G524]-[.$B524]" office:value-type="float" office:value="0.319354772567749" calcext:value-type="float">
            <text:p>0.3193547726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443146982.5216" calcext:value-type="float">
            <text:p>1443146982.5216</text:p>
          </table:table-cell>
          <table:table-cell office:value-type="float" office:value="4320" calcext:value-type="float">
            <text:p>4320</text:p>
          </table:table-cell>
          <table:table-cell table:formula="of:=[.B525]-[.$B$2]" office:value-type="float" office:value="62.5213913917542" calcext:value-type="float">
            <text:p>62.5213913918</text:p>
          </table:table-cell>
          <table:table-cell table:formula="of:=[.C525]/([.D525]-[.D524])" office:value-type="float" office:value="102032.802955221" calcext:value-type="float">
            <text:p>102032.802955221</text:p>
          </table:table-cell>
          <table:table-cell/>
          <table:table-cell office:value-type="float" office:value="1443146982.84096" calcext:value-type="float">
            <text:p>1443146982.84096</text:p>
          </table:table-cell>
          <table:table-cell table:formula="of:=[.G525]-[.$B$2]" office:value-type="float" office:value="62.8407557010651" calcext:value-type="float">
            <text:p>62.8407557011</text:p>
          </table:table-cell>
          <table:table-cell table:formula="of:=[.C525]/([.H525]-[.H524])" office:value-type="float" office:value="102009.82569923" calcext:value-type="float">
            <text:p>102009.82569923</text:p>
          </table:table-cell>
          <table:table-cell table:formula="of:=[.G525]-[.$B525]" office:value-type="float" office:value="0.319364309310913" calcext:value-type="float">
            <text:p>0.3193643093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443146982.56393" calcext:value-type="float">
            <text:p>1443146982.56393</text:p>
          </table:table-cell>
          <table:table-cell office:value-type="float" office:value="4320" calcext:value-type="float">
            <text:p>4320</text:p>
          </table:table-cell>
          <table:table-cell table:formula="of:=[.B526]-[.$B$2]" office:value-type="float" office:value="62.5637226104736" calcext:value-type="float">
            <text:p>62.5637226105</text:p>
          </table:table-cell>
          <table:table-cell table:formula="of:=[.C526]/([.D526]-[.D525])" office:value-type="float" office:value="102052.341762884" calcext:value-type="float">
            <text:p>102052.341762884</text:p>
          </table:table-cell>
          <table:table-cell/>
          <table:table-cell office:value-type="float" office:value="1443146982.88326" calcext:value-type="float">
            <text:p>1443146982.88326</text:p>
          </table:table-cell>
          <table:table-cell table:formula="of:=[.G526]-[.$B$2]" office:value-type="float" office:value="62.8830494880676" calcext:value-type="float">
            <text:p>62.8830494881</text:p>
          </table:table-cell>
          <table:table-cell table:formula="of:=[.C526]/([.H526]-[.H525])" office:value-type="float" office:value="102142.662224552" calcext:value-type="float">
            <text:p>102142.662224552</text:p>
          </table:table-cell>
          <table:table-cell table:formula="of:=[.G526]-[.$B526]" office:value-type="float" office:value="0.319326877593994" calcext:value-type="float">
            <text:p>0.3193268776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443146982.60626" calcext:value-type="float">
            <text:p>1443146982.60626</text:p>
          </table:table-cell>
          <table:table-cell office:value-type="float" office:value="4320" calcext:value-type="float">
            <text:p>4320</text:p>
          </table:table-cell>
          <table:table-cell table:formula="of:=[.B527]-[.$B$2]" office:value-type="float" office:value="62.6060509681702" calcext:value-type="float">
            <text:p>62.6060509682</text:p>
          </table:table-cell>
          <table:table-cell table:formula="of:=[.C527]/([.D527]-[.D526])" office:value-type="float" office:value="102059.23959941" calcext:value-type="float">
            <text:p>102059.23959941</text:p>
          </table:table-cell>
          <table:table-cell/>
          <table:table-cell office:value-type="float" office:value="1443146982.92561" calcext:value-type="float">
            <text:p>1443146982.92561</text:p>
          </table:table-cell>
          <table:table-cell table:formula="of:=[.G527]-[.$B$2]" office:value-type="float" office:value="62.9254007339478" calcext:value-type="float">
            <text:p>62.9254007339</text:p>
          </table:table-cell>
          <table:table-cell table:formula="of:=[.C527]/([.H527]-[.H526])" office:value-type="float" office:value="102004.083002128" calcext:value-type="float">
            <text:p>102004.083002128</text:p>
          </table:table-cell>
          <table:table-cell table:formula="of:=[.G527]-[.$B527]" office:value-type="float" office:value="0.319349765777588" calcext:value-type="float">
            <text:p>0.3193497658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443146982.64859" calcext:value-type="float">
            <text:p>1443146982.64859</text:p>
          </table:table-cell>
          <table:table-cell office:value-type="float" office:value="4320" calcext:value-type="float">
            <text:p>4320</text:p>
          </table:table-cell>
          <table:table-cell table:formula="of:=[.B528]-[.$B$2]" office:value-type="float" office:value="62.648383140564" calcext:value-type="float">
            <text:p>62.6483831406</text:p>
          </table:table-cell>
          <table:table-cell table:formula="of:=[.C528]/([.D528]-[.D527])" office:value-type="float" office:value="102050.042691238" calcext:value-type="float">
            <text:p>102050.042691238</text:p>
          </table:table-cell>
          <table:table-cell/>
          <table:table-cell office:value-type="float" office:value="1443146982.96782" calcext:value-type="float">
            <text:p>1443146982.96782</text:p>
          </table:table-cell>
          <table:table-cell table:formula="of:=[.G528]-[.$B$2]" office:value-type="float" office:value="62.9676163196564" calcext:value-type="float">
            <text:p>62.9676163197</text:p>
          </table:table-cell>
          <table:table-cell table:formula="of:=[.C528]/([.H528]-[.H527])" office:value-type="float" office:value="102331.874057549" calcext:value-type="float">
            <text:p>102331.874057549</text:p>
          </table:table-cell>
          <table:table-cell table:formula="of:=[.G528]-[.$B528]" office:value-type="float" office:value="0.319233179092407" calcext:value-type="float">
            <text:p>0.3192331791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443146982.69092" calcext:value-type="float">
            <text:p>1443146982.69092</text:p>
          </table:table-cell>
          <table:table-cell office:value-type="float" office:value="4320" calcext:value-type="float">
            <text:p>4320</text:p>
          </table:table-cell>
          <table:table-cell table:formula="of:=[.B529]-[.$B$2]" office:value-type="float" office:value="62.6907172203064" calcext:value-type="float">
            <text:p>62.6907172203</text:p>
          </table:table-cell>
          <table:table-cell table:formula="of:=[.C529]/([.D529]-[.D528])" office:value-type="float" office:value="102045.444858697" calcext:value-type="float">
            <text:p>102045.444858697</text:p>
          </table:table-cell>
          <table:table-cell/>
          <table:table-cell office:value-type="float" office:value="1443146983.05266" calcext:value-type="float">
            <text:p>1443146983.05266</text:p>
          </table:table-cell>
          <table:table-cell table:formula="of:=[.G529]-[.$B$2]" office:value-type="float" office:value="63.0524551868439" calcext:value-type="float">
            <text:p>63.0524551868</text:p>
          </table:table-cell>
          <table:table-cell table:formula="of:=[.C529]/([.H529]-[.H528])" office:value-type="float" office:value="50920.0575539568" calcext:value-type="float">
            <text:p>50920.0575539568</text:p>
          </table:table-cell>
          <table:table-cell table:formula="of:=[.G529]-[.$B529]" office:value-type="float" office:value="0.361737966537476" calcext:value-type="float">
            <text:p>0.3617379665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443146982.73326" calcext:value-type="float">
            <text:p>1443146982.73326</text:p>
          </table:table-cell>
          <table:table-cell office:value-type="float" office:value="4320" calcext:value-type="float">
            <text:p>4320</text:p>
          </table:table-cell>
          <table:table-cell table:formula="of:=[.B530]-[.$B$2]" office:value-type="float" office:value="62.7330515384674" calcext:value-type="float">
            <text:p>62.7330515385</text:p>
          </table:table-cell>
          <table:table-cell table:formula="of:=[.C530]/([.D530]-[.D529])" office:value-type="float" office:value="102044.870158761" calcext:value-type="float">
            <text:p>102044.870158761</text:p>
          </table:table-cell>
          <table:table-cell/>
          <table:table-cell office:value-type="float" office:value="1443146983.06707" calcext:value-type="float">
            <text:p>1443146983.06707</text:p>
          </table:table-cell>
          <table:table-cell table:formula="of:=[.G530]-[.$B$2]" office:value-type="float" office:value="63.0668671131134" calcext:value-type="float">
            <text:p>63.0668671131</text:p>
          </table:table-cell>
          <table:table-cell table:formula="of:=[.C530]/([.H530]-[.H529])" office:value-type="float" office:value="299751.741662255" calcext:value-type="float">
            <text:p>299751.741662255</text:p>
          </table:table-cell>
          <table:table-cell table:formula="of:=[.G530]-[.$B530]" office:value-type="float" office:value="0.333815574645996" calcext:value-type="float">
            <text:p>0.3338155746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443146982.77564" calcext:value-type="float">
            <text:p>1443146982.77564</text:p>
          </table:table-cell>
          <table:table-cell office:value-type="float" office:value="4320" calcext:value-type="float">
            <text:p>4320</text:p>
          </table:table-cell>
          <table:table-cell table:formula="of:=[.B531]-[.$B$2]" office:value-type="float" office:value="62.7754321098328" calcext:value-type="float">
            <text:p>62.7754321098</text:p>
          </table:table-cell>
          <table:table-cell table:formula="of:=[.C531]/([.D531]-[.D530])" office:value-type="float" office:value="101933.500677892" calcext:value-type="float">
            <text:p>101933.500677892</text:p>
          </table:table-cell>
          <table:table-cell/>
          <table:table-cell office:value-type="float" office:value="1443146983.09493" calcext:value-type="float">
            <text:p>1443146983.09493</text:p>
          </table:table-cell>
          <table:table-cell table:formula="of:=[.G531]-[.$B$2]" office:value-type="float" office:value="63.0947234630585" calcext:value-type="float">
            <text:p>63.0947234631</text:p>
          </table:table-cell>
          <table:table-cell table:formula="of:=[.C531]/([.H531]-[.H530])" office:value-type="float" office:value="155081.337236173" calcext:value-type="float">
            <text:p>155081.337236173</text:p>
          </table:table-cell>
          <table:table-cell table:formula="of:=[.G531]-[.$B531]" office:value-type="float" office:value="0.319291353225708" calcext:value-type="float">
            <text:p>0.3192913532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443146982.81796" calcext:value-type="float">
            <text:p>1443146982.81796</text:p>
          </table:table-cell>
          <table:table-cell office:value-type="float" office:value="4320" calcext:value-type="float">
            <text:p>4320</text:p>
          </table:table-cell>
          <table:table-cell table:formula="of:=[.B532]-[.$B$2]" office:value-type="float" office:value="62.8177537918091" calcext:value-type="float">
            <text:p>62.8177537918</text:p>
          </table:table-cell>
          <table:table-cell table:formula="of:=[.C532]/([.D532]-[.D531])" office:value-type="float" office:value="102075.338178131" calcext:value-type="float">
            <text:p>102075.338178131</text:p>
          </table:table-cell>
          <table:table-cell/>
          <table:table-cell office:value-type="float" office:value="1443146983.13728" calcext:value-type="float">
            <text:p>1443146983.13728</text:p>
          </table:table-cell>
          <table:table-cell table:formula="of:=[.G532]-[.$B$2]" office:value-type="float" office:value="63.1370725631714" calcext:value-type="float">
            <text:p>63.1370725632</text:p>
          </table:table-cell>
          <table:table-cell table:formula="of:=[.C532]/([.H532]-[.H531])" office:value-type="float" office:value="102009.251400422" calcext:value-type="float">
            <text:p>102009.251400422</text:p>
          </table:table-cell>
          <table:table-cell table:formula="of:=[.G532]-[.$B532]" office:value-type="float" office:value="0.319318771362305" calcext:value-type="float">
            <text:p>0.3193187714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443146982.8603" calcext:value-type="float">
            <text:p>1443146982.8603</text:p>
          </table:table-cell>
          <table:table-cell office:value-type="float" office:value="4320" calcext:value-type="float">
            <text:p>4320</text:p>
          </table:table-cell>
          <table:table-cell table:formula="of:=[.B533]-[.$B$2]" office:value-type="float" office:value="62.8600919246674" calcext:value-type="float">
            <text:p>62.8600919247</text:p>
          </table:table-cell>
          <table:table-cell table:formula="of:=[.C533]/([.D533]-[.D532])" office:value-type="float" office:value="102035.675840049" calcext:value-type="float">
            <text:p>102035.675840049</text:p>
          </table:table-cell>
          <table:table-cell/>
          <table:table-cell office:value-type="float" office:value="1443146983.17968" calcext:value-type="float">
            <text:p>1443146983.17968</text:p>
          </table:table-cell>
          <table:table-cell table:formula="of:=[.G533]-[.$B$2]" office:value-type="float" office:value="63.1794731616974" calcext:value-type="float">
            <text:p>63.1794731617</text:p>
          </table:table-cell>
          <table:table-cell table:formula="of:=[.C533]/([.H533]-[.H532])" office:value-type="float" office:value="101885.354220905" calcext:value-type="float">
            <text:p>101885.354220905</text:p>
          </table:table-cell>
          <table:table-cell table:formula="of:=[.G533]-[.$B533]" office:value-type="float" office:value="0.319381237030029" calcext:value-type="float">
            <text:p>0.319381237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443146982.90264" calcext:value-type="float">
            <text:p>1443146982.90264</text:p>
          </table:table-cell>
          <table:table-cell office:value-type="float" office:value="4320" calcext:value-type="float">
            <text:p>4320</text:p>
          </table:table-cell>
          <table:table-cell table:formula="of:=[.B534]-[.$B$2]" office:value-type="float" office:value="62.9024312496185" calcext:value-type="float">
            <text:p>62.9024312496</text:p>
          </table:table-cell>
          <table:table-cell table:formula="of:=[.C534]/([.D534]-[.D533])" office:value-type="float" office:value="102032.802955221" calcext:value-type="float">
            <text:p>102032.802955221</text:p>
          </table:table-cell>
          <table:table-cell/>
          <table:table-cell office:value-type="float" office:value="1443146983.22274" calcext:value-type="float">
            <text:p>1443146983.22274</text:p>
          </table:table-cell>
          <table:table-cell table:formula="of:=[.G534]-[.$B$2]" office:value-type="float" office:value="63.2225317955017" calcext:value-type="float">
            <text:p>63.2225317955</text:p>
          </table:table-cell>
          <table:table-cell table:formula="of:=[.C534]/([.H534]-[.H533])" office:value-type="float" office:value="100328.310917437" calcext:value-type="float">
            <text:p>100328.310917437</text:p>
          </table:table-cell>
          <table:table-cell table:formula="of:=[.G534]-[.$B534]" office:value-type="float" office:value="0.320100545883179" calcext:value-type="float">
            <text:p>0.3201005459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443146982.94498" calcext:value-type="float">
            <text:p>1443146982.94498</text:p>
          </table:table-cell>
          <table:table-cell office:value-type="float" office:value="4320" calcext:value-type="float">
            <text:p>4320</text:p>
          </table:table-cell>
          <table:table-cell table:formula="of:=[.B535]-[.$B$2]" office:value-type="float" office:value="62.9447679519653" calcext:value-type="float">
            <text:p>62.944767952</text:p>
          </table:table-cell>
          <table:table-cell table:formula="of:=[.C535]/([.D535]-[.D534])" office:value-type="float" office:value="102039.123515399" calcext:value-type="float">
            <text:p>102039.123515399</text:p>
          </table:table-cell>
          <table:table-cell/>
          <table:table-cell office:value-type="float" office:value="1443146983.26598" calcext:value-type="float">
            <text:p>1443146983.26598</text:p>
          </table:table-cell>
          <table:table-cell table:formula="of:=[.G535]-[.$B$2]" office:value-type="float" office:value="63.2657768726349" calcext:value-type="float">
            <text:p>63.2657768726</text:p>
          </table:table-cell>
          <table:table-cell table:formula="of:=[.C535]/([.H535]-[.H534])" office:value-type="float" office:value="99895.7635500571" calcext:value-type="float">
            <text:p>99895.7635500571</text:p>
          </table:table-cell>
          <table:table-cell table:formula="of:=[.G535]-[.$B535]" office:value-type="float" office:value="0.321008920669556" calcext:value-type="float">
            <text:p>0.3210089207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443146982.98731" calcext:value-type="float">
            <text:p>1443146982.98731</text:p>
          </table:table-cell>
          <table:table-cell office:value-type="float" office:value="4320" calcext:value-type="float">
            <text:p>4320</text:p>
          </table:table-cell>
          <table:table-cell table:formula="of:=[.B536]-[.$B$2]" office:value-type="float" office:value="62.9871063232422" calcext:value-type="float">
            <text:p>62.9871063232</text:p>
          </table:table-cell>
          <table:table-cell table:formula="of:=[.C536]/([.D536]-[.D535])" office:value-type="float" office:value="102035.101250141" calcext:value-type="float">
            <text:p>102035.101250141</text:p>
          </table:table-cell>
          <table:table-cell/>
          <table:table-cell office:value-type="float" office:value="1443146983.30938" calcext:value-type="float">
            <text:p>1443146983.30938</text:p>
          </table:table-cell>
          <table:table-cell table:formula="of:=[.G536]-[.$B$2]" office:value-type="float" office:value="63.309175491333" calcext:value-type="float">
            <text:p>63.3091754913</text:p>
          </table:table-cell>
          <table:table-cell table:formula="of:=[.C536]/([.H536]-[.H535])" office:value-type="float" office:value="99542.3386640444" calcext:value-type="float">
            <text:p>99542.3386640444</text:p>
          </table:table-cell>
          <table:table-cell table:formula="of:=[.G536]-[.$B536]" office:value-type="float" office:value="0.32206916809082" calcext:value-type="float">
            <text:p>0.3220691681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443146983.03035" calcext:value-type="float">
            <text:p>1443146983.03035</text:p>
          </table:table-cell>
          <table:table-cell office:value-type="float" office:value="4320" calcext:value-type="float">
            <text:p>4320</text:p>
          </table:table-cell>
          <table:table-cell table:formula="of:=[.B537]-[.$B$2]" office:value-type="float" office:value="63.0301415920258" calcext:value-type="float">
            <text:p>63.030141592</text:p>
          </table:table-cell>
          <table:table-cell table:formula="of:=[.C537]/([.D537]-[.D536])" office:value-type="float" office:value="100382.781892822" calcext:value-type="float">
            <text:p>100382.781892822</text:p>
          </table:table-cell>
          <table:table-cell/>
          <table:table-cell office:value-type="float" office:value="1443146983.35272" calcext:value-type="float">
            <text:p>1443146983.35272</text:p>
          </table:table-cell>
          <table:table-cell table:formula="of:=[.G537]-[.$B$2]" office:value-type="float" office:value="63.3525137901306" calcext:value-type="float">
            <text:p>63.3525137901</text:p>
          </table:table-cell>
          <table:table-cell table:formula="of:=[.C537]/([.H537]-[.H536])" office:value-type="float" office:value="99680.8854951753" calcext:value-type="float">
            <text:p>99680.8854951753</text:p>
          </table:table-cell>
          <table:table-cell table:formula="of:=[.G537]-[.$B537]" office:value-type="float" office:value="0.322372198104858" calcext:value-type="float">
            <text:p>0.3223721981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443146983.07373" calcext:value-type="float">
            <text:p>1443146983.07373</text:p>
          </table:table-cell>
          <table:table-cell office:value-type="float" office:value="4320" calcext:value-type="float">
            <text:p>4320</text:p>
          </table:table-cell>
          <table:table-cell table:formula="of:=[.B538]-[.$B$2]" office:value-type="float" office:value="63.0735175609589" calcext:value-type="float">
            <text:p>63.073517561</text:p>
          </table:table-cell>
          <table:table-cell table:formula="of:=[.C538]/([.D538]-[.D537])" office:value-type="float" office:value="99594.3169975595" calcext:value-type="float">
            <text:p>99594.3169975595</text:p>
          </table:table-cell>
          <table:table-cell/>
          <table:table-cell office:value-type="float" office:value="1443146983.39605" calcext:value-type="float">
            <text:p>1443146983.39605</text:p>
          </table:table-cell>
          <table:table-cell table:formula="of:=[.G538]-[.$B$2]" office:value-type="float" office:value="63.3958430290222" calcext:value-type="float">
            <text:p>63.395843029</text:p>
          </table:table-cell>
          <table:table-cell table:formula="of:=[.C538]/([.H538]-[.H537])" office:value-type="float" office:value="99701.728221156" calcext:value-type="float">
            <text:p>99701.728221156</text:p>
          </table:table-cell>
          <table:table-cell table:formula="of:=[.G538]-[.$B538]" office:value-type="float" office:value="0.322325468063354" calcext:value-type="float">
            <text:p>0.3223254681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443146983.11707" calcext:value-type="float">
            <text:p>1443146983.11707</text:p>
          </table:table-cell>
          <table:table-cell office:value-type="float" office:value="4320" calcext:value-type="float">
            <text:p>4320</text:p>
          </table:table-cell>
          <table:table-cell table:formula="of:=[.B539]-[.$B$2]" office:value-type="float" office:value="63.1168665885925" calcext:value-type="float">
            <text:p>63.1168665886</text:p>
          </table:table-cell>
          <table:table-cell table:formula="of:=[.C539]/([.D539]-[.D538])" office:value-type="float" office:value="99656.2145870344" calcext:value-type="float">
            <text:p>99656.2145870344</text:p>
          </table:table-cell>
          <table:table-cell/>
          <table:table-cell office:value-type="float" office:value="1443146983.43941" calcext:value-type="float">
            <text:p>1443146983.43941</text:p>
          </table:table-cell>
          <table:table-cell table:formula="of:=[.G539]-[.$B$2]" office:value-type="float" office:value="63.4392018318176" calcext:value-type="float">
            <text:p>63.4392018318</text:p>
          </table:table-cell>
          <table:table-cell table:formula="of:=[.C539]/([.H539]-[.H538])" office:value-type="float" office:value="99633.747278126" calcext:value-type="float">
            <text:p>99633.747278126</text:p>
          </table:table-cell>
          <table:table-cell table:formula="of:=[.G539]-[.$B539]" office:value-type="float" office:value="0.322335243225098" calcext:value-type="float">
            <text:p>0.3223352432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443146983.16042" calcext:value-type="float">
            <text:p>1443146983.16042</text:p>
          </table:table-cell>
          <table:table-cell office:value-type="float" office:value="4320" calcext:value-type="float">
            <text:p>4320</text:p>
          </table:table-cell>
          <table:table-cell table:formula="of:=[.B540]-[.$B$2]" office:value-type="float" office:value="63.1602141857147" calcext:value-type="float">
            <text:p>63.1602141857</text:p>
          </table:table-cell>
          <table:table-cell table:formula="of:=[.C540]/([.D540]-[.D539])" office:value-type="float" office:value="99659.5033358451" calcext:value-type="float">
            <text:p>99659.5033358451</text:p>
          </table:table-cell>
          <table:table-cell/>
          <table:table-cell office:value-type="float" office:value="1443146983.48273" calcext:value-type="float">
            <text:p>1443146983.48273</text:p>
          </table:table-cell>
          <table:table-cell table:formula="of:=[.G540]-[.$B$2]" office:value-type="float" office:value="63.4825232028961" calcext:value-type="float">
            <text:p>63.4825232029</text:p>
          </table:table-cell>
          <table:table-cell table:formula="of:=[.C540]/([.H540]-[.H539])" office:value-type="float" office:value="99719.8355558246" calcext:value-type="float">
            <text:p>99719.8355558246</text:p>
          </table:table-cell>
          <table:table-cell table:formula="of:=[.G540]-[.$B540]" office:value-type="float" office:value="0.322309017181396" calcext:value-type="float">
            <text:p>0.3223090172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443146983.20378" calcext:value-type="float">
            <text:p>1443146983.20378</text:p>
          </table:table-cell>
          <table:table-cell office:value-type="float" office:value="4320" calcext:value-type="float">
            <text:p>4320</text:p>
          </table:table-cell>
          <table:table-cell table:formula="of:=[.B541]-[.$B$2]" office:value-type="float" office:value="63.2035720348358" calcext:value-type="float">
            <text:p>63.2035720348</text:p>
          </table:table-cell>
          <table:table-cell table:formula="of:=[.C541]/([.D541]-[.D540])" office:value-type="float" office:value="99635.9387647369" calcext:value-type="float">
            <text:p>99635.9387647369</text:p>
          </table:table-cell>
          <table:table-cell/>
          <table:table-cell office:value-type="float" office:value="1443146983.52607" calcext:value-type="float">
            <text:p>1443146983.52607</text:p>
          </table:table-cell>
          <table:table-cell table:formula="of:=[.G541]-[.$B$2]" office:value-type="float" office:value="63.525860786438" calcext:value-type="float">
            <text:p>63.5258607864</text:p>
          </table:table-cell>
          <table:table-cell table:formula="of:=[.C541]/([.H541]-[.H540])" office:value-type="float" office:value="99682.5306567054" calcext:value-type="float">
            <text:p>99682.5306567054</text:p>
          </table:table-cell>
          <table:table-cell table:formula="of:=[.G541]-[.$B541]" office:value-type="float" office:value="0.322288751602173" calcext:value-type="float">
            <text:p>0.3222887516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443146983.24717" calcext:value-type="float">
            <text:p>1443146983.24717</text:p>
          </table:table-cell>
          <table:table-cell office:value-type="float" office:value="4320" calcext:value-type="float">
            <text:p>4320</text:p>
          </table:table-cell>
          <table:table-cell table:formula="of:=[.B542]-[.$B$2]" office:value-type="float" office:value="63.2469608783722" calcext:value-type="float">
            <text:p>63.2469608784</text:p>
          </table:table-cell>
          <table:table-cell table:formula="of:=[.C542]/([.D542]-[.D541])" office:value-type="float" office:value="99564.7647621246" calcext:value-type="float">
            <text:p>99564.7647621246</text:p>
          </table:table-cell>
          <table:table-cell/>
          <table:table-cell office:value-type="float" office:value="1443146983.56929" calcext:value-type="float">
            <text:p>1443146983.56929</text:p>
          </table:table-cell>
          <table:table-cell table:formula="of:=[.G542]-[.$B$2]" office:value-type="float" office:value="63.5690851211548" calcext:value-type="float">
            <text:p>63.5690851212</text:p>
          </table:table-cell>
          <table:table-cell table:formula="of:=[.C542]/([.H542]-[.H541])" office:value-type="float" office:value="99943.701350278" calcext:value-type="float">
            <text:p>99943.701350278</text:p>
          </table:table-cell>
          <table:table-cell table:formula="of:=[.G542]-[.$B542]" office:value-type="float" office:value="0.322124242782593" calcext:value-type="float">
            <text:p>0.3221242428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443146983.29051" calcext:value-type="float">
            <text:p>1443146983.29051</text:p>
          </table:table-cell>
          <table:table-cell office:value-type="float" office:value="4320" calcext:value-type="float">
            <text:p>4320</text:p>
          </table:table-cell>
          <table:table-cell table:formula="of:=[.B543]-[.$B$2]" office:value-type="float" office:value="63.2903034687042" calcext:value-type="float">
            <text:p>63.2903034687</text:p>
          </table:table-cell>
          <table:table-cell table:formula="of:=[.C543]/([.D543]-[.D542])" office:value-type="float" office:value="99671.0156662559" calcext:value-type="float">
            <text:p>99671.0156662559</text:p>
          </table:table-cell>
          <table:table-cell/>
          <table:table-cell office:value-type="float" office:value="1443146983.61276" calcext:value-type="float">
            <text:p>1443146983.61276</text:p>
          </table:table-cell>
          <table:table-cell table:formula="of:=[.G543]-[.$B$2]" office:value-type="float" office:value="63.6125490665436" calcext:value-type="float">
            <text:p>63.6125490665</text:p>
          </table:table-cell>
          <table:table-cell table:formula="of:=[.C543]/([.H543]-[.H542])" office:value-type="float" office:value="99392.7256570178" calcext:value-type="float">
            <text:p>99392.7256570178</text:p>
          </table:table-cell>
          <table:table-cell table:formula="of:=[.G543]-[.$B543]" office:value-type="float" office:value="0.322245597839355" calcext:value-type="float">
            <text:p>0.3222455978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443146983.33387" calcext:value-type="float">
            <text:p>1443146983.33387</text:p>
          </table:table-cell>
          <table:table-cell office:value-type="float" office:value="4320" calcext:value-type="float">
            <text:p>4320</text:p>
          </table:table-cell>
          <table:table-cell table:formula="of:=[.B544]-[.$B$2]" office:value-type="float" office:value="63.3336579799652" calcext:value-type="float">
            <text:p>63.33365798</text:p>
          </table:table-cell>
          <table:table-cell table:formula="of:=[.C544]/([.D544]-[.D543])" office:value-type="float" office:value="99643.6097271257" calcext:value-type="float">
            <text:p>99643.6097271257</text:p>
          </table:table-cell>
          <table:table-cell/>
          <table:table-cell office:value-type="float" office:value="1443146983.65609" calcext:value-type="float">
            <text:p>1443146983.65609</text:p>
          </table:table-cell>
          <table:table-cell table:formula="of:=[.G544]-[.$B$2]" office:value-type="float" office:value="63.655882358551" calcext:value-type="float">
            <text:p>63.6558823586</text:p>
          </table:table-cell>
          <table:table-cell table:formula="of:=[.C544]/([.H544]-[.H543])" office:value-type="float" office:value="99692.4027663918" calcext:value-type="float">
            <text:p>99692.4027663918</text:p>
          </table:table-cell>
          <table:table-cell table:formula="of:=[.G544]-[.$B544]" office:value-type="float" office:value="0.322224378585815" calcext:value-type="float">
            <text:p>0.3222243786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443146983.37722" calcext:value-type="float">
            <text:p>1443146983.37722</text:p>
          </table:table-cell>
          <table:table-cell office:value-type="float" office:value="4320" calcext:value-type="float">
            <text:p>4320</text:p>
          </table:table-cell>
          <table:table-cell table:formula="of:=[.B545]-[.$B$2]" office:value-type="float" office:value="63.3770077228546" calcext:value-type="float">
            <text:p>63.3770077229</text:p>
          </table:table-cell>
          <table:table-cell table:formula="of:=[.C545]/([.D545]-[.D544])" office:value-type="float" office:value="99654.5702940238" calcext:value-type="float">
            <text:p>99654.5702940238</text:p>
          </table:table-cell>
          <table:table-cell/>
          <table:table-cell office:value-type="float" office:value="1443146983.69945" calcext:value-type="float">
            <text:p>1443146983.69945</text:p>
          </table:table-cell>
          <table:table-cell table:formula="of:=[.G545]-[.$B$2]" office:value-type="float" office:value="63.6992421150208" calcext:value-type="float">
            <text:p>63.699242115</text:p>
          </table:table-cell>
          <table:table-cell table:formula="of:=[.C545]/([.H545]-[.H544])" office:value-type="float" office:value="99631.5558879162" calcext:value-type="float">
            <text:p>99631.5558879162</text:p>
          </table:table-cell>
          <table:table-cell table:formula="of:=[.G545]-[.$B545]" office:value-type="float" office:value="0.322234392166138" calcext:value-type="float">
            <text:p>0.3222343922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443146983.42056" calcext:value-type="float">
            <text:p>1443146983.42056</text:p>
          </table:table-cell>
          <table:table-cell office:value-type="float" office:value="4320" calcext:value-type="float">
            <text:p>4320</text:p>
          </table:table-cell>
          <table:table-cell table:formula="of:=[.B546]-[.$B$2]" office:value-type="float" office:value="63.4203534126282" calcext:value-type="float">
            <text:p>63.4203534126</text:p>
          </table:table-cell>
          <table:table-cell table:formula="of:=[.C546]/([.D546]-[.D545])" office:value-type="float" office:value="99663.8886719287" calcext:value-type="float">
            <text:p>99663.8886719287</text:p>
          </table:table-cell>
          <table:table-cell/>
          <table:table-cell office:value-type="float" office:value="1443146983.74278" calcext:value-type="float">
            <text:p>1443146983.74278</text:p>
          </table:table-cell>
          <table:table-cell table:formula="of:=[.G546]-[.$B$2]" office:value-type="float" office:value="63.7425708770752" calcext:value-type="float">
            <text:p>63.7425708771</text:p>
          </table:table-cell>
          <table:table-cell table:formula="of:=[.C546]/([.H546]-[.H545])" office:value-type="float" office:value="99702.8254481825" calcext:value-type="float">
            <text:p>99702.8254481825</text:p>
          </table:table-cell>
          <table:table-cell table:formula="of:=[.G546]-[.$B546]" office:value-type="float" office:value="0.322217464447021" calcext:value-type="float">
            <text:p>0.3222174644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443146983.46391" calcext:value-type="float">
            <text:p>1443146983.46391</text:p>
          </table:table-cell>
          <table:table-cell office:value-type="float" office:value="4320" calcext:value-type="float">
            <text:p>4320</text:p>
          </table:table-cell>
          <table:table-cell table:formula="of:=[.B547]-[.$B$2]" office:value-type="float" office:value="63.463705778122" calcext:value-type="float">
            <text:p>63.4637057781</text:p>
          </table:table-cell>
          <table:table-cell table:formula="of:=[.C547]/([.D547]-[.D546])" office:value-type="float" office:value="99648.5416838528" calcext:value-type="float">
            <text:p>99648.5416838528</text:p>
          </table:table-cell>
          <table:table-cell/>
          <table:table-cell office:value-type="float" office:value="1443146983.78615" calcext:value-type="float">
            <text:p>1443146983.78615</text:p>
          </table:table-cell>
          <table:table-cell table:formula="of:=[.G547]-[.$B$2]" office:value-type="float" office:value="63.785941362381" calcext:value-type="float">
            <text:p>63.7859413624</text:p>
          </table:table-cell>
          <table:table-cell table:formula="of:=[.C547]/([.H547]-[.H546])" office:value-type="float" office:value="99606.9093887603" calcext:value-type="float">
            <text:p>99606.9093887603</text:p>
          </table:table-cell>
          <table:table-cell table:formula="of:=[.G547]-[.$B547]" office:value-type="float" office:value="0.322235584259033" calcext:value-type="float">
            <text:p>0.3222355843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443146983.50724" calcext:value-type="float">
            <text:p>1443146983.50724</text:p>
          </table:table-cell>
          <table:table-cell office:value-type="float" office:value="4320" calcext:value-type="float">
            <text:p>4320</text:p>
          </table:table-cell>
          <table:table-cell table:formula="of:=[.B548]-[.$B$2]" office:value-type="float" office:value="63.5070309638977" calcext:value-type="float">
            <text:p>63.5070309639</text:p>
          </table:table-cell>
          <table:table-cell table:formula="of:=[.C548]/([.D548]-[.D547])" office:value-type="float" office:value="99711.055420732" calcext:value-type="float">
            <text:p>99711.055420732</text:p>
          </table:table-cell>
          <table:table-cell/>
          <table:table-cell office:value-type="float" office:value="1443146983.82938" calcext:value-type="float">
            <text:p>1443146983.82938</text:p>
          </table:table-cell>
          <table:table-cell table:formula="of:=[.G548]-[.$B$2]" office:value-type="float" office:value="63.8291699886322" calcext:value-type="float">
            <text:p>63.8291699886</text:p>
          </table:table-cell>
          <table:table-cell table:formula="of:=[.C548]/([.H548]-[.H547])" office:value-type="float" office:value="99933.7794103048" calcext:value-type="float">
            <text:p>99933.7794103048</text:p>
          </table:table-cell>
          <table:table-cell table:formula="of:=[.G548]-[.$B548]" office:value-type="float" office:value="0.322139024734497" calcext:value-type="float">
            <text:p>0.3221390247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443146983.55058" calcext:value-type="float">
            <text:p>1443146983.55058</text:p>
          </table:table-cell>
          <table:table-cell office:value-type="float" office:value="4320" calcext:value-type="float">
            <text:p>4320</text:p>
          </table:table-cell>
          <table:table-cell table:formula="of:=[.B549]-[.$B$2]" office:value-type="float" office:value="63.5503737926483" calcext:value-type="float">
            <text:p>63.5503737926</text:p>
          </table:table-cell>
          <table:table-cell table:formula="of:=[.C549]/([.D549]-[.D548])" office:value-type="float" office:value="99670.4673997349" calcext:value-type="float">
            <text:p>99670.4673997349</text:p>
          </table:table-cell>
          <table:table-cell/>
          <table:table-cell office:value-type="float" office:value="1443146983.87277" calcext:value-type="float">
            <text:p>1443146983.87277</text:p>
          </table:table-cell>
          <table:table-cell table:formula="of:=[.G549]-[.$B$2]" office:value-type="float" office:value="63.8725633621216" calcext:value-type="float">
            <text:p>63.8725633621</text:p>
          </table:table-cell>
          <table:table-cell table:formula="of:=[.C549]/([.H549]-[.H548])" office:value-type="float" office:value="99554.3709238757" calcext:value-type="float">
            <text:p>99554.3709238757</text:p>
          </table:table-cell>
          <table:table-cell table:formula="of:=[.G549]-[.$B549]" office:value-type="float" office:value="0.322189569473267" calcext:value-type="float">
            <text:p>0.3221895695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443146983.59399" calcext:value-type="float">
            <text:p>1443146983.59399</text:p>
          </table:table-cell>
          <table:table-cell office:value-type="float" office:value="4320" calcext:value-type="float">
            <text:p>4320</text:p>
          </table:table-cell>
          <table:table-cell table:formula="of:=[.B550]-[.$B$2]" office:value-type="float" office:value="63.5937781333923" calcext:value-type="float">
            <text:p>63.5937781334</text:p>
          </table:table-cell>
          <table:table-cell table:formula="of:=[.C550]/([.D550]-[.D549])" office:value-type="float" office:value="99529.2158790669" calcext:value-type="float">
            <text:p>99529.2158790669</text:p>
          </table:table-cell>
          <table:table-cell/>
          <table:table-cell office:value-type="float" office:value="1443146983.91624" calcext:value-type="float">
            <text:p>1443146983.91624</text:p>
          </table:table-cell>
          <table:table-cell table:formula="of:=[.G550]-[.$B$2]" office:value-type="float" office:value="63.916036605835" calcext:value-type="float">
            <text:p>63.9160366058</text:p>
          </table:table-cell>
          <table:table-cell table:formula="of:=[.C550]/([.H550]-[.H549])" office:value-type="float" office:value="99371.4669299112" calcext:value-type="float">
            <text:p>99371.4669299112</text:p>
          </table:table-cell>
          <table:table-cell table:formula="of:=[.G550]-[.$B550]" office:value-type="float" office:value="0.322258472442627" calcext:value-type="float">
            <text:p>0.3222584724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443146983.63734" calcext:value-type="float">
            <text:p>1443146983.63734</text:p>
          </table:table-cell>
          <table:table-cell office:value-type="float" office:value="4320" calcext:value-type="float">
            <text:p>4320</text:p>
          </table:table-cell>
          <table:table-cell table:formula="of:=[.B551]-[.$B$2]" office:value-type="float" office:value="63.6371288299561" calcext:value-type="float">
            <text:p>63.63712883</text:p>
          </table:table-cell>
          <table:table-cell table:formula="of:=[.C551]/([.D551]-[.D550])" office:value-type="float" office:value="99652.3779877465" calcext:value-type="float">
            <text:p>99652.3779877465</text:p>
          </table:table-cell>
          <table:table-cell/>
          <table:table-cell office:value-type="float" office:value="1443146983.95949" calcext:value-type="float">
            <text:p>1443146983.95949</text:p>
          </table:table-cell>
          <table:table-cell table:formula="of:=[.G551]-[.$B$2]" office:value-type="float" office:value="63.9592814445496" calcext:value-type="float">
            <text:p>63.9592814445</text:p>
          </table:table-cell>
          <table:table-cell table:formula="of:=[.C551]/([.H551]-[.H550])" office:value-type="float" office:value="99896.3142980009" calcext:value-type="float">
            <text:p>99896.3142980009</text:p>
          </table:table-cell>
          <table:table-cell table:formula="of:=[.G551]-[.$B551]" office:value-type="float" office:value="0.322152614593506" calcext:value-type="float">
            <text:p>0.3221526146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443146983.68069" calcext:value-type="float">
            <text:p>1443146983.68069</text:p>
          </table:table-cell>
          <table:table-cell office:value-type="float" office:value="4320" calcext:value-type="float">
            <text:p>4320</text:p>
          </table:table-cell>
          <table:table-cell table:formula="of:=[.B552]-[.$B$2]" office:value-type="float" office:value="63.6804783344269" calcext:value-type="float">
            <text:p>63.6804783344</text:p>
          </table:table-cell>
          <table:table-cell table:formula="of:=[.C552]/([.D552]-[.D551])" office:value-type="float" office:value="99655.118385665" calcext:value-type="float">
            <text:p>99655.118385665</text:p>
          </table:table-cell>
          <table:table-cell/>
          <table:table-cell office:value-type="float" office:value="1443146984.00291" calcext:value-type="float">
            <text:p>1443146984.00291</text:p>
          </table:table-cell>
          <table:table-cell table:formula="of:=[.G552]-[.$B$2]" office:value-type="float" office:value="64.0027072429657" calcext:value-type="float">
            <text:p>64.002707243</text:p>
          </table:table-cell>
          <table:table-cell table:formula="of:=[.C552]/([.H552]-[.H551])" office:value-type="float" office:value="99480.0362356636" calcext:value-type="float">
            <text:p>99480.0362356636</text:p>
          </table:table-cell>
          <table:table-cell table:formula="of:=[.G552]-[.$B552]" office:value-type="float" office:value="0.322228908538818" calcext:value-type="float">
            <text:p>0.3222289085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443146983.72403" calcext:value-type="float">
            <text:p>1443146983.72403</text:p>
          </table:table-cell>
          <table:table-cell office:value-type="float" office:value="4320" calcext:value-type="float">
            <text:p>4320</text:p>
          </table:table-cell>
          <table:table-cell table:formula="of:=[.B553]-[.$B$2]" office:value-type="float" office:value="63.7238259315491" calcext:value-type="float">
            <text:p>63.7238259315</text:p>
          </table:table-cell>
          <table:table-cell table:formula="of:=[.C553]/([.D553]-[.D552])" office:value-type="float" office:value="99659.5033358451" calcext:value-type="float">
            <text:p>99659.5033358451</text:p>
          </table:table-cell>
          <table:table-cell/>
          <table:table-cell office:value-type="float" office:value="1443146984.01727" calcext:value-type="float">
            <text:p>1443146984.01727</text:p>
          </table:table-cell>
          <table:table-cell table:formula="of:=[.G553]-[.$B$2]" office:value-type="float" office:value="64.0170588493347" calcext:value-type="float">
            <text:p>64.0170588493</text:p>
          </table:table-cell>
          <table:table-cell table:formula="of:=[.C553]/([.H553]-[.H552])" office:value-type="float" office:value="301011.600299028" calcext:value-type="float">
            <text:p>301011.600299028</text:p>
          </table:table-cell>
          <table:table-cell table:formula="of:=[.G553]-[.$B553]" office:value-type="float" office:value="0.293232917785645" calcext:value-type="float">
            <text:p>0.2932329178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443146983.76739" calcext:value-type="float">
            <text:p>1443146983.76739</text:p>
          </table:table-cell>
          <table:table-cell office:value-type="float" office:value="4320" calcext:value-type="float">
            <text:p>4320</text:p>
          </table:table-cell>
          <table:table-cell table:formula="of:=[.B554]-[.$B$2]" office:value-type="float" office:value="63.7671806812286" calcext:value-type="float">
            <text:p>63.7671806812</text:p>
          </table:table-cell>
          <table:table-cell table:formula="of:=[.C554]/([.D554]-[.D553])" office:value-type="float" office:value="99643.0617620695" calcext:value-type="float">
            <text:p>99643.0617620695</text:p>
          </table:table-cell>
          <table:table-cell/>
          <table:table-cell office:value-type="float" office:value="1443146984.04621" calcext:value-type="float">
            <text:p>1443146984.04621</text:p>
          </table:table-cell>
          <table:table-cell table:formula="of:=[.G554]-[.$B$2]" office:value-type="float" office:value="64.0460007190704" calcext:value-type="float">
            <text:p>64.0460007191</text:p>
          </table:table-cell>
          <table:table-cell table:formula="of:=[.C554]/([.H554]-[.H553])" office:value-type="float" office:value="149264.717153661" calcext:value-type="float">
            <text:p>149264.717153661</text:p>
          </table:table-cell>
          <table:table-cell table:formula="of:=[.G554]-[.$B554]" office:value-type="float" office:value="0.278820037841797" calcext:value-type="float">
            <text:p>0.2788200378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443146983.81074" calcext:value-type="float">
            <text:p>1443146983.81074</text:p>
          </table:table-cell>
          <table:table-cell office:value-type="float" office:value="4320" calcext:value-type="float">
            <text:p>4320</text:p>
          </table:table-cell>
          <table:table-cell table:formula="of:=[.B555]-[.$B$2]" office:value-type="float" office:value="63.8105313777924" calcext:value-type="float">
            <text:p>63.8105313778</text:p>
          </table:table-cell>
          <table:table-cell table:formula="of:=[.C555]/([.D555]-[.D554])" office:value-type="float" office:value="99652.3779877465" calcext:value-type="float">
            <text:p>99652.3779877465</text:p>
          </table:table-cell>
          <table:table-cell/>
          <table:table-cell office:value-type="float" office:value="1443146984.08954" calcext:value-type="float">
            <text:p>1443146984.08954</text:p>
          </table:table-cell>
          <table:table-cell table:formula="of:=[.G555]-[.$B$2]" office:value-type="float" office:value="64.0893309116364" calcext:value-type="float">
            <text:p>64.0893309116</text:p>
          </table:table-cell>
          <table:table-cell table:formula="of:=[.C555]/([.H555]-[.H554])" office:value-type="float" office:value="99699.533839551" calcext:value-type="float">
            <text:p>99699.533839551</text:p>
          </table:table-cell>
          <table:table-cell table:formula="of:=[.G555]-[.$B555]" office:value-type="float" office:value="0.278799533843994" calcext:value-type="float">
            <text:p>0.2787995338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443146983.85408" calcext:value-type="float">
            <text:p>1443146983.85408</text:p>
          </table:table-cell>
          <table:table-cell office:value-type="float" office:value="4320" calcext:value-type="float">
            <text:p>4320</text:p>
          </table:table-cell>
          <table:table-cell table:formula="of:=[.B556]-[.$B$2]" office:value-type="float" office:value="63.8538675308228" calcext:value-type="float">
            <text:p>63.8538675308</text:p>
          </table:table-cell>
          <table:table-cell table:formula="of:=[.C556]/([.D556]-[.D555])" office:value-type="float" office:value="99685.8211426842" calcext:value-type="float">
            <text:p>99685.8211426842</text:p>
          </table:table-cell>
          <table:table-cell/>
          <table:table-cell office:value-type="float" office:value="1443146984.13292" calcext:value-type="float">
            <text:p>1443146984.13292</text:p>
          </table:table-cell>
          <table:table-cell table:formula="of:=[.G556]-[.$B$2]" office:value-type="float" office:value="64.1327171325684" calcext:value-type="float">
            <text:p>64.1327171326</text:p>
          </table:table-cell>
          <table:table-cell table:formula="of:=[.C556]/([.H556]-[.H555])" office:value-type="float" office:value="99570.783239456" calcext:value-type="float">
            <text:p>99570.783239456</text:p>
          </table:table-cell>
          <table:table-cell table:formula="of:=[.G556]-[.$B556]" office:value-type="float" office:value="0.278849601745605" calcext:value-type="float">
            <text:p>0.2788496017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443146983.89742" calcext:value-type="float">
            <text:p>1443146983.89742</text:p>
          </table:table-cell>
          <table:table-cell office:value-type="float" office:value="4320" calcext:value-type="float">
            <text:p>4320</text:p>
          </table:table-cell>
          <table:table-cell table:formula="of:=[.B557]-[.$B$2]" office:value-type="float" office:value="63.8972089290619" calcext:value-type="float">
            <text:p>63.8972089291</text:p>
          </table:table-cell>
          <table:table-cell table:formula="of:=[.C557]/([.D557]-[.D556])" office:value-type="float" office:value="99673.7570893408" calcext:value-type="float">
            <text:p>99673.7570893408</text:p>
          </table:table-cell>
          <table:table-cell/>
          <table:table-cell office:value-type="float" office:value="1443146984.17625" calcext:value-type="float">
            <text:p>1443146984.17625</text:p>
          </table:table-cell>
          <table:table-cell table:formula="of:=[.G557]-[.$B$2]" office:value-type="float" office:value="64.1760470867157" calcext:value-type="float">
            <text:p>64.1760470867</text:p>
          </table:table-cell>
          <table:table-cell table:formula="of:=[.C557]/([.H557]-[.H556])" office:value-type="float" office:value="99700.0824258965" calcext:value-type="float">
            <text:p>99700.0824258965</text:p>
          </table:table-cell>
          <table:table-cell table:formula="of:=[.G557]-[.$B557]" office:value-type="float" office:value="0.278838157653809" calcext:value-type="float">
            <text:p>0.2788381577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443146983.94077" calcext:value-type="float">
            <text:p>1443146983.94077</text:p>
          </table:table-cell>
          <table:table-cell office:value-type="float" office:value="4320" calcext:value-type="float">
            <text:p>4320</text:p>
          </table:table-cell>
          <table:table-cell table:formula="of:=[.B558]-[.$B$2]" office:value-type="float" office:value="63.9405601024628" calcext:value-type="float">
            <text:p>63.9405601025</text:p>
          </table:table-cell>
          <table:table-cell table:formula="of:=[.C558]/([.D558]-[.D557])" office:value-type="float" office:value="99651.281870779" calcext:value-type="float">
            <text:p>99651.281870779</text:p>
          </table:table-cell>
          <table:table-cell/>
          <table:table-cell office:value-type="float" office:value="1443146984.2196" calcext:value-type="float">
            <text:p>1443146984.2196</text:p>
          </table:table-cell>
          <table:table-cell table:formula="of:=[.G558]-[.$B$2]" office:value-type="float" office:value="64.2193930149078" calcext:value-type="float">
            <text:p>64.2193930149</text:p>
          </table:table-cell>
          <table:table-cell table:formula="of:=[.C558]/([.H558]-[.H557])" office:value-type="float" office:value="99663.3404838124" calcext:value-type="float">
            <text:p>99663.3404838124</text:p>
          </table:table-cell>
          <table:table-cell table:formula="of:=[.G558]-[.$B558]" office:value-type="float" office:value="0.278832912445068" calcext:value-type="float">
            <text:p>0.2788329124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443146983.98412" calcext:value-type="float">
            <text:p>1443146983.98412</text:p>
          </table:table-cell>
          <table:table-cell office:value-type="float" office:value="4320" calcext:value-type="float">
            <text:p>4320</text:p>
          </table:table-cell>
          <table:table-cell table:formula="of:=[.B559]-[.$B$2]" office:value-type="float" office:value="63.9839117527008" calcext:value-type="float">
            <text:p>63.9839117527</text:p>
          </table:table-cell>
          <table:table-cell table:formula="of:=[.C559]/([.D559]-[.D558])" office:value-type="float" office:value="99650.1857779244" calcext:value-type="float">
            <text:p>99650.1857779244</text:p>
          </table:table-cell>
          <table:table-cell/>
          <table:table-cell office:value-type="float" office:value="1443146984.26274" calcext:value-type="float">
            <text:p>1443146984.26274</text:p>
          </table:table-cell>
          <table:table-cell table:formula="of:=[.G559]-[.$B$2]" office:value-type="float" office:value="64.2625300884247" calcext:value-type="float">
            <text:p>64.2625300884</text:p>
          </table:table-cell>
          <table:table-cell table:formula="of:=[.C559]/([.H559]-[.H558])" office:value-type="float" office:value="100145.875642514" calcext:value-type="float">
            <text:p>100145.875642514</text:p>
          </table:table-cell>
          <table:table-cell table:formula="of:=[.G559]-[.$B559]" office:value-type="float" office:value="0.278618335723877" calcext:value-type="float">
            <text:p>0.2786183357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443146984.02733" calcext:value-type="float">
            <text:p>1443146984.02733</text:p>
          </table:table-cell>
          <table:table-cell office:value-type="float" office:value="4320" calcext:value-type="float">
            <text:p>4320</text:p>
          </table:table-cell>
          <table:table-cell table:formula="of:=[.B560]-[.$B$2]" office:value-type="float" office:value="64.027117729187" calcext:value-type="float">
            <text:p>64.0271177292</text:p>
          </table:table-cell>
          <table:table-cell table:formula="of:=[.C560]/([.D560]-[.D559])" office:value-type="float" office:value="99986.1674548475" calcext:value-type="float">
            <text:p>99986.1674548475</text:p>
          </table:table-cell>
          <table:table-cell/>
          <table:table-cell office:value-type="float" office:value="1443146984.31042" calcext:value-type="float">
            <text:p>1443146984.31042</text:p>
          </table:table-cell>
          <table:table-cell table:formula="of:=[.G560]-[.$B$2]" office:value-type="float" office:value="64.3102140426636" calcext:value-type="float">
            <text:p>64.3102140427</text:p>
          </table:table-cell>
          <table:table-cell table:formula="of:=[.C560]/([.H560]-[.H559])" office:value-type="float" office:value="90596.5134174329" calcext:value-type="float">
            <text:p>90596.5134174329</text:p>
          </table:table-cell>
          <table:table-cell table:formula="of:=[.G560]-[.$B560]" office:value-type="float" office:value="0.283096313476562" calcext:value-type="float">
            <text:p>0.2830963135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443146984.07047" calcext:value-type="float">
            <text:p>1443146984.07047</text:p>
          </table:table-cell>
          <table:table-cell office:value-type="float" office:value="4320" calcext:value-type="float">
            <text:p>4320</text:p>
          </table:table-cell>
          <table:table-cell table:formula="of:=[.B561]-[.$B$2]" office:value-type="float" office:value="64.0702655315399" calcext:value-type="float">
            <text:p>64.0702655315</text:p>
          </table:table-cell>
          <table:table-cell table:formula="of:=[.C561]/([.D561]-[.D560])" office:value-type="float" office:value="100120.97405719" calcext:value-type="float">
            <text:p>100120.97405719</text:p>
          </table:table-cell>
          <table:table-cell/>
          <table:table-cell office:value-type="float" office:value="1443146984.39204" calcext:value-type="float">
            <text:p>1443146984.39204</text:p>
          </table:table-cell>
          <table:table-cell table:formula="of:=[.G561]-[.$B$2]" office:value-type="float" office:value="64.3918313980103" calcext:value-type="float">
            <text:p>64.391831398</text:p>
          </table:table-cell>
          <table:table-cell table:formula="of:=[.C561]/([.H561]-[.H560])" office:value-type="float" office:value="52929.9189081816" calcext:value-type="float">
            <text:p>52929.9189081816</text:p>
          </table:table-cell>
          <table:table-cell table:formula="of:=[.G561]-[.$B561]" office:value-type="float" office:value="0.321565866470337" calcext:value-type="float">
            <text:p>0.3215658665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443146984.11361" calcext:value-type="float">
            <text:p>1443146984.11361</text:p>
          </table:table-cell>
          <table:table-cell office:value-type="float" office:value="4320" calcext:value-type="float">
            <text:p>4320</text:p>
          </table:table-cell>
          <table:table-cell table:formula="of:=[.B562]-[.$B$2]" office:value-type="float" office:value="64.1134004592896" calcext:value-type="float">
            <text:p>64.1134004593</text:p>
          </table:table-cell>
          <table:table-cell table:formula="of:=[.C562]/([.D562]-[.D561])" office:value-type="float" office:value="100150.857446068" calcext:value-type="float">
            <text:p>100150.857446068</text:p>
          </table:table-cell>
          <table:table-cell/>
          <table:table-cell office:value-type="float" office:value="1443146984.43507" calcext:value-type="float">
            <text:p>1443146984.43507</text:p>
          </table:table-cell>
          <table:table-cell table:formula="of:=[.G562]-[.$B$2]" office:value-type="float" office:value="64.4348628520966" calcext:value-type="float">
            <text:p>64.4348628521</text:p>
          </table:table-cell>
          <table:table-cell table:formula="of:=[.C562]/([.H562]-[.H561])" office:value-type="float" office:value="100391.680730468" calcext:value-type="float">
            <text:p>100391.680730468</text:p>
          </table:table-cell>
          <table:table-cell table:formula="of:=[.G562]-[.$B562]" office:value-type="float" office:value="0.321462392807007" calcext:value-type="float">
            <text:p>0.3214623928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443146984.15676" calcext:value-type="float">
            <text:p>1443146984.15676</text:p>
          </table:table-cell>
          <table:table-cell office:value-type="float" office:value="4320" calcext:value-type="float">
            <text:p>4320</text:p>
          </table:table-cell>
          <table:table-cell table:formula="of:=[.B563]-[.$B$2]" office:value-type="float" office:value="64.1565489768982" calcext:value-type="float">
            <text:p>64.1565489769</text:p>
          </table:table-cell>
          <table:table-cell table:formula="of:=[.C563]/([.D563]-[.D562])" office:value-type="float" office:value="100119.314391805" calcext:value-type="float">
            <text:p>100119.314391805</text:p>
          </table:table-cell>
          <table:table-cell/>
          <table:table-cell office:value-type="float" office:value="1443146984.47835" calcext:value-type="float">
            <text:p>1443146984.47835</text:p>
          </table:table-cell>
          <table:table-cell table:formula="of:=[.G563]-[.$B$2]" office:value-type="float" office:value="64.4781475067139" calcext:value-type="float">
            <text:p>64.4781475067</text:p>
          </table:table-cell>
          <table:table-cell table:formula="of:=[.C563]/([.H563]-[.H562])" office:value-type="float" office:value="99804.4234889754" calcext:value-type="float">
            <text:p>99804.4234889754</text:p>
          </table:table-cell>
          <table:table-cell table:formula="of:=[.G563]-[.$B563]" office:value-type="float" office:value="0.321598529815674" calcext:value-type="float">
            <text:p>0.3215985298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443146984.19989" calcext:value-type="float">
            <text:p>1443146984.19989</text:p>
          </table:table-cell>
          <table:table-cell office:value-type="float" office:value="4320" calcext:value-type="float">
            <text:p>4320</text:p>
          </table:table-cell>
          <table:table-cell table:formula="of:=[.B564]-[.$B$2]" office:value-type="float" office:value="64.199686050415" calcext:value-type="float">
            <text:p>64.1996860504</text:p>
          </table:table-cell>
          <table:table-cell table:formula="of:=[.C564]/([.D564]-[.D563])" office:value-type="float" office:value="100145.875642514" calcext:value-type="float">
            <text:p>100145.875642514</text:p>
          </table:table-cell>
          <table:table-cell/>
          <table:table-cell office:value-type="float" office:value="1443146984.52148" calcext:value-type="float">
            <text:p>1443146984.52148</text:p>
          </table:table-cell>
          <table:table-cell table:formula="of:=[.G564]-[.$B$2]" office:value-type="float" office:value="64.5212733745575" calcext:value-type="float">
            <text:p>64.5212733746</text:p>
          </table:table-cell>
          <table:table-cell table:formula="of:=[.C564]/([.H564]-[.H563])" office:value-type="float" office:value="100171.897193213" calcext:value-type="float">
            <text:p>100171.897193213</text:p>
          </table:table-cell>
          <table:table-cell table:formula="of:=[.G564]-[.$B564]" office:value-type="float" office:value="0.321587324142456" calcext:value-type="float">
            <text:p>0.3215873241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443146984.24303" calcext:value-type="float">
            <text:p>1443146984.24303</text:p>
          </table:table-cell>
          <table:table-cell office:value-type="float" office:value="4320" calcext:value-type="float">
            <text:p>4320</text:p>
          </table:table-cell>
          <table:table-cell table:formula="of:=[.B565]-[.$B$2]" office:value-type="float" office:value="64.2428267002106" calcext:value-type="float">
            <text:p>64.2428267002</text:p>
          </table:table-cell>
          <table:table-cell table:formula="of:=[.C565]/([.D565]-[.D564])" office:value-type="float" office:value="100137.573737876" calcext:value-type="float">
            <text:p>100137.573737876</text:p>
          </table:table-cell>
          <table:table-cell/>
          <table:table-cell office:value-type="float" office:value="1443146984.56457" calcext:value-type="float">
            <text:p>1443146984.56457</text:p>
          </table:table-cell>
          <table:table-cell table:formula="of:=[.G565]-[.$B$2]" office:value-type="float" office:value="64.5643591880798" calcext:value-type="float">
            <text:p>64.5643591881</text:p>
          </table:table-cell>
          <table:table-cell table:formula="of:=[.C565]/([.H565]-[.H564])" office:value-type="float" office:value="100265.021055253" calcext:value-type="float">
            <text:p>100265.021055253</text:p>
          </table:table-cell>
          <table:table-cell table:formula="of:=[.G565]-[.$B565]" office:value-type="float" office:value="0.321532487869263" calcext:value-type="float">
            <text:p>0.3215324879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443146984.28617" calcext:value-type="float">
            <text:p>1443146984.28617</text:p>
          </table:table-cell>
          <table:table-cell office:value-type="float" office:value="4320" calcext:value-type="float">
            <text:p>4320</text:p>
          </table:table-cell>
          <table:table-cell table:formula="of:=[.B566]-[.$B$2]" office:value-type="float" office:value="64.285959482193" calcext:value-type="float">
            <text:p>64.2859594822</text:p>
          </table:table-cell>
          <table:table-cell table:formula="of:=[.C566]/([.D566]-[.D565])" office:value-type="float" office:value="100155.839745291" calcext:value-type="float">
            <text:p>100155.839745291</text:p>
          </table:table-cell>
          <table:table-cell/>
          <table:table-cell office:value-type="float" office:value="1443146984.60771" calcext:value-type="float">
            <text:p>1443146984.60771</text:p>
          </table:table-cell>
          <table:table-cell table:formula="of:=[.G566]-[.$B$2]" office:value-type="float" office:value="64.6075057983398" calcext:value-type="float">
            <text:p>64.6075057983</text:p>
          </table:table-cell>
          <table:table-cell table:formula="of:=[.C566]/([.H566]-[.H565])" office:value-type="float" office:value="100123.740288446" calcext:value-type="float">
            <text:p>100123.740288446</text:p>
          </table:table-cell>
          <table:table-cell table:formula="of:=[.G566]-[.$B566]" office:value-type="float" office:value="0.321546316146851" calcext:value-type="float">
            <text:p>0.3215463161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443146984.32929" calcext:value-type="float">
            <text:p>1443146984.32929</text:p>
          </table:table-cell>
          <table:table-cell office:value-type="float" office:value="4320" calcext:value-type="float">
            <text:p>4320</text:p>
          </table:table-cell>
          <table:table-cell table:formula="of:=[.B567]-[.$B$2]" office:value-type="float" office:value="64.3290848731995" calcext:value-type="float">
            <text:p>64.3290848732</text:p>
          </table:table-cell>
          <table:table-cell table:formula="of:=[.C567]/([.D567]-[.D566])" office:value-type="float" office:value="100173.004793207" calcext:value-type="float">
            <text:p>100173.004793207</text:p>
          </table:table-cell>
          <table:table-cell/>
          <table:table-cell office:value-type="float" office:value="1443146984.65565" calcext:value-type="float">
            <text:p>1443146984.65565</text:p>
          </table:table-cell>
          <table:table-cell table:formula="of:=[.G567]-[.$B$2]" office:value-type="float" office:value="64.6554398536682" calcext:value-type="float">
            <text:p>64.6554398537</text:p>
          </table:table-cell>
          <table:table-cell table:formula="of:=[.C567]/([.H567]-[.H566])" office:value-type="float" office:value="90123.8163640885" calcext:value-type="float">
            <text:p>90123.8163640885</text:p>
          </table:table-cell>
          <table:table-cell table:formula="of:=[.G567]-[.$B567]" office:value-type="float" office:value="0.32635498046875" calcext:value-type="float">
            <text:p>0.3263549805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443146984.37243" calcext:value-type="float">
            <text:p>1443146984.37243</text:p>
          </table:table-cell>
          <table:table-cell office:value-type="float" office:value="4320" calcext:value-type="float">
            <text:p>4320</text:p>
          </table:table-cell>
          <table:table-cell table:formula="of:=[.B568]-[.$B$2]" office:value-type="float" office:value="64.3722245693207" calcext:value-type="float">
            <text:p>64.3722245693</text:p>
          </table:table-cell>
          <table:table-cell table:formula="of:=[.C568]/([.D568]-[.D567])" office:value-type="float" office:value="100139.787444526" calcext:value-type="float">
            <text:p>100139.787444526</text:p>
          </table:table-cell>
          <table:table-cell/>
          <table:table-cell office:value-type="float" office:value="1443146984.73723" calcext:value-type="float">
            <text:p>1443146984.73723</text:p>
          </table:table-cell>
          <table:table-cell table:formula="of:=[.G568]-[.$B$2]" office:value-type="float" office:value="64.7370178699493" calcext:value-type="float">
            <text:p>64.7370178699</text:p>
          </table:table-cell>
          <table:table-cell table:formula="of:=[.C568]/([.H568]-[.H567])" office:value-type="float" office:value="52955.4431075248" calcext:value-type="float">
            <text:p>52955.4431075248</text:p>
          </table:table-cell>
          <table:table-cell table:formula="of:=[.G568]-[.$B568]" office:value-type="float" office:value="0.364793300628662" calcext:value-type="float">
            <text:p>0.3647933006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443146984.41557" calcext:value-type="float">
            <text:p>1443146984.41557</text:p>
          </table:table-cell>
          <table:table-cell office:value-type="float" office:value="4320" calcext:value-type="float">
            <text:p>4320</text:p>
          </table:table-cell>
          <table:table-cell table:formula="of:=[.B569]-[.$B$2]" office:value-type="float" office:value="64.4153594970703" calcext:value-type="float">
            <text:p>64.4153594971</text:p>
          </table:table-cell>
          <table:table-cell table:formula="of:=[.C569]/([.D569]-[.D568])" office:value-type="float" office:value="100150.857446068" calcext:value-type="float">
            <text:p>100150.857446068</text:p>
          </table:table-cell>
          <table:table-cell/>
          <table:table-cell office:value-type="float" office:value="1443146984.82342" calcext:value-type="float">
            <text:p>1443146984.82342</text:p>
          </table:table-cell>
          <table:table-cell table:formula="of:=[.G569]-[.$B$2]" office:value-type="float" office:value="64.8232078552246" calcext:value-type="float">
            <text:p>64.8232078552</text:p>
          </table:table-cell>
          <table:table-cell table:formula="of:=[.C569]/([.H569]-[.H568])" office:value-type="float" office:value="50121.8324403124" calcext:value-type="float">
            <text:p>50121.8324403124</text:p>
          </table:table-cell>
          <table:table-cell table:formula="of:=[.G569]-[.$B569]" office:value-type="float" office:value="0.407848358154297" calcext:value-type="float">
            <text:p>0.4078483582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443146984.45872" calcext:value-type="float">
            <text:p>1443146984.45872</text:p>
          </table:table-cell>
          <table:table-cell office:value-type="float" office:value="4320" calcext:value-type="float">
            <text:p>4320</text:p>
          </table:table-cell>
          <table:table-cell table:formula="of:=[.B570]-[.$B$2]" office:value-type="float" office:value="64.4585092067719" calcext:value-type="float">
            <text:p>64.4585092068</text:p>
          </table:table-cell>
          <table:table-cell table:formula="of:=[.C570]/([.D570]-[.D569])" office:value-type="float" office:value="100116.548405099" calcext:value-type="float">
            <text:p>100116.548405099</text:p>
          </table:table-cell>
          <table:table-cell/>
          <table:table-cell office:value-type="float" office:value="1443146984.83779" calcext:value-type="float">
            <text:p>1443146984.83779</text:p>
          </table:table-cell>
          <table:table-cell table:formula="of:=[.G570]-[.$B$2]" office:value-type="float" office:value="64.8375780582428" calcext:value-type="float">
            <text:p>64.8375780582</text:p>
          </table:table-cell>
          <table:table-cell table:formula="of:=[.C570]/([.H570]-[.H569])" office:value-type="float" office:value="300622.057637748" calcext:value-type="float">
            <text:p>300622.057637748</text:p>
          </table:table-cell>
          <table:table-cell table:formula="of:=[.G570]-[.$B570]" office:value-type="float" office:value="0.379068851470947" calcext:value-type="float">
            <text:p>0.3790688515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443146984.50182" calcext:value-type="float">
            <text:p>1443146984.50182</text:p>
          </table:table-cell>
          <table:table-cell office:value-type="float" office:value="4320" calcext:value-type="float">
            <text:p>4320</text:p>
          </table:table-cell>
          <table:table-cell table:formula="of:=[.B571]-[.$B$2]" office:value-type="float" office:value="64.5016102790833" calcext:value-type="float">
            <text:p>64.5016102791</text:p>
          </table:table-cell>
          <table:table-cell table:formula="of:=[.C571]/([.D571]-[.D570])" office:value-type="float" office:value="100229.524889506" calcext:value-type="float">
            <text:p>100229.524889506</text:p>
          </table:table-cell>
          <table:table-cell/>
          <table:table-cell office:value-type="float" office:value="1443146984.86661" calcext:value-type="float">
            <text:p>1443146984.86661</text:p>
          </table:table-cell>
          <table:table-cell table:formula="of:=[.G571]-[.$B$2]" office:value-type="float" office:value="64.8663980960846" calcext:value-type="float">
            <text:p>64.8663980961</text:p>
          </table:table-cell>
          <table:table-cell table:formula="of:=[.C571]/([.H571]-[.H570])" office:value-type="float" office:value="149895.708802118" calcext:value-type="float">
            <text:p>149895.708802118</text:p>
          </table:table-cell>
          <table:table-cell table:formula="of:=[.G571]-[.$B571]" office:value-type="float" office:value="0.364787817001343" calcext:value-type="float">
            <text:p>0.364787817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443146984.54494" calcext:value-type="float">
            <text:p>1443146984.54494</text:p>
          </table:table-cell>
          <table:table-cell office:value-type="float" office:value="4320" calcext:value-type="float">
            <text:p>4320</text:p>
          </table:table-cell>
          <table:table-cell table:formula="of:=[.B572]-[.$B$2]" office:value-type="float" office:value="64.5447368621826" calcext:value-type="float">
            <text:p>64.5447368622</text:p>
          </table:table-cell>
          <table:table-cell table:formula="of:=[.C572]/([.D572]-[.D571])" office:value-type="float" office:value="100170.235839147" calcext:value-type="float">
            <text:p>100170.235839147</text:p>
          </table:table-cell>
          <table:table-cell/>
          <table:table-cell office:value-type="float" office:value="1443146984.90978" calcext:value-type="float">
            <text:p>1443146984.90978</text:p>
          </table:table-cell>
          <table:table-cell table:formula="of:=[.G572]-[.$B$2]" office:value-type="float" office:value="64.9095768928528" calcext:value-type="float">
            <text:p>64.9095768929</text:p>
          </table:table-cell>
          <table:table-cell table:formula="of:=[.C572]/([.H572]-[.H571])" office:value-type="float" office:value="100049.105656939" calcext:value-type="float">
            <text:p>100049.105656939</text:p>
          </table:table-cell>
          <table:table-cell table:formula="of:=[.G572]-[.$B572]" office:value-type="float" office:value="0.364840030670166" calcext:value-type="float">
            <text:p>0.3648400307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443146984.58807" calcext:value-type="float">
            <text:p>1443146984.58807</text:p>
          </table:table-cell>
          <table:table-cell office:value-type="float" office:value="4320" calcext:value-type="float">
            <text:p>4320</text:p>
          </table:table-cell>
          <table:table-cell table:formula="of:=[.B573]-[.$B$2]" office:value-type="float" office:value="64.587863445282" calcext:value-type="float">
            <text:p>64.5878634453</text:p>
          </table:table-cell>
          <table:table-cell table:formula="of:=[.C573]/([.D573]-[.D572])" office:value-type="float" office:value="100170.235839147" calcext:value-type="float">
            <text:p>100170.235839147</text:p>
          </table:table-cell>
          <table:table-cell/>
          <table:table-cell office:value-type="float" office:value="1443146984.95286" calcext:value-type="float">
            <text:p>1443146984.95286</text:p>
          </table:table-cell>
          <table:table-cell table:formula="of:=[.G573]-[.$B$2]" office:value-type="float" office:value="64.9526500701904" calcext:value-type="float">
            <text:p>64.9526500702</text:p>
          </table:table-cell>
          <table:table-cell table:formula="of:=[.C573]/([.H573]-[.H572])" office:value-type="float" office:value="100294.435354419" calcext:value-type="float">
            <text:p>100294.435354419</text:p>
          </table:table-cell>
          <table:table-cell table:formula="of:=[.G573]-[.$B573]" office:value-type="float" office:value="0.364786624908447" calcext:value-type="float">
            <text:p>0.3647866249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443146984.63125" calcext:value-type="float">
            <text:p>1443146984.63125</text:p>
          </table:table-cell>
          <table:table-cell office:value-type="float" office:value="4320" calcext:value-type="float">
            <text:p>4320</text:p>
          </table:table-cell>
          <table:table-cell table:formula="of:=[.B574]-[.$B$2]" office:value-type="float" office:value="64.6310455799103" calcext:value-type="float">
            <text:p>64.6310455799</text:p>
          </table:table-cell>
          <table:table-cell table:formula="of:=[.C574]/([.D574]-[.D573])" office:value-type="float" office:value="100041.372136551" calcext:value-type="float">
            <text:p>100041.372136551</text:p>
          </table:table-cell>
          <table:table-cell/>
          <table:table-cell office:value-type="float" office:value="1443146984.99602" calcext:value-type="float">
            <text:p>1443146984.99602</text:p>
          </table:table-cell>
          <table:table-cell table:formula="of:=[.G574]-[.$B$2]" office:value-type="float" office:value="64.9958140850067" calcext:value-type="float">
            <text:p>64.995814085</text:p>
          </table:table-cell>
          <table:table-cell table:formula="of:=[.C574]/([.H574]-[.H573])" office:value-type="float" office:value="100083.368481521" calcext:value-type="float">
            <text:p>100083.368481521</text:p>
          </table:table-cell>
          <table:table-cell table:formula="of:=[.G574]-[.$B574]" office:value-type="float" office:value="0.364768505096436" calcext:value-type="float">
            <text:p>0.3647685051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443146984.67439" calcext:value-type="float">
            <text:p>1443146984.67439</text:p>
          </table:table-cell>
          <table:table-cell office:value-type="float" office:value="4320" calcext:value-type="float">
            <text:p>4320</text:p>
          </table:table-cell>
          <table:table-cell table:formula="of:=[.B575]-[.$B$2]" office:value-type="float" office:value="64.6741778850555" calcext:value-type="float">
            <text:p>64.6741778851</text:p>
          </table:table-cell>
          <table:table-cell table:formula="of:=[.C575]/([.D575]-[.D574])" office:value-type="float" office:value="100156.946990216" calcext:value-type="float">
            <text:p>100156.946990216</text:p>
          </table:table-cell>
          <table:table-cell/>
          <table:table-cell office:value-type="float" office:value="1443146985.00955" calcext:value-type="float">
            <text:p>1443146985.00955</text:p>
          </table:table-cell>
          <table:table-cell table:formula="of:=[.G575]-[.$B$2]" office:value-type="float" office:value="65.0093405246735" calcext:value-type="float">
            <text:p>65.0093405247</text:p>
          </table:table-cell>
          <table:table-cell table:formula="of:=[.C575]/([.H575]-[.H574])" office:value-type="float" office:value="319374.506997568" calcext:value-type="float">
            <text:p>319374.506997568</text:p>
          </table:table-cell>
          <table:table-cell table:formula="of:=[.G575]-[.$B575]" office:value-type="float" office:value="0.33516263961792" calcext:value-type="float">
            <text:p>0.3351626396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443146984.71752" calcext:value-type="float">
            <text:p>1443146984.71752</text:p>
          </table:table-cell>
          <table:table-cell office:value-type="float" office:value="4320" calcext:value-type="float">
            <text:p>4320</text:p>
          </table:table-cell>
          <table:table-cell table:formula="of:=[.B576]-[.$B$2]" office:value-type="float" office:value="64.717310667038" calcext:value-type="float">
            <text:p>64.717310667</text:p>
          </table:table-cell>
          <table:table-cell table:formula="of:=[.C576]/([.D576]-[.D575])" office:value-type="float" office:value="100155.839745291" calcext:value-type="float">
            <text:p>100155.839745291</text:p>
          </table:table-cell>
          <table:table-cell/>
          <table:table-cell office:value-type="float" office:value="1443146985.02269" calcext:value-type="float">
            <text:p>1443146985.02269</text:p>
          </table:table-cell>
          <table:table-cell table:formula="of:=[.G576]-[.$B$2]" office:value-type="float" office:value="65.0224821567535" calcext:value-type="float">
            <text:p>65.0224821568</text:p>
          </table:table-cell>
          <table:table-cell table:formula="of:=[.C576]/([.H576]-[.H575])" office:value-type="float" office:value="328726.29317852" calcext:value-type="float">
            <text:p>328726.29317852</text:p>
          </table:table-cell>
          <table:table-cell table:formula="of:=[.G576]-[.$B576]" office:value-type="float" office:value="0.305171489715576" calcext:value-type="float">
            <text:p>0.3051714897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443146984.76065" calcext:value-type="float">
            <text:p>1443146984.76065</text:p>
          </table:table-cell>
          <table:table-cell office:value-type="float" office:value="4320" calcext:value-type="float">
            <text:p>4320</text:p>
          </table:table-cell>
          <table:table-cell table:formula="of:=[.B577]-[.$B$2]" office:value-type="float" office:value="64.7604448795319" calcext:value-type="float">
            <text:p>64.7604448795</text:p>
          </table:table-cell>
          <table:table-cell table:formula="of:=[.C577]/([.D577]-[.D576])" office:value-type="float" office:value="100152.518157397" calcext:value-type="float">
            <text:p>100152.518157397</text:p>
          </table:table-cell>
          <table:table-cell/>
          <table:table-cell office:value-type="float" office:value="1443146985.03904" calcext:value-type="float">
            <text:p>1443146985.03904</text:p>
          </table:table-cell>
          <table:table-cell table:formula="of:=[.G577]-[.$B$2]" office:value-type="float" office:value="65.0388338565826" calcext:value-type="float">
            <text:p>65.0388338566</text:p>
          </table:table-cell>
          <table:table-cell table:formula="of:=[.C577]/([.H577]-[.H576])" office:value-type="float" office:value="264192.716668611" calcext:value-type="float">
            <text:p>264192.716668611</text:p>
          </table:table-cell>
          <table:table-cell table:formula="of:=[.G577]-[.$B577]" office:value-type="float" office:value="0.278388977050781" calcext:value-type="float">
            <text:p>0.2783889771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443146984.8038" calcext:value-type="float">
            <text:p>1443146984.8038</text:p>
          </table:table-cell>
          <table:table-cell office:value-type="float" office:value="4320" calcext:value-type="float">
            <text:p>4320</text:p>
          </table:table-cell>
          <table:table-cell table:formula="of:=[.B578]-[.$B$2]" office:value-type="float" office:value="64.8035883903503" calcext:value-type="float">
            <text:p>64.8035883904</text:p>
          </table:table-cell>
          <table:table-cell table:formula="of:=[.C578]/([.D578]-[.D577])" office:value-type="float" office:value="100130.933205126" calcext:value-type="float">
            <text:p>100130.933205126</text:p>
          </table:table-cell>
          <table:table-cell/>
          <table:table-cell office:value-type="float" office:value="1443146985.08224" calcext:value-type="float">
            <text:p>1443146985.08224</text:p>
          </table:table-cell>
          <table:table-cell table:formula="of:=[.G578]-[.$B$2]" office:value-type="float" office:value="65.0820279121399" calcext:value-type="float">
            <text:p>65.0820279121</text:p>
          </table:table-cell>
          <table:table-cell table:formula="of:=[.C578]/([.H578]-[.H577])" office:value-type="float" office:value="100013.762177856" calcext:value-type="float">
            <text:p>100013.762177856</text:p>
          </table:table-cell>
          <table:table-cell table:formula="of:=[.G578]-[.$B578]" office:value-type="float" office:value="0.278439521789551" calcext:value-type="float">
            <text:p>0.2784395218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443146984.84694" calcext:value-type="float">
            <text:p>1443146984.84694</text:p>
          </table:table-cell>
          <table:table-cell office:value-type="float" office:value="4320" calcext:value-type="float">
            <text:p>4320</text:p>
          </table:table-cell>
          <table:table-cell table:formula="of:=[.B579]-[.$B$2]" office:value-type="float" office:value="64.8467330932617" calcext:value-type="float">
            <text:p>64.8467330933</text:p>
          </table:table-cell>
          <table:table-cell table:formula="of:=[.C579]/([.D579]-[.D578])" office:value-type="float" office:value="100128.166576408" calcext:value-type="float">
            <text:p>100128.166576408</text:p>
          </table:table-cell>
          <table:table-cell/>
          <table:table-cell office:value-type="float" office:value="1443146985.12528" calcext:value-type="float">
            <text:p>1443146985.12528</text:p>
          </table:table-cell>
          <table:table-cell table:formula="of:=[.G579]-[.$B$2]" office:value-type="float" office:value="65.1250758171082" calcext:value-type="float">
            <text:p>65.1250758171</text:p>
          </table:table-cell>
          <table:table-cell table:formula="of:=[.C579]/([.H579]-[.H578])" office:value-type="float" office:value="100353.315757992" calcext:value-type="float">
            <text:p>100353.315757992</text:p>
          </table:table-cell>
          <table:table-cell table:formula="of:=[.G579]-[.$B579]" office:value-type="float" office:value="0.278342723846436" calcext:value-type="float">
            <text:p>0.2783427238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443146984.89008" calcext:value-type="float">
            <text:p>1443146984.89008</text:p>
          </table:table-cell>
          <table:table-cell office:value-type="float" office:value="4320" calcext:value-type="float">
            <text:p>4320</text:p>
          </table:table-cell>
          <table:table-cell table:formula="of:=[.B580]-[.$B$2]" office:value-type="float" office:value="64.8898720741272" calcext:value-type="float">
            <text:p>64.8898720741</text:p>
          </table:table-cell>
          <table:table-cell table:formula="of:=[.C580]/([.D580]-[.D579])" office:value-type="float" office:value="100141.447788745" calcext:value-type="float">
            <text:p>100141.447788745</text:p>
          </table:table-cell>
          <table:table-cell/>
          <table:table-cell office:value-type="float" office:value="1443146985.1684" calcext:value-type="float">
            <text:p>1443146985.1684</text:p>
          </table:table-cell>
          <table:table-cell table:formula="of:=[.G580]-[.$B$2]" office:value-type="float" office:value="65.1681950092316" calcext:value-type="float">
            <text:p>65.1681950092</text:p>
          </table:table-cell>
          <table:table-cell table:formula="of:=[.C580]/([.H580]-[.H579])" office:value-type="float" office:value="100187.405822344" calcext:value-type="float">
            <text:p>100187.405822344</text:p>
          </table:table-cell>
          <table:table-cell table:formula="of:=[.G580]-[.$B580]" office:value-type="float" office:value="0.27832293510437" calcext:value-type="float">
            <text:p>0.2783229351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443146984.93318" calcext:value-type="float">
            <text:p>1443146984.93318</text:p>
          </table:table-cell>
          <table:table-cell office:value-type="float" office:value="4320" calcext:value-type="float">
            <text:p>4320</text:p>
          </table:table-cell>
          <table:table-cell table:formula="of:=[.B581]-[.$B$2]" office:value-type="float" office:value="64.9329743385315" calcext:value-type="float">
            <text:p>64.9329743385</text:p>
          </table:table-cell>
          <table:table-cell table:formula="of:=[.C581]/([.D581]-[.D580])" office:value-type="float" office:value="100226.752809983" calcext:value-type="float">
            <text:p>100226.752809983</text:p>
          </table:table-cell>
          <table:table-cell/>
          <table:table-cell office:value-type="float" office:value="1443146985.18155" calcext:value-type="float">
            <text:p>1443146985.18155</text:p>
          </table:table-cell>
          <table:table-cell table:formula="of:=[.G581]-[.$B$2]" office:value-type="float" office:value="65.181346654892" calcext:value-type="float">
            <text:p>65.1813466549</text:p>
          </table:table-cell>
          <table:table-cell table:formula="of:=[.C581]/([.H581]-[.H580])" office:value-type="float" office:value="328476.003045575" calcext:value-type="float">
            <text:p>328476.003045575</text:p>
          </table:table-cell>
          <table:table-cell table:formula="of:=[.G581]-[.$B581]" office:value-type="float" office:value="0.248372316360474" calcext:value-type="float">
            <text:p>0.2483723164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443146984.97632" calcext:value-type="float">
            <text:p>1443146984.97632</text:p>
          </table:table-cell>
          <table:table-cell office:value-type="float" office:value="4320" calcext:value-type="float">
            <text:p>4320</text:p>
          </table:table-cell>
          <table:table-cell table:formula="of:=[.B582]-[.$B$2]" office:value-type="float" office:value="64.9761116504669" calcext:value-type="float">
            <text:p>64.9761116505</text:p>
          </table:table-cell>
          <table:table-cell table:formula="of:=[.C582]/([.D582]-[.D581])" office:value-type="float" office:value="100145.322139379" calcext:value-type="float">
            <text:p>100145.322139379</text:p>
          </table:table-cell>
          <table:table-cell/>
          <table:table-cell office:value-type="float" office:value="1443146985.21543" calcext:value-type="float">
            <text:p>1443146985.21543</text:p>
          </table:table-cell>
          <table:table-cell table:formula="of:=[.G582]-[.$B$2]" office:value-type="float" office:value="65.2152254581451" calcext:value-type="float">
            <text:p>65.2152254581</text:p>
          </table:table-cell>
          <table:table-cell table:formula="of:=[.C582]/([.H582]-[.H581])" office:value-type="float" office:value="127513.358949457" calcext:value-type="float">
            <text:p>127513.358949457</text:p>
          </table:table-cell>
          <table:table-cell table:formula="of:=[.G582]-[.$B582]" office:value-type="float" office:value="0.239113807678223" calcext:value-type="float">
            <text:p>0.2391138077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443146985.01862" calcext:value-type="float">
            <text:p>1443146985.01862</text:p>
          </table:table-cell>
          <table:table-cell office:value-type="float" office:value="4320" calcext:value-type="float">
            <text:p>4320</text:p>
          </table:table-cell>
          <table:table-cell table:formula="of:=[.B583]-[.$B$2]" office:value-type="float" office:value="65.0184075832367" calcext:value-type="float">
            <text:p>65.0184075832</text:p>
          </table:table-cell>
          <table:table-cell table:formula="of:=[.C583]/([.D583]-[.D582])" office:value-type="float" office:value="102137.480298982" calcext:value-type="float">
            <text:p>102137.480298982</text:p>
          </table:table-cell>
          <table:table-cell/>
          <table:table-cell office:value-type="float" office:value="1443146985.25206" calcext:value-type="float">
            <text:p>1443146985.25206</text:p>
          </table:table-cell>
          <table:table-cell table:formula="of:=[.G583]-[.$B$2]" office:value-type="float" office:value="65.2518556118011" calcext:value-type="float">
            <text:p>65.2518556118</text:p>
          </table:table-cell>
          <table:table-cell table:formula="of:=[.C583]/([.H583]-[.H582])" office:value-type="float" office:value="117935.623218214" calcext:value-type="float">
            <text:p>117935.623218214</text:p>
          </table:table-cell>
          <table:table-cell table:formula="of:=[.G583]-[.$B583]" office:value-type="float" office:value="0.233448028564453" calcext:value-type="float">
            <text:p>0.2334480286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443146985.05992" calcext:value-type="float">
            <text:p>1443146985.05992</text:p>
          </table:table-cell>
          <table:table-cell office:value-type="float" office:value="4320" calcext:value-type="float">
            <text:p>4320</text:p>
          </table:table-cell>
          <table:table-cell table:formula="of:=[.B584]-[.$B$2]" office:value-type="float" office:value="65.0597109794617" calcext:value-type="float">
            <text:p>65.0597109795</text:p>
          </table:table-cell>
          <table:table-cell table:formula="of:=[.C584]/([.D584]-[.D583])" office:value-type="float" office:value="104591.883351901" calcext:value-type="float">
            <text:p>104591.883351901</text:p>
          </table:table-cell>
          <table:table-cell/>
          <table:table-cell office:value-type="float" office:value="1443146985.2935" calcext:value-type="float">
            <text:p>1443146985.2935</text:p>
          </table:table-cell>
          <table:table-cell table:formula="of:=[.G584]-[.$B$2]" office:value-type="float" office:value="65.2932896614075" calcext:value-type="float">
            <text:p>65.2932896614</text:p>
          </table:table-cell>
          <table:table-cell table:formula="of:=[.C584]/([.H584]-[.H583])" office:value-type="float" office:value="104262.075299073" calcext:value-type="float">
            <text:p>104262.075299073</text:p>
          </table:table-cell>
          <table:table-cell table:formula="of:=[.G584]-[.$B584]" office:value-type="float" office:value="0.233578681945801" calcext:value-type="float">
            <text:p>0.2335786819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443146985.1012" calcext:value-type="float">
            <text:p>1443146985.1012</text:p>
          </table:table-cell>
          <table:table-cell office:value-type="float" office:value="4320" calcext:value-type="float">
            <text:p>4320</text:p>
          </table:table-cell>
          <table:table-cell table:formula="of:=[.B585]-[.$B$2]" office:value-type="float" office:value="65.1009948253632" calcext:value-type="float">
            <text:p>65.1009948254</text:p>
          </table:table-cell>
          <table:table-cell table:formula="of:=[.C585]/([.D585]-[.D584])" office:value-type="float" office:value="104641.413745907" calcext:value-type="float">
            <text:p>104641.413745907</text:p>
          </table:table-cell>
          <table:table-cell/>
          <table:table-cell office:value-type="float" office:value="1443146985.33474" calcext:value-type="float">
            <text:p>1443146985.33474</text:p>
          </table:table-cell>
          <table:table-cell table:formula="of:=[.G585]-[.$B$2]" office:value-type="float" office:value="65.3345282077789" calcext:value-type="float">
            <text:p>65.3345282078</text:p>
          </table:table-cell>
          <table:table-cell table:formula="of:=[.C585]/([.H585]-[.H584])" office:value-type="float" office:value="104756.359768048" calcext:value-type="float">
            <text:p>104756.359768048</text:p>
          </table:table-cell>
          <table:table-cell table:formula="of:=[.G585]-[.$B585]" office:value-type="float" office:value="0.233533382415771" calcext:value-type="float">
            <text:p>0.2335333824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443146985.14247" calcext:value-type="float">
            <text:p>1443146985.14247</text:p>
          </table:table-cell>
          <table:table-cell office:value-type="float" office:value="4320" calcext:value-type="float">
            <text:p>4320</text:p>
          </table:table-cell>
          <table:table-cell table:formula="of:=[.B586]-[.$B$2]" office:value-type="float" office:value="65.1422643661499" calcext:value-type="float">
            <text:p>65.1422643661</text:p>
          </table:table-cell>
          <table:table-cell table:formula="of:=[.C586]/([.D586]-[.D585])" office:value-type="float" office:value="104677.685228514" calcext:value-type="float">
            <text:p>104677.685228514</text:p>
          </table:table-cell>
          <table:table-cell/>
          <table:table-cell office:value-type="float" office:value="1443146985.37606" calcext:value-type="float">
            <text:p>1443146985.37606</text:p>
          </table:table-cell>
          <table:table-cell table:formula="of:=[.G586]-[.$B$2]" office:value-type="float" office:value="65.3758566379547" calcext:value-type="float">
            <text:p>65.375856638</text:p>
          </table:table-cell>
          <table:table-cell table:formula="of:=[.C586]/([.H586]-[.H585])" office:value-type="float" office:value="104528.528705926" calcext:value-type="float">
            <text:p>104528.528705926</text:p>
          </table:table-cell>
          <table:table-cell table:formula="of:=[.G586]-[.$B586]" office:value-type="float" office:value="0.23359227180481" calcext:value-type="float">
            <text:p>0.2335922718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443146985.18376" calcext:value-type="float">
            <text:p>1443146985.18376</text:p>
          </table:table-cell>
          <table:table-cell office:value-type="float" office:value="4320" calcext:value-type="float">
            <text:p>4320</text:p>
          </table:table-cell>
          <table:table-cell table:formula="of:=[.B587]-[.$B$2]" office:value-type="float" office:value="65.1835534572601" calcext:value-type="float">
            <text:p>65.1835534573</text:p>
          </table:table-cell>
          <table:table-cell table:formula="of:=[.C587]/([.D587]-[.D586])" office:value-type="float" office:value="104628.120499599" calcext:value-type="float">
            <text:p>104628.120499599</text:p>
          </table:table-cell>
          <table:table-cell/>
          <table:table-cell office:value-type="float" office:value="1443146985.41724" calcext:value-type="float">
            <text:p>1443146985.41724</text:p>
          </table:table-cell>
          <table:table-cell table:formula="of:=[.G587]-[.$B$2]" office:value-type="float" office:value="65.4170320034027" calcext:value-type="float">
            <text:p>65.4170320034</text:p>
          </table:table-cell>
          <table:table-cell table:formula="of:=[.C587]/([.H587]-[.H586])" office:value-type="float" office:value="104917.101596971" calcext:value-type="float">
            <text:p>104917.101596971</text:p>
          </table:table-cell>
          <table:table-cell table:formula="of:=[.G587]-[.$B587]" office:value-type="float" office:value="0.233478546142578" calcext:value-type="float">
            <text:p>0.2334785461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443146985.22505" calcext:value-type="float">
            <text:p>1443146985.22505</text:p>
          </table:table-cell>
          <table:table-cell office:value-type="float" office:value="4320" calcext:value-type="float">
            <text:p>4320</text:p>
          </table:table-cell>
          <table:table-cell table:formula="of:=[.B588]-[.$B$2]" office:value-type="float" office:value="65.2248446941376" calcext:value-type="float">
            <text:p>65.2248446941</text:p>
          </table:table-cell>
          <table:table-cell table:formula="of:=[.C588]/([.D588]-[.D587])" office:value-type="float" office:value="104622.683326789" calcext:value-type="float">
            <text:p>104622.683326789</text:p>
          </table:table-cell>
          <table:table-cell/>
          <table:table-cell office:value-type="float" office:value="1443146985.45859" calcext:value-type="float">
            <text:p>1443146985.45859</text:p>
          </table:table-cell>
          <table:table-cell table:formula="of:=[.G588]-[.$B$2]" office:value-type="float" office:value="65.4583790302277" calcext:value-type="float">
            <text:p>65.4583790302</text:p>
          </table:table-cell>
          <table:table-cell table:formula="of:=[.C588]/([.H588]-[.H587])" office:value-type="float" office:value="104481.514917369" calcext:value-type="float">
            <text:p>104481.514917369</text:p>
          </table:table-cell>
          <table:table-cell table:formula="of:=[.G588]-[.$B588]" office:value-type="float" office:value="0.233534336090088" calcext:value-type="float">
            <text:p>0.2335343361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443146985.26636" calcext:value-type="float">
            <text:p>1443146985.26636</text:p>
          </table:table-cell>
          <table:table-cell office:value-type="float" office:value="4320" calcext:value-type="float">
            <text:p>4320</text:p>
          </table:table-cell>
          <table:table-cell table:formula="of:=[.B589]-[.$B$2]" office:value-type="float" office:value="65.2661533355713" calcext:value-type="float">
            <text:p>65.2661533356</text:p>
          </table:table-cell>
          <table:table-cell table:formula="of:=[.C589]/([.D589]-[.D588])" office:value-type="float" office:value="104578.602686121" calcext:value-type="float">
            <text:p>104578.602686121</text:p>
          </table:table-cell>
          <table:table-cell/>
          <table:table-cell office:value-type="float" office:value="1443146985.49986" calcext:value-type="float">
            <text:p>1443146985.49986</text:p>
          </table:table-cell>
          <table:table-cell table:formula="of:=[.G589]-[.$B$2]" office:value-type="float" office:value="65.4996483325958" calcext:value-type="float">
            <text:p>65.4996483326</text:p>
          </table:table-cell>
          <table:table-cell table:formula="of:=[.C589]/([.H589]-[.H588])" office:value-type="float" office:value="104678.289966262" calcext:value-type="float">
            <text:p>104678.289966262</text:p>
          </table:table-cell>
          <table:table-cell table:formula="of:=[.G589]-[.$B589]" office:value-type="float" office:value="0.233494997024536" calcext:value-type="float">
            <text:p>0.233494997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443146985.30766" calcext:value-type="float">
            <text:p>1443146985.30766</text:p>
          </table:table-cell>
          <table:table-cell office:value-type="float" office:value="4320" calcext:value-type="float">
            <text:p>4320</text:p>
          </table:table-cell>
          <table:table-cell table:formula="of:=[.B590]-[.$B$2]" office:value-type="float" office:value="65.3074488639832" calcext:value-type="float">
            <text:p>65.307448864</text:p>
          </table:table-cell>
          <table:table-cell table:formula="of:=[.C590]/([.D590]-[.D589])" office:value-type="float" office:value="104611.810676305" calcext:value-type="float">
            <text:p>104611.810676305</text:p>
          </table:table-cell>
          <table:table-cell/>
          <table:table-cell office:value-type="float" office:value="1443146985.54124" calcext:value-type="float">
            <text:p>1443146985.54124</text:p>
          </table:table-cell>
          <table:table-cell table:formula="of:=[.G590]-[.$B$2]" office:value-type="float" office:value="65.5410361289978" calcext:value-type="float">
            <text:p>65.541036129</text:p>
          </table:table-cell>
          <table:table-cell table:formula="of:=[.C590]/([.H590]-[.H589])" office:value-type="float" office:value="104378.594067733" calcext:value-type="float">
            <text:p>104378.594067733</text:p>
          </table:table-cell>
          <table:table-cell table:formula="of:=[.G590]-[.$B590]" office:value-type="float" office:value="0.233587265014648" calcext:value-type="float">
            <text:p>0.233587265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443146985.34895" calcext:value-type="float">
            <text:p>1443146985.34895</text:p>
          </table:table-cell>
          <table:table-cell office:value-type="float" office:value="4320" calcext:value-type="float">
            <text:p>4320</text:p>
          </table:table-cell>
          <table:table-cell table:formula="of:=[.B591]-[.$B$2]" office:value-type="float" office:value="65.3487408161163" calcext:value-type="float">
            <text:p>65.3487408161</text:p>
          </table:table-cell>
          <table:table-cell table:formula="of:=[.C591]/([.D591]-[.D590])" office:value-type="float" office:value="104620.871061429" calcext:value-type="float">
            <text:p>104620.871061429</text:p>
          </table:table-cell>
          <table:table-cell/>
          <table:table-cell office:value-type="float" office:value="1443146985.58252" calcext:value-type="float">
            <text:p>1443146985.58252</text:p>
          </table:table-cell>
          <table:table-cell table:formula="of:=[.G591]-[.$B$2]" office:value-type="float" office:value="65.5823166370392" calcext:value-type="float">
            <text:p>65.582316637</text:p>
          </table:table-cell>
          <table:table-cell table:formula="of:=[.C591]/([.H591]-[.H590])" office:value-type="float" office:value="104649.874843338" calcext:value-type="float">
            <text:p>104649.874843338</text:p>
          </table:table-cell>
          <table:table-cell table:formula="of:=[.G591]-[.$B591]" office:value-type="float" office:value="0.233575820922852" calcext:value-type="float">
            <text:p>0.2335758209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443146985.39024" calcext:value-type="float">
            <text:p>1443146985.39024</text:p>
          </table:table-cell>
          <table:table-cell office:value-type="float" office:value="4320" calcext:value-type="float">
            <text:p>4320</text:p>
          </table:table-cell>
          <table:table-cell table:formula="of:=[.B592]-[.$B$2]" office:value-type="float" office:value="65.3900310993195" calcext:value-type="float">
            <text:p>65.3900310993</text:p>
          </table:table-cell>
          <table:table-cell table:formula="of:=[.C592]/([.D592]-[.D591])" office:value-type="float" office:value="104625.099778271" calcext:value-type="float">
            <text:p>104625.099778271</text:p>
          </table:table-cell>
          <table:table-cell/>
          <table:table-cell office:value-type="float" office:value="1443146985.6238" calcext:value-type="float">
            <text:p>1443146985.6238</text:p>
          </table:table-cell>
          <table:table-cell table:formula="of:=[.G592]-[.$B$2]" office:value-type="float" office:value="65.6235954761505" calcext:value-type="float">
            <text:p>65.6235954762</text:p>
          </table:table-cell>
          <table:table-cell table:formula="of:=[.C592]/([.H592]-[.H591])" office:value-type="float" office:value="104654.105905184" calcext:value-type="float">
            <text:p>104654.105905184</text:p>
          </table:table-cell>
          <table:table-cell table:formula="of:=[.G592]-[.$B592]" office:value-type="float" office:value="0.233564376831055" calcext:value-type="float">
            <text:p>0.2335643768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443146985.43153" calcext:value-type="float">
            <text:p>1443146985.43153</text:p>
          </table:table-cell>
          <table:table-cell office:value-type="float" office:value="4320" calcext:value-type="float">
            <text:p>4320</text:p>
          </table:table-cell>
          <table:table-cell table:formula="of:=[.B593]-[.$B$2]" office:value-type="float" office:value="65.4313209056854" calcext:value-type="float">
            <text:p>65.4313209057</text:p>
          </table:table-cell>
          <table:table-cell table:formula="of:=[.C593]/([.D593]-[.D592])" office:value-type="float" office:value="104626.308045871" calcext:value-type="float">
            <text:p>104626.308045871</text:p>
          </table:table-cell>
          <table:table-cell/>
          <table:table-cell office:value-type="float" office:value="1443146985.66501" calcext:value-type="float">
            <text:p>1443146985.66501</text:p>
          </table:table-cell>
          <table:table-cell table:formula="of:=[.G593]-[.$B$2]" office:value-type="float" office:value="65.6648042201996" calcext:value-type="float">
            <text:p>65.6648042202</text:p>
          </table:table-cell>
          <table:table-cell table:formula="of:=[.C593]/([.H593]-[.H592])" office:value-type="float" office:value="104832.11997084" calcext:value-type="float">
            <text:p>104832.11997084</text:p>
          </table:table-cell>
          <table:table-cell table:formula="of:=[.G593]-[.$B593]" office:value-type="float" office:value="0.23348331451416" calcext:value-type="float">
            <text:p>0.2334833145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443146985.47286" calcext:value-type="float">
            <text:p>1443146985.47286</text:p>
          </table:table-cell>
          <table:table-cell office:value-type="float" office:value="4320" calcext:value-type="float">
            <text:p>4320</text:p>
          </table:table-cell>
          <table:table-cell table:formula="of:=[.B594]-[.$B$2]" office:value-type="float" office:value="65.4726510047913" calcext:value-type="float">
            <text:p>65.4726510048</text:p>
          </table:table-cell>
          <table:table-cell table:formula="of:=[.C594]/([.D594]-[.D593])" office:value-type="float" office:value="104524.307791706" calcext:value-type="float">
            <text:p>104524.307791706</text:p>
          </table:table-cell>
          <table:table-cell/>
          <table:table-cell office:value-type="float" office:value="1443146985.70644" calcext:value-type="float">
            <text:p>1443146985.70644</text:p>
          </table:table-cell>
          <table:table-cell table:formula="of:=[.G594]-[.$B$2]" office:value-type="float" office:value="65.7062275409699" calcext:value-type="float">
            <text:p>65.706227541</text:p>
          </table:table-cell>
          <table:table-cell table:formula="of:=[.C594]/([.H594]-[.H593])" office:value-type="float" office:value="104289.079669855" calcext:value-type="float">
            <text:p>104289.079669855</text:p>
          </table:table-cell>
          <table:table-cell table:formula="of:=[.G594]-[.$B594]" office:value-type="float" office:value="0.233576536178589" calcext:value-type="float">
            <text:p>0.2335765362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443146985.51415" calcext:value-type="float">
            <text:p>1443146985.51415</text:p>
          </table:table-cell>
          <table:table-cell office:value-type="float" office:value="4320" calcext:value-type="float">
            <text:p>4320</text:p>
          </table:table-cell>
          <table:table-cell table:formula="of:=[.B595]-[.$B$2]" office:value-type="float" office:value="65.5139391422272" calcext:value-type="float">
            <text:p>65.5139391422</text:p>
          </table:table-cell>
          <table:table-cell table:formula="of:=[.C595]/([.D595]-[.D594])" office:value-type="float" office:value="104630.537202252" calcext:value-type="float">
            <text:p>104630.537202252</text:p>
          </table:table-cell>
          <table:table-cell/>
          <table:table-cell office:value-type="float" office:value="1443146985.74765" calcext:value-type="float">
            <text:p>1443146985.74765</text:p>
          </table:table-cell>
          <table:table-cell table:formula="of:=[.G595]-[.$B$2]" office:value-type="float" office:value="65.7474427223206" calcext:value-type="float">
            <text:p>65.7474427223</text:p>
          </table:table-cell>
          <table:table-cell table:formula="of:=[.C595]/([.H595]-[.H594])" office:value-type="float" office:value="104815.746490117" calcext:value-type="float">
            <text:p>104815.746490117</text:p>
          </table:table-cell>
          <table:table-cell table:formula="of:=[.G595]-[.$B595]" office:value-type="float" office:value="0.233503580093384" calcext:value-type="float">
            <text:p>0.2335035801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443146985.55545" calcext:value-type="float">
            <text:p>1443146985.55545</text:p>
          </table:table-cell>
          <table:table-cell office:value-type="float" office:value="4320" calcext:value-type="float">
            <text:p>4320</text:p>
          </table:table-cell>
          <table:table-cell table:formula="of:=[.B596]-[.$B$2]" office:value-type="float" office:value="65.5552403926849" calcext:value-type="float">
            <text:p>65.5552403927</text:p>
          </table:table-cell>
          <table:table-cell table:formula="of:=[.C596]/([.D596]-[.D595])" office:value-type="float" office:value="104597.317323789" calcext:value-type="float">
            <text:p>104597.317323789</text:p>
          </table:table-cell>
          <table:table-cell/>
          <table:table-cell office:value-type="float" office:value="1443146985.78892" calcext:value-type="float">
            <text:p>1443146985.78892</text:p>
          </table:table-cell>
          <table:table-cell table:formula="of:=[.G596]-[.$B$2]" office:value-type="float" office:value="65.7887098789215" calcext:value-type="float">
            <text:p>65.7887098789</text:p>
          </table:table-cell>
          <table:table-cell table:formula="of:=[.C596]/([.H596]-[.H595])" office:value-type="float" office:value="104683.732920439" calcext:value-type="float">
            <text:p>104683.732920439</text:p>
          </table:table-cell>
          <table:table-cell table:formula="of:=[.G596]-[.$B596]" office:value-type="float" office:value="0.233469486236572" calcext:value-type="float">
            <text:p>0.2334694862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443146985.59674" calcext:value-type="float">
            <text:p>1443146985.59674</text:p>
          </table:table-cell>
          <table:table-cell office:value-type="float" office:value="4320" calcext:value-type="float">
            <text:p>4320</text:p>
          </table:table-cell>
          <table:table-cell table:formula="of:=[.B597]-[.$B$2]" office:value-type="float" office:value="65.5965294837952" calcext:value-type="float">
            <text:p>65.5965294838</text:p>
          </table:table-cell>
          <table:table-cell table:formula="of:=[.C597]/([.D597]-[.D596])" office:value-type="float" office:value="104628.120499599" calcext:value-type="float">
            <text:p>104628.120499599</text:p>
          </table:table-cell>
          <table:table-cell/>
          <table:table-cell office:value-type="float" office:value="1443146985.8303" calcext:value-type="float">
            <text:p>1443146985.8303</text:p>
          </table:table-cell>
          <table:table-cell table:formula="of:=[.G597]-[.$B$2]" office:value-type="float" office:value="65.830094575882" calcext:value-type="float">
            <text:p>65.8300945759</text:p>
          </table:table-cell>
          <table:table-cell table:formula="of:=[.C597]/([.H597]-[.H596])" office:value-type="float" office:value="104386.411337712" calcext:value-type="float">
            <text:p>104386.411337712</text:p>
          </table:table-cell>
          <table:table-cell table:formula="of:=[.G597]-[.$B597]" office:value-type="float" office:value="0.233565092086792" calcext:value-type="float">
            <text:p>0.2335650921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443146985.63802" calcext:value-type="float">
            <text:p>1443146985.63802</text:p>
          </table:table-cell>
          <table:table-cell office:value-type="float" office:value="4320" calcext:value-type="float">
            <text:p>4320</text:p>
          </table:table-cell>
          <table:table-cell table:formula="of:=[.B598]-[.$B$2]" office:value-type="float" office:value="65.6378145217896" calcext:value-type="float">
            <text:p>65.6378145218</text:p>
          </table:table-cell>
          <table:table-cell table:formula="of:=[.C598]/([.D598]-[.D597])" office:value-type="float" office:value="104638.392256962" calcext:value-type="float">
            <text:p>104638.392256962</text:p>
          </table:table-cell>
          <table:table-cell/>
          <table:table-cell office:value-type="float" office:value="1443146985.8716" calcext:value-type="float">
            <text:p>1443146985.8716</text:p>
          </table:table-cell>
          <table:table-cell table:formula="of:=[.G598]-[.$B$2]" office:value-type="float" office:value="65.8713886737823" calcext:value-type="float">
            <text:p>65.8713886738</text:p>
          </table:table-cell>
          <table:table-cell table:formula="of:=[.C598]/([.H598]-[.H597])" office:value-type="float" office:value="104615.434642032" calcext:value-type="float">
            <text:p>104615.434642032</text:p>
          </table:table-cell>
          <table:table-cell table:formula="of:=[.G598]-[.$B598]" office:value-type="float" office:value="0.233574151992798" calcext:value-type="float">
            <text:p>0.233574152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443146985.67931" calcext:value-type="float">
            <text:p>1443146985.67931</text:p>
          </table:table-cell>
          <table:table-cell office:value-type="float" office:value="4320" calcext:value-type="float">
            <text:p>4320</text:p>
          </table:table-cell>
          <table:table-cell table:formula="of:=[.B599]-[.$B$2]" office:value-type="float" office:value="65.6791026592255" calcext:value-type="float">
            <text:p>65.6791026592</text:p>
          </table:table-cell>
          <table:table-cell table:formula="of:=[.C599]/([.D599]-[.D598])" office:value-type="float" office:value="104630.537202252" calcext:value-type="float">
            <text:p>104630.537202252</text:p>
          </table:table-cell>
          <table:table-cell/>
          <table:table-cell office:value-type="float" office:value="1443146985.91277" calcext:value-type="float">
            <text:p>1443146985.91277</text:p>
          </table:table-cell>
          <table:table-cell table:formula="of:=[.G599]-[.$B$2]" office:value-type="float" office:value="65.9125597476959" calcext:value-type="float">
            <text:p>65.9125597477</text:p>
          </table:table-cell>
          <table:table-cell table:formula="of:=[.C599]/([.H599]-[.H598])" office:value-type="float" office:value="104928.037803155" calcext:value-type="float">
            <text:p>104928.037803155</text:p>
          </table:table-cell>
          <table:table-cell table:formula="of:=[.G599]-[.$B599]" office:value-type="float" office:value="0.233457088470459" calcext:value-type="float">
            <text:p>0.2334570885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443146985.72061" calcext:value-type="float">
            <text:p>1443146985.72061</text:p>
          </table:table-cell>
          <table:table-cell office:value-type="float" office:value="4320" calcext:value-type="float">
            <text:p>4320</text:p>
          </table:table-cell>
          <table:table-cell table:formula="of:=[.B600]-[.$B$2]" office:value-type="float" office:value="65.7204055786133" calcext:value-type="float">
            <text:p>65.7204055786</text:p>
          </table:table-cell>
          <table:table-cell table:formula="of:=[.C600]/([.D600]-[.D599])" office:value-type="float" office:value="104593.090852416" calcext:value-type="float">
            <text:p>104593.090852416</text:p>
          </table:table-cell>
          <table:table-cell/>
          <table:table-cell office:value-type="float" office:value="1443146985.95406" calcext:value-type="float">
            <text:p>1443146985.95406</text:p>
          </table:table-cell>
          <table:table-cell table:formula="of:=[.G600]-[.$B$2]" office:value-type="float" office:value="65.9538524150848" calcext:value-type="float">
            <text:p>65.9538524151</text:p>
          </table:table-cell>
          <table:table-cell table:formula="of:=[.C600]/([.H600]-[.H599])" office:value-type="float" office:value="104619.058858852" calcext:value-type="float">
            <text:p>104619.058858852</text:p>
          </table:table-cell>
          <table:table-cell table:formula="of:=[.G600]-[.$B600]" office:value-type="float" office:value="0.233446836471558" calcext:value-type="float">
            <text:p>0.2334468365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443146985.7619" calcext:value-type="float">
            <text:p>1443146985.7619</text:p>
          </table:table-cell>
          <table:table-cell office:value-type="float" office:value="4320" calcext:value-type="float">
            <text:p>4320</text:p>
          </table:table-cell>
          <table:table-cell table:formula="of:=[.B601]-[.$B$2]" office:value-type="float" office:value="65.7616956233978" calcext:value-type="float">
            <text:p>65.7616956234</text:p>
          </table:table-cell>
          <table:table-cell table:formula="of:=[.C601]/([.D601]-[.D600])" office:value-type="float" office:value="104625.703908582" calcext:value-type="float">
            <text:p>104625.703908582</text:p>
          </table:table-cell>
          <table:table-cell/>
          <table:table-cell office:value-type="float" office:value="1443146985.99541" calcext:value-type="float">
            <text:p>1443146985.99541</text:p>
          </table:table-cell>
          <table:table-cell table:formula="of:=[.G601]-[.$B$2]" office:value-type="float" office:value="65.9951996803284" calcext:value-type="float">
            <text:p>65.9951996803</text:p>
          </table:table-cell>
          <table:table-cell table:formula="of:=[.C601]/([.H601]-[.H600])" office:value-type="float" office:value="104480.912451059" calcext:value-type="float">
            <text:p>104480.912451059</text:p>
          </table:table-cell>
          <table:table-cell table:formula="of:=[.G601]-[.$B601]" office:value-type="float" office:value="0.233504056930542" calcext:value-type="float">
            <text:p>0.2335040569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443146985.80319" calcext:value-type="float">
            <text:p>1443146985.80319</text:p>
          </table:table-cell>
          <table:table-cell office:value-type="float" office:value="4320" calcext:value-type="float">
            <text:p>4320</text:p>
          </table:table-cell>
          <table:table-cell table:formula="of:=[.B602]-[.$B$2]" office:value-type="float" office:value="65.8029837608337" calcext:value-type="float">
            <text:p>65.8029837608</text:p>
          </table:table-cell>
          <table:table-cell table:formula="of:=[.C602]/([.D602]-[.D601])" office:value-type="float" office:value="104630.537202252" calcext:value-type="float">
            <text:p>104630.537202252</text:p>
          </table:table-cell>
          <table:table-cell/>
          <table:table-cell office:value-type="float" office:value="1443146986.00792" calcext:value-type="float">
            <text:p>1443146986.00792</text:p>
          </table:table-cell>
          <table:table-cell table:formula="of:=[.G602]-[.$B$2]" office:value-type="float" office:value="66.0077135562897" calcext:value-type="float">
            <text:p>66.0077135563</text:p>
          </table:table-cell>
          <table:table-cell table:formula="of:=[.C602]/([.H602]-[.H601])" office:value-type="float" office:value="345216.782822413" calcext:value-type="float">
            <text:p>345216.782822413</text:p>
          </table:table-cell>
          <table:table-cell table:formula="of:=[.G602]-[.$B602]" office:value-type="float" office:value="0.204729795455933" calcext:value-type="float">
            <text:p>0.2047297955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443146985.84448" calcext:value-type="float">
            <text:p>1443146985.84448</text:p>
          </table:table-cell>
          <table:table-cell office:value-type="float" office:value="4320" calcext:value-type="float">
            <text:p>4320</text:p>
          </table:table-cell>
          <table:table-cell table:formula="of:=[.B603]-[.$B$2]" office:value-type="float" office:value="65.8442738056183" calcext:value-type="float">
            <text:p>65.8442738056</text:p>
          </table:table-cell>
          <table:table-cell table:formula="of:=[.C603]/([.D603]-[.D602])" office:value-type="float" office:value="104625.703908582" calcext:value-type="float">
            <text:p>104625.703908582</text:p>
          </table:table-cell>
          <table:table-cell/>
          <table:table-cell office:value-type="float" office:value="1443146986.07808" calcext:value-type="float">
            <text:p>1443146986.07808</text:p>
          </table:table-cell>
          <table:table-cell table:formula="of:=[.G603]-[.$B$2]" office:value-type="float" office:value="66.0778746604919" calcext:value-type="float">
            <text:p>66.0778746605</text:p>
          </table:table-cell>
          <table:table-cell table:formula="of:=[.C603]/([.H603]-[.H602])" office:value-type="float" office:value="61572.5771297111" calcext:value-type="float">
            <text:p>61572.5771297111</text:p>
          </table:table-cell>
          <table:table-cell table:formula="of:=[.G603]-[.$B603]" office:value-type="float" office:value="0.233600854873657" calcext:value-type="float">
            <text:p>0.2336008549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443146985.88577" calcext:value-type="float">
            <text:p>1443146985.88577</text:p>
          </table:table-cell>
          <table:table-cell office:value-type="float" office:value="4320" calcext:value-type="float">
            <text:p>4320</text:p>
          </table:table-cell>
          <table:table-cell table:formula="of:=[.B604]-[.$B$2]" office:value-type="float" office:value="65.8855652809143" calcext:value-type="float">
            <text:p>65.8855652809</text:p>
          </table:table-cell>
          <table:table-cell table:formula="of:=[.C604]/([.D604]-[.D603])" office:value-type="float" office:value="104622.07923136" calcext:value-type="float">
            <text:p>104622.07923136</text:p>
          </table:table-cell>
          <table:table-cell/>
          <table:table-cell office:value-type="float" office:value="1443146986.11926" calcext:value-type="float">
            <text:p>1443146986.11926</text:p>
          </table:table-cell>
          <table:table-cell table:formula="of:=[.G604]-[.$B$2]" office:value-type="float" office:value="66.1190569400787" calcext:value-type="float">
            <text:p>66.1190569401</text:p>
          </table:table-cell>
          <table:table-cell table:formula="of:=[.C604]/([.H604]-[.H603])" office:value-type="float" office:value="104899.486947913" calcext:value-type="float">
            <text:p>104899.486947913</text:p>
          </table:table-cell>
          <table:table-cell table:formula="of:=[.G604]-[.$B604]" office:value-type="float" office:value="0.233491659164429" calcext:value-type="float">
            <text:p>0.2334916592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443146985.92705" calcext:value-type="float">
            <text:p>1443146985.92705</text:p>
          </table:table-cell>
          <table:table-cell office:value-type="float" office:value="4320" calcext:value-type="float">
            <text:p>4320</text:p>
          </table:table-cell>
          <table:table-cell table:formula="of:=[.B605]-[.$B$2]" office:value-type="float" office:value="65.9268391132355" calcext:value-type="float">
            <text:p>65.9268391132</text:p>
          </table:table-cell>
          <table:table-cell table:formula="of:=[.C605]/([.D605]-[.D604])" office:value-type="float" office:value="104666.801143748" calcext:value-type="float">
            <text:p>104666.801143748</text:p>
          </table:table-cell>
          <table:table-cell/>
          <table:table-cell office:value-type="float" office:value="1443146986.1314" calcext:value-type="float">
            <text:p>1443146986.1314</text:p>
          </table:table-cell>
          <table:table-cell table:formula="of:=[.G605]-[.$B$2]" office:value-type="float" office:value="66.1311898231506" calcext:value-type="float">
            <text:p>66.1311898232</text:p>
          </table:table-cell>
          <table:table-cell table:formula="of:=[.C605]/([.H605]-[.H604])" office:value-type="float" office:value="356057.169132818" calcext:value-type="float">
            <text:p>356057.169132818</text:p>
          </table:table-cell>
          <table:table-cell table:formula="of:=[.G605]-[.$B605]" office:value-type="float" office:value="0.204350709915161" calcext:value-type="float">
            <text:p>0.2043507099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443146985.96833" calcext:value-type="float">
            <text:p>1443146985.96833</text:p>
          </table:table-cell>
          <table:table-cell office:value-type="float" office:value="4320" calcext:value-type="float">
            <text:p>4320</text:p>
          </table:table-cell>
          <table:table-cell table:formula="of:=[.B606]-[.$B$2]" office:value-type="float" office:value="65.9681253433228" calcext:value-type="float">
            <text:p>65.9681253433</text:p>
          </table:table-cell>
          <table:table-cell table:formula="of:=[.C606]/([.D606]-[.D605])" office:value-type="float" office:value="104635.370942501" calcext:value-type="float">
            <text:p>104635.370942501</text:p>
          </table:table-cell>
          <table:table-cell/>
          <table:table-cell office:value-type="float" office:value="1443146986.20148" calcext:value-type="float">
            <text:p>1443146986.20148</text:p>
          </table:table-cell>
          <table:table-cell table:formula="of:=[.G606]-[.$B$2]" office:value-type="float" office:value="66.2012741565704" calcext:value-type="float">
            <text:p>66.2012741566</text:p>
          </table:table-cell>
          <table:table-cell table:formula="of:=[.C606]/([.H606]-[.H605])" office:value-type="float" office:value="61640.0240853192" calcext:value-type="float">
            <text:p>61640.0240853192</text:p>
          </table:table-cell>
          <table:table-cell table:formula="of:=[.G606]-[.$B606]" office:value-type="float" office:value="0.233148813247681" calcext:value-type="float">
            <text:p>0.2331488132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443146986.00917" calcext:value-type="float">
            <text:p>1443146986.00917</text:p>
          </table:table-cell>
          <table:table-cell office:value-type="float" office:value="4320" calcext:value-type="float">
            <text:p>4320</text:p>
          </table:table-cell>
          <table:table-cell table:formula="of:=[.B607]-[.$B$2]" office:value-type="float" office:value="66.0089631080627" calcext:value-type="float">
            <text:p>66.0089631081</text:p>
          </table:table-cell>
          <table:table-cell table:formula="of:=[.C607]/([.D607]-[.D606])" office:value-type="float" office:value="105784.438191096" calcext:value-type="float">
            <text:p>105784.438191096</text:p>
          </table:table-cell>
          <table:table-cell/>
          <table:table-cell office:value-type="float" office:value="1443146986.24089" calcext:value-type="float">
            <text:p>1443146986.24089</text:p>
          </table:table-cell>
          <table:table-cell table:formula="of:=[.G607]-[.$B$2]" office:value-type="float" office:value="66.2406792640686" calcext:value-type="float">
            <text:p>66.2406792641</text:p>
          </table:table-cell>
          <table:table-cell table:formula="of:=[.C607]/([.H607]-[.H606])" office:value-type="float" office:value="109630.458442494" calcext:value-type="float">
            <text:p>109630.458442494</text:p>
          </table:table-cell>
          <table:table-cell table:formula="of:=[.G607]-[.$B607]" office:value-type="float" office:value="0.231716156005859" calcext:value-type="float">
            <text:p>0.231716156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443146986.04858" calcext:value-type="float">
            <text:p>1443146986.04858</text:p>
          </table:table-cell>
          <table:table-cell office:value-type="float" office:value="4320" calcext:value-type="float">
            <text:p>4320</text:p>
          </table:table-cell>
          <table:table-cell table:formula="of:=[.B608]-[.$B$2]" office:value-type="float" office:value="66.0483756065369" calcext:value-type="float">
            <text:p>66.0483756065</text:p>
          </table:table-cell>
          <table:table-cell table:formula="of:=[.C608]/([.D608]-[.D607])" office:value-type="float" office:value="109609.899581387" calcext:value-type="float">
            <text:p>109609.899581387</text:p>
          </table:table-cell>
          <table:table-cell/>
          <table:table-cell office:value-type="float" office:value="1443146986.28034" calcext:value-type="float">
            <text:p>1443146986.28034</text:p>
          </table:table-cell>
          <table:table-cell table:formula="of:=[.G608]-[.$B$2]" office:value-type="float" office:value="66.2801275253296" calcext:value-type="float">
            <text:p>66.2801275253</text:p>
          </table:table-cell>
          <table:table-cell table:formula="of:=[.C608]/([.H608]-[.H607])" office:value-type="float" office:value="109510.530043878" calcext:value-type="float">
            <text:p>109510.530043878</text:p>
          </table:table-cell>
          <table:table-cell table:formula="of:=[.G608]-[.$B608]" office:value-type="float" office:value="0.231751918792725" calcext:value-type="float">
            <text:p>0.2317519188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443146986.08802" calcext:value-type="float">
            <text:p>1443146986.08802</text:p>
          </table:table-cell>
          <table:table-cell office:value-type="float" office:value="4320" calcext:value-type="float">
            <text:p>4320</text:p>
          </table:table-cell>
          <table:table-cell table:formula="of:=[.B609]-[.$B$2]" office:value-type="float" office:value="66.0878095626831" calcext:value-type="float">
            <text:p>66.0878095627</text:p>
          </table:table-cell>
          <table:table-cell table:formula="of:=[.C609]/([.D609]-[.D608])" office:value-type="float" office:value="109550.256230426" calcext:value-type="float">
            <text:p>109550.256230426</text:p>
          </table:table-cell>
          <table:table-cell/>
          <table:table-cell office:value-type="float" office:value="1443146986.31972" calcext:value-type="float">
            <text:p>1443146986.31972</text:p>
          </table:table-cell>
          <table:table-cell table:formula="of:=[.G609]-[.$B$2]" office:value-type="float" office:value="66.3195099830628" calcext:value-type="float">
            <text:p>66.3195099831</text:p>
          </table:table-cell>
          <table:table-cell table:formula="of:=[.C609]/([.H609]-[.H608])" office:value-type="float" office:value="109693.50946229" calcext:value-type="float">
            <text:p>109693.50946229</text:p>
          </table:table-cell>
          <table:table-cell table:formula="of:=[.G609]-[.$B609]" office:value-type="float" office:value="0.231700420379639" calcext:value-type="float">
            <text:p>0.2317004204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443146986.12744" calcext:value-type="float">
            <text:p>1443146986.12744</text:p>
          </table:table-cell>
          <table:table-cell office:value-type="float" office:value="4320" calcext:value-type="float">
            <text:p>4320</text:p>
          </table:table-cell>
          <table:table-cell table:formula="of:=[.B610]-[.$B$2]" office:value-type="float" office:value="66.1272308826447" calcext:value-type="float">
            <text:p>66.1272308826</text:p>
          </table:table-cell>
          <table:table-cell table:formula="of:=[.C610]/([.D610]-[.D609])" office:value-type="float" office:value="109585.371677402" calcext:value-type="float">
            <text:p>109585.371677402</text:p>
          </table:table-cell>
          <table:table-cell/>
          <table:table-cell office:value-type="float" office:value="1443146986.35918" calcext:value-type="float">
            <text:p>1443146986.35918</text:p>
          </table:table-cell>
          <table:table-cell table:formula="of:=[.G610]-[.$B$2]" office:value-type="float" office:value="66.3589684963226" calcext:value-type="float">
            <text:p>66.3589684963</text:p>
          </table:table-cell>
          <table:table-cell table:formula="of:=[.C610]/([.H610]-[.H609])" office:value-type="float" office:value="109482.077328838" calcext:value-type="float">
            <text:p>109482.077328838</text:p>
          </table:table-cell>
          <table:table-cell table:formula="of:=[.G610]-[.$B610]" office:value-type="float" office:value="0.231737613677979" calcext:value-type="float">
            <text:p>0.2317376137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443146986.16686" calcext:value-type="float">
            <text:p>1443146986.16686</text:p>
          </table:table-cell>
          <table:table-cell office:value-type="float" office:value="4320" calcext:value-type="float">
            <text:p>4320</text:p>
          </table:table-cell>
          <table:table-cell table:formula="of:=[.B611]-[.$B$2]" office:value-type="float" office:value="66.1666529178619" calcext:value-type="float">
            <text:p>66.1666529179</text:p>
          </table:table-cell>
          <table:table-cell table:formula="of:=[.C611]/([.D611]-[.D610])" office:value-type="float" office:value="109583.383409536" calcext:value-type="float">
            <text:p>109583.383409536</text:p>
          </table:table-cell>
          <table:table-cell/>
          <table:table-cell office:value-type="float" office:value="1443146986.39857" calcext:value-type="float">
            <text:p>1443146986.39857</text:p>
          </table:table-cell>
          <table:table-cell table:formula="of:=[.G611]-[.$B$2]" office:value-type="float" office:value="66.3983635902405" calcext:value-type="float">
            <text:p>66.3983635902</text:p>
          </table:table-cell>
          <table:table-cell table:formula="of:=[.C611]/([.H611]-[.H610])" office:value-type="float" office:value="109658.324689079" calcext:value-type="float">
            <text:p>109658.324689079</text:p>
          </table:table-cell>
          <table:table-cell table:formula="of:=[.G611]-[.$B611]" office:value-type="float" office:value="0.23171067237854" calcext:value-type="float">
            <text:p>0.2317106724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443146986.20628" calcext:value-type="float">
            <text:p>1443146986.20628</text:p>
          </table:table-cell>
          <table:table-cell office:value-type="float" office:value="4320" calcext:value-type="float">
            <text:p>4320</text:p>
          </table:table-cell>
          <table:table-cell table:formula="of:=[.B612]-[.$B$2]" office:value-type="float" office:value="66.206075668335" calcext:value-type="float">
            <text:p>66.2060756683</text:p>
          </table:table-cell>
          <table:table-cell table:formula="of:=[.C612]/([.D612]-[.D611])" office:value-type="float" office:value="109581.395213818" calcext:value-type="float">
            <text:p>109581.395213818</text:p>
          </table:table-cell>
          <table:table-cell/>
          <table:table-cell office:value-type="float" office:value="1443146986.43808" calcext:value-type="float">
            <text:p>1443146986.43808</text:p>
          </table:table-cell>
          <table:table-cell table:formula="of:=[.G612]-[.$B$2]" office:value-type="float" office:value="66.4378700256348" calcext:value-type="float">
            <text:p>66.4378700256</text:p>
          </table:table-cell>
          <table:table-cell table:formula="of:=[.C612]/([.H612]-[.H611])" office:value-type="float" office:value="109349.273273708" calcext:value-type="float">
            <text:p>109349.273273708</text:p>
          </table:table-cell>
          <table:table-cell table:formula="of:=[.G612]-[.$B612]" office:value-type="float" office:value="0.231794357299805" calcext:value-type="float">
            <text:p>0.2317943573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443146986.24575" calcext:value-type="float">
            <text:p>1443146986.24575</text:p>
          </table:table-cell>
          <table:table-cell office:value-type="float" office:value="4320" calcext:value-type="float">
            <text:p>4320</text:p>
          </table:table-cell>
          <table:table-cell table:formula="of:=[.B613]-[.$B$2]" office:value-type="float" office:value="66.2455396652222" calcext:value-type="float">
            <text:p>66.2455396652</text:p>
          </table:table-cell>
          <table:table-cell table:formula="of:=[.C613]/([.D613]-[.D612])" office:value-type="float" office:value="109466.864503033" calcext:value-type="float">
            <text:p>109466.864503033</text:p>
          </table:table-cell>
          <table:table-cell/>
          <table:table-cell office:value-type="float" office:value="1443146986.4774" calcext:value-type="float">
            <text:p>1443146986.4774</text:p>
          </table:table-cell>
          <table:table-cell table:formula="of:=[.G613]-[.$B$2]" office:value-type="float" office:value="66.4771933555603" calcext:value-type="float">
            <text:p>66.4771933556</text:p>
          </table:table-cell>
          <table:table-cell table:formula="of:=[.C613]/([.H613]-[.H612])" office:value-type="float" office:value="109858.448106515" calcext:value-type="float">
            <text:p>109858.448106515</text:p>
          </table:table-cell>
          <table:table-cell table:formula="of:=[.G613]-[.$B613]" office:value-type="float" office:value="0.231653690338135" calcext:value-type="float">
            <text:p>0.2316536903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443146986.28517" calcext:value-type="float">
            <text:p>1443146986.28517</text:p>
          </table:table-cell>
          <table:table-cell office:value-type="float" office:value="4320" calcext:value-type="float">
            <text:p>4320</text:p>
          </table:table-cell>
          <table:table-cell table:formula="of:=[.B614]-[.$B$2]" office:value-type="float" office:value="66.2849612236023" calcext:value-type="float">
            <text:p>66.2849612236</text:p>
          </table:table-cell>
          <table:table-cell table:formula="of:=[.C614]/([.D614]-[.D613])" office:value-type="float" office:value="109584.70891343" calcext:value-type="float">
            <text:p>109584.70891343</text:p>
          </table:table-cell>
          <table:table-cell/>
          <table:table-cell office:value-type="float" office:value="1443146986.51678" calcext:value-type="float">
            <text:p>1443146986.51678</text:p>
          </table:table-cell>
          <table:table-cell table:formula="of:=[.G614]-[.$B$2]" office:value-type="float" office:value="66.5165755748749" calcext:value-type="float">
            <text:p>66.5165755749</text:p>
          </table:table-cell>
          <table:table-cell table:formula="of:=[.C614]/([.H614]-[.H613])" office:value-type="float" office:value="109694.173542962" calcext:value-type="float">
            <text:p>109694.173542962</text:p>
          </table:table-cell>
          <table:table-cell table:formula="of:=[.G614]-[.$B614]" office:value-type="float" office:value="0.231614351272583" calcext:value-type="float">
            <text:p>0.2316143513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443146986.3246" calcext:value-type="float">
            <text:p>1443146986.3246</text:p>
          </table:table-cell>
          <table:table-cell office:value-type="float" office:value="4320" calcext:value-type="float">
            <text:p>4320</text:p>
          </table:table-cell>
          <table:table-cell table:formula="of:=[.B615]-[.$B$2]" office:value-type="float" office:value="66.3243889808655" calcext:value-type="float">
            <text:p>66.3243889809</text:p>
          </table:table-cell>
          <table:table-cell table:formula="of:=[.C615]/([.D615]-[.D614])" office:value-type="float" office:value="109567.47986358" calcext:value-type="float">
            <text:p>109567.47986358</text:p>
          </table:table-cell>
          <table:table-cell/>
          <table:table-cell office:value-type="float" office:value="1443146986.55632" calcext:value-type="float">
            <text:p>1443146986.55632</text:p>
          </table:table-cell>
          <table:table-cell table:formula="of:=[.G615]-[.$B$2]" office:value-type="float" office:value="66.5561091899872" calcext:value-type="float">
            <text:p>66.55610919</text:p>
          </table:table-cell>
          <table:table-cell table:formula="of:=[.C615]/([.H615]-[.H614])" office:value-type="float" office:value="109274.09465914" calcext:value-type="float">
            <text:p>109274.09465914</text:p>
          </table:table-cell>
          <table:table-cell table:formula="of:=[.G615]-[.$B615]" office:value-type="float" office:value="0.231720209121704" calcext:value-type="float">
            <text:p>0.2317202091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443146986.36401" calcext:value-type="float">
            <text:p>1443146986.36401</text:p>
          </table:table-cell>
          <table:table-cell office:value-type="float" office:value="4320" calcext:value-type="float">
            <text:p>4320</text:p>
          </table:table-cell>
          <table:table-cell table:formula="of:=[.B616]-[.$B$2]" office:value-type="float" office:value="66.3638069629669" calcext:value-type="float">
            <text:p>66.363806963</text:p>
          </table:table-cell>
          <table:table-cell table:formula="of:=[.C616]/([.D616]-[.D615])" office:value-type="float" office:value="109594.651214836" calcext:value-type="float">
            <text:p>109594.651214836</text:p>
          </table:table-cell>
          <table:table-cell/>
          <table:table-cell office:value-type="float" office:value="1443146986.56848" calcext:value-type="float">
            <text:p>1443146986.56848</text:p>
          </table:table-cell>
          <table:table-cell table:formula="of:=[.G616]-[.$B$2]" office:value-type="float" office:value="66.5682675838471" calcext:value-type="float">
            <text:p>66.5682675838</text:p>
          </table:table-cell>
          <table:table-cell table:formula="of:=[.C616]/([.H616]-[.H615])" office:value-type="float" office:value="355310.088634403" calcext:value-type="float">
            <text:p>355310.088634403</text:p>
          </table:table-cell>
          <table:table-cell table:formula="of:=[.G616]-[.$B616]" office:value-type="float" office:value="0.204460620880127" calcext:value-type="float">
            <text:p>0.2044606209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443146986.40343" calcext:value-type="float">
            <text:p>1443146986.40343</text:p>
          </table:table-cell>
          <table:table-cell office:value-type="float" office:value="4320" calcext:value-type="float">
            <text:p>4320</text:p>
          </table:table-cell>
          <table:table-cell table:formula="of:=[.B617]-[.$B$2]" office:value-type="float" office:value="66.4032242298126" calcext:value-type="float">
            <text:p>66.4032242298</text:p>
          </table:table-cell>
          <table:table-cell table:formula="of:=[.C617]/([.D617]-[.D616])" office:value-type="float" office:value="109596.639891609" calcext:value-type="float">
            <text:p>109596.639891609</text:p>
          </table:table-cell>
          <table:table-cell/>
          <table:table-cell office:value-type="float" office:value="1443146986.60024" calcext:value-type="float">
            <text:p>1443146986.60024</text:p>
          </table:table-cell>
          <table:table-cell table:formula="of:=[.G617]-[.$B$2]" office:value-type="float" office:value="66.6000335216522" calcext:value-type="float">
            <text:p>66.6000335217</text:p>
          </table:table-cell>
          <table:table-cell table:formula="of:=[.C617]/([.H617]-[.H616])" office:value-type="float" office:value="135994.725749797" calcext:value-type="float">
            <text:p>135994.725749797</text:p>
          </table:table-cell>
          <table:table-cell table:formula="of:=[.G617]-[.$B617]" office:value-type="float" office:value="0.1968092918396" calcext:value-type="float">
            <text:p>0.1968092918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443146986.44286" calcext:value-type="float">
            <text:p>1443146986.44286</text:p>
          </table:table-cell>
          <table:table-cell office:value-type="float" office:value="4320" calcext:value-type="float">
            <text:p>4320</text:p>
          </table:table-cell>
          <table:table-cell table:formula="of:=[.B618]-[.$B$2]" office:value-type="float" office:value="66.4426493644714" calcext:value-type="float">
            <text:p>66.4426493645</text:p>
          </table:table-cell>
          <table:table-cell table:formula="of:=[.C618]/([.D618]-[.D617])" office:value-type="float" office:value="109574.768415769" calcext:value-type="float">
            <text:p>109574.768415769</text:p>
          </table:table-cell>
          <table:table-cell/>
          <table:table-cell office:value-type="float" office:value="1443146986.67458" calcext:value-type="float">
            <text:p>1443146986.67458</text:p>
          </table:table-cell>
          <table:table-cell table:formula="of:=[.G618]-[.$B$2]" office:value-type="float" office:value="66.6743700504303" calcext:value-type="float">
            <text:p>66.6743700504</text:p>
          </table:table-cell>
          <table:table-cell table:formula="of:=[.C618]/([.H618]-[.H617])" office:value-type="float" office:value="58114.0937169249" calcext:value-type="float">
            <text:p>58114.0937169249</text:p>
          </table:table-cell>
          <table:table-cell table:formula="of:=[.G618]-[.$B618]" office:value-type="float" office:value="0.231720685958862" calcext:value-type="float">
            <text:p>0.231720686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443146986.48228" calcext:value-type="float">
            <text:p>1443146986.48228</text:p>
          </table:table-cell>
          <table:table-cell office:value-type="float" office:value="4320" calcext:value-type="float">
            <text:p>4320</text:p>
          </table:table-cell>
          <table:table-cell table:formula="of:=[.B619]-[.$B$2]" office:value-type="float" office:value="66.4820687770844" calcext:value-type="float">
            <text:p>66.4820687771</text:p>
          </table:table-cell>
          <table:table-cell table:formula="of:=[.C619]/([.D619]-[.D618])" office:value-type="float" office:value="109590.674077793" calcext:value-type="float">
            <text:p>109590.674077793</text:p>
          </table:table-cell>
          <table:table-cell/>
          <table:table-cell office:value-type="float" office:value="1443146986.71395" calcext:value-type="float">
            <text:p>1443146986.71395</text:p>
          </table:table-cell>
          <table:table-cell table:formula="of:=[.G619]-[.$B$2]" office:value-type="float" office:value="66.7137432098389" calcext:value-type="float">
            <text:p>66.7137432098</text:p>
          </table:table-cell>
          <table:table-cell table:formula="of:=[.C619]/([.H619]-[.H618])" office:value-type="float" office:value="109719.41456798" calcext:value-type="float">
            <text:p>109719.41456798</text:p>
          </table:table-cell>
          <table:table-cell table:formula="of:=[.G619]-[.$B619]" office:value-type="float" office:value="0.231674432754517" calcext:value-type="float">
            <text:p>0.2316744328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443146986.52173" calcext:value-type="float">
            <text:p>1443146986.52173</text:p>
          </table:table-cell>
          <table:table-cell office:value-type="float" office:value="4320" calcext:value-type="float">
            <text:p>4320</text:p>
          </table:table-cell>
          <table:table-cell table:formula="of:=[.B620]-[.$B$2]" office:value-type="float" office:value="66.5215263366699" calcext:value-type="float">
            <text:p>66.5215263367</text:p>
          </table:table-cell>
          <table:table-cell table:formula="of:=[.C620]/([.D620]-[.D619])" office:value-type="float" office:value="109484.723469308" calcext:value-type="float">
            <text:p>109484.723469308</text:p>
          </table:table-cell>
          <table:table-cell/>
          <table:table-cell office:value-type="float" office:value="1443146986.7534" calcext:value-type="float">
            <text:p>1443146986.7534</text:p>
          </table:table-cell>
          <table:table-cell table:formula="of:=[.G620]-[.$B$2]" office:value-type="float" office:value="66.7531917095184" calcext:value-type="float">
            <text:p>66.7531917095</text:p>
          </table:table-cell>
          <table:table-cell table:formula="of:=[.C620]/([.H620]-[.H619])" office:value-type="float" office:value="109509.868184868" calcext:value-type="float">
            <text:p>109509.868184868</text:p>
          </table:table-cell>
          <table:table-cell table:formula="of:=[.G620]-[.$B620]" office:value-type="float" office:value="0.231665372848511" calcext:value-type="float">
            <text:p>0.2316653728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443146986.56134" calcext:value-type="float">
            <text:p>1443146986.56134</text:p>
          </table:table-cell>
          <table:table-cell office:value-type="float" office:value="4320" calcext:value-type="float">
            <text:p>4320</text:p>
          </table:table-cell>
          <table:table-cell table:formula="of:=[.B621]-[.$B$2]" office:value-type="float" office:value="66.5611310005188" calcext:value-type="float">
            <text:p>66.5611310005</text:p>
          </table:table-cell>
          <table:table-cell table:formula="of:=[.C621]/([.D621]-[.D620])" office:value-type="float" office:value="109078.062535367" calcext:value-type="float">
            <text:p>109078.062535367</text:p>
          </table:table-cell>
          <table:table-cell/>
          <table:table-cell office:value-type="float" office:value="1443146986.7928" calcext:value-type="float">
            <text:p>1443146986.7928</text:p>
          </table:table-cell>
          <table:table-cell table:formula="of:=[.G621]-[.$B$2]" office:value-type="float" office:value="66.7925887107849" calcext:value-type="float">
            <text:p>66.7925887108</text:p>
          </table:table-cell>
          <table:table-cell table:formula="of:=[.C621]/([.H621]-[.H620])" office:value-type="float" office:value="109653.015740455" calcext:value-type="float">
            <text:p>109653.015740455</text:p>
          </table:table-cell>
          <table:table-cell table:formula="of:=[.G621]-[.$B621]" office:value-type="float" office:value="0.231457710266113" calcext:value-type="float">
            <text:p>0.2314577103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443146986.6008" calcext:value-type="float">
            <text:p>1443146986.6008</text:p>
          </table:table-cell>
          <table:table-cell office:value-type="float" office:value="4320" calcext:value-type="float">
            <text:p>4320</text:p>
          </table:table-cell>
          <table:table-cell table:formula="of:=[.B622]-[.$B$2]" office:value-type="float" office:value="66.6005895137787" calcext:value-type="float">
            <text:p>66.6005895138</text:p>
          </table:table-cell>
          <table:table-cell table:formula="of:=[.C622]/([.D622]-[.D621])" office:value-type="float" office:value="109482.077328838" calcext:value-type="float">
            <text:p>109482.077328838</text:p>
          </table:table-cell>
          <table:table-cell/>
          <table:table-cell office:value-type="float" office:value="1443146986.83225" calcext:value-type="float">
            <text:p>1443146986.83225</text:p>
          </table:table-cell>
          <table:table-cell table:formula="of:=[.G622]-[.$B$2]" office:value-type="float" office:value="66.8320474624634" calcext:value-type="float">
            <text:p>66.8320474625</text:p>
          </table:table-cell>
          <table:table-cell table:formula="of:=[.C622]/([.H622]-[.H621])" office:value-type="float" office:value="109481.415813706" calcext:value-type="float">
            <text:p>109481.415813706</text:p>
          </table:table-cell>
          <table:table-cell table:formula="of:=[.G622]-[.$B622]" office:value-type="float" office:value="0.231457948684692" calcext:value-type="float">
            <text:p>0.2314579487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443146986.64027" calcext:value-type="float">
            <text:p>1443146986.64027</text:p>
          </table:table-cell>
          <table:table-cell office:value-type="float" office:value="4320" calcext:value-type="float">
            <text:p>4320</text:p>
          </table:table-cell>
          <table:table-cell table:formula="of:=[.B623]-[.$B$2]" office:value-type="float" office:value="66.6400582790375" calcext:value-type="float">
            <text:p>66.640058279</text:p>
          </table:table-cell>
          <table:table-cell table:formula="of:=[.C623]/([.D623]-[.D622])" office:value-type="float" office:value="109453.639394964" calcext:value-type="float">
            <text:p>109453.639394964</text:p>
          </table:table-cell>
          <table:table-cell/>
          <table:table-cell office:value-type="float" office:value="1443146986.87163" calcext:value-type="float">
            <text:p>1443146986.87163</text:p>
          </table:table-cell>
          <table:table-cell table:formula="of:=[.G623]-[.$B$2]" office:value-type="float" office:value="66.8714234828949" calcext:value-type="float">
            <text:p>66.8714234829</text:p>
          </table:table-cell>
          <table:table-cell table:formula="of:=[.C623]/([.H623]-[.H622])" office:value-type="float" office:value="109711.442463141" calcext:value-type="float">
            <text:p>109711.442463141</text:p>
          </table:table-cell>
          <table:table-cell table:formula="of:=[.G623]-[.$B623]" office:value-type="float" office:value="0.231365203857422" calcext:value-type="float">
            <text:p>0.2313652039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443146986.67969" calcext:value-type="float">
            <text:p>1443146986.67969</text:p>
          </table:table-cell>
          <table:table-cell office:value-type="float" office:value="4320" calcext:value-type="float">
            <text:p>4320</text:p>
          </table:table-cell>
          <table:table-cell table:formula="of:=[.B624]-[.$B$2]" office:value-type="float" office:value="66.6794838905335" calcext:value-type="float">
            <text:p>66.6794838905</text:p>
          </table:table-cell>
          <table:table-cell table:formula="of:=[.C624]/([.D624]-[.D623])" office:value-type="float" office:value="109573.443152338" calcext:value-type="float">
            <text:p>109573.443152338</text:p>
          </table:table-cell>
          <table:table-cell/>
          <table:table-cell office:value-type="float" office:value="1443146986.91108" calcext:value-type="float">
            <text:p>1443146986.91108</text:p>
          </table:table-cell>
          <table:table-cell table:formula="of:=[.G624]-[.$B$2]" office:value-type="float" office:value="66.9108772277832" calcext:value-type="float">
            <text:p>66.9108772278</text:p>
          </table:table-cell>
          <table:table-cell table:formula="of:=[.C624]/([.H624]-[.H623])" office:value-type="float" office:value="109495.309310434" calcext:value-type="float">
            <text:p>109495.309310434</text:p>
          </table:table-cell>
          <table:table-cell table:formula="of:=[.G624]-[.$B624]" office:value-type="float" office:value="0.231393337249756" calcext:value-type="float">
            <text:p>0.2313933372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443146986.71911" calcext:value-type="float">
            <text:p>1443146986.71911</text:p>
          </table:table-cell>
          <table:table-cell office:value-type="float" office:value="4320" calcext:value-type="float">
            <text:p>4320</text:p>
          </table:table-cell>
          <table:table-cell table:formula="of:=[.B625]-[.$B$2]" office:value-type="float" office:value="66.7188997268677" calcext:value-type="float">
            <text:p>66.7188997269</text:p>
          </table:table-cell>
          <table:table-cell table:formula="of:=[.C625]/([.D625]-[.D624])" office:value-type="float" office:value="109600.617461681" calcext:value-type="float">
            <text:p>109600.617461681</text:p>
          </table:table-cell>
          <table:table-cell/>
          <table:table-cell office:value-type="float" office:value="1443146986.95047" calcext:value-type="float">
            <text:p>1443146986.95047</text:p>
          </table:table-cell>
          <table:table-cell table:formula="of:=[.G625]-[.$B$2]" office:value-type="float" office:value="66.9502649307251" calcext:value-type="float">
            <text:p>66.9502649307</text:p>
          </table:table-cell>
          <table:table-cell table:formula="of:=[.C625]/([.H625]-[.H624])" office:value-type="float" office:value="109678.901721508" calcext:value-type="float">
            <text:p>109678.901721508</text:p>
          </table:table-cell>
          <table:table-cell table:formula="of:=[.G625]-[.$B625]" office:value-type="float" office:value="0.231365203857422" calcext:value-type="float">
            <text:p>0.2313652039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443146986.75864" calcext:value-type="float">
            <text:p>1443146986.75864</text:p>
          </table:table-cell>
          <table:table-cell office:value-type="float" office:value="4320" calcext:value-type="float">
            <text:p>4320</text:p>
          </table:table-cell>
          <table:table-cell table:formula="of:=[.B626]-[.$B$2]" office:value-type="float" office:value="66.7584276199341" calcext:value-type="float">
            <text:p>66.7584276199</text:p>
          </table:table-cell>
          <table:table-cell table:formula="of:=[.C626]/([.D626]-[.D625])" office:value-type="float" office:value="109289.913144181" calcext:value-type="float">
            <text:p>109289.913144181</text:p>
          </table:table-cell>
          <table:table-cell/>
          <table:table-cell office:value-type="float" office:value="1443146986.98992" calcext:value-type="float">
            <text:p>1443146986.98992</text:p>
          </table:table-cell>
          <table:table-cell table:formula="of:=[.G626]-[.$B$2]" office:value-type="float" office:value="66.989709854126" calcext:value-type="float">
            <text:p>66.9897098541</text:p>
          </table:table-cell>
          <table:table-cell table:formula="of:=[.C626]/([.H626]-[.H625])" office:value-type="float" office:value="109519.796910133" calcext:value-type="float">
            <text:p>109519.796910133</text:p>
          </table:table-cell>
          <table:table-cell table:formula="of:=[.G626]-[.$B626]" office:value-type="float" office:value="0.231282234191895" calcext:value-type="float">
            <text:p>0.2312822342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443146986.79805" calcext:value-type="float">
            <text:p>1443146986.79805</text:p>
          </table:table-cell>
          <table:table-cell office:value-type="float" office:value="4320" calcext:value-type="float">
            <text:p>4320</text:p>
          </table:table-cell>
          <table:table-cell table:formula="of:=[.B627]-[.$B$2]" office:value-type="float" office:value="66.7978429794312" calcext:value-type="float">
            <text:p>66.7978429794</text:p>
          </table:table-cell>
          <table:table-cell table:formula="of:=[.C627]/([.D627]-[.D626])" office:value-type="float" office:value="109601.943382531" calcext:value-type="float">
            <text:p>109601.943382531</text:p>
          </table:table-cell>
          <table:table-cell/>
          <table:table-cell office:value-type="float" office:value="1443146990.00307" calcext:value-type="float">
            <text:p>1443146990.00307</text:p>
          </table:table-cell>
          <table:table-cell table:formula="of:=[.G627]-[.$B$2]" office:value-type="float" office:value="70.0028636455536" calcext:value-type="float">
            <text:p>70.0028636456</text:p>
          </table:table-cell>
          <table:table-cell table:formula="of:=[.C627]/([.H627]-[.H626])" office:value-type="float" office:value="1433.71374282001" calcext:value-type="float">
            <text:p>1433.71374282</text:p>
          </table:table-cell>
          <table:table-cell table:formula="of:=[.G627]-[.$B627]" office:value-type="float" office:value="3.20502066612244" calcext:value-type="float">
            <text:p>3.2050206661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443146986.83748" calcext:value-type="float">
            <text:p>1443146986.83748</text:p>
          </table:table-cell>
          <table:table-cell office:value-type="float" office:value="4320" calcext:value-type="float">
            <text:p>4320</text:p>
          </table:table-cell>
          <table:table-cell table:formula="of:=[.B628]-[.$B$2]" office:value-type="float" office:value="66.8372685909271" calcext:value-type="float">
            <text:p>66.8372685909</text:p>
          </table:table-cell>
          <table:table-cell table:formula="of:=[.C628]/([.D628]-[.D627])" office:value-type="float" office:value="109573.443152338" calcext:value-type="float">
            <text:p>109573.443152338</text:p>
          </table:table-cell>
          <table:table-cell/>
          <table:table-cell office:value-type="float" office:value="1443146990.02121" calcext:value-type="float">
            <text:p>1443146990.02121</text:p>
          </table:table-cell>
          <table:table-cell table:formula="of:=[.G628]-[.$B$2]" office:value-type="float" office:value="70.0210037231445" calcext:value-type="float">
            <text:p>70.0210037231</text:p>
          </table:table-cell>
          <table:table-cell table:formula="of:=[.C628]/([.H628]-[.H627])" office:value-type="float" office:value="238146.721167116" calcext:value-type="float">
            <text:p>238146.721167116</text:p>
          </table:table-cell>
          <table:table-cell table:formula="of:=[.G628]-[.$B628]" office:value-type="float" office:value="3.18373513221741" calcext:value-type="float">
            <text:p>3.1837351322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443146986.87689" calcext:value-type="float">
            <text:p>1443146986.87689</text:p>
          </table:table-cell>
          <table:table-cell office:value-type="float" office:value="4320" calcext:value-type="float">
            <text:p>4320</text:p>
          </table:table-cell>
          <table:table-cell table:formula="of:=[.B629]-[.$B$2]" office:value-type="float" office:value="66.8766858577728" calcext:value-type="float">
            <text:p>66.8766858578</text:p>
          </table:table-cell>
          <table:table-cell table:formula="of:=[.C629]/([.D629]-[.D628])" office:value-type="float" office:value="109596.639891609" calcext:value-type="float">
            <text:p>109596.639891609</text:p>
          </table:table-cell>
          <table:table-cell/>
          <table:table-cell office:value-type="float" office:value="1443146990.03936" calcext:value-type="float">
            <text:p>1443146990.03936</text:p>
          </table:table-cell>
          <table:table-cell table:formula="of:=[.G629]-[.$B$2]" office:value-type="float" office:value="70.0391476154327" calcext:value-type="float">
            <text:p>70.0391476154</text:p>
          </table:table-cell>
          <table:table-cell table:formula="of:=[.C629]/([.H629]-[.H628])" office:value-type="float" office:value="238096.65155517" calcext:value-type="float">
            <text:p>238096.65155517</text:p>
          </table:table-cell>
          <table:table-cell table:formula="of:=[.G629]-[.$B629]" office:value-type="float" office:value="3.16246175765991" calcext:value-type="float">
            <text:p>3.1624617577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443146986.91632" calcext:value-type="float">
            <text:p>1443146986.91632</text:p>
          </table:table-cell>
          <table:table-cell office:value-type="float" office:value="4320" calcext:value-type="float">
            <text:p>4320</text:p>
          </table:table-cell>
          <table:table-cell table:formula="of:=[.B630]-[.$B$2]" office:value-type="float" office:value="66.9161109924316" calcext:value-type="float">
            <text:p>66.9161109924</text:p>
          </table:table-cell>
          <table:table-cell table:formula="of:=[.C630]/([.D630]-[.D629])" office:value-type="float" office:value="109574.768415769" calcext:value-type="float">
            <text:p>109574.768415769</text:p>
          </table:table-cell>
          <table:table-cell/>
          <table:table-cell office:value-type="float" office:value="1443146990.05751" calcext:value-type="float">
            <text:p>1443146990.05751</text:p>
          </table:table-cell>
          <table:table-cell table:formula="of:=[.G630]-[.$B$2]" office:value-type="float" office:value="70.0572986602783" calcext:value-type="float">
            <text:p>70.0572986603</text:p>
          </table:table-cell>
          <table:table-cell table:formula="of:=[.C630]/([.H630]-[.H629])" office:value-type="float" office:value="238002.827757418" calcext:value-type="float">
            <text:p>238002.827757418</text:p>
          </table:table-cell>
          <table:table-cell table:formula="of:=[.G630]-[.$B630]" office:value-type="float" office:value="3.14118766784668" calcext:value-type="float">
            <text:p>3.1411876678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443146986.95574" calcext:value-type="float">
            <text:p>1443146986.95574</text:p>
          </table:table-cell>
          <table:table-cell office:value-type="float" office:value="4320" calcext:value-type="float">
            <text:p>4320</text:p>
          </table:table-cell>
          <table:table-cell table:formula="of:=[.B631]-[.$B$2]" office:value-type="float" office:value="66.9555304050446" calcext:value-type="float">
            <text:p>66.955530405</text:p>
          </table:table-cell>
          <table:table-cell table:formula="of:=[.C631]/([.D631]-[.D630])" office:value-type="float" office:value="109590.674077793" calcext:value-type="float">
            <text:p>109590.674077793</text:p>
          </table:table-cell>
          <table:table-cell/>
          <table:table-cell office:value-type="float" office:value="1443146990.07564" calcext:value-type="float">
            <text:p>1443146990.07564</text:p>
          </table:table-cell>
          <table:table-cell table:formula="of:=[.G631]-[.$B$2]" office:value-type="float" office:value="70.0754306316376" calcext:value-type="float">
            <text:p>70.0754306316</text:p>
          </table:table-cell>
          <table:table-cell table:formula="of:=[.C631]/([.H631]-[.H630])" office:value-type="float" office:value="238253.189044194" calcext:value-type="float">
            <text:p>238253.189044194</text:p>
          </table:table-cell>
          <table:table-cell table:formula="of:=[.G631]-[.$B631]" office:value-type="float" office:value="3.11990022659302" calcext:value-type="float">
            <text:p>3.1199002266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443146986.99515" calcext:value-type="float">
            <text:p>1443146986.99515</text:p>
          </table:table-cell>
          <table:table-cell office:value-type="float" office:value="4320" calcext:value-type="float">
            <text:p>4320</text:p>
          </table:table-cell>
          <table:table-cell table:formula="of:=[.B632]-[.$B$2]" office:value-type="float" office:value="66.9949388504028" calcext:value-type="float">
            <text:p>66.9949388504</text:p>
          </table:table-cell>
          <table:table-cell table:formula="of:=[.C632]/([.D632]-[.D631])" office:value-type="float" office:value="109621.172840627" calcext:value-type="float">
            <text:p>109621.172840627</text:p>
          </table:table-cell>
          <table:table-cell/>
          <table:table-cell office:value-type="float" office:value="1443146990.09381" calcext:value-type="float">
            <text:p>1443146990.09381</text:p>
          </table:table-cell>
          <table:table-cell table:formula="of:=[.G632]-[.$B$2]" office:value-type="float" office:value="70.0935995578766" calcext:value-type="float">
            <text:p>70.0935995579</text:p>
          </table:table-cell>
          <table:table-cell table:formula="of:=[.C632]/([.H632]-[.H631])" office:value-type="float" office:value="237768.591449492" calcext:value-type="float">
            <text:p>237768.591449492</text:p>
          </table:table-cell>
          <table:table-cell table:formula="of:=[.G632]-[.$B632]" office:value-type="float" office:value="3.09866070747375" calcext:value-type="float">
            <text:p>3.0986607075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443147000.04747" calcext:value-type="float">
            <text:p>1443147000.04747</text:p>
          </table:table-cell>
          <table:table-cell office:value-type="float" office:value="4096" calcext:value-type="float">
            <text:p>4096</text:p>
          </table:table-cell>
          <table:table-cell table:formula="of:=[.B633]-[.$B$2]" office:value-type="float" office:value="80.047262430191" calcext:value-type="float">
            <text:p>80.0472624302</text:p>
          </table:table-cell>
          <table:table-cell table:formula="of:=[.C633]/([.D633]-[.D632])" office:value-type="float" office:value="313.8138565874" calcext:value-type="float">
            <text:p>313.8138565874</text:p>
          </table:table-cell>
          <table:table-cell/>
          <table:table-cell office:value-type="float" office:value="1443147000.24434" calcext:value-type="float">
            <text:p>1443147000.24434</text:p>
          </table:table-cell>
          <table:table-cell table:formula="of:=[.G633]-[.$B$2]" office:value-type="float" office:value="80.2441370487213" calcext:value-type="float">
            <text:p>80.2441370487</text:p>
          </table:table-cell>
          <table:table-cell table:formula="of:=[.C633]/([.H633]-[.H632])" office:value-type="float" office:value="403.525429436065" calcext:value-type="float">
            <text:p>403.5254294361</text:p>
          </table:table-cell>
          <table:table-cell table:formula="of:=[.G633]-[.$B633]" office:value-type="float" office:value="0.196874618530273" calcext:value-type="float">
            <text:p>0.196874618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4T21:11:52.135089502</dc:date>
    <meta:editing-duration>PT25S</meta:editing-duration>
    <meta:editing-cycles>1</meta:editing-cycles>
    <meta:document-statistic meta:table-count="1" meta:cell-count="5699" meta:object-count="0"/>
    <meta:generator>LibreOffice/4.4.2.2$Linux_X86_64 LibreOffice_project/40m0$Build-2</meta:generator>
  </office:meta>
</office:document-meta>
</file>